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2.4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tats_1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1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num_corresponding_extracts</text:p>
          </table:table-cell>
          <table:table-cell office:value-type="string" calcext:value-type="string">
            <text:p>proportion_with_contentious</text:p>
          </table:table-cell>
          <table:table-cell office:value-type="string" calcext:value-type="string">
            <text:p>proportion_with_non_contentious</text:p>
          </table:table-cell>
          <table:table-cell office:value-type="string" calcext:value-type="string">
            <text:p>p_non_given_context_token</text:p>
          </table:table-cell>
          <table:table-cell office:value-type="string" calcext:value-type="string">
            <text:p>non_contentious_p_value</text:p>
          </table:table-cell>
          <table:table-cell office:value-type="string" calcext:value-type="string">
            <text:p>proportion_with_no_majority</text:p>
          </table:table-cell>
          <table:table-cell office:value-type="string" calcext:value-type="string">
            <text:p>targets_coun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ontext_tokens_occuring</text:p>
          </table:table-cell>
          <table:table-cell office:value-type="string" calcext:value-type="string">
            <text:p>context_tokens_occuring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uropean countries</text:p>
          </table:table-cell>
          <table:table-cell table:style-name="ce3" office:value-type="float" office:value="341442" calcext:value-type="float">
            <text:p>34144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.141630901287554" calcext:value-type="float">
            <text:p>0.141630901287554</text:p>
          </table:table-cell>
          <table:table-cell table:style-name="ce3" office:value-type="float" office:value="0.99257124787171" calcext:value-type="float">
            <text:p>0.99257124787171</text:p>
          </table:table-cell>
          <table:table-cell table:style-name="ce3" office:value-type="float" office:value="0.832618025751073" calcext:value-type="float">
            <text:p>0.832618025751073</text:p>
          </table:table-cell>
          <table:table-cell table:style-name="ce3" office:value-type="float" office:value="0.000466486509135315" calcext:value-type="float">
            <text:p>0.000466486509135</text:p>
          </table:table-cell>
          <table:table-cell table:style-name="ce3" office:value-type="float" office:value="0.0257510729613734" calcext:value-type="float">
            <text:p>0.02575107296137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kaukasisch(6), aziatisch(66), achtergrond(27), slavenschip(3), berber(3), moslimsohe(1), indo-europeaan(13), afkomst(5), moslim(27), zigeunerbende(1), inheems(29), zigeunerin(1), eenhistorisch(1), gemengd(11), negers(3), historisch(28), blank(3), historische(6), mulat(3), negerslaven(4), neger(4), onbeschaafd(5), senaatsbediende(1), roots(1), afgod(3), barbaren(6), homo(3), traditionele(20), indisch(3), mongoolse(2), barbaar(3), k'mesties(2), ontdekken(2), indo(6), bedienden(1), lilliputters(2), queer(1), indische(2), inheemsche(3), dwerggroei(10), eskimo(1), slaven(4), medicijnman(1), praehistorische(1), inlander(3), wild(1), pygmee(5), marron(5), lilliputter(3), dwerg(2), aziatischejgeit(2), muzelman(2), afgodendienst(1), inheemsen(2), stamgenooten(1), page(3), halfbloed(2), inheemschen(1), negerrijk(5), tovenaar(2), knecht(1), koelie(2), traditioneel(3), negercultuur(2), aziatische(10), moor(2), handicap(2), inheems'che(3), aboriginal(2), islamiet(3), inheemse(4), gekleurd(3), mesties(4), moslims(3), bosneger(1), eskimo's(1), zwartje(3), baboes(1), mengras(1), zimbabwe(1), rassen(1), historischen(1), metis(1), volksstam(1), etniciteit(1), koppensneller(1), boesman(1), ras(2), wilde(1), exotische(2), moslimsche(4), mohemmedaan(1), stam(1), muzelmansche(1), barbaarsche(1), exotisch(1), barbarlje(1), hottentot(1), gemengde(1), mongool(1), moord(1), inlandsche(1), groothistorische(1), wetshistorische(1), mongoolsche(1), zigeunermuziek(2), baboe(1), wereldmoord(1), indiaansch(1), jakarta(1), aziatischen(1), kaffer(1), slaaf(2), volbloedpaard(1), boesmanbanelen(1), hottentottenstam(1), bediende(1), dwergen(1), inboorling(1)</text:p>
          </table:table-cell>
          <table:table-cell table:style-name="ce3" office:value-type="string" calcext:value-type="string">
            <text:p>('land', 230), ('rusland', 68), ('staat', 88), ('engeland', 68), ('frankrijk', 43), ('duitschiand', 2), ('zwitserland', 6), ('turkije', 29), ('frankrgk', 3), ('vereenigde', 9), ('aneta', 3), ('zweden', 4), ('ruslaud', 1), ('oostenrijk', 8), ('duitschland', 26), ('lauden', 2), ('vcreenigde', 1), ('groot-', 5), ('frankryk', 1), ('denemarken', 8), ('hongarije', 4), ('duitsland', 5), ('kusland', 1), ('tenrijk', 1), ('dultschland', 1), ('continentaal', 1), ('duitechland', 1), ('duiischland', 1), ('duitsehland', 2), ('tsjecho-slowakije', 1), ('duitscbland', 1), ('verenigde', 1), ('noorwegen', 1), ('erankrijk', 1), ('aneta-', 1), ('iand', 1)</text:p>
          </table:table-cell>
          <table:table-cell table:style-name="ce3" office:value-type="string" calcext:value-type="string">
            <text:p>land, rusland, staat, engeland, frankrijk, duitschiand, zwitserland, turkije, frankrgk, vereenigde, aneta, zweden, ruslaud, oostenrijk, duitschland, lauden, vcreenigde, groot-, frankryk, denemarken, hongarije, duitsland, kusland, tenrijk, dultschland, continentaal, duitechland, duiischland, duitsehland, tsjecho-slowakije, duitscbland, verenigde, noorwegen, erankrijk, aneta-, iand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1139" calcext:value-type="float">
            <text:p>3411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000831785173122593" calcext:value-type="float">
            <text:p>0.000831785173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chtergrond(1), homo(1), inheems(1), gemengd(15), traditioneel(1), barbaren(1), historisch(2), misvormden(1), inheemsche(1), marron(1), historische(1), gekleurd(1)</text:p>
          </table:table-cell>
          <table:table-cell table:style-name="ce3" office:value-type="string" calcext:value-type="string">
            <text:p>('caecilia', 1), ('kinderkoor', 2), ('orpheus', 1), ('gemengd', 6), ('apollo', 2), ('gemengde', 1), ('concordia', 2), ('klokkenspel', 1), ('harmonie', 5), ('zangkoor', 4), ('zangvereeniging', 1), ('concertgebouw', 3), ('koren', 1), ('feestconcert', 1), ('zangvereniging', 1), ('litteraire', 1)</text:p>
          </table:table-cell>
          <table:table-cell table:style-name="ce3" office:value-type="string" calcext:value-type="string">
            <text:p>caecilia, kinderkoor, orpheus, gemengd, apollo, gemengde, concordia, klokkenspel, harmonie, zangkoor, zangvereeniging, concertgebouw, koren, feestconcert, zangvereniging, litteraire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war. Alliances, pacts</text:p>
          </table:table-cell>
          <table:table-cell table:style-name="ce3" office:value-type="float" office:value="341351" calcext:value-type="float">
            <text:p>34135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99052155410397" calcext:value-type="float">
            <text:p>0.99052155410397</text:p>
          </table:table-cell>
          <table:table-cell table:style-name="ce3" office:value-type="float" office:value="0.855769230769231" calcext:value-type="float">
            <text:p>0.855769230769231</text:p>
          </table:table-cell>
          <table:table-cell table:style-name="ce3" office:value-type="float" office:value="0.00125797867639399" calcext:value-type="float">
            <text:p>0.001257978676394</text:p>
          </table:table-cell>
          <table:table-cell table:style-name="ce3" office:value-type="float" office:value="0.0192307692307692" calcext:value-type="float">
            <text:p>0.01923076923076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aziatisch(27), moslim(13), historische(1), achtergrond(10), moslimsch(1), berbers(1), barbaren(5), traditionele(11), inheemse(4), aboriginal(3), zigeunerbende(1), eskimo's(2), zigeunermuziek(2), kaukasisch(3), eenhistorisch(1), marron(4), inlandsche(2), inheems(7), inuit(1), indo-europeaan(6), marrons(1), historisch(10), historischcn(1), ras(1), lesbische(1), koppensneller(1), moslims(2), traditioneel(3), moslimcultuur(1), negercultuur(1), aziatische(5), homogeen(1), barbaar(1), indisch(1), gemengd(5), mongool(2), traditioneelen(1), bediende(3), mengras(2), roots(1), baboe(1), zwartje(1), ontdekken(2), indiaan(1), muzelman(2), slaven(2), moslimsche(2), dwerggroei(2), medicijnman(2), kaffers(1), berber(1), koelied(1), primitief(1), misvormden(1), eskimoverhalen(1), zigeuner(1), slavenschip(1), verrast(1), praehistorische(1), homo(1), muzelmannen(1), inheemsch(2), indo(2), onbeschaafd(3), moslimscho(1), mesties(1), knecht(1), koelie(1), moord(1), slaaf(1), lilliputter(1), baboes(1), dwerg(1), islamiet(1), wild(1), afkomst(1), bosnegers(1), mulat(1), volbloed(1), queer(1), stamgenooten(1), gekleurd(2), negerrijk(1), moor(1), mongoolse(1), rassenhaat(1), afkomstig(1), queertitle(1)</text:p>
          </table:table-cell>
          <table:table-cell table:style-name="ce3" office:value-type="string" calcext:value-type="string">
            <text:p>('mogendheid', 22), ('publiceren', 7), ('oorlog', 65), ('onderhandelen', 4), ('ontvangen', 55), ('verdrag', 6), ('traktaat', 1), ('pact', 1), ('tractaat', 3), ('bron', 6), ('staatscourant', 2), ('onderhandeling', 6), ('neutraal', 7), ('oor-', 3), ('wereldkundig', 1), ('alliantie', 2), ('triplo', 1), ('vredesverdrag', 2), ('neutralen', 5), ('melding', 3), ('blijkens', 6), ('gewag', 3), ('publicatie', 7), ('aankondiging', 2), ('of-', 1), ('vredesonderhandeling', 1), ('publiceeren', 1), ('uitwisselen', 1), ('bljjkens', 1), ('handelsovereenkomst', 1), ('oorlogvoerend', 3), ('vernaaien', 2), ('versprei', 1), ('slaal', 1), ('handelsverdrag', 1), ('anti-kominternpact', 1), ('ontrangen', 1), ('bondgenootschap', 1)</text:p>
          </table:table-cell>
          <table:table-cell table:style-name="ce3" office:value-type="string" calcext:value-type="string">
            <text:p>mogendheid, publiceren, oorlog, onderhandelen, ontvangen, verdrag, traktaat, pact, tractaat, bron, staatscourant, onderhandeling, neutraal, oor-, wereldkundig, alliantie, triplo, vredesverdrag, neutralen, melding, blijkens, gewag, publicatie, aankondiging, of-, vredesonderhandeling, publiceeren, uitwisselen, bljjkens, handelsovereenkomst, oorlogvoerend, vernaaien, versprei, slaal, handelsverdrag, anti-kominternpact, ontrangen, bondgenootschap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41758" calcext:value-type="float">
            <text:p>34175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.122950819672131" calcext:value-type="float">
            <text:p>0.122950819672131</text:p>
          </table:table-cell>
          <table:table-cell table:style-name="ce3" office:value-type="float" office:value="0.995614924923343" calcext:value-type="float">
            <text:p>0.995614924923343</text:p>
          </table:table-cell>
          <table:table-cell table:style-name="ce3" office:value-type="float" office:value="0.848360655737705" calcext:value-type="float">
            <text:p>0.848360655737705</text:p>
          </table:table-cell>
          <table:table-cell table:style-name="ce3" office:value-type="float" office:value="0.00141810887734688" calcext:value-type="float">
            <text:p>0.001418108877347</text:p>
          </table:table-cell>
          <table:table-cell table:style-name="ce3" office:value-type="float" office:value="0.0286885245901639" calcext:value-type="float">
            <text:p>0.02868852459016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aziatisch(16), inheems(6), barbaren(3), slaaf(4), achtergrond(15), indo-europeaan(16), traditionele(22), moor(3), inheemse(4), moslim(21), exotisch(3), zigeunermuziek(1), moordenaar(1), zigeunerin(1), kaffer(2), islamiet(3), marron(6), traditioneel(4), primitief(1), historisch(12), gemengd(9), negerslaven(3), vermoord(1), lesbische(1), ontdekken(6), mengras(1), moslimcultuur(1), inboorlingen(1), lesbisch(2), westerse(1), aziatische(1), afgod(1), barbaar(3), inlander(2), homo(2), indisch(2), indo(2), bediende(2), mongoolse(1), medicijnman(1), baboe(1), negercultuur(1), birma(1), tovenaar(1), indiaan(1), barbaar'sche(1), gekleurd(3), mesties(3), moslims(2), inheems'(1), westers(1), grootsch(1), moslimsche(1), muzelman(1), berber(3), aboriginal(1), moslimsoh(1), negerrijk(2), kaukasisch(1), koelie(1), koelies(1), inheemsch(1), knecht(1), eskimo(1), volkstammen(1), exotische(1), lilliputter(1), christelijkhistorisch'(1), inlandsche(1), page(1), ras(1), volbloed(1), dwerg(2), pygmeeen(1), zwartjes(1), rassen(1), historischen(1), indische(1), queer(1), slaven(1), stamgenooten(1), islamieten(1), inheemsche(1), jakarta(1), onbeschaafdheid(1), metis(1), inheemschen(1), volbloed'(1)</text:p>
          </table:table-cell>
          <table:table-cell table:style-name="ce3" office:value-type="string" calcext:value-type="string">
            <text:p>('volkenbond', 6), ('schrijven', 97), ('krant', 6), ('surinamer', 1), ('conferentie', 4), ('engelands', 2), ('rubriek', 3), ('nationaal', 27), ('redactielid', 1), ('commentaar', 3), ('afkondigen', 2), ('congres', 11), ('kring', 28), ('internationaal', 14), ('uitvaardigen', 4), ('wereldoorlog', 4), ('n.r.crt', 1), ('pers', 23), ('laatste', 1), ('dagblad', 9), ('maasbode', 2), ('redacteur', 3), ('persorgaan', 1), ('voorbereidsel', 1), ('nota', 4), ('reisdoel', 1), ('oorlogsverklaring', 1), ('oplaag', 1), ('courant', 6), ('standaard', 2), ("duitschland's", 1), ('oppo', 1), ('zondagochtendblad', 1), ('num', 1), ("frankrijk's", 1), ('hoofdredacteur', 2), ('versailles', 1), ('polsen', 1), ('memorandum', 1), ('artikelenreeks', 1), ("japan's", 1), ('nieuwsblad', 1)</text:p>
          </table:table-cell>
          <table:table-cell table:style-name="ce3" office:value-type="string" calcext:value-type="string">
            <text:p>volkenbond, schrijven, krant, surinamer, conferentie, engelands, rubriek, nationaal, redactielid, commentaar, afkondigen, congres, kring, internationaal, uitvaardigen, wereldoorlog, n.r.crt, pers, laatste, dagblad, maasbode, redacteur, persorgaan, voorbereidsel, nota, reisdoel, oorlogsverklaring, oplaag, courant, standaard, duitschland's, oppo, zondagochtendblad, num, frankrijk's, hoofdredacteur, versailles, polsen, memorandum, artikelenreeks, japan's, nieuwsblad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41017" calcext:value-type="float">
            <text:p>34101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.142857142857143" calcext:value-type="float">
            <text:p>0.142857142857143</text:p>
          </table:table-cell>
          <table:table-cell table:style-name="ce3" office:value-type="float" office:value="0.957552940874045" calcext:value-type="float">
            <text:p>0.957552940874045</text:p>
          </table:table-cell>
          <table:table-cell table:style-name="ce3" office:value-type="float" office:value="0.840336134453782" calcext:value-type="float">
            <text:p>0.840336134453782</text:p>
          </table:table-cell>
          <table:table-cell table:style-name="ce3" office:value-type="float" office:value="0.00435159194714489" calcext:value-type="float">
            <text:p>0.004351591947145</text:p>
          </table:table-cell>
          <table:table-cell table:style-name="ce3" office:value-type="float" office:value="0.0168067226890756" calcext:value-type="float">
            <text:p>0.01680672268907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aziatisch(17), mongoolse(1), boesman(1), achtergrond(11), afkomst(1), traditionele(10), indo-europeaan(18), marron(12), lilliputter(2), rassen(1), inheems(2), slaaf(2), inlandsche(4), gemengde(2), slaven(2), negerjongen(1), volbloed(2), zigeunerin(1), negerslaven(3), gemengd(17), traditioneel(3), eenhistorisch(1), moslim(8), slavenschip(3), bosneger(1), muzelman(1), dwerggroei(5), halfbloed(1), inuit(2), indisch(1), barbaren(2), dwerg(2), historisch(12), eskimo's(2), berber(2), trans(1), kaukasisch(3), ras(1), historische(1), jakarta(1), primitief(1), kokkie(1), mulat(2), marrons(1), onbeschaafd(2), senaatsbediende(1), afgod(4), stam(1), blank(3), jachtwild(1), en'marron(1), roots(4), wilde(2), negercultuur(2), indische(3), bedienden(1), inheemsche(3), inheems'(1), lilliputters(2), eskimo(1), homo(1), islamiet(2), moslims(2), bediende(1), dienstknecht(1), moortje(1), gekleurd(1), aziatische(1), kaffers(1), zigeuner(1), aapman(1), mengras(3), allochtoon(1), stamgenoot(1), volkstammen(1), exotische(1), koppensneller(3), ontdekken(1), knecht(2), page(1), negerrijk(1), mongoolsohc(1), berberoorlog(1), inheemschen(3), medicijnman(2), traditioneelen(1), inboorling(1), metis(1)</text:p>
          </table:table-cell>
          <table:table-cell table:style-name="ce3" office:value-type="string" calcext:value-type="string">
            <text:p>('betrekking', 40), ('helft', 29), ('dienst', 58), ('irag', 1), ('minste', 27), ('lande', 3), ('algemeene', 28), ('algemeenc', 1), ('grooten', 25), ('ing.', 2), ('ingang', 19), ('algemeenen', 1), ('disast', 1), ('dubbel', 7), ('helit', 1), ('lands', 3), ('verstrijken', 2), ('aigemeene', 2), ('verzoeten', 1), ('uitheemsch', 2), ('grootsten', 1), ('alge', 1), ('rvol', 1), ('diensl', 2), ('tijdsverloop', 1)</text:p>
          </table:table-cell>
          <table:table-cell table:style-name="ce3" office:value-type="string" calcext:value-type="string">
            <text:p>betrekking, helft, dienst, irag, minste, lande, algemeene, algemeenc, grooten, ing., ingang, algemeenen, disast, dubbel, helit, lands, verstrijken, aigemeene, verzoeten, uitheemsch, grootsten, alge, rvol, diensl, tijdsverloop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1669" calcext:value-type="float">
            <text:p>34166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.152801358234295" calcext:value-type="float">
            <text:p>0.152801358234295</text:p>
          </table:table-cell>
          <table:table-cell table:style-name="ce3" office:value-type="float" office:value="0.976337514757888" calcext:value-type="float">
            <text:p>0.976337514757888</text:p>
          </table:table-cell>
          <table:table-cell table:style-name="ce3" office:value-type="float" office:value="0.813242784380306" calcext:value-type="float">
            <text:p>0.813242784380306</text:p>
          </table:table-cell>
          <table:table-cell table:style-name="ce3" office:value-type="float" office:value="0.00538802889577469" calcext:value-type="float">
            <text:p>0.005388028895775</text:p>
          </table:table-cell>
          <table:table-cell table:style-name="ce3" office:value-type="float" office:value="0.033955857385399" calcext:value-type="float">
            <text:p>0.03395585738539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historische(10), achtergrond(36), historisch(28), slavenschip(3), traditionele(27), indo-europeaan(38), aziatisch(39), moslim(40), inheems'che(2), inheems(24), moordenaar(1), zigeunerin(2), etniciteit(1), inlandsche(7), dwerggroei(26), slaven'(1), islamiet(8), inheemse(7), tovenaar(3), kaukasisch(7), misvormden(5), negercultuur(2), neger(4), indo-europeaans(1), homogeen(1), traditioneel(6), moslims(3), wild(2), lesbisch(2), volbloed(6), mulat(3), koelies(1), gemengd(18), inlander(4), koppensneller(3), k'mesties(2), indo(6), blank(5), queer(2), marron(9), handicapper(1), inheemsche(8), moslimsche(1), eskimo's(3), ontdekken(3), indische(3), slaven(6), page(3), mongool(2), stam(1), negerslaven(6), grootst(1), ras(2), dwerg(5), knecht(3), handicap(3), slaaf(4), inboorlingen(2), indiaans(1), moor(1), stamgenooten(1), exotische(3), lilliputter(1), koelie(6), afgod(4), kokkie(1), primitief(6), inheemschen(3), inboorling(3), zigeuner(3), medicijnman(2), aziatische(11), barbaren(5), zwartje(2), barbaar'sche(1), wereldhistorische(1), exotisch(4), indiaan(2), koelied(1), mengras(3), halfbloed(2), gay(1), berber(2), onbeschaafd(2), afkomst(3), gekleurd(3), mesties(3), mongoolse(1), inheemsch(1), indonesi(1), volksstam(1), wilden(1), pygmee(3), inuit(1), bedienden(1), boesman(1), indo's(1), baboe(1), birma(1), muzelmansche(1), barbaarsche(1), kaffers(1), barbaar(3), aboriginal(1), dwergen(3), eskimo(2), gekleurde(1), eskimobediende(1), barbarlje(1), inheemsen(1), hottentotten(1), moslimscho(1), muzelman(4), mulatten(1), bosnegers(1), berberoorlog(1), zigeunermuziek(1), gemengde(2), indisch(2), aziatischen(1), lilliputters(1), roots(1), volbloedpaard(1), homo(3), westers(1), galeislaven(1), kaffer(1), onbeschaafdheid(1), winkelknechten(1)</text:p>
          </table:table-cell>
          <table:table-cell table:style-name="ce3" office:value-type="string" calcext:value-type="string">
            <text:p>('omschrijven', 8), ('uitbreiden', 21), ('maatregel', 33), ('geval', 100), ('invloed', 42), ('factor', 13), ('veranderen', 27), ('zeggenschap', 1), ('uitoefenen', 15), ('onvoldoende', 4), ('aangeven', 11), ('waarborgen', 3), ('belang', 58), ('doorvoeren', 3), ('materieel', 5), ('rechtmatig', 4), ('voorkeur', 12), ('weigeren', 21), ('overgang', 11), ('proportie', 2), ('doelmatig', 2), ('voordeel', 15), ('wetgeving', 6), ('inlichtingendienst', 2), ('financieel', 10), ('aanwijzen', 18), ('toepassing', 8), ('ongeschikt', 4), ('uitschakelen', 2), ('onderhevig', 3), ('rangschikken', 2), ('moderniseering', 1), ('kasjroeth', 1), ('aanwijzing', 2), ('stabiliteit', 1), ('vestigen', 45), ('opdracht', 15), ('familierecht', 2), ('gelasten', 1), ('gebrekkig', 5), ('paren', 9), ('commercieel', 3), ('rechtstreeks', 5), ('inperking', 1), ('deugdelijk', 2), ('vermelden', 16), ('steun', 12), ('personeelsvoorziening', 1), ('oorlogstoestand', 3), ('gelijkstelling', 2), ('ambtenaren-', 1), ('toekomen', 5), ('omvatten', 11), ('tijdsomstandigheid', 3), ('rechtsplicht', 1), ('privaatrecht', 1), ('opleveren', 9), ('vergemakkelijken', 2), ('onderdoen', 1), ('onontbeerlijk', 2), ('omschrijving', 3), ('onderdeel', 8), ('reorganisatie', 8), ('splitsing', 1), ('totstandkoming', 1), ('stimuleren', 1), ('omvangrijk', 4), ('nivelleren', 2), ('aansluiting', 3), ('vermelding', 5), ('doeltreffend', 4), ('sanctie', 2), ('bruikbaar', 4), ('nadoen', 1), ('bemoeiing', 3), ('voordcelen', 1), ('nadeel', 7), ('afdoend', 3), ('aandaoht', 1), ('rechtstreekschen', 1), ('aanduiding', 1), ('belangen', 2), ('rechtspraak', 2), ('procesrecht', 1), ('unificatie', 1), ('rechtsbedeeling', 2), ('privaat-', 1), ('materie', 1), ('bestuursinrichting', 2), ('bestendigen', 2), ('onbelemmerd', 1), ('evenwicht', 5), ('huwelijksrecht', 1), ('concubinaat', 1), ('bestuurshervorming', 2), ('successievelijk', 1), ('belemmering', 3), ('enkelvoudig', 1), ('consolidatie', 1), ('inroeping', 1), ('perspectief', 1), ('overeenkom', 1), ('voordeal', 1), ('vestigd', 1), ('aankloppen', 1), ('mutatis', 1), ('invlood', 1), ('scheepvaartregeling', 1), ('rationeel', 1), ('uiteenlopen', 1), ('aanpassen', 1), ('baseren', 1), ('stani', 1), ('uitoefening', 2), ('leerplicht', 1), ('voorlezen', 1), ('vergemakkelijking', 1), ('instantie', 1), ('regionaal', 1), ('rechtelijk', 1), ('wegvallen', 1), ('bewerkstelligen', 1), ('dwz.', 1), ('onderdeelen', 1), ('leemte', 1), ('reehtstreeksch', 1), ('onderverdelen', 1), ('neerkom', 1)</text:p>
          </table:table-cell>
          <table:table-cell table:style-name="ce3" office:value-type="string" calcext:value-type="string">
            <text:p>omschrijven, uitbreiden, maatregel, geval, invloed, factor, veranderen, zeggenschap, uitoefenen, onvoldoende, aangeven, waarborgen, belang, doorvoeren, materieel, rechtmatig, voorkeur, weigeren, overgang, proportie, doelmatig, voordeel, wetgeving, inlichtingendienst, financieel, aanwijzen, toepassing, ongeschikt, uitschakelen, onderhevig, rangschikken, moderniseering, kasjroeth, aanwijzing, stabiliteit, vestigen, opdracht, familierecht, gelasten, gebrekkig, paren, commercieel, rechtstreeks, inperking, deugdelijk, vermelden, steun, personeelsvoorziening, oorlogstoestand, gelijkstelling, ambtenaren-, toekomen, omvatten, tijdsomstandigheid, rechtsplicht, privaatrecht, opleveren, vergemakkelijken, onderdoen, onontbeerlijk, omschrijving, onderdeel, reorganisatie, splitsing, totstandkoming, stimuleren, omvangrijk, nivelleren, aansluiting, vermelding, doeltreffend, sanctie, bruikbaar, nadoen, bemoeiing, voordcelen, nadeel, afdoend, aandaoht, rechtstreekschen, aanduiding, belangen, rechtspraak, procesrecht, unificatie, rechtsbedeeling, privaat-, materie, bestuursinrichting, bestendigen, onbelemmerd, evenwicht, huwelijksrecht, concubinaat, bestuurshervorming, successievelijk, belemmering, enkelvoudig, consolidatie, inroeping, perspectief, overeenkom, voordeal, vestigd, aankloppen, mutatis, invlood, scheepvaartregeling, rationeel, uiteenlopen, aanpassen, baseren, stani, uitoefening, leerplicht, voorlezen, vergemakkelijking, instantie, regionaal, rechtelijk, wegvallen, bewerkstelligen, dwz., onderdeelen, leemte, reehtstreeksch, onderverdelen, neerkom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40705" calcext:value-type="float">
            <text:p>3407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884451690631184" calcext:value-type="float">
            <text:p>0.008844516906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rron(4), boesman(1), historisch(2), primitief(1), baboe(1), gemengd(1), knecht(1), aziatisch(1), historischen(1), inlander(1), achtergrond(1), bediende(1), westers(1), handicap(1)</text:p>
          </table:table-cell>
          <table:table-cell table:style-name="ce2" office:value-type="string" calcext:value-type="string">
            <text:p>('laan', 9), ('hobbemastraat', 1), ('heerenstraat', 1), ('spiegelstraat', 1), ('lange', 2), ('govert', 2), ('spuistraat', 1), ('fahrenheitstraat', 1), ('hoefkade', 1), ('lijnbaan', 1)</text:p>
          </table:table-cell>
          <table:table-cell table:style-name="ce2" office:value-type="string" calcext:value-type="string">
            <text:p>laan, hobbemastraat, heerenstraat, spiegelstraat, lange, govert, spuistraat, fahrenheitstraat, hoefkade, lijnbaan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41496" calcext:value-type="float">
            <text:p>341496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122529644268775" calcext:value-type="float">
            <text:p>0.122529644268775</text:p>
          </table:table-cell>
          <table:table-cell table:style-name="ce2" office:value-type="float" office:value="0.996378637611198" calcext:value-type="float">
            <text:p>0.996378637611198</text:p>
          </table:table-cell>
          <table:table-cell table:style-name="ce2" office:value-type="float" office:value="0.8300395256917" calcext:value-type="float">
            <text:p>0.8300395256917</text:p>
          </table:table-cell>
          <table:table-cell table:style-name="ce2" office:value-type="float" office:value="0.0109885037322369" calcext:value-type="float">
            <text:p>0.010988503732237</text:p>
          </table:table-cell>
          <table:table-cell table:style-name="ce2" office:value-type="float" office:value="0.0474308300395257" calcext:value-type="float">
            <text:p>0.04743083003952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ziatisch(19), afkomst(2), koelie(3), achtergrond(10), dwerggroei(10), indo-europeaan(16), moslim(11), marron(6), slaven(3), moor(1), inheems(15), zigeunermuziek(1), onbeschaafd'to(1), inuit(5), islamiet(3), etniciteit(1), mulat(3), inheemse(3), neger(1), ras(2), gemengd(17), jakarta(1), ontdekken(3), indische(3), traditionele(11), gemengde(3), historisch(12), inlandsche(2), traditioneel(3), muzelman(1), indiaan(1), barbaren(3), lesbisch(1), homo(2), zigeunerin(1), mongool(2), afgod(1), slaaf(3), historische(3), negerslaven(2), historischen(1), baboe(3), tovenaar(1), lesbische(2), kokkie(3), blank(1), zigeuners(2), volbloedpaard(1), barbaar'sche(1), handicap(1), barbaarsche(1), exotisch(1), moslimsche(2), demooraten(1), zwartje(2), primitief(3), boesman(1), eskimo(3), inlander(1), eskimo's(2), praehistorische(1), inheemsen(1), mengras(1), mulatten(1), inheemsche(3), dwerg(2), zigeuner(1), baboes(1), aziatische(2), inheemsebe(1), page(1), negerrijk(1), barbaar(2), bosnegers(1), inheems'che(1), moslims(1), indisch(1), indo(1), slavenhandel(1), kaukasisch(1), slavenschip(1), volbloed(1), inboorlingen(1), koppensneller(1)</text:p>
          </table:table-cell>
          <table:table-cell table:style-name="ce2" office:value-type="string" calcext:value-type="string">
            <text:p>('ontwerp', 14), ('bepalen', 25), ('neerleggen', 4), ('rest', 17), ('voorstellen', 29), ('blechts', 1), ('tijdstip', 6), ('regeling', 19), ('resten', 1), ('vervallen', 7), ('adviseren', 2), ('alzoo', 6), ('indienen', 5), ('commissie', 23), ('gelang', 3), ('beperken', 16), ('overeenkomen', 4), ('wetsontwerp', 5), ('intrekken', 1), ('behoorenen', 8), ('aanvulling', 2), ('beschikken', 16), ('aanvullen', 4), ('overeenkomstig', 8), ('wijziging', 8), ('artikei', 1), ('overschrijden', 1), ('circulair', 2), ('keuren', 4), ('circulaire', 3), ('adres', 9), ('afwijzen', 3), ('wijzigen', 4), ('mitsdien', 2), ('commissie-', 1), ('goedkeuring', 3), ('geiing', 1), ('herziening', 2), ('intrekking', 2), ('verzek', 1), ('alsdan', 2), ('afkeuren', 2), ('wgziging', 1), ('vergroten', 1), ('huishoudelijk', 1), ('bovengenoemd', 2), ('daaronder', 1), ('herzien', 1), ('genoemden', 1), ('diligent', 1), ('oging', 1), ('onderwerpelijk', 1), ('wetsvoordracht', 1), ('kennisgeving', 1)</text:p>
          </table:table-cell>
          <table:table-cell table:style-name="ce2" office:value-type="string" calcext:value-type="string">
            <text:p>ontwerp, bepalen, neerleggen, rest, voorstellen, blechts, tijdstip, regeling, resten, vervallen, adviseren, alzoo, indienen, commissie, gelang, beperken, overeenkomen, wetsontwerp, intrekken, behoorenen, aanvulling, beschikken, aanvullen, overeenkomstig, wijziging, artikei, overschrijden, circulair, keuren, circulaire, adres, afwijzen, wijzigen, mitsdien, commissie-, goedkeuring, geiing, herziening, intrekking, verzek, alsdan, afkeuren, wgziging, vergroten, huishoudelijk, bovengenoemd, daaronder, herzien, genoemden, diligent, oging, onderwerpelijk, wetsvoordracht, kennisgeving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european locations</text:p>
          </table:table-cell>
          <table:table-cell table:style-name="ce3" office:value-type="float" office:value="341991" calcext:value-type="float">
            <text:p>34199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.136363636363636" calcext:value-type="float">
            <text:p>0.136363636363636</text:p>
          </table:table-cell>
          <table:table-cell table:style-name="ce3" office:value-type="float" office:value="0.982186581088795" calcext:value-type="float">
            <text:p>0.982186581088795</text:p>
          </table:table-cell>
          <table:table-cell table:style-name="ce3" office:value-type="float" office:value="0.825757575757576" calcext:value-type="float">
            <text:p>0.825757575757576</text:p>
          </table:table-cell>
          <table:table-cell table:style-name="ce3" office:value-type="float" office:value="0.0151011747098936" calcext:value-type="float">
            <text:p>0.015101174709894</text:p>
          </table:table-cell>
          <table:table-cell table:style-name="ce3" office:value-type="float" office:value="0.0378787878787879" calcext:value-type="float">
            <text:p>0.03787878787878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ontdekken(2), aziatisch(39), berber(3), transport(1), barbaren(4), moslimsohe(1), inboorling(5), koelie(1), inheems'che(2), achtergrond(17), inlandsche(4), marron(7), gemengd(6), eskimo(2), traditionele(12), moslim(14), zigeunermuziek(2), mongool(4), ras(2), negerslaven(5), kokkie(1), dwerggroei(6), historisch(11), afgod(2), medicijnman(2), verwilderd(1), metis(2), mongoolsche(2), aziatische(4), historische(1), slaaf(2), kaukasisch(3), indo-europeaan(8), westers(3), westerse(1), negercultuur(2), moor(2), inheems(9), mohemmedaan(1), eskimo's(2), mengras(1), afkomst(1), koppensnellers(1), jachtwild(1), indo(2), pygmee(2), afgodendienst(1), indisch(2), aboriginal(1), negerrijk(1), neger(1), indiaan(1), kaffer(1), inheemsche(4), moslims(2), grootsch(1), mulat(2), barbaarschheid(1), barbaar(3), dwergen(1), queer(2), koelied(1), stam(2), mesties(3), gemengde(1), inheemsen(1), onbeschaafd(3), inlander(2), hottentottenstam(1), muzelman(1), exotische(1), lilliputter(3), islamiet(1), primitief(1), groothistorische(1), exotisch(2), page(1), slavenschip(1), inheemse(1), indiaans(1), bediende(1), volbloedras(1), stamgenooten(1), tovenaar(1), moslimsche(1), halfbloed(1)</text:p>
          </table:table-cell>
          <table:table-cell table:style-name="ce3" office:value-type="string" calcext:value-type="string">
            <text:p>('vreemd', 56), ('europa', 74), ('bern', 2), ('brussel', 8), ('gisch', 2), ('italic', 1), ('zwitsersch', 2), ('weenen', 8), ('berlijn', 13), ('spanje', 17), ('portugal', 1), ('paru', 1), ('kopenhagen', 3), ('parijs', 24), ('nachtelijk', 5), ('budapest', 3), ('buitenland', 15), ('bch', 2), ('farijs', 1), ('berlyn', 2), ('sch', 24), ('zurich', 1), ('binnenland', 13), ('parij', 2), ('boedapest', 2), ('milaan', 2), ('scho', 1), ('stockholm', 6), ('praag', 2), ('buitonland', 1), ('reu-', 1), ('overzeesch', 3), ('ween', 2), ('zwit', 1), ('turkye', 1), ('draadl', 1), ('oh', 1), ('parij-', 2), ('sehe', 1), ('vreemen', 1), ('helsinki', 1), ('bazel', 1), ('herlijn', 1)</text:p>
          </table:table-cell>
          <table:table-cell table:style-name="ce3" office:value-type="string" calcext:value-type="string">
            <text:p>vreemd, europa, bern, brussel, gisch, italic, zwitsersch, weenen, berlijn, spanje, portugal, paru, kopenhagen, parijs, nachtelijk, budapest, buitenland, bch, farijs, berlyn, sch, zurich, binnenland, parij, boedapest, milaan, scho, stockholm, praag, buitonland, reu-, overzeesch, ween, zwit, turkye, draadl, oh, parij-, sehe, vreemen, helsinki, bazel, herlij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41289" calcext:value-type="float">
            <text:p>34128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05263157894737" calcext:value-type="float">
            <text:p>0.105263157894737</text:p>
          </table:table-cell>
          <table:table-cell table:style-name="ce3" office:value-type="float" office:value="0.986698941622526" calcext:value-type="float">
            <text:p>0.986698941622526</text:p>
          </table:table-cell>
          <table:table-cell table:style-name="ce3" office:value-type="float" office:value="0.863157894736842" calcext:value-type="float">
            <text:p>0.863157894736842</text:p>
          </table:table-cell>
          <table:table-cell table:style-name="ce3" office:value-type="float" office:value="0.0159572884506325" calcext:value-type="float">
            <text:p>0.015957288450633</text:p>
          </table:table-cell>
          <table:table-cell table:style-name="ce3" office:value-type="float" office:value="0.0315789473684211" calcext:value-type="float">
            <text:p>0.0315789473684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gemengd(3), indo-europeaan(4), historisch(3), gekleurde(1), marron(2), onbeschaafd(2), stamhoofd(1), historische(2), ontdekken(3), slaaf(1), inuit(1), marrons(2), achtergrond(4), blank(4), islamiet(2), indo(1), inheemse(2), inheems(6), kaukasisch(1), lesbisch(1), negercultuur(1), moslim(2), volbloed(2), handicap(3), aziatisch(4), bediende(1), indisch(2), roots(1), homo(1), queer(3), handicapper(1), kokkie(2), negerslaven(1), gekleurd(1), baboe(1), aziatische(1), lesbische(1), koelied(1), gemengd'contract(1), zigeuners(1), slaven(1), inheemsch(1), kaffers(1), moord(1), primitief(1), inlander(1), page(1), wetshistorische(1), indiaan(2), wild(1), moor(1), traditionele(1), exotisch(2), barbaren(1), moslimsche(1), volbloeden(1)</text:p>
          </table:table-cell>
          <table:table-cell table:style-name="ce3" office:value-type="string" calcext:value-type="string">
            <text:p>('exemplaar', 5), ('geregistreerde', 3), ('landerijen', 5), ('order', 3), ('afgeven', 1), ('legaat', 3), ('gegadigde', 2), ('eigenaar', 14), ('verstrekken', 5), ('handteekening', 1), ('eigendom', 17), ('registreren', 2), ('testament', 4), ('exporteren', 3), ('export', 3), ('duplo', 1), ('verzenden', 3), ('geboorteregister', 1), ('schenking', 2), ('kamerstukken', 1), ('vervoegen', 3), ('wereldmarkt', 2), ('toezending', 1), ('aanmelden', 1), ('aanvrage', 2), ('handelsartikel', 1), ('doorzenden', 1), ('paspoort', 2), ('vinder', 1), ('vermaken', 3), ('weldadigheidszegel', 1), ('opzenden', 2), ('terugzenden', 1)</text:p>
          </table:table-cell>
          <table:table-cell table:style-name="ce3" office:value-type="string" calcext:value-type="string">
            <text:p>exemplaar, geregistreerde, landerijen, order, afgeven, legaat, gegadigde, eigenaar, verstrekken, handteekening, eigendom, registreren, testament, exporteren, export, duplo, verzenden, geboorteregister, schenking, kamerstukken, vervoegen, wereldmarkt, toezending, aanmelden, aanvrage, handelsartikel, doorzenden, paspoort, vinder, vermaken, weldadigheidszegel, opzenden, terugzenden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1300" calcext:value-type="float">
            <text:p>341300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0.163911845730028" calcext:value-type="float">
            <text:p>0.163911845730028</text:p>
          </table:table-cell>
          <table:table-cell table:style-name="ce2" office:value-type="float" office:value="0.917424785090356" calcext:value-type="float">
            <text:p>0.917424785090356</text:p>
          </table:table-cell>
          <table:table-cell table:style-name="ce2" office:value-type="float" office:value="0.801652892561983" calcext:value-type="float">
            <text:p>0.801652892561983</text:p>
          </table:table-cell>
          <table:table-cell table:style-name="ce2" office:value-type="float" office:value="0.019196967366298" calcext:value-type="float">
            <text:p>0.019196967366298</text:p>
          </table:table-cell>
          <table:table-cell table:style-name="ce2" office:value-type="float" office:value="0.034435261707989" calcext:value-type="float">
            <text:p>0.03443526170798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istorische(8), indone(1), afkomst(7), achtergrond(51), indo(4), historisch(37), traditionele(43), baboe(6), tovenaars(1), indo-europeaan(42), moslim(27), hottentot(3), inheems'che(1), zigeuner(6), ontdekken(6), aziatisch(39), gemengd(34), inheemse(7), aapman(2), eskimo's(4), inheems(27), eenhistorisch(1), etniciteit(1), negerslaven(5), inlandsche(7), halfbloed(5), gekleurd(5), islamiet(3), historischcn(1), tovenaar(2), inboorlingen(2), neger(4), indo-europeaans(1), homogeen(1), traditioneel(4), roots(2), moslims(6), lesbisch(3), westers(1), koelies(1), jachtwild(1), koppensneller(5), ras(3), bedienden(1), blank(6), queer(2), wild(2), pygmee(8), medicijnman(9), marron(11), moslimsche(4), slaven(6), inlanders(1), bediende(4), indische(2), koelie(5), mongool(6), zigeuners(2), praehistorische(1), inheemsche(7), afgod(7), dwerggroei(20), inlander(9), stam(5), misvormden(3), lesbische(2), slavenschip(3), indiaan(3), inheemsen(4), kokkie(7), stamgenooten(1), exotische(3), exotisch(6), inuit(2), aziatische(7), inheemschen(2), knecht(7), blanke(1), boesman(4), kaffers(4), barbaren(6), koppensnellers(1), lilliputter(3), barbarlje(1), medicijnmannen(1), kaukasisch(2), homo(3), berber(3), moor(3), mulat(6), afgodendienst(1), aboriginal(2), wereldhistorische(1), lilliputters(1), muzelman(3), onbeschaafd(7), inboorling(3), dwerg(3), page(2), bataviasche(1), marron'(2), barbaar(7), kaffer(3), volbloed(4), inheemsch(1), indonesi(1), slaaf(4), wilde(2), marrons(3), primitief(5), mohemmedaan(1), mesties(7), indisch(2), mengras(2), negerrijk(5), grootste(1), muzelmansche(1), zwartje(2), dienstknecht(1), eskimobediende(1), hottentotten(3), mongoolsche(1), zigeunermuziek(1), volbloedras(1), halfbloedjes(1), negercultuur(2), jakarta(2), eskimo(2), indiaansch(1), berbers(1), metis(1), handicap(2), onbeschaafdheid(1), winkelknechten(1), afkomstig(1)</text:p>
          </table:table-cell>
          <table:table-cell table:style-name="ce2" office:value-type="string" calcext:value-type="string">
            <text:p>('zooveel', 51), ('behoeven', 27), ('overeenstemming', 8), ('aanzien', 28), ('gevolg', 69), ('hoeveel', 8), ('voorleggen', 4), ('vol', 79), ('namelijk', 27), ('achten', 57), ('eenigszin', 9), ('z.g.', 14), ('beteekenis', 32), ('.zullen', 1), ('teneinde', 9), ('zoogenaamd', 16), ('dergelijk', 42), ('dermate', 5), ('gebruikelijk', 10), ('nodig', 7), ('onderzoeken', 16), ('oordelen', 10), ('volledig', 13), ('dusdanig', 4), ('weliswaar', 7), ('overweging', 9), ('tegenwoordig', 40), ('zoodoenen', 3), ('daarentegen', 18), ('danig', 5), ('daardoor', 26), ('bijv.', 16), ('bijtijd', 2), ('zoodoende', 1), ('ietwat', 9), ('uiteindelijk', 3), ('mogeijk', 1), ('mogelijk', 17), ('doordat', 20), ('verschaffen', 9), ('ervoor', 3), ('bereid', 10), ('zowel', 5), ('evenzoo', 7), ('desnoods', 4), ('tallooz', 4), ('evenveel', 4), ('redelijkerwijz', 1), ('zooverre', 5), ('betekenis', 6), ('b.v.', 13), ('bijzonderlijk', 1), ('overlad', 2), ('inplaat', 4), ('voorzichtigheidshalve', 1), ('voorzitten', 2), ('voorshand', 1), ('evenzo', 1), ('overwegend', 4), ('toogt', 1), ('hoeverre', 4), ('beslis', 1), ('eenigszins', 9), ('beteekenl', 1), ('overwegen', 3), ('spoedig', 6), ('enigszins', 4), ('eenigermat', 2), ('b.v', 4), ('.kracht', 1), ('soortgelijk', 3), ('toelichting', 4), ('hiernaar', 1), ('voorshands', 2), ('intussen', 2), ('draagwijdt', 1), ('bevinding', 1), ('zoovel', 2), ('ertoe', 2), ('gewenacht', 1), ('eenigzin', 1), ('geredelijk', 1), ('uiteraard', 2), ('tijc', 1), ('tallooze', 1), ('z.g.n', 2), ('handhaafd', 1), ('bijgevolg', 1), ('betcekeni', 1), ('byvoorbeeld', 1), ('beraden', 1), ('daarenboven', 4), ('gewenschen', 1), ('verhopen', 1), ('behoett', 1), ('beleekeni', 1), ('volge', 1), ('vergunnen', 1), ('bijtijds', 2), ('bv.', 2), ('enigermate', 1), ('toezegging', 1), ('z.g', 1), ('informatie', 1), ('momenteel', 2), ('hoever', 1), ('afwimpelen', 1), ('tiev', 1), ('ka.n', 1), ('vrjjwel', 1)</text:p>
          </table:table-cell>
          <table:table-cell table:style-name="ce2" office:value-type="string" calcext:value-type="string">
            <text:p>zooveel, behoeven, overeenstemming, aanzien, gevolg, hoeveel, voorleggen, vol, namelijk, achten, eenigszin, z.g., beteekenis, .zullen, teneinde, zoogenaamd, dergelijk, dermate, gebruikelijk, nodig, onderzoeken, oordelen, volledig, dusdanig, weliswaar, overweging, tegenwoordig, zoodoenen, daarentegen, danig, daardoor, bijv., bijtijd, zoodoende, ietwat, uiteindelijk, mogeijk, mogelijk, doordat, verschaffen, ervoor, bereid, zowel, evenzoo, desnoods, tallooz, evenveel, redelijkerwijz, zooverre, betekenis, b.v., bijzonderlijk, overlad, inplaat, voorzichtigheidshalve, voorzitten, voorshand, evenzo, overwegend, toogt, hoeverre, beslis, eenigszins, beteekenl, overwegen, spoedig, enigszins, eenigermat, b.v, .kracht, soortgelijk, toelichting, hiernaar, voorshands, intussen, draagwijdt, bevinding, zoovel, ertoe, gewenacht, eenigzin, geredelijk, uiteraard, tijc, tallooze, z.g.n, handhaafd, bijgevolg, betcekeni, byvoorbeeld, beraden, daarenboven, gewenschen, verhopen, behoett, beleekeni, volge, vergunnen, bijtijds, bv., enigermate, toezegging, z.g, informatie, momenteel, hoever, afwimpelen, tiev, ka.n, vrjjwel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0469" calcext:value-type="float">
            <text:p>340469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.16125" calcext:value-type="float">
            <text:p>0.16125</text:p>
          </table:table-cell>
          <table:table-cell table:style-name="ce2" office:value-type="float" office:value="0.950953063824139" calcext:value-type="float">
            <text:p>0.95095306382413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95073472815413" calcext:value-type="float">
            <text:p>0.019507347281541</text:p>
          </table:table-cell>
          <table:table-cell table:style-name="ce2" office:value-type="float" office:value="0.03875" calcext:value-type="float">
            <text:p>0.0387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historische(6), aziatisch(47), historisch(32), berber(10), koppensneller(4), moslimsohe(1), queer(7), ontdekken(6), knecht(5), gemengd(61), aboriginal(2), westers(11), kwinti(1), zigeunerbende(1), moslim(25), etniciteit(1), kwinti't(1), negerslaven(10), pygmee(4), inheems(29), inlandsche(12), halfbloed(8), achtergrond(34), dwerggroei(15), gekleurd(7), zigeunermuziek(5), bediende(3), homo(8), blank(10), negerin(1), slaven'(1), indo-europeaan(22), roots(9), tovenaar(7), historischcn(1), misvormden(3), inheemse(4), mulat(5), marron(37), traditionele(16), senaatsbediende(1), slavenschip(5), zigeunerin(1), homogeen(1), moslims(5), barbaren(5), inlander(4), volbloed(7), page(10), metis(4), marrons(5), ras(9), indiaan(5), muzelman(5), handicapper(1), kokkie(3), wild(5), inuit(6), handicap(13), traditioneel(2), landbouwersknecht(1), barbaar(3), zigeuners(3), slaven(7), praehistorische(1), slaaf(4), indische(5), inheemseen(1), christelijkhistorisch'(1), dwerg(4), stam(8), grootst(1), inboorling(5), negerrijk(4), eskimo(2), zimbabwe(2), indiaans(1), moor(7), koelie(5), islamiet(2), mongool(4), inheemsche(7), zwartje(4), moslimsche(1), mesties(2), boesman(3), transport(1), lilliputter(3), neger(5), bosneger(3), primitief(9), aziatische(10), kaukasisch(8), eskimo's(4), inheemschen(3), medicijnmannen(1), jakarta(3), zigeuner(3), kaffer(3), zimbabwecultuur(1), gemengde(3), lilliputters(2), exotisch(2), hottentot(3), koelied(1), gemengd'contract(1), afgod(2), mengras(4), afgodisch(1), blanke(1), muzelmannen(1), pages(1), afkomst(4), onbeschaafd(5), pygmeeen(1), moor'en(1), inheems'che(1), marron'(1), indo(4), baboe(4), inheemsch(1), medicijnman(1), berbers(1), wilde(1), mohemmedaan(1), indisch(5), birma(1), demooraten(1), dwergen(2), gekleurde(1), barbarlje(1), kaffers(1), littlepage(1), gay(1), verrast(1), inheemsen(1), moslimscho(1), moord(1), exotische(1), roma(1), wetshistorische(1), mongoolsohc(1), volbloedras(1), traditioneelen(1), negercultuur(1), aziatischen(1), moslimcultuur(1), hottentotten(2), afstammelingen(1), dienstknechts(1), muzelman'(1), negers(1), allochtoon(1), a'inuit'ii(1), zwartjes(1), inboorlingen(1), onbeschaafdheid(1)</text:p>
          </table:table-cell>
          <table:table-cell table:style-name="ce2" office:value-type="string" calcext:value-type="string">
            <text:p>('&lt;NUMERIC&gt;', 789), ('herhaling', 6), ('gewijd', 2), ('dansmuz', 1), ('flierefluiters', 1), ('langenberg', 1), ('actueel', 2), ('variëren', 1), ('kro', 1), ('ncrv-orkest', 1), ('vaz', 1), ('gevar', 1), ('gramofoonmuzlek', 1), ('brabantsen', 1), ('gra', 1)</text:p>
          </table:table-cell>
          <table:table-cell table:style-name="ce2" office:value-type="string" calcext:value-type="string">
            <text:p>&lt;NUMERIC&gt;, herhaling, gewijd, dansmuz, flierefluiters, langenberg, actueel, variëren, kro, ncrv-orkest, vaz, gevar, gramofoonmuzlek, brabantsen, gra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42069" calcext:value-type="float">
            <text:p>34206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555555555555556" calcext:value-type="float">
            <text:p>0.055555555555556</text:p>
          </table:table-cell>
          <table:table-cell table:style-name="ce2" office:value-type="float" office:value="0.998455268660849" calcext:value-type="float">
            <text:p>0.998455268660849</text:p>
          </table:table-cell>
          <table:table-cell table:style-name="ce2" office:value-type="float" office:value="0.888888888888889" calcext:value-type="float">
            <text:p>0.888888888888889</text:p>
          </table:table-cell>
          <table:table-cell table:style-name="ce2" office:value-type="float" office:value="0.0208279751016359" calcext:value-type="float">
            <text:p>0.020827975101636</text:p>
          </table:table-cell>
          <table:table-cell table:style-name="ce2" office:value-type="float" office:value="0.0555555555555556" calcext:value-type="float">
            <text:p>0.05555555555555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emengd(1), exotische(1), muzelman(1), inheemse(1), inlander(1), afgod(1), volbloed(2), indiaans(1), aziatische(2), eskimo's(1), marron(7), inuit(1), traditionele(2), moslim(1), negerslaven(1), page(3), moor(1), aboriginal(1), queer(2), zigeunermuziek(1), blanka(1), zigeuner(1), roots(1), moord(1), homo(2), bediende(1), blank(1), metis(1), achtergrond(3), historisch(1), vermoord(1), barbaar(1), tovenaar(2), misvormden(1), mongoolse(1), barbaren(1), halfbloed(1), indo-europeaan(1)</text:p>
          </table:table-cell>
          <table:table-cell table:style-name="ce2" office:value-type="string" calcext:value-type="string">
            <text:p>('hastings', 1), ('nederzetter', 1), ('werven', 3), ('princeton', 2), ('rasmussen', 1), ('knud', 1), ('ann', 1), ('lowa', 5), ('seh', 1), ('springs', 1), ('carlton', 1), ('hall', 2), ('proper', 2), ('sch.', 2), ('rickard', 1), ('toms', 2), ('cross', 1), ('jason', 1), ('alexandra', 1), ('marengo', 1), ('prairie', 2), ('lambeth', 1), ('cblcago', 1), ('california', 1), ('scheepsbouwer', 1), ('rover', 1), ('hera', 1), ('solon', 1), ('fifth', 1), ('saloon', 1), ('oxford', 1), ('nigel', 1), ('road', 2), ('preston', 1), ('wednesday', 1), ('ilenry', 1), ('imperator', 1), ('monroe', 1), ('barbarossa', 2), ('woodward', 2), ('princes', 1)</text:p>
          </table:table-cell>
          <table:table-cell table:style-name="ce2" office:value-type="string" calcext:value-type="string">
            <text:p>hastings, nederzetter, werven, princeton, rasmussen, knud, ann, lowa, seh, springs, carlton, hall, proper, sch., rickard, toms, cross, jason, alexandra, marengo, prairie, lambeth, cblcago, california, scheepsbouwer, rover, hera, solon, fifth, saloon, oxford, nigel, road, preston, wednesday, ilenry, imperator, monroe, barbarossa, woodward, princes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41255" calcext:value-type="float">
            <text:p>341255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0.135135135135135" calcext:value-type="float">
            <text:p>0.135135135135135</text:p>
          </table:table-cell>
          <table:table-cell table:style-name="ce2" office:value-type="float" office:value="0.976702562462604" calcext:value-type="float">
            <text:p>0.976702562462604</text:p>
          </table:table-cell>
          <table:table-cell table:style-name="ce2" office:value-type="float" office:value="0.824324324324324" calcext:value-type="float">
            <text:p>0.824324324324324</text:p>
          </table:table-cell>
          <table:table-cell table:style-name="ce2" office:value-type="float" office:value="0.0275814341999916" calcext:value-type="float">
            <text:p>0.027581434199992</text:p>
          </table:table-cell>
          <table:table-cell table:style-name="ce2" office:value-type="float" office:value="0.0405405405405405" calcext:value-type="float">
            <text:p>0.04054054054054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achtergrond(11), kaukasisch(1), historische(3), indone(1), indo-europeaan(10), ontdekken(1), transport(1), inheems(9), inheems'che(2), lilliputter(1), gekleurde(2), homo(4), marron(2), inheemse(4), gemengd(23), medicijnman(1), dwerggroei(16), etniciteit(1), aziatisch(6), moslim(9), mengras(4), gekleurd(2), stamhoofd(1), ras(1), indische(3), slaaf(2), inlander(2), traditionele(9), baboe(1), blank(2), islamiet(1), page(1), primitief(3), wilde(1), zigeuners(1), misvormden(2), negerslaven(4), historischen(2), barbaar(2), moslimsche(2), afkomst(1), koelie(3), historisch(7), indo(3), kokkie(1), bediende(2), pygmee(4), marrons(2), afgod(1), inheemsche(2), inuit(1), demooraten(1), tovenaar(1), aziatische(3), neger(2), dwergen(2), zigeuner(1), queer(1), inboorling(2), mesties(2), aboriginal(1), mulatten(1), moslims(3), berber(1), handicap(1), dwerg(2), inheemsen(1), wetshistorische(1), afgodendienst(1), wild(2), hottentot(3), traditioneel(1), indisch(1), indiaan(1), onbeschaafd(2), marron'(1), exotische(1), christelijkhistorischen(1), stam(1)</text:p>
          </table:table-cell>
          <table:table-cell table:style-name="ce2" office:value-type="string" calcext:value-type="string">
            <text:p>('fing', 1), ('aanvaarden', 15), ('contract', 22), ('geldelijk', 4), ('normaal', 22), ('toestemming', 7), ('buitensporig', 1), ('groep', 38), ('aanspraak', 10), ('afschaffing', 3), ('wetboek', 3), ('nakomen', 3), ('administratie', 4), ('afzonderen', 6), ('vermogen', 8), ('art.', 4), ('wetb.', 1), ('maatstaf', 2), ('verdeelen', 3), ('verordening', 9), ('art', 5), ('afschaffen', 6), ('uitzetting', 1), ('voorschrijven', 6), ('verplichting', 6), ('vervroegen', 1), ('opgeven', 7), ('verdeeling', 3), ('vrijwillig', 5), ('wetsartikel', 2), ('inachtneming', 1), ('ingevolge', 3), ('pensioenreglement', 1), ('garanderen', 1), ('verbintenis', 1), ('litt.', 1), ('dezelve', 1), ('rubberrestrictie', 1), ('woningwet', 1), ('onevenredig', 1), ('inkrimping', 1), ('mutatie', 1), ('leergeld', 1), ('rechtstoestand', 3), ('verdoen', 1), ('statui', 1), ('invoering', 3), ('bezuiniging', 1), ('overblijvend', 1), ('beheer', 1), ('voordeele', 1), ('brandschatting', 2), ('verplicht', 1), ('versobering', 1), ('rechtspositie', 1), ('dienstorder', 1), ('zomertijd', 1), ('vrijstellen', 2), ('rijksambtenaar', 1), ('provincie-', 1)</text:p>
          </table:table-cell>
          <table:table-cell table:style-name="ce2" office:value-type="string" calcext:value-type="string">
            <text:p>fing, aanvaarden, contract, geldelijk, normaal, toestemming, buitensporig, groep, aanspraak, afschaffing, wetboek, nakomen, administratie, afzonderen, vermogen, art., wetb., maatstaf, verdeelen, verordening, art, afschaffen, uitzetting, voorschrijven, verplichting, vervroegen, opgeven, verdeeling, vrijwillig, wetsartikel, inachtneming, ingevolge, pensioenreglement, garanderen, verbintenis, litt., dezelve, rubberrestrictie, woningwet, onevenredig, inkrimping, mutatie, leergeld, rechtstoestand, verdoen, statui, invoering, bezuiniging, overblijvend, beheer, voordeele, brandschatting, verplicht, versobering, rechtspositie, dienstorder, zomertijd, vrijstellen, rijksambtenaar, provincie-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ww2 governments</text:p>
          </table:table-cell>
          <table:table-cell table:style-name="ce3" office:value-type="float" office:value="341548" calcext:value-type="float">
            <text:p>34154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.141509433962264" calcext:value-type="float">
            <text:p>0.141509433962264</text:p>
          </table:table-cell>
          <table:table-cell table:style-name="ce3" office:value-type="float" office:value="0.893835543486527" calcext:value-type="float">
            <text:p>0.893835543486527</text:p>
          </table:table-cell>
          <table:table-cell table:style-name="ce3" office:value-type="float" office:value="0.849056603773585" calcext:value-type="float">
            <text:p>0.849056603773585</text:p>
          </table:table-cell>
          <table:table-cell table:style-name="ce3" office:value-type="float" office:value="0.0286490805764395" calcext:value-type="float">
            <text:p>0.02864908057644</text:p>
          </table:table-cell>
          <table:table-cell table:style-name="ce3" office:value-type="float" office:value="0.00943396226415094" calcext:value-type="float">
            <text:p>0.00943396226415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ziatisch(11), moslim(7), marron(4), negerslaven(1), rassen(1), gekleurd(4), moslims(2), exotisch(1), inuit(2), eenhistorisch(1), achtergrond(3), historisch(3), kaukasisch(6), dwerg(1), inlandsche(1), berber(2), zwartje(1), traditionele(5), halfbloed(1), marrons(1), afkomst(3), afgod(2), mulat(3), wild(1), indisch(1), tovenaar(2), indo(4), birma(1), gemengd(2), indiaan(1), indo-europeaan(2), queer(2), mesties(2), bedienden(1), muzelmannen(1), ras(1), primitief(1), mongool(1), lilliputter(1), slaven(1), boesman(1), page(2), lesbisch(1), volbloed(1), indische(1), medicijnman(1), slavenhandel(1), slavenschip(1), kaffer(1), moor(1), handicap(1), rassenhaat(1), inheemsche(1), traditioneel(1)</text:p>
          </table:table-cell>
          <table:table-cell table:style-name="ce3" office:value-type="string" calcext:value-type="string">
            <text:p>('stolypin', 2), ('generaal', 28), ('gezant', 11), ('consul', 6), ('staatssecretaris', 1), ('opperbevelhebber', 5), ('afwezen', 1), ('hoogerhuis', 3), ('takahira', 2), ('mikado', 2), ('lagerhuis', 2), ('yankees', 1), ('kinley', 1), ('washington', 13), ('senator', 2), ('pau', 1), ('roosevelt', 5), ('leahy', 1), ('regeeringsgebouw', 1), ('amerikaanschen', 3), ('taft', 1), ('presidentschap', 2), ('marchand', 2), ('gezantschap', 1), ('rooseveit', 1), ('consulair', 1), ('ambassadeur', 1), ('primo', 2), ('laval', 1), ('borinage', 1), ('catroux', 1), ('eerste-minister', 1), ('kaapschen', 1), ('onder-staatssecretari', 1), ('heefte', 1), ('rivera', 1), ("roosevelt's", 1), ('chamberlains', 1), ('russisehen', 1), ('maarschalk', 3), ('churchills', 1), ('kossuth', 1), ('kondo', 1), ('staats-secretari', 1), ('britschen', 1), ('gomper', 1)</text:p>
          </table:table-cell>
          <table:table-cell table:style-name="ce3" office:value-type="string" calcext:value-type="string">
            <text:p>stolypin, generaal, gezant, consul, staatssecretaris, opperbevelhebber, afwezen, hoogerhuis, takahira, mikado, lagerhuis, yankees, kinley, washington, senator, pau, roosevelt, leahy, regeeringsgebouw, amerikaanschen, taft, presidentschap, marchand, gezantschap, rooseveit, consulair, ambassadeur, primo, laval, borinage, catroux, eerste-minister, kaapschen, onder-staatssecretari, heefte, rivera, roosevelt's, chamberlains, russisehen, maarschalk, churchills, kossuth, kondo, staats-secretari, britschen, gompe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40042" calcext:value-type="float">
            <text:p>34004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.0217391304347826" calcext:value-type="float">
            <text:p>0.021739130434783</text:p>
          </table:table-cell>
          <table:table-cell table:style-name="ce3" office:value-type="float" office:value="0.999908332666057" calcext:value-type="float">
            <text:p>0.999908332666057</text:p>
          </table:table-cell>
          <table:table-cell table:style-name="ce3" office:value-type="float" office:value="0.891304347826087" calcext:value-type="float">
            <text:p>0.891304347826087</text:p>
          </table:table-cell>
          <table:table-cell table:style-name="ce3" office:value-type="float" office:value="0.0294238090343176" calcext:value-type="float">
            <text:p>0.029423809034318</text:p>
          </table:table-cell>
          <table:table-cell table:style-name="ce3" office:value-type="float" office:value="0.0869565217391304" calcext:value-type="float">
            <text:p>0.086956521739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ron(3), primitief(3), dwerggroei(2), berber(1), westers(5), stam(1), kwinti(1), gemengd(3), inuit(1), handicap(1), slaven(1), inheemsch(1), knecht(2), zigeunermuziek(1), ontdekken(2), blank(2), roots(1), medicijnman(1), achtergrond(2), historisch(4), moslim(1), volbloed(1), misvormden(1), historische(1), inheems(1), moslims(1), kokkie(1), hottentot(1)</text:p>
          </table:table-cell>
          <table:table-cell table:style-name="ce3" office:value-type="string" calcext:value-type="string">
            <text:p>('edam', 1), ('purmerend', 1), ('dordrecht', 3), ('alkmaar', 1), ('veenendaal', 1), ('wassenaar', 2), ('waterland', 1), ('overschie', 1), ('medemblik', 1), ('schag', 1), ('hoorn', 2), ('woerden', 2), ('hilversum', 3), ('zaandam', 4), ('watergraafsmeer', 1), ('voorburg', 1), ('beverwijk', 1), ('amersfoort', 3), ('nieuwkoop', 1), ('terschelling', 2), ('voorschoten', 1), ('naarden', 2), ('oegstgeest', 2), ('ede', 1), ('zaan', 1), ('kralingen', 1), ('zuidland', 1), ('ameland', 1), ('muiden', 1), ('velsen', 1), ('aalsmeer', 1), ('beemster', 1), ('noordwijk', 1), ('monnikendam', 1)</text:p>
          </table:table-cell>
          <table:table-cell table:style-name="ce3" office:value-type="string" calcext:value-type="string">
            <text:p>edam, purmerend, dordrecht, alkmaar, veenendaal, wassenaar, waterland, overschie, medemblik, schag, hoorn, woerden, hilversum, zaandam, watergraafsmeer, voorburg, beverwijk, amersfoort, nieuwkoop, terschelling, voorschoten, naarden, oegstgeest, ede, zaan, kralingen, zuidland, ameland, muiden, velsen, aalsmeer, beemster, noordwijk, monnikendam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40943" calcext:value-type="float">
            <text:p>3409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950644016084651" calcext:value-type="float">
            <text:p>0.95064401608465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299635701427431" calcext:value-type="float">
            <text:p>0.029963570142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historisch(7), berber(1), koelie(1), achtergrond(2), kokkie(3), traditionele(5), gemengde(1), volbloed(1), wilde(1), marron(4), halfbloed(2), gemengd(3), indo-europeaan(1), exotisch(1), inlander(1), dwerg(1), mesties(1), primitief(1), homo(1), boesman(1), bediende(1)</text:p>
          </table:table-cell>
          <table:table-cell table:style-name="ce3" office:value-type="string" calcext:value-type="string">
            <text:p>('meul', 1), ('kok', 7), ('blaauw', 1), ('eek', 2), ('sparenburg', 1), ('veltman', 2), ('rab', 1), ('bouman', 2), ('kroes', 1), ('vermeer', 1), ('bleys', 1), ('barendsen', 1), ('struyck', 2), ('alb', 1), ('pauw', 1), ('peereboom', 1), ('verwijs', 2), ('boelen', 1), ('gelder', 1), ('kruyff', 1), ('cornets', 1), ('schuurman', 1), ('franse', 1), ('straatman', 1), ('besseling', 1), ('jr.', 2), ('willemse', 1), ('roel', 1)</text:p>
          </table:table-cell>
          <table:table-cell table:style-name="ce3" office:value-type="string" calcext:value-type="string">
            <text:p>meul, kok, blaauw, eek, sparenburg, veltman, rab, bouman, kroes, vermeer, bleys, barendsen, struyck, alb, pauw, peereboom, verwijs, boelen, gelder, kruyff, cornets, schuurman, franse, straatman, besseling, jr., willemse, roel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1248" calcext:value-type="float">
            <text:p>3412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.146153846153846" calcext:value-type="float">
            <text:p>0.146153846153846</text:p>
          </table:table-cell>
          <table:table-cell table:style-name="ce3" office:value-type="float" office:value="0.887385994874789" calcext:value-type="float">
            <text:p>0.887385994874789</text:p>
          </table:table-cell>
          <table:table-cell table:style-name="ce3" office:value-type="float" office:value="0.838461538461539" calcext:value-type="float">
            <text:p>0.838461538461539</text:p>
          </table:table-cell>
          <table:table-cell table:style-name="ce3" office:value-type="float" office:value="0.0341462455610555" calcext:value-type="float">
            <text:p>0.034146245561056</text:p>
          </table:table-cell>
          <table:table-cell table:style-name="ce3" office:value-type="float" office:value="0.0153846153846154" calcext:value-type="float">
            <text:p>0.0153846153846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indone(1), traditionele(9), koppensneller(1), gemengd(12), inheems(7), historisch(7), gekleurd(3), moslim(11), indo-europeaan(10), etniciteit(2), neger(3), achtergrond(7), inlander(1), marron(4), primitief(3), dwerggroei(2), mongool(1), misvormden(2), aziatisch(6), exotisch(2), kokkie(1), indo(4), slaven(2), moor(1), inheemse(3), barbaren(1), afkomst(2), wereldhistorische(1), boesmanbanelen(1), muzelman(1), aziatische(3), negerrijk(2), eskimo's(1), indostijl(1), indische(1), inlanders(1), inheemsen(1), tovenaar(2), onbeschaafd(1), volbloed(1), stamgenooten(1), islamiet(1), barbaar(1), negerslaven(1), baboe(1)</text:p>
          </table:table-cell>
          <table:table-cell table:style-name="ce3" office:value-type="string" calcext:value-type="string">
            <text:p>('veroeniging', 1), ('lidmaatschap', 3), ('aansluiten', 9), ('bestuur', 37), ('vereeniging', 35), ('bevordering', 7), ('boud', 2), ('bond', 12), ('verbond', 11), ('kunstnijverheid', 2), ('hoofdbestuur', 4), ('collecte', 1), ('landelijk', 3), ('tereeniging', 1), ('vereniging', 3), ('vreemdelingenverkeer', 1), ('botanicus', 1), ('botanisch', 2), ('kruidkundig', 1), ('vereenlglng', 2), ('genootschap', 4), ('vereenlging', 1), ('expositie', 2), ('vereeniglng', 1), ('verenen', 2), ('vak-', 1), ('federatief', 1), ('vereenigiag', 1), ('charitatief', 1), ('boaz', 1), ('collecteren', 1), ('wego', 1), ('toetred', 1)</text:p>
          </table:table-cell>
          <table:table-cell table:style-name="ce3" office:value-type="string" calcext:value-type="string">
            <text:p>veroeniging, lidmaatschap, aansluiten, bestuur, vereeniging, bevordering, boud, bond, verbond, kunstnijverheid, hoofdbestuur, collecte, landelijk, tereeniging, vereniging, vreemdelingenverkeer, botanicus, botanisch, kruidkundig, vereenlglng, genootschap, vereenlging, expositie, vereeniglng, verenen, vak-, federatief, vereenigiag, charitatief, boaz, collecteren, wego, toetred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8679" calcext:value-type="float">
            <text:p>33867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.114285714285714" calcext:value-type="float">
            <text:p>0.114285714285714</text:p>
          </table:table-cell>
          <table:table-cell table:style-name="ce3" office:value-type="float" office:value="0.989979844168789" calcext:value-type="float">
            <text:p>0.989979844168789</text:p>
          </table:table-cell>
          <table:table-cell table:style-name="ce3" office:value-type="float" office:value="0.835714285714286" calcext:value-type="float">
            <text:p>0.835714285714286</text:p>
          </table:table-cell>
          <table:table-cell table:style-name="ce3" office:value-type="float" office:value="0.0345012948897549" calcext:value-type="float">
            <text:p>0.03450129488975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arrons(1), transport(1), aziatisch(8), indo-europeaan(16), marron(2), berber(1), inheemse(2), gemengd(3), moslim(9), mengras(1), bosneger(1), boesman(1), inuit(1), dwerggroei(5), barbarlje(1), inlander(2), indisch(2), historisch(12), inheems(9), historische(4), traditionele(6), achtergrond(5), afkomst(2), muzelman'(1), handicap(1), indo(2), jachtwild(1), halfbloed(1), slaven(1), aziatische(2), slavenschip(1), gekleurd(1), zigeunermuziek(1), lilliputters(1), inheemsche(5), mesties(1), hottentot(1), stam(2), barbaren(1), neger(1), eskimoverhalen(1), traditioneel(1), homo(1), blanke(1), zwartje(1), indische(3), mulat(1), islamiet(1), muzelman(1), gay(1), page(1), inheems'che(1), kokkie(1), volbloed(1), onbeschaafd(1), negercultuur(1), exotisch(1), afkomstig(1), kaffer(1)</text:p>
          </table:table-cell>
          <table:table-cell table:style-name="ce3" office:value-type="string" calcext:value-type="string">
            <text:p>('nederlandsch', 52), ('nederland', 65), ('nederlandschen', 5), ('nederlandsche', 6), ('nederlands', 14), ('nederiandsch', 2), ('nederlandsehe', 1), ('landsch', 2), ('neder', 6), ('nedei', 1), ('nederlan', 1), ('neder-', 1), ('derlandsch', 1)</text:p>
          </table:table-cell>
          <table:table-cell table:style-name="ce3" office:value-type="string" calcext:value-type="string">
            <text:p>nederlandsch, nederland, nederlandschen, nederlandsche, nederlands, nederiandsch, nederlandsehe, landsch, neder, nedei, nederlan, neder-, derlandsch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341925" calcext:value-type="float">
            <text:p>34192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.131034482758621" calcext:value-type="float">
            <text:p>0.131034482758621</text:p>
          </table:table-cell>
          <table:table-cell table:style-name="ce3" office:value-type="float" office:value="0.992886188968519" calcext:value-type="float">
            <text:p>0.992886188968519</text:p>
          </table:table-cell>
          <table:table-cell table:style-name="ce3" office:value-type="float" office:value="0.813793103448276" calcext:value-type="float">
            <text:p>0.813793103448276</text:p>
          </table:table-cell>
          <table:table-cell table:style-name="ce3" office:value-type="float" office:value="0.0384782648718245" calcext:value-type="float">
            <text:p>0.038478264871825</text:p>
          </table:table-cell>
          <table:table-cell table:style-name="ce3" office:value-type="float" office:value="0.0551724137931034" calcext:value-type="float">
            <text:p>0.05517241379310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kaukasisch(6), blanke(1), aziatisch(27), afkomst(4), moslim(22), achtergrond(14), indo-europeaan(23), kaffers(1), berbers(1), negerslaven(2), barbaren(3), marron(9), gekleurd(5), traditionele(19), berber(2), gemengde(4), eskimo's(1), kwinti(1), volbloed(1), zigeunermuziek(2), negercultuur(1), islamiet(2), koppensneller(1), inheemse(1), stamhoofd(1), gemengd(13), jakarta(1), muzelman(2), mengras(1), kokkie(2), knechts(1), boesman(2), marrons(2), bediende(3), negerin(1), historischcn(1), exotisch(3), tovenaar(3), ontdekken(1), inheems(5), historisch(6), hottentotten(2), slaaf(2), blank(2), neger(2), indo(6), medicijnman(1), baboe(2), afgod(2), barbaar(1), lesbische(1), aziatische(3), inlander(1), pygmee(2), indisch(3), negerrijk(4), wild(2), negers(1), inlandsche(2), roots(1), ras(1), zigeuners(1), historische(2), slaven(1), zigeuner(2), aapman(1), mesties(2), indische(1), stam(2), handicapper(1), moslims(2), mulat(1), traditioneel(1), koelie(2), aboriginal(1), eskimo(2), halfbloed(1), homo(1), bosneger(3), queer(1), moslimscho(1), lilliputter(1), christelijkhistorisch'(1), zwartje(1), page(1), handicap(1), knecht(1), slavenschip(2), lesbisch(1), moslimsche(1), inuit(2), stamgenooten(1), hottentot(1), moor(1), inheemsche(1), kaffer(1), mongool(1), voorhistorische(1)</text:p>
          </table:table-cell>
          <table:table-cell table:style-name="ce3" office:value-type="string" calcext:value-type="string">
            <text:p>('melden', 37), ('partg', 2), ('bericht', 54), ('blad', 72), ('partij', 53), ('nieuws', 14), ('correspondentie', 5), ('wapenstilstand', 2), ('crt.', 4), ('vernemen', 27), ('alliëren', 5), ('entente', 2), ('amigoe', 1), ('zuidoost-europa', 1), ('welingelicht', 1), ('gerucht', 13), ('balkanstat', 1), ('party', 2), ('telegrafisch', 3), ('pars', 1), ('avondblad', 1), ('persbericht', 1), ('handelsblad', 6), ('mogendheden', 1), ('grenslijn', 1), ('britsch-fransch', 1), ('balkan', 3), ('naarde', 1), ('nabij', 1), ('schryft', 1), ('bver', 1), ('biad', 1), ('legram', 1), ('eint', 1), ('verluiden', 2), ('zentgraaff', 1), ('hbl', 2), ('socr', 1), ('vredesaanbod', 1), ('ochtendblad', 1), ('west-europeesch', 1), ('nal', 1), ('bulletin', 1), ('casus', 1), ('meiden', 1), ('corr.', 1), ('finsch-russisch', 1), ('gezaghebbend', 1), ('telegrammen', 1), ('chineesch-japansch', 1), ('zegsman', 3), ('berioht', 1), ('vertoog', 1)</text:p>
          </table:table-cell>
          <table:table-cell table:style-name="ce3" office:value-type="string" calcext:value-type="string">
            <text:p>melden, partg, bericht, blad, partij, nieuws, correspondentie, wapenstilstand, crt., vernemen, alliëren, entente, amigoe, zuidoost-europa, welingelicht, gerucht, balkanstat, party, telegrafisch, pars, avondblad, persbericht, handelsblad, mogendheden, grenslijn, britsch-fransch, balkan, naarde, nabij, schryft, bver, biad, legram, eint, verluiden, zentgraaff, hbl, socr, vredesaanbod, ochtendblad, west-europeesch, nal, bulletin, casus, meiden, corr., finsch-russisch, gezaghebbend, telegrammen, chineesch-japansch, zegsman, berioht, vertoog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41621" calcext:value-type="float">
            <text:p>34162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.106060606060606" calcext:value-type="float">
            <text:p>0.106060606060606</text:p>
          </table:table-cell>
          <table:table-cell table:style-name="ce3" office:value-type="float" office:value="0.969477657966277" calcext:value-type="float">
            <text:p>0.969477657966277</text:p>
          </table:table-cell>
          <table:table-cell table:style-name="ce3" office:value-type="float" office:value="0.863636363636364" calcext:value-type="float">
            <text:p>0.863636363636364</text:p>
          </table:table-cell>
          <table:table-cell table:style-name="ce3" office:value-type="float" office:value="0.0410024720511902" calcext:value-type="float">
            <text:p>0.04100247205119</text:p>
          </table:table-cell>
          <table:table-cell table:style-name="ce3" office:value-type="float" office:value="0.0303030303030303" calcext:value-type="float">
            <text:p>0.0303030303030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arron(7), wild(1), gemengd(15), mongool(2), historisch(3), berber(1), kokkie(1), gemengde(3), inlandsche(1), aziatisch(3), traditionele(1), boesman(1), littlepage(1), traditioneel(1), handicap(3), bediende(2), gekleurde(1), inheemse(2), westers(1), mengras(1), indo(1), baboe(1), zwartje(1), moslim(1), indo-europeaan(1), barbaar(1), halfbloed(1), ras(1), batavia(1), onbeschaafd(1), indisch(1), dwerggroei(2), koelie(1), liitlepage(1)</text:p>
          </table:table-cell>
          <table:table-cell table:style-name="ce3" office:value-type="string" calcext:value-type="string">
            <text:p>('geb.', 6), ('mevr.', 16), ('mej', 2), ('mevr', 3), ('echtg', 2), ('fam', 3), ('mejuffrouw', 4), ('mej.', 24), ('geh.', 1), ('bijlhout', 2), ('jordaans', 1), ('wegener', 1), ('pool', 2), ('korter', 1), ('deen', 2), ('mejuffr', 1), ('hopman', 1), ('mevr-', 1), ('bremer', 1), ('pander', 1), ('geb', 1), ('bor', 1), ('schroeder', 1), ('mcv', 1), ('guurtje', 1)</text:p>
          </table:table-cell>
          <table:table-cell table:style-name="ce3" office:value-type="string" calcext:value-type="string">
            <text:p>geb., mevr., mej, mevr, echtg, fam, mejuffrouw, mej., geh., bijlhout, jordaans, wegener, pool, korter, deen, mejuffr, hopman, mevr-, bremer, pander, geb, bor, schroeder, mcv, guurtj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1699" calcext:value-type="float">
            <text:p>34169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.169411764705882" calcext:value-type="float">
            <text:p>0.169411764705882</text:p>
          </table:table-cell>
          <table:table-cell table:style-name="ce3" office:value-type="float" office:value="0.857788649703097" calcext:value-type="float">
            <text:p>0.857788649703097</text:p>
          </table:table-cell>
          <table:table-cell table:style-name="ce3" office:value-type="float" office:value="0.794117647058823" calcext:value-type="float">
            <text:p>0.794117647058823</text:p>
          </table:table-cell>
          <table:table-cell table:style-name="ce3" office:value-type="float" office:value="0.0435014888267669" calcext:value-type="float">
            <text:p>0.043501488826767</text:p>
          </table:table-cell>
          <table:table-cell table:style-name="ce3" office:value-type="float" office:value="0.0364705882352941" calcext:value-type="float">
            <text:p>0.0364705882352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historische(7), indone(1), aziatisch(49), historisch(34), traditionele(43), achtergrond(57), indo-europeaan(49), hottentot(6), inheems'che(4), barbaren(11), zigeuner(6), ontdekken(5), gekleurd(5), knecht(6), inheemse(6), inheems(31), zigeunermuziek(3), gemengd(21), marron(23), negers(2), koelies(2), halfbloed(3), bediende(5), blank(7), primitief(7), historischcn(1), islamiet(8), negerslaven(12), eskimo's(4), muzelman(4), mulat(8), inboorlingen(2), negercultuur(4), slaaf(8), moslim(51), onbeschaafd(8), homogeen(1), roots(3), mongool(6), afgod(5), moslims(8), homo(6), historischen(3), lesbisch(2), baboe(4), westers(2), inlander(7), mongoolse(3), k'mesties(2), queer(2), kokkie(4), pygmee(6), medicijnman(7), inlandsche(7), koppensneller(3), indische(2), inuit(6), stammen(2), slavenschip(5), bedienden(2), dwerggroei(24), tovenaar(4), rassen(2), inboorling(6), dwerg(3), handicap(2), volbloed(4), berber(6), afgodendienst(1), bosneger(2), zimbabwe(2), indiaans(1), moor(5), inheemsen(3), slaven(8), barbaar(11), aziatische(11), mesties(4), moslimsche(4), zwartje(7), liitlepage(1), traditioneel(8), inheemsche(4), exotisch(4), blanke(1), boesman(1), koelie(7), indo(5), lilliputter(5), afkomst(7), kaukasisch(2), neger(5), mengras(5), misvormden(5), zimbabwecultuur(1), gemengden(1), aboriginal(2), wild(4), indisch(1), ras(3), eskimo(5), indiaan(2), afgodsbeeldje(1), verraste(1), inheemsebe(1), hottentotten(4), inheemsch(1), indonesi(1), volksstam(1), etniciteit(1), wilde(2), westerse(1), mohemmedaan(1), negerrestaurant(1), stam(1), kaffer(5), barbaarsche(1), dienstknecht(1), moslimsoh(1), gekleurde(2), moortje(1), dwergen(2), eskimobediende(1), gemengde(3), moslimscho(1), exotische(1), negerrijk(2), wetshistorische(1), mongoolsche(1), mongoolsohc(1), berberoorlog(1), volbloedras(1), dwergjes(1), indiaansch(1), jakarta(1), knechts(1), aziatischen(1), metis(1), afstammelingen(1), muzelman'(1), volbloedpaard(1), page(2), allochtoon(1), batavia(1), islamieten(1), christelijkhistorischen(1), volbloeden(1), winkelknechten(1)</text:p>
          </table:table-cell>
          <table:table-cell table:style-name="ce3" office:value-type="string" calcext:value-type="string">
            <text:p>('verbinden', 26), ('stelsel', 15), ('ontwikkeling', 37), ('kapitalist', 3), ('vormen', 90), ('oorzaak', 31), ('grondslag', 15), ('vertoonen', 13), ('ontstaan', 50), ('verhouding', 31), ('scheiding', 6), ('bedreigen', 8), ('handeling', 10), ('slecht', 31), ('bescherming', 11), ('voortspruiten', 3), ('verschil', 21), ('gevaarlijk', 22), ('beletten', 11), ('scheids', 1), ('behouden', 16), ('gevaar', 37), ('scheppen', 22), ('vorm', 38), ('bewaren', 13), ('bedenkelijk', 6), ('nutteloos', 1), ('situatie', 7), ('bevolkingsgroep', 5), ('positie', 31), ('zorg', 20), ('toeschrijven', 5), ('stuiten', 7), ('achterstellen', 2), ('herstel', 8), ('verdienen', 31), ('schaduwzijde', 3), ('ondervinden', 14), ('onberekenbaar', 3), ('belemmeren', 3), ('onderscheid', 13), ('profiteeren', 2), ('vrijwaren', 2), ('hoofdoorzaak', 2), ('nauwkeurig', 15), ('voorkoming', 1), ('ongemoeid', 2), ('ontnemen', 13), ('sociaal', 19), ('ongelijkheid', 2), ('bestrijden', 15), ('samenhangen', 1), ('ontplooiing', 1), ('dreigen', 18), ('euvel', 4), ('duiden', 6), ('individueel', 5), ('grootscheeps', 1), ('uitwerken', 4), ('onbekend', 21), ('lukken', 18), ('vooruitzicht', 8), ('wangedrag', 1), ('tegenstelling', 15), ('toevertrouwen', 5), ('gouvernementsambtenaar', 1), ('uitwerking', 4), ('weerbaarheid', 1), ('draaglijk', 2), ('straffeloos', 1), ('passen', 17), ('samenhang', 6), ('tegenhouden', 2), ('crisis', 5), ('veiligheid', 5), ('minderwaardig', 3), ('verkoeren', 1), ('dringen', 22), ('pogen', 10), ('adat', 2), ('verruimen', 2), ('moeilijken', 2), ('willekeur', 4), ('verspillen', 1), ('agrarisch', 5), ('schaadt', 1), ('noodgedwongen', 1), ('onherstelbaar', 1), ('bemoeilijken', 1), ('vaarlijk', 1), ('ongeschonden', 1), ('aanschrijven', 2), ('noodzaken', 6), ('uitlopen', 2), ('verstok', 1), ('beheerschend', 1), ('presteren', 3), ('zelfstandig', 2), ('ordening', 2), ('voortgaan', 5), ('beschermen', 6), ('volbrengen', 4), ('verhinderen', 4), ('voortkomen', 7), ('samenstelling', 4), ('ordenen', 4), ('vergen', 3), ('toevlucht', 6), ('onbillijkheid', 2), ('onzeker', 3), ('oorlogsgevaar', 1), ('benadeelen', 1), ('uitschakeling', 1), ('verhouden', 1), ('baten', 3), ('voortkom', 1), ('ontwik', 1), ('specifiek', 6), ('spreiding', 2), ('bestendig', 4), ('ingewikkeld', 3), ('belet', 1), ('beteugelen', 2), ('groeperen', 1), ('aanvatten', 1), ('hinderlijk', 2), ('wantoestand', 1), ('onmisbaar', 3), ('economie', 3), ('voorzorg', 2), ('prijsgeven', 1), ('afbreuk', 1), ('levensvatbaar', 2), ('doorwerken', 2), ('tegenovergestelde', 1), ('christen-inlander', 2), ('noodzakelijkerwijze', 1), ('exces', 1), ('verzachting', 1), ('schaden', 3), ('voortbestaan', 1), ('nuttelooz', 1), ('denkbeeldig', 1), ('uitstippelen', 1), ('bevoordelen', 1), ('keling', 1), ('misstand', 1), ('graadmeter', 1), ('onzekerheid', 1), ('eenerzijds', 2), ('hoofdfactor', 1), ('ongestoord', 2), ('uitkiezen', 1), ('bestel', 2), ('dragelijk', 1), ('gevalleu', 1), ('mensonwaardig', 1), ('beveiligen', 1), ('verzuim', 1), ('onontkoombaar', 1), ('conditie', 1), ('dienstbaar', 1), ('prestatie', 1), ('samenloop', 1), ('allerkleinst', 1), ('hoofdvoorwaarde', 1), ('hartader', 1), ('verrichting', 1), ('stadium', 1), ('versteviging', 1), ('fnuikend', 1), ('coustateeren', 1), ('achterstelling', 2), ('wikkeling', 1), ('tegenovergesteld', 1), ('autarkisch', 1), ('leving', 1), ('negatief', 1), ('doeltreffendheid', 1), ('nasleep', 1), ('bestryden', 2), ('demoraliseren', 1), ('bevoorrecht', 1), ('gevaariyk', 1), ('vrijmaken', 1)</text:p>
          </table:table-cell>
          <table:table-cell table:style-name="ce3" office:value-type="string" calcext:value-type="string">
            <text:p>verbinden, stelsel, ontwikkeling, kapitalist, vormen, oorzaak, grondslag, vertoonen, ontstaan, verhouding, scheiding, bedreigen, handeling, slecht, bescherming, voortspruiten, verschil, gevaarlijk, beletten, scheids, behouden, gevaar, scheppen, vorm, bewaren, bedenkelijk, nutteloos, situatie, bevolkingsgroep, positie, zorg, toeschrijven, stuiten, achterstellen, herstel, verdienen, schaduwzijde, ondervinden, onberekenbaar, belemmeren, onderscheid, profiteeren, vrijwaren, hoofdoorzaak, nauwkeurig, voorkoming, ongemoeid, ontnemen, sociaal, ongelijkheid, bestrijden, samenhangen, ontplooiing, dreigen, euvel, duiden, individueel, grootscheeps, uitwerken, onbekend, lukken, vooruitzicht, wangedrag, tegenstelling, toevertrouwen, gouvernementsambtenaar, uitwerking, weerbaarheid, draaglijk, straffeloos, passen, samenhang, tegenhouden, crisis, veiligheid, minderwaardig, verkoeren, dringen, pogen, adat, verruimen, moeilijken, willekeur, verspillen, agrarisch, schaadt, noodgedwongen, onherstelbaar, bemoeilijken, vaarlijk, ongeschonden, aanschrijven, noodzaken, uitlopen, verstok, beheerschend, presteren, zelfstandig, ordening, voortgaan, beschermen, volbrengen, verhinderen, voortkomen, samenstelling, ordenen, vergen, toevlucht, onbillijkheid, onzeker, oorlogsgevaar, benadeelen, uitschakeling, verhouden, baten, voortkom, ontwik, specifiek, spreiding, bestendig, ingewikkeld, belet, beteugelen, groeperen, aanvatten, hinderlijk, wantoestand, onmisbaar, economie, voorzorg, prijsgeven, afbreuk, levensvatbaar, doorwerken, tegenovergestelde, christen-inlander, noodzakelijkerwijze, exces, verzachting, schaden, voortbestaan, nuttelooz, denkbeeldig, uitstippelen, bevoordelen, keling, misstand, graadmeter, onzekerheid, eenerzijds, hoofdfactor, ongestoord, uitkiezen, bestel, dragelijk, gevalleu, mensonwaardig, beveiligen, verzuim, onontkoombaar, conditie, dienstbaar, prestatie, samenloop, allerkleinst, hoofdvoorwaarde, hartader, verrichting, stadium, versteviging, fnuikend, coustateeren, achterstelling, wikkeling, tegenovergesteld, autarkisch, leving, negatief, doeltreffendheid, nasleep, bestryden, demoraliseren, bevoorrecht, gevaariyk, vrijmaken</text:p>
          </table:table-cell>
          <table:table-cell table:style-name="ce3" table:number-columns-repeated="1012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41725" calcext:value-type="float">
            <text:p>34172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.125" calcext:value-type="float">
            <text:p>0.125</text:p>
          </table:table-cell>
          <table:table-cell table:style-name="ce5" office:value-type="float" office:value="0.937365476179536" calcext:value-type="float">
            <text:p>0.937365476179536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0.0514377085429612" calcext:value-type="float">
            <text:p>0.051437708542961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indo-europeaan(20), moslim(13), inheems(6), islamiet(5), inlander(1), inlandsche(3), gemengd(5), indisch(2), westers(1), jakarta(2), blank(3), knecht(1), koelie(1), koelies(1), indo(1), gemengde(1), inlanders(1), koelied(1), primitief(1), mongool(1), exotisch(1), achtergrond(2), page(1), metis(1), dwerggroei(2), inboorling(1), onbeschaafdheid(1), baboe(1)</text:p>
          </table:table-cell>
          <table:table-cell table:style-name="ce5" office:value-type="string" calcext:value-type="string">
            <text:p>('java', 30), ('atjeh', 6), ('buitenbezitting', 1), ('bima', 1), ('makassar', 2), ('melaboeh', 1), ('radja', 4), ('samalanga', 1), ('benting', 1), ('bali', 2), ('batjan', 2), ('ambon', 3), ("sumatra's", 2), ('siboga', 1), ('weltevreden', 1), ('djambi', 2), ('panaroekan', 1), ('tagal', 2), ('padang', 4), ('tjilatjap', 1), ('tandjong', 1), ('watampone', 1), ('keumala', 1), ('koetaradja', 1), ('nias', 2), ('magalang', 1), ('soerabaja', 3), ('semarang', 5), ('samarinda', 1), ('xxv', 1), ('pepertuin', 1), ('bivak', 1), ('blang', 1), ('gouvernements', 1), ('pecalongan', 1), ('endeh', 1), ('weltevred', 1), ('soerabaia', 1), ('pinang', 2), ('celebes', 1), ('timor', 2), ('seraarang', 1), ('alor', 1), ('halifoer', 1), ('menado', 1), ('atjeb', 1), ('telok', 1), ('kajoe', 1), ('posso', 1), ('samarang', 1), ('kapitan', 1), ('molukken', 1), ('macassar', 1), ('banda', 1), ('asan', 1)</text:p>
          </table:table-cell>
          <table:table-cell table:style-name="ce5" office:value-type="string" calcext:value-type="string">
            <text:p>java, atjeh, buitenbezitting, bima, makassar, melaboeh, radja, samalanga, benting, bali, batjan, ambon, sumatra's, siboga, weltevreden, djambi, panaroekan, tagal, padang, tjilatjap, tandjong, watampone, keumala, koetaradja, nias, magalang, soerabaja, semarang, samarinda, xxv, pepertuin, bivak, blang, gouvernements, pecalongan, endeh, weltevred, soerabaia, pinang, celebes, timor, seraarang, alor, halifoer, menado, atjeb, telok, kajoe, posso, samarang, kapitan, molukken, macassar, banda, asan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40203" calcext:value-type="float">
            <text:p>34020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09375" calcext:value-type="float">
            <text:p>0.09375</text:p>
          </table:table-cell>
          <table:table-cell table:style-name="ce5" office:value-type="float" office:value="0.98436906326023" calcext:value-type="float">
            <text:p>0.98436906326023</text:p>
          </table:table-cell>
          <table:table-cell table:style-name="ce5" office:value-type="float" office:value="0.859375" calcext:value-type="float">
            <text:p>0.859375</text:p>
          </table:table-cell>
          <table:table-cell table:style-name="ce5" office:value-type="float" office:value="0.0530001726088707" calcext:value-type="float">
            <text:p>0.053000172608871</text:p>
          </table:table-cell>
          <table:table-cell table:style-name="ce5" office:value-type="float" office:value="0.046875" calcext:value-type="float">
            <text:p>0.04687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handicap(2), moslim(2), traditioneel(3), homogeen(1), historisch(2), indo-europeaan(3), ras(2), moslimsch(1), zwartjes(1), etniciteit(1), afkomst(2), primitief(2), wild(2), homo(1), aziatisch(2), marron(4), moslims(1), inheems(4), traditionele(4), achtergrond(3), slaven(1), indo(1), mongool(1), kwinti(1), knecht(1), k'mesties(2), gekleurd(1), indisch(1), zigeuner(1), barbaar(2), gemengd(1), dwerg(1), mesties(1), roots(1), pygmee(1), onbeschaafd(1), schildersknecht(1), kokkie(1), inheemse(1)</text:p>
          </table:table-cell>
          <table:table-cell table:style-name="ce5" office:value-type="string" calcext:value-type="string">
            <text:p>('lat', 18), ('tich', 2), ('iaren', 1), ('gestagen', 1), ('oaz', 1), ('daan', 3), ('weel', 5), ('aleh', 1), ('treek', 2), ('self', 1), ('itond', 2), ('zlcb', 3), ('bebbea', 1), ('aoo', 1), ('ciet', 1), ('toed', 1), ('kbaar', 1), ('daa', 5), ('slcb', 1), ('builen', 2), ('gaai', 1), ('hoo', 1), ('zju', 2), ('mea', 1), ('-nen', 1), ('wsnt', 1), ('aga', 1), ('ome', 2), ('koa', 1), ('bestaar', 2), ('raeda', 1), ('ni*t', 1), ('geiegd', 1), ('nie-', 1), ('beate', 1), ('zlch', 1), ('slch', 1), ('gaaa', 1)</text:p>
          </table:table-cell>
          <table:table-cell table:style-name="ce5" office:value-type="string" calcext:value-type="string">
            <text:p>lat, tich, iaren, gestagen, oaz, daan, weel, aleh, treek, self, itond, zlcb, bebbea, aoo, ciet, toed, kbaar, daa, slcb, builen, gaai, hoo, zju, mea, -nen, wsnt, aga, ome, koa, bestaar, raeda, ni*t, geiegd, nie-, beate, zlch, slch, gaaa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341602" calcext:value-type="float">
            <text:p>34160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0.144827586206897" calcext:value-type="float">
            <text:p>0.144827586206897</text:p>
          </table:table-cell>
          <table:table-cell table:style-name="ce5" office:value-type="float" office:value="0.905662103283479" calcext:value-type="float">
            <text:p>0.905662103283479</text:p>
          </table:table-cell>
          <table:table-cell table:style-name="ce5" office:value-type="float" office:value="0.827586206896552" calcext:value-type="float">
            <text:p>0.827586206896552</text:p>
          </table:table-cell>
          <table:table-cell table:style-name="ce5" office:value-type="float" office:value="0.054145247998728" calcext:value-type="float">
            <text:p>0.054145247998728</text:p>
          </table:table-cell>
          <table:table-cell table:style-name="ce5" office:value-type="float" office:value="0.0275862068965517" calcext:value-type="float">
            <text:p>0.02758620689655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ndiaan(3), indone(1), afkomst(3), aziatisch(11), moslimsohe(1), koppensnellers(1), moslimsch(1), slaaf(1), hottentot(1), achtergrond(10), marron(3), moslim(6), traditionele(9), eskimo(2), indo-europeaan(3), mongool(1), neger(1), bedienden(2), gemengd(5), kaukasisch(3), inlandsche(3), berber(4), muzelman(1), inboorlingen(1), barbaren(3), onbeschaafd(3), aziatische(3), homo(2), inlander(1), historisch(6), indo(3), mongoolse(2), aboriginal(1), islamiet(1), roots(1), ontdekken(1), negerslaven(3), mesties(2), kaffer(1), westers(1), page(2), halfbloed(1), koppensneller(1), slaven(1), koelie(1), negerrijk(2), zigeuners(1), moslimscho(1), hottentottenstam(1), aziatischejgeit(2), lilliputter(1), baboes(1), zimbabwe(1), dwerggroei(1), barbaar(1), eskimo's(1), inheemse(1), rassen(1), volbloed(1), bediende(1), inheemsen(2), kokkie(1), inheems(1), exotisch(1), tovenaar(1), onbeschaafdheid(1), dwerg(1), inheemsch(1), moslimsche(1), traditioneel(1)</text:p>
          </table:table-cell>
          <table:table-cell table:style-name="ce5" office:value-type="string" calcext:value-type="string">
            <text:p>('christenen', 11), ('konoje', 3), ('matsoeoka', 2), ('banneling', 1), ('deporteren', 1), ('dent', 2), ('ondernemen', 7), ('burger', 18), ('succes', 29), ('gendarmerie', 2), ('onderhoud', 8), ('boecharin', 1), ('stalin', 5), ('hitler', 6), ('telegrafeeren', 1), ('gendarme', 2), ('grensbewoner', 1), ('gevangenschap', 2), ('hitier', 2), ('wapen', 23), ('jong-turken', 1), ('onderhandelaar', 1), ('mussolini', 4), ('zeeschuimer', 1), ('terugroepen', 2), ('dictator', 1), ('deserteur', 1), ('veldheer', 2), ('telefoneren', 1), ('dezel', 3), ('lenin', 2), ('duce', 1), ('trotsky', 1), ('konoye', 1), ('trotski', 1), ('henlein', 1), ('saradjogloe', 1), ('minister-presidentschap', 1), ('berchtesgad', 1)</text:p>
          </table:table-cell>
          <table:table-cell table:style-name="ce5" office:value-type="string" calcext:value-type="string">
            <text:p>christenen, konoje, matsoeoka, banneling, deporteren, dent, ondernemen, burger, succes, gendarmerie, onderhoud, boecharin, stalin, hitler, telegrafeeren, gendarme, grensbewoner, gevangenschap, hitier, wapen, jong-turken, onderhandelaar, mussolini, zeeschuimer, terugroepen, dictator, deserteur, veldheer, telefoneren, dezel, lenin, duce, trotsky, konoye, trotski, henlein, saradjogloe, minister-presidentschap, berchtesgad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340709" calcext:value-type="float">
            <text:p>340709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0.151898734177215" calcext:value-type="float">
            <text:p>0.151898734177215</text:p>
          </table:table-cell>
          <table:table-cell table:style-name="ce5" office:value-type="float" office:value="0.909462954550969" calcext:value-type="float">
            <text:p>0.909462954550969</text:p>
          </table:table-cell>
          <table:table-cell table:style-name="ce5" office:value-type="float" office:value="0.814345991561181" calcext:value-type="float">
            <text:p>0.814345991561181</text:p>
          </table:table-cell>
          <table:table-cell table:style-name="ce5" office:value-type="float" office:value="0.054514907339121" calcext:value-type="float">
            <text:p>0.054514907339121</text:p>
          </table:table-cell>
          <table:table-cell table:style-name="ce5" office:value-type="float" office:value="0.0337552742616034" calcext:value-type="float">
            <text:p>0.03375527426160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koppensneller(2), inboorling(2), moslim(13), moslimsch(1), ras(1), historisch(12), inheems(10), aziatisch(15), primitief(2), homo(4), moor(3), dwerggroei(6), gemengd(12), slavenschip(1), islamiet(3), mongool(3), marron(17), negers(1), mengras(1), zigeuner(1), medicijnman(5), barbaren(4), berber(1), ontdekken(3), moslims(2), barbaar(6), moslimcultuur(1), traditioneel(3), traditionele'(1), achtergrond(10), traditionele(5), bediende(2), indo-europeaan(7), indo(2), homogeen(1), mulat(3), baboe(4), inlanders(1), roots(3), knecht(1), indiaan(2), metis'(1), indisch(1), wild(2), inuit(2), metis(2), k'mesties(2), halfbloed(1), moslimsche(2), boesmanbanelen(1), hottentot(2), inheemse(1), indische(1), koelie(3), stam(1), barbarlje(1), aziatische(1), queer(1), koelies(1), inheemsch(1), inlander(1), mulattin(1), slaaf(1), kaukasisch(2), christelijkhistorisch'(1), roma(1), onbeschaafd(2), grootst(1), neger(1), inheemsebe(1), gay(1), mesties(2), slaven(1), kokkie(1), page(1), afkomst(2), lilliputter(1), dwerg(2), pygmee(1), kwinti(1), afgod(1), misvormden(1), inheemsche(1), blank(1), marrons(1), boesman(1), winkelknechten(1), negerrijk(1)</text:p>
          </table:table-cell>
          <table:table-cell table:style-name="ce5" office:value-type="string" calcext:value-type="string">
            <text:p>('waa', 16), ('ket', 1), ('hot', 62), ('dio', 34), ('ied', 1), ('ai', 12), ('oon', 3), ('verschi', 1), ('hotten', 5), ('ora', 3), ('eea', 14), ('wonlen', 1), ('tul', 4), ('fee', 3), ('lets', 9), ('dl', 8), ('cea', 1), ('wonlt', 1), ('allo', 15), ('genoem', 1), ('-reeds', 1), ('zljn', 9), ('goon', 1), ('tonder', 1), ('-als', 1), ('zouder', 1), ('plaa', 1), ('gevei', 1), ('esn', 3), ('eer-', 2), ('olijk', 1), ('w*rd', 1), ('ovor', 2), ('-is', 1), ('hst', 10), ('nie-t', 1), ('fde', 3), ('lelijk', 4), ('hler', 2), ('ieta', 1), ('tiet', 5), ('reer', 1), ('/eer', 1), ('dis', 3), ('hct', 2), ('h.t', 1), ('dle', 2), ('.is', 1), ('oni', 3), ('besto', 1), ('darren', 1), ('thana', 2), ('ol', 1), ('hnt', 1), ('ais', 2), ('aie', 2), (".'", 1), ('sond', 1), ('dlo', 3), ('verdor', 1), ('rk', 1), ('eau', 3), ('bet', 1), ('blij-', 1), ('wo', 1), ('ovar', 1), ('ii', 1)</text:p>
          </table:table-cell>
          <table:table-cell table:style-name="ce5" office:value-type="string" calcext:value-type="string">
            <text:p>waa, ket, hot, dio, ied, ai, oon, verschi, hotten, ora, eea, wonlen, tul, fee, lets, dl, cea, wonlt, allo, genoem, -reeds, zljn, goon, tonder, -als, zouder, plaa, gevei, esn, eer-, olijk, w*rd, ovor, -is, hst, nie-t, fde, lelijk, hler, ieta, tiet, reer, /eer, dis, hct, h.t, dle, .is, oni, besto, darren, thana, ol, hnt, ais, aie, .', sond, dlo, verdor, rk, eau, bet, blij-, wo, ovar, ii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41508" calcext:value-type="float">
            <text:p>34150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111111111111111" calcext:value-type="float">
            <text:p>0.111111111111111</text:p>
          </table:table-cell>
          <table:table-cell table:style-name="ce5" office:value-type="float" office:value="0.916351362787851" calcext:value-type="float">
            <text:p>0.916351362787851</text:p>
          </table:table-cell>
          <table:table-cell table:style-name="ce5" office:value-type="float" office:value="0.888888888888889" calcext:value-type="float">
            <text:p>0.888888888888889</text:p>
          </table:table-cell>
          <table:table-cell table:style-name="ce5" office:value-type="float" office:value="0.0580285850735586" calcext:value-type="float">
            <text:p>0.0580285850735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ongoolse(1), zwartje(1), historisch(3), indo-europeaan(3), inheems(3), aziatisch(2), wild(1), aziatische(2), moor(1), achtergrond(5), gemengd(3), grootste(1), moslim(1), onbeschaafd(1), jakarta(1), negerin(1), barbaren(1), kaukasisch(1), inheemse(1), stam(1), knecht(1), zigeuner(1)</text:p>
          </table:table-cell>
          <table:table-cell table:style-name="ce5" office:value-type="string" calcext:value-type="string">
            <text:p>('drukkerij', 2), ('plein', 7), ('abri', 1), ('kuiperij', 1), ('werkplaats', 3), ('fabriek', 10), ('staatsspoorwegen', 2), ('spoorwegen', 1), ('banketbakkerij', 1), ('warenhuis', 1), ('klinker', 1), ('politiebureau', 1), ('kleermakerij', 1), ('kapperszaak', 1), ('magazijn', 1), ('zadelmakerij', 1), ('brouwerij', 1), ('spoorweg-maatschappij', 1)</text:p>
          </table:table-cell>
          <table:table-cell table:style-name="ce5" office:value-type="string" calcext:value-type="string">
            <text:p>drukkerij, plein, abri, kuiperij, werkplaats, fabriek, staatsspoorwegen, spoorwegen, banketbakkerij, warenhuis, klinker, politiebureau, kleermakerij, kapperszaak, magazijn, zadelmakerij, brouwerij, spoorweg-maatschappij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41308" calcext:value-type="float">
            <text:p>34130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0.111111111111111" calcext:value-type="float">
            <text:p>0.111111111111111</text:p>
          </table:table-cell>
          <table:table-cell table:style-name="ce5" office:value-type="float" office:value="0.956905236270479" calcext:value-type="float">
            <text:p>0.956905236270479</text:p>
          </table:table-cell>
          <table:table-cell table:style-name="ce5" office:value-type="float" office:value="0.857142857142857" calcext:value-type="float">
            <text:p>0.857142857142857</text:p>
          </table:table-cell>
          <table:table-cell table:style-name="ce5" office:value-type="float" office:value="0.0600844901118858" calcext:value-type="float">
            <text:p>0.060084490111886</text:p>
          </table:table-cell>
          <table:table-cell table:style-name="ce5" office:value-type="float" office:value="0.0317460317460317" calcext:value-type="float">
            <text:p>0.03174603174603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gemengd(5), muzelman(1), afkomst(3), achtergrond(5), indo(3), traditionele(5), aziatisch(8), aziatische(2), marron(4), indisch(1), zigeunermuziek(1), eenhistorisch(1), afgod(1), pygmee(2), bediende(2), inheemse(2), halfbloed(2), exotisch(1), slaven(1), mesties(2), onbeschaafd(2), inlandsche(1), baboe(1), wereldhistorische(1), rassenhaat(1), ras(2), moslims(1), afkomstig(1), berber(1)</text:p>
          </table:table-cell>
          <table:table-cell table:style-name="ce5" office:value-type="string" calcext:value-type="string">
            <text:p>('berthelot', 1), ('doumer', 2), ('reynaud', 1), ('minister-president', 5), ('crispi', 1), ('prefectuur', 3), ('president', 21), ('peterhof', 1), ('millerand', 1), ('rijkskanselier', 3), ('ricard', 1), ('giolitti', 1), ('pichon', 1), ('barthou', 1), ('staatshoofd', 1), ("crispi's", 1), ('premier', 5), ('andrassy', 1), ('rijkspresident', 1), ('oud-minister', 4), ('negrin', 1), ('brin', 2), ('hanotaux', 1), ("bismarck's", 1), ('aehrenthal', 1), ('overhandigen', 1), ('papen', 1), ('schleicher', 1), ('bulow', 1), ('mun', 1), ('romanof', 1), ('zanardelli', 1), ('tittoni', 1), ('garibaldi', 1), ('rouvier', 1), ('pelletan', 1), ('doumergue', 1)</text:p>
          </table:table-cell>
          <table:table-cell table:style-name="ce5" office:value-type="string" calcext:value-type="string">
            <text:p>berthelot, doumer, reynaud, minister-president, crispi, prefectuur, president, peterhof, millerand, rijkskanselier, ricard, giolitti, pichon, barthou, staatshoofd, crispi's, premier, andrassy, rijkspresident, oud-minister, negrin, brin, hanotaux, bismarck's, aehrenthal, overhandigen, papen, schleicher, bulow, mun, romanof, zanardelli, tittoni, garibaldi, rouvier, pelletan, doumergue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341455" calcext:value-type="float">
            <text:p>341455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0.157575757575758" calcext:value-type="float">
            <text:p>0.157575757575758</text:p>
          </table:table-cell>
          <table:table-cell table:style-name="ce5" office:value-type="float" office:value="0.898988084629845" calcext:value-type="float">
            <text:p>0.898988084629845</text:p>
          </table:table-cell>
          <table:table-cell table:style-name="ce5" office:value-type="float" office:value="0.806060606060606" calcext:value-type="float">
            <text:p>0.806060606060606</text:p>
          </table:table-cell>
          <table:table-cell table:style-name="ce5" office:value-type="float" office:value="0.0606311976030654" calcext:value-type="float">
            <text:p>0.060631197603065</text:p>
          </table:table-cell>
          <table:table-cell table:style-name="ce5" office:value-type="float" office:value="0.0363636363636364" calcext:value-type="float">
            <text:p>0.03636363636363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historische(5), marrons(4), slavenschip(1), moslimsohe(1), aziatisch(26), gekleurde(1), zigeunerbende(1), indo-europeaan(15), gekleurd(6), inlandsche(3), historisch(17), bediende(1), blank(4), primitief(3), historischcn(1), achtergrond(18), moslim(24), negerslaven(4), berber(7), inlander(3), marron(10), homo(2), traditionele(21), neger(3), ras(4), indo(2), bedienden(1), muzelman(4), queer(2), inuit(4), indische(5), moslims(2), inheems(4), gemengd(9), koelie(2), negerrijk(3), bosneger(1), indiaans(1), exotische(2), afkomst(5), roma(1), exotisch(2), kwinti(1), zigeuners(1), aziatische(7), zwartje(2), ontdekken(4), transport(1), koppensnellers(1), lilliputter(2), westers(1), barbaar(3), pygmee(1), barbaren(3), negercultuur(1), stam(1), eskimo's(3), verraste(1), dwerggroei(4), mengras(4), dwerg(3), onbeschaafd(2), pygmeeen(1), wild(2), kokkie(1), metis(1), hottentot(3), koppensneller(3), slaaf(2), mulat(3), mohemmedaan(1), mongool(2), slaven(1), aboriginal(1), moslimsoh(1), kaffer(2), islamiet(1), gemengde(1), moslimscho(1), traditioneel(2), moor(1), baboe(1), wereldmoord(1), kaukasisch(1), zigeuner(2), aziatischen(1), wilde(1), afstammelingen(1), medicijnman(1), muzelman'(1), volbloedpaard(1), handicap(1), misvormden(2), hottentottenstam(1), indisch(1), inheemsche(1), inboorling(1), christelijkhistorischen(1)</text:p>
          </table:table-cell>
          <table:table-cell table:style-name="ce5" office:value-type="string" calcext:value-type="string">
            <text:p>('nieuw', 180), ('deze', 60), ('stand', 35), ('besluit', 13), ('dezer', 3), ('vandaar', 15), ('naaien', 6), ('nieuwo', 2), ('uieuw', 1), ('naaf', 1), ('bewilligen', 1), ('naai', 3), ('near', 2), ('nieuwe', 2), ('raar', 3), ('naai-', 1), ('.naar', 1), ('naa', 2), ('nasr', 1), ('nieawe', 1), ('rid', 1), ('nnar', 1), ('naaren', 1), ('aaar', 2), ('naat', 1), ('dozer', 1)</text:p>
          </table:table-cell>
          <table:table-cell table:style-name="ce5" office:value-type="string" calcext:value-type="string">
            <text:p>nieuw, deze, stand, besluit, dezer, vandaar, naaien, nieuwo, uieuw, naaf, bewilligen, naai, near, nieuwe, raar, naai-, .naar, naa, nasr, nieawe, rid, nnar, naaren, aaar, naat, dozer</text:p>
          </table:table-cell>
          <table:table-cell table:style-name="ce5" table:number-columns-repeated="1012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341882" calcext:value-type="float">
            <text:p>341882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0.164864864864865" calcext:value-type="float">
            <text:p>0.164864864864865</text:p>
          </table:table-cell>
          <table:table-cell table:style-name="ce5" office:value-type="float" office:value="0.833670457693915" calcext:value-type="float">
            <text:p>0.833670457693915</text:p>
          </table:table-cell>
          <table:table-cell table:style-name="ce5" office:value-type="float" office:value="0.802702702702703" calcext:value-type="float">
            <text:p>0.802702702702703</text:p>
          </table:table-cell>
          <table:table-cell table:style-name="ce5" office:value-type="float" office:value="0.0680066373765766" calcext:value-type="float">
            <text:p>0.068006637376577</text:p>
          </table:table-cell>
          <table:table-cell table:style-name="ce5" office:value-type="float" office:value="0.0324324324324324" calcext:value-type="float">
            <text:p>0.03243243243243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traditionele(14), achtergrond(33), gemengd(32), aziatisch(13), inheems(13), indo-europeaan(12), negervrees(1), zigeunermuziek(3), inlandsche(6), historisch(14), moslim(10), primitief(5), blank(4), inheemse(3), inboorlingen(2), metis'nachts(1), onbeschaafd(2), bosneger(1), zigeunerin(1), barbaren(1), wild(5), lesbisch(2), volbloed(1), koelies(1), koppensneller(3), pygmee(6), moslims(7), marron(7), ontdekken(3), inlanders(2), medicijnman(2), inuit(2), indolonten(1), praehistorische(1), mulat(3), exotisch(4), dwerggroei(2), zigeuner(6), inlander(2), negerslaven(4), grootst(1), inboorling(2), berber(1), dwerg(3), bediende(3), slaven(3), zigeuners(1), marrons(1), rassenhaat(1), traditioneel(6), mesties(5), blanke(2), koppensnellers(1), rassen(1), ras(2), neger(2), lilliputter(2), kaukasisch(1), homo(2), indo(5), zimbabwecultuur(2), afgodendienst(1), aboriginal(2), baboe(1), negercultuur(2), historische(3), stam(3), indiaan(2), gemengd'contract(1), mongool(3), eskimo(1), eskimo's(2), afgodisch(1), slaaf(3), kaffer(1), halfbloed(3), moor(2), boesman(1), afgod(3), negers(1), indisch(1), inheemsch(1), indische(2), schildersknecht(1), indonesi(1), volksstam(1), berbers(1), wilde(1), kokkie(4), indo's(1), birma(1), aapman(1), afkomst(2), gekleurd(3), dienstknecht(1), moslimsoh(1), aziatische(1), islamiet(2), mengras(1), mongoolsche(1), slavenschip(1), misvormden(1), jakarta(1), medicijnmannen(1), indiaansch(1), aziatischen(1), metis(1), hottentotten(2), afstammelingen(1), roots(1), moslimsche(1), allochtoon(1), hottentottenstam(1), zwartje(1), roots'(1), stammen(1), exotische(1), muzelman(1), hottentot(1), onbeschaafdheid(1), handicap(2), inheemsche(1)</text:p>
          </table:table-cell>
          <table:table-cell table:style-name="ce5" office:value-type="string" calcext:value-type="string">
            <text:p>('stil', 28), ('hoog', 115), ('vast', 48), ('stemmen', 16), ('laag', 51), ('slot', 48), ('markt', 18), ('traag', 4), ('hooger', 14), ('kalm', 22), ('stemming', 20), ('afdoen', 7), ('ming', 1), ('flauw', 8), ('ijzen', 1), ('taster', 1), ('ferm', 2), ('wak', 1), ('loot', 1), ('vossen', 1), ('openin', 1), ('va-t', 1), ('loom', 1), ('vasto', 2), ('-.et', 1), ('markten', 2), ('willig', 1), ('onregelmatig', 1), ('hoogst', 2), ('temming', 1)</text:p>
          </table:table-cell>
          <table:table-cell table:style-name="ce5" office:value-type="string" calcext:value-type="string">
            <text:p>stil, hoog, vast, stemmen, laag, slot, markt, traag, hooger, kalm, stemming, afdoen, ming, flauw, ijzen, taster, ferm, wak, loot, vossen, openin, va-t, loom, vasto, -.et, markten, willig, onregelmatig, hoogst, temming</text:p>
          </table:table-cell>
          <table:table-cell table:style-name="ce5"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1765" calcext:value-type="float">
            <text:p>341765</text:p>
          </table:table-cell>
          <table:table-cell office:value-type="float" office:value="67" calcext:value-type="float">
            <text:p>67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0.940510821058702" calcext:value-type="float">
            <text:p>0.940510821058702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0697210933049658" calcext:value-type="float">
            <text:p>0.069721093304966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slim(1), blank(1), transport(1), indo(1), aziatische(1), gemengd(8), inheems(6), inheems'che(1), afkomst(1), onbeschaafd(1), dwergeu(1), achtergrond(6), gemengden(1), queer(1), baboe(1), inlander(1), indo-europeaan(2), slavenhandel(1), ontdekken(4), primitief(1), aziatisch(2), roots(1), mulatten(1), barbaar(2), moslims(1), dwerg(2), mongool(1), exotisch(1), indiaan(1), traditionele(1), negerslaven(1), kaffer(1), boesman(1), inuit(1), historisch(1), volbloed'(1), indisch(1), eskimo(1), barbaren(1), indische(1), knecht(1), volbloed(1), inlandsche(1)</text:p>
          </table:table-cell>
          <table:table-cell office:value-type="string" calcext:value-type="string">
            <text:p>('eierkolen', 1), ('vleesch-', 1), ('kalkmergel', 1), ('rijst', 19), ('voederkalk', 1), ('ochtendvoer', 1), ('turf', 1), ('drank', 8), ('vlas', 2), ('suikerplantage', 2), ('verwerken', 4), ('fruit', 5), ('meststof', 1), ('groente', 1), ('aardappel', 3), ('gehalte', 2), ('melken', 2), ('bacove', 4), ('verbouwer', 1), ('voeder', 4), ('veevoeder', 2), ('raaigras', 1), ('oogsten', 3), ('bw', 1), ('rondventen', 1), ('vruchten-', 1), ('vetgehalte', 1), ('krachtvoeder', 1), ('zuidvrucht', 1), ('klaversoort', 1), ('klaverzad', 1), ('kunstzijde', 1), ('fabricage', 1), ('brandstof', 1), ('kati', 1)</text:p>
          </table:table-cell>
          <table:table-cell office:value-type="string" calcext:value-type="string">
            <text:p>eierkolen, vleesch-, kalkmergel, rijst, voederkalk, ochtendvoer, turf, drank, vlas, suikerplantage, verwerken, fruit, meststof, groente, aardappel, gehalte, melken, bacove, verbouwer, voeder, veevoeder, raaigras, oogsten, bw, rondventen, vruchten-, vetgehalte, krachtvoeder, zuidvrucht, klaversoort, klaverzad, kunstzijde, fabricage, brandstof, kati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1705" calcext:value-type="float">
            <text:p>341705</text:p>
          </table:table-cell>
          <table:table-cell office:value-type="float" office:value="77" calcext:value-type="float">
            <text:p>77</text:p>
          </table:table-cell>
          <table:table-cell office:value-type="float" office:value="0.12987012987013" calcext:value-type="float">
            <text:p>0.12987012987013</text:p>
          </table:table-cell>
          <table:table-cell office:value-type="float" office:value="0.917107806771672" calcext:value-type="float">
            <text:p>0.917107806771672</text:p>
          </table:table-cell>
          <table:table-cell office:value-type="float" office:value="0.844155844155844" calcext:value-type="float">
            <text:p>0.844155844155844</text:p>
          </table:table-cell>
          <table:table-cell office:value-type="float" office:value="0.0720457138772675" calcext:value-type="float">
            <text:p>0.072045713877268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aditionele(2), dwerggroei(5), indo-europeaan(2), aziatisch(7), moslimsch(1), berber(2), kaffer(2), inheemse(1), mongool(1), indo(2), mengras(3), moslim(6), zimbabwecultuur(1), koelie(1), mulat(2), senaatsbediende(1), aziatische(1), homo(1), marron(1), indisch(1), gemengd(3), ras(1), traditioneelen(1), primitief(1), koppensneller(2), slaven(1), mesties(1), historische(1), ontdekken(2), page(1), muzelman(1), kaffers(1), moslimsoh(1), historisch(3), achtergrond(4), eskimo(1), zigeuner(1), islamiet(1), exotische(1), pygmee(1), inlandsche(1), afkomst(1), inuit(1), bediende(1), inheemschen(1)</text:p>
          </table:table-cell>
          <table:table-cell office:value-type="string" calcext:value-type="string">
            <text:p>('functie', 7), ('fungeren', 3), ('aanstellen', 6), ('geinstalleerd', 1), ('belasten', 16), ('brigade-commandant', 1), ('bijstaan', 6), ('opdragen', 1), ('tijdelijk', 12), ('wachtmeester', 1), ('marechaussee', 2), ('hoogleeraar', 4), ('hoogleraar', 1), ('opzichter', 2), ('dienstwerk', 1), ('beheerder', 2), ('arbeidsinspectie', 1), ('adjunct-inspecteur', 1), ('installatie', 3), ('godsdienstleeraar', 1), ('hoofdinspecteur', 1), ('departementschef', 1), ('inspecteur', 1), ('installeren', 1), ('benoem', 1), ('z.t', 1), ('promotie', 1), ('professoren', 1), ('landbouwvoorlichtingsdienst', 1)</text:p>
          </table:table-cell>
          <table:table-cell office:value-type="string" calcext:value-type="string">
            <text:p>functie, fungeren, aanstellen, geinstalleerd, belasten, brigade-commandant, bijstaan, opdragen, tijdelijk, wachtmeester, marechaussee, hoogleeraar, hoogleraar, opzichter, dienstwerk, beheerder, arbeidsinspectie, adjunct-inspecteur, installatie, godsdienstleeraar, hoofdinspecteur, departementschef, inspecteur, installeren, benoem, z.t, promotie, professoren, landbouwvoorlichtingsdienst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9976" calcext:value-type="float">
            <text:p>33997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974053576520059" calcext:value-type="float">
            <text:p>0.974053576520059</text:p>
          </table:table-cell>
          <table:table-cell office:value-type="float" office:value="0.85" calcext:value-type="float">
            <text:p>0.85</text:p>
          </table:table-cell>
          <table:table-cell office:value-type="float" office:value="0.0864889352479052" calcext:value-type="float">
            <text:p>0.086488935247905</text:p>
          </table:table-cell>
          <table:table-cell office:value-type="float" office:value="0.05" calcext:value-type="float">
            <text:p>0.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wartje(1), negercultuur(1), queer(6), kaffers(1), handicap(4), gemengd(2), barbaar(1), moslim(1), historisch(1), roots(5), marron(5), traditionele(1), aboriginal(7), gay(1), verrast(1), metis'(1), page(5), aziatisch(3), blanka(1), bediende(1), achtergrond(2), homo(1), trans(1), blank(1), neger(1), slaaf(2), dwerggroei(1), grootsch(1), queertitle(1)</text:p>
          </table:table-cell>
          <table:table-cell office:value-type="string" calcext:value-type="string">
            <text:p>('writer', 1), ('possibility', 1), ('also', 2), ('book', 7), ('report', 2), ('country', 7), ('spiritual', 2), ('wlth', 1), ('subject', 1), ('women', 2), ('but', 13), ('result', 2), ('left', 2), ('spread', 1), ('feeling', 2), ('afternoon', 1), ('still', 4), ('bottom', 1), ('night', 1), ('second', 3), ('yes', 2), ('cost', 2), ('grow', 2), ('known', 4), ('understand', 1), ('absolutely', 1), ('thrown', 1), ('matter', 2), ('soul', 1), ('practical', 1), ('see', 2), ('around', 2), ('living', 1), ('sees', 1), ('far', 1), ('peace', 1), ('standing', 1), ('present', 3), ('meet', 3), ('five', 4), ('children', 2), ('asked', 1), ('say', 1), ('today', 2), ('till', 1), ('close', 1), ('reception', 1), ('operation', 1), ('knowledge', 1), ('study', 1), ('minor', 1), ('notice', 1), ('both', 4), ('personal', 1), ('desire', 1), ('physical', 1), ('received', 1), ('delivered', 1), ('agreed', 1), ('natural', 1), ('netherlands', 1), ('view', 1), ('to-day', 1), ('cheer', 1), ('stated', 1), ('form.', 1), ('maintain', 1)</text:p>
          </table:table-cell>
          <table:table-cell office:value-type="string" calcext:value-type="string">
            <text:p>writer, possibility, also, book, report, country, spiritual, wlth, subject, women, but, result, left, spread, feeling, afternoon, still, bottom, night, second, yes, cost, grow, known, understand, absolutely, thrown, matter, soul, practical, see, around, living, sees, far, peace, standing, present, meet, five, children, asked, say, today, till, close, reception, operation, knowledge, study, minor, notice, both, personal, desire, physical, received, delivered, agreed, natural, netherlands, view, to-day, cheer, stated, form., maintain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1915" calcext:value-type="float">
            <text:p>341915</text:p>
          </table:table-cell>
          <table:table-cell office:value-type="float" office:value="393" calcext:value-type="float">
            <text:p>393</text:p>
          </table:table-cell>
          <table:table-cell office:value-type="float" office:value="0.173027989821883" calcext:value-type="float">
            <text:p>0.173027989821883</text:p>
          </table:table-cell>
          <table:table-cell office:value-type="float" office:value="0.714695520274447" calcext:value-type="float">
            <text:p>0.714695520274447</text:p>
          </table:table-cell>
          <table:table-cell office:value-type="float" office:value="0.798982188295165" calcext:value-type="float">
            <text:p>0.798982188295165</text:p>
          </table:table-cell>
          <table:table-cell office:value-type="float" office:value="0.0869049790894544" calcext:value-type="float">
            <text:p>0.086904979089454</text:p>
          </table:table-cell>
          <table:table-cell office:value-type="float" office:value="0.0279898218829517" calcext:value-type="float">
            <text:p>0.0279898218829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istorische(6), afkomst(3), achtergrond(21), aziatisch(30), moslimsch(1), barbaren(4), inheemse(4), marron(9), negerslaven(2), historisch(20), inheems(11), traditionele(30), homo(3), eskimo's(3), indo-europeaan(17), neger(2), homogeen(1), roots(1), mongool(2), moslim(21), gemengd(17), mulat(1), inlander(3), ontdekken(2), bedienden(1), blank(3), inlanders(1), medicijnman(3), indische(2), koelie(5), inuit(2), islamiet(3), slavenschip(3), zigeuners(2), slaven(2), moslims(5), dwerggroei(4), volkstammen(1), inheemseen(1), zigeuner(1), christelijkhistorisch'(1), bosneger(3), inboorlingen(3), stamgenooten(1), slavenhandel(1), moord(1), aziatische(7), negerrijk(2), moslimsche(2), mesties(2), indo(2), rassen(1), lilliputter(3), inlandsche(6), ras(3), volbloed(3), barbarlje(1), stam(3), medicijnmannen(1), zigeunerbende(1), inheems'che(2), tovenaar(2), zimbabwecultuur(1), wild(3), wereldhistorische(1), lilliputters(2), muzelman(3), dwerg(3), eskimo(1), verraste(1), muzelmannen(1), halfbloed(2), primitief(3), moor(1), marron'(1), aboriginal(2), barbaar(2), kaffer(2), mongoolse(1), negers(1), indisch(1), slaaf(3), etniciteit(1), misvormden(3), wilde(3), koppensneller(2), stamhoofd(1), hottentot(2), gekleurd(2), afgod(1), indo's(1), mengras(1), kokkie(1), moslimsoh(1), exotisch(1), dwergen(1), exotische(1), wetshistorische(1), zigeunermuziek(2), berberoorlog(1), onbeschaafd(2), inheemsche(3), jakarta(1), traditioneel(3), gemengde(2), berber(2), aziatischen(1), metis(2), hottentotten(1), marrons(1), gekleurde(1), volbloedpaard(1), indiaan(1), knecht(1), hottentottenstam(1), roots'(1), page(1), zwartjes(1), pygmee(1), kaukasisch(1)</text:p>
          </table:table-cell>
          <table:table-cell office:value-type="string" calcext:value-type="string">
            <text:p>('overeenkomst', 8), ('sterk', 76), ('elkaar', 41), ('vrede', 23), ('europeeschen', 5), ('redactie', 7), ('luiden', 20), ('bespreking', 16), ('ogenblik', 6), ('lezer', 25), ('onderling', 12), ('toebereidselen', 3), ('imperium', 1), ('moment', 9), ('uw', 2), ('aanknoop', 1), ('aankondigen', 12), ('nummer', 20), ('bijzonderheid', 8), ('wederzijdsch', 2), ('meerderheid', 14), ('behelzen', 1), ('europees', 10), ('ooggetuige', 2), ('ventie', 1), ('aceoord', 5), ('onzijdigheid', 3), ('nommer', 2), ('scheidsrechterlijk', 2), ('bizonderheden', 1), ('verdediging', 8), ('kaapvaart', 1), ('bgzonderhed', 1), ('oorlogsdoeleinde', 1), ('ingezonden', 1), ('non-interventie', 1), ('formeel', 2), ('vertrouwbaar', 1), ('conventie', 4), ('annexeeren', 1), ('compromis', 1), ('wereldvrede', 2), ('aanstaande', 2), ('hoogachtend', 2), ('annonce', 2), ('bijlage', 1), ('viervoudig', 1), ('kondigen', 2), ('zeemogendheid', 1), ('geachte', 1), ('bizonderhed', 1), ('nabuur', 3), ('tagl', 1), ('parlementszitting', 1), ('handelsrelatie', 1), ('bevriend', 4), ('handelsbetrekkingen', 1), ('aanknopen', 1), ('relatie', 5), ('vergelijk', 3), ('schatplichtig', 1), ('bondgenoot', 4), ('modus', 1), ('interventie', 2), ('bewapening', 1), ('wederzijds', 2), ('onderstaan', 2), ('schr', 1), ('blokkade', 2), ('controlemaatregel', 1), ('duikbootoorlog', 1), ('overgenomen', 1), ('arbitrage', 3), ('oogenbiik', 1), ('uwc', 1), ('minnelijk', 1), ('connectie', 2), ('annexeren', 1), ('belligerent', 1), ('oogenbllk', 1), ('clausule', 2), ('beraadslagen', 1), ('akkoord', 1), ('beurteniss', 1), ('verschynen', 1), ('monroe-leer', 1), ('bizonderheid', 1), ('protocol', 1)</text:p>
          </table:table-cell>
          <table:table-cell office:value-type="string" calcext:value-type="string">
            <text:p>overeenkomst, sterk, elkaar, vrede, europeeschen, redactie, luiden, bespreking, ogenblik, lezer, onderling, toebereidselen, imperium, moment, uw, aanknoop, aankondigen, nummer, bijzonderheid, wederzijdsch, meerderheid, behelzen, europees, ooggetuige, ventie, aceoord, onzijdigheid, nommer, scheidsrechterlijk, bizonderheden, verdediging, kaapvaart, bgzonderhed, oorlogsdoeleinde, ingezonden, non-interventie, formeel, vertrouwbaar, conventie, annexeeren, compromis, wereldvrede, aanstaande, hoogachtend, annonce, bijlage, viervoudig, kondigen, zeemogendheid, geachte, bizonderhed, nabuur, tagl, parlementszitting, handelsrelatie, bevriend, handelsbetrekkingen, aanknopen, relatie, vergelijk, schatplichtig, bondgenoot, modus, interventie, bewapening, wederzijds, onderstaan, schr, blokkade, controlemaatregel, duikbootoorlog, overgenomen, arbitrage, oogenbiik, uwc, minnelijk, connectie, annexeren, belligerent, oogenbllk, clausule, beraadslagen, akkoord, beurteniss, verschynen, monroe-leer, bizonderheid, protocol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0952" calcext:value-type="float">
            <text:p>340952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.896113004008193" calcext:value-type="float">
            <text:p>0.896113004008193</text:p>
          </table:table-cell>
          <table:table-cell office:value-type="float" office:value="0.83" calcext:value-type="float">
            <text:p>0.83</text:p>
          </table:table-cell>
          <table:table-cell office:value-type="float" office:value="0.0887990804688357" calcext:value-type="float">
            <text:p>0.088799080468836</text:p>
          </table:table-cell>
          <table:table-cell office:value-type="float" office:value="0.03" calcext:value-type="float">
            <text:p>0.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ndicap(1), lesbisch(1), aziatisch(6), slaaf(3), inuit(1), barbaren(2), gemengd(9), baboe(1), slavenschip(1), marron(5), traditionele(6), gemengde(1), muzelmannen(1), primitief(1), inheems(4), verwilderd(1), eskimo's(2), barbaar(1), exotisch(2), traditioneel(1), moslim(4), meesterknecht(1), zigeuners(1), achtergrond(3), negerrestaurant(1), roots(1), ras(1), gekleurd(1), negerslaven(1), dwerggroei(1), dienstknecht(1), aapman(1), homo(1), indo-europeaan(6), historisch(4), westers(1), barbaarschheid(1), indo(1), inlandsche(2), gekleurde(1), koelie(1), mulat(1), onbeschaafd(1), mulatten(1), mesties(1), zigeunermuziek(1), afgod(1), mongoolsche(1), stam(1), rassen(1), moor(1), bediende(1), medicijnman(1), marron'(1), inheemse(1), queer(1)</text:p>
          </table:table-cell>
          <table:table-cell office:value-type="string" calcext:value-type="string">
            <text:p>('ccii', 1), ('toog', 5), ('met-', 3), ('.met', 1), ('word', 7), ('docr', 2), ('dcor', 10), ('eein', 1), ('inet', 3), ('dooi', 11), ('een-', 2), ('erd', 2), ('vrii', 1), ('roeten', 3), ('leg', 2), ('mefc', 1), ('aoor', 2), ('ineen', 6), ('eeno', 2), ('legen', 5), ('.een', 3), ('eeii', 1), ('vang', 1), ('m^t', 1), ('oip', 1), ('eei', 2), ('wero', 1), ('-een', 2), ('tegeu', 1), ('we-d', 1), ('dooien', 2), ('door-', 1), ('op.de', 1), ('jnet', 1), ('verden', 2), ('volgd', 1), ('deor', 1), ('eeen', 1), ('verd', 1), ('erden', 1), ('meb', 1), ('jeen', 1), ('ecne', 1), ("en'de", 1), ('tegsn', 1)</text:p>
          </table:table-cell>
          <table:table-cell office:value-type="string" calcext:value-type="string">
            <text:p>ccii, toog, met-, .met, word, docr, dcor, eein, inet, dooi, een-, erd, vrii, roeten, leg, mefc, aoor, ineen, eeno, legen, .een, eeii, vang, m^t, oip, eei, wero, -een, tegeu, we-d, dooien, door-, op.de, jnet, verden, volgd, deor, eeen, verd, erden, meb, jeen, ecne, en'de, tegsn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1727" calcext:value-type="float">
            <text:p>341727</text:p>
          </table:table-cell>
          <table:table-cell office:value-type="float" office:value="177" calcext:value-type="float">
            <text:p>177</text:p>
          </table:table-cell>
          <table:table-cell office:value-type="float" office:value="0.141242937853107" calcext:value-type="float">
            <text:p>0.141242937853107</text:p>
          </table:table-cell>
          <table:table-cell office:value-type="float" office:value="0.941379381844311" calcext:value-type="float">
            <text:p>0.941379381844311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0.0916183124809744" calcext:value-type="float">
            <text:p>0.091618312480974</text:p>
          </table:table-cell>
          <table:table-cell office:value-type="float" office:value="0.0451977401129944" calcext:value-type="float">
            <text:p>0.0451977401129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igeuner(3), inboorling(1), aziatisch(6), indischen(1), gekleurd(3), primitief(3), moslim(10), marron(8), gemengd(16), inuit(1), wilde(1), stamhoofd(1), neger(1), negerslaven(2), koelie(1), afkomst(2), slaven'(1), vermoord(1), historisch(13), achtergrond(17), islamiet(1), traditionele(15), indo(2), wild(1), moslims(6), inheemse(3), blank(1), misvormden(2), inheems(4), zigeunerbende(1), indo-europeaan(2), homo(1), baboe(2), lesbisch(2), inlander(1), en'marron(1), muzelman(3), barbaar'sche(1), indische(1), aziatische(2), lilliputters(1), mulat(1), barbaarschheid(1), historischen(1), zigeunermuziek(1), kaukasisch(1), gekleurde(1), eskimo's(2), halfbloed(1), gay(2), slaven(1), jakarta(1), pygmee(2), afgod(1), inlandsche(1), lilliputter(1), page(1), boesman(1), moor(1), bediende(1), traditioneel(1), kokkie(1), exotische(1), dwerggroei(1), zigeuners(1), metis(1), moslimsche(1), medicijnman(1), inheemschen(1), slaaf(1)</text:p>
          </table:table-cell>
          <table:table-cell office:value-type="string" calcext:value-type="string">
            <text:p>('zaal', 27), ('zouaven', 1), ('organiseren', 12), ('vrouwekerk', 1), ('bedevaart', 2), ('wijdingen', 1), ('kapel', 7), ('statie', 1), ('sabbath', 2), ('samenkomst', 3), ('seizoen', 11), ('bisdom', 3), ('inwijding', 2), ('oudejaarsavond', 1), ('doorloopen', 3), ('plechtigheid', 6), ('kroningsfeest', 1), ('optocht', 8), ('feest', 24), ('mis', 7), ('pasch', 1), ('viering', 1), ('liefdezuster', 1), ('plechtig', 6), ('jubileum', 3), ('kruisweg', 1), ('volksvermaak', 3), ('pelgrimstocht', 2), ('apostolaat', 2), ('spreekbeurt', 1), ('soos', 1), ('broederschap', 1), ('intentie', 4), ('kathedraal', 2), ('eucharistisch', 1), ('pelgrim', 2), ('niklaas', 1), ('ochtendgebed', 1), ('godsdienstoefening', 2), ('h.h.', 1), ('gondelvaart', 1), ('parade', 2), ('avondfeest', 1), ('lof', 3), ('vastenavond', 1), ('rustdag', 1), ('kunstlievend', 1), ('organiseeren', 1), ('toegewijd', 1), ('deelname', 1), ('drillen', 1), ('feestelijkheid', 2), ('communie', 1), ('parochie', 1), ('feestviering', 1), ('sixtijnsch', 1), ('volksfeest', 2), ('ommegang', 1), ('jubilee', 1), ('paschen', 1), ('missieweek', 2), ('maskerade', 1), ('pinksterdagen', 1), ('openingsuur', 1), ('israels', 1), ('jeugddag', 1), ('basiliek', 1), ('misoffer', 1), ('feesten', 1), ('nicolaasfeest', 1), ('middaggebed', 1), ('lobby', 1), ('kermis', 1), ('parochiaan', 1), ('bywonen', 1)</text:p>
          </table:table-cell>
          <table:table-cell office:value-type="string" calcext:value-type="string">
            <text:p>zaal, zouaven, organiseren, vrouwekerk, bedevaart, wijdingen, kapel, statie, sabbath, samenkomst, seizoen, bisdom, inwijding, oudejaarsavond, doorloopen, plechtigheid, kroningsfeest, optocht, feest, mis, pasch, viering, liefdezuster, plechtig, jubileum, kruisweg, volksvermaak, pelgrimstocht, apostolaat, spreekbeurt, soos, broederschap, intentie, kathedraal, eucharistisch, pelgrim, niklaas, ochtendgebed, godsdienstoefening, h.h., gondelvaart, parade, avondfeest, lof, vastenavond, rustdag, kunstlievend, organiseeren, toegewijd, deelname, drillen, feestelijkheid, communie, parochie, feestviering, sixtijnsch, volksfeest, ommegang, jubilee, paschen, missieweek, maskerade, pinksterdagen, openingsuur, israels, jeugddag, basiliek, misoffer, feesten, nicolaasfeest, middaggebed, lobby, kermis, parochiaan, bywonen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1509" calcext:value-type="float">
            <text:p>341509</text:p>
          </table:table-cell>
          <table:table-cell office:value-type="float" office:value="33" calcext:value-type="float">
            <text:p>33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877964176147534" calcext:value-type="float">
            <text:p>0.877964176147534</text:p>
          </table:table-cell>
          <table:table-cell office:value-type="float" office:value="0.878787878787879" calcext:value-type="float">
            <text:p>0.878787878787879</text:p>
          </table:table-cell>
          <table:table-cell office:value-type="float" office:value="0.0928239399716091" calcext:value-type="float">
            <text:p>0.0928239399716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mengd(7), inlandsche(1), etniciteit(2), lilliputters(1), achtergrond(2), marron(5), aziatisch(2), hottentot(1), muzelmannen(1), indiaansch(1), aapman(1), bediende(1), inheems(1), volbloed(1), kokkie(1), grootst(1), kaffer(1), westers(1), zigeunermuziek(1), traditionele(1)</text:p>
          </table:table-cell>
          <table:table-cell office:value-type="string" calcext:value-type="string">
            <text:p>('pra', 1), ('eleetr', 1), ('hand.', 10), ('a.g', 1), ('linde', 3), ('oosteren', 1), ('electr', 1), ('ooster', 3), ('aand', 4), ('mfi', 1), ('dern', 1), ('h.v', 1), ('adam', 4), ('bant', 1), ('elec', 1)</text:p>
          </table:table-cell>
          <table:table-cell office:value-type="string" calcext:value-type="string">
            <text:p>pra, eleetr, hand., a.g, linde, oosteren, electr, ooster, aand, mfi, dern, h.v, adam, bant, elec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1392" calcext:value-type="float">
            <text:p>341392</text:p>
          </table:table-cell>
          <table:table-cell office:value-type="float" office:value="33" calcext:value-type="float">
            <text:p>33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955748006727315" calcext:value-type="float">
            <text:p>0.955748006727315</text:p>
          </table:table-cell>
          <table:table-cell office:value-type="float" office:value="0.878787878787879" calcext:value-type="float">
            <text:p>0.878787878787879</text:p>
          </table:table-cell>
          <table:table-cell office:value-type="float" office:value="0.0928239399716091" calcext:value-type="float">
            <text:p>0.092823939971609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lfbloed(1), mesties(1), traditionele(2), historisch(4), berber(1), achtergrond(5), indo-europeaan(3), gemengd(3), moslims(1), aziatisch(1), ontdekken(1), lilliputter(1), afgod(1), misvormden(1), roots(1), jokjakarta(1), volbloed(1), moslim(1), aziatische(1), marron(1), gekleurd(1)</text:p>
          </table:table-cell>
          <table:table-cell office:value-type="string" calcext:value-type="string">
            <text:p>('cohen', 1), ('doorn', 1), ('zaalberg', 2), ('adama', 1), ('heymans', 1), ('budde', 1), ('samson', 3), ('petrie', 1), ('kranenburg', 1), ('brauw', 1), ('koch', 2), ('lissauer', 1), ('monchy', 1), ('roeper', 1), ('meeteren', 1), ('jacobson', 1), ('plantenga', 1), ('willink', 1), ('blankenstein', 1), ('ringeling', 1), ('schevichaven', 1), ('spanjaard', 2), ('feith', 1), ('scheltinga', 1), ('prak', 1), ('quack', 1), ('kapteyn', 1), ('groneman', 1)</text:p>
          </table:table-cell>
          <table:table-cell office:value-type="string" calcext:value-type="string">
            <text:p>cohen, doorn, zaalberg, adama, heymans, budde, samson, petrie, kranenburg, brauw, koch, lissauer, monchy, roeper, meeteren, jacobson, plantenga, willink, blankenstein, ringeling, schevichaven, spanjaard, feith, scheltinga, prak, quack, kapteyn, groneman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9272" calcext:value-type="float">
            <text:p>339272</text:p>
          </table:table-cell>
          <table:table-cell office:value-type="float" office:value="54" calcext:value-type="float">
            <text:p>5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79593583576543" calcext:value-type="float">
            <text:p>0.79593583576543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0.0955939875507579" calcext:value-type="float">
            <text:p>0.0955939875507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mengd(2), berber(1), baboe(1), wild(1), moslim(1), indiaan(1), aziatisch(1), marron(7), eskimo(1), kaffer(1), volbloed(3), tovenaar(1), zwartje(1), ontdekken(2), inheemsen(2), bediende(1), page(2), homo(5), moor(2), inheems(1), zigeuners(1), barbaren(1), k'mesties(2), roots(3), negerslaven(1), boesman(1), achtergrond(1), stam(1), dwerg(1), blank(1), misvormden(1), onbeschaafd(1), inheemsche(1), barbaar(1)</text:p>
          </table:table-cell>
          <table:table-cell office:value-type="string" calcext:value-type="string">
            <text:p>('corn', 3), ('grove', 1), ('orange', 4), ('roseland', 3), ('sioux', 10), ('minn', 4), ('hawarden', 1), ('ave', 4), ('rev.', 4), ('center', 4), ('lemars', 1), ('grand', 6), ('rapids', 3), ('farm', 2), ('muskegon', 1), ('falls', 4), ('kots', 1), ('valley', 1), ('waupun', 1), ('jamestown', 1), ('quaker', 1), ('hosper', 3), ('mich', 3), ('mr', 2), ('carload', 2), ('alto', 1), ('jobn', 1), ('mcdonald', 1), ('chandler', 1)</text:p>
          </table:table-cell>
          <table:table-cell office:value-type="string" calcext:value-type="string">
            <text:p>corn, grove, orange, roseland, sioux, minn, hawarden, ave, rev., center, lemars, grand, rapids, farm, muskegon, falls, kots, valley, waupun, jamestown, quaker, hosper, mich, mr, carload, alto, jobn, mcdonald, chandler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0444" calcext:value-type="float">
            <text:p>340444</text:p>
          </table:table-cell>
          <table:table-cell office:value-type="float" office:value="54" calcext:value-type="float">
            <text:p>5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79593583576543" calcext:value-type="float">
            <text:p>0.79593583576543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0.0955939875507579" calcext:value-type="float">
            <text:p>0.0955939875507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slim(1), achtergrond(4), primitief(1), bosneger(1), traditionele(5), roots(2), gemengd(3), halfbloed(1), wild(2), aziatisch(3), knecht(2), moor(1), indo(1), kaffers(1), inuit(1), metis'(1), roma(1), marron(1), indostijl(1), blank(1), islamiet(1), moslimscho(1), mongool(1), traditioneel(1), gemengde(1), ras(1), muzelman(1), ontdekken(1), inheemsche(1), barbaar(1), inboorling(1), historisch(1), handicap(1), barbaren(1), zwartje(1), inheemsch(1), inheems(2), barbaarsche(1), kokkie(1)</text:p>
          </table:table-cell>
          <table:table-cell office:value-type="string" calcext:value-type="string">
            <text:p>('slleen', 1), ('wlen', 2), ('zlen', 1), ('geselen', 2), ('aak', 3), ('walk', 3), ('dib', 1), ('lo', 1), ('hoelt', 1), ('ztt', 1), ('oaa', 3), ('telf', 1), ('tiot', 1), ('kaa', 2), ('stoat', 1), ('sou', 2), ('soo', 1), ('kwnm', 1), ('ceo', 1), ('dif', 1), ('noor', 4), ('tras', 1), ('mogi', 1), ('uitt', 1), ('wnl', 1), ('lloor', 1), ('ocn', 1), ('hoar', 1), ('soa', 3), ('boe', 2), ('tja', 2), ('verme', 1), ('eertt', 1), ('iaën', 1), ('oui', 2), ('avar', 1), ('geplaatat', 1), ('wai', 1), ('wmt', 1), ('oai', 1)</text:p>
          </table:table-cell>
          <table:table-cell office:value-type="string" calcext:value-type="string">
            <text:p>slleen, wlen, zlen, geselen, aak, walk, dib, lo, hoelt, ztt, oaa, telf, tiot, kaa, stoat, sou, soo, kwnm, ceo, dif, noor, tras, mogi, uitt, wnl, lloor, ocn, hoar, soa, boe, tja, verme, eertt, iaën, oui, avar, geplaatat, wai, wmt, oai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0565" calcext:value-type="float">
            <text:p>340565</text:p>
          </table:table-cell>
          <table:table-cell office:value-type="float" office:value="27" calcext:value-type="float">
            <text:p>2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9481522566188" calcext:value-type="float">
            <text:p>0.8948152256618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0998693190334333" calcext:value-type="float">
            <text:p>0.0998693190334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r(5), stam(1), traditionele(2), gekleurde(1), volbloed(1), marron(1), westers(2), aziatisch(1), afgodendienst(1), gemengd(1), inlander(1), inheems(1), inboorling(1), metis(2), historisch(1), bediende(1), ontdekken(1), indiaan(1), slaaf(1), achtergrond(1)</text:p>
          </table:table-cell>
          <table:table-cell office:value-type="string" calcext:value-type="string">
            <text:p>('constant', 3), ('ijstroom', 1), ('gothenburg', 1), ('huil', 3), ('goole', 1), ('sunderland', 1), ('newcastle', 3), ('dramm', 1), ('ligplaats', 1), ('heron', 2), ('desi', 1), ('perth', 1), ('lynn', 1), ('grimsby', 1), ('fils', 1), ('pitcairn', 1), ('tham', 1), ('gauss', 1), ('stettin', 2), ('koningsbergen', 1), ('kappen', 3), ('nedercalix', 1), ('ormston', 1), ('elseneur', 1), ('trangsund', 1), ("king's", 1), ('malmo', 1), ('goeie', 1)</text:p>
          </table:table-cell>
          <table:table-cell office:value-type="string" calcext:value-type="string">
            <text:p>constant, ijstroom, gothenburg, huil, goole, sunderland, newcastle, dramm, ligplaats, heron, desi, perth, lynn, grimsby, fils, pitcairn, tham, gauss, stettin, koningsbergen, kappen, nedercalix, ormston, elseneur, trangsund, king's, malmo, goeie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1529" calcext:value-type="float">
            <text:p>341529</text:p>
          </table:table-cell>
          <table:table-cell office:value-type="float" office:value="595" calcext:value-type="float">
            <text:p>595</text:p>
          </table:table-cell>
          <table:table-cell office:value-type="float" office:value="0.169747899159664" calcext:value-type="float">
            <text:p>0.169747899159664</text:p>
          </table:table-cell>
          <table:table-cell office:value-type="float" office:value="0.812389846608984" calcext:value-type="float">
            <text:p>0.812389846608984</text:p>
          </table:table-cell>
          <table:table-cell office:value-type="float" office:value="0.791596638655462" calcext:value-type="float">
            <text:p>0.791596638655462</text:p>
          </table:table-cell>
          <table:table-cell office:value-type="float" office:value="0.102998623875352" calcext:value-type="float">
            <text:p>0.102998623875352</text:p>
          </table:table-cell>
          <table:table-cell office:value-type="float" office:value="0.0386554621848739" calcext:value-type="float">
            <text:p>0.03865546218487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ndone(1), marrons(1), historisch(26), traditionele(34), achtergrond(32), moslimsohe(1), moslim(33), moslimsch(1), barbaren(9), mulat(5), inheems'che(3), ontdekken(8), afkomst(6), aziatisch(27), gemengd(29), inheemse(5), eskimo's(5), indo-europeaan(32), zigeunermuziek(2), marron(8), negerslaven(2), inboorlingen(3), negers(1), inlandsche(5), halfbloed(4), inheems(25), homo(8), islamiet(5), misvormden(5), historische(5), muzelman(4), indo-europeaans(1), onbeschaafd(6), homogeen(1), roots(2), volbloed(3), kaukasisch(5), inlander(7), koelie(4), mongoolse(2), aboriginal(1), neger(2), koppensneller(4), tovenaar(1), blank(4), lilliputters(2), queer(3), indische(3), pygmee(7), moslims(8), inlanders(1), medicijnman(7), barbaar(8), inheemsche(7), dwerggroei(15), kokkie(4), zigeuner(2), handicap(2), berber(4), inuit(2), stamgenooten(1), exotische(3), aziatische(9), mongool(2), kaffers(3), primitief(3), traditioneel(4), negercultuur(2), lilliputter(3), dwerg(3), exotisch(3), inboorling(4), moor(1), hottentotten(3), zwartje(4), gemengden(1), indisch(2), stam(2), ras(4), mesties(7), eskimo(3), indiaan(1), gekleurd(3), bosneger(1), mengras(1), baboes(1), inheemsebe(1), rassen(1), bataviasche(1), boesman(4), indo(4), indonesi(1), afgod(1), wilden(1), onbeschaafd'to(1), knecht(2), negerrijk(3), wild(2), baboe(3), negerrestaurant(1), bediende(4), birma(1), slaven(1), slaaf(4), kaffer(4), barbaarsche(1), barbarlje(1), eskimoverhalen(1), eskimobediende(1), gemengde(2), inheemsen(2), wetshistorische(1), hottentot(2), berberoorlog(1), medicijnmannen(1), zimbabwecultuur(1), moslimcultuur(1), lesbische(1), gekleurde(2), en'marron(1), volbloedpaard(1), moslimsche(2), westers(1), hottentottenstam(1), lesbisch(1), christelijkhistorischen(1), metis(1), afkomstig(1)</text:p>
          </table:table-cell>
          <table:table-cell office:value-type="string" calcext:value-type="string">
            <text:p>('zoozeer', 8), ('hervorming', 11), ('noodzakelijk', 21), ('conclusie', 7), ('betreffen', 57), ('aard', 30), ('oog', 59), ('bezwaarlijk', 5), ('beschouw', 1), ('beschouwen', 70), ('dringend', 12), ('bereiken', 54), ('nagaan', 11), ('bezwaar', 24), ('onmogelijk', 30), ('.geweest', 1), ('lichten', 5), ('allerlei', 29), ('opzicht', 42), ('keuze', 6), ('gewoonlijk', 18), ('gezien', 11), ('huidig', 16), ('oordeel', 23), ('bespoediging', 2), ('constateren', 14), ('vatbaar', 5), ('degene', 9), ('tegenwoordi', 2), ('billijk', 8), ('zorge', 1), ('ondoenlijk', 1), ('zoogenoemd', 4), ('aantoonen', 2), ('omgekeerd', 3), ('summier', 1), ('afhangen', 4), ('menigvuldig', 3), ('donkbeeld', 1), ('liefst', 7), ('teveel', 4), ('defensie', 5), ('afscheiden', 2), ('volstaan', 5), ('medebrengen', 4), ('aanbevelenswaardig', 2), ('priori', 1), ('mogelijkheid', 12), ('toestemmen', 1), ('zakelijk', 1), ('noodzakelijkheid', 8), ('daarnaar', 1), ('moeielijk', 2), ('afzien', 5), ('formuleeren', 1), ('t.a.v.', 2), ('verkieslijk', 1), ('beteekend', 1), ('beteeken', 2), ('algene', 1), ('opperen', 1), ('zoogenaamen', 1), ('aangewezene', 1), ('uitsluiten', 7), ('moeilijkbed', 1), ('landsverdediging', 1), ('uitvallen', 4), ('bijwijze', 1), ('velerlei', 4), ('lelang', 1), ('schikken', 3), ('hereiken', 2), ('zoogenaamde', 2), ('inbrengen', 1), ('beoordeeling', 3), ('spoed', 1), ('goeden', 1), ('hiertegenover', 1), ('o-f', 1), ('verlieze', 1)</text:p>
          </table:table-cell>
          <table:table-cell office:value-type="string" calcext:value-type="string">
            <text:p>zoozeer, hervorming, noodzakelijk, conclusie, betreffen, aard, oog, bezwaarlijk, beschouw, beschouwen, dringend, bereiken, nagaan, bezwaar, onmogelijk, .geweest, lichten, allerlei, opzicht, keuze, gewoonlijk, gezien, huidig, oordeel, bespoediging, constateren, vatbaar, degene, tegenwoordi, billijk, zorge, ondoenlijk, zoogenoemd, aantoonen, omgekeerd, summier, afhangen, menigvuldig, donkbeeld, liefst, teveel, defensie, afscheiden, volstaan, medebrengen, aanbevelenswaardig, priori, mogelijkheid, toestemmen, zakelijk, noodzakelijkheid, daarnaar, moeielijk, afzien, formuleeren, t.a.v., verkieslijk, beteekend, beteeken, algene, opperen, zoogenaamen, aangewezene, uitsluiten, moeilijkbed, landsverdediging, uitvallen, bijwijze, velerlei, lelang, schikken, hereiken, zoogenaamde, inbrengen, beoordeeling, spoed, goeden, hiertegenover, o-f, verlieze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083" calcext:value-type="float">
            <text:p>341083</text:p>
          </table:table-cell>
          <table:table-cell office:value-type="float" office:value="103" calcext:value-type="float">
            <text:p>103</text:p>
          </table:table-cell>
          <table:table-cell office:value-type="float" office:value="0.087378640776699" calcext:value-type="float">
            <text:p>0.087378640776699</text:p>
          </table:table-cell>
          <table:table-cell office:value-type="float" office:value="0.997898407594332" calcext:value-type="float">
            <text:p>0.997898407594332</text:p>
          </table:table-cell>
          <table:table-cell office:value-type="float" office:value="0.825242718446602" calcext:value-type="float">
            <text:p>0.825242718446602</text:p>
          </table:table-cell>
          <table:table-cell office:value-type="float" office:value="0.105506230887105" calcext:value-type="float">
            <text:p>0.105506230887105</text:p>
          </table:table-cell>
          <table:table-cell office:value-type="float" office:value="0.087378640776699" calcext:value-type="float">
            <text:p>0.0873786407766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htergrond(12), traditionele(7), gekleurde(1), moslim(4), kaukasisch(3), mulat(1), metis(2), traditioneel(2), dwerggroei(2), slaaf(3), indo-europeaan(7), stam(1), kokkie(1), homo(1), zigeuners(1), historisch(3), gemengd(4), koelies(1), inlander(2), inheems(3), volbloed(1), afkomst(1), marron(5), handicapper(1), barbaar'sche(1), blank(1), aziatisch(4), indo(1), koelie(1), exotisch(2), onbeschaafd(1), slaven(1), tovenaar(1), medicijnman(1), koppensneller(2), mengras(1), primitief(2), mongool(2), neger(1), moor(1), pygmee(1), queer(1), muzelman(1), ras(1), moslimsche(1), baboe(1), handicap(1), rassenhaat(1), wereldmoord(1), inheemsche(1), liitlepage(1)</text:p>
          </table:table-cell>
          <table:table-cell office:value-type="string" calcext:value-type="string">
            <text:p>('rust', 21), ('kans', 30), ('veld', 17), ('houdbaar', 1), ('misten', 2), ('o.i.', 2), ('valk', 3), ('falen', 6), ('spelpeil', 1), ('verliezer', 1), ('fielden', 1), ('zeeuwen', 2), ('alliance', 2), ('overwicht', 2), ('tegenpartij', 1), ('gastheer', 2), ('opwassen', 1), ('toss', 1), ('speeltijd', 1), ('bandoenger', 1), ('hekkesluiter', 1), ('teleur', 1), ('rood-witt', 1), ("v.'s", 1), ('hieronymus', 1), ('bolwerken', 1), ('nippertje', 1), ('kooger', 1), ('medespel', 1), ('zegekar', 1)</text:p>
          </table:table-cell>
          <table:table-cell office:value-type="string" calcext:value-type="string">
            <text:p>rust, kans, veld, houdbaar, misten, o.i., valk, falen, spelpeil, verliezer, fielden, zeeuwen, alliance, overwicht, tegenpartij, gastheer, opwassen, toss, speeltijd, bandoenger, hekkesluiter, teleur, rood-witt, v.'s, hieronymus, bolwerken, nippertje, kooger, medespel, zegekar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1852" calcext:value-type="float">
            <text:p>341852</text:p>
          </table:table-cell>
          <table:table-cell office:value-type="float" office:value="170" calcext:value-type="float">
            <text:p>170</text:p>
          </table:table-cell>
          <table:table-cell office:value-type="float" office:value="0.158823529411765" calcext:value-type="float">
            <text:p>0.158823529411765</text:p>
          </table:table-cell>
          <table:table-cell office:value-type="float" office:value="0.818924923713775" calcext:value-type="float">
            <text:p>0.818924923713775</text:p>
          </table:table-cell>
          <table:table-cell office:value-type="float" office:value="0.811764705882353" calcext:value-type="float">
            <text:p>0.811764705882353</text:p>
          </table:table-cell>
          <table:table-cell office:value-type="float" office:value="0.107171789570097" calcext:value-type="float">
            <text:p>0.107171789570097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god(2), marrons(3), traditionele(8), indo(4), aziatisch(13), zigeuner(2), achtergrond(13), primitief(1), inlandsche(2), marron(2), zigeunerbende(1), medicijnman(3), moslim(18), traditioneel(1), historische(2), mongool(2), berber(2), historisch(10), bosneger(2), slaaf(2), negerin(1), negerslaven(2), vermoord(1), barbaren(3), indo-europeaan(9), ras(2), inheems(3), neger(4), gemengd(3), blank(2), westerse(1), aziatische(4), mulat(2), mohemmedaan(1), indisch(1), koelie(1), bediende(1), wilde(1), slaven(1), tovenaar(2), inheemse(3), kaukasisch(2), inuit(1), moslims(2), halfbloed(1), kaffers(1), gekleurde(1), wereldhistorische(1), slavenschip(1), koelies(1), moord(1), inlanders(1), mesties(1), groothistorische(1), afgodendienst(1), negerrijk(1), dwerg(1), afkomst(1), historischen(1), hottentot(1), inboorling(1), metis(2), zigeuners(1), inheemsche(1), exotisch(1), afkomstig(1), indonesi(1)</text:p>
          </table:table-cell>
          <table:table-cell office:value-type="string" calcext:value-type="string">
            <text:p>('diplomaat', 5), ('leider', 29), ('senaat', 2), ('benen', 2), ('afvaardigen', 7), ('journalist', 8), ('vertegenwoordigen', 14), ('deportatie', 1), ('superioriteit', 2), ('vertegenwoordiger', 11), ('proclamatie', 1), ('wetgevend', 1), ('republikeinen', 3), ('diplomatie', 5), ('staatsman', 6), ('instructie', 5), ('afdanking', 1), ('werver', 1), ('congrespartij', 2), ('bende', 13), ('lueger', 2), ('smokkelaar', 1), ('sneuvelen', 6), ('interviewen', 1), ('werkvolk', 5), ('verbanning', 3), ('fusilleren', 2), ('royalist', 1), ('verbannen', 5), ('stootkracht', 1), ('contingent', 2), ('vertegenwoordig', 1), ('reporter', 2), ('werving', 2), ('getalsterkte', 2), ('decreet', 1), ('carlistisch', 1), ('sterkte', 2), ('vlaanderen', 4), ('republikein', 3), ('anti-communistisch', 1), ('mobiliseeren', 1), ('bonapartistisch', 1), ('bund', 2), ('ontslagaanvrage', 1), ('delegatie', 2), ('arbeiderspartij', 1), ('gelukzoeker', 1), ('rijksdagcommissie', 1), ('manifest', 1), ('kabinetsraad', 1), ('doema', 1), ('regeeringsbesluit', 1), ('afvaardiging', 1), ('ballingschap', 1), ('prohibitie', 2), ('kroonraad', 1), ('ghandi', 1), ('tories', 1), ('opbellen', 1), ('landdag', 1), ('staatsgevangene', 1), ('oppersten', 1)</text:p>
          </table:table-cell>
          <table:table-cell office:value-type="string" calcext:value-type="string">
            <text:p>diplomaat, leider, senaat, benen, afvaardigen, journalist, vertegenwoordigen, deportatie, superioriteit, vertegenwoordiger, proclamatie, wetgevend, republikeinen, diplomatie, staatsman, instructie, afdanking, werver, congrespartij, bende, lueger, smokkelaar, sneuvelen, interviewen, werkvolk, verbanning, fusilleren, royalist, verbannen, stootkracht, contingent, vertegenwoordig, reporter, werving, getalsterkte, decreet, carlistisch, sterkte, vlaanderen, republikein, anti-communistisch, mobiliseeren, bonapartistisch, bund, ontslagaanvrage, delegatie, arbeiderspartij, gelukzoeker, rijksdagcommissie, manifest, kabinetsraad, doema, regeeringsbesluit, afvaardiging, ballingschap, prohibitie, kroonraad, ghandi, tories, opbellen, landdag, staatsgevangene, oppersten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1999" calcext:value-type="float">
            <text:p>341999</text:p>
          </table:table-cell>
          <table:table-cell office:value-type="float" office:value="53" calcext:value-type="float">
            <text:p>53</text:p>
          </table:table-cell>
          <table:table-cell office:value-type="float" office:value="0.0943396226415094" calcext:value-type="float">
            <text:p>0.094339622641509</text:p>
          </table:table-cell>
          <table:table-cell office:value-type="float" office:value="0.975893033431144" calcext:value-type="float">
            <text:p>0.975893033431144</text:p>
          </table:table-cell>
          <table:table-cell office:value-type="float" office:value="0.849056603773585" calcext:value-type="float">
            <text:p>0.849056603773585</text:p>
          </table:table-cell>
          <table:table-cell office:value-type="float" office:value="0.107805936703548" calcext:value-type="float">
            <text:p>0.107805936703548</text:p>
          </table:table-cell>
          <table:table-cell office:value-type="float" office:value="0.0566037735849057" calcext:value-type="float">
            <text:p>0.0566037735849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htergrond(3), stam(1), marron(9), inboorling(1), homo(2), lilliputters(1), kokkie(2), volbloed(2), mesties(1), gemengd(6), traditionele(3), helmlna'marron(2), kaffer(1), baboe(1), traditioneel(1), afkomst(2), exotisch(1), dwerggroei(1), slaaf(2), ras(1), primitief(1), historisch(1), westers(1), roma(1), historische(1), inheems(2), zigeunermuziek(1), onbeschaafd(1), barbaar(1)</text:p>
          </table:table-cell>
          <table:table-cell office:value-type="string" calcext:value-type="string">
            <text:p>('wouter', 2), ('paulus', 7), ('bart', 2), ('zwemwedstrijd', 1), ('sport', 2), ('herman', 5), ('geldprijs', 1), ('johan', 7), ('eerewedstrijd', 2), ('harddraverij-', 1), ('hoofdprijs', 1), ('zeilwedstrijd', 1), ('v/d', 2), ('gerard', 4), ('carel', 1), ('roothaan', 1), ('gruys', 2), ('clublokaal', 1), ('jacob', 3), ('med.', 1), ('tromp', 1), ('voetbal', 1), ('cornelius', 1), ('amand', 2), ('mia', 1), ('wagenaar', 1), ('pauius', 1), ('marcus', 1), ('dingen', 1)</text:p>
          </table:table-cell>
          <table:table-cell office:value-type="string" calcext:value-type="string">
            <text:p>wouter, paulus, bart, zwemwedstrijd, sport, herman, geldprijs, johan, eerewedstrijd, harddraverij-, hoofdprijs, zeilwedstrijd, v/d, gerard, carel, roothaan, gruys, clublokaal, jacob, med., tromp, voetbal, cornelius, amand, mia, wagenaar, pauius, marcus, dingen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1329" calcext:value-type="float">
            <text:p>341329</text:p>
          </table:table-cell>
          <table:table-cell office:value-type="float" office:value="32" calcext:value-type="float">
            <text:p>3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94867674940188" calcext:value-type="float">
            <text:p>0.948676749401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107953179437759" calcext:value-type="float">
            <text:p>0.10795317943775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lfbloed(1), indone(1), misvormden(1), roots(2), stam(1), moslim(2), marron(1), primitief(1), etniciteit(1), exotische(1), inheemsch(1), mengras(1), mongool(1), indische(1), exotisch(3), groothistorische(1), achtergrond(1), barbaar(1), gemengd(2), aziatisch(2), jokjakarta(1), inuit(1), wild(1), traditionele(1), zigeuner(1), historisch(1)</text:p>
          </table:table-cell>
          <table:table-cell office:value-type="string" calcext:value-type="string">
            <text:p>('tentoonstelling', 10), ('collect', 2), ('groene', 2), ('toegankelijk', 3), ('omstreek', 6), ('patrimonium', 2), ('jeugdorganisatie', 1), ('opv', 1), ('artis', 1), ('theetuin', 1), ('cultuurgemeenschap', 1), ('gezinnen', 1), ('kegelbaan', 1)</text:p>
          </table:table-cell>
          <table:table-cell office:value-type="string" calcext:value-type="string">
            <text:p>tentoonstelling, collect, groene, toegankelijk, omstreek, patrimonium, jeugdorganisatie, opv, artis, theetuin, cultuurgemeenschap, gezinnen, kegelbaan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0995" calcext:value-type="float">
            <text:p>340995</text:p>
          </table:table-cell>
          <table:table-cell office:value-type="float" office:value="58" calcext:value-type="float">
            <text:p>5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966799009482338" calcext:value-type="float">
            <text:p>0.966799009482338</text:p>
          </table:table-cell>
          <table:table-cell office:value-type="float" office:value="0.844827586206896" calcext:value-type="float">
            <text:p>0.844827586206896</text:p>
          </table:table-cell>
          <table:table-cell office:value-type="float" office:value="0.109096847953863" calcext:value-type="float">
            <text:p>0.109096847953863</text:p>
          </table:table-cell>
          <table:table-cell office:value-type="float" office:value="0.0517241379310345" calcext:value-type="float">
            <text:p>0.0517241379310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erggroei(8), indo-europeaan(8), lesbische(1), inheems(2), marron(2), gemengd(2), inboorling(1), historisch(5), inheemse(1), inlander(1), barbaren(1), indo(1), traditionele(3), inheemsche(1), traditioneel(1), moslim(1), achtergrond(5), indisch(2), wild(1), negers(1), inheemsen(1), hottentot(1), koelie(1), baboe(1), aziatisch(1), boesman(1), onbeschaafd(1), inlandsche(1), slaaf(1), knecht(1)</text:p>
          </table:table-cell>
          <table:table-cell office:value-type="string" calcext:value-type="string">
            <text:p>('vak', 9), ('leervak', 2), ('pathologisch', 6), ('voertaal', 1), ('zetter', 3), ('opleiding', 15), ('schoeien', 2), ('leest', 2), ('ontleedkund', 2), ('handenarbeid', 6), ('vakonderwijs', 1), ('ambachts', 1), ('zwakzinnige', 1), ('handelsonderwijs', 2), ('staatsinrichting', 1), ('vrouwenhuis', 1), ('onderricht', 2), ('analytisch', 1), ('onderrichten', 2), ('huishoudschool', 1), ('scholen', 2)</text:p>
          </table:table-cell>
          <table:table-cell office:value-type="string" calcext:value-type="string">
            <text:p>vak, leervak, pathologisch, voertaal, zetter, opleiding, schoeien, leest, ontleedkund, handenarbeid, vakonderwijs, ambachts, zwakzinnige, handelsonderwijs, staatsinrichting, vrouwenhuis, onderricht, analytisch, onderrichten, huishoudschool, scholen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9750" calcext:value-type="float">
            <text:p>339750</text:p>
          </table:table-cell>
          <table:table-cell office:value-type="float" office:value="78" calcext:value-type="float">
            <text:p>78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96124775001913" calcext:value-type="float">
            <text:p>0.9612477500191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0974964674546" calcext:value-type="float">
            <text:p>0.10974964674546</text:p>
          </table:table-cell>
          <table:table-cell office:value-type="float" office:value="0.0512820512820513" calcext:value-type="float">
            <text:p>0.0512820512820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ndicap(5), marron(7), queer(6), negerslaven(4), mulat(1), homo(2), moor(2), aboriginal(8), mengras(1), trans(1), page(7), moslim(3), gemengd(1), indo-europeaan(2), bediende(1), zigeuners(1), roots(7), indiaan(1), boesman(1), misvormden(1), grootsch(1), gay(1), kaffers(1), mongool(1), aziatisch(1), moslims(2), primitief(1), blank(1), rassen(1), mongoolsohc(1), volbloed(1), blanka(1), inboorling(1), barbaren(1), rassenhaat(1)</text:p>
          </table:table-cell>
          <table:table-cell office:value-type="string" calcext:value-type="string">
            <text:p>('ground', 2), ('row', 1), ('mecca', 5), ('permit', 1), ('council', 2), ('state', 5), ('says', 1), ('colony', 1), ('eight', 2), ('entered', 1), ('committee', 2), ('destroyed', 1), ('scotch', 1), ('jewish', 2), ('thought', 1), ('body', 1), ('watch', 2), ('carry', 2), ('reduced', 1), ('beautiful', 1), ('clean', 1), ('garrison', 1), ('settlement', 2), ('region', 1), ('canoe', 1), ('growing', 1), ('became', 2), ('business', 1), ('appeal', 1), ('explained', 1), ('narrow', 1), ('artillery', 1), ('firm', 1), ('june', 2), ('monday', 2), ('read', 4), ('.the', 4), ('step', 1), ('rural', 2), ('drawn', 1), ("o'clock", 2), ('america', 4), ('food', 1), ('indian', 2), ('may', 6), ('age', 2), ('discuss', 2), ('tuesday', 1), ('seed', 2), ('reach', 2), ('conduct', 1), ('ridge', 1), ('bible', 2), ('faith', 1), ('cabin', 3), ('transit', 1), ('please', 1), ('battle', 1), ('rhine', 2), ('kingdom', 1), ('family', 1), ('belgium', 1), ('cargo', 1), ('special', 2), ('fhe', 1), ('down', 2), ('history', 2), ('high', 1), ('famous', 1), ('property', 1), ('workers', 1), ('glory', 1), ('picture', 1), ('several', 2), ('companie', 2), ('seas', 1), ('power', 1), ('the-', 1), ('unity', 1), ('issue', 1), ('sale', 1), ('cold', 1), ('tonic', 1), ('reached', 1), ('light', 1), ('honour', 1), ('thousands', 1)</text:p>
          </table:table-cell>
          <table:table-cell office:value-type="string" calcext:value-type="string">
            <text:p>ground, row, mecca, permit, council, state, says, colony, eight, entered, committee, destroyed, scotch, jewish, thought, body, watch, carry, reduced, beautiful, clean, garrison, settlement, region, canoe, growing, became, business, appeal, explained, narrow, artillery, firm, june, monday, read, .the, step, rural, drawn, o'clock, america, food, indian, may, age, discuss, tuesday, seed, reach, conduct, ridge, bible, faith, cabin, transit, please, battle, rhine, kingdom, family, belgium, cargo, special, fhe, down, history, high, famous, property, workers, glory, picture, several, companie, seas, power, the-, unity, issue, sale, cold, tonic, reached, light, honour, thousands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1920" calcext:value-type="float">
            <text:p>341920</text:p>
          </table:table-cell>
          <table:table-cell office:value-type="float" office:value="37" calcext:value-type="float">
            <text:p>37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832543573502373" calcext:value-type="float">
            <text:p>0.832543573502373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0.113495614480071" calcext:value-type="float">
            <text:p>0.1134956144800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ank(3), queer(4), aboriginal(1), berber(1), achtergrond(2), marron(5), moor(1), volbloed(1), gay(1), aziatisch(3), boesman(1), page(1), inuit(1), metis(1), roots(1), moord(1), ontdekken(1), moslimsche(1), gemengd(1), inboorling(1), westers(1), negerslaven(1), moslim(2), handicap(1)</text:p>
          </table:table-cell>
          <table:table-cell office:value-type="string" calcext:value-type="string">
            <text:p>('netto', 2), ('inventor', 1), ('forth', 1), ('vn.', 1), ('christmas', 2), ('range', 1), ('odessa', 5), ('eng', 9), ('hul', 1), ('jail', 3), ('newport', 1), ('batoum', 3), ('cambria', 1), ('asia', 1), ('lieut', 1), ('berlin', 1), ('gepasseerd', 1), ('nelto', 1), ('bona', 1), ('tr', 1), ('devon', 1), ('queen', 1), ('vertrokken', 1)</text:p>
          </table:table-cell>
          <table:table-cell office:value-type="string" calcext:value-type="string">
            <text:p>netto, inventor, forth, vn., christmas, range, odessa, eng, hul, jail, newport, batoum, cambria, asia, lieut, berlin, gepasseerd, nelto, bona, tr, devon, queen, vertrokken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0831" calcext:value-type="float">
            <text:p>340831</text:p>
          </table:table-cell>
          <table:table-cell office:value-type="float" office:value="37" calcext:value-type="float">
            <text:p>37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0.926509882701243" calcext:value-type="float">
            <text:p>0.926509882701243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0.113495614480071" calcext:value-type="float">
            <text:p>0.113495614480071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ditionele(2), onbeschaafd(1), hottentot(1), indo-europeaan(4), koelie(1), koppensnellers(1), historische(1), moor'en(1), historisch(1), eskimo(1), gemengd(3), afkomst(1), exotisch(2), inheems(2), achtergrond(3), volbloedpaard(1), primitief(1), indische(1), barbaar(2), exotische(1), barbaren(1), inheemse(1), indo(1), zigeunermuziek(1), indisch(1), knecht(1)</text:p>
          </table:table-cell>
          <table:table-cell office:value-type="string" calcext:value-type="string">
            <text:p>('sterkon', 1), ('bewerking', 2), ('materiaal', 9), ('vervaardiging', 5), ('visscherij', 4), ('fabriceeren', 2), ('kweekerij', 1), ('veelheid', 1), ('bloemkweekerij', 2), ('scheepvaart', 3), ('visseherij', 1), ('vischvangst', 4), ('landbouwwerk', 1), ('kweeker', 2), ('eierproductie', 1), ('ansjovisvisscherij', 1), ('schoen-', 1)</text:p>
          </table:table-cell>
          <table:table-cell office:value-type="string" calcext:value-type="string">
            <text:p>sterkon, bewerking, materiaal, vervaardiging, visscherij, fabriceeren, kweekerij, veelheid, bloemkweekerij, scheepvaart, visseherij, vischvangst, landbouwwerk, kweeker, eierproductie, ansjovisvisscherij, schoen-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1730" calcext:value-type="float">
            <text:p>341730</text:p>
          </table:table-cell>
          <table:table-cell office:value-type="float" office:value="173" calcext:value-type="float">
            <text:p>173</text:p>
          </table:table-cell>
          <table:table-cell office:value-type="float" office:value="0.15606936416185" calcext:value-type="float">
            <text:p>0.15606936416185</text:p>
          </table:table-cell>
          <table:table-cell office:value-type="float" office:value="0.845108497474197" calcext:value-type="float">
            <text:p>0.845108497474197</text:p>
          </table:table-cell>
          <table:table-cell office:value-type="float" office:value="0.809248554913295" calcext:value-type="float">
            <text:p>0.809248554913295</text:p>
          </table:table-cell>
          <table:table-cell office:value-type="float" office:value="0.120471917491899" calcext:value-type="float">
            <text:p>0.120471917491899</text:p>
          </table:table-cell>
          <table:table-cell office:value-type="float" office:value="0.0346820809248555" calcext:value-type="float">
            <text:p>0.0346820809248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storisch(10), pygmee(1), inheems(12), traditionele(5), marron(4), primitief(4), roots(1), achtergrond(12), volbloed(3), aziatisch(11), indo-europeaan(11), halfbloed(1), gemengd(8), negerslaven(4), islamiet(1), slaaf(2), ontdekken(2), baboe(1), slaven(1), moslim(10), blank(2), inheemse(2), kaukasisch(1), homo(2), historische(2), dwerggroei(2), zigeunermuziek(1), afkomst(3), indisch(2), afgod(1), dwerg(2), kafferhoofdman(1), indo's(1), barbaar(2), neger(2), ras(1), volbloedpaard(1), metis(1), muzelmansche(1), lilliputters(1), gekleurd(1), muzelman(1), bediende(1), traditioneel(2), koelied(1), zigeuners(1), gekleurde(1), verrast(1), koelie(2), inlander(1), mengras(1), moslimscho(1), moord(1), moslims(1), aziatischejgeit(2), grootst(1), inlandsche(1), knecht(1), berber(2), inboorling(1), onbeschaafd(1), wild(1), indiaan(1), volbloedras(1), queer(1), negercultuur(1), exotisch(1), barbaren(1), mongool(1), eskimo(1), inheemschen(1), tovenaar(1), slavenschip(1), misvormden(1)</text:p>
          </table:table-cell>
          <table:table-cell office:value-type="string" calcext:value-type="string">
            <text:p>('invoeren', 19), ('min-', 1), ('wereldhandel', 1), ('overheidslichaam', 2), ('administratieven', 1), ('meerderjarigheid', 1), ('ontbinden', 5), ('categorie', 4), ('werkloosheid', 4), ('gift', 8), ('lijst', 5), ('bezit', 20), ('partikulier', 1), ('bestemmen', 13), ('oversparen', 1), ('grootouder', 1), ('werkverschaffing', 3), ('collectief', 2), ('afschrift', 2), ('vervangen', 9), ('benoodigen', 1), ('woekeraar', 1), ('noodlijdende', 3), ('toereikend', 1), ('doeleinde', 2), ('overnemen', 13), ('formaliteit', 1), ('volgorde', 4), ('overdragen', 3), ('vervanging', 1), ('nietig', 1), ('werkloos', 3), ('vrouwenarbeid', 3), ('rijksinstellingen', 1), ('cultuurstelsel', 1), ('arbeidscontract', 1), ('liefdadig', 1), ('grondrecht', 2), ('landswege', 1), ('bezitter', 4), ('arbeidsbeurs', 2), ('malaise', 1), ('werklooz', 1), ('aansprakelijkheid', 1), ('arbeidsvoorwaarde', 1), ('geldigheid', 1), ('voortbrenging', 1), ('buitenechtelijk', 1), ('verkorting', 2), ('concurreerenen', 1), ('verzwaren', 1), ('rangoren', 1), ('gelijkstellen', 2), ('produceer', 2), ('ezit', 1), ('productief', 1), ('dessadienst', 1), ('oproepen', 3), ('plichtig', 1), ('verboden', 1), ('beheren', 1), ('meerderjarig', 1), ('potentieel', 1), ('oproeping', 1), ('bedeeling', 2), ('allernoodig', 1), ('transportmogelijkheid', 1), ('poene', 1), ('produktie', 1), ('uittreksel', 1), ('beschikkingsrecht', 1), ('promotiekans', 1), ('gemeenteweg', 1), ('feestgave', 1), ('concurreeren', 1)</text:p>
          </table:table-cell>
          <table:table-cell office:value-type="string" calcext:value-type="string">
            <text:p>invoeren, min-, wereldhandel, overheidslichaam, administratieven, meerderjarigheid, ontbinden, categorie, werkloosheid, gift, lijst, bezit, partikulier, bestemmen, oversparen, grootouder, werkverschaffing, collectief, afschrift, vervangen, benoodigen, woekeraar, noodlijdende, toereikend, doeleinde, overnemen, formaliteit, volgorde, overdragen, vervanging, nietig, werkloos, vrouwenarbeid, rijksinstellingen, cultuurstelsel, arbeidscontract, liefdadig, grondrecht, landswege, bezitter, arbeidsbeurs, malaise, werklooz, aansprakelijkheid, arbeidsvoorwaarde, geldigheid, voortbrenging, buitenechtelijk, verkorting, concurreerenen, verzwaren, rangoren, gelijkstellen, produceer, ezit, productief, dessadienst, oproepen, plichtig, verboden, beheren, meerderjarig, potentieel, oproeping, bedeeling, allernoodig, transportmogelijkheid, poene, produktie, uittreksel, beschikkingsrecht, promotiekans, gemeenteweg, feestgave, concurreeren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1323" calcext:value-type="float">
            <text:p>341323</text:p>
          </table:table-cell>
          <table:table-cell office:value-type="float" office:value="201" calcext:value-type="float">
            <text:p>201</text:p>
          </table:table-cell>
          <table:table-cell office:value-type="float" office:value="0.144278606965174" calcext:value-type="float">
            <text:p>0.144278606965174</text:p>
          </table:table-cell>
          <table:table-cell office:value-type="float" office:value="0.938168713734211" calcext:value-type="float">
            <text:p>0.938168713734211</text:p>
          </table:table-cell>
          <table:table-cell office:value-type="float" office:value="0.805970149253731" calcext:value-type="float">
            <text:p>0.805970149253731</text:p>
          </table:table-cell>
          <table:table-cell office:value-type="float" office:value="0.121823716881456" calcext:value-type="float">
            <text:p>0.121823716881456</text:p>
          </table:table-cell>
          <table:table-cell office:value-type="float" office:value="0.0497512437810945" calcext:value-type="float">
            <text:p>0.04975124378109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ron(6), historische(2), boesman(1), indone(1), knecht(1), wilden(1), pygmee(1), indo(2), kaffers(1), achtergrond(16), barbaren(3), traditionele(11), gemengd(5), slaaf(3), halfbloed(1), gekleurd(1), berber(2), gekleurde(1), gemengde(1), slaven(2), moslim(13), kaukasisch(3), aboriginal(2), inuit(1), slavenschip(2), koppensneller(2), negerslaven(2), islamiet(4), bedienden(1), historisch(20), dwerg(1), aziatisch(9), historischcn(1), marrons(1), wild(1), indo-europeaan(5), mongoolsche(1), inheemse(3), inheems(9), lesbisch(1), aziatische(1), stam(4), bosneger(1), indisch(3), homogeen(1), roots(1), moslims(2), homo(2), moslimsche(2), mongool(3), historischen(2), neger(2), zwartje(1), barbaar'sche(1), kaffer(1), inheems'(1), mulat(2), inlanders(1), ras(1), indolonten(1), wereldhistorische(1), blanke(1), inboorling(1), koelie(1), muzelman(1), christelijkhistorisch'(1), afkomst(1), inlandsche(1), grootst(1), tovenaar(1), bataviasche(1), volbloed(1), inheemsen(2), lilliputters(1), hottentot(1), dwergen(1), mesties(2), christelijkhistorischen(1), eskimo's(1), mongoolse(1), afkomstig(1), handicap(1)</text:p>
          </table:table-cell>
          <table:table-cell office:value-type="string" calcext:value-type="string">
            <text:p>('terugkeer', 3), ('anti', 5), ('vooruitstrevend', 1), ('christelijk-', 4), ('terugkeren', 11), ('verlaten', 33), ('och', 7), ('actief', 4), ('kiezer', 3), ('aanstichten', 1), ('aanhanger', 11), ('fractie', 3), ('komst', 10), ('revolutionnair', 7), ('liga', 3), ('nationaal-', 1), ('invloedrijk', 2), ('liberaal', 14), ('zetel', 7), ('antirevolutionair', 3), ('terugkeeren', 5), ('radicaal', 4), ('socialist', 8), ('democraten', 1), ('democratische', 1), ('terugkomst', 3), ('socialistisch', 7), ('anti-revolutionair', 3), ('sociaaldemocraat', 1), ('christelijkhistorisch', 1), ('anti-revolutionnair', 2), ('vrijzinnig', 2), ('linksch', 2), ('vrijzinnige', 1), ('rechtsch', 2), ('rechterzijde', 4), ('volksvrien', 5), ('extra-parlementair', 1), ('zetelen', 2), ('nationaalsocialistisch', 2), ('overheidspersoon', 1), ('n.s.b', 2), ('kiezing', 1), ('marxisten', 1), ('volgeling', 3), ('demokraat', 1), ('demokrat', 1), ('genooten', 2), ('partijgenoot', 2), ('sociaal-democratisch', 2), ('anti-engelsch', 1), ('democratisch', 2), ('volksvertegenwoordiging', 2), ('complot', 2), ('christ.-historisch', 1), ('anti-', 1), ('hoogverraad', 1), ('revolutionair', 3), ('semiet', 1), ('nationaal-socialistisch', 1), ('statenlid', 1), ('wijdvertakt', 1), ('habsburger', 1), ('vooraanstaanden', 1), ('formeeren', 2), ('driemanschap', 1), ('sociaal-democratische', 1), ('cratisch', 1), ('demo', 1), ('militant', 1), ('marxist', 1), ('mandaat', 1), ('samenzwering', 1), ('illegaal', 1), ('agitator', 1), ('afreis', 1), ('pag.', 1)</text:p>
          </table:table-cell>
          <table:table-cell office:value-type="string" calcext:value-type="string">
            <text:p>terugkeer, anti, vooruitstrevend, christelijk-, terugkeren, verlaten, och, actief, kiezer, aanstichten, aanhanger, fractie, komst, revolutionnair, liga, nationaal-, invloedrijk, liberaal, zetel, antirevolutionair, terugkeeren, radicaal, socialist, democraten, democratische, terugkomst, socialistisch, anti-revolutionair, sociaaldemocraat, christelijkhistorisch, anti-revolutionnair, vrijzinnig, linksch, vrijzinnige, rechtsch, rechterzijde, volksvrien, extra-parlementair, zetelen, nationaalsocialistisch, overheidspersoon, n.s.b, kiezing, marxisten, volgeling, demokraat, demokrat, genooten, partijgenoot, sociaal-democratisch, anti-engelsch, democratisch, volksvertegenwoordiging, complot, christ.-historisch, anti-, hoogverraad, revolutionair, semiet, nationaal-socialistisch, statenlid, wijdvertakt, habsburger, vooraanstaanden, formeeren, driemanschap, sociaal-democratische, cratisch, demo, militant, marxist, mandaat, samenzwering, illegaal, agitator, afreis, pag.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1011" calcext:value-type="float">
            <text:p>341011</text:p>
          </table:table-cell>
          <table:table-cell office:value-type="float" office:value="31" calcext:value-type="float">
            <text:p>31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844556066260359" calcext:value-type="float">
            <text:p>0.844556066260359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125167853732793" calcext:value-type="float">
            <text:p>0.125167853732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dbouwersknecht(1), traditionele(1), achtergrond(4), aziatische(2), koelie(1), koppensneller(1), aziatisch(2), historisch(3), gemengd(2), mengras(1), ras(2), tovenaar(2), marron(1), roma(1), inboorlingen(1), wild(1), roots(1), inheems(1), historische(2), barbaren(1)</text:p>
          </table:table-cell>
          <table:table-cell office:value-type="string" calcext:value-type="string">
            <text:p>('best', 2), ('bergen', 6), ('tilburg', 2), ('maastricht', 8), ('roermond', 2), ('asten', 1), ('ginneken', 1), ('oirschot', 1), ('oedenrode', 1), ('heikant', 1), ('eindhoven', 3), ('hoogeloon', 1), ('oss', 1), ('teteringen', 1), ('zevenbergen', 2), ('grave', 1), ('herpen', 1), ('cuyk', 1), ('turnhout', 1), ('wouw', 1), ('breda', 1), ('gennep', 1), ('ud', 1), ('sas', 1)</text:p>
          </table:table-cell>
          <table:table-cell office:value-type="string" calcext:value-type="string">
            <text:p>best, bergen, tilburg, maastricht, roermond, asten, ginneken, oirschot, oedenrode, heikant, eindhoven, hoogeloon, oss, teteringen, zevenbergen, grave, herpen, cuyk, turnhout, wouw, breda, gennep, ud, sas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1194" calcext:value-type="float">
            <text:p>341194</text:p>
          </table:table-cell>
          <table:table-cell office:value-type="float" office:value="177" calcext:value-type="float">
            <text:p>177</text:p>
          </table:table-cell>
          <table:table-cell office:value-type="float" office:value="0.141242937853107" calcext:value-type="float">
            <text:p>0.141242937853107</text:p>
          </table:table-cell>
          <table:table-cell office:value-type="float" office:value="0.941379381844311" calcext:value-type="float">
            <text:p>0.941379381844311</text:p>
          </table:table-cell>
          <table:table-cell office:value-type="float" office:value="0.807909604519774" calcext:value-type="float">
            <text:p>0.807909604519774</text:p>
          </table:table-cell>
          <table:table-cell office:value-type="float" office:value="0.126178946983363" calcext:value-type="float">
            <text:p>0.126178946983363</text:p>
          </table:table-cell>
          <table:table-cell office:value-type="float" office:value="0.0508474576271187" calcext:value-type="float">
            <text:p>0.0508474576271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lanke(1), marrons(1), koppensneller(1), achtergrond(11), primitief(2), gekleurde(1), exotisch(2), traditionele(7), stam(2), gemengde(2), historische(1), lilliputter(1), indo-europeaan(9), historisch(10), gekleurd(2), baboe(3), mesties(1), homo(1), marron(14), inheems(6), barbaar(1), negers(1), koelie(1), bediende(1), metis'nachts(1), negercultuur(1), traditioneel(3), dwerggroei(4), moslim(5), exotische(1), homogeen(1), roots(2), slaaf(1), kaffer(1), inlandsche(2), negerslaven(1), zimbabwecultuur(1), aziatisch(4), en'marron(1), mengras(2), mongool(2), grootste(1), islamiet(2), slaven(2), volbloedpaard(1), moor(3), boesman(1), inboorlingen(1), queer(2), inboorling(1), aziatische(1), kokkie(1), tovenaar(1), moslims(2), lilliputters(1), aboriginal(1), barbaarschheid(1), slavenschip(1), zigeuner(1), ontdekken(1), eskimo's(1), inlander(1), ras(1), afgod(1), moord(1), medicijnman(1), zwartje(2), dwerg(1), onbeschaafd(2), gay(1), page(3), afkomst(2), berber(2), gemengd(6), afgodendienst(1), knecht(1), indisch(1), indo(1), pygmee(1), moslimsche(1), marron'(1), handicap(1), islamieten(1), kwinti(1), schildersknecht(1), misvormden(1)</text:p>
          </table:table-cell>
          <table:table-cell office:value-type="string" calcext:value-type="string">
            <text:p>('nit', 13), ('dlt', 8), ('boor', 1), ('nok', 4), ('aar', 12), ('nien', 1), ('laar', 6), ('/ijn', 1), ('djn', 2), ('mat', 10), ('woor', 2), ('eds', 1), ('keen', 2), ('morren', 2), ('eft', 1), ('o', 3), ('bellen', 16), ('alk', 2), ('aen', 3), ('plaateen', 1), ('ult', 8), ('reen', 2), ('aaien', 1), ('tig', 7), ('wei', 8), ('aaa', 6), ('woa', 1), ('a*n', 2), ('oop', 1), ('eemt', 1), ('tolg', 1), ('wan', 2), ('w.is', 1), ('deaen', 1), ('nn', 1), ('/ij', 1), ('hrt', 2), ('evo', 1), ('ien', 10), ('nan', 5), ('htt', 2), ('sal', 2), ('si', 2), ('taj', 1), ('oit', 1), ('steit', 1), ("a's", 1), ('.ken', 1), ('vbd', 1), ('oik', 1), ('belatt', 1), ('btt', 1), ('eelt', 1), ('dtg', 1), ('uic', 1), ('e*-n', 1), ('ld', 1), ('bit', 1), ('bege', 1), ('oea', 1), ('in-t', 1), ('mden', 1), ('kij', 1), ('temen', 1), ('doe', 1), ('uie', 1), ('-tij', 1), ('kenen', 1), ('nikken', 3), ('jie', 1), ('rul', 1), ('betel', 1), ('otn', 1), ('tiea', 2), ('vant', 1), ('houwd', 1), ('di-', 1), ('toj', 1), ('omler', 1), ('looien', 1), ('doo', 1), ('word-', 1), ('nis', 1), ('ait', 1), (".'en", 1), ('veran', 1), ('ief', 1), ('oader', 1), ('ondar', 1), ('eaa', 1)</text:p>
          </table:table-cell>
          <table:table-cell office:value-type="string" calcext:value-type="string">
            <text:p>nit, dlt, boor, nok, aar, nien, laar, /ijn, djn, mat, woor, eds, keen, morren, eft, o, bellen, alk, aen, plaateen, ult, reen, aaien, tig, wei, aaa, woa, a*n, oop, eemt, tolg, wan, w.is, deaen, nn, /ij, hrt, evo, ien, nan, htt, sal, si, taj, oit, steit, a's, .ken, vbd, oik, belatt, btt, eelt, dtg, uic, e*-n, ld, bit, bege, oea, in-t, mden, kij, temen, doe, uie, -tij, kenen, nikken, jie, rul, betel, otn, tiea, vant, houwd, di-, toj, omler, looien, doo, word-, nis, ait, .'en, veran, ief, oader, ondar, eaa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1580" calcext:value-type="float">
            <text:p>34158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982443371050064" calcext:value-type="float">
            <text:p>0.982443371050064</text:p>
          </table:table-cell>
          <table:table-cell office:value-type="float" office:value="0.9" calcext:value-type="float">
            <text:p>0.9</text:p>
          </table:table-cell>
          <table:table-cell office:value-type="float" office:value="0.126323855797804" calcext:value-type="float">
            <text:p>0.126323855797804</text:p>
          </table:table-cell>
          <table:table-cell office:value-type="float" office:value="0.05" calcext:value-type="float">
            <text:p>0.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storische(1), traditionele(1), dwerggroei(3), berber(1), kafferhoofdman(1), kokkie(1), afkomst(2), verrast(1), bediende(2), primitief(1), moslim(1), neger(1), exotisch(1), inheems(1), indo-europeaan(2)</text:p>
          </table:table-cell>
          <table:table-cell office:value-type="string" calcext:value-type="string">
            <text:p>('meyer', 2), ('claus', 1), ('zwaan', 7), ('philippo', 1), ('schouten', 1), ('job', 1), ('scholtz', 1), ('adviseur', 2), ('meiier', 1), ('vande', 1), ('vander', 1), ('doornik', 1)</text:p>
          </table:table-cell>
          <table:table-cell office:value-type="string" calcext:value-type="string">
            <text:p>meyer, claus, zwaan, philippo, schouten, job, scholtz, adviseur, meiier, vande, vander, doornik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1644" calcext:value-type="float">
            <text:p>341644</text:p>
          </table:table-cell>
          <table:table-cell office:value-type="float" office:value="1069" calcext:value-type="float">
            <text:p>1069</text:p>
          </table:table-cell>
          <table:table-cell office:value-type="float" office:value="0.17399438727783" calcext:value-type="float">
            <text:p>0.17399438727783</text:p>
          </table:table-cell>
          <table:table-cell office:value-type="float" office:value="0.787580281423931" calcext:value-type="float">
            <text:p>0.787580281423931</text:p>
          </table:table-cell>
          <table:table-cell office:value-type="float" office:value="0.783910196445276" calcext:value-type="float">
            <text:p>0.783910196445276</text:p>
          </table:table-cell>
          <table:table-cell office:value-type="float" office:value="0.130898237103704" calcext:value-type="float">
            <text:p>0.130898237103704</text:p>
          </table:table-cell>
          <table:table-cell office:value-type="float" office:value="0.0420954162768943" calcext:value-type="float">
            <text:p>0.04209541627689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kaukasisch(11), historische(12), indone(1), achtergrond(68), indo(9), historisch(51), marrons(3), tovenaars(1), moslim(56), moslimsch(1), hottentot(8), mulat(8), traditionele(55), barbaren(14), marron(29), afkomst(9), gemengd(34), aapman(2), inheemse(10), inheems(32), eskimo's(6), negervrees(1), kaffer(7), eenhistorisch(1), aziatisch(49), negerslaven(7), ontdekken(9), inboorlingen(2), berber(7), negers(3), halfbloed(10), inlandsche(11), bediende(9), blank(6), primitief(9), slaven'(1), indo-europeaan(59), historischcn(1), homo(7), islamiet(9), slaaf(12), aziatische(12), exotisch(7), negercultuur(2), neger(10), zigeunerin(1), homogeen(1), roots(7), mongool(10), moslims(6), historischen(2), koelies(2), gekleurd(9), koppensneller(5), indiaan(8), lilliputters(3), queer(4), handicapper(1), page(5), dwerggroei(23), medicijnman(8), eskimo(4), slaven(8), inlanders(1), bediendepmijnneer(1), stammen(1), onbeschaafd(6), volkstammen(1), pygmee(4), inlander(5), christelijkhistorisch'(1), rassen(3), ras(10), inboorling(5), lilliputter(9), dwerg(5), volbloed(4), muzelman(9), misvormden(8), lesbische(3), zimbabwe(1), indiaans(1), inheemsen(4), inuit(5), slavenhandel(1), exotische(2), kwinti(1), barbaar(9), moord(1), afgod(9), boesman(3), inheemschen(3), inheemsche(8), zwartje(9), knecht(6), liitlepage(1), traditioneel(10), kaffers(2), gekleurde(2), wilde(2), kokkie(6), stam(7), mongoolsche(1), zigeuner(6), moor(3), meesterknecht(1), zimbabwecultuur(2), traditioneelen(1), aboriginal(3), baboe(6), dienstknecht(1), westers(2), barbaar'sche(1), slavenschip(2), wereldhistorische(1), tovenaar(2), inheems'(1), barbaarschheid(1), koelied(1), mesties(6), afgodisch(1), baboes(1), pages(1), inheemsebe(1), gay(1), wild(4), inheems'che(1), marron'(1), mongoolse(1), indisch(3), inheemsch(1), berbers(2), indischen(1), mengras(4), trans(1), metis(4), westerse(1), kafferhoofdman(1), negerrestaurant(1), grootste(1), indische(2), barbaarsche(1), demooraten(1), moslimsoh(1), dwergen(2), littlepage(1), barbarlje(1), gemengde(3), hottentotten(2), moslimscho(1), mulatten(1), lesbisch(3), wetshistorische(1), berberoorlog(1), volbloedras(1), jakarta(1), medicijnmannen(1), wereldmoord(1), zigeunermuziek(2), volbloed'(1), voorhistorische(1), negerjongen(1), koelie(2), knechts(1), moslimcultuur(1), blanke(1), muzelman'(1), handicap(1), volbloedpaard(1), jokjakarta(1), moslimsche(3), boesmanbanelen(1), roots'(1), bosneger(1), zigeuners(1), christelijkhistorischen(1), volbloeden(1), winkelknechten(1)</text:p>
          </table:table-cell>
          <table:table-cell office:value-type="string" calcext:value-type="string">
            <text:p>('misverstand', 6), ('nastreven', 3), ('staatsburgerlijk', 1), ('motief', 9), ('trachten', 49), ('beginsel', 27), ('werkelijkheid', 16), ('uitloopen', 1), ('bezig', 24), ('plicht', 23), ('goed', 337), ('soms', 41), ('toekomst', 22), ('missen', 28), ('trekken', 78), ('hoop', 24), ('nauw', 28), ('doel', 50), ('vrezen', 20), ('steunen', 25), ('vreezen', 5), ('voorstander', 4), ('gewennen', 7), ('optimisme', 1), ('flagrant', 1), ('bewijzen', 27), ('poging', 41), ('duidelijk', 61), ('schuilen', 4), ('veroorloven', 6), ('algemeenheid', 2), ('onlogisch', 1), ('zin', 31), ('beroepsleger', 2), ('waarschuwen', 15), ('afwennen', 4), ('fout', 14), ('pog', 4), ('logisch', 4), ('bevorderen', 10), ('inboet', 1), ('nepotisme', 1), ('neiging', 8), ('bureaucratisch', 2), ('gemeenschap', 14), ('verzetten', 9), ('verwerkelijking', 1), ('verscherpen', 4), ('wil', 7), ('begrip', 20), ('teleurstellen', 5), ('mislukken', 9), ('getuigenis', 6), ('oppervlakkig', 6), ('beogen', 4), ('streven', 32), ('moreel', 9), ('einddoel', 2), ('toekomstig', 7), ('bezien', 7), ('daadwerkelijk', 2), ('weren', 8), ('verkeerd', 12), ('bezweren', 4), ('drang', 2), ('volksbestaan', 2), ('vooropstellen', 2), ('herbewapening', 1), ('medewerken', 5), ('degelijk', 15), ('afschrikken', 1), ('misplaatst', 1), ('losmaking', 1), ('hinderen', 5), ('wisselen', 4), ('verklaarbaar', 3), ('consequentie', 4), ('rechtsvorming', 1), ('concentratie', 1), ('ongelijk', 2), ('sparen', 6), ('doelstelling', 3), ('inzicht', 12), ('behoud', 5), ('verwezenlijken', 5), ('welbegrep', 1), ('staatsorde', 1), ('overtuiging', 12), ('krachtproef', 2), ('definitie', 5), ('eenzijdig', 3), ('richtsnoer', 3), ('rooskleurig', 1), ('cenigszin', 1), ('onrechtvaardig', 1), ('belichamen', 1), ('overheid', 10), ('bevrediging', 5), ('onpartijdig', 1), ('betwistbaar', 1), ('verwezenlijking', 4), ('verontrusten', 4), ('formule', 5), ('meeningsverschil', 1), ('beramen', 2), ('inruimen', 1), ('schier', 8), ('gebondenheid', 1), ('eigenbelang', 2), ('lijnrecht', 1), ('erin', 4), ('wegleggen', 4), ('tegenwerken', 2), ('besten', 4), ('welhaast', 1), ('ineenstorting', 2), ('opofferen', 2), ('onverbrekelijk', 1), ('bemoedigend', 1), ('hulshouding', 1), ('tegenslag', 2), ('pessimistisch', 1), ('optimistisch', 2), ('ontijdig', 1), ('eenheid', 13), ('belichten', 1), ('onbestaanbaar', 1), ('geldverspilling', 2), ('vorming', 6), ('duurzaam', 2), ('handelwijze', 2), ('onbevooroordeeld', 1), ('fundamenteel', 1), ('onmiskenbaar', 3), ('meewerken', 1), ('volksgemeenschap', 1), ('bijkans', 1), ('enkeling', 1), ('aanklacht', 3), ('toebedenken', 1), ('positief', 7), ('strooming', 2), ('juistheid', 2), ('phase', 1), ('stelselmatig', 2), ('grondbeginsel', 2), ('discrediet', 1), ('conglomeraat', 1), ('tegengestelde', 1), ('proberen', 3), ('verijdelen', 2), ('tolereren', 2), ('sceptisch', 1), ('herhaaldeiyk', 1), ('beleid', 5), ('schappelijk', 1), ('hoopvol', 2), ('objectief', 2), ('socialo', 1), ('terughouden', 1), ('onledig', 1), ('achteruitstelling', 1), ('principe', 2), ('grondvesten', 3), ('ondeelbaar', 1), ('ongebruikelijk', 1), ('betreurenswaardig', 2), ('tegenstrijdigheid', 2), ('erkentenis', 1), ('doorzetten', 1), ('strev', 1), ('tastbaar', 1), ('attent', 3), ('uitgangspunt', 1), ('scheidingslijn', 1), ('hervorm', 1), ('ijveren', 1), ('ongegronde', 1), ('groot-kapitaal', 1), ('terdege', 2), ('veroorlooven', 1), ('faze', 1), ('eilandbewoner', 1), ('bureaucratie', 2), ('onderschatt', 1), ('onredelijk', 1), ('onbegonnen', 1), ('gezagsdrager', 1), ('onafscheidelijk', 1), ('tweeledig', 1), ('veroorlov', 1), ('voorstaan', 1), ('verwerkelijken', 1), ('aanpakken', 1), ('machtsmisbruik', 1), ('aanknoopingspunt', 1), ('bewandelen', 1), ('voorbijstreven', 1)</text:p>
          </table:table-cell>
          <table:table-cell office:value-type="string" calcext:value-type="string">
            <text:p>misverstand, nastreven, staatsburgerlijk, motief, trachten, beginsel, werkelijkheid, uitloopen, bezig, plicht, goed, soms, toekomst, missen, trekken, hoop, nauw, doel, vrezen, steunen, vreezen, voorstander, gewennen, optimisme, flagrant, bewijzen, poging, duidelijk, schuilen, veroorloven, algemeenheid, onlogisch, zin, beroepsleger, waarschuwen, afwennen, fout, pog, logisch, bevorderen, inboet, nepotisme, neiging, bureaucratisch, gemeenschap, verzetten, verwerkelijking, verscherpen, wil, begrip, teleurstellen, mislukken, getuigenis, oppervlakkig, beogen, streven, moreel, einddoel, toekomstig, bezien, daadwerkelijk, weren, verkeerd, bezweren, drang, volksbestaan, vooropstellen, herbewapening, medewerken, degelijk, afschrikken, misplaatst, losmaking, hinderen, wisselen, verklaarbaar, consequentie, rechtsvorming, concentratie, ongelijk, sparen, doelstelling, inzicht, behoud, verwezenlijken, welbegrep, staatsorde, overtuiging, krachtproef, definitie, eenzijdig, richtsnoer, rooskleurig, cenigszin, onrechtvaardig, belichamen, overheid, bevrediging, onpartijdig, betwistbaar, verwezenlijking, verontrusten, formule, meeningsverschil, beramen, inruimen, schier, gebondenheid, eigenbelang, lijnrecht, erin, wegleggen, tegenwerken, besten, welhaast, ineenstorting, opofferen, onverbrekelijk, bemoedigend, hulshouding, tegenslag, pessimistisch, optimistisch, ontijdig, eenheid, belichten, onbestaanbaar, geldverspilling, vorming, duurzaam, handelwijze, onbevooroordeeld, fundamenteel, onmiskenbaar, meewerken, volksgemeenschap, bijkans, enkeling, aanklacht, toebedenken, positief, strooming, juistheid, phase, stelselmatig, grondbeginsel, discrediet, conglomeraat, tegengestelde, proberen, verijdelen, tolereren, sceptisch, herhaaldeiyk, beleid, schappelijk, hoopvol, objectief, socialo, terughouden, onledig, achteruitstelling, principe, grondvesten, ondeelbaar, ongebruikelijk, betreurenswaardig, tegenstrijdigheid, erkentenis, doorzetten, strev, tastbaar, attent, uitgangspunt, scheidingslijn, hervorm, ijveren, ongegronde, groot-kapitaal, terdege, veroorlooven, faze, eilandbewoner, bureaucratie, onderschatt, onredelijk, onbegonnen, gezagsdrager, onafscheidelijk, tweeledig, veroorlov, voorstaan, verwerkelijken, aanpakken, machtsmisbruik, aanknoopingspunt, bewandelen, voorbijstreven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1268" calcext:value-type="float">
            <text:p>341268</text:p>
          </table:table-cell>
          <table:table-cell office:value-type="float" office:value="85" calcext:value-type="float">
            <text:p>85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0.802129833118832" calcext:value-type="float">
            <text:p>0.802129833118832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1426827419537" calcext:value-type="float">
            <text:p>0.142682741953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iaan(1), traditionele(2), wilde(1), afkomst(1), aapman(1), negervrees(1), negercultuur(1), moor(1), jakarta(2), islamiet(1), aboriginal(1), marron(6), page(1), gemengd(4), inheems(4), misvormden(1), homo(2), inlander(1), zigeuners(2), aziatisch(3), zwartje(1), traditioneelen(1), negerslaven(1), indisch(2), achtergrond(4), moslim(3), boesman(1), volbloed(2), stam(1), kaffer(2), tovenaar(2), grootsch(1), historisch(7), verraste(1), ontdekken(2), bedienden(1), koelies(1), traditioneel(1), baboe(1), indo-europeaan(1), dwerg(1), halfbloed(1), inheemsche(2), slaaf(1), aziatische(1), onbeschaafd(1), mesties(2), barbaar(1), handicap(1), koelie(1)</text:p>
          </table:table-cell>
          <table:table-cell office:value-type="string" calcext:value-type="string">
            <text:p>('mr.', 37), ('brugmans', 1), ('jhr.', 8), ('nisp', 1), ('snouck', 2), ('marees', 1), ('swinderen', 1), ('bruine', 2), ('slotemaker', 1), ('calisch', 1), ('nir', 1), ('heineken', 1), ('poll', 2), ('stirum', 2), ('ir.', 3), ('hurgronje', 2), ('telders', 1), ('does', 2), ('diggelen', 1), ('luden', 1), ('hamel', 2), ('glashorst', 1), ('lennep', 2), ('mock', 2), ('hamaker', 1), ('brienen', 1), ('vollenhoven', 1), ('hooft', 2), ('marez', 1), ('oyens', 1), ('kokosky', 1), ('adv.', 1), ('kur', 1), ('loren', 1), ('cur', 1), ('trip', 1), ('blocq', 1), ('maclaine', 1), ('stachouwer', 1), ('contra', 1), ('ambachtsheer', 1), ('pleyte', 1), ('droogleever', 1), ('ijzerman', 1)</text:p>
          </table:table-cell>
          <table:table-cell office:value-type="string" calcext:value-type="string">
            <text:p>mr., brugmans, jhr., nisp, snouck, marees, swinderen, bruine, slotemaker, calisch, nir, heineken, poll, stirum, ir., hurgronje, telders, does, diggelen, luden, hamel, glashorst, lennep, mock, hamaker, brienen, vollenhoven, hooft, marez, oyens, kokosky, adv., kur, loren, cur, trip, blocq, maclaine, stachouwer, contra, ambachtsheer, pleyte, droogleever, ijzerman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1646" calcext:value-type="float">
            <text:p>341646</text:p>
          </table:table-cell>
          <table:table-cell office:value-type="float" office:value="70" calcext:value-type="float">
            <text:p>70</text:p>
          </table:table-cell>
          <table:table-cell office:value-type="float" office:value="0.157142857142857" calcext:value-type="float">
            <text:p>0.157142857142857</text:p>
          </table:table-cell>
          <table:table-cell office:value-type="float" office:value="0.757222173751896" calcext:value-type="float">
            <text:p>0.757222173751896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148230563970802" calcext:value-type="float">
            <text:p>0.148230563970802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dische(1), indiaan(1), berber(2), gemengd(11), tovenaar(1), onbeschaafd(1), koppensneller(1), aziatisch(4), achtergrond(2), inboorling(1), hottentot(1), marron(6), bosnegers(1), zigeuner(1), westers(3), gemengde(1), zwartje(2), knecht(3), kokkie(1), indisch(1), dwerggroei(2), traditionele(3), traditioneelen(1), koelies(1), boesman(1), page(1), jakarta(1), barbaren(1), dwerg(1), moslim(3), indo-europeaan(1), afgod(1), historisch(2), handicap(1), baboe(1), ontdekken(1), grootst(1), slaaf(1), mulat(1)</text:p>
          </table:table-cell>
          <table:table-cell office:value-type="string" calcext:value-type="string">
            <text:p>('vliet', 2), ('jac', 4), ('bael', 1), ('adams', 2), ('zwarts', 1), ('pelt', 1), ('bergman', 1), ('vink', 1), ('jansen', 5), ('klaassen', 1), ('wierd', 1), ('eijck', 1), ('linden', 4), ('dwinger', 2), ('zwanenburg', 1), ('slangen', 1), ('verhagen', 1), ('franken', 4), ('mol', 4), ('doeschate', 1), ('elshout', 1), ('duuren', 1), ('schoor', 2), ('zeeuw', 1), ('segers', 1), ('arend', 1), ('v.d.', 1), ('booms', 1), ('martens', 5), ('rooijen', 1), ('dhr.', 2), ('jos', 1), ('paans', 1), ('pol', 1), ('joh', 3), ('grood', 1), ('ligthart', 1), ('heijden', 1), ('heijn', 1), ('simons', 1), ('vermeulen', 1), ('verbeek', 1), ('wildschut', 1), ('herp', 1), ('mander', 1), ('krieken', 1), ('reynder', 1), ('kievits', 1)</text:p>
          </table:table-cell>
          <table:table-cell office:value-type="string" calcext:value-type="string">
            <text:p>vliet, jac, bael, adams, zwarts, pelt, bergman, vink, jansen, klaassen, wierd, eijck, linden, dwinger, zwanenburg, slangen, verhagen, franken, mol, doeschate, elshout, duuren, schoor, zeeuw, segers, arend, v.d., booms, martens, rooijen, dhr., jos, paans, pol, joh, grood, ligthart, heijden, heijn, simons, vermeulen, verbeek, wildschut, herp, mander, krieken, reynder, kievits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1197" calcext:value-type="float">
            <text:p>341197</text:p>
          </table:table-cell>
          <table:table-cell office:value-type="float" office:value="413" calcext:value-type="float">
            <text:p>413</text:p>
          </table:table-cell>
          <table:table-cell office:value-type="float" office:value="0.171912832929782" calcext:value-type="float">
            <text:p>0.171912832929782</text:p>
          </table:table-cell>
          <table:table-cell office:value-type="float" office:value="0.738400115825449" calcext:value-type="float">
            <text:p>0.738400115825449</text:p>
          </table:table-cell>
          <table:table-cell office:value-type="float" office:value="0.791767554479419" calcext:value-type="float">
            <text:p>0.791767554479419</text:p>
          </table:table-cell>
          <table:table-cell office:value-type="float" office:value="0.149060112452924" calcext:value-type="float">
            <text:p>0.149060112452924</text:p>
          </table:table-cell>
          <table:table-cell office:value-type="float" office:value="0.036319612590799" calcext:value-type="float">
            <text:p>0.03631961259079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do(2), slavenschip(3), aziatisch(27), barbaren(5), achtergrond(26), moslim(12), negerslaven(4), negers(1), slaven'(1), marron(7), traditionele(24), muzelman(5), inheemse(1), slaaf(6), inboorlingen(1), misvormden(5), inheems(14), aziatische(5), gekleurd(6), neger(7), indo-europeaans(1), bosneger(1), mongool(3), roots(1), inuit(1), historisch(19), moslims(4), berber(4), gemengd(9), lesbisch(3), indo-europeaan(21), hottentot(2), aapman(1), bedienden(3), lilliputters(1), queer(3), indische(2), pygmee(8), eskimo(4), halfbloed(2), slaven(3), medicijnman(3), islamiet(9), zigeuners(1), onbeschaafd(2), exotisch(4), wild(3), volkstammen(1), inboorling(2), knecht(2), afgodendienst(2), marrons(1), mesties(2), rassenhaat(1), blank(2), traditioneel(3), kaffers(1), dwerggroei(8), primitief(3), gekleurde(2), barbarlje(2), lilliputter(1), afgod(5), moor(3), inheems'che(2), barbaar(5), zimbabwecultuur(1), historische(2), zigeunermuziek(1), tovenaar(1), indiaan(4), inlander(3), eskimo's(2), mengras(2), baboes(1), afkomst(7), rassen(1), kaffer(4), schildersknecht(1), indischen(1), zwartje(3), westerse(1), exotische(1), dwerg(1), moslimsche(1), indisch(2), grootste(1), barbaarsche(1), dienstknecht(1), moslimsoh(1), koelie(3), inheemsch(1), moslimscho(1), mulatten(1), inlandsche(4), boesman(1), koppensnellers(1), groothistorische(1), slaaft(1), berberoorlog(1), inheemsche(5), wereldmoord(1), koppensneller(3), voorhistorische(1), gemengde(1), mulat(1), ontdekken(2), metis(1), page(1), hottentotten(2), homo(1), baboe(1), kaukasisch(2), zigeuner(1), onbeschaafdheid(1), stam(1), inheemschen(1)</text:p>
          </table:table-cell>
          <table:table-cell office:value-type="string" calcext:value-type="string">
            <text:p>('wekken', 21), ('verstand', 14), ('uitnemendheid', 2), ('ongebreideld', 1), ('waar', 14), ('verwoed', 2), ('angstvallig', 3), ('gewoonte', 30), ('bedrijven', 5), ('scherp', 27), ('misdaad', 13), ('aanzijn', 1), ('bezinning', 1), ('bewustzijn', 5), ('verontwaardiging', 6), ('ijv', 1), ('zorgvuldigheid', 1), ('offeren', 15), ('menselijk', 4), ('belonen', 3), ('zede', 12), ('moorden', 7), ('worstelen', 7), ('bezorgdheid', 4), ('ijver', 11), ('verwantschap', 3), ('welvaart', 9), ('opwekking', 1), ('generatie', 4), ('onschuldig', 4), ('innerlijk', 5), ('helderen', 1), ('heilzaam', 2), ('hoede', 4), ('brutaal', 5), ('onmenschelijk', 2), ('roof', 2), ('beproeving', 3), ('verbreiding', 3), ('opmerkelijk', 4), ('levenskrachtig', 1), ('lafhartig', 1), ('beproefd', 1), ('waakzaam', 5), ('opzien', 1), ('waakzaamheid', 1), ('overheerscht', 2), ('verwondering', 3), ('organisatievermogen', 1), ('kortom', 7), ('veelbewog', 1), ('jeven', 1), ('onverklaarbaar', 1), ('zegenrijk', 2), ('oneenigheid', 1), ('beheerschen', 6), ('ervaren', 3), ('beroering', 2), ('onvermoeibaar', 1), ('gruwelijk', 4), ('gezwoeg', 1), ('verwant', 6), ('sleur', 4), ('onverdroten', 1), ('illusie', 2), ('onordelijk', 1), ('onbruik', 3), ('gekijf', 1), ('noest', 2), ('vlijt', 1), ('veete', 2), ('welvaren', 2), ('koppensnell', 2), ('verheffing', 3), ('zniver', 1), ('zedelijkheid', 3), ('ongehoord', 5), ('inspanning', 2), ('toeleggen', 5), ('miserie', 1), ('lediggang', 1), ('volksleven', 4), ('bolwerk', 3), ('pioniersarbeid', 1), ('verwekken', 5), ('ongereptheid', 1), ('ambitie', 3), ('breuk', 2), ('toppunt', 3), ('beheerscht', 3), ('afstompen', 1), ('doortastendheid', 3), ('menschehjk', 1), ('energie', 6), ('verbittering', 1), ('voleindiging', 1), ('droombeeld', 2), ('kenmerken', 12), ('prikkelen', 3), ('afwenden', 2), ('opofferingsgezindheid', 1), ('opwekken', 4), ('luiheid', 2), ('verwording', 3), ('allerbest', 2), ('wrok', 1), ('barbaarsch', 5), ('decennium', 1), ('scherpte', 1), ('gezinsleven', 1), ('discipline', 3), ('catastrof', 1), ('onverzwakt', 1), ('volharding', 1), ('onschuldigen', 1), ('destemeer', 1), ('strengheid', 1), ('beheersen', 1), ('bewustheid', 1), ('geharrewar', 1), ('pionierswerk', 1), ('ontstemming', 3), ('tegenzin', 1), ('vertrouwd', 3), ('onvermoeid', 2), ('wrevel', 1), ('spaarzaamheid', 1), ('sensatie', 3), ('onrust', 3), ('overheerschenen', 1), ('verspreider', 1), ('dispuut', 1), ('roekeloos', 1), ('objectiviteit', 1), ('verlossen', 1), ('versmaden', 1), ('ondernemingsgeest', 1), ('gekibbel', 1), ('realiteit', 2), ('verouderen', 2), ('verdoezelen', 1), ('gruwzaam', 2), ('nauwkeurigheid', 1), ('zwoegen', 1), ('intellect', 1), ('zaamheid', 1), ('belangeloos', 1), ('ontwaking', 1), ('voortvarendheid', 1), ('moordend', 1), ('uitmuntenden', 1), ('gedegen', 1), ('genadeslag', 1)</text:p>
          </table:table-cell>
          <table:table-cell office:value-type="string" calcext:value-type="string">
            <text:p>wekken, verstand, uitnemendheid, ongebreideld, waar, verwoed, angstvallig, gewoonte, bedrijven, scherp, misdaad, aanzijn, bezinning, bewustzijn, verontwaardiging, ijv, zorgvuldigheid, offeren, menselijk, belonen, zede, moorden, worstelen, bezorgdheid, ijver, verwantschap, welvaart, opwekking, generatie, onschuldig, innerlijk, helderen, heilzaam, hoede, brutaal, onmenschelijk, roof, beproeving, verbreiding, opmerkelijk, levenskrachtig, lafhartig, beproefd, waakzaam, opzien, waakzaamheid, overheerscht, verwondering, organisatievermogen, kortom, veelbewog, jeven, onverklaarbaar, zegenrijk, oneenigheid, beheerschen, ervaren, beroering, onvermoeibaar, gruwelijk, gezwoeg, verwant, sleur, onverdroten, illusie, onordelijk, onbruik, gekijf, noest, vlijt, veete, welvaren, koppensnell, verheffing, zniver, zedelijkheid, ongehoord, inspanning, toeleggen, miserie, lediggang, volksleven, bolwerk, pioniersarbeid, verwekken, ongereptheid, ambitie, breuk, toppunt, beheerscht, afstompen, doortastendheid, menschehjk, energie, verbittering, voleindiging, droombeeld, kenmerken, prikkelen, afwenden, opofferingsgezindheid, opwekken, luiheid, verwording, allerbest, wrok, barbaarsch, decennium, scherpte, gezinsleven, discipline, catastrof, onverzwakt, volharding, onschuldigen, destemeer, strengheid, beheersen, bewustheid, geharrewar, pionierswerk, ontstemming, tegenzin, vertrouwd, onvermoeid, wrevel, spaarzaamheid, sensatie, onrust, overheerschenen, verspreider, dispuut, roekeloos, objectiviteit, verlossen, versmaden, ondernemingsgeest, gekibbel, realiteit, verouderen, verdoezelen, gruwzaam, nauwkeurigheid, zwoegen, intellect, zaamheid, belangeloos, ontwaking, voortvarendheid, moordend, uitmuntenden, gedegen, genadeslag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964" calcext:value-type="float">
            <text:p>341964</text:p>
          </table:table-cell>
          <table:table-cell office:value-type="float" office:value="417" calcext:value-type="float">
            <text:p>417</text:p>
          </table:table-cell>
          <table:table-cell office:value-type="float" office:value="0.158273381294964" calcext:value-type="float">
            <text:p>0.158273381294964</text:p>
          </table:table-cell>
          <table:table-cell office:value-type="float" office:value="0.916531148540367" calcext:value-type="float">
            <text:p>0.916531148540367</text:p>
          </table:table-cell>
          <table:table-cell office:value-type="float" office:value="0.79136690647482" calcext:value-type="float">
            <text:p>0.79136690647482</text:p>
          </table:table-cell>
          <table:table-cell office:value-type="float" office:value="0.152369406171063" calcext:value-type="float">
            <text:p>0.152369406171063</text:p>
          </table:table-cell>
          <table:table-cell office:value-type="float" office:value="0.0503597122302158" calcext:value-type="float">
            <text:p>0.0503597122302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oslim(19), historische(5), berber(3), gemengd(14), moslimsohe(1), achtergrond(31), mulat(8), traditionele(37), aziatisch(14), zigeunerbende(2), indo-europeaan(8), inheems(8), kaffer(5), marron(10), historisch(34), homo(7), dwerg(3), historischcn(1), barbaren(6), misvormden(3), onbeschaafd(2), queer(1), senaatsbediende(1), homogeen(1), traditioneel(4), roots(1), moslims(5), inlander(3), gekleurd(3), tovenaar(4), metis(3), muzelman(5), indische(1), pygmee(5), indolonten(1), zigeuners(2), bediende(4), page(5), koelie(2), volkstammen(1), christelijkhistorisch'(1), grootst(1), volbloed(4), wild(3), slavenschip(2), moor(2), exotisch(3), barbaar(3), mongool(1), inuit(1), lilliputter(2), boesman(1), mesties(2), rassenhaat(1), blank(1), zwartje(2), moslimsche(3), liitlepage(1), wilde(3), neger(2), barbarlje(1), islamiet(5), kaukasisch(1), afgod(4), koppensnellers(1), traditioneelen(1), dwerggroei(2), medicijnman(4), historischen(1), halfbloed(2), inheemse(2), negerslaven(2), knecht(1), aziatische(3), verraste(1), eskimo's(2), afgodisch(1), baboes(1), primitief(5), afkomst(5), negers(2), wilden(1), berbers(2), indischen(1), bosneger(1), mengras(2), slaaf(2), ontdekken(1), negerrijk(3), lesbische(1), exotische(1), baboe(3), mohemmedaan(1), ras(1), kokkie(2), grootste(1), muzelmansche(1), dienstknecht(1), aboriginal(1), dwergen(1), eskimoverhalen(1), verrast(1), indo(1), indiaan(2), hottentot(3), zigeunermuziek(2), gemengde(2), koppensneller(1), lesbisch(1), inboorling(1), zigeuner(2), slaven(1), marrons(2), lilliputters(1), dwergeu(1), muzelman'(1), aapman(1), westers(1), stam(1), allochtoon(1), hottentottenstam(1), inheemsche(2), inheemschen(1)</text:p>
          </table:table-cell>
          <table:table-cell office:value-type="string" calcext:value-type="string">
            <text:p>('heten', 30), ('genoodigden', 3), ('christelijk', 25), ('manifestatie', 2), ('rede', 18), ('inleiding', 5), ('katholiek', 43), ('samenvallen', 1), ('geleide', 1), ('feestrede', 1), ('feestredenaar', 1), ('bijzijn', 3), ('vergezellen', 11), ('vijftigjarig', 1), ('jurist', 4), ('vacantie', 3), ('nieuwjaar', 5), ('historicus', 5), ('vieren', 19), ('luister', 4), ('litteratuur', 3), ('kerstmis', 5), ('gast', 18), ('geschiedschrijver', 2), ('gebed', 13), ('afscheid', 8), ('eeuwfeest', 2), ('jarig', 5), ('redevoering', 3), ('opwachting', 1), ('kunstminnend', 1), ('tienjarig', 1), ('herdenken', 7), ('welkom', 14), ('jongelieden', 3), ('ceremonie', 4), ('onbetuigd', 1), ('betoging', 1), ('geleerde', 7), ('betooging', 4), ('lijfgarde', 2), ('jesaja', 1), ('toespreken', 1), ('diner', 3), ('noodigen', 2), ('aanzoeken', 2), ('vereren', 8), ('overnachten', 1), ('uitgenoodigd', 2), ('meteoroloog', 1), ('geheeten', 2), ('namens', 6), ('voorganger', 9), ('verwelkoming', 1), ('souper', 1), ('opvolgen', 2), ('zitting', 10), ('verwelkomen', 2), ('avondmaal', 1), ('toespraak', 9), ('genotvol', 2), ('opwachten', 2), ('verzamelaar', 1), ('dineeren', 1), ('overleden', 1), ('letterkundig', 3), ('historieschrijver', 1), ('doopsel', 1), ('confessioneel', 3), ('herdenking', 3), ('vacantio', 1), ('banket', 1), ('jaarg', 1), ('dominee', 3), ('maaltijd', 4), ('vrijaf', 2), ('aanbidding', 1), ('inleiden', 1), ('katholieke', 5), ('inzegenen', 1), ('middagmaal', 1), ('kunstenaar', 11), ('muziekleven', 1), ('meeting', 2), ('gelukwens', 1), ('huwelijksfeest', 1), ('feestvreugde', 1), ('demonstratie', 1), ('uitgaansdag', 1), ('uitnoodiging', 3), ('feestelijk', 2), ('verversching', 2), ('literatuur', 5), ('hofhouding', 2), ('muziekliefhebber', 1), ('begeleider', 2), ('raadsman', 1), ('prediker', 2), ('noenmaal', 2), ('bijbels', 1), ('middageten', 1), ('tegenwoordigheid', 7), ('verjaardag', 2), ('traditioneel', 4), ('gedoopten', 1), ('godsdienstigen', 1), ('feestvieren', 1), ('gasten', 1), ('lijfwacht', 2), ('garde', 2), ('ontbijt', 1), ('tafelrede', 1), ('gelukwensch', 1), ('morgengebed', 1), ('leeken', 1), ('begeleid', 1), ('prediking', 3), ('inleven', 1), ('preek', 3), ('opvolging', 1), ('ultgenoodigd', 1), ('openingswoord', 1), ('hofdignitaris', 2), ('gala', 1), ('jarige', 1), ('kenner', 5), ('ontbijten', 1), ('doop', 3), ('begeleiden', 4), ('pesach', 1), ('sacrament', 1), ('referaat', 2), ('geschiedkundig', 2), ('literair', 1), ('literator', 1), ('lojarig', 1), ('geboortedag', 2), ('feeststemming', 1), ('uitgelezen', 1), ('opvolg', 1), ('vormsel', 1), ('volksvergadering', 1), ('geleerd', 3), ('aanzitten', 2), ('allerheiligst', 1), ('litterator', 1), ('huldiging', 1), ('kansel', 1), ('slotwoord', 1), ('openingsrede', 1), ('journalistiek', 1), ('vrouwe', 1), ('lunch', 1), ('veertigjarig', 1), ('disch', 1), ('jubilaris', 1), ('besnijdenis', 1), ('ambtsdrager', 1), ('liek', 1), ('avondgebed', 1), ('uitleiden', 1), ('danspartij', 1), ('preken', 1), ('ontslap', 1), ('eerbetoon', 1), ('dineren', 1)</text:p>
          </table:table-cell>
          <table:table-cell office:value-type="string" calcext:value-type="string">
            <text:p>heten, genoodigden, christelijk, manifestatie, rede, inleiding, katholiek, samenvallen, geleide, feestrede, feestredenaar, bijzijn, vergezellen, vijftigjarig, jurist, vacantie, nieuwjaar, historicus, vieren, luister, litteratuur, kerstmis, gast, geschiedschrijver, gebed, afscheid, eeuwfeest, jarig, redevoering, opwachting, kunstminnend, tienjarig, herdenken, welkom, jongelieden, ceremonie, onbetuigd, betoging, geleerde, betooging, lijfgarde, jesaja, toespreken, diner, noodigen, aanzoeken, vereren, overnachten, uitgenoodigd, meteoroloog, geheeten, namens, voorganger, verwelkoming, souper, opvolgen, zitting, verwelkomen, avondmaal, toespraak, genotvol, opwachten, verzamelaar, dineeren, overleden, letterkundig, historieschrijver, doopsel, confessioneel, herdenking, vacantio, banket, jaarg, dominee, maaltijd, vrijaf, aanbidding, inleiden, katholieke, inzegenen, middagmaal, kunstenaar, muziekleven, meeting, gelukwens, huwelijksfeest, feestvreugde, demonstratie, uitgaansdag, uitnoodiging, feestelijk, verversching, literatuur, hofhouding, muziekliefhebber, begeleider, raadsman, prediker, noenmaal, bijbels, middageten, tegenwoordigheid, verjaardag, traditioneel, gedoopten, godsdienstigen, feestvieren, gasten, lijfwacht, garde, ontbijt, tafelrede, gelukwensch, morgengebed, leeken, begeleid, prediking, inleven, preek, opvolging, ultgenoodigd, openingswoord, hofdignitaris, gala, jarige, kenner, ontbijten, doop, begeleiden, pesach, sacrament, referaat, geschiedkundig, literair, literator, lojarig, geboortedag, feeststemming, uitgelezen, opvolg, vormsel, volksvergadering, geleerd, aanzitten, allerheiligst, litterator, huldiging, kansel, slotwoord, openingsrede, journalistiek, vrouwe, lunch, veertigjarig, disch, jubilaris, besnijdenis, ambtsdrager, liek, avondgebed, uitleiden, danspartij, preken, ontslap, eerbetoon, dineren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2075" calcext:value-type="float">
            <text:p>342075</text:p>
          </table:table-cell>
          <table:table-cell office:value-type="float" office:value="89" calcext:value-type="float">
            <text:p>89</text:p>
          </table:table-cell>
          <table:table-cell office:value-type="float" office:value="0.157303370786517" calcext:value-type="float">
            <text:p>0.157303370786517</text:p>
          </table:table-cell>
          <table:table-cell office:value-type="float" office:value="0.773878599612935" calcext:value-type="float">
            <text:p>0.773878599612935</text:p>
          </table:table-cell>
          <table:table-cell office:value-type="float" office:value="0.820224719101124" calcext:value-type="float">
            <text:p>0.820224719101124</text:p>
          </table:table-cell>
          <table:table-cell office:value-type="float" office:value="0.153248985500025" calcext:value-type="float">
            <text:p>0.153248985500025</text:p>
          </table:table-cell>
          <table:table-cell office:value-type="float" office:value="0.0224719101123595" calcext:value-type="float">
            <text:p>0.022471910112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fgod(2), koppensneller(1), berber(2), rassen(1), aziatisch(17), moslim(4), marron(3), traditioneel(2), inboorlingen(1), achtergrond(2), slaven'(1), gemengd(4), indo(2), inheemse(2), ras(1), neger(4), metis'nachts(1), aziatische(6), wild(2), mengras(1), westers(2), inlandsche(3), homo(1), queer(2), slavenschip(1), indische(1), moslims(1), ontdekken(1), volbloed(1), indiaan(2), negerslaven(1), eskimo's(1), metis(2), knecht(1), exotische(1), inlander(1), dwerg(1), inheems(2), mesties(1), kokkie(1), barbaar(1), historisch(2)</text:p>
          </table:table-cell>
          <table:table-cell office:value-type="string" calcext:value-type="string">
            <text:p>('peru', 4), ('lima', 1), ('japan', 35), ('mexico', 9), ('ceylon', 6), ('co.', 13), ('johore', 1), ('venezuela', 4), ('cie.', 1), ('domingo', 4), ('co-', 1), ('nicaragua', 1), ('rica', 1), ('cuba', 8), ('portorico', 1), ('britsch-indie', 1), ('surinaamsch', 3), ('panama', 1), ('burma', 1), ('honduras', 2), ('streur', 1), ('cochin-china', 1), ('maleische', 1), ('overzee', 2), ('columbia', 1), ('guatemala', 1)</text:p>
          </table:table-cell>
          <table:table-cell office:value-type="string" calcext:value-type="string">
            <text:p>peru, lima, japan, mexico, ceylon, co., johore, venezuela, cie., domingo, co-, nicaragua, rica, cuba, portorico, britsch-indie, surinaamsch, panama, burma, honduras, streur, cochin-china, maleische, overzee, columbia, guatemala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1851" calcext:value-type="float">
            <text:p>3418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31947967039" calcext:value-type="float">
            <text:p>0.159031947967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engd(5), marron(1), indo-europeaan(1)</text:p>
          </table:table-cell>
          <table:table-cell office:value-type="string" calcext:value-type="string">
            <text:p>('ocht', 4), ('meerd', 1), ("l'o", 1), ("c'h", 1)</text:p>
          </table:table-cell>
          <table:table-cell office:value-type="string" calcext:value-type="string">
            <text:p>ocht, meerd, l'o, c'h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1174" calcext:value-type="float">
            <text:p>341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31947967039" calcext:value-type="float">
            <text:p>0.1590319479670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ers(1), gemengd(1), marron(1), inheems(3), historisch(1)</text:p>
          </table:table-cell>
          <table:table-cell office:value-type="string" calcext:value-type="string">
            <text:p>('gant', 2), ('serg', 1), ('jeer', 1), ('lsle', 1), ('waldorp', 1), ('kapt', 1)</text:p>
          </table:table-cell>
          <table:table-cell office:value-type="string" calcext:value-type="string">
            <text:p>gant, serg, jeer, lsle, waldorp, kapt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1233" calcext:value-type="float">
            <text:p>341233</text:p>
          </table:table-cell>
          <table:table-cell office:value-type="float" office:value="13" calcext:value-type="float">
            <text:p>1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927741867197767" calcext:value-type="float">
            <text:p>0.927741867197767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161319832232169" calcext:value-type="float">
            <text:p>0.1613198322321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boe(1), achtergrond(1), historisch(3), dwerggroei(1), inheems(2), aboriginal(1), marron(2), onbeschaafd(1), zwartje(1)</text:p>
          </table:table-cell>
          <table:table-cell office:value-type="string" calcext:value-type="string">
            <text:p>('koetsveld', 1), ('lier', 2), ('trigt', 1), ('alberda', 1), ('hepkema', 1), ('ankersmit', 1), ('zinderen', 1), ('vac', 1), ('gildemeester', 2), ('meyjes', 1), ('lede', 1)</text:p>
          </table:table-cell>
          <table:table-cell office:value-type="string" calcext:value-type="string">
            <text:p>koetsveld, lier, trigt, alberda, hepkema, ankersmit, zinderen, vac, gildemeester, meyjes, lede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38472" calcext:value-type="float">
            <text:p>338472</text:p>
          </table:table-cell>
          <table:table-cell office:value-type="float" office:value="69" calcext:value-type="float">
            <text:p>69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905323107534599" calcext:value-type="float">
            <text:p>0.905323107534599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163021087445246" calcext:value-type="float">
            <text:p>0.163021087445246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god(1), boesman(1), inheems(5), historisch(6), tovenaar(2), traditionele(4), achtergrond(8), slavenschip(1), gemengd(3), moor(2), bataviasche(1), slaven(1), zigeuner(1), barbaren(2), koelies(1), ontdekken(1), traditioneelen(1), indo-europeaan(4), bediende(1), bosneger(1), exotisch(1), knecht(2), galeislaven(1), inlander(1), traditioneel(1), lilliputter(1), zwartje(1), moslim(1), marron(4), inuit(1), inlandsche(1), mulat(2), westers(1), indisch(1), slaaf(1), gay(1), aziatisch(1)</text:p>
          </table:table-cell>
          <table:table-cell office:value-type="string" calcext:value-type="string">
            <text:p>('gisteravond', 19), ('eergisterenmiddag', 1), ('zaterdagmiddag', 3), ('vrijdagmorgen', 1), ('dinsdagochtend', 1), ('zaterdagnamiddag', 2), ('vanmorgen', 2), ('bad', 9), ('hedenmorg', 2), ('woensdagavond', 1), ('vanmiddag', 1), ('maandagavond', 3), ('donderdagavond', 1), ('zondagavond', 3), ('vrijdagochtend', 1), ('oudejaarsdag', 1), ('halfnegen', 1), ('hedenochtend', 3), ('zondagmiddag', 2), ('gisternamiddag', 1), ('dinsdagavond', 3), ('vanochtend', 1), ('dinsdagmorgen', 1), ('donderdagochtend', 1), ('zondagmorgen', 1), ('vrijdagavond', 4), ('zondag-avond', 1), ('gistermiddag', 1), ('vanavond', 2), ('hedenavond', 1), ('zondag-middag', 1), ('hedenmorgen', 1), ('heden-ochtend', 1)</text:p>
          </table:table-cell>
          <table:table-cell office:value-type="string" calcext:value-type="string">
            <text:p>gisteravond, eergisterenmiddag, zaterdagmiddag, vrijdagmorgen, dinsdagochtend, zaterdagnamiddag, vanmorgen, bad, hedenmorg, woensdagavond, vanmiddag, maandagavond, donderdagavond, zondagavond, vrijdagochtend, oudejaarsdag, halfnegen, hedenochtend, zondagmiddag, gisternamiddag, dinsdagavond, vanochtend, dinsdagmorgen, donderdagochtend, zondagmorgen, vrijdagavond, zondag-avond, gistermiddag, vanavond, hedenavond, zondag-middag, hedenmorgen, heden-ochtend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1362" calcext:value-type="float">
            <text:p>341362</text:p>
          </table:table-cell>
          <table:table-cell office:value-type="float" office:value="29" calcext:value-type="float">
            <text:p>29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8037359575005" calcext:value-type="float">
            <text:p>0.8037359575005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166638710156425" calcext:value-type="float">
            <text:p>0.1666387101564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cijnman(1), mesties(1), page(1), aziatisch(3), westers(3), mongoolsohc(1), volbloed(1), metis(2), gemengd(2), queer(1), neger(1), aziatische(1), moslim(2), marron(3), blank(1), inboorling(2), ontdekken(1), indiaan(1), halfbloed(1)</text:p>
          </table:table-cell>
          <table:table-cell office:value-type="string" calcext:value-type="string">
            <text:p>('kentucky', 1), ('huron', 1), ('gran', 1), ('quebec', 1), ('malaga', 1), ('southampton', 2), ('palma', 1), ('kamerun', 1), ('chittagong', 1), ('cap', 2), ('australia', 1), ('khalif', 1), ('zulu', 1), ('antw', 2), ('clan', 2), ('gravesen', 1), ('indus', 1), ('servia', 1), ('gibraltar', 2), ('winfried', 1), ('malta', 1), ('wilmington', 1), ('gange', 1), ('seattle', 1)</text:p>
          </table:table-cell>
          <table:table-cell office:value-type="string" calcext:value-type="string">
            <text:p>kentucky, huron, gran, quebec, malaga, southampton, palma, kamerun, chittagong, cap, australia, khalif, zulu, antw, clan, gravesen, indus, servia, gibraltar, winfried, malta, wilmington, gange, seattle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1198" calcext:value-type="float">
            <text:p>341198</text:p>
          </table:table-cell>
          <table:table-cell office:value-type="float" office:value="107" calcext:value-type="float">
            <text:p>107</text:p>
          </table:table-cell>
          <table:table-cell office:value-type="float" office:value="0.130841121495327" calcext:value-type="float">
            <text:p>0.130841121495327</text:p>
          </table:table-cell>
          <table:table-cell office:value-type="float" office:value="0.940959052454691" calcext:value-type="float">
            <text:p>0.940959052454691</text:p>
          </table:table-cell>
          <table:table-cell office:value-type="float" office:value="0.813084112149533" calcext:value-type="float">
            <text:p>0.813084112149533</text:p>
          </table:table-cell>
          <table:table-cell office:value-type="float" office:value="0.166931579231252" calcext:value-type="float">
            <text:p>0.166931579231252</text:p>
          </table:table-cell>
          <table:table-cell office:value-type="float" office:value="0.0560747663551402" calcext:value-type="float">
            <text:p>0.056074766355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slim(1), gemengd(1), blanke(1), aziatisch(16), hottentot(1), eskimo(1), slavenschip(2), negerslaven(1), pygmee(2), inheemse(1), primitief(1), aziatischen(1), indo-europeaan(4), volbloed(3), lesbische(1), mengras(1), berber(3), aziatische(8), dwerggroei(6), bediende(2), onbeschaafd(1), achtergrond(6), historisch(3), inlander(2), mulat(1), baboe(2), inheems(4), k'mesties(2), slaven(1), halfbloed(2), westers(1), handicapper(1), mesties(1), homo(1), indiaan(1), ontdekken(1), moslims(1), barbaarschheid(1), afgod(1), inuit(1), medicijnman(2), aziatischejgeit(2), grootst(1), dwerg(1), groothistorische(1), zimbabwe(1), exotisch(1), barbaar(1), marron(2), christelijkhistorischen(1), traditioneel(1), inboorlingen(2)</text:p>
          </table:table-cell>
          <table:table-cell office:value-type="string" calcext:value-type="string">
            <text:p>('volop', 4), ('vaccinatie', 2), ('lepra', 5), ('pest', 3), ('aziatisch', 29), ('kwaadaardig', 4), ('adverteren', 1), ('malaria', 1), ('cholera-gevall', 1), ('analyse', 3), ('bedienen', 13), ('pok', 4), ('immuun', 1), ('bedien', 3), ('stempel', 3), ('epidemisch', 2), ('slaapzieken', 1), ('griep', 1), ('cholerageval', 2), ('klieren', 4), ('aantasten', 2), ('geneeswijs', 2), ('levensduur', 1), ('spaarzaam', 1), ('overplanting', 1), ('voortbrengen', 3), ('cholera', 3), ('besmetten', 2), ('ruimschoots', 2), ('besmettelijk', 1), ('ingeent', 1), ('quarantaine', 1), ('gevreesd', 1), ('besmetting', 1), ('infectie', 1), ('reclame', 3), ('beri-beri', 1)</text:p>
          </table:table-cell>
          <table:table-cell office:value-type="string" calcext:value-type="string">
            <text:p>volop, vaccinatie, lepra, pest, aziatisch, kwaadaardig, adverteren, malaria, cholera-gevall, analyse, bedienen, pok, immuun, bedien, stempel, epidemisch, slaapzieken, griep, cholerageval, klieren, aantasten, geneeswijs, levensduur, spaarzaam, overplanting, voortbrengen, cholera, besmetten, ruimschoots, besmettelijk, ingeent, quarantaine, gevreesd, besmetting, infectie, reclame, beri-beri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0820" calcext:value-type="float">
            <text:p>340820</text:p>
          </table:table-cell>
          <table:table-cell office:value-type="float" office:value="296" calcext:value-type="float">
            <text:p>296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842017425177721" calcext:value-type="float">
            <text:p>0.842017425177721</text:p>
          </table:table-cell>
          <table:table-cell office:value-type="float" office:value="0.793918918918919" calcext:value-type="float">
            <text:p>0.793918918918919</text:p>
          </table:table-cell>
          <table:table-cell office:value-type="float" office:value="0.171784206503257" calcext:value-type="float">
            <text:p>0.171784206503257</text:p>
          </table:table-cell>
          <table:table-cell office:value-type="float" office:value="0.0439189189189189" calcext:value-type="float">
            <text:p>0.0439189189189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ekleurd(2), indone(1), afkomst(1), achtergrond(20), traditionele(19), dwerggroei(7), lesbisch(1), berbers(1), indo-europeaan(9), halfbloed(3), inheems'che(1), wilde(4), inlandsche(1), moslim(13), slaven(2), aapman(1), misvormden(3), negercultuur(1), baboe(4), gemengd(15), historische(4), etniciteit(1), pygmee(6), inheemse(1), ontdekken(3), kokkie(4), muzelman(4), historisch(12), knechts(1), neger(4), slaaf(4), hottentot(2), kaukasisch(2), slaven'(1), verwilderd(1), eskimo's(2), negerslaven(3), ras(2), wild(1), mesties(3), barbaar(5), blank(2), blanke(1), bediende(5), aziatische(2), homo(3), medicijnman(4), westerse(1), indo-europeaans(1), inheems(4), roots(3), mongool(4), aziatisch(11), marron(4), mulat(1), handicap(1), afgodendienst(1), inuit(1), mengras(3), islamiet(3), indisch(2), marrons(2), afgod(1), kaffer(2), onbeschaafd(5), lilliputters(1), koppensneller(3), dwerg(4), indo(2), kaffers(2), aboriginal(2), moslimsoh(1), koelie(2), exotisch(1), indiaan(2), barbaren(1), traditioneel(2), slavenschip(3), primitief(2), inboorling(1), zwartje(1), eskimo(1), inheemsche(2), inheemsebe(1), groothistorische(1), zigeunermuziek(1), negerrijk(2), berber(1), inlander(1), bataviasche(1), volbloed(2), indische(1), moslimsche(2), queer(1), volbloedras(1), moor(1), galeislaven(1), jakarta(1), metis(1), rassenhaat(1), liitlepage(1)</text:p>
          </table:table-cell>
          <table:table-cell office:value-type="string" calcext:value-type="string">
            <text:p>('keten', 4), ('gezond', 11), ('onderdrukken', 11), ('ongelooflijk', 4), ('opvallen', 8), ('gedaanteverwisseling', 1), ('volmaakt', 3), ('moordenaar', 10), ('levend', 18), ('hard', 32), ('ziellooz', 1), ('lichamelijk', 10), ('afschuwelijk', 7), ('verwarren', 7), ('droevig', 5), ('treurig', 11), ('oneindig', 4), ('hoogtepunt', 3), ('heftig', 6), ('twisten', 4), ('onverwacht', 4), ('accentueren', 2), ('vlijtig', 3), ('kunstmiddel', 1), ('gedrong', 5), ('uitmunten', 5), ('menschelijk', 16), ('harden', 4), ('rijzen', 13), ('ruzie', 5), ('nauwernood', 1), ('uitstekend', 22), ('vinnig', 1), ('marteling', 2), ('luguber', 2), ('folteren', 1), ('opschudding', 2), ('ijverig', 6), ('sfeer', 10), ('vreeselijker', 1), ('manifesteren', 2), ('gewaarwording', 1), ('ellendig', 11), ('psychologisch', 4), ('gevoelloos', 1), ('hoedanigheid', 2), ('uithoudingsvermogen', 1), ('vastheid', 1), ('levende', 1), ('raadselachtig', 1), ('uitnemen', 3), ('zelfmoorden', 1), ('twist', 3), ('hoogloopenen', 1), ('fabelachtig', 1), ('uitnemend', 4), ('wanhopig', 2), ('schietpartij', 1), ('verwinnen', 2), ('yverig', 1), ('razernij', 1), ('wrang', 1), ('verstarren', 1), ('hongerlijder', 1), ('drift', 1), ('vorschen', 1), ('vaag', 3), ('zielkundig', 1), ('emotie', 1), ('onbewegelijkheid', 1), ('weglooper', 3), ('onbegrensd', 2), ('gevoeligheid', 2), ('verontrust', 1), ('allertreurigst', 1), ('opwinding', 1), ('scheppend', 1), ('ketenen', 1)</text:p>
          </table:table-cell>
          <table:table-cell office:value-type="string" calcext:value-type="string">
            <text:p>keten, gezond, onderdrukken, ongelooflijk, opvallen, gedaanteverwisseling, volmaakt, moordenaar, levend, hard, ziellooz, lichamelijk, afschuwelijk, verwarren, droevig, treurig, oneindig, hoogtepunt, heftig, twisten, onverwacht, accentueren, vlijtig, kunstmiddel, gedrong, uitmunten, menschelijk, harden, rijzen, ruzie, nauwernood, uitstekend, vinnig, marteling, luguber, folteren, opschudding, ijverig, sfeer, vreeselijker, manifesteren, gewaarwording, ellendig, psychologisch, gevoelloos, hoedanigheid, uithoudingsvermogen, vastheid, levende, raadselachtig, uitnemen, zelfmoorden, twist, hoogloopenen, fabelachtig, uitnemend, wanhopig, schietpartij, verwinnen, yverig, razernij, wrang, verstarren, hongerlijder, drift, vorschen, vaag, zielkundig, emotie, onbewegelijkheid, weglooper, onbegrensd, gevoeligheid, verontrust, allertreurigst, opwinding, scheppend, ketenen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1790" calcext:value-type="float">
            <text:p>341790</text:p>
          </table:table-cell>
          <table:table-cell office:value-type="float" office:value="18" calcext:value-type="float">
            <text:p>1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6765045949875" calcext:value-type="float">
            <text:p>0.8676504594987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178772965506296" calcext:value-type="float">
            <text:p>0.1787729655062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heemsen(2), indo-europeaan(1), knecht(1), queer(2), historisch(1), marron(2), aziatisch(1), misvormden(1), inheems(4), barbaar(1), hottentot(1), inboorling(1)</text:p>
          </table:table-cell>
          <table:table-cell office:value-type="string" calcext:value-type="string">
            <text:p>('do-', 1), ('a.i', 3), ('div', 1), ('-ch', 2), ('iho', 1), ('berrie', 1), ('diu', 3), ('ditj', 1), ('rep', 1), ('diversen', 2), ('arg', 1), ('prol', 1)</text:p>
          </table:table-cell>
          <table:table-cell office:value-type="string" calcext:value-type="string">
            <text:p>do-, a.i, div, -ch, iho, berrie, diu, ditj, rep, diversen, arg, prol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1476" calcext:value-type="float">
            <text:p>341476</text:p>
          </table:table-cell>
          <table:table-cell office:value-type="float" office:value="68" calcext:value-type="float">
            <text:p>68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.820982230995995" calcext:value-type="float">
            <text:p>0.82098223099599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178909590075111" calcext:value-type="float">
            <text:p>0.178909590075111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ngoolse(1), historisch(3), slavenschip(2), afgod(1), moslimsohe(1), kaffers(1), inlander(1), gemengd'contract(1), inheems(2), queer(2), kokkie(3), achtergrond(3), ontdekken(2), pygmee(1), wilde(1), dwerg(2), zigeuners(1), negerjongen(1), koelies(1), marron(1), jachtwild(1), aziatisch(2), slavenhandel(1), bediende(1), gemengd(6), moord(1), mulat(1), negerrijk(1), moslim(1), blank(2), roots(1), indo-europeaan(1), traditioneel(2), neger(1), tovenaar(2), moor(1), mongool(1), wereldhistorische(1), kaffer(1), hottentot(1), boesman(1), dwerggroei(1), koelie(1), metis'nachts(1), primitief(1), eskimo(1), homo(1), aziatische(1)</text:p>
          </table:table-cell>
          <table:table-cell office:value-type="string" calcext:value-type="string">
            <text:p>('kist', 8), ('balen', 5), ('flesschen', 2), ('vat', 11), ('pakken', 11), ('baal', 6), ('kurk', 1), ('hoeden', 3), ('conserven', 1), ('linoleum', 1), ('drop', 1), ('bundel', 3), ('vuursteen', 1), ('drops', 1), ('ledig', 5), ('staven', 1), ('biscuit', 1), ('schoensmeer', 1), ('villen', 2), ('ik', 1), ('kwatta', 1), ('garen', 2), ('olijfolie', 1), ('krat', 1), ('smeltkroes', 1), ('edig', 1), ('cellulose', 1), ('matten', 1), ('duig', 1)</text:p>
          </table:table-cell>
          <table:table-cell office:value-type="string" calcext:value-type="string">
            <text:p>kist, balen, flesschen, vat, pakken, baal, kurk, hoeden, conserven, linoleum, drop, bundel, vuursteen, drops, ledig, staven, biscuit, schoensmeer, villen, ik, kwatta, garen, olijfolie, krat, smeltkroes, edig, cellulose, matten, duig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1537" calcext:value-type="float">
            <text:p>341537</text:p>
          </table:table-cell>
          <table:table-cell office:value-type="float" office:value="138" calcext:value-type="float">
            <text:p>1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22798873235205" calcext:value-type="float">
            <text:p>0.722798873235205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0.189328365709741" calcext:value-type="float">
            <text:p>0.189328365709741</text:p>
          </table:table-cell>
          <table:table-cell office:value-type="float" office:value="0.0289855072463768" calcext:value-type="float">
            <text:p>0.0289855072463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ilden(1), negerslaven(3), lilliputter(1), etniciteit(1), inlandsche(2), inheems(4), aziatisch(6), moslim(9), gemengd(12), ontdekken(2), onbeschaafd(2), indische(2), inuit(1), inlander(3), gemengde(1), primitief(2), historisch(8), islamiet(5), indo-europeaan(11), ras(1), berber(2), inheemse(2), barbaren(3), traditionele(6), mongool(1), zigeunerin(1), stam(1), indo(2), mengras(1), afgod(1), kaffer(1), moslimsche(2), moslims(4), exotisch(1), slaaf(2), demooraten(1), achtergrond(5), aziatische(1), marron(1), eskimo's(1), zigeuner(1), slaven(2), dwerg(1), zwartje(1), handicap(1), dwerggroei(2), inlanders(1), afkomst(1), kokkie(1), zwartjes(1), indiaan(1), lilliputters(1), pygmee(1), historische(1), inheemsche(1), inboorling(1), slavenschip(1), inboorlingen(1), inheemschen(1), winkelknechten(1)</text:p>
          </table:table-cell>
          <table:table-cell office:value-type="string" calcext:value-type="string">
            <text:p>('aanstelling', 3), ('baat', 8), ('toelage', 2), ('ondersteuningskas', 1), ('vergelijkbaar', 1), ('aanvaarding', 2), ('minimum', 4), ('kost', 21), ('schadeloosstelling', 1), ('tegemoetkoming', 1), ('hoegrootheid', 1), ('bijdrage', 14), ('opgave', 2), ('burgerlijk', 14), ('schoolgeld', 3), ('toekennen', 7), ('pensioen', 6), ('aftrekken', 2), ('lotsverbetering', 1), ('quotum', 1), ('ongeld', 1), ('garantie', 1), ('belooning', 4), ('beding', 1), ('wachtgeld', 2), ('zonderen', 1), ('salaris', 3), ('weez', 2), ('landsdienaar', 2), ('opzeggen', 3), ('drankaccijns', 1), ('geborene', 1), ('derven', 1), ('progressief', 1), ('pensioengrondslag', 1), ('besparing', 2), ('opdrijven', 1), ('bijpassen', 1), ('leenen', 2), ('vergoeding', 4), ('evenredig', 2), ('opgaaf', 2), ('fiscaal', 1), ('verlaging', 2), ('geboortecijfer', 1), ('aanwas', 1), ('bevolkingscijfer', 1), ('vergoeden', 1), ('afronden', 1), ('verlioogen', 1), ('limiet', 1), ('traktement', 2), ('ngevolge', 1), ('verlagen', 2), ('subsidie', 2), ('subsidiëren', 1), ('spandienst', 1), ('pennoen', 1), ('fiscus', 1), ('smaands', 1), ('handelsbeweging', 1), ('korting', 1), ('belastingbetaler', 1), ('meetellen', 1), ('onverschuldigd', 1), ('subsidi', 1), ('uitkeering', 1), ('arbeidsloon', 1), ('prijsverlaging', 1)</text:p>
          </table:table-cell>
          <table:table-cell office:value-type="string" calcext:value-type="string">
            <text:p>aanstelling, baat, toelage, ondersteuningskas, vergelijkbaar, aanvaarding, minimum, kost, schadeloosstelling, tegemoetkoming, hoegrootheid, bijdrage, opgave, burgerlijk, schoolgeld, toekennen, pensioen, aftrekken, lotsverbetering, quotum, ongeld, garantie, belooning, beding, wachtgeld, zonderen, salaris, weez, landsdienaar, opzeggen, drankaccijns, geborene, derven, progressief, pensioengrondslag, besparing, opdrijven, bijpassen, leenen, vergoeding, evenredig, opgaaf, fiscaal, verlaging, geboortecijfer, aanwas, bevolkingscijfer, vergoeden, afronden, verlioogen, limiet, traktement, ngevolge, verlagen, subsidie, subsidiëren, spandienst, pennoen, fiscus, smaands, handelsbeweging, korting, belastingbetaler, meetellen, onverschuldigd, subsidi, uitkeering, arbeidsloon, prijsverlaging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475" calcext:value-type="float">
            <text:p>341475</text:p>
          </table:table-cell>
          <table:table-cell office:value-type="float" office:value="591" calcext:value-type="float">
            <text:p>591</text:p>
          </table:table-cell>
          <table:table-cell office:value-type="float" office:value="0.174280879864636" calcext:value-type="float">
            <text:p>0.174280879864636</text:p>
          </table:table-cell>
          <table:table-cell office:value-type="float" office:value="0.723786203089664" calcext:value-type="float">
            <text:p>0.723786203089664</text:p>
          </table:table-cell>
          <table:table-cell office:value-type="float" office:value="0.785109983079526" calcext:value-type="float">
            <text:p>0.785109983079526</text:p>
          </table:table-cell>
          <table:table-cell office:value-type="float" office:value="0.189840422682535" calcext:value-type="float">
            <text:p>0.189840422682535</text:p>
          </table:table-cell>
          <table:table-cell office:value-type="float" office:value="0.0406091370558376" calcext:value-type="float">
            <text:p>0.0406091370558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oslim(17), kaukasisch(4), afkomst(4), aziatisch(28), indo(6), slavenschip(2), historisch(26), traditionele(31), berber(3), indo-europeaan(25), gemengd(27), aboriginal(2), inheems(22), eskimo's(2), zigeunerin(1), achtergrond(48), marron(18), etniciteit(1), koelies(2), marrons(3), primitief(9), negerslaven(8), inheemse(6), historische(6), mulat(1), misvormden(3), slaaf(2), roots(3), homo(2), baboe(5), inlander(4), ras(3), bedienden(1), boesman(4), wild(3), dwerggroei(21), eskimo(1), handicap(2), slaven(7), inlandsche(4), bediendepmijnneer(1), barbaar(7), koelie(4), inuit(3), stammen(2), pygmee(7), zigeuners(3), bediende(2), inboorling(3), mongool(5), blank(4), volkstammen(1), dwerg(4), rassen(3), lilliputter(6), volbloed(3), afgodendienst(1), lesbische(3), stamboek(1), moor(3), indiaan(1), kokkie(5), stamgenooten(1), inheemsche(3), negerrijk(4), tovenaar(5), mesties(5), kaffers(2), ontdekken(5), barbaren(5), koppensnellers(2), traditioneel(8), negercultuur(3), inheemschen(3), mongoolsche(2), zigeuner(3), neger(5), medicijnman(4), hottentotten(2), traditioneelen(1), zwartje(2), moslims(4), barbaar'sche(1), gekleurd(3), aziatische(7), koelied(1), gemengd'contract(1), afgodsbeeldje(1), onbeschaafd(4), mengras(2), afgodisch(1), pages(1), kaffer(3), page(1), bataviasche(1), moslimsche(2), marron'(1), negers(2), muzelman(3), schildersknecht(1), wilden(1), berbers(1), indischen(1), gemengde(1), islamiet(3), koppensneller(3), stamhoofd(1), inlanders(1), stam(2), kafferhoofdman(1), birma(1), halfbloed(2), demooraten(1), gekleurde(1), dwergen(2), inheemsen(1), lesbisch(2), groothistorische(1), knecht(1), hottentot(3), indisch(2), medicijnmannen(1), wereldmoord(1), dwergjes(1), indiaansch(1), indische(2), aziatischen(1), moslimcultuur(1), dienstknechts(1), volbloedpaard(1), wilde(2), allochtoon(1), inboorlingen(1), winkelknechten(1)</text:p>
          </table:table-cell>
          <table:table-cell office:value-type="string" calcext:value-type="string">
            <text:p>('behandelen', 37), ('stellen', 172), ('deel', 87), ('eenen', 10), ('aanvang', 13), ('verschillend', 89), ('geheel', 9), ('onderscheidene', 1), ('buiteng', 1), ('gedeelte', 38), ('tweede', 10), ('voren', 28), ('geheelen', 3), ('nagenoeg', 8), ('tevoren', 5), ('kamer', 44), ('duren', 29), ('verdagen', 1), ('afloop', 7), ('behandeling', 26), ('hierna', 5), ('wederom', 12), ('telkens', 22), ('temmen', 3), ('gevolge', 1), ('aflopen', 3), ('kaad', 1), ('gedeel', 1), ('staten-generaal', 1), ('baad', 4), ('verschillende', 3), ('vlotten', 1), ('ganschen', 1), ('achtereenvolgens', 5), ('b;j', 1), ('gansen', 2), ('lang-', 1), ('vlot', 2), ('kaden', 1), ('pauzeren', 1), ('v/aren', 1), ('aanvankeiyk', 1)</text:p>
          </table:table-cell>
          <table:table-cell office:value-type="string" calcext:value-type="string">
            <text:p>behandelen, stellen, deel, eenen, aanvang, verschillend, geheel, onderscheidene, buiteng, gedeelte, tweede, voren, geheelen, nagenoeg, tevoren, kamer, duren, verdagen, afloop, behandeling, hierna, wederom, telkens, temmen, gevolge, aflopen, kaad, gedeel, staten-generaal, baad, verschillende, vlotten, ganschen, achtereenvolgens, b;j, gansen, lang-, vlot, kaden, pauzeren, v/aren, aanvankeiyk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8485" calcext:value-type="float">
            <text:p>338485</text:p>
          </table:table-cell>
          <table:table-cell office:value-type="float" office:value="42" calcext:value-type="float">
            <text:p>42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9044596218091" calcext:value-type="float">
            <text:p>0.904459621809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13582957499101" calcext:value-type="float">
            <text:p>0.213582957499101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mengd(3), boesman(1), onbeschaafd(1), gekleurd(1), inheems(1), lilliputter(1), gekleurde(1), historisch(2), moor(2), berber(1), slaven(1), zwartje(1), moslim(2), traditionele(1), marron(2), barbarlje(1), achtergrond(2), indo-europeaan(2), zigeunermuziek(1), islamieten(1), kwinti(1), afgod(2), zigeuner(1), baboe(1), negerslaven(1), afkomst(1), bediende(1), page(1), tovenaar(1), aziatische(1), slaaf(1), primitief(1), muzelman(1)</text:p>
          </table:table-cell>
          <table:table-cell office:value-type="string" calcext:value-type="string">
            <text:p>('loopjongen', 1), ('wit-', 1), ('kleermaker', 1), ('barbier', 3), ('boekbinder', 1), ('kantoor', 8), ('koopman', 14), ('smid', 3), ('steenhouwer', 1), ('werkmeid', 1), ('hoefsmid', 1), ('timmerman', 2), ('schoenmaker', 2), ('dagmeisje', 1), ('loodgieter', 1), ('tuinman', 1)</text:p>
          </table:table-cell>
          <table:table-cell office:value-type="string" calcext:value-type="string">
            <text:p>loopjongen, wit-, kleermaker, barbier, boekbinder, kantoor, koopman, smid, steenhouwer, werkmeid, hoefsmid, timmerman, schoenmaker, dagmeisje, loodgieter, tuinman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284" calcext:value-type="float">
            <text:p>341284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215717650291" calcext:value-type="float">
            <text:p>0.721571765029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18127094925978" calcext:value-type="float">
            <text:p>0.218127094925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sche(1), inheems(6), moslimsohe(1), koppensnellers(1), marron(2), gemengd(5), homo(1), moslim(1), negercultuur(1), achtergrond(1), zwartje(1), lilliputter(3), jakarta(1), moslimscho(1), aziatisch(1), blank(1), mongool(1), kaukasisch(1), berber(1), kokkie(1)</text:p>
          </table:table-cell>
          <table:table-cell office:value-type="string" calcext:value-type="string">
            <text:p>('superieur', 6), ('vlug', 8), ('noot', 5), ('bokken-', 2), ('veiling', 3), ('redelijk', 4), ('buffel', 1), ('stroef', 1), ('prjjz', 1), ('coulant', 1), ('gum', 1), ('huiden', 1)</text:p>
          </table:table-cell>
          <table:table-cell office:value-type="string" calcext:value-type="string">
            <text:p>superieur, vlug, noot, bokken-, veiling, redelijk, buffel, stroef, prjjz, coulant, gum, huiden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9896" calcext:value-type="float">
            <text:p>339896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862125252150539" calcext:value-type="float">
            <text:p>0.86212525215053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18127094925978" calcext:value-type="float">
            <text:p>0.21812709492597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ndbouwersknecht(1), boesman(1), bosneger(1), hottentot(1), gemengd(4), kokkie(1), inlandsche(1), knecht(2), dwerg(1), traditioneelen(1), page(2), indo-europeaan(4), grootste(1), homo(1), zigeuners(1), marron(2), moslimsche(1), historisch(1), traditionele(1), dwerggroei(1), volbloeden(1), mengras(1), aziatisch(1)</text:p>
          </table:table-cell>
          <table:table-cell office:value-type="string" calcext:value-type="string">
            <text:p>('geurt', 1), ('moes', 4), ('koster', 3), ('beijl', 1), ('dekker', 5), ('vleut', 1), ('sr.', 2), ('kampman', 1), ('louw', 2), ('weijde', 1), ('klay', 1), ('j.m', 1), ('mink', 1), ('smit', 1), ('rozenberg', 1), ('goos', 1), ('scheer', 2), ('wessel', 1), ('hofman', 1), ('kos', 1)</text:p>
          </table:table-cell>
          <table:table-cell office:value-type="string" calcext:value-type="string">
            <text:p>geurt, moes, koster, beijl, dekker, vleut, sr., kampman, louw, weijde, klay, j.m, mink, smit, rozenberg, goos, scheer, wessel, hofman, kos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1299" calcext:value-type="float">
            <text:p>341299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87317499814091" calcext:value-type="float">
            <text:p>0.98731749981409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18127094925978" calcext:value-type="float">
            <text:p>0.218127094925978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storische(1), inheems(3), primitief(1), senaatsbediende(1), gemengd(5), achtergrond(3), marron(1), exotisch(1), indo-europeaan(1), bediende(1), traditionele(1), inuit(1), koelie(1), traditioneelen(1), indisch(1), moslim(1), boesman(2), negerin(1), historischcn(1), misvormden(1), koppensneller(1), historisch(1), hottentot(1)</text:p>
          </table:table-cell>
          <table:table-cell office:value-type="string" calcext:value-type="string">
            <text:p>('haagsch', 6), ('amsterdamsch', 2), ('bredasch', 1), ('utrechtsch', 3), ('tilburgsch', 3), ('haarlems', 1), ('leidsche', 3), ('utrechts', 1), ('rotterdams', 1), ('damsch', 2), ('hoofdstedelijk', 1), ('amsch', 1), ('asser', 2), ('amsterdams', 1), ('delftsch', 1), ('groningsche', 1), ('leidsch', 1), ('groninger', 1), ('amstel', 1)</text:p>
          </table:table-cell>
          <table:table-cell office:value-type="string" calcext:value-type="string">
            <text:p>haagsch, amsterdamsch, bredasch, utrechtsch, tilburgsch, haarlems, leidsche, utrechts, rotterdams, damsch, hoofdstedelijk, amsch, asser, amsterdams, delftsch, groningsche, leidsch, groninger, amstel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1858" calcext:value-type="float">
            <text:p>341858</text:p>
          </table:table-cell>
          <table:table-cell office:value-type="float" office:value="27" calcext:value-type="float">
            <text:p>27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754595699111682" calcext:value-type="float">
            <text:p>0.754595699111682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0.218727986161141" calcext:value-type="float">
            <text:p>0.2187279861611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ziatisch(3), eskimo(2), mesties(1), traditionele(1), negervrees(1), gemengd(1), mulat(1), queer(1), negerslaven(1), gemengde(1), exotisch(1), marron(1), slavenschip(2), volbloed(1), homo(1), roots(2), roots'(1), knecht(1), historisch(1), barbaarsche(1), indo(1), inheemse(1)</text:p>
          </table:table-cell>
          <table:table-cell office:value-type="string" calcext:value-type="string">
            <text:p>('llo', 2), ('comadre', 1), ('zeilen', 4), ('ihl', 1), ('osse', 1), ('gezout', 1), ('donau', 1), ('mei/juni', 1), ('maart/april', 1), ('april/mei', 1), ('short', 2), ('schouders', 1), ('ready', 1), ('koe-', 2), ('roken', 3), ('laplata', 1), ('afi', 1), ('wheat', 1), ('snort', 1), ('stoomen', 1), ('disp.', 1)</text:p>
          </table:table-cell>
          <table:table-cell office:value-type="string" calcext:value-type="string">
            <text:p>llo, comadre, zeilen, ihl, osse, gezout, donau, mei/juni, maart/april, april/mei, short, schouders, ready, koe-, roken, laplata, afi, wheat, snort, stoomen, disp.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1634" calcext:value-type="float">
            <text:p>341634</text:p>
          </table:table-cell>
          <table:table-cell office:value-type="float" office:value="75" calcext:value-type="float">
            <text:p>75</text:p>
          </table:table-cell>
          <table:table-cell office:value-type="float" office:value="0.16" calcext:value-type="float">
            <text:p>0.16</text:p>
          </table:table-cell>
          <table:table-cell office:value-type="float" office:value="0.740887168708569" calcext:value-type="float">
            <text:p>0.740887168708569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222505774665043" calcext:value-type="float">
            <text:p>0.222505774665043</text:p>
          </table:table-cell>
          <table:table-cell office:value-type="float" office:value="0.0266666666666667" calcext:value-type="float">
            <text:p>0.0266666666666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dische(3), marron(6), achtergrond(2), historisch(3), inheems(3), bediendepmijnneer(1), koppensneller(1), indo-europeaan(2), aziatische(1), baboe(4), kaffers(1), inlander(3), aziatisch(3), kokkie(3), afkomst(1), inlandsche(1), medicijnman(1), traditioneel(1), gemengd(2), negerslaven(1), barbaren(1), halfbloed(1), moslims(2), neger(1), zwartje(1), inuit(1), traditioneelen(1), misvormden(1), bediende(2), dwerggroei(2), moslim(2), jakarta(1), marrons(1), blank(1), vermoord(1), primitief(2), boesmanbanelen(1), mesties(1), gekleurd(1), zigeuner(1), eskimo(1), zigeunerbende(1), inheemsen(1), kaukasisch(1), inheemsche(1), schildersknecht(1), indo(1)</text:p>
          </table:table-cell>
          <table:table-cell office:value-type="string" calcext:value-type="string">
            <text:p>('mevrouw', 27), ('ingetrokken', 1), ('beiast', 1), ('waarnemen', 7), ('res.', 1), ('ontheffen', 2), ('administrateur', 3), ('assistentresident', 1), ('gezaghebber', 2), ('controleur', 2), ('waarneming', 3), ('topographisch', 1), ('bouwdepartement', 1), ('verplaatsen', 2), ('adsistent-resident', 1), ('volksraad', 4), ('rekenkamer', 1), ('hoofdrechercheur', 1), ('bep', 2), ('translateur', 1), ('functi', 1), ('posthouder', 1), ('chef', 6), ('resid', 1), ('contr', 1), ('hoofdagent', 1), ('schout', 1), ('opiumregie', 1), ('havenmeester', 1), ('zichter', 1)</text:p>
          </table:table-cell>
          <table:table-cell office:value-type="string" calcext:value-type="string">
            <text:p>mevrouw, ingetrokken, beiast, waarnemen, res., ontheffen, administrateur, assistentresident, gezaghebber, controleur, waarneming, topographisch, bouwdepartement, verplaatsen, adsistent-resident, volksraad, rekenkamer, hoofdrechercheur, bep, translateur, functi, posthouder, chef, resid, contr, hoofdagent, schout, opiumregie, havenmeester, zichter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1396" calcext:value-type="float">
            <text:p>341396</text:p>
          </table:table-cell>
          <table:table-cell office:value-type="float" office:value="172" calcext:value-type="float">
            <text:p>172</text:p>
          </table:table-cell>
          <table:table-cell office:value-type="float" office:value="0.162790697674419" calcext:value-type="float">
            <text:p>0.162790697674419</text:p>
          </table:table-cell>
          <table:table-cell office:value-type="float" office:value="0.781116403315576" calcext:value-type="float">
            <text:p>0.781116403315576</text:p>
          </table:table-cell>
          <table:table-cell office:value-type="float" office:value="0.796511627906977" calcext:value-type="float">
            <text:p>0.796511627906977</text:p>
          </table:table-cell>
          <table:table-cell office:value-type="float" office:value="0.223991497213291" calcext:value-type="float">
            <text:p>0.223991497213291</text:p>
          </table:table-cell>
          <table:table-cell office:value-type="float" office:value="0.0406976744186047" calcext:value-type="float">
            <text:p>0.0406976744186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mengd(9), koppensneller(2), lesbisch(1), indo-europeaan(5), traditionele(6), slaaf(4), inheems'che(3), aziatisch(8), berber(2), moslim(8), hottentot(1), barbaren(3), inheems(6), negerslaven(2), historische(1), marron(5), koelie(3), negers(1), inlandsche(1), zigeuner(2), inlander(3), aziatischen(1), blank(2), kaukasisch(1), achtergrond(15), mengras(2), metis(1), aziatische(2), inheemse(2), primitief(3), homo(1), kokkie(2), roots(2), gekleurde(2), dwerggroei(3), pygmee(1), islamiet(1), slaven(1), historisch(9), stam(2), slavenschip(2), medicijnman(1), mulat(2), demooraten(1), traditioneel(3), inuit(2), barbarlje(1), mongool(3), eskimo's(1), koelies(1), indiaan(1), exotische(1), ontdekken(1), knecht(1), mesties(2), groothistorische(1), zigeunermuziek(1), wetshistorische(1), volbloed(2), page(1), dwerg(1), moor(1), indo(1), hottentotten(1), inheemsche(1), kwinti(1), afgod(1), bediende(1), lilliputter(1), onbeschaafd(1), inboorlingen(1), handicap(1), marron'(1), queertitle(1)</text:p>
          </table:table-cell>
          <table:table-cell office:value-type="string" calcext:value-type="string">
            <text:p>('-van', 3), ('deu', 16), ('vau', 47), ('vah', 3), ('agens', 1), ('don', 32), ('vanj', 1), ('-den', 1), ('yan', 20), ('vgn', 1), ('v^n', 1), ('va.n', 1), ('vari', 4), ('warea', 2), ('vam', 3), ('.van', 6), ('dein', 2), ('vaij', 1), ('deri', 1), ('deh', 1), ('vanen', 1), ('del', 5), ('onver', 1), ('jvan', 1), ('vanden', 3), ('den-', 2), ('beatond', 1), ('vaii', 5), ("d'en", 1), ('ivan', 1), ('vian', 1), ('van-', 1), ('ag', 2), ('dten', 1), ('|van', 2), ('dubbelen', 1), ('inden', 1), ('vati', 1), ('bleof', 1)</text:p>
          </table:table-cell>
          <table:table-cell office:value-type="string" calcext:value-type="string">
            <text:p>-van, deu, vau, vah, agens, don, vanj, -den, yan, vgn, v^n, va.n, vari, warea, vam, .van, dein, vaij, deri, deh, vanen, del, onver, jvan, vanden, den-, beatond, vaii, d'en, ivan, vian, van-, ag, dten, |van, dubbelen, inden, vati, bleof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1577" calcext:value-type="float">
            <text:p>341577</text:p>
          </table:table-cell>
          <table:table-cell office:value-type="float" office:value="51" calcext:value-type="float">
            <text:p>51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924458107779056" calcext:value-type="float">
            <text:p>0.924458107779056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228301265511542" calcext:value-type="float">
            <text:p>0.228301265511542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otisch(1), primitief(1), inheems(5), inboorling(3), westers(1), queer(2), kokkie(1), mulat(1), historisch(2), traditionele(3), eskimo's(1), littlepage(1), achtergrond(4), negerslaven(1), marron(2), inheemsch(1), afkomst(2), gekleurd(1), bosneger(1), halfbloedjes(1), indostijl(1), moslim(1), dwerggroei(1), baboe(1), dwerg(1), roots(1), handicap(1), boesman(1), gemengd(1), rassenhaat(1), jakarta(1), inheemsebe(1), kaffer(1), indo-europeaan(1), aziatisch(1), slaven(1)</text:p>
          </table:table-cell>
          <table:table-cell office:value-type="string" calcext:value-type="string">
            <text:p>('rudolph', 1), ('stutterheim', 1), ('geuze', 2), ('ch.', 4), ('colenbrander', 1), ('wijsman', 2), ('steenkamp', 1), ('rosevelt', 1), ('ginkel', 1), ('pieper', 2), ('flines', 1), ('braam', 1), ('fransen', 5), ('hoffman', 2), ('kooman', 1), ('pull', 1), ('willing', 1), ('drs.', 1), ('wijss', 1), ('spaan', 2), ('th.', 3), ('moj', 1), ('stoppelaar', 1), ('hoogstraten', 1), ('wasse', 1), ('thienen', 1), ('wijdeveld', 2), ('klopper', 1), ('dellaert', 1), ('sluys', 1), ('heijblom', 1), ('kesteren', 1), ('a.m.', 1), ('graaff', 1), ('kernper', 1), ('nuys', 1), ('altman', 1)</text:p>
          </table:table-cell>
          <table:table-cell office:value-type="string" calcext:value-type="string">
            <text:p>rudolph, stutterheim, geuze, ch., colenbrander, wijsman, steenkamp, rosevelt, ginkel, pieper, flines, braam, fransen, hoffman, kooman, pull, willing, drs., wijss, spaan, th., moj, stoppelaar, hoogstraten, wasse, thienen, wijdeveld, klopper, dellaert, sluys, heijblom, kesteren, a.m., graaff, kernper, nuys, altman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0478" calcext:value-type="float">
            <text:p>320478</text:p>
          </table:table-cell>
          <table:table-cell office:value-type="float" office:value="135" calcext:value-type="float">
            <text:p>135</text:p>
          </table:table-cell>
          <table:table-cell office:value-type="float" office:value="0.162962962962963" calcext:value-type="float">
            <text:p>0.162962962962963</text:p>
          </table:table-cell>
          <table:table-cell office:value-type="float" office:value="0.758528378226354" calcext:value-type="float">
            <text:p>0.758528378226354</text:p>
          </table:table-cell>
          <table:table-cell office:value-type="float" office:value="0.8" calcext:value-type="float">
            <text:p>0.8</text:p>
          </table:table-cell>
          <table:table-cell office:value-type="float" office:value="0.228330146341553" calcext:value-type="float">
            <text:p>0.228330146341553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do(2), aziatisch(13), indo-europeaan(7), slaaf(1), marron(7), gekleurd(3), achtergrond(11), inlandsche(1), moslim(6), etniciteit(1), halfbloed(1), gemengd(3), inlander(1), mengras(1), berber(2), mesties(4), inheemse(1), negerslaven(2), aziatische(2), metis'nachts(1), afgod(1), wilde(1), medicijnman(1), inheems(3), historischen(1), zimbabwecultuur(1), roots(1), mulat(1), neger(3), en'marron(1), indiaan(2), barbaren(1), historisch(5), barbaar(2), historische(2), mongool(3), slavenschip(1), kokkie(2), inheems'(1), eskimo(1), hottentot(2), koppensneller(1), traditionele(3), eskimo's(1), inuit(2), knecht(2), indische(1), moslims(1), groothistorische(1), wild(1), dwerg(1), inheems'che(1), inheemsche(3), onbeschaafd(1), traditioneel(1), inheemschen(1), koelies(1), misvormden(2), moord(1), negerrijk(1), schildersknecht(1), moslimsche(1), indonesi(1)</text:p>
          </table:table-cell>
          <table:table-cell office:value-type="string" calcext:value-type="string">
            <text:p>('tussch', 104), ('tusschen', 12), ('tussehen', 8), ('tosschen', 2), ('tussohen', 3), ('sohen', 1), ('schen', 2), ('bchen', 1), ('tuischen', 1), ('lusschen', 1), ('tusschcn', 1), ('tuschen', 1), ('tusscnen', 1), ('tus-', 1)</text:p>
          </table:table-cell>
          <table:table-cell office:value-type="string" calcext:value-type="string">
            <text:p>tussch, tusschen, tussehen, tosschen, tussohen, sohen, schen, bchen, tuischen, lusschen, tusschcn, tuschen, tusscnen, tus-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7449" calcext:value-type="float">
            <text:p>337449</text:p>
          </table:table-cell>
          <table:table-cell office:value-type="float" office:value="79" calcext:value-type="float">
            <text:p>79</text:p>
          </table:table-cell>
          <table:table-cell office:value-type="float" office:value="0.10126582278481" calcext:value-type="float">
            <text:p>0.10126582278481</text:p>
          </table:table-cell>
          <table:table-cell office:value-type="float" office:value="0.984340880209255" calcext:value-type="float">
            <text:p>0.984340880209255</text:p>
          </table:table-cell>
          <table:table-cell office:value-type="float" office:value="0.810126582278481" calcext:value-type="float">
            <text:p>0.810126582278481</text:p>
          </table:table-cell>
          <table:table-cell office:value-type="float" office:value="0.235043747858162" calcext:value-type="float">
            <text:p>0.235043747858162</text:p>
          </table:table-cell>
          <table:table-cell office:value-type="float" office:value="0.0886075949367089" calcext:value-type="float">
            <text:p>0.0886075949367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dicap(2), indo(1), queer(9), aboriginal(11), negerslaven(2), muzelman(1), homo(2), aziatisch(2), trans(1), page(7), inheems(3), metis'nachts(1), marron(8), roots(8), inboorling(1), volbloed(1), grootsch(1), achtergrond(2), gay(1), historisch(1), primitief(1), blank(1), roots'(1), lesbisch(1), dwerg(1), islamiet(1), slavenschip(1), bosneger(1), mongoolsohc(1), traditioneelen(1), pygmee(1), kwinti(1), blanka(1), queertitle(1)</text:p>
          </table:table-cell>
          <table:table-cell office:value-type="string" calcext:value-type="string">
            <text:p>('and', 47), ('wer', 12), ('every', 2), ('wher', 4), ('there', 3), ('way', 8), ('ar', 10), ('surinam', 2), ('will', 7), ('this', 10), ('considered', 1), ('remain', 1), ('another', 1), ('made', 5), ('following', 3), ('above', 1), ('have', 8), ('further', 2), ('poor', 4), ('many', 7), ('foot', 1), ('few', 3), ('most', 5), ('germany', 2), ('added', 1), ('believe', 1), ('nothing', 1), ('thes', 5), ('not', 13), ('account', 2), ('except', 2), ('enough', 2), ('well', 5), ('since', 1), ('year', 5), ('brought', 3), ('hold', 1), ('four', 1), ('now', 7), ('on', 6), ('makes', 2), ('heavy', 2), ('soon', 3), ('feel', 3), ('tried', 1), ('until', 2), ('german', 2), ('right', 1), ('again', 1), ('february', 2), ('tbe', 3), ('different', 3), ('found', 6), ('its', 6), ('years', 3), ('therefore', 2), ('because', 1), ('ha', 5), ('our', 5), ('life', 5), ('how', 4), ('killed', 1), ('think', 1), ('thing', 2), ('during', 1), ('iike', 2), ('need', 1), ('work', 5), ('each', 4), ('one', 4), ('kept', 2), ('shall', 1), ('lack', 1), ('died', 1), ('you', 4), ('oerman', 1), ('ihe', 1), ('never', 1), ('indoen', 1), ('out', 1), ('allowed', 1), ('taken', 1), ('feet', 1), ('after', 1), ('fresh', 1), ('those', 3), ('come', 1), ('own', 1), ('tlie', 1), ('mean', 1), ('fact', 1), ('increase', 1), ('cannot', 1), ('used', 1), ('send', 1), ('then', 1), ('whose', 1), ('almost', 1), ('next', 1), ('happy', 1), ('onc', 1), ('called', 1), ('placed', 1), ('number', 1), ('thus', 1), ('such', 1), ('policy', 1), ('hav', 1), ('case', 1), ('having', 1), ('authorities', 1), ('greater', 1)</text:p>
          </table:table-cell>
          <table:table-cell office:value-type="string" calcext:value-type="string">
            <text:p>and, wer, every, wher, there, way, ar, surinam, will, this, considered, remain, another, made, following, above, have, further, poor, many, foot, few, most, germany, added, believe, nothing, thes, not, account, except, enough, well, since, year, brought, hold, four, now, on, makes, heavy, soon, feel, tried, until, german, right, again, february, tbe, different, found, its, years, therefore, because, ha, our, life, how, killed, think, thing, during, iike, need, work, each, one, kept, shall, lack, died, you, oerman, ihe, never, indoen, out, allowed, taken, feet, after, fresh, those, come, own, tlie, mean, fact, increase, cannot, used, send, then, whose, almost, next, happy, onc, called, placed, number, thus, such, policy, hav, case, having, authorities, greater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1301" calcext:value-type="float">
            <text:p>341301</text:p>
          </table:table-cell>
          <table:table-cell office:value-type="float" office:value="60" calcext:value-type="float">
            <text:p>6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79443094199169" calcext:value-type="float">
            <text:p>0.679443094199169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239133059741687" calcext:value-type="float">
            <text:p>0.239133059741687</text:p>
          </table:table-cell>
          <table:table-cell office:value-type="float" office:value="0.0166666666666667" calcext:value-type="float">
            <text:p>0.0166666666666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slim(3), kaukasisch(1), traditioneel(2), berber(4), aziatisch(8), historisch(3), stam(1), barbaar(1), homo(1), aziatische(3), indo-europeaan(5), achtergrond(1), zigeunerbende(1), slavenschip(1), barbaren(1), zigeunermuziek(2), eskimo's(1), koelies(1), roma(1), muzelman(1), baboe(1), islamiet(1), onbeschaafd(1), koelie(1), inlandsche(1), traditionele(5), inboorling(1), inheems(1), lilliputter(1), christelijkhistorisch'(1), halfbloed(1), mulat(1), slaaf(1), voorhistorische(1)</text:p>
          </table:table-cell>
          <table:table-cell office:value-type="string" calcext:value-type="string">
            <text:p>('della', 2), ('corriere', 1), ('perskantoor', 1), ('diario', 1), ('verbondenen', 2), ('correspondent', 12), ('telegram', 11), ('interview', 3), ('echo', 2), ('mailen', 1), ('datde', 1), ('persbureau', 1), ('censuur', 2), ('pondent', 1), ('times', 3), ('vossisch', 1), ('corr', 1), ('asahi', 2), ('sjimbo', 1), ('jingo-blad', 1), ('giornal', 1), ('osservatore', 1), ('romano', 1), ('neue', 2), ('presse', 1), ('anzeiger', 1), ('freie', 1), ('lokal', 1), ('reichspost', 1), ('zeilung', 1), ('sjimboen', 1), ('allgemeine', 1), ('zeitung', 2), ('fremdenblatt', 1), ('regeeringsblad', 1), ('stockholms', 1), ('tidningen', 1), ('engelsch-', 1), ('roma', 1)</text:p>
          </table:table-cell>
          <table:table-cell office:value-type="string" calcext:value-type="string">
            <text:p>della, corriere, perskantoor, diario, verbondenen, correspondent, telegram, interview, echo, mailen, datde, persbureau, censuur, pondent, times, vossisch, corr, asahi, sjimbo, jingo-blad, giornal, osservatore, romano, neue, presse, anzeiger, freie, lokal, reichspost, zeilung, sjimboen, allgemeine, zeitung, fremdenblatt, regeeringsblad, stockholms, tidningen, engelsch-, roma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1801" calcext:value-type="float">
            <text:p>341801</text:p>
          </table:table-cell>
          <table:table-cell office:value-type="float" office:value="143" calcext:value-type="float">
            <text:p>143</text:p>
          </table:table-cell>
          <table:table-cell office:value-type="float" office:value="0.167832167832168" calcext:value-type="float">
            <text:p>0.167832167832168</text:p>
          </table:table-cell>
          <table:table-cell office:value-type="float" office:value="0.71279330850111" calcext:value-type="float">
            <text:p>0.71279330850111</text:p>
          </table:table-cell>
          <table:table-cell office:value-type="float" office:value="0.797202797202797" calcext:value-type="float">
            <text:p>0.797202797202797</text:p>
          </table:table-cell>
          <table:table-cell office:value-type="float" office:value="0.244567784892725" calcext:value-type="float">
            <text:p>0.244567784892725</text:p>
          </table:table-cell>
          <table:table-cell office:value-type="float" office:value="0.034965034965035" calcext:value-type="float">
            <text:p>0.0349650349650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xotisch(3), marrons(3), zigeuner(4), achtergrond(11), zigeunermuziek(4), negerslaven(2), gemengd(27), koppensneller(1), neger(2), historisch(17), traditioneel(4), traditionele(7), ontdekken(1), kaukasisch(2), ras(1), inheems(2), koelie(1), lesbisch(1), aziatische(2), zigeuners(3), exotische(1), roots(1), barbaren(1), aziatisch(3), dwerggroei(6), traditioneelen(1), moslim(1), bediende(1), handicap(1), page(1), mulat(2), landbouwersknecht(1), historischen(1), eskimo(2), lesbische(1), mengras(1), mongool(1), marron(1), hottentot(1), halfbloed(1), historische(1), volbloed(1), afgod(1), primitief(1), queer(1), hottentotten(1), barbaar(2), slaaf(2), boesman(1), negers(1), liitlepage(1), gekleurd(1), indo(1), berber(1)</text:p>
          </table:table-cell>
          <table:table-cell office:value-type="string" calcext:value-type="string">
            <text:p>('opera', 10), ('voetlicht', 2), ('voordracht', 18), ('puccini', 1), ('rol', 30), ('compositie', 6), ('koor', 30), ('begeleiding', 2), ('kunstenares', 1), ('ina', 1), ('koorwerk', 2), ('opvoering', 6), ('zangnummer', 2), ('componist', 3), ('componeren', 2), ('asta', 1), ('operette', 1), ('nathan', 1), ('julius', 4), ('acteur', 4), ('piet', 4), ('reprise', 1), ('blijspel', 2), ('opvoeren', 4), ('hoofdrol', 1), ('weens', 1), ('tenorzanger', 1), ('toondicht', 1), ('voordragen', 2), ('vertolken', 5), ('cantate', 3), ('engageren', 3), ('regisseur', 2), ('imre', 2), ('adolphe', 1), ('kluchtspel', 1), ('carnaval', 1), ('gehoore', 3), ('hamlet', 1), ('gehooro', 1), ('musicus', 2), ('debuteren', 1), ('ghetto', 1), ('liederenavond', 1), ('oratorium', 2), ('helman', 1), ('ballet', 1), ('tooneelspel', 2), ('solonummer', 1), ('zangstuk', 1), ("grieg's", 1), ('palestrina', 1), ('noviteit', 1), ('fluitconcert', 1), ('engageeren', 1), ('toonzetten', 1), ('virtuoos', 1), ('instuderen', 1), ('horowitz', 1), ('impresario', 1), ('gesar', 1)</text:p>
          </table:table-cell>
          <table:table-cell office:value-type="string" calcext:value-type="string">
            <text:p>opera, voetlicht, voordracht, puccini, rol, compositie, koor, begeleiding, kunstenares, ina, koorwerk, opvoering, zangnummer, componist, componeren, asta, operette, nathan, julius, acteur, piet, reprise, blijspel, opvoeren, hoofdrol, weens, tenorzanger, toondicht, voordragen, vertolken, cantate, engageren, regisseur, imre, adolphe, kluchtspel, carnaval, gehoore, hamlet, gehooro, musicus, debuteren, ghetto, liederenavond, oratorium, helman, ballet, tooneelspel, solonummer, zangstuk, grieg's, palestrina, noviteit, fluitconcert, engageeren, toonzetten, virtuoos, instuderen, horowitz, impresario, gesar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2064" calcext:value-type="float">
            <text:p>342064</text:p>
          </table:table-cell>
          <table:table-cell office:value-type="float" office:value="170" calcext:value-type="float">
            <text:p>170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0.692161523900981" calcext:value-type="float">
            <text:p>0.692161523900981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249144576478013" calcext:value-type="float">
            <text:p>0.249144576478013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oesman(2), achtergrond(13), aziatisch(10), baboe(1), indo-europeaan(5), traditionele(9), afgod(5), etniciteit(1), primitief(4), moslim(2), marron(7), inheems(4), inlandsche(5), gemengd(5), negerslaven(3), blank(1), ras(1), jakarta(2), koelies(1), bedienden(2), historisch(6), ontdekken(4), indo(1), inheemschen(2), mengras(1), dwerggroei(3), historische(6), slaaf(3), homo(2), misvormden(1), meesterknecht(1), negerrestaurant(1), lesbische(1), afkomst(1), koelie(2), indisch(1), aboriginal(1), barbaar(1), zwartje(4), dienstknecht(2), slaven(2), volbloed(1), slavenschip(2), mulat(1), barbaarsche(1), exotisch(1), hottentot(2), traditioneel(2), indiaan(1), historischen(1), indolonten(1), barbaren(1), eskimo's(1), zigeuner(1), moslims(2), indische(2), volkstammen(1), neger(1), inheemsen(1), knecht(3), zigeunermuziek(1), islamiet(1), onbeschaafd(1), stamboek(1), bosneger(1), bediende(3), lilliputters(1), inuit(1), exotische(1), mesties(1), metis(1), kwinti(1), inboorling(1)</text:p>
          </table:table-cell>
          <table:table-cell office:value-type="string" calcext:value-type="string">
            <text:p>('loket', 2), ('hoofdbureau', 1), ('vervoeren', 18), ('werkman', 12), ('nachtwacht', 2), ('hospitaal', 8), ('gemeente', 21), ('opnemen', 14), ('aannemer', 1), ('marktplein', 1), ('herberg', 2), ('bureaux', 1), ('stalknecht', 2), ('overbrengen', 13), ('stadhuis', 5), ('portier', 2), ('coolsingel', 2), ('inrichting', 10), ('raadhuize', 1), ('schilder', 12), ('binnenbrengen', 3), ('bureau', 5), ('logement', 2), ('beambte', 2), ('antiquair', 1), ('keuring', 2), ('dekhengst', 1), ('badhuis', 1), ('lokaal', 1), ('ziekenhuis', 4), ('vergaderplaats', 1), ('ruin', 2), ('gasthuis', 1), ('architect', 1), ('opneming', 1), ('raadhuis', 2), ('meent', 1), ('hulpdienst', 1), ('leslokaal', 1), ('gemeentehuis', 1), ('koewachter', 1), ('gemeento', 1), ('stamboek', 1), ('g.g.', 2), ('gemeentelijk', 2), ('merrie', 1), ('nachtportier', 1), ('zett', 1), ('keurmeester', 1), ('sportterrein', 1), ('leproos', 1), ('gymnastieklokaal', 1), ('uitvoerder', 1), ('koetsier', 1), ('ziekenhui', 1)</text:p>
          </table:table-cell>
          <table:table-cell office:value-type="string" calcext:value-type="string">
            <text:p>loket, hoofdbureau, vervoeren, werkman, nachtwacht, hospitaal, gemeente, opnemen, aannemer, marktplein, herberg, bureaux, stalknecht, overbrengen, stadhuis, portier, coolsingel, inrichting, raadhuize, schilder, binnenbrengen, bureau, logement, beambte, antiquair, keuring, dekhengst, badhuis, lokaal, ziekenhuis, vergaderplaats, ruin, gasthuis, architect, opneming, raadhuis, meent, hulpdienst, leslokaal, gemeentehuis, koewachter, gemeento, stamboek, g.g., gemeentelijk, merrie, nachtportier, zett, keurmeester, sportterrein, leproos, gymnastieklokaal, uitvoerder, koetsier, ziekenhui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0488" calcext:value-type="float">
            <text:p>340488</text:p>
          </table:table-cell>
          <table:table-cell office:value-type="float" office:value="372" calcext:value-type="float">
            <text:p>372</text:p>
          </table:table-cell>
          <table:table-cell office:value-type="float" office:value="0.18010752688172" calcext:value-type="float">
            <text:p>0.18010752688172</text:p>
          </table:table-cell>
          <table:table-cell office:value-type="float" office:value="0.57834989387835" calcext:value-type="float">
            <text:p>0.57834989387835</text:p>
          </table:table-cell>
          <table:table-cell office:value-type="float" office:value="0.78494623655914" calcext:value-type="float">
            <text:p>0.78494623655914</text:p>
          </table:table-cell>
          <table:table-cell office:value-type="float" office:value="0.253979174965362" calcext:value-type="float">
            <text:p>0.253979174965362</text:p>
          </table:table-cell>
          <table:table-cell office:value-type="float" office:value="0.0349462365591398" calcext:value-type="float">
            <text:p>0.034946236559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aukasisch(5), achtergrond(20), moslimsohe(1), traditionele(22), zigeuner(2), moslim(17), etniciteit(1), gemengd(17), pygmee(3), ontdekken(4), halfbloed(5), inheems(16), negerin(1), homo(1), islamiet(4), inheemse(4), marron(13), negerslaven(3), aziatische(5), historisch(16), roots(2), moslims(2), berber(3), indo-europeaan(11), misvormden(4), indisch(4), neger(3), koppensneller(2), blank(5), muzelman(3), inuit(7), indische(2), aziatisch(19), traditioneel(4), mongool(3), koelie(2), inlanders(1), lilliputter(4), stamboek(1), moor(3), lilliputters(1), exotische(2), barbaar(1), slavenschip(1), negerrijk(1), mesties(4), indo(2), barbaren(3), rassen(1), inlandsche(2), volbloed(2), negercultuur(2), ras(3), mongoolsche(1), afgodendienst(1), gekleurd(3), eskimo(2), mulat(1), barbaarschheid(1), boesman(2), stam(4), mengras(1), inheemsebe(1), tovenaar(1), dwerggroei(5), bataviasche(1), queer(2), exotisch(2), baboe(3), marrons(2), slaaf(1), wilden(1), medicijnman(5), gemengde(2), kokkie(3), slaven(2), primitief(2), zigeuners(1), westerse(1), afkomst(4), knecht(2), demooraten(1), inlander(4), moortje(1), gay(1), kaffer(3), hottentotten(4), moord(1), eskimo's(3), lesbisch(1), inheemsen(1), groothistorische(1), wetshistorische(1), hottentot(3), berberoorlog(1), halfbloedjes(1), zigeunermuziek(3), onbeschaafd(1), negerjongen(1), berbers(1), knechts(1), zimbabwecultuur(1), metis(1), indiaan(1), dienstknechts(1), inboorlingen(1), page(1), wild(1), inheemsche(2), historische(1), dwerg(1)</text:p>
          </table:table-cell>
          <table:table-cell office:value-type="string" calcext:value-type="string">
            <text:p>('besluiten', 36), ('beschikbaar', 8), ('buitengewoon', 20), ('beginnen', 110), ('aannemen', 34), ('aanvangen', 6), ('raad', 27), ('voorstel', 20), ('koophandel', 4), ('stem', 52), ('king', 8), ('overig', 28), ('langdurig', 6), ('beschikking', 6), ('onafgebroken', 3), ('onderbreking', 1), ('voortzetten', 19), ('uitbrengen', 4), ('voortduren', 6), ('grootero', 1), ('voortzetting', 3), ('blanko', 1), ('overgroot', 1), ('alsnu', 1), ('onderbreken', 1), ('.stemmen', 1), ('stemman', 1), ('vollen', 3), ('werp', 1), ('gedeeltelgk', 1), ('slem', 2), ('beschik', 1), ('pingen', 1), ('voll', 1), ('jongst', 1)</text:p>
          </table:table-cell>
          <table:table-cell office:value-type="string" calcext:value-type="string">
            <text:p>besluiten, beschikbaar, buitengewoon, beginnen, aannemen, aanvangen, raad, voorstel, koophandel, stem, king, overig, langdurig, beschikking, onafgebroken, onderbreking, voortzetten, uitbrengen, voortduren, grootero, voortzetting, blanko, overgroot, alsnu, onderbreken, .stemmen, stemman, vollen, werp, gedeeltelgk, slem, beschik, pingen, voll, jongst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1808" calcext:value-type="float">
            <text:p>341808</text:p>
          </table:table-cell>
          <table:table-cell office:value-type="float" office:value="228" calcext:value-type="float">
            <text:p>22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50806067510601" calcext:value-type="float">
            <text:p>0.50806067510601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258911163114156" calcext:value-type="float">
            <text:p>0.258911163114156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ngoolse(1), aziatisch(40), indo-europeaan(11), inheems(12), slavenschip(3), indo(6), achtergrond(9), moslim(10), lesbisch(1), berbers(1), hottentot(1), handicap(6), historische(1), koppensneller(3), bosneger(1), zimbabwecultuur(1), kaukasisch(4), primitief(1), gemengd(4), afkomst(3), westers(1), medicijnman(2), ras(3), eskimo's(1), volbloed(2), dwerggroei(5), inheemse(6), moslimcultuur(1), mulat(2), neger(4), hottentotten(2), negerslaven(2), negercultuur(1), kaffer(1), aziatische(8), berber(5), homo(1), marron(4), traditionele(2), inuit(2), barbaren(1), birma(1), aapman(1), zwartje(2), k'mesties(2), halfbloed(1), queer(1), handicapper(1), kokkie(1), stam(1), indisch(1), moslims(1), aboriginal(1), moslimsche(2), dwerg(1), inheemsche(1), barbaarschheid(1), inlanders(1), barbaar(2), barbarlje(1), slaven(1), stamgenoot(1), inboorling(5), exotisch(2), islamiet(1), baboe(1), mongool(2), aziatischejgeit(2), negerrijk(5), mengras(1), onbeschaafd(1), knecht(1), wild(1), inheems'che(1), berberoorlog(1), volbloedras(1), traditioneelen(1), inlandsche(1), mesties(1)</text:p>
          </table:table-cell>
          <table:table-cell office:value-type="string" calcext:value-type="string">
            <text:p>('bosporus', 2), ('karavaanweg', 1), ('eiland', 49), ('golf', 3), ('indo-china', 3), ('korea', 4), ('philippijn', 2), ('britscb', 1), ('indo-', 6), ('lonisch', 1), ('afstand', 39), ('peking', 6), ('kalgan', 2), ('bagdad', 3), ('japanners', 7), ('japanner', 7), ('ijszee', 1), ('aleppo', 2), ('beiroet', 2), ('mindanao', 1), ('baii', 1), ('sultanaat', 1), ('sjanghai', 2), ('tientsin', 1), ('marokko', 7), ('cairo', 4), ('zone', 1), ('congo', 3), ('shen', 1), ('rijksgebied', 1), ('tokio', 7), ('shantung', 1), ('honan', 1), ('guam', 1), ('konstantinopel', 5), ('riff', 1), ('constantinopel', 5), ('domei', 3), ('grensrivier', 1), ('kilometer', 7), ('addis', 2), ('madagaskar', 1), ('behringstraat', 1), ('euphraat', 1), ('thailand', 1), ('algerije', 1), ('west-duitschland', 1), ('uganda', 2), ('oeganda', 4), ('tibet', 1), ('bovenloop', 1), ('hinderlaag', 2), ('nijl', 5), ('z.-afrika', 1), ('abeba', 1), ('dagreis', 1), ('landengte', 1), ('filippijnen', 1), ('bullen', 1), ('oost-aziatisch', 3), ('thibet', 3), ('noorderbreedte', 1), ('madagascar', 2), ('tongkin', 1), ('shangai', 1), ('kuststreek', 1), ('nanking', 1), ('novo', 1), ('japansche', 1), ('samoa', 1), ('leningrad', 1), ('salonika', 1), ('niger', 1), ('corea', 1), ('afstands', 1), ('koem', 1), ('nigeria', 1), ('wladiwostock', 2), ('kiang', 2), ('midden-afrika', 1), ('sjantoeng', 1), ('mexicaans', 1), ('kenya', 1), ('assoean', 1), ('hawai', 1), ('zuidzee', 2), ('zeekust', 1), ('zambesi', 2), ('konstan', 1), ('tinopel', 1), ('equatoriaal', 1), ('hanoi', 1), ('mekong', 1), ('equator', 1), ('noordkust', 1), ('transsiberischen', 1), ('schiereiland', 1), ('patrouill', 1)</text:p>
          </table:table-cell>
          <table:table-cell office:value-type="string" calcext:value-type="string">
            <text:p>bosporus, karavaanweg, eiland, golf, indo-china, korea, philippijn, britscb, indo-, lonisch, afstand, peking, kalgan, bagdad, japanners, japanner, ijszee, aleppo, beiroet, mindanao, baii, sultanaat, sjanghai, tientsin, marokko, cairo, zone, congo, shen, rijksgebied, tokio, shantung, honan, guam, konstantinopel, riff, constantinopel, domei, grensrivier, kilometer, addis, madagaskar, behringstraat, euphraat, thailand, algerije, west-duitschland, uganda, oeganda, tibet, bovenloop, hinderlaag, nijl, z.-afrika, abeba, dagreis, landengte, filippijnen, bullen, oost-aziatisch, thibet, noorderbreedte, madagascar, tongkin, shangai, kuststreek, nanking, novo, japansche, samoa, leningrad, salonika, niger, corea, afstands, koem, nigeria, wladiwostock, kiang, midden-afrika, sjantoeng, mexicaans, kenya, assoean, hawai, zuidzee, zeekust, zambesi, konstan, tinopel, equatoriaal, hanoi, mekong, equator, noordkust, transsiberischen, schiereiland, patrouill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911" calcext:value-type="float">
            <text:p>341911</text:p>
          </table:table-cell>
          <table:table-cell office:value-type="float" office:value="619" calcext:value-type="float">
            <text:p>619</text:p>
          </table:table-cell>
          <table:table-cell office:value-type="float" office:value="0.168012924071082" calcext:value-type="float">
            <text:p>0.168012924071082</text:p>
          </table:table-cell>
          <table:table-cell office:value-type="float" office:value="0.845390484967461" calcext:value-type="float">
            <text:p>0.845390484967461</text:p>
          </table:table-cell>
          <table:table-cell office:value-type="float" office:value="0.780290791599354" calcext:value-type="float">
            <text:p>0.780290791599354</text:p>
          </table:table-cell>
          <table:table-cell office:value-type="float" office:value="0.26977987171289" calcext:value-type="float">
            <text:p>0.26977987171289</text:p>
          </table:table-cell>
          <table:table-cell office:value-type="float" office:value="0.0516962843295638" calcext:value-type="float">
            <text:p>0.05169628432956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slim(30), historische(8), afkomst(6), historisch(33), onbeschaafd(7), achtergrond(45), aziatisch(23), gemengd(20), tovenaars(1), zigeuner(3), inheemse(3), moordenaar(1), eenhistorisch(1), marron(17), negers(3), islamiet(5), historischcn(1), traditionele(43), mulat(5), slaaf(8), bosneger(2), senaatsbediende(1), zigeunerin(1), roots(3), moslims(7), historischen(2), indo-europeaan(14), westers(1), kaukasisch(7), lesbisch(4), barbaar(7), tovenaar(6), k'mesties(2), aapman(1), ontdekken(10), metis(4), bedienden(1), inuit(3), wild(4), medicijnman(8), eskimo(4), koppensneller(6), inlandsche(2), koelie(5), pygmee(4), slavenschip(3), dwerggroei(12), inlander(2), inboorling(5), page(6), exotisch(6), baboe(5), inheemseen(1), hottentot(5), koppensnellers(3), stam(3), neger(7), grootst(1), lilliputter(5), afgodendienst(2), misvormden(9), eskimo's(6), inboorlingen(1), slaven(4), barbaren(4), kokkie(9), marrons(2), inheems(20), zwartje(5), indiaan(5), rassen(1), gekleurde(2), bediende(2), dwerg(5), traditioneel(3), aziatische(1), negerslaven(3), afgod(5), knecht(4), inheems'che(2), primitief(6), indo(3), traditioneelen(1), wereldhistorische(1), ras(1), mesties(7), inheems'(1), lilliputters(2), mongool(4), afgodsbeeldje(1), baboes(1), gay(2), zigeunermuziek(3), queer(1), wilde(3), stamhoofd(1), verwilderd(1), blank(3), negerrestaurant(1), mengras(3), indische(1), muzelmansche(1), gekleurd(2), moortje(1), eskimoverhalen(1), kaffer(5), barbarlje(1), groothistorische(1), wetshistorische(1), moor(1), slaaft(1), negercultuur(2), jakarta(1), medicijnmannen(1), wereldmoord(1), gemengde(1), moslimcultuur(1), dienstknechts(1), homo(2), dwergeu(1), muzelman'(1), inlanders(1), en'marron(1), volbloedpaard(1), jokjakarta(1), halfbloed(1), berber(1), inheemsche(1), exotische(1), muzelman(1), galeislaven(1), handicap(1), inheemschen(1), negerrijk(1), marron'(1)</text:p>
          </table:table-cell>
          <table:table-cell office:value-type="string" calcext:value-type="string">
            <text:p>('tafreel', 1), ('naam', 91), ('onderhoudend', 1), ('boeddha', 2), ('galg', 2), ('aardig', 27), ('verheugen', 5), ('erkentelijk', 1), ('schudden', 10), ('romantiek', 2), ('lyriek', 2), ('mythologisch', 1), ('belangwekken', 3), ('godsdienstig', 11), ('genoeglijk', 1), ('ontroeren', 4), ('chronologisch', 1), ('flirt', 1), ('draak', 2), ('venten', 1), ('grappig', 1), ('geluk', 20), ('centrum', 10), ('uniek', 1), ('aangenaam', 12), ('ziel', 25), ('volwassen', 15), ('kijken', 46), ('zwijgen', 18), ('vluchtig', 2), ('wonderdadig', 1), ('raak', 4), ('onvergankelijk', 1), ('stom', 3), ('opletten', 1), ('knappe', 3), ('gemoedelijk', 5), ('satan', 2), ('geestdrift', 6), ('dankbaar', 15), ('vermaak', 3), ('amuseren', 1), ('verblijden', 2), ('nobel', 1), ('openbaring', 7), ('duivel', 14), ('paradijs', 8), ('werelds', 1), ('eeuwigen', 3), ('prettig', 7), ('jeugdig', 11), ('haastig', 5), ('aandachtig', 3), ('religieus', 5), ('vrouwelijk', 6), ('sympathiek', 5), ('leuk', 3), ('onbedaarlijk', 1), ('aloud', 2), ('priesteres', 1), ('godin', 3), ('middeleeuwer', 1), ('nobelen', 1), ('spontaan', 2), ('toornig', 2), ('verheugd', 2), ('schalksch', 1), ('geestig', 12), ('luisteren', 14), ('aanhooren', 1), ('straatjongen', 1), ('achtenswaardig', 1), ('heil', 10), ('dramatisch', 1), ('tafereel', 5), ('faam', 1), ('troetelkind', 2), ('sentimenteel', 1), ('vreugde', 13), ('schepper', 4), ('volheid', 2), ('oudsher', 3), ('later', 2), ('filosofisch', 4), ('dialoog', 1), ('improviseren', 1), ('schrift', 4), ('veraangenamen', 1), ('merkwaardigen', 1), ('kennismaking', 7), ('verduidelijken', 3), ('weggeloop', 1), ('blijde', 3), ('aanschouwelijk', 2), ('aantrekkelijk', 7), ('toewenschen', 1), ('mannelijk', 4), ('heidenwereld', 1), ('eminent', 1), ('drama', 7), ('noden', 2), ('middeneeuw', 2), ('schrander', 1), ('eertijds', 5), ('onheuglijk', 1), ('jolig', 3), ('voortleven', 3), ('boeien', 4), ('belangwekkend', 3), ('waardig', 7), ('aanschijn', 1), ('gastvrijheid', 2), ('aankijken', 2), ('verhaaltrant', 1), ('enthusiasme', 1), ('uitbundig', 2), ('keizertijd', 1), ('deez', 1), ('medelijdend', 2), ('gespeel', 1), ('schepping', 5), ('boeiend', 1), ('letterschrift', 1), ('spelling', 2), ('afspelen', 2), ('bekendheid', 4), ('danskunst', 1), ('instemming', 4), ('knap', 4), ('wegpinken', 1), ('ontfermen', 1), ('lyrisch', 2), ('erkentelijkheid', 2), ('enthousiasme', 2), ('deibier', 1), ('charmant', 1), ('parijzenaars', 1), ('accent', 3), ('begaafd', 6), ('massaal', 2), ('uitbeelden', 3), ('weldaad', 2), ('liefhebberij', 2), ('rondzien', 3), ('meesterstu', 2), ('spreuk', 3), ('kwajongen', 1), ('treffenden', 1), ('vroolijk', 4), ('leef', 1), ('hooggestemd', 1), ('vanouds', 1), ('beul', 2), ('lachspier', 3), ('bevattelijk', 2), ('humanistisch', 3), ('illustreren', 1), ('enthousiast', 1), ('hedendaags', 2), ('verteltrant', 3), ('tegenhanger', 2), ('goedig', 1), ('aller', 4), ('makker', 3), ('glorie', 2), ('opgewekt', 2), ('dogmatiek', 1), ('documentair', 2), ('schateren', 1), ('doods', 2), ('aanhoor', 1), ('hedendaagsch', 2), ('uitbeelding', 1), ('naara', 1), ('ascetisch', 1), ('spreekwijze', 1), ('hemelsch', 1), ('dichterlijk', 2), ('uitroep', 2), ('welijk', 1), ('eeuwenoud', 1), ('aandienen', 1), ('sterfelijk', 2), ('tragedie', 1), ('alleraardigst', 4), ('eeuwigheid', 2), ('pittig', 2), ('verheerlijken', 1), ('genial', 1), ('weleer', 2), ('eouw', 1), ('jeudig', 1), ('tooneeltje', 1), ('allerleukst', 1), ('zondeval', 1), ('verlossing', 1), ('vrouwelyke', 1), ('apotheose', 1), ('dankbaarheid', 2), ('vermakelijk', 1), ('zoetvloeiend', 1), ('onsterfelijk', 1), ('genoegelijk', 2), ('wijsgeerig', 1), ('opgeruimd', 1), ('bekijk', 1), ('plagiaat', 1), ('gezegenden', 1), ('koddig', 1), ('monter', 1), ('verrukt', 1), ('hoofdpersoon', 1), ('vroolyk', 1), ('waaraau', 1)</text:p>
          </table:table-cell>
          <table:table-cell office:value-type="string" calcext:value-type="string">
            <text:p>tafreel, naam, onderhoudend, boeddha, galg, aardig, verheugen, erkentelijk, schudden, romantiek, lyriek, mythologisch, belangwekken, godsdienstig, genoeglijk, ontroeren, chronologisch, flirt, draak, venten, grappig, geluk, centrum, uniek, aangenaam, ziel, volwassen, kijken, zwijgen, vluchtig, wonderdadig, raak, onvergankelijk, stom, opletten, knappe, gemoedelijk, satan, geestdrift, dankbaar, vermaak, amuseren, verblijden, nobel, openbaring, duivel, paradijs, werelds, eeuwigen, prettig, jeugdig, haastig, aandachtig, religieus, vrouwelijk, sympathiek, leuk, onbedaarlijk, aloud, priesteres, godin, middeleeuwer, nobelen, spontaan, toornig, verheugd, schalksch, geestig, luisteren, aanhooren, straatjongen, achtenswaardig, heil, dramatisch, tafereel, faam, troetelkind, sentimenteel, vreugde, schepper, volheid, oudsher, later, filosofisch, dialoog, improviseren, schrift, veraangenamen, merkwaardigen, kennismaking, verduidelijken, weggeloop, blijde, aanschouwelijk, aantrekkelijk, toewenschen, mannelijk, heidenwereld, eminent, drama, noden, middeneeuw, schrander, eertijds, onheuglijk, jolig, voortleven, boeien, belangwekkend, waardig, aanschijn, gastvrijheid, aankijken, verhaaltrant, enthusiasme, uitbundig, keizertijd, deez, medelijdend, gespeel, schepping, boeiend, letterschrift, spelling, afspelen, bekendheid, danskunst, instemming, knap, wegpinken, ontfermen, lyrisch, erkentelijkheid, enthousiasme, deibier, charmant, parijzenaars, accent, begaafd, massaal, uitbeelden, weldaad, liefhebberij, rondzien, meesterstu, spreuk, kwajongen, treffenden, vroolijk, leef, hooggestemd, vanouds, beul, lachspier, bevattelijk, humanistisch, illustreren, enthousiast, hedendaags, verteltrant, tegenhanger, goedig, aller, makker, glorie, opgewekt, dogmatiek, documentair, schateren, doods, aanhoor, hedendaagsch, uitbeelding, naara, ascetisch, spreekwijze, hemelsch, dichterlijk, uitroep, welijk, eeuwenoud, aandienen, sterfelijk, tragedie, alleraardigst, eeuwigheid, pittig, verheerlijken, genial, weleer, eouw, jeudig, tooneeltje, allerleukst, zondeval, verlossing, vrouwelyke, apotheose, dankbaarheid, vermakelijk, zoetvloeiend, onsterfelijk, genoegelijk, wijsgeerig, opgeruimd, bekijk, plagiaat, gezegenden, koddig, monter, verrukt, hoofdpersoon, vroolyk, waaraau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1490" calcext:value-type="float">
            <text:p>341490</text:p>
          </table:table-cell>
          <table:table-cell office:value-type="float" office:value="226" calcext:value-type="float">
            <text:p>226</text:p>
          </table:table-cell>
          <table:table-cell office:value-type="float" office:value="0.18141592920354" calcext:value-type="float">
            <text:p>0.18141592920354</text:p>
          </table:table-cell>
          <table:table-cell office:value-type="float" office:value="0.551581440955746" calcext:value-type="float">
            <text:p>0.551581440955746</text:p>
          </table:table-cell>
          <table:table-cell office:value-type="float" office:value="0.787610619469027" calcext:value-type="float">
            <text:p>0.787610619469027</text:p>
          </table:table-cell>
          <table:table-cell office:value-type="float" office:value="0.282515577525603" calcext:value-type="float">
            <text:p>0.282515577525603</text:p>
          </table:table-cell>
          <table:table-cell office:value-type="float" office:value="0.0309734513274336" calcext:value-type="float">
            <text:p>0.0309734513274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werggroei(11), kaukasisch(1), historisch(11), pygmee(1), zigeuner(3), berber(2), koelie(2), marron(5), inheems'che(1), lilliputter(3), achtergrond(13), inheems(7), indo-europeaan(11), gemengd(8), misvormden(4), negercultuur(1), ontdekken(1), neger(3), inlandsche(3), inuit(3), indisch(1), slaaf(2), primitief(2), zimbabwecultuur(1), aziatisch(12), volbloed(2), traditionele(13), wilde(1), inheemschen(5), historische(4), marrons(1), dienstknechts(1), moslim(12), zigeunerbende(1), inheemsche(3), homo(1), moslims(2), zigeuners(2), wild(2), moslimsche(2), stam(3), indo(2), gekleurde(1), bediende(1), gemengde(2), k'mesties(2), volbloedpaard(1), negerslaven(1), inheemse(1), blank(1), wereldhistorische(1), kaffer(3), page(1), inlander(2), eskimo(2), aziatische(2), traditioneel(2), gekleurd(2), inlanders(1), bediendepmijnneer(1), koppensneller(1), ras(1), historischen(1), inboorling(2), mengras(2), mulatten(1), volksstam(1), dwerg(1), stammen(1), afkomst(1), mongool(2), exotische(1), moor'en(1), indiaan(1), exotisch(1), slavenhandel(1), islamieten(1), kokkie(1), barbaren(1), mesties(1), inboorlingen(2), baboe(1), negers(1), winkelknechten(1), inheemsch(1), tovenaar(1)</text:p>
          </table:table-cell>
          <table:table-cell office:value-type="string" calcext:value-type="string">
            <text:p>('vergelijken', 26), ('vergelijking', 9), ('verhoogen', 3), ('rekening', 24), ('waarde', 54), ('berekenen', 7), ('aangaan', 8), ('dekken', 8), ('toename', 2), ('telling', 4), ('voordeelig', 4), ('verviervoudigen', 1), ('ontvangst', 11), ('verhooging', 4), ('uittrekken', 6), ('uitgetrokk', 1), ('ramen', 1), ('cijfer', 12), ('rato', 1), ('verhogen', 7), ('benadering', 3), ('raming', 6), ('ledental', 1), ('percentage', 2), ('gelijkstaan', 1), ('totaalcijfer', 1), ('becijfering', 1), ('volkstelling', 3), ('devies', 2), ('aftrek', 6), ('inbaar', 1), ('vermindering', 3), ('toekenning', 3), ('verhoog', 1), ('gangbaar', 1), ('maximum', 1), ('statistiek', 6), ('uitgaaf', 7), ('berekening', 2), ('depreciatie', 1), ('groothandelsprijs', 1), ('jaarcijfer', 1), ('rijksmiddelen', 1), ('prijsstijging', 1), ('uitvoeroverschot', 1), ('toeneming', 2), ('rijstprijz', 1), ('schatkist', 1), ('jaars', 1), ('vervijfvoudigen', 1), ('correspondeerend', 1), ('t.o.v.', 1)</text:p>
          </table:table-cell>
          <table:table-cell office:value-type="string" calcext:value-type="string">
            <text:p>vergelijken, vergelijking, verhoogen, rekening, waarde, berekenen, aangaan, dekken, toename, telling, voordeelig, verviervoudigen, ontvangst, verhooging, uittrekken, uitgetrokk, ramen, cijfer, rato, verhogen, benadering, raming, ledental, percentage, gelijkstaan, totaalcijfer, becijfering, volkstelling, devies, aftrek, inbaar, vermindering, toekenning, verhoog, gangbaar, maximum, statistiek, uitgaaf, berekening, depreciatie, groothandelsprijs, jaarcijfer, rijksmiddelen, prijsstijging, uitvoeroverschot, toeneming, rijstprijz, schatkist, jaars, vervijfvoudigen, correspondeerend, t.o.v.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0262" calcext:value-type="float">
            <text:p>340262</text:p>
          </table:table-cell>
          <table:table-cell office:value-type="float" office:value="39" calcext:value-type="float">
            <text:p>39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587513248189771" calcext:value-type="float">
            <text:p>0.587513248189771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.291590428240177" calcext:value-type="float">
            <text:p>0.2915904282401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nsport(1), ras(1), moslim(4), marron(6), baboe(1), inheems(1), indo(1), queer(1), metis'(1), negerslaven(1), marron'(1), koelie(1), traditionele(2), roots(1), mulat(1), gemengde(1), westers(1), gemengd(2), inuit(1), handicapper(1), blank(1), tovenaar(2), dwerggroei(1), achtergrond(1), neger(2), volbloed(1), misvormden(1)</text:p>
          </table:table-cell>
          <table:table-cell office:value-type="string" calcext:value-type="string">
            <text:p>("i'-", 1), ('lal', 1), ('ilii', 1), ('k-u', 1), ('zlo', 1), ('tav', 1), ('jio', 1), ('lla', 1), ('b-t', 1), ('isj', 1), ("-'t", 1), ('t.-', 1), ('linn', 1), ('cc-', 2), ('ili', 3), ('a-m', 1), ('bmi', 1), ('|er', 1), ('irg', 1), ('ilt', 1), ('uik', 1), ('v.iv', 1), ("l'r", 1), ('i*', 1), ('-ei', 1), ('rla', 1), ('onk', 1), ('l.n', 1), ('ttl', 1), ('o*l', 1), ('l.r', 1), ('ik-', 1), ('lri', 1), ('vwa', 1), ('ilr', 1), ('eot', 1)</text:p>
          </table:table-cell>
          <table:table-cell office:value-type="string" calcext:value-type="string">
            <text:p>i'-, lal, ilii, k-u, zlo, tav, jio, lla, b-t, isj, -'t, t.-, linn, cc-, ili, a-m, bmi, |er, irg, ilt, uik, v.iv, l'r, i*, -ei, rla, onk, l.n, ttl, o*l, l.r, ik-, lri, vwa, ilr, eot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020" calcext:value-type="float">
            <text:p>341020</text:p>
          </table:table-cell>
          <table:table-cell office:value-type="float" office:value="830" calcext:value-type="float">
            <text:p>830</text:p>
          </table:table-cell>
          <table:table-cell office:value-type="float" office:value="0.175903614457831" calcext:value-type="float">
            <text:p>0.175903614457831</text:p>
          </table:table-cell>
          <table:table-cell office:value-type="float" office:value="0.714710633586986" calcext:value-type="float">
            <text:p>0.71471063358698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305874200503869" calcext:value-type="float">
            <text:p>0.305874200503869</text:p>
          </table:table-cell>
          <table:table-cell office:value-type="float" office:value="0.0469879518072289" calcext:value-type="float">
            <text:p>0.0469879518072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slim(39), afkomst(11), traditionele(42), berber(6), moslimsohe(1), achtergrond(57), barbaren(11), mulat(7), ontdekken(8), gekleurde(3), aziatisch(45), inheemse(4), indo-europeaan(53), inheems(25), zigeunerin(1), zigeunermuziek(4), eenhistorisch(1), negerslaven(10), marrons(4), gekleurd(7), historisch(45), primitief(7), slaven'(1), homo(7), islamiet(7), marron(19), eskimo's(6), muzelman(6), slaaf(8), inboorlingen(3), misvormden(6), gemengd(27), exotisch(9), negercultuur(4), neger(6), indo-europeaans(1), traditioneel(8), afgod(7), moslims(7), westers(2), koelies(1), indisch(5), koelie(5), zwartje(6), inuit(7), barbaar(9), koppensneller(5), k'mesties(2), blank(3), pygmee(7), medicijnman(9), eskimo(5), inlanders(1), bediende(4), stammen(2), slaven(4), praehistorische(1), inlander(7), mongool(6), dwerggroei(14), volkstammen(1), grootst(1), rassen(2), knecht(5), volbloed(4), aziatischejgeit(2), afgodendienst(1), wild(4), historische(8), lilliputter(3), moor(4), inheemsen(2), kokkie(5), halfbloed(6), zigeuner(5), inheemschen(3), moslimsche(4), kaffers(3), indo(4), ras(4), mengras(3), aziatische(13), inboorling(3), inheems'che(2), zimbabwecultuur(2), tovenaar(1), historischen(2), baboe(4), metis(1), barbaar'sche(1), mesties(3), lilliputters(2), hottentot(4), indiaan(3), stam(3), negerrijk(2), onbeschaafd(9), aapman(2), bosneger(2), muzelmannen(1), blanke(2), inheemsebe(1), zimbabwe(1), dwerg(3), marron'(1), hottentotten(2), kaukasisch(5), kaffer(4), negers(2), inheemsch(1), inlandsche(4), bedienden(1), boesman(1), westerse(1), inheemsche(3), exotische(2), mohemmedaan(1), grootste(1), queer(2), muzelmansche(1), barbaarsche(1), moslimsoh(1), dwergen(2), eskimoverhalen(1), gay(1), groothistorische(1), wetshistorische(1), volbloedras(1), traditioneelen(1), etniciteit(1), halfbloedjes(1), gemengde(2), negerjongen(1), afstammelingen(1), dienstknechts(1), dwergeu(1), handicap(1), lesbische(2), roots(2), volbloedpaard(1), wilde(1), roots'(1), zigeuners(1), islamieten(1), winkelknechten(1)</text:p>
          </table:table-cell>
          <table:table-cell office:value-type="string" calcext:value-type="string">
            <text:p>('gemakkelijk', 36), ('bedoeling', 21), ('beginne', 6), ('feit', 44), ('resumeerende', 1), ('meening', 28), ('inderdaad', 36), ('zoolang', 30), ('waaraan', 20), ('menen', 50), ('schijnen', 95), ('immers', 38), ('feitelijk', 13), ('toelichten', 3), ('onwaarschijnlijk', 4), ('meermalen', 8), ('beteekent', 18), ('bespreken', 13), ('uitgaan', 23), ('menig', 28), ('slotsom', 2), ('allicht', 5), ('ondanks', 18), ('uitermate', 5), ('betekenen', 4), ('blijkbaar', 21), ('nimmer', 21), ('beduiden', 5), ('wijl', 17), ('beteekenden', 2), ('eenparig', 2), ('erop', 12), ('volstrekt', 27), ('kraoht', 1), ('althans', 28), ('evenzeer', 5), ('quaestie', 15), ('meen', 4), ('sommigen', 14), ('afwachten', 2), ('vanzelf', 9), ('velen', 30), ('vermoeden', 24), ('natuurlijk', 77), ('zekerheid', 8), ('stellig', 8), ('absoluut', 12), ('temeer', 1), ('afwachting', 3), ('meenen', 11), ('uiterst', 21), ('niettemin', 11), ('aangelegenheid', 6), ('gewichtig', 7), ('kwestie', 23), ('desniettemin', 2), ('sedertdien', 2), ('waarnaar', 5), ('ogenschijnlijk', 1), ('geenszin', 5), ('allerminst', 8), ('niettegenstaande', 4), ('oogenschijnlijk', 2), ('beslissen', 10), ('mening', 6), ('alleszins', 2), ('daartegenover', 1), ('nochtans', 5), ('beieekeni', 1), ('ruimen', 3), ('doorgaan', 9), ('tgeen', 2), ('oordeelen', 3), ('hierom', 1), ('opinie', 5), ('geenszins', 8), ('onzerzijds', 2), ('weerwil', 3), ('allesbehalve', 2), ('niettegenstaanen', 1), ('makkelijk', 1), ('ontbloot', 1), ('oplossing', 11), ('uitdrukkelijk', 5), ('beteekenen', 4), ('vergewissen', 1), ('berde', 1), ('zelts', 1), ('mpet', 1), ('wegdragen', 1), ('opsommen', 1), ('twijfelachtig', 3), ('grondwetsherziening', 2), ('beoordeelen', 3), ('uioet', 1), ('beteekeni', 1), ('ontegenzeggelijk', 2), ('nijgen', 2), ('klaarblijkelijk', 2), ('moeilgk', 1), ('verbet', 1), ('opnoemen', 1), ('oordcelen', 2), ('letwat', 1), ('berd', 1), ('dikwerf', 2), ('oordcel', 1), ('zekerlijk', 1), ('sommig', 1), ('tooneu', 1), ('een|', 1), ('.gekomen', 1), ('wyzen', 1)</text:p>
          </table:table-cell>
          <table:table-cell office:value-type="string" calcext:value-type="string">
            <text:p>gemakkelijk, bedoeling, beginne, feit, resumeerende, meening, inderdaad, zoolang, waaraan, menen, schijnen, immers, feitelijk, toelichten, onwaarschijnlijk, meermalen, beteekent, bespreken, uitgaan, menig, slotsom, allicht, ondanks, uitermate, betekenen, blijkbaar, nimmer, beduiden, wijl, beteekenden, eenparig, erop, volstrekt, kraoht, althans, evenzeer, quaestie, meen, sommigen, afwachten, vanzelf, velen, vermoeden, natuurlijk, zekerheid, stellig, absoluut, temeer, afwachting, meenen, uiterst, niettemin, aangelegenheid, gewichtig, kwestie, desniettemin, sedertdien, waarnaar, ogenschijnlijk, geenszin, allerminst, niettegenstaande, oogenschijnlijk, beslissen, mening, alleszins, daartegenover, nochtans, beieekeni, ruimen, doorgaan, tgeen, oordeelen, hierom, opinie, geenszins, onzerzijds, weerwil, allesbehalve, niettegenstaanen, makkelijk, ontbloot, oplossing, uitdrukkelijk, beteekenen, vergewissen, berde, zelts, mpet, wegdragen, opsommen, twijfelachtig, grondwetsherziening, beoordeelen, uioet, beteekeni, ontegenzeggelijk, nijgen, klaarblijkelijk, moeilgk, verbet, opnoemen, oordcelen, letwat, berd, dikwerf, oordcel, zekerlijk, sommig, tooneu, een|, .gekomen, wyzen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1034" calcext:value-type="float">
            <text:p>341034</text:p>
          </table:table-cell>
          <table:table-cell office:value-type="float" office:value="57" calcext:value-type="float">
            <text:p>57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38919971285497" calcext:value-type="float">
            <text:p>0.738919971285497</text:p>
          </table:table-cell>
          <table:table-cell office:value-type="float" office:value="0.807017543859649" calcext:value-type="float">
            <text:p>0.807017543859649</text:p>
          </table:table-cell>
          <table:table-cell office:value-type="float" office:value="0.307714339161879" calcext:value-type="float">
            <text:p>0.307714339161879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o-europeaans(1), inheems(5), traditionele(4), stamboek(1), kaffers(1), inuit(1), westers(1), berber(1), slaaf(2), gemengd(1), aziatisch(6), aziatische(1), achtergrond(3), indo-europeaan(5), kaukasisch(1), tovenaar(1), negers(1), inboorling(1), kokkie(1), indische(1), marrons(1), muzelmannen(1), hottentot(1), inheemse(1), slaven(1), traditioneel(1), historisch(2), inheemschen(1), page(1), marron(1), mengras(1), lilliputters(1), bediende(1), mongool(1), knecht(1), indiaan(1), medicijnman(1)</text:p>
          </table:table-cell>
          <table:table-cell office:value-type="string" calcext:value-type="string">
            <text:p>('storten', 11), ('winst', 10), ('coupon', 2), ('reserve', 4), ('kapitaal', 13), ('talon', 1), ('nihil', 2), ('onv', 1), ('restant', 1), ('aflossing', 1), ('rente', 3), ('renten', 1), ('hypothecair', 1), ('onverdeeld', 1), ('overboeking', 1), ('aandeelhouder', 2), ('boeken', 1), ('afschrijving', 1), ('uitloten', 1), ('saldo', 1), ('gld', 1), ('uitstaan', 1), ('hypotheek', 1), ('debiteur', 1)</text:p>
          </table:table-cell>
          <table:table-cell office:value-type="string" calcext:value-type="string">
            <text:p>storten, winst, coupon, reserve, kapitaal, talon, nihil, onv, restant, aflossing, rente, renten, hypothecair, onverdeeld, overboeking, aandeelhouder, boeken, afschrijving, uitloten, saldo, gld, uitstaan, hypotheek, debiteur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226" calcext:value-type="float">
            <text:p>340226</text:p>
          </table:table-cell>
          <table:table-cell office:value-type="float" office:value="178" calcext:value-type="float">
            <text:p>178</text:p>
          </table:table-cell>
          <table:table-cell office:value-type="float" office:value="0.146067415730337" calcext:value-type="float">
            <text:p>0.146067415730337</text:p>
          </table:table-cell>
          <table:table-cell office:value-type="float" office:value="0.918081407959346" calcext:value-type="float">
            <text:p>0.918081407959346</text:p>
          </table:table-cell>
          <table:table-cell office:value-type="float" office:value="0.786516853932584" calcext:value-type="float">
            <text:p>0.786516853932584</text:p>
          </table:table-cell>
          <table:table-cell office:value-type="float" office:value="0.325348537968056" calcext:value-type="float">
            <text:p>0.325348537968056</text:p>
          </table:table-cell>
          <table:table-cell office:value-type="float" office:value="0.0674157303370787" calcext:value-type="float">
            <text:p>0.0674157303370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oesman(4), inheems(6), kaffers(1), traditionele(13), aziatisch(7), koppensneller(2), marron(11), kaffer(1), achtergrond(5), berber(1), ontdekken(2), baboe(2), eenhistorisch(1), traditioneel(3), gemengd(14), moslim(4), gekleurd(2), ras(2), bosneger(2), onbeschaafd(1), bedienden(1), knechts(1), lilliputter(2), historisch(7), westers(5), afkomst(1), wild(4), primitief(3), slavenschip(3), kafferhoofdman(1), moslims(3), indo-europeaan(6), misvormden(2), zwartje(4), aziatische(2), kokkie(3), afgodendienst(1), blank(2), zigeuners(1), homo(1), negerslaven(1), inheemse(1), mongool(2), boesmanbanelen(1), inlandsche(1), barbaarsche(1), mulat(1), mesties(1), tovenaar(1), inlander(1), historische(1), barbaar(1), volbloed(1), verraste(1), bediende(1), halfbloed(2), stamgenoot(1), medicijnman(1), kaukasisch(1), handicap(1), knecht(1), neger(2), muzelman(1), dwerg(2), stam(1), indiaan(1), lesbisch(1), bataviasche(1), moor(2), indo(1), barbaren(1), galeislaven(1), moord(1), marrons(1), zigeuner(1), indisch(1)</text:p>
          </table:table-cell>
          <table:table-cell office:value-type="string" calcext:value-type="string">
            <text:p>('uur', 104), ('zondag', 17), ('vrijdag', 9), ('aur', 1), ('maandag', 12), ('namiddags', 3), ('namiddag', 7), ('zaterdag', 13), ('voormiddag', 2), ('vrgdag', 2), ('woensdag', 9), ('donderdag', 6), ('a.s.', 7), ('zoudag', 1), ('nnr', 1), ('j.l.', 2), ('dinsdag', 6), ('uui', 1), ('nur', 2), ('nam-', 1), ('uiur', 1), ('ure', 1), ('ver-r', 1), ('vrydag', 2), ('vrijdag-', 1)</text:p>
          </table:table-cell>
          <table:table-cell office:value-type="string" calcext:value-type="string">
            <text:p>uur, zondag, vrijdag, aur, maandag, namiddags, namiddag, zaterdag, voormiddag, vrgdag, woensdag, donderdag, a.s., zoudag, nnr, j.l., dinsdag, uui, nur, nam-, uiur, ure, ver-r, vrydag, vrijdag-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8595" calcext:value-type="float">
            <text:p>338595</text:p>
          </table:table-cell>
          <table:table-cell office:value-type="float" office:value="19" calcext:value-type="float">
            <text:p>19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0.978510858078414" calcext:value-type="float">
            <text:p>0.97851085807841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329207496109668" calcext:value-type="float">
            <text:p>0.3292074961096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ander(1), achtergrond(1), kaukasisch(1), traditioneel(2), gemengd(1), aziatisch(1), moslim(1), inheems(1), marron(2), moor(1), historisch(1), dwerg(2), queer(1), indo-europeaan(1), slaaf(1), inheemse(1)</text:p>
          </table:table-cell>
          <table:table-cell office:value-type="string" calcext:value-type="string">
            <text:p>('lou', 1), ('nol', 1), ('ttw', 2), ('cdi', 1), ('tp', 1), ('nni', 1), ('n.i', 1), ('nra', 1), ('proi', 1), ("h'i", 1), ('ulier', 1), ('ttt', 1), ('uir', 1), ('k-t', 1), ('bs-', 1), (".'an", 1), ('inu', 1), ('itei', 1)</text:p>
          </table:table-cell>
          <table:table-cell office:value-type="string" calcext:value-type="string">
            <text:p>lou, nol, ttw, cdi, tp, nni, n.i, nra, proi, h'i, ulier, ttt, uir, k-t, bs-, .'an, inu, itei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1164" calcext:value-type="float">
            <text:p>341164</text:p>
          </table:table-cell>
          <table:table-cell office:value-type="float" office:value="19" calcext:value-type="float">
            <text:p>19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0.978510858078414" calcext:value-type="float">
            <text:p>0.97851085807841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329207496109668" calcext:value-type="float">
            <text:p>0.3292074961096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ziatisch(4), afkomst(1), marron(2), metis(2), queer(1), moslim(2), inheems(1), historisch(1), kaukasisch(1), inheemse(1), slaaf(1), barbaren(1), westers(1)</text:p>
          </table:table-cell>
          <table:table-cell office:value-type="string" calcext:value-type="string">
            <text:p>('ver.', 9), ('tapijtf', 1), ('roti', 1), ('bataafsch', 1), ('cham', 1), ('rott', 2), ('alll', 1), ('rotterd', 1), ('nwe', 1), ('touwf', 1)</text:p>
          </table:table-cell>
          <table:table-cell office:value-type="string" calcext:value-type="string">
            <text:p>ver., tapijtf, roti, bataafsch, cham, rott, alll, rotterd, nwe, touwf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0799" calcext:value-type="float">
            <text:p>340799</text:p>
          </table:table-cell>
          <table:table-cell office:value-type="float" office:value="487" calcext:value-type="float">
            <text:p>487</text:p>
          </table:table-cell>
          <table:table-cell office:value-type="float" office:value="0.186858316221766" calcext:value-type="float">
            <text:p>0.186858316221766</text:p>
          </table:table-cell>
          <table:table-cell office:value-type="float" office:value="0.431075261323572" calcext:value-type="float">
            <text:p>0.431075261323572</text:p>
          </table:table-cell>
          <table:table-cell office:value-type="float" office:value="0.7782340862423" calcext:value-type="float">
            <text:p>0.7782340862423</text:p>
          </table:table-cell>
          <table:table-cell office:value-type="float" office:value="0.336593195682695" calcext:value-type="float">
            <text:p>0.336593195682695</text:p>
          </table:table-cell>
          <table:table-cell office:value-type="float" office:value="0.0349075975359343" calcext:value-type="float">
            <text:p>0.03490759753593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slim(34), historisch(12), traditionele(30), baboe(3), aziatisch(22), indo-europeaan(14), tovenaars(1), hottentot(2), barbaren(8), gekleurde(2), knecht(3), aapman(1), achtergrond(29), inboorlingen(3), berber(1), gemengd(14), inheems(21), inlandsche(3), negerin(1), islamiet(6), marron(19), historische(5), kaukasisch(2), onbeschaafd(6), homogeen(1), moslims(4), inlander(5), wild(3), mulat(2), westers(1), jachtwild(1), gekleurd(5), koelie(5), mongoolse(1), barbaar(5), neger(5), koppensneller(3), tovenaar(1), metis(1), bedienden(1), blank(7), handicapper(1), slaven(2), ontdekken(5), indische(1), mongool(2), inheemsche(2), inheemseen(1), grootst(1), dwerg(7), lesbische(2), bosneger(4), eskimo's(1), zimbabwe(1), inheemsen(2), dwerggroei(13), afgod(4), inuit(3), lilliputter(3), marrons(3), aziatische(7), zigeuner(4), moslimsche(3), mesties(4), blanke(2), indo(4), koppensnellers(2), kaffers(1), negerslaven(3), barbarlje(1), mongoolsche(1), inboorling(2), kaffer(7), medicijnman(2), inheems'che(2), primitief(3), afgodendienst(1), aboriginal(1), negercultuur(2), slavenschip(3), wereldhistorische(1), muzelman(5), traditioneel(6), boesman(2), historischen(1), baboes(1), zigeunermuziek(2), slaaf(4), indiaan(3), bataviasche(1), zwartje(2), hottentotten(2), etniciteit(1), misvormden(3), wilde(1), kokkie(4), negerrijk(2), negers(2), westerse(1), kafferhoofdman(1), roots(1), bediende(3), pygmee(3), inheemse(1), muzelmansche(1), barbaarsche(1), moortje(1), eskimoverhalen(1), volbloed(1), roma(1), berberoorlog(1), homo(1), moor(2), lesbisch(2), gemengde(2), indisch(1), zimbabwecultuur(1), aziatischen(1), page(1), lilliputters(1), handicap(1), halfbloed(1), koelies(1), hottentottenstam(1), roots'(1), exotische(1), galeislaven(1), winkelknechten(1), afkomstig(1)</text:p>
          </table:table-cell>
          <table:table-cell office:value-type="string" calcext:value-type="string">
            <text:p>('blijven', 190), ('tegelijk', 11), ('onverwijld', 1), ('gansch', 5), ('onmiddellijk', 28), ('bijzonder', 51), ('eiken', 19), ('alreeds', 1), ('oogenblikkelijk', 2), ('tevens', 38), ('alvorens', 9), ('zoodra', 24), ('evenals', 43), ('ieder', 26), ('doenlijk', 2), ('aangaande', 5), ('allereerst', 21), ('diezelfde', 4), ('zodat', 5), ('mogelyk', 3), ('bizonder', 4), ('tijdig', 5), ('lijkheden', 1), ('elk', 2), ('byzonder', 1), ('terstond', 10), ('noodzake', 1), ('eenstemming', 1), ('insgelijks', 2), ('onmiddellyk', 1), ('mogeljjk', 1), ('tegelijkertijd', 9), ('bizond', 1), ("gevo'g", 1), ('onmiddelijk', 1), ('teiwijl', 1), ('wen-', 1), ('delibereren', 1), ('terzelfdertijd', 1), ('bluven', 1), ('lichtelijk', 2), ('.moeten', 1), ('aau-', 1), ('mogelgk', 1), ('dergelyk', 1)</text:p>
          </table:table-cell>
          <table:table-cell office:value-type="string" calcext:value-type="string">
            <text:p>blijven, tegelijk, onverwijld, gansch, onmiddellijk, bijzonder, eiken, alreeds, oogenblikkelijk, tevens, alvorens, zoodra, evenals, ieder, doenlijk, aangaande, allereerst, diezelfde, zodat, mogelyk, bizonder, tijdig, lijkheden, elk, byzonder, terstond, noodzake, eenstemming, insgelijks, onmiddellyk, mogeljjk, tegelijkertijd, bizond, gevo'g, onmiddelijk, teiwijl, wen-, delibereren, terzelfdertijd, bluven, lichtelijk, .moeten, aau-, mogelgk, dergelyk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1862" calcext:value-type="float">
            <text:p>341862</text:p>
          </table:table-cell>
          <table:table-cell office:value-type="float" office:value="119" calcext:value-type="float">
            <text:p>119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610058484618939" calcext:value-type="float">
            <text:p>0.610058484618939</text:p>
          </table:table-cell>
          <table:table-cell office:value-type="float" office:value="0.789915966386555" calcext:value-type="float">
            <text:p>0.789915966386555</text:p>
          </table:table-cell>
          <table:table-cell office:value-type="float" office:value="0.338597204528649" calcext:value-type="float">
            <text:p>0.338597204528649</text:p>
          </table:table-cell>
          <table:table-cell office:value-type="float" office:value="0.0336134453781513" calcext:value-type="float">
            <text:p>0.033613445378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kleurd(1), inheems(8), achtergrond(13), barbaren(2), zigeunermuziek(2), kwinti't(1), gemengd(17), marron(4), zwartje(1), lilliputter(2), negerslaven(3), traditionele(6), inheemse(4), lesbische(3), indo(1), barbaar(1), historisch(8), blank(1), historische(1), mongool(3), lesbisch(1), negercultuur(1), indo-europeaan(1), westers(1), ras(1), traditioneelen(1), moslim(1), queer(1), kaffer(1), handicap(1), ontdekken(1), aziatisch(3), aapman(1), marrons(2), zigeuners(1), inheemsche(2), primitief(3), christelijkhistorisch'(1), dwerg(1), misvormden(1), neger(1), bosneger(1), afkomst(2), traditioneel(1), boesman(1), etniciteit(1), slaven(1), zigeuner(1), negerrijk(1), queertitle(1)</text:p>
          </table:table-cell>
          <table:table-cell office:value-type="string" calcext:value-type="string">
            <text:p>('leiding', 44), ('orgel', 10), ('zanger', 5), ('concert', 16), ('uitvoering', 15), ('bioscope-theater', 1), ('schouwburg', 8), ('dirigeren', 3), ('feestcantate', 1), ('seinpost', 1), ('verkade', 3), ('klaverblad', 1), ('euterpe', 1), ('plantage', 9), ('kerkorgel', 1), ('stadsschouwburg', 2), ('muziekuitvoering', 1), ('gloria', 1), ('prot', 1), ('bioscoopvoorstelling', 1), ('bespelen', 2), ('muziekschool', 1), ('pugno', 1), ('soiree', 1), ('orkest-vereeniging', 1), ('bouwmeester', 3), ('amstelstraat', 1), ('capella', 1), ('dir', 1), ('organist', 1), ('bespeler', 1), ('jazzband', 1), ('strijkje', 1)</text:p>
          </table:table-cell>
          <table:table-cell office:value-type="string" calcext:value-type="string">
            <text:p>leiding, orgel, zanger, concert, uitvoering, bioscope-theater, schouwburg, dirigeren, feestcantate, seinpost, verkade, klaverblad, euterpe, plantage, kerkorgel, stadsschouwburg, muziekuitvoering, gloria, prot, bioscoopvoorstelling, bespelen, muziekschool, pugno, soiree, orkest-vereeniging, bouwmeester, amstelstraat, capella, dir, organist, bespeler, jazzband, strijkje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199" calcext:value-type="float">
            <text:p>341199</text:p>
          </table:table-cell>
          <table:table-cell office:value-type="float" office:value="101" calcext:value-type="float">
            <text:p>101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387103563871184" calcext:value-type="float">
            <text:p>0.387103563871184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339251747543994" calcext:value-type="float">
            <text:p>0.339251747543994</text:p>
          </table:table-cell>
          <table:table-cell office:value-type="float" office:value="0.0099009900990099" calcext:value-type="float">
            <text:p>0.009900990099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ditionele(5), boesman(1), moslimsohe(1), koppensnellers(3), afgod(1), indischen(1), dwerggroei(1), achtergrond(16), negerjongen(1), stam(1), negercultuur(2), aziatisch(2), neger(4), koelie(1), mulat(1), historisch(2), indo-europeaan(2), dwerg(3), blank(1), inheems(3), aziatische(1), halfbloed(1), kaffer(2), senaatsbediende(1), onbeschaafd(1), lilliputters(2), indisch(1), roots(1), gemengd(2), baboe(2), negerslaven(2), pygmee(2), primitief(1), handicapper(1), wereldhistorische(1), moslim(3), gekleurd(1), eskimo's(1), afgodsbeeldje(1), inlander(1), mesties(2), volkstammen(1), zigeuner(1), misvormden(2), batavia(1), groothistorische(1), exotisch(1), bosneger(1), moor(2), traditioneelen(1), kaukasisch(1), islamieten(1), kwinti(1), barbaar(1), metis(1), medicijnmannen(1), muzelman(1), marron'(1)</text:p>
          </table:table-cell>
          <table:table-cell office:value-type="string" calcext:value-type="string">
            <text:p>('briljant', 1), ('zagen', 2), ('hout', 11), ('zilveren', 7), ('juweel', 4), ('edelsteen', 1), ('bril', 2), ('knip', 2), ('lederen', 3), ('aardewerk', 3), ('voorwerp', 14), ('meubel', 3), ('bottine', 1), ('emmer', 3), ('parel', 4), ('oorring', 1), ('ontrollen', 2), ('karpet', 1), ('porselein', 1), ('koperen', 5), ('tafelkleed', 1), ('geldzak', 1), ('gebruiksvoorwerp', 1), ('sieraad', 4), ('toebehoor', 1), ('geldstuk', 1), ('diamant', 6), ('tapijt', 6), ('trommel', 1), ('turkoois', 1), ('diadeem', 1), ('collier', 1), ('zakdoek', 3), ('schort', 2), ('portemonnai', 1), ('portemonnaie', 1), ('munten', 2), ('edelgesteente', 1), ('penhouder', 1), ('dameshoed', 2), ('handschoen', 4), ('taschje', 2), ('zilverwerk', 1), ('portefeuille', 1), ('lakken', 1), ('sleu', 1), ('kostbaarheden', 1), ('trouwring', 1)</text:p>
          </table:table-cell>
          <table:table-cell office:value-type="string" calcext:value-type="string">
            <text:p>briljant, zagen, hout, zilveren, juweel, edelsteen, bril, knip, lederen, aardewerk, voorwerp, meubel, bottine, emmer, parel, oorring, ontrollen, karpet, porselein, koperen, tafelkleed, geldzak, gebruiksvoorwerp, sieraad, toebehoor, geldstuk, diamant, tapijt, trommel, turkoois, diadeem, collier, zakdoek, schort, portemonnai, portemonnaie, munten, edelgesteente, penhouder, dameshoed, handschoen, taschje, zilverwerk, portefeuille, lakken, sleu, kostbaarheden, trouwring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0285" calcext:value-type="float">
            <text:p>340285</text:p>
          </table:table-cell>
          <table:table-cell office:value-type="float" office:value="14" calcext:value-type="float">
            <text:p>14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940965105500576" calcext:value-type="float">
            <text:p>0.94096510550057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33932583177718" calcext:value-type="float">
            <text:p>0.33932583177718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ers(2), misvormden(1), gemengd(2), roots(2), marron(2), barbaren(1), verrast(1), indo-europeaan(1), mongool(1), zwartje(1)</text:p>
          </table:table-cell>
          <table:table-cell office:value-type="string" calcext:value-type="string">
            <text:p>('kremer', 1), ('molendijk', 1), ('brink', 3), ('akkerman', 1), ('sierdsma', 1), ('kastein', 1), ('woude', 1), ('brommer', 1), ('kloosterhuis', 1), ('veen', 1), ('rietveld', 1), ('jonker', 1)</text:p>
          </table:table-cell>
          <table:table-cell office:value-type="string" calcext:value-type="string">
            <text:p>kremer, molendijk, brink, akkerman, sierdsma, kastein, woude, brommer, kloosterhuis, veen, rietveld, jonker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633" calcext:value-type="float">
            <text:p>340633</text:p>
          </table:table-cell>
          <table:table-cell office:value-type="float" office:value="996" calcext:value-type="float">
            <text:p>996</text:p>
          </table:table-cell>
          <table:table-cell office:value-type="float" office:value="0.179718875502008" calcext:value-type="float">
            <text:p>0.179718875502008</text:p>
          </table:table-cell>
          <table:table-cell office:value-type="float" office:value="0.618252761225999" calcext:value-type="float">
            <text:p>0.618252761225999</text:p>
          </table:table-cell>
          <table:table-cell office:value-type="float" office:value="0.775100401606426" calcext:value-type="float">
            <text:p>0.775100401606426</text:p>
          </table:table-cell>
          <table:table-cell office:value-type="float" office:value="0.339582920362755" calcext:value-type="float">
            <text:p>0.339582920362755</text:p>
          </table:table-cell>
          <table:table-cell office:value-type="float" office:value="0.0451807228915663" calcext:value-type="float">
            <text:p>0.0451807228915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istorische(8), indone(1), aziatisch(48), marrons(2), indo(9), slavenschip(5), historisch(45), afkomst(10), achtergrond(52), indo-europeaan(44), gemengd(28), baboe(10), tovenaars(1), moslim(48), moslimsch(1), hottentot(8), barbaren(13), traditionele(52), ontdekken(13), gekleurde(3), zigeuner(7), aapman(4), zigeunerbende(1), inheems(33), eskimo's(7), eenhistorisch(1), etniciteit(2), pygmee(12), inboorlingen(3), berber(5), negers(1), inlandsche(6), koelies(4), bediende(11), blank(9), primitief(8), negerin(1), dwerg(5), historischcn(1), islamiet(13), negerslaven(10), muzelman(8), inheemse(4), marron(19), slaaf(6), misvormden(3), aziatische(14), exotisch(9), gekleurd(6), onbeschaafd(7), homogeen(1), roots(3), moslims(8), homo(8), westers(3), koelie(10), zwartje(8), lesbisch(2), neger(6), tovenaar(4), k'mesties(2), ras(4), metis(1), boesman(5), indiaan(4), lilliputters(3), handicapper(1), page(7), indische(3), wild(7), inheemsche(9), handicap(6), grootsch(1), eskimo(7), halfbloed(6), moslimsche(6), slaven(7), traditioneel(11), inlanders(2), barbaar(8), indolonten(1), zigeuners(5), inlander(9), inboorling(2), mulat(2), dwerggroei(20), volkstammen(1), christelijkhistorisch'(1), grootst(1), volbloed(10), afgodendienst(2), lesbische(1), negerrijk(6), bosneger(2), lilliputter(5), indiaans(1), moor(4), stamgenooten(1), kokkie(3), exotische(3), moord(1), mongool(7), mesties(8), rassenhaat(1), liitlepage(1), kaffers(2), koppensnellers(1), rassen(1), wilde(6), inuit(1), medicijnman(9), inheemschen(3), medicijnmannen(2), mongoolsche(2), afgod(6), kaffer(7), inheems'che(2), zimbabwecultuur(2), muzelmansch(1), dienstknecht(2), barbaar'sche(1), koelied(1), stam(3), verraste(1), knecht(5), historischen(2), zigeunermuziek(4), moor'en(1), bataviasche(1), queer(3), hottentotten(4), kaukasisch(4), mongoolse(1), indisch(1), inheemsch(1), volksstam(1), wilden(1), indischen(1), koppensneller(3), bedienden(1), muzelmannen(1), vermoord(1), mengras(3), grootste(1), birma(1), muzelmansche(1), barbaarsche(1), aboriginal(1), moortje(1), barbarlje(1), gemengde(3), moslimscho(1), roma(1), inheemsen(1), groothistorische(1), wetshistorische(1), berberoorlog(1), volbloedras(1), traditioneelen(1), negercultuur(1), indiaansch(1), knechts(1), dwergeu(1), muzelman'(1), jokjakarta(1), allochtoon(1), hottentottenstam(1), roots'(1), dwergen(1), galeislaven(1), onbeschaafdheid(1), winkelknechten(1), marron'(1)</text:p>
          </table:table-cell>
          <table:table-cell office:value-type="string" calcext:value-type="string">
            <text:p>('ongetwijfeld', 22), ('gaan', 355), ('uiteen', 11), ('grondwet', 7), ('inmenging', 3), ('volkomen', 31), ('kracht', 62), ('blijken', 109), ('klem', 2), ('herhaaldelijk', 10), ('verwachten', 44), ('moeilijk', 31), ('plan', 44), ('probleem', 15), ('nalaten', 9), ('afleiden', 4), ('tegenover', 65), ('dege', 1), ('keus', 10), ('vraagstuk', 28), ('toonen', 15), ('begeren', 8), ('zetten', 65), ('waaruit', 15), ('opvatting', 24), ('ongegrond', 4), ('zelden', 11), ('letten', 6), ('uiteenzetten', 5), ('impopulair', 2), ('lastig', 8), ('handelen', 18), ('wijken', 10), ('waartegen', 5), ('bewijs', 41), ('hoezeer', 6), ('daartegen', 4), ('minst', 11), ('waarep', 1), ('alwed', 1), ('toedoen', 4), ('kennelijk', 2), ('uitleg', 4), ('betreuren', 12), ('argument', 4), ('evengoed', 8), ('betogen', 10), ('standpunt', 23), ('voetspoor', 1), ('oplossen', 5), ('gezag', 17), ('hiertegen', 2), ('zeerste', 2), ('juister', 1), ('denkbaar', 4), ('ongerijmdheid', 1), ('aantonen', 6), ('veelvuldig', 8), ('integendeel', 12), ('betoog', 5), ('hieruit', 7), ('prefereren', 1), ('zienswijze', 2), ('denk', 1), ('onthouden', 4), ('atjehoorlog', 1), ('redeneering', 3), ('staving', 3), ('doorslag', 1), ('billijken', 1), ('bescheiden', 7), ('vrijelijk', 2), ('betoogen', 1), ('daarteg', 2), ('tegemoetkomen', 1), ('konklusie', 1), ('blijve', 1), ('verdedigingsmaatregel', 3), ('overschatten', 1), ('afgaan', 3), ('neigen', 1), ('gemeen', 4), ('beoordelen', 3), ('achterwege', 4), ('onweerlegbaar', 2), ('opzet', 3), ('menigeen', 2), ('pleit', 2), ('opvatten', 4), ('meetaf', 1), ('verwezen', 1), ('ontegenzeglijk', 1), ('zwaarwichtig', 1), ('onoplosbaar', 1), ('formuleren', 2), ("met'de", 1), ('prerogatief', 1), ('inlaat', 1), ('gerustheid', 1), ('onthouding', 1), ('ongedaan', 1), ('tenvolle', 1), ('motiveering', 1), ('onderschatten', 2), ('ondergeschiken', 1), ('ontvouwen', 1)</text:p>
          </table:table-cell>
          <table:table-cell office:value-type="string" calcext:value-type="string">
            <text:p>ongetwijfeld, gaan, uiteen, grondwet, inmenging, volkomen, kracht, blijken, klem, herhaaldelijk, verwachten, moeilijk, plan, probleem, nalaten, afleiden, tegenover, dege, keus, vraagstuk, toonen, begeren, zetten, waaruit, opvatting, ongegrond, zelden, letten, uiteenzetten, impopulair, lastig, handelen, wijken, waartegen, bewijs, hoezeer, daartegen, minst, waarep, alwed, toedoen, kennelijk, uitleg, betreuren, argument, evengoed, betogen, standpunt, voetspoor, oplossen, gezag, hiertegen, zeerste, juister, denkbaar, ongerijmdheid, aantonen, veelvuldig, integendeel, betoog, hieruit, prefereren, zienswijze, denk, onthouden, atjehoorlog, redeneering, staving, doorslag, billijken, bescheiden, vrijelijk, betoogen, daarteg, tegemoetkomen, konklusie, blijve, verdedigingsmaatregel, overschatten, afgaan, neigen, gemeen, beoordelen, achterwege, onweerlegbaar, opzet, menigeen, pleit, opvatten, meetaf, verwezen, ontegenzeglijk, zwaarwichtig, onoplosbaar, formuleren, met'de, prerogatief, inlaat, gerustheid, onthouding, ongedaan, tenvolle, motiveering, onderschatten, ondergeschiken, ontvouwen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1001" calcext:value-type="float">
            <text:p>341001</text:p>
          </table:table-cell>
          <table:table-cell office:value-type="float" office:value="60" calcext:value-type="float">
            <text:p>60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93983815281241" calcext:value-type="float">
            <text:p>0.93983815281241</text:p>
          </table:table-cell>
          <table:table-cell office:value-type="float" office:value="0.8" calcext:value-type="float">
            <text:p>0.8</text:p>
          </table:table-cell>
          <table:table-cell office:value-type="float" office:value="0.347211026636572" calcext:value-type="float">
            <text:p>0.34721102663657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slim(5), gemengd(3), hottentot(1), blank(2), aziatisch(6), inheems(1), aziatische(4), indo(1), negerrijk(1), aboriginal(1), indo-europeaan(6), marron(2), koelied(1), kafferhoofdman(1), ontdekken(1), mulat(2), eskimo(1), achtergrond(3), traditionele(1), berberoorlog(1), afkomst(1), homo(1), jakarta(2), slaven(1), islamiet(1), queer(1), traditioneel(1), historischcn(1), historisch(2), bediende(1), baboe(1), historische(1), negers(1), gekleurd(1)</text:p>
          </table:table-cell>
          <table:table-cell office:value-type="string" calcext:value-type="string">
            <text:p>('officieel', 29), ('nwsbl', 2), ('vad', 2), ('ministerie', 12), ('bode', 6), ('niet-officieel', 1), ('mailblad', 1), ('javabode', 1), ('bla', 1), ('soer', 3), ('diad', 1), ('blal', 1), ("vo'gen", 1), ('nbl', 1)</text:p>
          </table:table-cell>
          <table:table-cell office:value-type="string" calcext:value-type="string">
            <text:p>officieel, nwsbl, vad, ministerie, bode, niet-officieel, mailblad, javabode, bla, soer, diad, blal, vo'gen, nbl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40387" calcext:value-type="float">
            <text:p>340387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48297777625987" calcext:value-type="float">
            <text:p>0.3482977776259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lfbloed(1), historischen(1), gemengde(1), aziatisch(1), achtergrond(2), westers(1), moslim(1), traditionele(1)</text:p>
          </table:table-cell>
          <table:table-cell office:value-type="string" calcext:value-type="string">
            <text:p>('reguliersbreestraat', 1), ('kerkstr', 1), ('singel', 1), ('heerengracht', 1), ('zeestraat', 2), ('aert', 1), ('voorburgwal', 1), ('mamixstraat', 1)</text:p>
          </table:table-cell>
          <table:table-cell office:value-type="string" calcext:value-type="string">
            <text:p>reguliersbreestraat, kerkstr, singel, heerengracht, zeestraat, aert, voorburgwal, mamixstraat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0805" calcext:value-type="float">
            <text:p>340805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48297777625987" calcext:value-type="float">
            <text:p>0.3482977776259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nk(2), aboriginal(1), inlandsche(1), halfbloed(1), indo-europeaan(1), berber(1), baboe(1), gemengd(1)</text:p>
          </table:table-cell>
          <table:table-cell office:value-type="string" calcext:value-type="string">
            <text:p>('suikerfabriek', 3), ('liberia', 3), ('sari', 2), ('kalie', 1)</text:p>
          </table:table-cell>
          <table:table-cell office:value-type="string" calcext:value-type="string">
            <text:p>suikerfabriek, liberia, sari, kalie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41167" calcext:value-type="float">
            <text:p>341167</text:p>
          </table:table-cell>
          <table:table-cell office:value-type="float" office:value="46" calcext:value-type="float">
            <text:p>46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22833166497845" calcext:value-type="float">
            <text:p>0.622833166497845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0.357173356323869" calcext:value-type="float">
            <text:p>0.357173356323869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slim(1), achtergrond(5), zigeunerin(1), mongool(1), aziatische(2), slaaf(1), traditionele(5), knecht(1), volbloed(2), homo(1), zigeunermuziek(1), koelie(1), inheems(2), marron(1), slavenschip(1), afgod(1), gemengd(1), koppensneller(1), moor(1), moslims(1), kaukasisch(1), indo-europeaan(1), lilliputter(1), inlander(1), zigeuner(1), mulatten(1), boesman(1), berber(1), bediende(1), aziatisch(1), tovenaar(1), exotisch(1), moslimsche(1), traditioneel(1), zimbabwe(1)</text:p>
          </table:table-cell>
          <table:table-cell office:value-type="string" calcext:value-type="string">
            <text:p>('pct', 11), ('goud', 9), ('kroon', 15), ('binnenl', 1), ('g-oud', 1), ('lira', 1), ('div.', 1), ('kronen', 2), ('roebel', 2), ('binn', 1), ('rijksbank', 1), ('portugeesche', 1), ('florijn', 1)</text:p>
          </table:table-cell>
          <table:table-cell office:value-type="string" calcext:value-type="string">
            <text:p>pct, goud, kroon, binnenl, g-oud, lira, div., kronen, roebel, binn, rijksbank, portugeesche, florijn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1059" calcext:value-type="float">
            <text:p>341059</text:p>
          </table:table-cell>
          <table:table-cell office:value-type="float" office:value="281" calcext:value-type="float">
            <text:p>281</text:p>
          </table:table-cell>
          <table:table-cell office:value-type="float" office:value="0.188612099644128" calcext:value-type="float">
            <text:p>0.188612099644128</text:p>
          </table:table-cell>
          <table:table-cell office:value-type="float" office:value="0.427804411112708" calcext:value-type="float">
            <text:p>0.427804411112708</text:p>
          </table:table-cell>
          <table:table-cell office:value-type="float" office:value="0.779359430604982" calcext:value-type="float">
            <text:p>0.779359430604982</text:p>
          </table:table-cell>
          <table:table-cell office:value-type="float" office:value="0.370746187289948" calcext:value-type="float">
            <text:p>0.370746187289948</text:p>
          </table:table-cell>
          <table:table-cell office:value-type="float" office:value="0.0320284697508897" calcext:value-type="float">
            <text:p>0.0320284697508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aditionele(14), medicijnman(5), ontdekken(8), inheems(5), marrons(2), indo(2), knecht(2), moslimsohe(1), afgod(9), slaaf(6), ras(3), zigeuner(3), afkomst(5), berber(2), slaven(1), eskimo(2), achtergrond(15), hottentot(1), negerjongen(1), onbeschaafd'to(1), moordenaar(1), aziatisch(6), gemengd(7), lilliputter(1), islamiet(7), inboorlingen(1), kokkie(2), moslims(6), moslim(20), koppensneller(3), barbarlje(1), gemengde(1), muzelmannen(1), aziatischen(1), barbaren(8), misvormden(5), page(4), historische(1), barbaar(7), dwerggroei(5), negerslaven(1), muzelman(4), inlanders(1), lesbisch(1), indo-europeaan(2), onbeschaafd(2), pygmee(1), dienstknechts(1), boesman(1), bosneger(2), zigeunermuziek(1), moor(2), homo(4), dwergeu(1), tovenaar(2), mohemmedaan(1), stam(1), baboe(2), gekleurd(2), afgodendienst(1), negers(1), mengras(2), roots(1), birma(1), neger(2), metis(1), blank(2), lilliputters(1), historisch(7), mesties(4), inlander(2), halfbloed(2), gekleurde(1), dwerg(3), mongool(2), wilde(1), indiaan(1), afgodsbeeldje(1), aziatische(2), indolonten(1), slavenschip(3), gay(2), mulat(1), historischen(1), zigeuners(1), volbloed(1), moslimscho(1), inboorling(2), marron(2), koppensnellers(1), inlandsche(1), kaffer(3), zimbabwe(1), negerrijk(1), wild(1), westers(1), traditioneelen(1), queer(1), halfbloedjes(1), islamieten(1), primitief(1), bediende(1), wereldmoord(1), traditioneel(1), inheemschen(1), afkomstig(1), inheemsche(1)</text:p>
          </table:table-cell>
          <table:table-cell office:value-type="string" calcext:value-type="string">
            <text:p>('beminde', 1), ('opperwezen', 2), ('niet-christen', 2), ('christen-', 2), ('dienaar', 4), ('gods', 26), ('god', 66), ('ood', 1), ('satire', 1), ('allah', 9), ('voorvader', 3), ('boeddhistisch', 1), ('lachen', 23), ('roemrijk', 2), ('heere', 8), ('geloofsgenoot', 3), ('troost', 3), ('geslacht', 15), ('goddelijk', 7), ('zegen', 9), ('profetie', 1), ('avontuurlijk', 2), ('godheid', 1), ('vroom', 10), ('glimlach', 6), ('aristocratisch', 2), ('grijsaard', 2), ('driftig', 3), ('genade', 10), ('confessie', 2), ('eenigheid', 1), ('vrijer', 2), ('vaders', 2), ('gode', 5), ('belijden', 3), ('heerlijkheid', 4), ('edele', 4), ('lach', 4), ('vaderlands', 3), ('genadig', 1), ('voorzienigheid', 1), ('zegenen', 2), ('zaligheid', 2), ('germanen', 3), ('roemvol', 2), ('geboorteland', 2), ('zondaar', 2), ('rechterstoel', 1), ("neerland's", 1), ('almachtig', 1), ('voorouder', 5), ('gebod', 2), ('calvijn', 1), ('weldoenster', 1), ('avontuur', 4), ('ziekbed', 1), ('smeeken', 2), ('buddha', 1), ('intel', 1), ('bedroefd', 2), ('beminnen', 5), ('geliefd', 4), ('vronwen', 2), ('hemelschen', 1), ('nageslacht', 2), ('roemruchtig', 1), ('toovenaar', 2), ('blozen', 2), ('bewieroken', 1), ('glur', 1), ('grondvester', 1), ('triomfantelijk', 1), ('weldoener', 1), ('toekijken', 1), ('doorslapen', 1), ('held', 7), ('nakomelingschap', 5), ('onecht', 1), ('wrake', 1), ('nari', 2), ('vrouwon', 1), ('dierbare', 1), ('vreez', 2), ('vrijkopen', 1), ('kinderon', 1), ('rouwen', 1), ('zegening', 2), ('oods', 1), ('voorgeslacht', 3), ("nederland's", 1), ('farao', 1), ('smeekenen', 1), ('schou-', 1), ('wederkomen', 1), ('gelul', 1), ('goden', 1), ('stamgast', 1), ('akteur', 1), ('naams', 1), ('troostwoord', 1), ('discipel', 1), ('ontroerd', 1)</text:p>
          </table:table-cell>
          <table:table-cell office:value-type="string" calcext:value-type="string">
            <text:p>beminde, opperwezen, niet-christen, christen-, dienaar, gods, god, ood, satire, allah, voorvader, boeddhistisch, lachen, roemrijk, heere, geloofsgenoot, troost, geslacht, goddelijk, zegen, profetie, avontuurlijk, godheid, vroom, glimlach, aristocratisch, grijsaard, driftig, genade, confessie, eenigheid, vrijer, vaders, gode, belijden, heerlijkheid, edele, lach, vaderlands, genadig, voorzienigheid, zegenen, zaligheid, germanen, roemvol, geboorteland, zondaar, rechterstoel, neerland's, almachtig, voorouder, gebod, calvijn, weldoenster, avontuur, ziekbed, smeeken, buddha, intel, bedroefd, beminnen, geliefd, vronwen, hemelschen, nageslacht, roemruchtig, toovenaar, blozen, bewieroken, glur, grondvester, triomfantelijk, weldoener, toekijken, doorslapen, held, nakomelingschap, onecht, wrake, nari, vrouwon, dierbare, vreez, vrijkopen, kinderon, rouwen, zegening, oods, voorgeslacht, nederland's, farao, smeekenen, schou-, wederkomen, gelul, goden, stamgast, akteur, naams, troostwoord, discipel, ontroerd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41263" calcext:value-type="float">
            <text:p>341263</text:p>
          </table:table-cell>
          <table:table-cell office:value-type="float" office:value="27" calcext:value-type="float">
            <text:p>27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754595699111682" calcext:value-type="float">
            <text:p>0.754595699111682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382966243235136" calcext:value-type="float">
            <text:p>0.382966243235136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lim(1), inheems(1), homogeen(1), berber(2), halfbloed(1), kokkie(1), gemengde(1), volbloed(2), aziatische(1), traditionele(1), kaffer(1), historischen(1), eskimo(1), inuit(1), dwerg(1), mesties(1), gemengd(1), indische(1), aziatisch(1), stam(1), historisch(1), marron(4)</text:p>
          </table:table-cell>
          <table:table-cell office:value-type="string" calcext:value-type="string">
            <text:p>('vos', 6), ('banning', 1), ('visser', 4), ('herwerden', 1), ('klinkenberg', 1), ('blanken', 1), ('bergh', 1), ('bax', 1), ('berger', 1), ('scholten', 1), ('torie', 1), ('vis', 1), ('hamelberg', 1), ('kemp', 1), ('schouwenburg', 1), ('heringa', 1), ('ingen', 1), ('putto', 1), ('karsten', 1)</text:p>
          </table:table-cell>
          <table:table-cell office:value-type="string" calcext:value-type="string">
            <text:p>vos, banning, visser, herwerden, klinkenberg, blanken, bergh, bax, berger, scholten, torie, vis, hamelberg, kemp, schouwenburg, heringa, ingen, putto, karsten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1714" calcext:value-type="float">
            <text:p>341714</text:p>
          </table:table-cell>
          <table:table-cell office:value-type="float" office:value="849" calcext:value-type="float">
            <text:p>849</text:p>
          </table:table-cell>
          <table:table-cell office:value-type="float" office:value="0.193168433451119" calcext:value-type="float">
            <text:p>0.193168433451119</text:p>
          </table:table-cell>
          <table:table-cell office:value-type="float" office:value="0.233810209800318" calcext:value-type="float">
            <text:p>0.233810209800318</text:p>
          </table:table-cell>
          <table:table-cell office:value-type="float" office:value="0.773851590106007" calcext:value-type="float">
            <text:p>0.773851590106007</text:p>
          </table:table-cell>
          <table:table-cell office:value-type="float" office:value="0.386681740703056" calcext:value-type="float">
            <text:p>0.386681740703056</text:p>
          </table:table-cell>
          <table:table-cell office:value-type="float" office:value="0.032979976442874" calcext:value-type="float">
            <text:p>0.03297997644287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done(1), marrons(5), achtergrond(47), historisch(38), slavenschip(4), berber(7), moslimsohe(1), indo-europeaan(48), aziatisch(45), moslimsch(1), inheems'che(2), barbaren(6), moslim(43), inheemse(7), inheems(38), eskimo's(7), gemengd(35), negerslaven(12), inboorlingen(4), inlandsche(7), primitief(11), negerin(1), slaven'(1), homo(7), historische(9), traditionele(35), muzelman(6), mulat(5), slaaf(8), aziatische(14), metis'nachts(1), neger(4), onbeschaafd(10), indo-europeaans(1), zigeunerin(1), homogeen(1), traditioneel(5), historischen(3), baboe(5), westers(2), kaukasisch(5), koelies(2), koelie(7), indisch(4), mesties(10), ras(3), k'mesties(2), aapman(1), ontdekken(5), metis(1), blank(2), queer(3), marron(15), handicapper(1), wild(3), inheemsche(6), moslims(7), eskimo(3), koppensneller(3), moslimsche(5), bediendepmijnneer(1), stammen(1), pygmee(3), zigeuners(1), slaven(4), jakarta(2), inlander(6), dwerggroei(22), inboorling(6), halfbloed(4), mongool(6), volkstammen(1), inheemseen(1), christelijkhistorisch'(1), inlanders(1), grootst(1), rassen(2), handicap(2), aziatischejgeit(2), bosneger(3), lilliputter(7), indiaans(1), moor(3), inheemsen(2), stamgenooten(1), islamiet(8), afkomst(5), hottentot(5), slavenhandel(1), exotische(3), kwinti(1), barbaar(6), afgod(6), inuit(3), boesman(3), tovenaar(3), knecht(3), exotisch(4), transport(1), kaffers(3), volbloed(4), negercultuur(4), barbarlje(1), inheemschen(3), mengras(2), zigeuner(3), zigeunerbende(1), misvormden(4), zimbabwecultuur(1), aboriginal(2), roots(3), wereldhistorische(1), gekleurd(3), barbaarschheid(1), koelied(1), stam(4), indiaan(4), muzelmannen(1), medicijnman(2), zwartje(7), dwerg(4), baboes(1), indo(9), inheemsebe(1), gay(1), kaffer(8), page(4), bataviasche(1), marron'(1), hottentotten(3), mongoolse(1), negers(1), inheemsch(1), kokkie(1), etniciteit(1), stamhoofd(1), bedienden(1), lesbische(2), westerse(1), indo's(1), negerrijk(2), birma(1), demooraten(1), dienstknecht(1), dwergen(2), gemengde(3), eskimoverhalen(1), verrast(1), moslimscho(1), bediende(3), wetshistorische(1), slaaft(1), bosnegers(1), indische(3), traditioneelen(1), zigeunermuziek(1), indiaansch(1), aziatischen(1), moslimcultuur(1), lesbisch(1), dwergeu(1), muzelman'(1), gekleurde(1), volbloedpaard(1), wilde(1), hottentottenstam(1), islamieten(1), christelijkhistorischen(1), onbeschaafdheid(1), winkelknechten(1)</text:p>
          </table:table-cell>
          <table:table-cell office:value-type="string" calcext:value-type="string">
            <text:p>('recht', 90), ('treden', 57), ('artikel', 39), ('bestaan', 161), ('opheffen', 16), ('verkrijgen', 33), ('wet', 41), ('ondergaan', 11), ('richten', 41), ('hechten', 11), ('regelen', 19), ('voorwaarde', 6), ('gewend', 7), ('uitsluitend', 24), ('gelden', 37), ('thuishoren', 1), ('regel', 15), ('verbeteren', 20), ('voldoende', 31), ('regelmatig', 5), ('wenden', 12), ('eisen', 1), ('gebrek', 29), ('behooren', 19), ('algeheel', 3), ('behoorlijk', 10), ('genoegzaam', 4), ('afwijking', 6), ('uitmaken', 10), ('weigering', 3), ('geregeld', 7), ('breiden', 7), ('verbetering', 26), ('rekenen', 26), ('ontbreken', 32), ('hetzij', 16), ('voorrang', 1), ('verandering', 23), ('moeien', 9), ('verplichten', 20), ('erlangen', 1), ('eisch', 21), ('vereischt', 2), ('wennen', 4), ('bedoelen', 27), ('voldoen', 19), ('werking', 13), ('bepaling', 13), ('onderwerpen', 14), ('alsnog', 2), ('wend', 2), ('verkrijging', 3), ('gewenschten', 2), ('waarborg', 2), ('verzoeken', 20), ('tusschenkomst', 4), ('heizij', 1), ('notulen', 1), ('term', 11), ('voldoend', 2), ('bepaald', 5), ('eiech', 1), ('onbevredigend', 2), ('usantie', 2), ('alinea', 1), ('afwijken', 6), ('onvoorwaardelijk', 1), ('gelijkelijk', 2), ('omvang', 7), ('bijaldien', 1), ('aanbeveling', 2), ('afwijzing', 2), ('voldo', 1), ('onderhavig', 1), ('betreff', 1), ('vergrooten', 2), ('eisoh', 1), ('eis', 3), ('toepasselijk', 2), ('belmor', 2), ('tikel', 1), ('bemiddeling', 3), ('bijstand', 3), ('onvoldoend', 1), ('.thans', 1), ('bovenbedoeld', 2), ('onherroepelijk', 2), ('beter', 2), ('waarbinnen', 1), ('voorlezing', 1), ('voorzover', 1), ('voorbehouden', 1), ('wettelijk', 5), ('onbevredigende', 2), ('eiacht', 1), ('bestaand', 1), ('vastleggen', 1), ('splitsen', 1), ('schrappen', 1), ('hetzy', 1), ('onafwijsbaar', 1), ('geeischen', 1), ('wetten', 1), ('genee', 1), ('behoudens', 2), ('dienstplichtwet', 1), ('verdeling', 1), ('toelaatbaar', 1), ('rechtigen', 1), ('palen', 1), ('reglementeering', 1), ('voorgestelden', 1), ('ingrijpend', 1), ('bevoegd', 1), ('werkingssfeer', 1)</text:p>
          </table:table-cell>
          <table:table-cell office:value-type="string" calcext:value-type="string">
            <text:p>recht, treden, artikel, bestaan, opheffen, verkrijgen, wet, ondergaan, richten, hechten, regelen, voorwaarde, gewend, uitsluitend, gelden, thuishoren, regel, verbeteren, voldoende, regelmatig, wenden, eisen, gebrek, behooren, algeheel, behoorlijk, genoegzaam, afwijking, uitmaken, weigering, geregeld, breiden, verbetering, rekenen, ontbreken, hetzij, voorrang, verandering, moeien, verplichten, erlangen, eisch, vereischt, wennen, bedoelen, voldoen, werking, bepaling, onderwerpen, alsnog, wend, verkrijging, gewenschten, waarborg, verzoeken, tusschenkomst, heizij, notulen, term, voldoend, bepaald, eiech, onbevredigend, usantie, alinea, afwijken, onvoorwaardelijk, gelijkelijk, omvang, bijaldien, aanbeveling, afwijzing, voldo, onderhavig, betreff, vergrooten, eisoh, eis, toepasselijk, belmor, tikel, bemiddeling, bijstand, onvoldoend, .thans, bovenbedoeld, onherroepelijk, beter, waarbinnen, voorlezing, voorzover, voorbehouden, wettelijk, onbevredigende, eiacht, bestaand, vastleggen, splitsen, schrappen, hetzy, onafwijsbaar, geeischen, wetten, genee, behoudens, dienstplichtwet, verdeling, toelaatbaar, rechtigen, palen, reglementeering, voorgestelden, ingrijpend, bevoegd, werkingssfeer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41272" calcext:value-type="float">
            <text:p>341272</text:p>
          </table:table-cell>
          <table:table-cell office:value-type="float" office:value="13" calcext:value-type="float">
            <text:p>1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927741867197767" calcext:value-type="float">
            <text:p>0.92774186719776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392797074813458" calcext:value-type="float">
            <text:p>0.392797074813458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ots(1), aziatische(1), inuit(1), tovenaar(1), ontdekken(1), moordenaar(1), kaffer(1), aziatischen(1), wild(1), exotisch(1), inheemsche(1), marron(1), wilde(1)</text:p>
          </table:table-cell>
          <table:table-cell office:value-type="string" calcext:value-type="string">
            <text:p>('timothy', 1), ('nikola', 1), ('brian', 1), ('daria', 1), ('dene', 1), ('iwan', 2), ('echtscheidingsproces', 1), ('moordenares', 1), ('freddy', 1), ('hallam', 1), ("peter's", 1), ('detective', 1)</text:p>
          </table:table-cell>
          <table:table-cell office:value-type="string" calcext:value-type="string">
            <text:p>timothy, nikola, brian, daria, dene, iwan, echtscheidingsproces, moordenares, freddy, hallam, peter's, detective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1590" calcext:value-type="float">
            <text:p>341590</text:p>
          </table:table-cell>
          <table:table-cell office:value-type="float" office:value="85" calcext:value-type="float">
            <text:p>85</text:p>
          </table:table-cell>
          <table:table-cell office:value-type="float" office:value="0.141176470588235" calcext:value-type="float">
            <text:p>0.141176470588235</text:p>
          </table:table-cell>
          <table:table-cell office:value-type="float" office:value="0.874702051124421" calcext:value-type="float">
            <text:p>0.874702051124421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.393425399924807" calcext:value-type="float">
            <text:p>0.393425399924807</text:p>
          </table:table-cell>
          <table:table-cell office:value-type="float" office:value="0.0705882352941176" calcext:value-type="float">
            <text:p>0.0705882352941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do-europeaan(2), transport(1), marron(6), gemengd(13), inheems(6), islamiet(1), aziatisch(3), jakarta(1), negers(1), inlandsche(2), koelies(1), inuit(2), westers(1), negerslaven(2), misvormden(1), marrons(1), kafferhoofdman(1), wild(1), dwerggroei(1), hottentotten(1), koelie(3), page(1), roots(1), aapman(1), bedienden(1), achtergrond(3), queer(2), barbaar'sche(1), kokkie(1), aboriginal(2), halfbloed(1), berber(1), indo(2), gemengd'contract(1), barbarlje(1), indisch(2), eskimobediende(1), mulat(1), barbaar(1), roots'(1), koppensnellers(1), afgodendienst(1), slaaft(1), moor(1), traditionele(1), tovenaar(1), kaukasisch(1), inheemsch(1), indische(1)</text:p>
          </table:table-cell>
          <table:table-cell office:value-type="string" calcext:value-type="string">
            <text:p>('olie', 9), ('ruw', 14), ('petroleum', 8), ('prijsh', 3), ('prljsh', 1), ('f.a.q.', 1), ('katoen', 8), ('suiker', 10), ('vracht', 3), ('prompt', 4), ('levering', 2), ('fust', 1), ('spiritus', 1), ('koper', 8), ('brazil', 2), ('ruwe', 1), ('ijzer', 3), ('intro', 1), ('ibs', 1), ('tin', 6), ('tln', 1), ('beetwortelsuiker', 1), ('omzet', 3), ('dollarcent', 1), ('crushed', 1), ('terpentijn', 1), ('cout', 1), ('disponibel', 1), ('krissen', 1), ('verkocht', 1), ('geraffineerd', 1)</text:p>
          </table:table-cell>
          <table:table-cell office:value-type="string" calcext:value-type="string">
            <text:p>olie, ruw, petroleum, prijsh, prljsh, f.a.q., katoen, suiker, vracht, prompt, levering, fust, spiritus, koper, brazil, ruwe, ijzer, intro, ibs, tin, tln, beetwortelsuiker, omzet, dollarcent, crushed, terpentijn, cout, disponibel, krissen, verkocht, geraffineerd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0672" calcext:value-type="float">
            <text:p>340672</text:p>
          </table:table-cell>
          <table:table-cell office:value-type="float" office:value="31" calcext:value-type="float">
            <text:p>31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694024485805941" calcext:value-type="float">
            <text:p>0.694024485805941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403403748409542" calcext:value-type="float">
            <text:p>0.403403748409542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htergrond(2), inheems(3), historisch(2), aziatische(2), queer(1), gemengd(1), barbaar(2), aziatisch(2), stammen(1), pygmee(1), mulat(1), mengras(2), gemengde(1), barbaren(1), ras(1), zimbabwecultuur(1), exotisch(1), zwartje(1), indo-europeaan(1), inheemsche(1), rassen(1), indisch(1), negerrijk(1)</text:p>
          </table:table-cell>
          <table:table-cell office:value-type="string" calcext:value-type="string">
            <text:p>('cultuur', 18), ('tarakan', 1), ('kinine', 1), ('o.e', 1), ('cultuur-', 1), ('internatio', 1), ('moeara', 1), ('insulinde', 2), ('exploratie', 1), ('mijnbouw', 4), ('rubbermaatschappij', 1), ('insulind', 1)</text:p>
          </table:table-cell>
          <table:table-cell office:value-type="string" calcext:value-type="string">
            <text:p>cultuur, tarakan, kinine, o.e, cultuur-, internatio, moeara, insulinde, exploratie, mijnbouw, rubbermaatschappij, insulind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1909" calcext:value-type="float">
            <text:p>341909</text:p>
          </table:table-cell>
          <table:table-cell office:value-type="float" office:value="71" calcext:value-type="float">
            <text:p>71</text:p>
          </table:table-cell>
          <table:table-cell office:value-type="float" office:value="0.197183098591549" calcext:value-type="float">
            <text:p>0.197183098591549</text:p>
          </table:table-cell>
          <table:table-cell office:value-type="float" office:value="0.425729217545105" calcext:value-type="float">
            <text:p>0.425729217545105</text:p>
          </table:table-cell>
          <table:table-cell office:value-type="float" office:value="0.788732394366197" calcext:value-type="float">
            <text:p>0.788732394366197</text:p>
          </table:table-cell>
          <table:table-cell office:value-type="float" office:value="0.409274506210345" calcext:value-type="float">
            <text:p>0.409274506210345</text:p>
          </table:table-cell>
          <table:table-cell office:value-type="float" office:value="0.0140845070422535" calcext:value-type="float">
            <text:p>0.0140845070422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igeunermuziek(4), traditionele(2), afgodendienst(1), ontdekken(1), gemengd(12), negercultuur(1), marron(2), pygmee(1), indisch(1), afgod(1), page(3), achtergrond(6), homo(1), eskimo(2), moortje(1), tovenaar(2), wereldhistorische(1), barbaren(1), exotisch(2), negerslaven(2), kaukasisch(1), muzelmannen(1), inheems(2), afkomst(1), neger(1), lilliputter(1), knecht(1), muzelman(1), mesties(1), historisch(2), barbaar(1), wilde(1), queer(1), moslim(2), traditioneel(1), kaffer(1), kokkie(1), zwartje(1), dwerg(1), hottentot(1), zigeuners(1)</text:p>
          </table:table-cell>
          <table:table-cell office:value-type="string" calcext:value-type="string">
            <text:p>('cor', 4), ('muzikaal', 2), ('partituur', 1), ('simon', 4), ('orkest', 13), ('piano', 5), ('wolf', 7), ('bas', 2), ('eeuwen', 1), ('violoncel', 1), ('pianist', 1), ('quartet', 1), ('viool', 7), ('chris', 1), ('sopraan', 2), ('kwartet', 1), ('stadgenoote', 1), ('pianoconcert', 1), ('mozes', 2), ('strijkorkest', 3), ('harmonium', 2), ('koorzang', 1), ('dirigent', 2), ('instrumentaal', 2), ('louwen', 1), ('david', 3), ('zangeres', 4), ('orkestlid', 1), ('juda', 1), ('bariton', 1), ('caro', 1), ("bach's", 1), ('poolman', 1), ('duet', 2), ('solist', 2), ('cello', 1), ('urlus', 1), ('vocaal', 2), ('weghe', 1), ('kapelmeester', 1), ('schuberts', 1), ('fagot', 1), ('hobo', 1), ('clarinet', 1), ('slaginstrument', 1), ('balthazar', 1), ('zeeheld', 1), ('intermezzo', 1), ('miek', 1), ('gimberg', 1), ('gasteren', 1), ('schwab', 1)</text:p>
          </table:table-cell>
          <table:table-cell office:value-type="string" calcext:value-type="string">
            <text:p>cor, muzikaal, partituur, simon, orkest, piano, wolf, bas, eeuwen, violoncel, pianist, quartet, viool, chris, sopraan, kwartet, stadgenoote, pianoconcert, mozes, strijkorkest, harmonium, koorzang, dirigent, instrumentaal, louwen, david, zangeres, orkestlid, juda, bariton, caro, bach's, poolman, duet, solist, cello, urlus, vocaal, weghe, kapelmeester, schuberts, fagot, hobo, clarinet, slaginstrument, balthazar, zeeheld, intermezzo, miek, gimberg, gasteren, schwab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2056" calcext:value-type="float">
            <text:p>342056</text:p>
          </table:table-cell>
          <table:table-cell office:value-type="float" office:value="326" calcext:value-type="float">
            <text:p>326</text:p>
          </table:table-cell>
          <table:table-cell office:value-type="float" office:value="0.190184049079755" calcext:value-type="float">
            <text:p>0.190184049079755</text:p>
          </table:table-cell>
          <table:table-cell office:value-type="float" office:value="0.390565093264109" calcext:value-type="float">
            <text:p>0.390565093264109</text:p>
          </table:table-cell>
          <table:table-cell office:value-type="float" office:value="0.776073619631902" calcext:value-type="float">
            <text:p>0.776073619631902</text:p>
          </table:table-cell>
          <table:table-cell office:value-type="float" office:value="0.410564405954864" calcext:value-type="float">
            <text:p>0.410564405954864</text:p>
          </table:table-cell>
          <table:table-cell office:value-type="float" office:value="0.0337423312883436" calcext:value-type="float">
            <text:p>0.0337423312883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rons(2), koppensneller(2), achtergrond(33), indo-europeaan(10), moslimsohe(1), tovenaars(1), aziatisch(13), traditionele(17), afkomst(3), moslim(14), aapman(1), inheemse(1), gemengd(9), bediende(2), kaukasisch(6), inboorlingen(2), negercultuur(3), marron(13), historisch(16), barbaren(4), berber(2), jachtwild(1), koelie(1), mongoolse(1), mesties(3), tovenaar(3), bedienden(1), page(5), pygmee(5), halfbloed(4), moslims(4), slavenschip(2), afgod(1), exotisch(3), grootst(1), slaaf(2), mulat(4), volbloed(1), metis(2), koelies(1), homo(2), zigeuners(1), moord(1), barbaar(1), lilliputter(5), moslimsche(2), knecht(3), inheems(9), inlandsche(3), kokkie(3), neger(3), traditioneel(3), mongoolsche(1), zigeuner(5), negerslaven(3), islamiet(1), slaven(1), stam(3), wereldhistorische(2), eskimo(1), gekleurd(5), afgodisch(1), aziatische(2), ontdekken(7), baboes(1), primitief(3), onbeschaafd(1), zimbabwe(1), dwerggroei(3), bataviasche(1), boesman(1), muzelman(2), indisch(2), inuit(1), zwartje(3), negerrijk(3), baboe(1), mongool(1), historische(2), misvormden(3), inlander(2), medicijnman(3), eskimo's(4), exotische(1), lesbisch(1), bosnegers(1), zigeunermuziek(1), voorhistorische(1), inboorling(2), zimbabwecultuur(1), traditionele'(1), blank(1), boesmanbanelen(1), handicap(1), kaffer(2), indo(1), dwerg(1), bosneger(1), moor(1), inheemsche(1), islamieten(1)</text:p>
          </table:table-cell>
          <table:table-cell office:value-type="string" calcext:value-type="string">
            <text:p>('bestuurstafel', 2), ('posteren', 1), ('tijgen', 6), ('kiekje', 1), ('moskee', 12), ('spoeden', 3), ('zestienjarig', 2), ('sneeuwlandschap', 1), ('schaarden', 2), ('begeven', 14), ('politie', 42), ('pas', 2), ('monument', 9), ('begrafenis', 1), ('wandelen', 7), ('beeldhouwwerk', 2), ('opgraven', 1), ('bekleeden', 2), ('bezienswaardigheid', 2), ('geschenk', 7), ('bekleden', 8), ('heraut', 1), ('opstellen', 11), ('stationeren', 2), ('stadie', 1), ('vondst', 7), ('burgerij', 4), ('pittoresk', 1), ('opgraving', 3), ('ceramiek', 2), ('culinair', 1), ('vaandel', 4), ('type', 16), ('blazen', 2), ('plaat', 11), ('bewaker', 3), ('bewaken', 3), ('uitvinder', 1), ('model', 10), ('kapellen', 1), ('begraven', 4), ('aquarel', 1), ('hierheen', 3), ('kuieren', 1), ('stakingsbeweging', 1), ('berglandschap', 1), ('curiosum', 1), ('zesjarig', 2), ('onthulling', 1), ('schilderstuk', 1), ('souvenir', 1), ('foto', 9), ('stoet', 5), ('opeengepakt', 1), ('aanbieding', 4), ('schilderij', 9), ('album', 2), ('vanwaar', 4), ('gestationneerd', 1), ('verzameling', 6), ('prent', 1), ('kijkje', 1), ('slenteren', 2), ('antiquiteit', 2), ('tentoonstellen', 1), ('verminkt', 1), ('beeltenis', 2), ('agent', 10), ('photo', 2), ('ornaat', 1), ('kopergravure', 1), ('afbeelding', 6), ('defileeren', 1), ('drommen', 1), ('altaar', 2), ('teekening', 1), ('portret', 11), ('cadeau', 1), ('rariteit', 3), ('pastel', 1), ('ruiker', 1), ('politie-', 1), ('scharen', 3), ('politieagent', 3), ('sirene', 1), ('fotografisch', 1), ('fotografeeren', 1), ('paraderen', 1), ('bekleed', 1), ('politieman', 2), ('politie-agent', 1), ('reproductie', 1), ('wacht', 3), ('proclameeren', 1), ('buste', 2), ('bediend', 2), ('grafkuil', 1), ('grafiek', 1), ('bloemenliefhebber', 1), ('kunstwerk', 2), ('collectie', 3), ('kanonschot', 1), ('corbeill', 1), ('wereldstad', 1), ('wandschildering', 2), ('plaatwerk', 1), ('gravure', 2), ('banier', 2), ('gedenksteen', 1), ('bouquett', 1), ('schilderachtig', 3), ('onthullen', 1), ('gothischen', 1), ('crucifix', 1), ('doop-', 1), ('doopvont', 1), ('kookkunst', 1), ('architectonisch', 1), ('curiositeit', 2), ('standbeeld', 2), ('fluiten', 1), ('levensgroot', 1), ('wandelend', 1), ('inschrift', 1), ('vaan', 3), ('opdelven', 2), ('krans', 3), ('borstbeeld', 1), ('tabernakel', 1), ('ronddragen', 1), ('gothisch', 1), ('fossiel', 1), ('stampvol', 1), ('kanongebulder', 1), ('kleurendruk', 1), ('politioneel', 1), ('vijfjarig', 1), ('bewaking', 3), ('teekoning', 1), ('monumentaal', 1), ('groev', 1), ('geschaard', 1), ('doodenakk', 1), ('schenker', 1)</text:p>
          </table:table-cell>
          <table:table-cell office:value-type="string" calcext:value-type="string">
            <text:p>bestuurstafel, posteren, tijgen, kiekje, moskee, spoeden, zestienjarig, sneeuwlandschap, schaarden, begeven, politie, pas, monument, begrafenis, wandelen, beeldhouwwerk, opgraven, bekleeden, bezienswaardigheid, geschenk, bekleden, heraut, opstellen, stationeren, stadie, vondst, burgerij, pittoresk, opgraving, ceramiek, culinair, vaandel, type, blazen, plaat, bewaker, bewaken, uitvinder, model, kapellen, begraven, aquarel, hierheen, kuieren, stakingsbeweging, berglandschap, curiosum, zesjarig, onthulling, schilderstuk, souvenir, foto, stoet, opeengepakt, aanbieding, schilderij, album, vanwaar, gestationneerd, verzameling, prent, kijkje, slenteren, antiquiteit, tentoonstellen, verminkt, beeltenis, agent, photo, ornaat, kopergravure, afbeelding, defileeren, drommen, altaar, teekening, portret, cadeau, rariteit, pastel, ruiker, politie-, scharen, politieagent, sirene, fotografisch, fotografeeren, paraderen, bekleed, politieman, politie-agent, reproductie, wacht, proclameeren, buste, bediend, grafkuil, grafiek, bloemenliefhebber, kunstwerk, collectie, kanonschot, corbeill, wereldstad, wandschildering, plaatwerk, gravure, banier, gedenksteen, bouquett, schilderachtig, onthullen, gothischen, crucifix, doop-, doopvont, kookkunst, architectonisch, curiositeit, standbeeld, fluiten, levensgroot, wandelend, inschrift, vaan, opdelven, krans, borstbeeld, tabernakel, ronddragen, gothisch, fossiel, stampvol, kanongebulder, kleurendruk, politioneel, vijfjarig, bewaking, teekoning, monumentaal, groev, geschaard, doodenakk, schenker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1089" calcext:value-type="float">
            <text:p>341089</text:p>
          </table:table-cell>
          <table:table-cell office:value-type="float" office:value="62" calcext:value-type="float">
            <text:p>62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0.596670003077271" calcext:value-type="float">
            <text:p>0.596670003077271</text:p>
          </table:table-cell>
          <table:table-cell office:value-type="float" office:value="0.790322580645161" calcext:value-type="float">
            <text:p>0.790322580645161</text:p>
          </table:table-cell>
          <table:table-cell office:value-type="float" office:value="0.412331983948133" calcext:value-type="float">
            <text:p>0.412331983948133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ngd(3), indo-europeaan(4), demooraten(1), westerse(1), achtergrond(2), baboe(2), wilden(1), homogeen(1), historisch(14), inheems(5), dwerg(2), traditionele(3), negerslaven(1), historischen(1), indische(3), inlandsche(1), inuit(2), halfbloed(1), praehistorische(1), koelie(1), aziatisch(1), queer(1), indo(1), barbarlje(1), ras(1), muzelman(1), historischcn(1), inheemseen(1), volbloed(1), mengras(1), moslims(1), traditioneelen(1)</text:p>
          </table:table-cell>
          <table:table-cell office:value-type="string" calcext:value-type="string">
            <text:p>('harte', 2), ('soc.-dem', 2), ('ossendorp', 1), ('joekes', 1), ('lohman', 1), ('repliek', 2), ('s.d.', 4), ('loeff', 1), ('eland', 1), ('keuchenius', 2), ('p.g.', 1), ('idenburg', 2), ('troelstra', 3), ('kol', 4), ('thomson', 1), ('bink', 1), ('mackay', 1), ('zijp', 1), ('nolens', 1), ('helsding', 1), ('thorbecke', 2), ('fabius', 1), ('prinsterer', 1), ('putte', 1), ('dedem', 1), ('wijnkoop', 1), ('v.-d.', 1), ('borgesius', 1), ('goeman', 1), ('heemskerk', 1), ('zwaag', 1), ('lely', 2), ('schaper', 1), ('kuyper', 2), ('rutger', 1), ('teenstra', 1), ('rooseboom', 1), ('kielstra', 1), ('drucker', 1), ('steenberghe', 1), ('geer', 1), ('henkemans', 1), ('snoeck', 1), ('seis', 1), ('kink', 1), ('tydeman', 1), ('s.-d', 1), ('knyper', 1), ('unie-lib', 1), ('cort', 1), ('a.-r.', 1), ('u.-l', 1), ('biesen', 1), ('mees', 1), ('marchant', 1)</text:p>
          </table:table-cell>
          <table:table-cell office:value-type="string" calcext:value-type="string">
            <text:p>harte, soc.-dem, ossendorp, joekes, lohman, repliek, s.d., loeff, eland, keuchenius, p.g., idenburg, troelstra, kol, thomson, bink, mackay, zijp, nolens, helsding, thorbecke, fabius, prinsterer, putte, dedem, wijnkoop, v.-d., borgesius, goeman, heemskerk, zwaag, lely, schaper, kuyper, rutger, teenstra, rooseboom, kielstra, drucker, steenberghe, geer, henkemans, snoeck, seis, kink, tydeman, s.-d, knyper, unie-lib, cort, a.-r., u.-l, biesen, mees, marchant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1766" calcext:value-type="float">
            <text:p>341766</text:p>
          </table:table-cell>
          <table:table-cell office:value-type="float" office:value="106" calcext:value-type="float">
            <text:p>106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292218431421753" calcext:value-type="float">
            <text:p>0.292218431421753</text:p>
          </table:table-cell>
          <table:table-cell office:value-type="float" office:value="0.783018867924528" calcext:value-type="float">
            <text:p>0.783018867924528</text:p>
          </table:table-cell>
          <table:table-cell office:value-type="float" office:value="0.417912199904179" calcext:value-type="float">
            <text:p>0.417912199904179</text:p>
          </table:table-cell>
          <table:table-cell office:value-type="float" office:value="0.00943396226415094" calcext:value-type="float">
            <text:p>0.0094339622641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ukasisch(1), wilden(1), knecht(3), aziatisch(5), moslims(2), wilde(1), volbloed(4), berber(2), moslim(7), indo-europeaan(4), inheemse(1), gekleurd(1), bosneger(1), onbeschaafd(1), negerslaven(1), baboe(2), inlandsche(2), ontdekken(1), muzelman(4), ras(1), achtergrond(4), historische(1), pygmee(1), marron(3), zigeuner(1), traditionele(3), neger(2), gemengd(6), kafferhoofdman(1), mulat(1), historisch(5), indo(1), traditioneelen(1), bediende(1), indisch(1), negerrijk(1), mongool(1), slaven(1), tovenaar(1), homo(2), indische(1), demooraten(1), inheems(2), primitief(1), aboriginal(1), boesman(1), stammen(1), gekleurde(1), mesties(3), page(1), islamiet(1), inheemsen(1), rassen(2), inheemsche(1), indiaan(1), roots(1), traditioneel(1), afkomstig(1), gemengde(1)</text:p>
          </table:table-cell>
          <table:table-cell office:value-type="string" calcext:value-type="string">
            <text:p>('commissaris', 13), ('justitie', 14), ('secretaris', 7), ('ontstentenis', 2), ('benoemen', 19), ('ceremoniemeester', 1), ('benoemd', 1), ('freule', 2), ('wijlen', 7), ('rondvraag', 2), ('noemd', 2), ('plaatsvervangend', 1), ('procureur-generaal', 2), ('landbouwleeraar', 1), ('oud-inspecteur', 1), ('waarnemend', 1), ('waarnemenden', 1), ('commies', 1), ('nestor', 1), ('hofdame', 1), ('afwezigheid', 2), ('vicepresident', 1), ('advocaat', 6), ('nieuwgekozen', 2), ('voorziiter', 1), ('kosmos', 2), ('vooraitter', 1), ('vioe-president', 1), ('raads', 1), ('standplaats', 2), ('vice', 1), ('grootmeesteres', 1), ('afwezig', 4), ('vervanger', 1), ('barones', 1), ('presideren', 1), ('oud-lid', 1), ('penningmeester', 1), ('mijnraad', 1), ('ongesteldheid', 1), ('looy', 1), ('advokaat', 1), ('voorzitterschap', 1)</text:p>
          </table:table-cell>
          <table:table-cell office:value-type="string" calcext:value-type="string">
            <text:p>commissaris, justitie, secretaris, ontstentenis, benoemen, ceremoniemeester, benoemd, freule, wijlen, rondvraag, noemd, plaatsvervangend, procureur-generaal, landbouwleeraar, oud-inspecteur, waarnemend, waarnemenden, commies, nestor, hofdame, afwezigheid, vicepresident, advocaat, nieuwgekozen, voorziiter, kosmos, vooraitter, vioe-president, raads, standplaats, vice, grootmeesteres, afwezig, vervanger, barones, presideren, oud-lid, penningmeester, mijnraad, ongesteldheid, looy, advokaat, voorzitterschap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39781" calcext:value-type="float">
            <text:p>339781</text:p>
          </table:table-cell>
          <table:table-cell office:value-type="float" office:value="17" calcext:value-type="float">
            <text:p>17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845216599495901" calcext:value-type="float">
            <text:p>0.845216599495901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423366033319599" calcext:value-type="float">
            <text:p>0.42336603331959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raste(1), marron(1), traditionele(3), stam(1), roots(1), page(1), achtergrond(1), gay(1), negerin(1), inheemsch(1), neger(1), historisch(2), mongoolse(1), wetshistorische(1)</text:p>
          </table:table-cell>
          <table:table-cell office:value-type="string" calcext:value-type="string">
            <text:p>('fin', 3), ('monde', 2), ('con-', 2), ('sang', 1), ('texte', 1), ('anver', 1), ('bruxelles', 1), ('saine', 1), ('voi', 2), ('taii', 1), ('coup', 1), ('janvier', 1), ('tat', 1)</text:p>
          </table:table-cell>
          <table:table-cell office:value-type="string" calcext:value-type="string">
            <text:p>fin, monde, con-, sang, texte, anver, bruxelles, saine, voi, taii, coup, janvier, ta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615" calcext:value-type="float">
            <text:p>341615</text:p>
          </table:table-cell>
          <table:table-cell office:value-type="float" office:value="259" calcext:value-type="float">
            <text:p>259</text:p>
          </table:table-cell>
          <table:table-cell office:value-type="float" office:value="0.204633204633205" calcext:value-type="float">
            <text:p>0.204633204633205</text:p>
          </table:table-cell>
          <table:table-cell office:value-type="float" office:value="0.204482983425214" calcext:value-type="float">
            <text:p>0.204482983425214</text:p>
          </table:table-cell>
          <table:table-cell office:value-type="float" office:value="0.776061776061776" calcext:value-type="float">
            <text:p>0.776061776061776</text:p>
          </table:table-cell>
          <table:table-cell office:value-type="float" office:value="0.427362064777457" calcext:value-type="float">
            <text:p>0.427362064777457</text:p>
          </table:table-cell>
          <table:table-cell office:value-type="float" office:value="0.0193050193050193" calcext:value-type="float">
            <text:p>0.0193050193050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ygmee(1), aziatisch(29), moslim(7), slaaf(2), rassen(1), inheems(10), barbaren(3), zigeuner(2), traditionele(13), historisch(11), berber(7), marron(9), afkomst(7), eskimo(3), negervrees(1), historische(3), neger(4), gemengd(4), inlander(2), bediende(2), dwerg(2), achtergrond(10), negerrijk(2), inheemse(3), aboriginal(2), lesbische(1), slaven(2), kaukasisch(3), traditioneel(1), dwerggroei(5), ras(1), handicap(2), indo-europeaan(5), negercultuur(2), afstammelingen(1), indo(5), aziatische(6), mongool(2), roots(2), afgod(2), moslims(3), homo(2), moslimsche(1), blank(1), mengras(1), stam(3), zigeunermuziek(1), onbeschaafd(2), k'mesties(2), halfbloed(6), muzelman(3), barbaar(3), negerslaven(4), mulat(3), kaffers(1), gekleurd(1), eskimo's(3), slavenschip(3), knecht(2), bosneger(1), inheemsche(3), queer(1), muzelmannen(1), historischen(1), blanke(1), zwartje(1), mesties(1), hottentotten(2), moslimscho(1), hottentottenstam(1), mulatten(1), inlanders(1), page(1), hottentot(1), moor(1), lilliputter(1), kokkie(1), indische(1), berberoorlog(1), medicijnman(1), inheemsen(2), volbloedras(1), metis(1), misvormden(1), inboorling(2), indiaan(1), gemengde(1), volksstam(1)</text:p>
          </table:table-cell>
          <table:table-cell office:value-type="string" calcext:value-type="string">
            <text:p>('west-europa', 3), ('engelsch', 63), ('moederland', 8), ('mexieaansch', 1), ('mexicaansche', 1), ('duitsche', 6), ('fransch', 46), ('fran-', 1), ('duitsch', 38), ('zweeds', 2), ('spaansch', 10), ('rome', 21), ('belgisch', 3), ('zweedsch', 4), ('randstaat', 1), ('fransche', 6), ('amerikaans', 5), ('pransch', 1), ('deensch', 1), ('noorweegsch', 1), ('noorsch', 4), ('portugeesch', 4), ('rsch', 1), ('engels', 5), ('canada', 6), ('canadeesch', 2), ('fransohe', 1), ('duit', 2), ('duits', 5), ('midden-europa', 2), ('engelsen', 2), ('deens', 2), ('fran', 2), ('duitsehe', 1), ('gebiedsdeel', 2), ('kngelsch', 1), ('madrid', 3), ('duitsohe', 1), ('ame', 1), ('schotland', 1), ('ransch', 2), ('italiaanach', 1), ('kransch', 1), ('eugelsch', 1), ('frausch', 1), ('amerlkaansch', 1), ('isch', 3), ('petersburg', 7), ('amerikaanscho', 1), ('engelscho', 1), ('duitsclie', 1), ('deensehe', 1), ('engeisch', 1), ('oost-europa', 1), ('engelsche', 2), ('fransehe', 1), ('engelsehe', 1), ('amerikaanach', 1), ('eogelsch', 1), ('fiansch', 1), ('franscho', 1)</text:p>
          </table:table-cell>
          <table:table-cell office:value-type="string" calcext:value-type="string">
            <text:p>west-europa, engelsch, moederland, mexieaansch, mexicaansche, duitsche, fransch, fran-, duitsch, zweeds, spaansch, rome, belgisch, zweedsch, randstaat, fransche, amerikaans, pransch, deensch, noorweegsch, noorsch, portugeesch, rsch, engels, canada, canadeesch, fransohe, duit, duits, midden-europa, engelsen, deens, fran, duitsehe, gebiedsdeel, kngelsch, madrid, duitsohe, ame, schotland, ransch, italiaanach, kransch, eugelsch, frausch, amerlkaansch, isch, petersburg, amerikaanscho, engelscho, duitsclie, deensehe, engeisch, oost-europa, engelsche, fransehe, engelsehe, amerikaanach, eogelsch, fiansch, franscho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784" calcext:value-type="float">
            <text:p>341784</text:p>
          </table:table-cell>
          <table:table-cell office:value-type="float" office:value="476" calcext:value-type="float">
            <text:p>476</text:p>
          </table:table-cell>
          <table:table-cell office:value-type="float" office:value="0.186974789915966" calcext:value-type="float">
            <text:p>0.186974789915966</text:p>
          </table:table-cell>
          <table:table-cell office:value-type="float" office:value="0.4296920870482" calcext:value-type="float">
            <text:p>0.4296920870482</text:p>
          </table:table-cell>
          <table:table-cell office:value-type="float" office:value="0.773109243697479" calcext:value-type="float">
            <text:p>0.773109243697479</text:p>
          </table:table-cell>
          <table:table-cell office:value-type="float" office:value="0.440864476746471" calcext:value-type="float">
            <text:p>0.440864476746471</text:p>
          </table:table-cell>
          <table:table-cell office:value-type="float" office:value="0.0399159663865546" calcext:value-type="float">
            <text:p>0.03991596638655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ziatisch(28), historisch(13), onbeschaafd(4), indo-europeaan(22), moslimsohe(1), marron(10), mulat(2), zigeuner(3), ontdekken(7), aapman(1), negervrees(1), moordenaar(1), pygmee(3), inheems(17), gemengd(15), koelies(2), marrons(2), homo(4), muzelman(8), aziatische(4), metis'nachts(1), afgod(3), lesbisch(3), kaukasisch(7), moslim(25), jachtwild(1), koppensneller(6), tovenaar(3), bedienden(1), blank(4), indiaan(4), achtergrond(18), inheemsche(6), dwerggroei(14), handicap(2), halfbloed(6), traditioneel(3), koelie(2), islamiet(3), zigeuners(4), traditionele(9), slavenschip(2), inboorling(7), mongool(2), exotisch(3), dwerg(5), berber(5), wild(3), indiaans(1), moor(4), slaven(4), indische(1), kwinti(1), moord(1), historische(3), knecht(5), blanke(1), kokkie(2), negerslaven(2), negercultuur(2), afkomst(5), westers(2), aboriginal(3), eskimo's(4), stam(5), medicijnmannen(1), bediende(6), medicijnman(6), roots(2), metis(3), indisch(4), barbaren(4), barbaar'sche(1), gekleurd(7), inlandsche(2), koelied(1), kaffers(1), mesties(4), lilliputter(2), neger(4), mengras(4), inheemsebe(1), zwartje(5), bataviasche(1), hottentotten(3), barbaar(3), volksstam(1), ras(2), berbers(2), indischen(1), onbeschaafd'to(1), boesman(1), muzelmannen(1), slaaf(2), negerrijk(3), verwilderd(1), vermoord(1), wilde(1), primitief(3), exotische(1), birma(1), bosneger(2), gekleurde(1), dwergen(2), misvormden(4), volbloed(3), moslimscho(1), koppensnellers(1), inheemsen(1), slaaft(1), hottentot(2), mongoolsohc(1), volbloedras(1), queer(1), zigeunermuziek(1), inlander(2), eskimo(1), wereldmoord(1), inheemse(1), indiaansch(1), moslims(1), knechts(1), gemengde(1), kaffer(1), afstammelingen(1), dienstknechts(1), muzelman'(1), lesbische(1), indo(1), batavia(1), roots'(1), page(2), galeislaven(1), marron'(1)</text:p>
          </table:table-cell>
          <table:table-cell office:value-type="string" calcext:value-type="string">
            <text:p>('onmetelijk', 2), ('oorspronkelijk', 30), ('ontdekken', 35), ('proef', 22), ('dood', 65), ('berooven', 1), ('flink', 13), ('samenstel', 1), ('snel', 29), ('ziekelijk', 8), ('opsporen', 1), ('benevelen', 2), ('mishandelen', 1), ('zwakte', 4), ('vreeselijk', 11), ('levenswijze', 8), ('afmatting', 1), ('vermoeienis', 1), ('doodsteken', 1), ('nasporing', 3), ('vermoorden', 19), ('sterven', 33), ('abnormaliteit', 4), ('fel', 8), ('kenteeken', 3), ('ontvoering', 2), ('ontkomen', 13), ('uitroeien', 7), ('overspann', 1), ('roven', 2), ('ongelukkig', 13), ('band', 27), ('hypnotisme', 1), ('ontdekking', 11), ('erfelijkheid', 1), ('erfelijk', 2), ('schrikkelijk', 4), ('aanhouding', 3), ('feil', 2), ('beroven', 5), ('beklagenswaardig', 2), ('doodschieten', 7), ('doode', 4), ('zelfmoord', 2), ('denkvermogen', 1), ('huiszoeking', 1), ('rampzalig', 2), ('plunderen', 6), ('rooven', 5), ('arresteren', 7), ('achterblijven', 5), ('klaarlicht', 1), ('verschrikkelijk', 6), ('verminking', 1), ('tempo', 4), ('aanhouden', 10), ('hink', 1), ('schuilhouden', 1), ('uitmergelen', 1), ('eindeloos', 2), ('ontzetten', 7), ('nachtrust', 1), ('dader', 10), ('bouwstof', 1), ('ontrukken', 3), ('merg', 2), ('dievenbend', 1), ('opsporing', 1), ('jammerlijk', 2), ('technicus', 1), ('noodlottig', 6), ('ombrengen', 2), ('ontplooien', 1), ('verrijken', 1), ('brandstichter', 1), ('gezocht', 2), ('ontzettend', 5), ('zintuig', 1), ('aanteekening', 2), ('herkennen', 7), ('eindelooz', 2), ('vervolmaking', 1), ('aankweken', 2), ('teringachtig', 1), ('signalement', 1), ('uitrusten', 2), ('arrestatie', 2), ('kortstondig', 1), ('pijnen', 1), ('vermoord', 2), ('psychisch', 2), ('doodslaan', 2), ('ontvluchting', 2), ('voortvluchtigen', 1), ('vermoeidheid', 2), ('zelfst', 1), ('ontsnapping', 1), ('knakken', 1), ('overerving', 2), ('vakkundig', 1), ('structuur', 1), ('buitenshuis', 1), ('moordaanslag', 2), ('oplichter', 1), ('spierkracht', 1), ('geaardheid', 1), ('ijjden', 1), ('aanranden', 2), ('psychose', 1), ('dagtaak', 2), ('verdwijning', 1), ('gepleegden', 1), ('zwakken', 1)</text:p>
          </table:table-cell>
          <table:table-cell office:value-type="string" calcext:value-type="string">
            <text:p>onmetelijk, oorspronkelijk, ontdekken, proef, dood, berooven, flink, samenstel, snel, ziekelijk, opsporen, benevelen, mishandelen, zwakte, vreeselijk, levenswijze, afmatting, vermoeienis, doodsteken, nasporing, vermoorden, sterven, abnormaliteit, fel, kenteeken, ontvoering, ontkomen, uitroeien, overspann, roven, ongelukkig, band, hypnotisme, ontdekking, erfelijkheid, erfelijk, schrikkelijk, aanhouding, feil, beroven, beklagenswaardig, doodschieten, doode, zelfmoord, denkvermogen, huiszoeking, rampzalig, plunderen, rooven, arresteren, achterblijven, klaarlicht, verschrikkelijk, verminking, tempo, aanhouden, hink, schuilhouden, uitmergelen, eindeloos, ontzetten, nachtrust, dader, bouwstof, ontrukken, merg, dievenbend, opsporing, jammerlijk, technicus, noodlottig, ombrengen, ontplooien, verrijken, brandstichter, gezocht, ontzettend, zintuig, aanteekening, herkennen, eindelooz, vervolmaking, aankweken, teringachtig, signalement, uitrusten, arrestatie, kortstondig, pijnen, vermoord, psychisch, doodslaan, ontvluchting, voortvluchtigen, vermoeidheid, zelfst, ontsnapping, knakken, overerving, vakkundig, structuur, buitenshuis, moordaanslag, oplichter, spierkracht, geaardheid, ijjden, aanranden, psychose, dagtaak, verdwijning, gepleegden, zwakken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1713" calcext:value-type="float">
            <text:p>341713</text:p>
          </table:table-cell>
          <table:table-cell office:value-type="float" office:value="118" calcext:value-type="float">
            <text:p>118</text:p>
          </table:table-cell>
          <table:table-cell office:value-type="float" office:value="0.186440677966102" calcext:value-type="float">
            <text:p>0.186440677966102</text:p>
          </table:table-cell>
          <table:table-cell office:value-type="float" office:value="0.498819765765548" calcext:value-type="float">
            <text:p>0.498819765765548</text:p>
          </table:table-cell>
          <table:table-cell office:value-type="float" office:value="0.779661016949153" calcext:value-type="float">
            <text:p>0.779661016949153</text:p>
          </table:table-cell>
          <table:table-cell office:value-type="float" office:value="0.441870676204697" calcext:value-type="float">
            <text:p>0.441870676204697</text:p>
          </table:table-cell>
          <table:table-cell office:value-type="float" office:value="0.0338983050847458" calcext:value-type="float">
            <text:p>0.0338983050847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andicap(8), inheems(4), traditionele(9), berber(2), marron(8), aziatisch(4), gemengd(11), indo-europeaan(7), achtergrond(5), negercultuur(1), eenhistorisch(1), halfbloed(3), neger(1), ontdekken(2), boesman(3), historisch(4), lilliputter(3), inheemschen(2), metis(1), moslims(2), inheemse(2), mulat(3), hottentotten(3), marrons(1), historische(1), westers(1), queer(3), afkomst(1), wild(2), zigeuners(1), slavenschip(1), handicapper(1), gekleurde(1), gemengde(1), eskimo's(1), zigeuner(1), aapman(1), traditioneel(1), zwartje(1), baboe(1), inlander(1), stam(1), moor(1), bediende(1), etniciteit(1), volbloed(1), barbaar(1), ras(1), knecht(1)</text:p>
          </table:table-cell>
          <table:table-cell office:value-type="string" calcext:value-type="string">
            <text:p>('uitkomen', 10), ('team', 2), ('ronde', 8), ('dubbelspel', 6), ('hollander', 9), ('club', 11), ('elftal', 7), ('tria', 1), ('concurrent', 4), ('einduitslag', 1), ('beurt', 7), ('min.', 6), ('sec.', 7), ('afgelasten', 2), ('renner', 2), ('kampioenschap', 3), ('spannend', 5), ('nieuweling', 4), ('ontmoeting', 10), ('winnaar', 2), ('speler', 8), ('toernooi', 1), ('uitslag', 3), ('demi-finale', 2), ('m.en', 1), ('tournooi', 2), ('seriewedstrijd', 1), ('oefenwedstrijd', 1), ('finale', 4), ('ploeg', 4), ('sportman', 1), ('pnt', 2), ('koppel', 1), ('uilslag', 1), ('mededinger', 2), ('starten', 2), ('competitie', 1), ('hoofdklasse', 1), ('n.v.b', 1), ('titanenstrijd', 1), ('hindernis', 2), ('wedstryd', 1), ('scratch', 1), ('amateur', 1), ('n.g.', 1), ('heeren-enkelspel', 1), ('eindstrijd', 2), ('crack', 1), ('start', 1), ('boksen', 1), ('veger', 1), ('hughan', 1), ('swol', 1), ('match', 1), ('schoolslag', 1), ('sec', 1), ('kampioen', 1)</text:p>
          </table:table-cell>
          <table:table-cell office:value-type="string" calcext:value-type="string">
            <text:p>uitkomen, team, ronde, dubbelspel, hollander, club, elftal, tria, concurrent, einduitslag, beurt, min., sec., afgelasten, renner, kampioenschap, spannend, nieuweling, ontmoeting, winnaar, speler, toernooi, uitslag, demi-finale, m.en, tournooi, seriewedstrijd, oefenwedstrijd, finale, ploeg, sportman, pnt, koppel, uilslag, mededinger, starten, competitie, hoofdklasse, n.v.b, titanenstrijd, hindernis, wedstryd, scratch, amateur, n.g., heeren-enkelspel, eindstrijd, crack, start, boksen, veger, hughan, swol, match, schoolslag, sec, kampioen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41492" calcext:value-type="float">
            <text:p>341492</text:p>
          </table:table-cell>
          <table:table-cell office:value-type="float" office:value="21" calcext:value-type="float">
            <text:p>2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67059635592784" calcext:value-type="float">
            <text:p>0.767059635592784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44660947145078" calcext:value-type="float">
            <text:p>0.44660947145078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mitief(1), gemengd(2), westers(2), achtergrond(2), moslim(1), historisch(1), historische(1), marron(2), page(1), galeislaven(1), lilliputter(1), roma(1), baboe(1), metis(1), inheems(2), traditionele(1)</text:p>
          </table:table-cell>
          <table:table-cell office:value-type="string" calcext:value-type="string">
            <text:p>('nout', 1), ('proest', 1), ('harddraverij', 1), ('alta', 3), ('adri', 1), ('arentz', 1), ('verschure', 1), ('nuij', 1), ('kaam', 1), ('waaghals', 1), ('maes', 1), ('gilles', 1), ('duut', 1), ('vree', 2), ('weelden', 1), ('josina', 1), ('joost', 1), ('henke', 1)</text:p>
          </table:table-cell>
          <table:table-cell office:value-type="string" calcext:value-type="string">
            <text:p>nout, proest, harddraverij, alta, adri, arentz, verschure, nuij, kaam, waaghals, maes, gilles, duut, vree, weelden, josina, joost, henke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2055" calcext:value-type="float">
            <text:p>342055</text:p>
          </table:table-cell>
          <table:table-cell office:value-type="float" office:value="109" calcext:value-type="float">
            <text:p>109</text:p>
          </table:table-cell>
          <table:table-cell office:value-type="float" office:value="0.18348623853211" calcext:value-type="float">
            <text:p>0.18348623853211</text:p>
          </table:table-cell>
          <table:table-cell office:value-type="float" office:value="0.533681093884075" calcext:value-type="float">
            <text:p>0.533681093884075</text:p>
          </table:table-cell>
          <table:table-cell office:value-type="float" office:value="0.779816513761468" calcext:value-type="float">
            <text:p>0.779816513761468</text:p>
          </table:table-cell>
          <table:table-cell office:value-type="float" office:value="0.446656262981633" calcext:value-type="float">
            <text:p>0.446656262981633</text:p>
          </table:table-cell>
          <table:table-cell office:value-type="float" office:value="0.036697247706422" calcext:value-type="float">
            <text:p>0.0366972477064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do-europeaan(4), transport(1), aziatisch(8), inheems'che(1), inheems(8), slaaf(4), berber(3), gemengd(10), eskimo(1), mulat(2), inboorlingen(2), inlandsche(2), koelies(1), inuit(1), inlander(2), achtergrond(1), aziatische(3), primitief(2), historisch(3), mesties(1), traditioneel(2), kaukasisch(4), inheemse(1), handicap(2), kaffer(1), indisch(1), meesterknecht(1), wild(2), barbaren(1), afgod(1), moslims(1), slavenschip(2), page(1), negerslaven(1), blank(1), gekleurd(1), barbaarsche(1), exotisch(1), marron(1), moslim(1), zwartje(2), kaffers(2), medicijnman(2), onbeschaafd(1), hottentotten(1), knecht(1), aziatischejgeit(2), dwerg(2), indo(1), mengras(1), moor(1), indiaan(2), slaven(1), volbloed(1), lilliputter(1), tovenaar(1)</text:p>
          </table:table-cell>
          <table:table-cell office:value-type="string" calcext:value-type="string">
            <text:p>('handelaar', 6), ('voorraad', 11), ('rijstoogst', 1), ('afleveren', 2), ('groothandelaar', 1), ('oogst', 9), ('landbouwgebied', 1), ('hoeveelheid', 14), ('distributiebonboe', 2), ('tijdvak', 1), ('geldig', 2), ('bon', 6), ('petroleumzegel', 1), ('voorhanden', 5), ('levensmiddelen', 6), ('rantsoen', 2), ('boerenbedrijf', 1), ('pluimvee', 4), ('vervoor', 1), ('nummeren', 1), ('consumptie', 2), ('fabrikaat', 3), ('mondkost', 1), ('suikeroogst', 1), ('bouwbedrijf', 1), ('zuivel', 1), ('middelmatig', 1), ('tuinbouw', 4), ('veestapel', 2), ('voorhand', 1), ('grondstof', 5), ('land-', 4), ('scheepslading', 1), ('aanschaffen', 4), ('l.c.o.', 1), ('fabriceren', 2), ('handelaars', 1), ('vervoer', 5), ('kaarten', 1), ('fabrikant', 1), ('koopwaar', 1), ('veehouderij', 1), ('bons', 2), ('aanschaf', 1), ('voedingsmiddel', 1), ('stempelen', 1), ('opium', 2), ('meubelindustrie', 1), ('quantum', 1), ('veeteelt', 1), ('toevoer', 1)</text:p>
          </table:table-cell>
          <table:table-cell office:value-type="string" calcext:value-type="string">
            <text:p>handelaar, voorraad, rijstoogst, afleveren, groothandelaar, oogst, landbouwgebied, hoeveelheid, distributiebonboe, tijdvak, geldig, bon, petroleumzegel, voorhanden, levensmiddelen, rantsoen, boerenbedrijf, pluimvee, vervoor, nummeren, consumptie, fabrikaat, mondkost, suikeroogst, bouwbedrijf, zuivel, middelmatig, tuinbouw, veestapel, voorhand, grondstof, land-, scheepslading, aanschaffen, l.c.o., fabriceren, handelaars, vervoer, kaarten, fabrikant, koopwaar, veehouderij, bons, aanschaf, voedingsmiddel, stempelen, opium, meubelindustrie, quantum, veeteelt, toevoer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1651" calcext:value-type="float">
            <text:p>341651</text:p>
          </table:table-cell>
          <table:table-cell office:value-type="float" office:value="253" calcext:value-type="float">
            <text:p>25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544940654065634" calcext:value-type="float">
            <text:p>0.544940654065634</text:p>
          </table:table-cell>
          <table:table-cell office:value-type="float" office:value="0.774703557312253" calcext:value-type="float">
            <text:p>0.774703557312253</text:p>
          </table:table-cell>
          <table:table-cell office:value-type="float" office:value="0.449292637674368" calcext:value-type="float">
            <text:p>0.449292637674368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chtergrond(22), gemengd(10), medicijnman(3), indone(1), kaffers(2), traditionele(16), ontdekken(2), moslimsohe(1), lesbisch(2), indo-europeaan(12), koelie(2), inheems'che(1), historisch(12), primitief(2), marron(6), aziatisch(15), moslim(10), eskimo(3), dwerggroei(5), hottentot(1), negerjongen(1), exotisch(2), moslims(2), neger(2), halfbloed(3), negers(1), inlander(3), slaaf(5), gekleurd(1), muzelmannen(1), kaukasisch(3), negerslaven(1), inlandsche(2), berber(1), mongoolsche(1), inboorling(2), historische(3), pygmee(5), mulat(1), mongool(6), indo(2), zigeunerbende(1), indo-europeaans(1), inheems(5), roots(1), wild(1), baboe(1), moslimsche(1), hottentotten(1), indiaan(1), traditioneelen(2), mengras(2), historischen(1), grootste(1), zwartje(1), birma(1), ras(2), afgod(3), volbloedpaard(1), jokjakarta(1), homo(2), westers(1), aziatische(2), demooraten(1), koppensneller(3), barbaar(3), eskimo's(1), negerrijk(1), indolonten(1), misvormden(1), islamiet(2), aapman(1), inheemsch(1), mesties(2), muzelman(1), koppensnellers(1), stam(1), onbeschaafd(2), barbaren(1), dwerg(2), afkomst(1), moor(1), indisch(1), inheemschen(1), slavenschip(1), traditioneel(2), etniciteit(1), stamgenooten(1), halfbloedjes(1), islamieten(1), zigeuners(1), kaffer(2), marrons(1), wereldmoord(1), volbloeden(1), handicap(1), inheemsche(1)</text:p>
          </table:table-cell>
          <table:table-cell office:value-type="string" calcext:value-type="string">
            <text:p>('zjjn', 17), ('zgn', 32), ('gelegenheid', 56), ('kan', 4), ('heelo', 1), ('kunneu', 1), ('ons', 30), ('gelegenbeid', 1), ('hoewol', 1), ('hunno', 4), ('dau', 2), ('hebhen', 2), ('terwgl', 3), ('zfjn', 2), ('huri', 1), ('zuil', 4), ('ziju', 17), ('heb-', 2), ('hnn', 1), ('hetzg', 2), ('de-z', 1), ('znn', 2), ('zqn', 2), ('neeft', 1), ('ziin', 9), ('geeu', 2), ('zai', 3), ('bijsonder', 1), ('heefi', 1), ('biunen', 1), ('ztjn', 2), ('z;jn', 1), ('worde', 2), ('he^ft', 1), ('byna', 2), ('oolc', 1), ('mato', 1), ('zrjn', 2), ('heeffc', 1), ('tijne', 1), ('zijr', 2), ('knnn', 3), ('enlijk', 1), ('heeft-', 1), ('zuli', 1), ('kor-', 1), ('heels', 2), ('verben', 1), ('zjju', 1), ('eoht', 2), ('eijn', 1), ('doeh', 1), ('neuten', 1), ('e^e', 1), ('zulten', 1), ('uog', 1), ('izijn', 2), ('zeh', 1), ('sleoht', 1), ('zyu', 2), ('uiet', 3), ('doeu', 1), ('lieeft', 1), ('gten', 1), ('gevallen', 2), ('zig', 1), ('hehhen', 1), ('hun-', 1), ('looals', 1), ('nienw', 1), ('.was', 1), ('zijm', 1), ('zijri', 1), ('tegenwoordig-', 1), ('-was', 1), ('tydens', 1), ('huu', 1), ('driegen', 1), ('krjjgen', 1), ('vrjj', 1), ('ijven', 1), ('heeit', 1)</text:p>
          </table:table-cell>
          <table:table-cell office:value-type="string" calcext:value-type="string">
            <text:p>zjjn, zgn, gelegenheid, kan, heelo, kunneu, ons, gelegenbeid, hoewol, hunno, dau, hebhen, terwgl, zfjn, huri, zuil, ziju, heb-, hnn, hetzg, de-z, znn, zqn, neeft, ziin, geeu, zai, bijsonder, heefi, biunen, ztjn, z;jn, worde, he^ft, byna, oolc, mato, zrjn, heeffc, tijne, zijr, knnn, enlijk, heeft-, zuli, kor-, heels, verben, zjju, eoht, eijn, doeh, neuten, e^e, zulten, uog, izijn, zeh, sleoht, zyu, uiet, doeu, lieeft, gten, gevallen, zig, hehhen, hun-, looals, nienw, .was, zijm, zijri, tegenwoordig-, -was, tydens, huu, driegen, krjjgen, vrjj, ijven, heeit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38687" calcext:value-type="float">
            <text:p>338687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73831697401564" calcext:value-type="float">
            <text:p>0.67383169740156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51633092958807" calcext:value-type="float">
            <text:p>0.45163309295880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lde(1), traditionele(1), historisch(1), exotisch(1), gemengd(2), indisch(1), islamiet(1), homo(1), mongool(1), halfbloed(1), metis(1)</text:p>
          </table:table-cell>
          <table:table-cell office:value-type="string" calcext:value-type="string">
            <text:p>('kloppen', 5), ('zilvermeeuw', 1), ('ouick', 1), ('excelsior', 3), ('rch', 1), ('lfc', 1)</text:p>
          </table:table-cell>
          <table:table-cell office:value-type="string" calcext:value-type="string">
            <text:p>kloppen, zilvermeeuw, ouick, excelsior, rch, lfc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1665" calcext:value-type="float">
            <text:p>341665</text:p>
          </table:table-cell>
          <table:table-cell office:value-type="float" office:value="12" calcext:value-type="float">
            <text:p>1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911556752996043" calcext:value-type="float">
            <text:p>0.91155675299604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51633092958807" calcext:value-type="float">
            <text:p>0.45163309295880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ditionele(1), aziatisch(1), koelie(1), homo(1), inuit(1), historisch(1), zigeuners(1), indo-europeaan(1), moslim(2), moslims(1), indische(1)</text:p>
          </table:table-cell>
          <table:table-cell office:value-type="string" calcext:value-type="string">
            <text:p>('orw', 1), ('v/i', 1), ('iini', 1), ('iss', 1), ('sys', 1), ('r-f', 1), ('hiv', 1), ('sva', 1), ('raas', 1), ('mmm', 1), ('diti', 1), ('jic', 1)</text:p>
          </table:table-cell>
          <table:table-cell office:value-type="string" calcext:value-type="string">
            <text:p>orw, v/i, iini, iss, sys, r-f, hiv, sva, raas, mmm, diti, jic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1930" calcext:value-type="float">
            <text:p>341930</text:p>
          </table:table-cell>
          <table:table-cell office:value-type="float" office:value="130" calcext:value-type="float">
            <text:p>130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426872613912873" calcext:value-type="float">
            <text:p>0.426872613912873</text:p>
          </table:table-cell>
          <table:table-cell office:value-type="float" office:value="0.776923076923077" calcext:value-type="float">
            <text:p>0.776923076923077</text:p>
          </table:table-cell>
          <table:table-cell office:value-type="float" office:value="0.463485839426239" calcext:value-type="float">
            <text:p>0.463485839426239</text:p>
          </table:table-cell>
          <table:table-cell office:value-type="float" office:value="0.0307692307692308" calcext:value-type="float">
            <text:p>0.0307692307692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esman(1), inheems(3), indo-europeaan(5), knecht(2), traditionele(13), kokkie(2), gemengde(1), afkomst(1), exotisch(1), negerslaven(3), islamiet(2), pygmee(5), historische(2), gemengd(4), marron(4), achtergrond(8), aziatisch(3), historisch(10), bediende(1), barbarlje(1), inheemse(4), dwerggroei(2), indo(3), traditionele'(1), blank(1), metis(1), exotische(2), barbaren(2), homo(2), ras(1), gekleurde(1), grootste(1), muzelman(1), helmlna'marron(2), mesties(1), ontdekken(1), inlandsche(4), koppensneller(1), koelie(1), eskimo's(1), onbeschaafd(2), slavenschip(2), zigeuners(2), muzelmannen(1), mulat(1), inlander(1), inuit(1), moslims(2), berber(2), inheemsche(1), moslim(2), afgod(1), mongool(1), moor(2), dwergen(1), negerrijk(1), misvormden(1), barbaar(1)</text:p>
          </table:table-cell>
          <table:table-cell office:value-type="string" calcext:value-type="string">
            <text:p>('leo', 5), ('jozef', 3), ('encycliek', 2), ('bezoeken', 36), ('dichter', 10), ('auteur', 7), ('vaticaansch', 1), ('concilie', 4), ('paus', 9), ('clerus', 8), ('multatuli', 6), ('excursie', 2), ('geestelijkheid', 1), ('wilhelmus', 2), ('boottocht', 1), ('rondvaart', 1), ('consistorie', 1), ('patriarch', 1), ('uitstapje', 2), ('zaligverklaring', 1), ('kardinaal', 6), ('refrein', 1), ('onbevlekt', 1), ('pausen', 3), ('huet', 1), ('pontificaat', 4), ('pius', 5), ('pauselijk', 4), ('bruiloft', 1), ('dichten', 1), ('volkslied', 3), ('potgieter', 1), ('vermaard', 6), ('studiereis', 1), ('priest', 2), ('mathematicus', 1), ('sonnet', 1), ('gezang', 1), ('fragment', 2), ('univers', 1), ('primaat', 1), ('favier', 1), ('geboorteplaats', 1), ('priesterschap', 1), ('valerius', 1), ('priesterlijk', 1), ('dankgebed', 1), ('geboortig', 1), ('regeeringsjubileum', 1), ('officium', 1), ('psalm', 1), ('biechtvader', 1), ('aquino', 1)</text:p>
          </table:table-cell>
          <table:table-cell office:value-type="string" calcext:value-type="string">
            <text:p>leo, jozef, encycliek, bezoeken, dichter, auteur, vaticaansch, concilie, paus, clerus, multatuli, excursie, geestelijkheid, wilhelmus, boottocht, rondvaart, consistorie, patriarch, uitstapje, zaligverklaring, kardinaal, refrein, onbevlekt, pausen, huet, pontificaat, pius, pauselijk, bruiloft, dichten, volkslied, potgieter, vermaard, studiereis, priest, mathematicus, sonnet, gezang, fragment, univers, primaat, favier, geboorteplaats, priesterschap, valerius, priesterlijk, dankgebed, geboortig, regeeringsjubileum, officium, psalm, biechtvader, aquino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1870" calcext:value-type="float">
            <text:p>341870</text:p>
          </table:table-cell>
          <table:table-cell office:value-type="float" office:value="121" calcext:value-type="float">
            <text:p>121</text:p>
          </table:table-cell>
          <table:table-cell office:value-type="float" office:value="0.173553719008264" calcext:value-type="float">
            <text:p>0.173553719008264</text:p>
          </table:table-cell>
          <table:table-cell office:value-type="float" office:value="0.64229096509589" calcext:value-type="float">
            <text:p>0.64229096509589</text:p>
          </table:table-cell>
          <table:table-cell office:value-type="float" office:value="0.776859504132231" calcext:value-type="float">
            <text:p>0.776859504132231</text:p>
          </table:table-cell>
          <table:table-cell office:value-type="float" office:value="0.468948502263077" calcext:value-type="float">
            <text:p>0.468948502263077</text:p>
          </table:table-cell>
          <table:table-cell office:value-type="float" office:value="0.0495867768595041" calcext:value-type="float">
            <text:p>0.04958677685950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ukasisch(2), indo(1), barbaren(3), moslims(1), moslim(8), eskimo(2), misvormden(2), moor(1), ontdekken(1), historisch(4), bosneger(1), zigeuner(1), westers(1), slaven'(1), achtergrond(6), afkomst(4), ras(1), zigeunermuziek(2), historische(2), muzelman(1), senaatsbediende(1), inheems'che(2), afgod(1), meesterknecht(1), inuit(1), dwergeu(1), volbloed(3), koppensnellers(2), knecht(1), slaven(1), roots(3), marron(7), aapman(1), metis(2), queer(1), barbaar'sche(1), homo(1), lilliputters(1), page(2), negerslaven(2), berber(1), gemengd(1), barbarlje(1), boesman(1), aziatische(1), slavenschip(2), bedienden(1), zigeuners(1), hottentotten(1), hottentottenstam(1), mesties(2), traditionele(4), lilliputter(1), blank(1), inheems(2), neger(1), slaaf(2), zimbabwe(1), dwerggroei(1), negerrijk(1), indo-europeaan(1), inboorling(1), indiaan(1), inheemse(2), indiaans(1), aziatisch(1), dwerg(1), exotisch(1), kwinti(1), barbaar(1), handicap(1), volbloed'(1), moslimsche(1)</text:p>
          </table:table-cell>
          <table:table-cell office:value-type="string" calcext:value-type="string">
            <text:p>('potsdam', 1), ('koning', 40), ('brun', 1), ('anita', 1), ('boudewijn', 1), ('engelschman', 7), ('franschman', 3), ('jim', 4), ('duval', 1), ('lynne', 1), ('raymond', 1), ('thurn', 2), ('eduard', 1), ('clovis', 1), ('weimar', 2), ('groothertog', 1), ('duitscher', 11), ('wilhelm', 8), ('hongaar', 2), ('kroonprinses', 2), ('hertog', 5), ('alfons', 2), ('dominique', 1), ('holstein', 2), ('soestdijk', 1), ('leopold', 1), ('germain', 1), ('priu', 1), ('italiaan', 5), ('zola', 2), ('hertogin', 2), ('vic', 3), ('rue', 1), ('trianon', 1), ('jonathan', 1), ('anjou', 1), ('mecklenburg', 1), ('stadhouder', 1), ('daudet', 1), ('bobby', 1), ('alexander', 2), ('nabob', 1), ('waldeck', 2), ('neuwied', 1)</text:p>
          </table:table-cell>
          <table:table-cell office:value-type="string" calcext:value-type="string">
            <text:p>potsdam, koning, brun, anita, boudewijn, engelschman, franschman, jim, duval, lynne, raymond, thurn, eduard, clovis, weimar, groothertog, duitscher, wilhelm, hongaar, kroonprinses, hertog, alfons, dominique, holstein, soestdijk, leopold, germain, priu, italiaan, zola, hertogin, vic, rue, trianon, jonathan, anjou, mecklenburg, stadhouder, daudet, bobby, alexander, nabob, waldeck, neuwied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38217" calcext:value-type="float">
            <text:p>338217</text:p>
          </table:table-cell>
          <table:table-cell office:value-type="float" office:value="38" calcext:value-type="float">
            <text:p>3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558050065175839" calcext:value-type="float">
            <text:p>0.558050065175839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471331120014594" calcext:value-type="float">
            <text:p>0.471331120014594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ron(3), wild(1), traditioneel(1), aziatische(2), achtergrond(5), zwartjes(1), roots(1), historisch(4), volbloed(1), hottentotten(2), zwartje(1), mulat(1), wilde(1), zigeuner(1), aziatisch(1), queer(1), historischen(1), page(1), historische(1), indische(1), exotisch(2), marrons(1), afkomst(1), gemengd(1), knecht(1), traditionele(1)</text:p>
          </table:table-cell>
          <table:table-cell office:value-type="string" calcext:value-type="string">
            <text:p>('kraal', 3), ('brielsche', 1), ('bont', 8), ('schoolmeesters', 1), ('friesch', 7), ('muis', 4), ('bonte', 3), ('blauwen', 1), ('schoolmeester', 2), ('jam', 1), ('thomassen', 1), ('dokkumer', 1), ('westlandsche', 1), ('friescho', 1), ('blauwe', 1), ('hamburger', 1), ('friesche', 1), ('eriesch', 1)</text:p>
          </table:table-cell>
          <table:table-cell office:value-type="string" calcext:value-type="string">
            <text:p>kraal, brielsche, bont, schoolmeesters, friesch, muis, bonte, blauwen, schoolmeester, jam, thomassen, dokkumer, westlandsche, friescho, blauwe, hamburger, friesche, eriesch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1829" calcext:value-type="float">
            <text:p>341829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82130649694475" calcext:value-type="float">
            <text:p>0.582130649694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75807926793328" calcext:value-type="float">
            <text:p>0.4758079267933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ron(2), achtergrond(2), dwerg(2), hottentottenstam(1), moslims(1), aziatisch(1), pygmee(1), gemengd(2), lesbisch(1), afkomst(1), slaaf(1), galeislaven(1)</text:p>
          </table:table-cell>
          <table:table-cell office:value-type="string" calcext:value-type="string">
            <text:p>('rev', 1), ('vov', 1), ('aag', 2), ('apm', 1), ('tinn', 1), ('lfi', 1), ('lre', 1), ('ura', 1), ('umin', 1), ('lail', 1), ('ocfc', 1), ('oos', 1), ('lala', 1), ('nad', 1), ('vyn', 1)</text:p>
          </table:table-cell>
          <table:table-cell office:value-type="string" calcext:value-type="string">
            <text:p>rev, vov, aag, apm, tinn, lfi, lre, ura, umin, lail, ocfc, oos, lala, nad, vyn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6144" calcext:value-type="float">
            <text:p>336144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81937299952142" calcext:value-type="float">
            <text:p>0.8193729995214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75807926793328" calcext:value-type="float">
            <text:p>0.4758079267933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storisch(1), dwerggroei(1), inheems(1), dwerg(1), kaffer(1), onbeschaafd(1), traditionele(1), moslimsohe(1), marron(1), inuit(1), berber(1), slaven(1), queer(1), muzelman(1), knecht(1), indisch(1)</text:p>
          </table:table-cell>
          <table:table-cell office:value-type="string" calcext:value-type="string">
            <text:p>('wile', 1), ('uut', 1), ('jaan', 1), ('gao', 1), ('ies', 1), ('daor', 1), ('gung', 1), ('laand', 1), ('waer', 1), ('zaten', 1), ('deern', 1), ('auw', 1), ('oez', 1), ('duch', 1), ('hoes', 1), ('vot', 1)</text:p>
          </table:table-cell>
          <table:table-cell office:value-type="string" calcext:value-type="string">
            <text:p>wile, uut, jaan, gao, ies, daor, gung, laand, waer, zaten, deern, auw, oez, duch, hoes, vot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1180" calcext:value-type="float">
            <text:p>341180</text:p>
          </table:table-cell>
          <table:table-cell office:value-type="float" office:value="524" calcext:value-type="float">
            <text:p>524</text:p>
          </table:table-cell>
          <table:table-cell office:value-type="float" office:value="0.183206106870229" calcext:value-type="float">
            <text:p>0.183206106870229</text:p>
          </table:table-cell>
          <table:table-cell office:value-type="float" office:value="0.512900406567765" calcext:value-type="float">
            <text:p>0.512900406567765</text:p>
          </table:table-cell>
          <table:table-cell office:value-type="float" office:value="0.770992366412214" calcext:value-type="float">
            <text:p>0.770992366412214</text:p>
          </table:table-cell>
          <table:table-cell office:value-type="float" office:value="0.481218560283572" calcext:value-type="float">
            <text:p>0.481218560283572</text:p>
          </table:table-cell>
          <table:table-cell office:value-type="float" office:value="0.0458015267175573" calcext:value-type="float">
            <text:p>0.04580152671755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done(1), achtergrond(27), traditionele(27), baboe(2), tovenaars(1), aziatisch(26), barbaren(6), mulat(2), moslim(23), indo-europeaan(30), zigeunermuziek(2), eenhistorisch(1), ontdekken(8), inboorlingen(1), negers(2), inheems(25), negerslaven(11), gemengd(15), historisch(22), aziatische(6), exotisch(8), neger(6), onbeschaafd(4), mongool(4), marron(14), moslims(7), westers(1), zwartje(5), inuit(4), metis(3), bedienden(1), blank(3), indische(2), slaven(4), traditioneel(7), koelie(6), islamiet(8), zigeuners(2), inlander(6), tovenaar(2), halfbloed(4), dwerggroei(10), volkstammen(1), zigeuner(3), inlanders(2), koppensnellers(2), koppensneller(3), berber(5), afgodendienst(1), historische(5), eskimo's(3), indiaans(1), dwerg(3), kokkie(5), slavenhandel(1), inheemsche(3), barbaar(7), kaffers(2), indo(5), gekleurde(2), afkomst(3), lilliputter(4), medicijnman(4), kaukasisch(2), mengras(2), medicijnmannen(1), mongoolsche(1), inboorling(1), misvormden(4), inheems'che(2), primitief(3), pygmee(3), aboriginal(2), historischen(2), inheemse(4), slavenschip(2), lilliputters(2), barbaarschheid(1), verraste(1), bosneger(2), slaaf(8), muzelman(4), baboes(1), roots(3), rassen(1), moslimsche(2), marron'(1), mesties(2), gekleurd(3), knecht(1), ras(3), indischen(1), homo(3), marrons(2), wild(2), indo's(1), mohemmedaan(1), queer(2), kaffer(4), dwergen(1), inheemsen(1), hottentotten(1), volbloed(1), bediende(2), mulatten(1), hottentot(2), bosnegers(1), indisch(1), afgod(3), jakarta(1), handicap(3), lesbisch(2), indiaansch(1), inlandsche(2), negercultuur(1), indiaan(1), batavia(1), page(1), moor(1), onbeschaafdheid(1), inheemschen(1)</text:p>
          </table:table-cell>
          <table:table-cell office:value-type="string" calcext:value-type="string">
            <text:p>('optreden', 43), ('denkbeeld', 14), ('verzet', 10), ('bevreesd', 1), ('samenwerken', 5), ('element', 16), ('vrees', 13), ('gelukkig', 31), ('samenwerking', 14), ('kennen', 112), ('denken', 112), ('contact', 9), ('activiteit', 4), ('dezulken', 4), ('volhouden', 3), ('ontmoedigen', 1), ('almeer', 1), ('voorgoed', 5), ('probeeren', 2), ('voorspellen', 3), ('protesteren', 6), ('waarschuwing', 8), ('ideologisch', 1), ('voeling', 1), ('bewaarheid', 2), ('voorspelling', 2), ('eendrachtig', 2), ('staatkundig', 7), ('zelv', 1), ('beweegreden', 2), ('volksgroep', 2), ('abuis', 2), ('overwinnen', 9), ('loven', 7), ('critiseert', 1), ('gewetensvrijheid', 1), ('vergissen', 3), ('zeiven', 5), ('koesteren', 9), ('afzijdig', 4), ('overdreven', 9), ('bedreiging', 2), ('toetssteen', 1), ('meedoen', 5), ('afweten', 4), ('veilig', 13), ('dwarsbomen', 1), ('houtje', 2), ('waarlijk', 12), ('beseffen', 10), ('allermoeilijkst', 1), ('onwaar', 2), ('binding', 3), ('opdringen', 2), ('benieuwd', 1), ('kneveling', 1), ('kwaadschik', 1), ('scheev', 2), ('buitenstaander', 1), ('//voor', 1), ('protesteeren', 2), ('onnauwkeurig', 1), ('onbegrijpelijk', 5), ('grieven', 4), ('terugschrikken', 1), ('benijdenswaardig', 2), ('altoos', 1), ('critiseeren', 1), ('kritiseren', 1), ('terughouding', 1), ('zwichten', 2), ('vermeend', 1), ('onderschatting', 1), ('rekenschap', 2), ('huiverig', 1), ('uitlokken', 1), ('onzakelijk', 1), ('samengaan', 2), ('staatsbeleid', 1), ('welbewust', 1), ('becritiseerd', 1), ('gepast', 1), ('rechtvaardiging', 3), ('ontkenning', 1), ('geloofsvrijheid', 1), ('benijdenswaard', 1), ('gelijkgezind', 1), ('onbewezen', 1), ('kwalificatie', 1), ('levensrecht', 1), ('beklag', 1), ('welgevallen', 1), ('onbetrouwbaarheid', 1), ('terughoudendheid', 1), ('beloften', 1), ('foutief', 1), ('staatsmacht', 1), ('dreigement', 2), ('negeren', 1), ('volksgevoel', 1), ('opmerkzaam', 1), ('voorteeken', 1), ('aaneensluit', 1), ('bestrijder', 1)</text:p>
          </table:table-cell>
          <table:table-cell office:value-type="string" calcext:value-type="string">
            <text:p>optreden, denkbeeld, verzet, bevreesd, samenwerken, element, vrees, gelukkig, samenwerking, kennen, denken, contact, activiteit, dezulken, volhouden, ontmoedigen, almeer, voorgoed, probeeren, voorspellen, protesteren, waarschuwing, ideologisch, voeling, bewaarheid, voorspelling, eendrachtig, staatkundig, zelv, beweegreden, volksgroep, abuis, overwinnen, loven, critiseert, gewetensvrijheid, vergissen, zeiven, koesteren, afzijdig, overdreven, bedreiging, toetssteen, meedoen, afweten, veilig, dwarsbomen, houtje, waarlijk, beseffen, allermoeilijkst, onwaar, binding, opdringen, benieuwd, kneveling, kwaadschik, scheev, buitenstaander, //voor, protesteeren, onnauwkeurig, onbegrijpelijk, grieven, terugschrikken, benijdenswaardig, altoos, critiseeren, kritiseren, terughouding, zwichten, vermeend, onderschatting, rekenschap, huiverig, uitlokken, onzakelijk, samengaan, staatsbeleid, welbewust, becritiseerd, gepast, rechtvaardiging, ontkenning, geloofsvrijheid, benijdenswaard, gelijkgezind, onbewezen, kwalificatie, levensrecht, beklag, welgevallen, onbetrouwbaarheid, terughoudendheid, beloften, foutief, staatsmacht, dreigement, negeren, volksgevoel, opmerkzaam, voorteeken, aaneensluit, bestrijder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1632" calcext:value-type="float">
            <text:p>341632</text:p>
          </table:table-cell>
          <table:table-cell office:value-type="float" office:value="68" calcext:value-type="float">
            <text:p>68</text:p>
          </table:table-cell>
          <table:table-cell office:value-type="float" office:value="0.161764705882353" calcext:value-type="float">
            <text:p>0.161764705882353</text:p>
          </table:table-cell>
          <table:table-cell office:value-type="float" office:value="0.721690413380914" calcext:value-type="float">
            <text:p>0.721690413380914</text:p>
          </table:table-cell>
          <table:table-cell office:value-type="float" office:value="0.779411764705882" calcext:value-type="float">
            <text:p>0.779411764705882</text:p>
          </table:table-cell>
          <table:table-cell office:value-type="float" office:value="0.486525956395341" calcext:value-type="float">
            <text:p>0.48652595639534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icap(2), afkomst(1), marron(5), aziatisch(2), historisch(1), kaffer(3), kafferhoofdman(1), afgod(1), kokkie(1), traditionele(6), hottentotten(1), gekleurd(2), ontdekken(1), indo(1), aziatische(1), neger(1), slavenschip(1), barbaren(1), moslim(1), achtergrond(6), gemengd(3), halfbloed(1), bediende(2), pygmee(1), page(2), roots(2), zigeunermuziek(1), misvormden(1), indiaan(1), slaven(2), homo(1), queer(1), mulat(1), westers(2), dwerggroei(1), exotisch(1), stam(1), metis(1), kaukasisch(1), negerslaven(1), zwartje(1), koppensneller(1)</text:p>
          </table:table-cell>
          <table:table-cell office:value-type="string" calcext:value-type="string">
            <text:p>('paul', 12), ('hans', 6), ('sarah', 1), ('corrie', 2), ('denys', 1), ('max', 4), ('peter', 11), ('gabriel', 5), ('rudolf', 1), ('otto', 5), ('georg', 3), ('bernard', 2), ('alex', 1), ('fritz', 1), ('josef', 1), ('michael', 3), ('hess', 1), ('albani', 1), ('benoit', 1), ('jannings', 1), ('theodoor', 1), ('daniel', 1), ('theo', 1), ('gonda', 1), ('velasquez', 1), ('ibsen', 1), ('redon', 1), ('juliette', 1)</text:p>
          </table:table-cell>
          <table:table-cell office:value-type="string" calcext:value-type="string">
            <text:p>paul, hans, sarah, corrie, denys, max, peter, gabriel, rudolf, otto, georg, bernard, alex, fritz, josef, michael, hess, albani, benoit, jannings, theodoor, daniel, theo, gonda, velasquez, ibsen, redon, juliette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0015" calcext:value-type="float">
            <text:p>340015</text:p>
          </table:table-cell>
          <table:table-cell office:value-type="float" office:value="81" calcext:value-type="float">
            <text:p>81</text:p>
          </table:table-cell>
          <table:table-cell office:value-type="float" office:value="0.209876543209876" calcext:value-type="float">
            <text:p>0.209876543209876</text:p>
          </table:table-cell>
          <table:table-cell office:value-type="float" office:value="0.306814029981456" calcext:value-type="float">
            <text:p>0.30681402998145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487322713276162" calcext:value-type="float">
            <text:p>0.487322713276162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lfbloed(2), kokkie(2), primitief(2), knecht(3), hottentot(1), etniciteit(1), moslim(2), lilliputter(1), bedienden(1), gemengd(3), indisch(1), historisch(3), aziatisch(7), page(2), marron(6), pygmee(1), handicap(1), slaaf(1), neger(1), roots(2), indo(1), indo-europeaan(2), dwerggroei(2), zwartje(1), volbloed(2), westers(1), queer(1), zigeuner(1), handicapper(1), muzelmansche(1), tovenaar(1), grootsch(1), koppensneller(1), traditionele(1), inheems(1), historische(1), gay(1), achtergrond(3), exotisch(1), mesties(2), mulat(1), slaven(1), aboriginal(1), slavenschip(1), afgod(1), barbaar(2), negerslaven(1), mongool(1), baboe(1), queertitle(1), dwerg(1)</text:p>
          </table:table-cell>
          <table:table-cell office:value-type="string" calcext:value-type="string">
            <text:p>('il', 2), ('sui', 2), ('us', 2), ('faut', 1), ('mise', 1), ('non', 8), ('neut', 1), ('lui', 9), ('les', 10), ('peu', 1), ('ses', 1), ('roi', 1), ('ans', 2), ('font', 1), ('aien', 2), ('ces', 3), ('son', 2), ('vie', 3), ("j'y", 1), ('mots', 1), ('faisant', 1), ('pendant', 1), ("c'est", 1), ('jeune', 1), ('soit', 1), ('tout', 1), ('mennen', 3), ('rage', 1), ('fut', 1), ('lait', 1), ('rant', 1), ('mon', 4), ('tes', 1), ('vive', 1), ('esprit', 1), ('vou', 1), ('notr', 1), ('temp', 1), ('mort', 2), ('ri', 1), ('gilet', 1), ('dater', 1), ('terre', 1), ('fil', 1), ('cour', 1)</text:p>
          </table:table-cell>
          <table:table-cell office:value-type="string" calcext:value-type="string">
            <text:p>il, sui, us, faut, mise, non, neut, lui, les, peu, ses, roi, ans, font, aien, ces, son, vie, j'y, mots, faisant, pendant, c'est, jeune, soit, tout, mennen, rage, fut, lait, rant, mon, tes, vive, esprit, vou, notr, temp, mort, ri, gilet, dater, terre, fil, cour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1021" calcext:value-type="float">
            <text:p>34102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511510082853305" calcext:value-type="float">
            <text:p>0.511510082853305</text:p>
          </table:table-cell>
          <table:table-cell office:value-type="float" office:value="0.8" calcext:value-type="float">
            <text:p>0.8</text:p>
          </table:table-cell>
          <table:table-cell office:value-type="float" office:value="0.494271784814219" calcext:value-type="float">
            <text:p>0.4942717848142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storischen(1), traditionele(2), inheems'che(2), bosneger(1), gemengd(3), homo(1), neger(1), queer(1), medicijnman(1), marron(1), moslim(1), inheemschen(2), achtergrond(1), muzelman(1), barbaren(1)</text:p>
          </table:table-cell>
          <table:table-cell office:value-type="string" calcext:value-type="string">
            <text:p>('stt', 1), ('snn', 2), ('u-v', 1), ('ijlt', 1), ('irc', 1), ('jjg', 1), ('mti', 2), ('ifr', 1), ('jollen', 2), ('ust', 1), ('jst', 1), ('ntr', 1), ('ltr', 1), ('rss', 1), ('antie', 1), ('o.i', 1), ('fij', 1), ('jnl', 1)</text:p>
          </table:table-cell>
          <table:table-cell office:value-type="string" calcext:value-type="string">
            <text:p>stt, snn, u-v, ijlt, irc, jjg, mti, ifr, jollen, ust, jst, ntr, ltr, rss, antie, o.i, fij, jnl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1465" calcext:value-type="float">
            <text:p>34146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736432675846833" calcext:value-type="float">
            <text:p>0.736432675846833</text:p>
          </table:table-cell>
          <table:table-cell office:value-type="float" office:value="0.8" calcext:value-type="float">
            <text:p>0.8</text:p>
          </table:table-cell>
          <table:table-cell office:value-type="float" office:value="0.494271784814219" calcext:value-type="float">
            <text:p>0.494271784814219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htergrond(2), gekleurde(1), aziatisch(1), indo-europeaan(3), halfbloed(1), muzelmannen(1), mesties(2), baboe(2), moslims(1), medicijnman(1), ontdekken(1), barbaar'sche(1), kokkie(2), baboes(1)</text:p>
          </table:table-cell>
          <table:table-cell office:value-type="string" calcext:value-type="string">
            <text:p>('bin', 1), ('moh', 1), ('pav', 1), ('huisjongen', 3), ('noer', 1), ('sinjo', 2), ('kokki', 1), ('njonja', 2), ('vendu', 2), ('arabi', 1), ('pik', 2), ('kadi', 1), ('sri', 1), ('sariman', 1)</text:p>
          </table:table-cell>
          <table:table-cell office:value-type="string" calcext:value-type="string">
            <text:p>bin, moh, pav, huisjongen, noer, sinjo, kokki, njonja, vendu, arabi, pik, kadi, sri, sariman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188" calcext:value-type="float">
            <text:p>341188</text:p>
          </table:table-cell>
          <table:table-cell office:value-type="float" office:value="280" calcext:value-type="float">
            <text:p>280</text:p>
          </table:table-cell>
          <table:table-cell office:value-type="float" office:value="0.175" calcext:value-type="float">
            <text:p>0.175</text:p>
          </table:table-cell>
          <table:table-cell office:value-type="float" office:value="0.659046623607059" calcext:value-type="float">
            <text:p>0.659046623607059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494903304176671" calcext:value-type="float">
            <text:p>0.494903304176671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ditionele(15), berber(2), blanke(2), afkomst(2), boesman(3), inheems(5), afgod(2), achtergrond(16), aziatisch(14), koppensnellers(2), dwerggroei(20), lesbisch(1), marron(8), hottentot(3), indischen(1), primitief(3), moslim(10), misvormden(3), negerslaven(2), stam(1), indo-europeaan(13), neger(3), knecht(2), gemengd(8), gekleurd(2), inboorlingen(1), historische(1), bedienden(1), ontdekken(4), bediende(4), baboe(1), eskimo's(7), historisch(5), wilde(1), barbaren(1), mulat(2), slaaf(4), homo(1), traditioneel(3), marrons(2), indo(1), negercultuur(2), kaffer(3), moor(1), meesterknecht(1), zigeuners(2), dwergeu(1), blank(1), handicap(3), hottentotten(1), ras(1), gemengden(1), traditioneelen(1), en'marron(1), inuit(2), muzelman(2), historischen(1), wild(2), mengras(1), koppensneller(6), kaukasisch(2), indiaan(1), aziatische(3), pygmee(1), westers(1), lilliputter(2), indisch(1), page(2), eskimo(3), inheemse(2), demooraten(1), mongool(2), inlander(1), bosneger(2), dwergen(2), gekleurde(1), onbeschaafd(1), slavenschip(2), eskimobediende(1), mesties(3), muzelmannen(1), koelie(1), lilliputters(1), stamgenoot(1), mulattin(1), volbloed(1), hottentottenstam(1), halfbloed(1), zwartje(2), medicijnman(1), dwerg(4), stammen(1), inlandsche(1), zigeunermuziek(2), groothistorische(1), zimbabwe(1), bataviasche(1), koelies(1), etniciteit(1), moslims(1), kokkie(1), metis(1), exotisch(1), onbeschaafdheid(1), tovenaar(1), wereldmoord(1)</text:p>
          </table:table-cell>
          <table:table-cell office:value-type="string" calcext:value-type="string">
            <text:p>('dragen', 73), ('bar', 6), ('hersenschudding', 1), ('brandwond', 1), ('hevig', 16), ('koud', 10), ('zwaar', 49), ('dwerg', 29), ('inwendig', 8), ('buitenlucht', 1), ('warm', 21), ('kneuzen', 1), ('hartelust', 2), ('levensgevaarlijk', 2), ('schedel', 4), ('lichaamsdeel', 1), ('lente', 5), ('doorkomen', 2), ('wond', 3), ('regen', 5), ('woeden', 8), ('koude', 3), ('warmte', 5), ('ader', 4), ('linkerarm', 2), ('bekomen', 4), ('wonde', 2), ('begunstigen', 2), ('medenemen', 1), ('bekwamen', 3), ('druilerig', 1), ('letsel', 1), ('onderarm', 1), ('ongebruikt', 3), ('verwond', 1), ('aderen', 1), ('verwonden', 7), ('slagader', 2), ('sleutelbeen', 1), ('achterhoofd', 1), ('bloeden', 3), ('kneuzing', 1), ('oplopen', 1), ('ontlasten', 2), ('toebracht', 1), ('messteek', 2), ('dierenwereld', 2), ('snede', 1), ('zeldzaamheid', 2), ('verwonding', 2), ('speling', 3), ('zomerhitte', 1), ('atmosfeer', 3), ('warmen', 1), ('onderlijf', 1), ('schedelbreuk', 1), ('bui', 1), ('kogelwond', 1), ('gezwoll', 2)</text:p>
          </table:table-cell>
          <table:table-cell office:value-type="string" calcext:value-type="string">
            <text:p>dragen, bar, hersenschudding, brandwond, hevig, koud, zwaar, dwerg, inwendig, buitenlucht, warm, kneuzen, hartelust, levensgevaarlijk, schedel, lichaamsdeel, lente, doorkomen, wond, regen, woeden, koude, warmte, ader, linkerarm, bekomen, wonde, begunstigen, medenemen, bekwamen, druilerig, letsel, onderarm, ongebruikt, verwond, aderen, verwonden, slagader, sleutelbeen, achterhoofd, bloeden, kneuzing, oplopen, ontlasten, toebracht, messteek, dierenwereld, snede, zeldzaamheid, verwonding, speling, zomerhitte, atmosfeer, warmen, onderlijf, schedelbreuk, bui, kogelwond, gezwoll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1956" calcext:value-type="float">
            <text:p>341956</text:p>
          </table:table-cell>
          <table:table-cell office:value-type="float" office:value="132" calcext:value-type="float">
            <text:p>132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.222698135036374" calcext:value-type="float">
            <text:p>0.222698135036374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508080892544783" calcext:value-type="float">
            <text:p>0.508080892544783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done(1), indo(2), transport(1), moslimsohe(1), inheems(8), halfbloed(2), aziatisch(8), slaven(2), eskimo(4), traditionele(2), achtergrond(4), negercultuur(1), eenhistorisch(1), wilde(1), knecht(2), negerslaven(3), blank(1), historisch(9), knechts(1), muzelmannen(1), kaukasisch(1), primitief(2), inlandsche(2), dwerggroei(1), gemengd(2), page(2), moslim(4), mengras(1), berber(1), aziatische(1), pygmee(1), slaaf(2), barbaren(1), medicijnman(2), afgod(4), homo(1), afkomst(2), gemengden(1), neger(1), marron(4), marrons(3), zwartje(1), roots(1), queer(1), slavenschip(2), kokkie(1), inheemse(1), koppensneller(2), hottentot(1), traditioneel(2), koelie(1), mulat(2), indiaan(2), eskimo's(3), islamiet(1), indo-europeaan(3), hottentottenstam(1), inheemsche(1), inlanders(1), batavia(1), inheemsebe(1), koppensnellers(1), lesbische(1), inheems'che(1), indische(1), gekleurd(1), boesman(1), moor(1), volbloed'(1), barbaar(1)</text:p>
          </table:table-cell>
          <table:table-cell office:value-type="string" calcext:value-type="string">
            <text:p>('regoering', 1), ('hom', 10), ('onzer', 23), ('regeeriag', 2), ('rogeering', 1), ('lemand', 2), ('el', 3), ('niet^', 1), ('meester', 22), ('navolgen', 6), ('volgena', 2), ('ilij', 4), ('mensob', 1), ('hijl', 1), ('begeering', 3), ('wien', 15), ('daii', 1), ('hfl', 1), ('w\\j', 1), ('hi.i', 1), ('tolgens', 1), ('belpen', 2), ('prakken', 3), ('.houden', 1), ('regee', 2), ('leken', 1), ('regeenng', 1), ('hrj', 2), ('haaf', 2), ('liij', 2), ('h\\j', 2), ('geering', 1), ('volgons', 2), ('zgen', 1), ('heken', 1), ('regeerlng', 1), ('basta', 1), ('biy', 1), ('ihij', 1), ('.haar', 1), ('zoggen', 2), ('haar-', 1), ('volgeus', 1), ('ele', 1), ('lnj', 1), ('genen', 1), ('eeid', 1), ('zgde', 1)</text:p>
          </table:table-cell>
          <table:table-cell office:value-type="string" calcext:value-type="string">
            <text:p>regoering, hom, onzer, regeeriag, rogeering, lemand, el, niet^, meester, navolgen, volgena, ilij, mensob, hijl, begeering, wien, daii, hfl, w\j, hi.i, tolgens, belpen, prakken, .houden, regee, leken, regeenng, hrj, haaf, liij, h\j, geering, volgons, zgen, heken, regeerlng, basta, biy, ihij, .haar, zoggen, haar-, volgeus, ele, lnj, genen, eeid, zgde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1363" calcext:value-type="float">
            <text:p>341363</text:p>
          </table:table-cell>
          <table:table-cell office:value-type="float" office:value="80" calcext:value-type="float">
            <text:p>8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03831283714942" calcext:value-type="float">
            <text:p>0.503831283714942</text:p>
          </table:table-cell>
          <table:table-cell office:value-type="float" office:value="0.775" calcext:value-type="float">
            <text:p>0.775</text:p>
          </table:table-cell>
          <table:table-cell office:value-type="float" office:value="0.511675631699559" calcext:value-type="float">
            <text:p>0.511675631699559</text:p>
          </table:table-cell>
          <table:table-cell office:value-type="float" office:value="0.0375" calcext:value-type="float">
            <text:p>0.03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icijnman(1), inheems(5), aziatisch(14), marron(5), handicap(1), ontdekken(2), kaffer(1), historisch(3), kaukasisch(2), indo-europeaan(3), eskimo's(1), traditioneel(1), berber(2), achtergrond(4), inboorling(2), ras(1), neger(1), indisch(1), afkomst(1), dwerggroei(1), pygmee(1), traditionele(5), aziatische(2), barbaren(2), slaven(2), koppensneller(2), inuit(1), slavenschip(1), bosneger(1), inheemsen(1), bediende(1), moslim(2), inheemschen(1), volbloedras(1), inheemse(1), mesties(1), mongool(1), negerslaven(1), eskimo(1)</text:p>
          </table:table-cell>
          <table:table-cell office:value-type="string" calcext:value-type="string">
            <text:p>('doelen', 8), ('eskader', 3), ('vliegtuig', 11), ('vloot', 17), ('kanonneerboot', 2), ('oorlogsvloot', 3), ('battery', 1), ('wateren', 5), ('port-au-prince', 1), ('zeeslag', 1), ('admiraalschip', 1), ('torpedojager', 2), ('gelande', 1), ('bom', 7), ('dock', 1), ('oorlogsschip', 5), ('treffer', 1), ('poolstreek', 2), ('kruistocht', 3), ('schiphol', 1), ('luchthaven', 1), ('duikboot', 4), ('bommenwerper', 1), ('afweergeschut', 1), ('binnenvallen', 1), ('oorlogs', 1), ('goera', 1), ('piaats', 1), ('oorlogschepen', 1), ('formatie', 2), ('neerschieten', 1), ('luchtafweergeschut', 1), ('mitrailleurvuur', 1), ('watervliegtuig', 1), ('neerhalen', 1), ('raid', 2)</text:p>
          </table:table-cell>
          <table:table-cell office:value-type="string" calcext:value-type="string">
            <text:p>doelen, eskader, vliegtuig, vloot, kanonneerboot, oorlogsvloot, battery, wateren, port-au-prince, zeeslag, admiraalschip, torpedojager, gelande, bom, dock, oorlogsschip, treffer, poolstreek, kruistocht, schiphol, luchthaven, duikboot, bommenwerper, afweergeschut, binnenvallen, oorlogs, goera, piaats, oorlogschepen, formatie, neerschieten, luchtafweergeschut, mitrailleurvuur, watervliegtuig, neerhalen, raid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1218" calcext:value-type="float">
            <text:p>341218</text:p>
          </table:table-cell>
          <table:table-cell office:value-type="float" office:value="175" calcext:value-type="float">
            <text:p>175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83548089014727" calcext:value-type="float">
            <text:p>0.683548089014727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511798799395693" calcext:value-type="float">
            <text:p>0.511798799395693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ditionele(8), handicap(1), marron(24), kokkie(4), gemengd(3), moslimsohe(1), mulat(2), knecht(1), ontdekken(1), stam(2), pygmee(4), indo-europeaan(3), aziatisch(3), onbeschaafd(1), lilliputter(1), inboorlingen(2), neger(1), historische(2), achtergrond(14), halfbloed(2), exotisch(2), dwerggroei(7), koppensneller(2), marrons(4), eskimo's(1), page(2), barbaar(1), gekleurd(1), moslim(3), inheems(2), medicijnman(2), negercultuur(1), baboe(3), roots(2), zwartje(4), jachtwild(1), negerslaven(1), en'marron(1), muzelmansch(1), muzelman(3), primitief(1), metis(1), westers(1), indiaan(3), kaffer(2), ras(1), moslims(1), eskimo(1), inlander(3), slaaf(1), historisch(3), traditioneel(1), indo(1), aziatische(1), wereldhistorische(1), queer(2), wilde(1), mesties(4), inheemsch(1), inuit(1), aziatischejgeit(2), zigeuner(1), dwerg(2), pages(1), mongool(1), inheemse(1), bediende(2), afgod(1), slavenschip(1), indische(1), hottentotten(1), aboriginal(1), moord(1), boesman(1), hottentot(1), misvormden(1), moor(1)</text:p>
          </table:table-cell>
          <table:table-cell office:value-type="string" calcext:value-type="string">
            <text:p>('zaag', 4), ('dik', 22), ('rok', 6), ('bronskleurig', 1), ('vilthoed', 1), ('grijs', 9), ('klep', 1), ('kleed', 4), ('kostbaar', 12), ('dessin', 1), ('gordel', 2), ('zweep', 2), ('hoofdkussen', 4), ('marron', 15), ('lila', 1), ('lint', 5), ('jurk', 3), ('rammelaar', 1), ('polijsten', 1), ('broek', 9), ('kabaja', 1), ('knoop', 6), ('hagelwit', 1), ('adelaar', 2), ('boomtak', 1), ('kap', 2), ('rokken', 1), ('hoofddeksel', 3), ('vilt', 4), ('dweilen', 1), ('gekleurd', 2), ('fonkelnieuw', 1), ('zwarten', 2), ('toga', 1), ('comprimeren', 1), ('mantel', 6), ('scapulier', 1), ('haardvuur', 1), ('baadje', 1), ('uithollen', 2), ('zyd', 1), ('pop', 3), ('toque', 2), ('lichtgrijs', 1), ('zijden', 2), ('slijpen', 3), ('spade', 1), ('pels', 2), ('fluweel', 3), ('bontmantel', 1), ('knopen', 4), ('zeegroen', 1), ('paars', 1), ('dichtknopen', 1), ('bovenzijde', 2), ('shawl', 3), ('kraag', 2), ('revers', 1), ('waaier', 1), ('klepper', 1), ('plooi', 2), ('pluche', 2), ('satijn', 3), ('mos', 3), ('roodbruin', 1), ('borduren', 1), ('lappen', 1), ('onderen', 2), ('muts', 2), ('kiezel', 1), ('trilling', 1), ('bestikken', 1), ('badcostuum', 1), ('vilten', 1), ('knoopsgat', 1), ('klamboe', 1), ('menschenhoofd', 1), ('stoof', 1), ('omkappen', 1), ('japon', 1), ('donkerbruin', 1), ('zondagsch', 1), ('lus', 2), ('pluim', 1), ('peau', 2), ('hak', 1), ('mouw', 1), ('khaki', 1), ('witten', 1), ('sjerp', 2), ('fatsoeneren', 1), ('hoofdbedekking', 1), ('rooden', 1)</text:p>
          </table:table-cell>
          <table:table-cell office:value-type="string" calcext:value-type="string">
            <text:p>zaag, dik, rok, bronskleurig, vilthoed, grijs, klep, kleed, kostbaar, dessin, gordel, zweep, hoofdkussen, marron, lila, lint, jurk, rammelaar, polijsten, broek, kabaja, knoop, hagelwit, adelaar, boomtak, kap, rokken, hoofddeksel, vilt, dweilen, gekleurd, fonkelnieuw, zwarten, toga, comprimeren, mantel, scapulier, haardvuur, baadje, uithollen, zyd, pop, toque, lichtgrijs, zijden, slijpen, spade, pels, fluweel, bontmantel, knopen, zeegroen, paars, dichtknopen, bovenzijde, shawl, kraag, revers, waaier, klepper, plooi, pluche, satijn, mos, roodbruin, borduren, lappen, onderen, muts, kiezel, trilling, bestikken, badcostuum, vilten, knoopsgat, klamboe, menschenhoofd, stoof, omkappen, japon, donkerbruin, zondagsch, lus, pluim, peau, hak, mouw, khaki, witten, sjerp, fatsoeneren, hoofdbedekking, rooden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41117" calcext:value-type="float">
            <text:p>341117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80255872470368" calcext:value-type="float">
            <text:p>0.780255872470368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2207604697681" calcext:value-type="float">
            <text:p>0.52207604697681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heems(3), gemengd(2), moslim(1), historisch(2), transport(1), berber(2), indiaan(1), indo-europeaan(2), neger(2), mohemmedaan(1), ontdekken(1), achtergrond(1), koelie(1), traditionele(1), marron(1), afgod(1), metis(1), zigeuner(1), historische(1), dwerggroei(1), medicijnman(1)</text:p>
          </table:table-cell>
          <table:table-cell office:value-type="string" calcext:value-type="string">
            <text:p>('grosz', 1), ('kart', 1), ('schoner', 1), ('aua', 1), ('mann', 1), ('stadt', 2), ('hass', 1), ('aus', 2), ('wellen', 3), ('heimat', 1), ('garten', 1), ('wende', 1), ('tochter', 1), ('kam', 1), ('posse', 2), ('sol', 1), ('sage', 2), ('liber', 1), ('frau', 1), ('hoch', 1), ('kinder', 1), ('wald', 1), ('ober', 1), ('dankbar', 1)</text:p>
          </table:table-cell>
          <table:table-cell office:value-type="string" calcext:value-type="string">
            <text:p>grosz, kart, schoner, aua, mann, stadt, hass, aus, wellen, heimat, garten, wende, tochter, kam, posse, sol, sage, liber, frau, hoch, kinder, wald, ober, dankbar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1510" calcext:value-type="float">
            <text:p>341510</text:p>
          </table:table-cell>
          <table:table-cell office:value-type="float" office:value="58" calcext:value-type="float">
            <text:p>58</text:p>
          </table:table-cell>
          <table:table-cell office:value-type="float" office:value="0.189655172413793" calcext:value-type="float">
            <text:p>0.189655172413793</text:p>
          </table:table-cell>
          <table:table-cell office:value-type="float" office:value="0.500919195043649" calcext:value-type="float">
            <text:p>0.500919195043649</text:p>
          </table:table-cell>
          <table:table-cell office:value-type="float" office:value="0.775862068965517" calcext:value-type="float">
            <text:p>0.775862068965517</text:p>
          </table:table-cell>
          <table:table-cell office:value-type="float" office:value="0.523888367508071" calcext:value-type="float">
            <text:p>0.52388836750807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mengd(5), berber(1), hottentot(1), koelie(1), koppensneller(2), indiaan(1), homo(1), westers(2), eskimo's(1), indo-europeaan(1), achtergrond(1), moor(1), aziatisch(4), mengras(1), traditionele(3), marron(3), misvormden(2), inuit(1), inheemsch(1), koelies(1), indo(2), jakarta(1), mongool(1), knecht(1), kokkie(1), historisch(2), roots(1), zigeuners(1), moslimsche(1), volbloed(1), slavenschip(1), inheemsche(1), slaaf(1), inheems(2), ontdekken(1), inlandsche(2), mulat(1), primitief(1), dwerg(1), groothistorische(1)</text:p>
          </table:table-cell>
          <table:table-cell office:value-type="string" calcext:value-type="string">
            <text:p>('alhier', 19), ('stede', 6), ('aldaar', 29), ('s-gravenhage', 5), ('s-hage', 1)</text:p>
          </table:table-cell>
          <table:table-cell office:value-type="string" calcext:value-type="string">
            <text:p>alhier, stede, aldaar, s-gravenhage, s-hage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210" calcext:value-type="float">
            <text:p>341210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215717650291" calcext:value-type="float">
            <text:p>0.721571765029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33219656726732" calcext:value-type="float">
            <text:p>0.5332196567267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ndbouwersknecht(1), achtergrond(4), kokkie(1), barbarlje(1), marron(3), roots(2), gemengd(1), indiaan(1), hottentot(3), moor(1), traditioneel(1), handicap(1), moslim(1), indo(1), gekleurd(1), boesman(1), misvormden(1), bediende(1), historisch(1), traditionele(2), winkelknechten(1), zwartje(1), koppensneller(1)</text:p>
          </table:table-cell>
          <table:table-cell office:value-type="string" calcext:value-type="string">
            <text:p>('smeets', 1), ('schulpen', 1), ('wouters', 3), ('engelen', 2), ('moonen', 1), ('liza', 1), ('hottentot', 5), ('janssen', 1), ('bakkers', 1), ('hoof', 2), ('vriens', 1), ('bresser', 1), ('verbruggen', 2), ('janssens', 1), ('thijssen', 1), ('doffer', 1), ('diddens', 1), ('storms', 1), ('hulten', 1), ('dael', 1), ('castermans', 1), ('gerards', 1), ('gies', 1)</text:p>
          </table:table-cell>
          <table:table-cell office:value-type="string" calcext:value-type="string">
            <text:p>smeets, schulpen, wouters, engelen, moonen, liza, hottentot, janssen, bakkers, hoof, vriens, bresser, verbruggen, janssens, thijssen, doffer, diddens, storms, hulten, dael, castermans, gerards, gies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0358" calcext:value-type="float">
            <text:p>340358</text:p>
          </table:table-cell>
          <table:table-cell office:value-type="float" office:value="49" calcext:value-type="float">
            <text:p>49</text:p>
          </table:table-cell>
          <table:table-cell office:value-type="float" office:value="0.224489795918367" calcext:value-type="float">
            <text:p>0.224489795918367</text:p>
          </table:table-cell>
          <table:table-cell office:value-type="float" office:value="0.276735442868376" calcext:value-type="float">
            <text:p>0.276735442868376</text:p>
          </table:table-cell>
          <table:table-cell office:value-type="float" office:value="0.775510204081633" calcext:value-type="float">
            <text:p>0.775510204081633</text:p>
          </table:table-cell>
          <table:table-cell office:value-type="float" office:value="0.536591358300309" calcext:value-type="float">
            <text:p>0.53659135830030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diaan(2), gekleurd(1), primitief(1), meesterknecht(1), tovenaars(1), ras(1), achtergrond(4), mulat(1), stam(1), marron(3), mongool(2), traditionele(3), knecht(1), zigeuners(1), bediende(2), negerrestaurant(1), gay(1), kaffer(1), westers(1), onbeschaafd(1), en'marron(1), koelies(1), inuit(1), afgod(1), koppensneller(1), barbaar(2), barbaren(1), slaaf(1), indisch(1), baboe(1), zigeuner(1), ontdekken(1), handicapper(1), traditioneel(1), zwartje(1), page(1), inlandsche(1), wilde(1)</text:p>
          </table:table-cell>
          <table:table-cell office:value-type="string" calcext:value-type="string">
            <text:p>('asjeblief', 1), ('boos', 6), ('julle', 1), ('-had', 3), ('welnemen', 1), ('reuze', 1), ('vervolgen', 12), ('durfde', 2), ('heml', 1), ('vertell', 1), ('zeii', 1), ('weggaan', 3), ('.gij', 1), ('snauwen', 4), ('strakje', 1), ('gaaft', 1), ('jwe', 2), ('haha', 1), ('tnij', 1), ('henj', 1), ('eens', 1), ('.heb', 1), ('afspreken', 1), ('ditje', 1), ('datje', 1)</text:p>
          </table:table-cell>
          <table:table-cell office:value-type="string" calcext:value-type="string">
            <text:p>asjeblief, boos, julle, -had, welnemen, reuze, vervolgen, durfde, heml, vertell, zeii, weggaan, .gij, snauwen, strakje, gaaft, jwe, haha, tnij, henj, eens, .heb, afspreken, ditje, datje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1074" calcext:value-type="float">
            <text:p>341074</text:p>
          </table:table-cell>
          <table:table-cell office:value-type="float" office:value="96" calcext:value-type="float">
            <text:p>9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0402766163834" calcext:value-type="float">
            <text:p>0.700402766163834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39857776244987" calcext:value-type="float">
            <text:p>0.539857776244987</text:p>
          </table:table-cell>
          <table:table-cell office:value-type="float" office:value="0.0625" calcext:value-type="float">
            <text:p>0.06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slim(5), aziatisch(1), achtergrond(8), gemengd(8), misvormden(2), stam(3), dwerg(4), roots(1), historisch(3), marron(6), exotisch(1), medicijnmannen(1), kaukasisch(2), slaaf(1), pygmee(1), berber(1), homo(1), wilde(1), lilliputters(1), dwerggroei(4), inheems(7), traditionele(2), muzelmansch(1), slaven(1), blank(1), indo-europeaan(3), queer(1), aapman(1), inuit(2), bediende(1), lilliputter(2), koppensneller(1), barbaar(2), aziatische(1), koelie(1), ras(2), wild(1), hottentotten(1), tovenaar(1), eskimo's(2), zigeuner(1), roots'(1), primitief(1), bosneger(1), kaffer(1), halfbloed(1), christelijkhistorischen(1)</text:p>
          </table:table-cell>
          <table:table-cell office:value-type="string" calcext:value-type="string">
            <text:p>('wortel', 6), ('grof', 9), ('salade', 1), ('krop', 7), ('ui', 6), ('kwets', 2), ('spruiten', 3), ('reus', 11), ('prei', 2), ('kriel', 1), ('kin', 8), ('sla', 2), ('bos', 11), ('rabarb', 1), ('postelein', 3), ('kardoes', 1), ('tomaat', 3), ('sla-', 1), ('augurken', 1), ('biet', 3), ('kool', 7), ('boon', 5), ('perzik', 1), ('pronkboon', 1), ('meloen', 3), ('bonken', 1), ('savoyekool', 1), ('aalbes', 1), ('druif', 3), ('spinazie', 1), ('spruitkool', 1), ('peer', 5), ('appel', 3), ('nep', 1), ('knol', 1), ('bes', 2), ('wortelen', 1), ('spruit', 1), ('stoofpeer', 1), ('tafelper', 1), ('savoye', 1), ('kers', 2), ('snij-', 1), ('komkommer', 1), ('slaboon', 1), ('snijboon', 1), ('doperwten', 1), ('peul', 1), ('abrikoos', 1), ('framboos', 1)</text:p>
          </table:table-cell>
          <table:table-cell office:value-type="string" calcext:value-type="string">
            <text:p>wortel, grof, salade, krop, ui, kwets, spruiten, reus, prei, kriel, kin, sla, bos, rabarb, postelein, kardoes, tomaat, sla-, augurken, biet, kool, boon, perzik, pronkboon, meloen, bonken, savoyekool, aalbes, druif, spinazie, spruitkool, peer, appel, nep, knol, bes, wortelen, spruit, stoofpeer, tafelper, savoye, kers, snij-, komkommer, slaboon, snijboon, doperwten, peul, abrikoos, framboos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142" calcext:value-type="float">
            <text:p>341142</text:p>
          </table:table-cell>
          <table:table-cell office:value-type="float" office:value="66" calcext:value-type="float">
            <text:p>66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.315944494555564" calcext:value-type="float">
            <text:p>0.315944494555564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539957539668812" calcext:value-type="float">
            <text:p>0.539957539668812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ank(2), historische(1), marron(3), negercultuur(2), gemengd(11), zigeunerbende(1), historisch(4), handicap(3), roots(1), lesbisch(1), achtergrond(5), exotisch(4), indo-europeaan(1), dwergeu(1), traditioneel(1), barbaren(2), traditionele(1), zigeunermuziek(5), homo(1), afkomst(1), inheems(2), neger(3), bediende(1), queer(1), negerslaven(2), inheemschen(2), voorhistorische(1), inheemsche(1), gay(1), aziatisch(1)</text:p>
          </table:table-cell>
          <table:table-cell office:value-type="string" calcext:value-type="string">
            <text:p>('debussy', 2), ('muziek', 26), ('zang', 11), ('liszt', 2), ('jazz', 4), ('wals', 1), ('braun', 4), ('vals', 3), ('largo', 3), ('verdi', 2), ('symphonisch', 2), ('fantasie', 4), ('ouverture', 1), ('suite', 1), ('wagner', 2), ('nocturne', 1), ('symphonie', 2), ('drinklied', 1), ('rhapsodie', 1), ('koor-', 1), ('elegie', 1), ('grosso', 1), ('concerto', 1), ('menuet', 1), ('bach', 2), ('beethoven', 1), ('corelli', 1), ('merkel', 2), ('voorspelen', 1), ('mozart', 2), ('beethovens', 1), ('polonaise', 1), ('ilona', 1)</text:p>
          </table:table-cell>
          <table:table-cell office:value-type="string" calcext:value-type="string">
            <text:p>debussy, muziek, zang, liszt, jazz, wals, braun, vals, largo, verdi, symphonisch, fantasie, ouverture, suite, wagner, nocturne, symphonie, drinklied, rhapsodie, koor-, elegie, grosso, concerto, menuet, bach, beethoven, corelli, merkel, voorspelen, mozart, beethovens, polonaise, ilona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1701" calcext:value-type="float">
            <text:p>341701</text:p>
          </table:table-cell>
          <table:table-cell office:value-type="float" office:value="212" calcext:value-type="float">
            <text:p>212</text:p>
          </table:table-cell>
          <table:table-cell office:value-type="float" office:value="0.188679245283019" calcext:value-type="float">
            <text:p>0.188679245283019</text:p>
          </table:table-cell>
          <table:table-cell office:value-type="float" office:value="0.442949007727999" calcext:value-type="float">
            <text:p>0.442949007727999</text:p>
          </table:table-cell>
          <table:table-cell office:value-type="float" office:value="0.768867924528302" calcext:value-type="float">
            <text:p>0.768867924528302</text:p>
          </table:table-cell>
          <table:table-cell office:value-type="float" office:value="0.540040035972277" calcext:value-type="float">
            <text:p>0.540040035972277</text:p>
          </table:table-cell>
          <table:table-cell office:value-type="float" office:value="0.0424528301886792" calcext:value-type="float">
            <text:p>0.0424528301886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ziatisch(5), koppensneller(2), dwerggroei(15), indo-europeaan(13), achtergrond(7), kaffers(1), marron(6), inboorling(3), koelie(2), moslim(11), traditionele(12), inheems(5), gemengd(6), islamiet(1), inheemse(6), historisch(19), neger(2), jakarta(1), muzelman(2), ontdekken(1), negerslaven(1), inlander(3), primitief(1), barbaren(3), negerrijk(1), homo(1), moslimcultuur(1), kaukasisch(2), historische(4), mulat(2), zigeuner(1), onbeschaafd(2), slaaf(3), westerse(1), senaatsbediende(1), indo's(1), baboe(2), moslimsche(2), aziatische(4), blank(1), indisch(1), indo(5), ras(2), zwartje(4), gemengde(1), indische(1), afgod(3), lilliputters(1), stam(2), misvormden(2), berber(2), halfbloed(1), moslimsoh(1), aboriginal(1), eskimo's(1), indolonten(1), gay(1), traditioneel(2), bedienden(1), slaven(2), zigeuners(1), moslims(1), afgodendienst(1), mongool(1), lesbisch(1), zimbabwe(1), inheemsche(2), historischen(1), lilliputter(1), moor(1), kokkie(1), bediende(1), pygmee(1), volbloed(1), marrons(1), inuit(1), boesman(1), negers(1), afkomstig(1)</text:p>
          </table:table-cell>
          <table:table-cell office:value-type="string" calcext:value-type="string">
            <text:p>('afleggen', 16), ('leerling', 18), ('openbaar', 35), ('universiteit', 28), ('lectoraat', 1), ('onderwijs', 30), ('muloschol', 1), ('letteren', 2), ('werkzaam', 12), ('open-', 1), ('achterhoek', 1), ('eeredienst', 5), ('college', 8), ('toelaten', 7), ('archief', 4), ('docent', 3), ('cursus', 6), ('limb', 2), ('opleiden', 4), ('leergang', 1), ('theologisch', 4), ('studeren', 3), ('theologie', 2), ('ambachtsschool', 4), ('zusterschool', 1), ('proefschrift', 2), ('stedelijk', 2), ('leerkracht', 2), ('technisch', 7), ('onderwijzen', 6), ('vakteekenschool', 1), ('wintercursus', 1), ('leerjaar', 1), ('onderwijsinstelling', 1), ('onderwijn', 1), ('schooljaar', 1), ('geneeskunst', 1), ('natuur-', 2), ('hoogeschool', 4), ('staatstoezicht', 1), ('onderwgs', 1), ('onderwy', 1), ('conservator', 1), ('eed', 5), ('gemeentebestuur', 1), ('beeldende', 1), ('academie', 1), ('univer', 1), ('technologisch', 1), ('kerkbestuur', 1), ('praedicaat', 1), ('hoogeschol', 1), ('onenbar', 1), ('burger-', 1), ('rijkslandbouwproefstation', 1), ('brevet', 1), ('twente', 2), ('onderwijser', 1), ('internaat', 1), ('toelating', 1), ('civilis', 1), ('proefwerk', 1), ('onderwij', 1), ('leerstoel', 1), ('schooldag', 1), ('dissertatie', 1), ('technische', 1)</text:p>
          </table:table-cell>
          <table:table-cell office:value-type="string" calcext:value-type="string">
            <text:p>afleggen, leerling, openbaar, universiteit, lectoraat, onderwijs, muloschol, letteren, werkzaam, open-, achterhoek, eeredienst, college, toelaten, archief, docent, cursus, limb, opleiden, leergang, theologisch, studeren, theologie, ambachtsschool, zusterschool, proefschrift, stedelijk, leerkracht, technisch, onderwijzen, vakteekenschool, wintercursus, leerjaar, onderwijsinstelling, onderwijn, schooljaar, geneeskunst, natuur-, hoogeschool, staatstoezicht, onderwgs, onderwy, conservator, eed, gemeentebestuur, beeldende, academie, univer, technologisch, kerkbestuur, praedicaat, hoogeschol, onenbar, burger-, rijkslandbouwproefstation, brevet, twente, onderwijser, internaat, toelating, civilis, proefwerk, onderwij, leerstoel, schooldag, dissertatie, technische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1695" calcext:value-type="float">
            <text:p>341695</text:p>
          </table:table-cell>
          <table:table-cell office:value-type="float" office:value="660" calcext:value-type="float">
            <text:p>660</text:p>
          </table:table-cell>
          <table:table-cell office:value-type="float" office:value="0.193939393939394" calcext:value-type="float">
            <text:p>0.193939393939394</text:p>
          </table:table-cell>
          <table:table-cell office:value-type="float" office:value="0.247545509216915" calcext:value-type="float">
            <text:p>0.247545509216915</text:p>
          </table:table-cell>
          <table:table-cell office:value-type="float" office:value="0.768181818181818" calcext:value-type="float">
            <text:p>0.768181818181818</text:p>
          </table:table-cell>
          <table:table-cell office:value-type="float" office:value="0.541511809453729" calcext:value-type="float">
            <text:p>0.541511809453729</text:p>
          </table:table-cell>
          <table:table-cell office:value-type="float" office:value="0.0378787878787879" calcext:value-type="float">
            <text:p>0.0378787878787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oslim(27), aziatisch(51), traditionele(26), achtergrond(36), gemengd(36), indo-europeaan(25), hottentot(2), zigeuner(5), ontdekken(6), aapman(2), zigeunerbende(1), eskimo's(2), zigeunermuziek(5), etniciteit(1), negerslaven(10), pygmee(15), inboorlingen(2), negers(1), knecht(7), halfbloed(4), dwerggroei(20), primitief(6), homo(4), blank(6), slaven'(1), islamiet(5), inheemse(5), indo(7), kaukasisch(10), muzelman(2), historisch(30), metis'nachts(1), negercultuur(3), onbeschaafd(4), indo-europeaans(1), senaatsbediende(1), zigeunerin(1), marron(18), barbaren(7), berber(5), wild(5), inheems(23), mulat(3), koelies(1), jachtwild(1), indisch(3), aboriginal(3), queer(1), inuit(4), indische(1), inlandsche(7), bediendepmijnneer(1), koelie(2), mongool(3), zigeuners(2), slaven(4), praehistorische(1), afgod(8), exotisch(4), moslims(5), slaaf(4), grootst(1), dwerg(7), handicap(2), volbloed(3), historische(7), slavenschip(4), zimbabwe(2), lilliputters(3), kokkie(3), marrons(4), kwinti(1), aziatische(4), negerrijk(3), moslimsche(3), mesties(3), blanke(1), lilliputter(6), rassen(1), barbarlje(2), stam(1), traditioneel(4), inboorling(5), gekleurd(5), medicijnman(3), misvormden(8), inheems'che(2), barbaar(3), roots(3), zwartje(3), wereldhistorische(2), ras(2), eskimo(3), indiaan(3), koelied(1), boesman(1), bosneger(1), mengras(2), baboes(1), inheemsebe(1), gay(1), kaffer(3), page(3), moor'en(1), afkomst(5), moor(2), metis(1), koppensneller(2), baboe(2), berbers(1), neger(2), muzelmannen(1), inheemsche(5), barbaarsche(1), tovenaar(2), kaffers(1), inlander(3), dwergen(1), gemengde(2), mongoolsche(1), inheemschen(2), jakarta(2), negerjongen(1), hottentotten(2), lesbisch(1), dwergeu(1), en'marron(1), bediende(3), volbloedpaard(1), jokjakarta(1), westers(1), wilde(1), allochtoon(1), winkelknechten(1)</text:p>
          </table:table-cell>
          <table:table-cell office:value-type="string" calcext:value-type="string">
            <text:p>('groot', 218), ('groote', 215), ('tellen', 30), ('honderd', 32), ('ruim', 44), ('circa', 6), ('duizend', 28), ('samen', 23), ('aantal', 94), ('gezamenlijk', 8), ('getal', 13), ('hoogstens', 10), ('zamen', 11), ('groots', 3), ('driehonderd', 4), ('tienduizen', 3), ('kleinigheid', 2), ('ca.', 3), ('-root', 1), ('grootei', 1), ('broot', 1), ('plm', 2), ('tienduizend', 5), ('onderd', 2), ('grool', 3), ('doorsnee', 1), ('root', 3), ('p.m.', 1), ('honderdduizend', 2), ('boneden', 3), ('enorm', 8), ('achthonderd', 2), ('indus-', 1), ('groole', 5), ('grootc', 1), ('honderen', 1), ('tezamen', 3), ('groo', 1), ('jare', 1), ('heneden', 1), ('vijftigduizen', 1), ('telken', 2), ('tweeduizend', 1), ('pl.m', 2), ('aantai', 1), ('manipulatie', 1), ('-groot', 1), ('iroot', 1), ('vijfhonderd', 1)</text:p>
          </table:table-cell>
          <table:table-cell office:value-type="string" calcext:value-type="string">
            <text:p>groot, groote, tellen, honderd, ruim, circa, duizend, samen, aantal, gezamenlijk, getal, hoogstens, zamen, groots, driehonderd, tienduizen, kleinigheid, ca., -root, grootei, broot, plm, tienduizend, onderd, grool, doorsnee, root, p.m., honderdduizend, boneden, enorm, achthonderd, indus-, groole, grootc, honderen, tezamen, groo, jare, heneden, vijftigduizen, telken, tweeduizend, pl.m, aantai, manipulatie, -groot, iroot, vijfhonderd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0515" calcext:value-type="float">
            <text:p>340515</text:p>
          </table:table-cell>
          <table:table-cell office:value-type="float" office:value="53" calcext:value-type="float">
            <text:p>53</text:p>
          </table:table-cell>
          <table:table-cell office:value-type="float" office:value="0.188679245283019" calcext:value-type="float">
            <text:p>0.188679245283019</text:p>
          </table:table-cell>
          <table:table-cell office:value-type="float" office:value="0.512996692062522" calcext:value-type="float">
            <text:p>0.512996692062522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0.544950391112003" calcext:value-type="float">
            <text:p>0.544950391112003</text:p>
          </table:table-cell>
          <table:table-cell office:value-type="float" office:value="0.0377358490566038" calcext:value-type="float">
            <text:p>0.0377358490566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boe(1), historisch(1), indo(1), stam(1), marron(9), queer(1), aboriginal(3), kokkie(1), ontdekken(2), knecht(1), bedienden(1), islamiet(1), etniciteit(1), praehistorische(1), gekleurde(1), aziatisch(2), mesties(1), indisch(2), indische(1), neger(2), medicijnman(1), zigeuners(1), metis(1), homo(2), inheems(1), volbloed(1), westers(2), moor(1), blank(1), misvormden(1), wild(1), page(1), handicap(1), grootsch(1), koelie(1), gemengde(1), koppensneller(1)</text:p>
          </table:table-cell>
          <table:table-cell office:value-type="string" calcext:value-type="string">
            <text:p>('middle', 2), ('bth', 1), ('west', 18), ('notes', 2), ('stat', 5), ('western', 3), ('city', 15), ('south', 2), ('weet', 1), ('akron', 1), ('central', 2), ('pitts', 1), ('southera', 1), ('eria', 1), ('ohie', 1), ('cbesapeake', 1), ('ontario', 1), ('union-pacific', 1), ('str', 1)</text:p>
          </table:table-cell>
          <table:table-cell office:value-type="string" calcext:value-type="string">
            <text:p>middle, bth, west, notes, stat, western, city, south, weet, akron, central, pitts, southera, eria, ohie, cbesapeake, ontario, union-pacific, str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7027" calcext:value-type="float">
            <text:p>337027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igeunerin(1), gemengd(4), historische(1), ontdekken(1), traditionele(2), halfbloed(1), lilliputter(3), achtergrond(1), aboriginal(2), queer(1), marron(1), roots(1), slaven(1), exotisch(1), koppensnellers(1), traditioneel(1)</text:p>
          </table:table-cell>
          <table:table-cell office:value-type="string" calcext:value-type="string">
            <text:p>('early', 3), ('zoet', 8), ('duc', 1), ('wildeman', 1), ('merode', 1), ('reine', 2), ('zuur', 3), ('hardy', 1), ('handperen', 1), ('brederode', 1), ('jutteper', 1), ('zigeunerin', 1), ('kroet', 1), ('merod', 1), ('seedling', 1), ('trevoux', 1), ('dubb', 1), ('beurr', 1)</text:p>
          </table:table-cell>
          <table:table-cell office:value-type="string" calcext:value-type="string">
            <text:p>early, zoet, duc, wildeman, merode, reine, zuur, hardy, handperen, brederode, jutteper, zigeunerin, kroet, merod, seedling, trevoux, dubb, beurr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0693" calcext:value-type="float">
            <text:p>340693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werggroei(3), gemengd(2), marron(2), achtergrond(2), wilde(1), inheems(2), kwinti(1), aziatisch(1), indiaan(1), historisch(1), eskimo's(1), misvormden(2), metis(1), blank(1), inlander(1), marrons(1)</text:p>
          </table:table-cell>
          <table:table-cell office:value-type="string" calcext:value-type="string">
            <text:p>('schinkel', 1), ('warande', 1), ('stationsweg', 1), ('hoek', 14), ('kleiweg', 3), ('dordtschen', 1), ('hoofdstraat', 1), ('dwarsstraat', 1)</text:p>
          </table:table-cell>
          <table:table-cell office:value-type="string" calcext:value-type="string">
            <text:p>schinkel, warande, stationsweg, hoek, kleiweg, dordtschen, hoofdstraat, dwarsstraat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1958" calcext:value-type="float">
            <text:p>341958</text:p>
          </table:table-cell>
          <table:table-cell office:value-type="float" office:value="688" calcext:value-type="float">
            <text:p>688</text:p>
          </table:table-cell>
          <table:table-cell office:value-type="float" office:value="0.207848837209302" calcext:value-type="float">
            <text:p>0.207848837209302</text:p>
          </table:table-cell>
          <table:table-cell office:value-type="float" office:value="0.0526037246526094" calcext:value-type="float">
            <text:p>0.052603724652609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559667097089739" calcext:value-type="float">
            <text:p>0.559667097089739</text:p>
          </table:table-cell>
          <table:table-cell office:value-type="float" office:value="0.0247093023255814" calcext:value-type="float">
            <text:p>0.02470930232558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aukasisch(8), afkomst(9), aziatisch(30), marrons(4), historisch(26), achtergrond(46), baboe(7), gemengd(32), moslimsohe(1), berber(5), moslim(37), moslimsch(1), traditionele(28), inheemse(6), aboriginal(2), inheems(23), eskimo's(5), negerslaven(6), inboorlingen(1), negers(2), inlandsche(2), koelies(2), dwerggroei(18), dwerg(5), islamiet(8), indo-europeaan(29), muzelman(4), mulat(7), indo-europeaans(1), zigeunerin(1), homogeen(1), mongool(6), inuit(3), moslims(8), wild(2), inlander(3), zwartje(7), lesbisch(2), neger(9), tovenaar(4), ras(3), metis(2), bedienden(1), blank(2), page(2), inheemsche(5), pygmee(7), handicap(1), eskimo(2), moslimsche(4), historischen(2), inlanders(1), koppensneller(4), bediende(5), koelie(3), zigeuners(2), marron(12), zigeuner(5), koppensnellers(3), grootst(1), lilliputter(7), knecht(5), slaaf(6), volbloed(4), lesbische(1), historische(5), indiaans(1), barbaren(7), inheemsen(2), lilliputters(2), indiaan(1), stamgenooten(1), indische(2), exotisch(4), kwinti(1), barbaar(5), moor(3), inboorling(7), rassenhaat(1), traditioneel(9), ontdekken(10), indo(4), kaffers(1), stam(4), inheemschen(3), medicijnmannen(1), homo(5), medicijnman(5), misvormden(2), zimbabwecultuur(1), aziatische(6), barbaar'sche(1), slavenschip(3), wereldhistorische(2), koelied(1), mengras(4), blanke(1), halfbloed(3), mesties(3), inheemsebe(1), zigeunermuziek(4), moor'en(1), inheems'che(1), onbeschaafd(2), bataviasche(1), marron'(1), hottentotten(5), gekleurd(4), boesman(1), kaffer(4), indisch(4), afgod(2), indischen(1), etniciteit(2), hottentot(3), stamhoofd(1), negerrijk(3), kokkie(2), exotische(2), negerrestaurant(1), roots(1), primitief(4), grootste(1), birma(1), queer(4), barbaarsche(1), dienstknecht(1), dwergen(1), gekleurde(2), barbarlje(2), moortje(1), gay(1), mulattin(1), moslimscho(1), slaven(1), traditioneelen(1), negercultuur(1), indiaansch(1), jakarta(1), berbers(1), moslimcultuur(1), afstammelingen(1), dwergeu(1), volbloedpaard(1), jokjakarta(1), wilde(1), roots'(1), batavia(1), bosneger(2), zwartjes(1), galeislaven(1)</text:p>
          </table:table-cell>
          <table:table-cell office:value-type="string" calcext:value-type="string">
            <text:p>('aanwezig', 26), ('mis-', 2), ('nemen', 222), ('wordon', 1), ('waarvan', 87), ('worden', 15), ('tbans', 1), ('waarin', 99), ('persoon', 60), ("in't", 1), ('vervolgeus', 1), ('vnj', 1), ('hgt', 1), ('iet', 5), ('weder', 48), ('lemen', 1), ('waarbij', 62), ('elko', 1), ('eerj', 1), ('woiden', 3), ('zoor', 2), ('pver', 1), ('enig', 5), ('dig', 7), ('gebeel', 1), ('ihet', 2), ('tengewoon', 1), ('hetwelk', 13), ('gekouden', 1), ('wordl', 2), ('voldoendo', 1), ('lend', 4), ('.worden', 3), ('andore', 2), ('eikt', 1), ('-gelegenheid', 1), ('waarby', 3), ('terwyl', 6), ('vry', 2), ('eenlg', 3), ('welko', 4), ('dezo', 7), ('vela', 2), ('wordeu', 1), ('lez', 2), ('wor', 4), ('weike', 1), ('overigen', 1), ('moedelijk', 2), ('viij', 2), ('andero', 2), ('velo', 1), ('diging', 1), ('zeor', 1), ('dezt', 1), ('eonigo', 1), ('genomes', 1), ('hefc', 4), ('wor-', 1), ('gorden', 1), ('weging', 2), ('zfn', 1), ('nomen', 6), ('onvol', 1), ('wordit', 2), ('kelijk', 1), ('-over', 1), ('worden-', 1), ('-word', 1), ('stig', 1), ('wachting', 1), ('wordt-', 1), ('goheel', 2), ('gnome', 1), ('wio', 2), ('neming', 1), ('doz', 3), ('daar-', 2), ('nemon', 1), ('.welke', 1), ('wolden', 1), ('oyer', 1), ('rder', 1), ('sullen', 1), ('wordtn', 1), ('ueze', 1), ('veol', 1), ('datzelfde', 2), ('worded', 1), ('seer', 2), ('gevol', 1), ('dez', 1), ('deselfde', 1), ('-waarin', 1), ('vraa', 2), ('dool', 1), ('terwrjl', 1), ('gonomen', 1), ('deae', 1), ('bostaan', 1), ('dozo', 1), ('wordea', 1), ('betzelfd', 1), ('tgdens', 2), ('eeft', 2), ('tege', 1), ('cenigo', 1), ('wonl', 2), ('o.m', 1), ('daarmedo', 1), ('-worden', 2), ('laatste-', 1), ('nig', 1), ('v/ord', 1), ('vrorden', 1), ('onm', 1), ('vrg', 1), ('he|', 1)</text:p>
          </table:table-cell>
          <table:table-cell office:value-type="string" calcext:value-type="string">
            <text:p>aanwezig, mis-, nemen, wordon, waarvan, worden, tbans, waarin, persoon, in't, vervolgeus, vnj, hgt, iet, weder, lemen, waarbij, elko, eerj, woiden, zoor, pver, enig, dig, gebeel, ihet, tengewoon, hetwelk, gekouden, wordl, voldoendo, lend, .worden, andore, eikt, -gelegenheid, waarby, terwyl, vry, eenlg, welko, dezo, vela, wordeu, lez, wor, weike, overigen, moedelijk, viij, andero, velo, diging, zeor, dezt, eonigo, genomes, hefc, wor-, gorden, weging, zfn, nomen, onvol, wordit, kelijk, -over, worden-, -word, stig, wachting, wordt-, goheel, gnome, wio, neming, doz, daar-, nemon, .welke, wolden, oyer, rder, sullen, wordtn, ueze, veol, datzelfde, worded, seer, gevol, dez, deselfde, -waarin, vraa, dool, terwrjl, gonomen, deae, bostaan, dozo, wordea, betzelfd, tgdens, eeft, tege, cenigo, wonl, o.m, daarmedo, -worden, laatste-, nig, v/ord, vrorden, onm, vrg, he|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1694" calcext:value-type="float">
            <text:p>341694</text:p>
          </table:table-cell>
          <table:table-cell office:value-type="float" office:value="27" calcext:value-type="float">
            <text:p>27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566148893539932" calcext:value-type="float">
            <text:p>0.56614889353993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63863257203502" calcext:value-type="float">
            <text:p>0.563863257203502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cijnman(1), primitief(1), inheems(2), page(2), aziatisch(2), mulat(1), gemengd(2), traditionele(1), metis'(1), marron(1), bosneger(1), aboriginal(3), barbaarschheid(1), slaaf(1), moslim(3), historisch(1), kaukasisch(1), queer(1), inlander(1)</text:p>
          </table:table-cell>
          <table:table-cell office:value-type="string" calcext:value-type="string">
            <text:p>('e-h', 1), ('jis', 1), ('baf', 1), ('t^.', 1), ('fret', 1), ('it.', 5), ('tih', 1), ('tref', 1), ('rior', 1), ('n.l', 1), ('moesl', 2), ('an.l', 1), ('spec', 1), ('.to', 1), ('aanl', 1), ('jla', 1), ('drol', 1), ('v^r', 1), ('a-j', 1), ('uev', 1), ('misl', 1), ('ij.', 1)</text:p>
          </table:table-cell>
          <table:table-cell office:value-type="string" calcext:value-type="string">
            <text:p>e-h, jis, baf, t^., fret, it., tih, tref, rior, n.l, moesl, an.l, spec, .to, aanl, jla, drol, v^r, a-j, uev, misl, ij.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0716" calcext:value-type="float">
            <text:p>340716</text:p>
          </table:table-cell>
          <table:table-cell office:value-type="float" office:value="193" calcext:value-type="float">
            <text:p>193</text:p>
          </table:table-cell>
          <table:table-cell office:value-type="float" office:value="0.212435233160622" calcext:value-type="float">
            <text:p>0.212435233160622</text:p>
          </table:table-cell>
          <table:table-cell office:value-type="float" office:value="0.166936641061446" calcext:value-type="float">
            <text:p>0.166936641061446</text:p>
          </table:table-cell>
          <table:table-cell office:value-type="float" office:value="0.766839378238342" calcext:value-type="float">
            <text:p>0.766839378238342</text:p>
          </table:table-cell>
          <table:table-cell office:value-type="float" office:value="0.568084045328924" calcext:value-type="float">
            <text:p>0.568084045328924</text:p>
          </table:table-cell>
          <table:table-cell office:value-type="float" office:value="0.0207253886010363" calcext:value-type="float">
            <text:p>0.0207253886010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iaan(1), kaukasisch(5), berber(6), historische(3), marrons(1), historisch(6), afgod(3), gekleurd(2), hottentot(2), rassen(1), traditionele(7), traditioneel(1), mengras(1), bediende(2), inlander(3), gemengde(1), aziatisch(12), negerrijk(3), aziatischen(1), historischcn(1), ras(4), volbloed(1), islamiet(4), inlandsche(3), koppensneller(2), wild(3), aziatische(2), moslimcultuur(1), inboorling(3), dwerggroei(3), kaffer(2), hottentotten(2), onbeschaafd(1), moslim(13), indo(4), westerse(1), inheemsche(2), achtergrond(6), afkomst(2), indisch(1), moslimsche(4), inheems(6), indo-europeaan(5), negerslaven(2), pygmee(2), mongoolse(2), aapman(1), roots(1), homo(1), halfbloed(1), barbaren(2), ontdekken(1), boesmanbanelen(1), stam(1), slaven(2), moslims(2), mongool(3), eskimo's(1), wereldhistorische(1), inuit(1), knecht(2), koelie(1), misvormden(2), exotisch(1), lilliputter(1), inheemse(1), gemengd(1), neger(3), koppensnellers(1), grootst(1), zimbabwe(2), afgodendienst(1), page(1), muzelman(2), mulat(1), mongoolsohc(1), berberoorlog(1), marron(1), marron'(1), barbaar(2), primitief(1), zigeuner(1), dwerg(1), liitlepage(1)</text:p>
          </table:table-cell>
          <table:table-cell office:value-type="string" calcext:value-type="string">
            <text:p>('medina', 4), ('veroveren', 14), ('adigrat', 1), ('gevecht', 12), ('aanvallen', 12), ('bitlis', 1), ('rhodesia', 5), ('stelling', 9), ('opmars', 1), ('front', 10), ('vijand', 24), ('terugtrekken', 5), ('vuurlinie', 1), ('abomey', 2), ('inneming', 1), ('offensief', 4), ('aanval', 28), ('rukken', 8), ('voorpost', 2), ('mekka', 10), ('insluiting', 2), ('operatie', 6), ('bergpas', 2), ('amerikan', 5), ('insluiten', 4), ('verovering', 4), ('omtrekken', 1), ('kronstadt', 1), ('concentreren', 7), ('stormenderhand', 1), ('opereren', 2), ('linkervleugel', 1), ('damaskus', 1), ('niemandsland', 1), ('hoofdstelling', 1), ('terugslaan', 2), ('adana', 1), ('soedan', 6), ('lodz', 1), ('voortdringen', 1), ('massowah', 1), ('kassala', 3), ('khartoem', 2), ('kaboel', 2), ('doorbreking', 1), ('terugdrijven', 2), ('onst', 1), ('rechtervleugel', 1), ('sief', 1), ('terugtocht', 3), ('kaapkolonie', 2), ('charkof', 1), ('doorbreken', 3), ('afslaan', 2), ('trentino', 1), ('kandia', 1), ('vooruitdringen', 1), ('larissa', 1), ('hoofdmacht', 1), ('cyrenaika', 1), ('vrijstaat', 2), ('oprukken', 1), ('teruggeslagen', 1), ('sovjets', 1), ('zuidgrens', 1), ('tegenaanval', 1), ('swaziland', 1), ('rukt', 1), ('doortocht', 1), ('schoonvegen', 1), ('verbindingslijn', 1)</text:p>
          </table:table-cell>
          <table:table-cell office:value-type="string" calcext:value-type="string">
            <text:p>medina, veroveren, adigrat, gevecht, aanvallen, bitlis, rhodesia, stelling, opmars, front, vijand, terugtrekken, vuurlinie, abomey, inneming, offensief, aanval, rukken, voorpost, mekka, insluiting, operatie, bergpas, amerikan, insluiten, verovering, omtrekken, kronstadt, concentreren, stormenderhand, opereren, linkervleugel, damaskus, niemandsland, hoofdstelling, terugslaan, adana, soedan, lodz, voortdringen, massowah, kassala, khartoem, kaboel, doorbreking, terugdrijven, onst, rechtervleugel, sief, terugtocht, kaapkolonie, charkof, doorbreken, afslaan, trentino, kandia, vooruitdringen, larissa, hoofdmacht, cyrenaika, vrijstaat, oprukken, teruggeslagen, sovjets, zuidgrens, tegenaanval, swaziland, rukt, doortocht, schoonvegen, verbindingslijn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1440" calcext:value-type="float">
            <text:p>341440</text:p>
          </table:table-cell>
          <table:table-cell office:value-type="float" office:value="31" calcext:value-type="float">
            <text:p>31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844556066260359" calcext:value-type="float">
            <text:p>0.844556066260359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0.572215072619152" calcext:value-type="float">
            <text:p>0.572215072619152</text:p>
          </table:table-cell>
          <table:table-cell office:value-type="float" office:value="0.0967741935483871" calcext:value-type="float">
            <text:p>0.0967741935483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storischen(1), gemengd(1), wilden(1), traditionele(2), achtergrond(2), aziatisch(1), marron(2), lilliputter(1), metis(1), bediende(1), mesties(1), wilde(1), dwerggroei(2), mongool(1), westers(2), historisch(3), aziatische(2), misvormden(1), indisch(1), inboorlingen(1), zwartje(1), ras(1), gekleurd(1)</text:p>
          </table:table-cell>
          <table:table-cell office:value-type="string" calcext:value-type="string">
            <text:p>('harderwijk', 2), ('nijkerk', 1), ('domburg', 1), ('rhenen', 1), ('gorinchem', 2), ('ottoland', 1), ('drk', 1), ('souburg', 1), ('krabbendijke', 1), ('ermelo', 1), ('gem.', 3), ('arnhem', 4), ('nijmegen', 3), ('halfweg', 1), ('friesl', 1), ('ssen', 1), ('culemborg', 2), ('schraard', 1), ('veeen', 1), ('duurstede', 1), ('noordeloos', 1), ('suawoude', 1)</text:p>
          </table:table-cell>
          <table:table-cell office:value-type="string" calcext:value-type="string">
            <text:p>harderwijk, nijkerk, domburg, rhenen, gorinchem, ottoland, drk, souburg, krabbendijke, ermelo, gem., arnhem, nijmegen, halfweg, friesl, ssen, culemborg, schraard, veeen, duurstede, noordeloos, suawoude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1281" calcext:value-type="float">
            <text:p>341281</text:p>
          </table:table-cell>
          <table:table-cell office:value-type="float" office:value="69" calcext:value-type="float">
            <text:p>69</text:p>
          </table:table-cell>
          <table:table-cell office:value-type="float" office:value="0.202898550724638" calcext:value-type="float">
            <text:p>0.202898550724638</text:p>
          </table:table-cell>
          <table:table-cell office:value-type="float" office:value="0.381300724738639" calcext:value-type="float">
            <text:p>0.381300724738639</text:p>
          </table:table-cell>
          <table:table-cell office:value-type="float" office:value="0.768115942028985" calcext:value-type="float">
            <text:p>0.768115942028985</text:p>
          </table:table-cell>
          <table:table-cell office:value-type="float" office:value="0.573437528688293" calcext:value-type="float">
            <text:p>0.573437528688293</text:p>
          </table:table-cell>
          <table:table-cell office:value-type="float" office:value="0.0289855072463768" calcext:value-type="float">
            <text:p>0.0289855072463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ziatisch(11), kaffer(1), berber(6), afgod(1), achtergrond(1), traditionele(3), kaffers(1), indische(1), moslim(8), inlander(1), inheemse(1), historisch(4), stam(1), marron(1), mulat(2), barbaar(1), zimbabwe(1), barbaren(1), marrons(1), muzelman(1), islamieten(1), hottentottenstam(1), kaukasisch(1), inheems(2), halfbloed(2), negerrijk(1), mesties(2), indo(1), inlandsche(1), indo-europeaan(1), mongool(1), baboe(1), inboorling(1), slaven(1), boesman(1), inheems'(1), zwartje(1), onbeschaafd(1)</text:p>
          </table:table-cell>
          <table:table-cell office:value-type="string" calcext:value-type="string">
            <text:p>('vij-', 1), ('vesting', 3), ('knooppunt', 1), ('verscheidene', 1), ('trommelvuur', 1), ('patrouille', 2), ('korinthe', 1), ('gobi', 1), ('fort', 9), ('linie', 2), ('sidi', 1), ('slechten', 2), ('berbera', 2), ('colonne', 1), ('opstandeling', 3), ('bombarderen', 3), ('doelwit', 2), ('saar', 1), ('pretoria', 1), ('lado', 1), ('johannesburg', 2), ('territoriaal', 2), ('vre', 1), ('verkenner', 1), ('verdun', 1), ('vijandelijk', 5), ('noord-afrika', 1), ('rijker', 1), ('landing', 2), ('bug', 1), ('bombardement', 2), ('guernica', 1), ('moezel', 1), ('beschieten', 3), ('boksburg', 1), ('maceo', 1), ('agordat', 1), ('geweervuur', 2), ('tripolis', 1), ('kolonne', 1), ('bloemfontein', 1), ('afweer', 1), ('zeila', 1), ('verkenning', 1), ('bahr', 1), ('boeloewayo', 1), ('cima', 1)</text:p>
          </table:table-cell>
          <table:table-cell office:value-type="string" calcext:value-type="string">
            <text:p>vij-, vesting, knooppunt, verscheidene, trommelvuur, patrouille, korinthe, gobi, fort, linie, sidi, slechten, berbera, colonne, opstandeling, bombarderen, doelwit, saar, pretoria, lado, johannesburg, territoriaal, vre, verkenner, verdun, vijandelijk, noord-afrika, rijker, landing, bug, bombardement, guernica, moezel, beschieten, boksburg, maceo, agordat, geweervuur, tripolis, kolonne, bloemfontein, afweer, zeila, verkenning, bahr, boeloewayo, cima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1772" calcext:value-type="float">
            <text:p>341772</text:p>
          </table:table-cell>
          <table:table-cell office:value-type="float" office:value="52" calcext:value-type="float">
            <text:p>52</text:p>
          </table:table-cell>
          <table:table-cell office:value-type="float" office:value="0.211538461538462" calcext:value-type="float">
            <text:p>0.211538461538462</text:p>
          </table:table-cell>
          <table:table-cell office:value-type="float" office:value="0.349845077067323" calcext:value-type="float">
            <text:p>0.34984507706732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75057960131869" calcext:value-type="float">
            <text:p>0.575057960131869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ziatisch(1), wild(1), indo-europeaan(3), historisch(7), senaatsbediende(1), traditionele(7), rassen(1), inheemsche(1), berber(1), kaukasisch(1), indisch(1), dwerg(1), dwerggroei(3), afkomst(1), indiaan(1), medicijnman(1), indo(1), traditioneel(1), mesties(1), volbloed(1), jakarta(1), inheemse(1), indische(1), westers(1), barbaren(1), inheems(1), wilde(1), historische(2), moslimsche(1), boesmanbanelen(1), inlandsche(1), koppensnellers(1), neger(2), homo(1)</text:p>
          </table:table-cell>
          <table:table-cell office:value-type="string" calcext:value-type="string">
            <text:p>('beroepsleg', 1), ('kazerne', 2), ('onderscheiding', 3), ('nassau', 6), ('oranje', 12), ('ridderoren', 1), ('loteling', 2), ('mastklimm', 1), ('kader', 5), ('rector', 1), ('f.s', 1), ('militieplicht', 1), ('militie', 3), ('oranje-nassau', 1), ('ordeteeken', 1), ('inlijving', 2), ('corps', 4), ('lijven', 1), ('krijgsdienst', 2), ('lichaamsoefening', 1), ('leeuw', 4), ('inlijven', 2), ('ridder', 2), ('militiedienst', 1), ('loting', 1), ('dienstplichtig', 1)</text:p>
          </table:table-cell>
          <table:table-cell office:value-type="string" calcext:value-type="string">
            <text:p>beroepsleg, kazerne, onderscheiding, nassau, oranje, ridderoren, loteling, mastklimm, kader, rector, f.s, militieplicht, militie, oranje-nassau, ordeteeken, inlijving, corps, lijven, krijgsdienst, lichaamsoefening, leeuw, inlijven, ridder, militiedienst, loting, dienstplichtig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0085" calcext:value-type="float">
            <text:p>340085</text:p>
          </table:table-cell>
          <table:table-cell office:value-type="float" office:value="6" calcext:value-type="float">
            <text:p>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2605906238949" calcext:value-type="float">
            <text:p>0.70260590623894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795340711832" calcext:value-type="float">
            <text:p>0.5795340711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werggroei(2), bediende(1), achtergrond(1), historischen(1), dwerg(1)</text:p>
          </table:table-cell>
          <table:table-cell office:value-type="string" calcext:value-type="string">
            <text:p>('nieuwendijk', 2), ('oosterstraat', 1), ('kromme', 3)</text:p>
          </table:table-cell>
          <table:table-cell office:value-type="string" calcext:value-type="string">
            <text:p>nieuwendijk, oosterstraat, kromme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1700" calcext:value-type="float">
            <text:p>341700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.464772703113283" calcext:value-type="float">
            <text:p>0.464772703113283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579813926047172" calcext:value-type="float">
            <text:p>0.579813926047172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icijnman(2), gemengd(5), hottentot(1), lesbisch(1), aziatisch(1), eskimo's(1), eskimobediende(1), zwartje(1), historischen(1), inheems(3), marron(3), knecht(1), negercultuur(1), baboe(1), historisch(4), westers(1), inheemsche(1), dwerg(1), volbloed(1), moslims(1), indiaan(1), kokkie(1), wetshistorische(1)</text:p>
          </table:table-cell>
          <table:table-cell office:value-type="string" calcext:value-type="string">
            <text:p>('ds.', 15), ('sikkel', 1), ('abbing', 1), ('bedanken', 4), ('popta', 1), ('snoep', 1), ('intrede', 3), ('reiding', 1), ('wisse', 2), ('kromsigt', 1), ('herst', 1), ('alons', 1), ('lingbeek', 1), ('melle', 1), ('scriba', 1), ('imans', 1), ('ds-', 1)</text:p>
          </table:table-cell>
          <table:table-cell office:value-type="string" calcext:value-type="string">
            <text:p>ds., sikkel, abbing, bedanken, popta, snoep, intrede, reiding, wisse, kromsigt, herst, alons, lingbeek, melle, scriba, imans, ds-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1746" calcext:value-type="float">
            <text:p>341746</text:p>
          </table:table-cell>
          <table:table-cell office:value-type="float" office:value="56" calcext:value-type="float">
            <text:p>56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588316651470018" calcext:value-type="float">
            <text:p>0.588316651470018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581704244937681" calcext:value-type="float">
            <text:p>0.581704244937681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ffers(1), traditionele(6), aboriginal(1), traditioneel(1), achtergrond(2), marron(4), primitief(1), zwartjes(1), westers(2), zigeuner(2), slavenschip(1), kokkie(1), volbloed(2), zigeuners(2), moordenaar(1), exotisch(1), verrast(1), indo-europeaan(1), slaven(1), gemengd(1), handicap(3), historisch(4), dwerggroei(1), kaffer(2), roots(2), inheems(1), tovenaar(2), aziatische(1), hottentot(1), afkomst(1), ras(2), winkelknechten(1), wilde(1), knecht(1)</text:p>
          </table:table-cell>
          <table:table-cell office:value-type="string" calcext:value-type="string">
            <text:p>('westerhof', 2), ('koert', 1), ('boer', 27), ('meursing', 1), ('drut', 1), ('boonstra', 1), ('oppenhuizen', 1), ('anema', 2), ('tinaarlo', 1), ('heem', 1), ('heslinga', 1), ('schaaf', 3), ('hoekstra', 2), ('terzool', 1), ('terpstra', 2), ('dijkstra', 2), ('dijks', 1), ('kloosterman', 1), ('hiemstra', 1), ('oosterhof', 1), ('bouma', 1), ('huizenga', 1), ('koopmans', 1), ('hilarides', 1), ('blanksma', 1), ('zijlstra', 1), ('wijnia', 1), ('sipma', 1), ('wilmink', 1)</text:p>
          </table:table-cell>
          <table:table-cell office:value-type="string" calcext:value-type="string">
            <text:p>westerhof, koert, boer, meursing, drut, boonstra, oppenhuizen, anema, tinaarlo, heem, heslinga, schaaf, hoekstra, terzool, terpstra, dijkstra, dijks, kloosterman, hiemstra, oosterhof, bouma, huizenga, koopmans, hilarides, blanksma, zijlstra, wijnia, sipma, wilmink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1659" calcext:value-type="float">
            <text:p>341659</text:p>
          </table:table-cell>
          <table:table-cell office:value-type="float" office:value="406" calcext:value-type="float">
            <text:p>406</text:p>
          </table:table-cell>
          <table:table-cell office:value-type="float" office:value="0.194581280788177" calcext:value-type="float">
            <text:p>0.194581280788177</text:p>
          </table:table-cell>
          <table:table-cell office:value-type="float" office:value="0.291547653190212" calcext:value-type="float">
            <text:p>0.291547653190212</text:p>
          </table:table-cell>
          <table:table-cell office:value-type="float" office:value="0.766009852216749" calcext:value-type="float">
            <text:p>0.766009852216749</text:p>
          </table:table-cell>
          <table:table-cell office:value-type="float" office:value="0.583912028669301" calcext:value-type="float">
            <text:p>0.583912028669301</text:p>
          </table:table-cell>
          <table:table-cell office:value-type="float" office:value="0.0394088669950739" calcext:value-type="float">
            <text:p>0.0394088669950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ziatisch(16), marrons(4), achtergrond(47), barbaren(7), zigeuner(4), aapman(2), kaffer(2), eenhistorisch(1), slavenschip(2), primitief(5), negerin(1), aboriginal(4), traditionele(18), kaukasisch(3), misvormden(6), exotisch(9), negercultuur(4), gemengd(11), onbeschaafd(3), bosneger(2), roots(2), inuit(3), historisch(12), wild(4), lesbisch(3), indo-europeaan(11), gekleurd(3), tovenaar(4), metis(1), blank(4), handicap(3), indisch(2), medicijnman(5), moslim(14), koelie(2), mongool(3), pygmee(5), zigeuners(1), inheemsche(1), ontdekken(5), afgod(4), indische(1), baboe(7), neger(6), lilliputter(4), muzelman(2), historische(5), eskimo's(4), inlander(4), dwerg(4), exotische(2), afkomst(4), inheemse(1), kwinti(1), barbaar(7), kaffers(1), koppensnellers(2), marron(7), volbloed(3), inlandsche(1), slaven(3), negerslaven(2), barbarlje(1), inheems(8), stam(2), traditioneel(3), homo(1), zigeunerbende(1), moor(2), meesterknecht(1), hottentotten(2), zimbabwecultuur(2), mulat(3), bediende(1), moslims(1), lilliputters(2), knecht(1), mesties(4), halfbloed(4), indostijl(1), gay(2), dwerggroei(2), zwartje(4), page(1), bataviasche(1), slaaf(3), queer(1), kokkie(3), aziatische(3), indischen(1), hottentot(3), wilde(1), stamhoofd(1), westerse(1), mengras(1), dwergen(2), eskimo(1), gekleurde(1), moortje(1), roma(1), groothistorische(1), wetshistorische(1), zigeunermuziek(4), medicijnmannen(1), koppensneller(3), indiaan(1), dwergeu(1), en'marron(1), indo(1), ras(1), negerrijk(1), galeislaven(1), inboorling(1)</text:p>
          </table:table-cell>
          <table:table-cell office:value-type="string" calcext:value-type="string">
            <text:p>('middelpunt', 5), ('schitterend', 16), ('idyllisch', 1), ('wanordelijk', 1), ('gaaf', 6), ('misbaar', 1), ('aanschouwen', 8), ('toonladder', 1), ('primitief', 15), ('modern', 34), ('dansen', 9), ('mooi', 63), ('artistiek', 4), ('schoon', 22), ('schoonheid', 8), ('romantisch', 4), ('welluidend', 2), ('schoone', 14), ('kunstwaarde', 1), ('beeld', 31), ('gevleugeld', 1), ('schreeuw', 1), ('klinken', 26), ('indrukwekkend', 2), ('aantrekkelijkheid', 5), ('prachtig', 30), ('thema', 2), ('klaaglied', 2), ('climax', 1), ('modulatie', 1), ('klank', 11), ('sonoor', 1), ('ontspanning', 1), ('cachet', 2), ('volksmenigte', 1), ('blind', 9), ('keurig', 4), ('harmonisch', 3), ('jammeren', 1), ('symboliek', 1), ('bekoorlijk', 4), ('gefluister', 2), ('lieftallig', 1), ('grootsch', 6), ('dynamisch', 3), ('rhythmisch', 2), ('middenpunt', 1), ('schreeuwen', 8), ('imponeerend', 1), ('verve', 1), ('geroep', 8), ('mondain', 2), ('angstkreet', 1), ('cadans', 1), ('nieuwsgierig', 7), ('onberispelijk', 2), ('kreet', 3), ('slaapdronken', 1), ('rhythme', 1), ('zinnebeeld', 2), ('gehuil', 1), ('wonderschoon', 1), ('barsten', 4), ('gillen', 5), ('aanplakbiljet', 1), ('gemompel', 1), ('knus', 2), ('gil', 2), ('stoeien', 2), ('effectvol', 1), ('monotoon', 1), ('vroolgke', 1), ('knielen', 3), ('kostelijk', 4), ('exquis', 1), ('lawaai', 2), ('beelden', 1), ('sehoon', 2), ('schooner', 4), ('mannenstem', 1), ('nabootsen', 3), ('danst', 3), ('aesthetisch', 2), ('kornuit', 2), ('spectakel', 1), ('snaar', 1), ('welverzorgd', 1), ('symbolisch', 2), ('phantastisch', 1), ('schouwspel', 2), ('lettergreep', 1), ('liefelijk', 1), ('fragmentarisch', 1), ('schildering', 2), ('boerenleven', 1), ('variatie', 1), ('tumult', 1), ('betooveren', 2), ('nasaal', 1), ('illustratief', 1), ('plastisch', 1), ('plastiek', 2), ('rumoer', 1), ('decor', 2), ('zegging', 1), ('verpoozing', 1), ('verrukken', 1), ('geschreeuw', 1), ('aanschouw', 1), ('voorproef', 1), ('harmonieus', 1), ('kunstvaardigheid', 1), ('orkestratie', 1), ('schematisch', 1), ('grootschen', 1), ('subliem', 1), ('ontcijferen', 1), ('dartelen', 1), ('weergave', 1), ('getier', 1), ('vaardig', 1), ('alphabet', 1), ('verstommen', 1), ('luidruchtig', 1), ('aanvallig', 1), ('vlekkeloos', 1), ('imposant', 1), ('fijnzinnig', 1), ('aangapen', 1), ('uitgelat', 1), ('kunstuiting', 1), ('nieuwheid', 1), ('dartel', 1), ('allerliefst', 1)</text:p>
          </table:table-cell>
          <table:table-cell office:value-type="string" calcext:value-type="string">
            <text:p>middelpunt, schitterend, idyllisch, wanordelijk, gaaf, misbaar, aanschouwen, toonladder, primitief, modern, dansen, mooi, artistiek, schoon, schoonheid, romantisch, welluidend, schoone, kunstwaarde, beeld, gevleugeld, schreeuw, klinken, indrukwekkend, aantrekkelijkheid, prachtig, thema, klaaglied, climax, modulatie, klank, sonoor, ontspanning, cachet, volksmenigte, blind, keurig, harmonisch, jammeren, symboliek, bekoorlijk, gefluister, lieftallig, grootsch, dynamisch, rhythmisch, middenpunt, schreeuwen, imponeerend, verve, geroep, mondain, angstkreet, cadans, nieuwsgierig, onberispelijk, kreet, slaapdronken, rhythme, zinnebeeld, gehuil, wonderschoon, barsten, gillen, aanplakbiljet, gemompel, knus, gil, stoeien, effectvol, monotoon, vroolgke, knielen, kostelijk, exquis, lawaai, beelden, sehoon, schooner, mannenstem, nabootsen, danst, aesthetisch, kornuit, spectakel, snaar, welverzorgd, symbolisch, phantastisch, schouwspel, lettergreep, liefelijk, fragmentarisch, schildering, boerenleven, variatie, tumult, betooveren, nasaal, illustratief, plastisch, plastiek, rumoer, decor, zegging, verpoozing, verrukken, geschreeuw, aanschouw, voorproef, harmonieus, kunstvaardigheid, orkestratie, schematisch, grootschen, subliem, ontcijferen, dartelen, weergave, getier, vaardig, alphabet, verstommen, luidruchtig, aanvallig, vlekkeloos, imposant, fijnzinnig, aangapen, uitgelat, kunstuiting, nieuwheid, dartel, allerliefst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1578" calcext:value-type="float">
            <text:p>341578</text:p>
          </table:table-cell>
          <table:table-cell office:value-type="float" office:value="14" calcext:value-type="float">
            <text:p>1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5839769261256" calcext:value-type="float">
            <text:p>0.755839769261256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dicap(6), marron(1), muzelman(1), queer(1), koelie(1), zwartjes(1), kaffer(1), page(1), historische(1)</text:p>
          </table:table-cell>
          <table:table-cell office:value-type="string" calcext:value-type="string">
            <text:p>('fatima', 1), ('luck', 1), ('scott', 2), ('eig.', 5), ('gruno', 1), ('max.', 2), ('norton', 2), ('zwaluw', 1), ('creutz', 1), ('kerrigan', 1)</text:p>
          </table:table-cell>
          <table:table-cell office:value-type="string" calcext:value-type="string">
            <text:p>fatima, luck, scott, eig., gruno, max., norton, zwaluw, creutz, kerrigan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1493" calcext:value-type="float">
            <text:p>341493</text:p>
          </table:table-cell>
          <table:table-cell office:value-type="float" office:value="43" calcext:value-type="float">
            <text:p>43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0.541191969868345" calcext:value-type="float">
            <text:p>0.541191969868345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593323526945689" calcext:value-type="float">
            <text:p>0.593323526945689</text:p>
          </table:table-cell>
          <table:table-cell office:value-type="float" office:value="0.0465116279069768" calcext:value-type="float">
            <text:p>0.0465116279069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ndicap(1), dwerggroei(2), berber(1), aziatisch(3), pygmeeen(1), gay(1), slavenschip(1), afkomst(1), kaukasisch(4), traditionele(2), bediende(1), mulat(1), queer(2), mongoolse(2), inheems(2), zigeunermuziek(1), birma(1), homo(1), inlandsche(1), marron(1), mongool(1), inuit(1), page(2), negers(1), zwartje(1), historisch(2), queertitle(1), inboorling(1), gemengde(1), volbloed(1), voorhistorische(1)</text:p>
          </table:table-cell>
          <table:table-cell office:value-type="string" calcext:value-type="string">
            <text:p>('oostaziatisch', 2), ('chronicle', 2), ('sun', 3), ('weensch', 2), ('sovjet-rusland', 2), ('mali', 1), ('sowjet-unie', 2), ('berlynsch', 1), ('praagsch', 2), ('time', 5), ('sovjet-', 1), ('sovjet-unie', 2), ('graph', 1), ('agentschap', 1), ('berliner', 1), ('berlijnsch', 2), ('news', 1), ('legerbericht', 2), ('stefani', 1), ('daily', 1), ('tunes', 1), ('sowjetregeering', 1), ('gazette', 1), ('globe', 2), ('dailg', 1), ('deutsche', 1), ('evening', 1), ('guardian', 1), ('weener', 1), ('sowj', 1)</text:p>
          </table:table-cell>
          <table:table-cell office:value-type="string" calcext:value-type="string">
            <text:p>oostaziatisch, chronicle, sun, weensch, sovjet-rusland, mali, sowjet-unie, berlynsch, praagsch, time, sovjet-, sovjet-unie, graph, agentschap, berliner, berlijnsch, news, legerbericht, stefani, daily, tunes, sowjetregeering, gazette, globe, dailg, deutsche, evening, guardian, weener, sowj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1397" calcext:value-type="float">
            <text:p>341397</text:p>
          </table:table-cell>
          <table:table-cell office:value-type="float" office:value="18" calcext:value-type="float">
            <text:p>1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424547400911271" calcext:value-type="float">
            <text:p>0.42454740091127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94759251665114" calcext:value-type="float">
            <text:p>0.594759251665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lander(1), blank(1), afkomst(1), aboriginal(1), traditionele(1), moslim(1), negerslaven(1), inboorling(1), historisch(1), achtergrond(1), volbloed(1), slaven'(1), queer(1), dwerggroei(1), metis(1), inheems(1), indisch(1), homo(1)</text:p>
          </table:table-cell>
          <table:table-cell office:value-type="string" calcext:value-type="string">
            <text:p>('tela', 1), ('pomona', 1), ('river', 2), ('guiana', 2), ('duinkerken', 1), ('caleta', 1), ('buena', 1), ('portland', 1), ('carthagena', 2), ('sfax', 1), ('delano', 1), ('ceres', 1), ('p.l.m.', 1), ('new-orieans', 1), ('rosaria', 1), ('huon', 1)</text:p>
          </table:table-cell>
          <table:table-cell office:value-type="string" calcext:value-type="string">
            <text:p>tela, pomona, river, guiana, duinkerken, caleta, buena, portland, carthagena, sfax, delano, ceres, p.l.m., new-orieans, rosaria, huon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1763" calcext:value-type="float">
            <text:p>341763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5745719473112" calcext:value-type="float">
            <text:p>0.66574571947311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94759251665114" calcext:value-type="float">
            <text:p>0.59475925166511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sch(3), roots(1), baboe(1), achtergrond(2), inheems(2), westers(1), exotische(1), indisch(1), page(1), marron(2), eskimo(1), traditionele(1), indo-europeaan(1)</text:p>
          </table:table-cell>
          <table:table-cell office:value-type="string" calcext:value-type="string">
            <text:p>('lizzy', 2), ('apol', 1), ('maris', 1), ('pies', 1), ('veth', 1), ('block', 1), ('bnys', 1), ('keilen', 3), ('cats', 1), ('molkenboer', 1), ('e.a.', 1), ('mauve', 1), ('vertin', 1), ('schneider', 1), ('kraus', 1), ('ansingh', 1), ('toorop', 1), ('denburg', 1)</text:p>
          </table:table-cell>
          <table:table-cell office:value-type="string" calcext:value-type="string">
            <text:p>lizzy, apol, maris, pies, veth, block, bnys, keilen, cats, molkenboer, e.a., mauve, vertin, schneider, kraus, ansingh, toorop, denburg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40452" calcext:value-type="float">
            <text:p>340452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5745719473112" calcext:value-type="float">
            <text:p>0.66574571947311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94759251665114" calcext:value-type="float">
            <text:p>0.59475925166511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an(1), westers(4), traditionele(2), gekleurd(1), dwerggroei(1), marron(1), indo-europeaan(1), koppensneller(1), achtergrond(2), zigeuner(1), indo(1), dwerg(1), zwartje(1)</text:p>
          </table:table-cell>
          <table:table-cell office:value-type="string" calcext:value-type="string">
            <text:p>('pieten', 1), ('dost', 1), ('ridderbos', 1), ('alber', 1), ('pinkster', 1), ('engelsman', 2), ('an', 1), ('antilope', 4), ('wijnstok', 1), ('wilhelmsburg', 1), ('westers', 1), ('onstwedder', 1), ('emd', 1), ('fekkes', 1), ('harmina', 1), ('hageman', 1), ('emmerick', 1), ('ambulant', 1), ('egberdina', 1), ('vellinga', 1), ('salomons', 1), ('alpha', 1)</text:p>
          </table:table-cell>
          <table:table-cell office:value-type="string" calcext:value-type="string">
            <text:p>pieten, dost, ridderbos, alber, pinkster, engelsman, an, antilope, wijnstok, wilhelmsburg, westers, onstwedder, emd, fekkes, harmina, hageman, emmerick, ambulant, egberdina, vellinga, salomons, alpha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8867" calcext:value-type="float">
            <text:p>338867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5745719473112" calcext:value-type="float">
            <text:p>0.66574571947311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94759251665114" calcext:value-type="float">
            <text:p>0.59475925166511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winti(1), mongool(1), zigeuners(2), zigeunermuziek(4), queer(1), berber(1), gemengd(2), aapman(1), moslim(1), inheems(1), achtergrond(1), aziatisch(1), traditionele(1)</text:p>
          </table:table-cell>
          <table:table-cell office:value-type="string" calcext:value-type="string">
            <text:p>('gramof', 1), ('esmeralda', 1), ('vraaggesprek', 1), ('muz.', 1), ('kalundborg', 1), ('droitwich', 1), ('deutschlandsender', 2), ('causerie', 3), ('gram.muziek', 1), ('nieuwsberichten', 1), ('varaorkest', 1), ('gramofoon', 2), ('halfuur', 1), ('nieuwsbericht', 1), ('weer-', 1), ('westersche', 1), ('ramblers', 1), ('vervolg', 3), ('gramofoonmuziek', 2), ('anp', 1), ('salonorkest', 1), ('n.c.r.v.', 1), ('mofoonmuziek', 1)</text:p>
          </table:table-cell>
          <table:table-cell office:value-type="string" calcext:value-type="string">
            <text:p>gramof, esmeralda, vraaggesprek, muz., kalundborg, droitwich, deutschlandsender, causerie, gram.muziek, nieuwsberichten, varaorkest, gramofoon, halfuur, nieuwsbericht, weer-, westersche, ramblers, vervolg, gramofoonmuziek, anp, salonorkest, n.c.r.v., mofoonmuziek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1752" calcext:value-type="float">
            <text:p>341752</text:p>
          </table:table-cell>
          <table:table-cell office:value-type="float" office:value="85" calcext:value-type="float">
            <text:p>85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0.494215398283809" calcext:value-type="float">
            <text:p>0.49421539828380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596536694734276" calcext:value-type="float">
            <text:p>0.596536694734276</text:p>
          </table:table-cell>
          <table:table-cell office:value-type="float" office:value="0.0470588235294118" calcext:value-type="float">
            <text:p>0.0470588235294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esman(1), achtergrond(6), baboe(1), marron(5), mengras(1), eskimo's(3), historisch(3), gemengd(2), historische(2), tovenaar(1), ontdekken(1), primitief(3), afstammelingen(1), kaffer(1), moslim(2), koelie(1), indo(1), blank(3), bediende(2), barbaren(1), traditionele(2), wereldhistorische(1), gekleurd(2), moslims(2), berber(1), inlander(1), moslimsche(1), hottentot(1), aziatisch(2), afgodsbeeldje(1), gay(2), zigeuners(1), inheems(3), hottentottenstam(1), eskimo(1), roots(3), inlandsche(1), halfbloed(2), slaaf(1), knecht(1), bosneger(1), westers(1), bosnegers(1), onbeschaafd(2), medicijnman(1), moor(1), afgod(1), dwerggroei(1), mongool(1), marrons(1), queer(1), dwerg(1), misvormden(1)</text:p>
          </table:table-cell>
          <table:table-cell office:value-type="string" calcext:value-type="string">
            <text:p>('perc', 1), ('molen', 6), ('mijnen', 2), ('are', 4), ('hectare', 2), ('kom', 5), ('perceel', 5), ('woonhuis', 4), ('aren', 3), ('inzetten', 1), ('behuizing', 1), ('boerenplaats', 1), ('genaamd', 12), ('peel', 4), ('belenden', 1), ('pand', 2), ('erf', 5), ('groenland', 4), ('gracht', 5), ('erre', 1), ('verpachting', 1), ('kooping', 1), ('pondernaat', 1), ('staande', 1), ('wanica', 1), ('bouw-', 1), ('bouwland', 1), ('aangeleg', 1), ('buitendijks', 1), ('polder', 2), ('ingeland', 2), ('zeedijk', 1), ('zuidzijde', 1), ('bouwplaats', 1), ('ceel', 1), ('schouw', 1), ('schie', 1), ('straatweg', 1), ('westzijde', 1), ('heerenhui', 1)</text:p>
          </table:table-cell>
          <table:table-cell office:value-type="string" calcext:value-type="string">
            <text:p>perc, molen, mijnen, are, hectare, kom, perceel, woonhuis, aren, inzetten, behuizing, boerenplaats, genaamd, peel, belenden, pand, erf, groenland, gracht, erre, verpachting, kooping, pondernaat, staande, wanica, bouw-, bouwland, aangeleg, buitendijks, polder, ingeland, zeedijk, zuidzijde, bouwplaats, ceel, schouw, schie, straatweg, westzijde, heerenhui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41377" calcext:value-type="float">
            <text:p>341377</text:p>
          </table:table-cell>
          <table:table-cell office:value-type="float" office:value="22" calcext:value-type="float">
            <text:p>22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376121807915581" calcext:value-type="float">
            <text:p>0.376121807915581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00549211152015" calcext:value-type="float">
            <text:p>0.60054921115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ron(1), inheems(1), rassen(1), inheemsche(1), slaaf(1), zimbabwecultuur(1), homo(1), neger(1), tovenaar(1), aziatisch(1), exotisch(1), handicap(2), mulat(1), berber(1), historisch(1), exotische(1), page(1), kaffer(1), moslims(1), traditioneel(1), negerrijk(1)</text:p>
          </table:table-cell>
          <table:table-cell office:value-type="string" calcext:value-type="string">
            <text:p>('oostersehe', 1), ('rothschild', 1), ('serie', 11), ('ges', 2), ('flooo', 1), ('oostersche', 1), ('dodo', 1), ('dro', 1), ('hope', 2), ('assouan', 1)</text:p>
          </table:table-cell>
          <table:table-cell office:value-type="string" calcext:value-type="string">
            <text:p>oostersehe, rothschild, serie, ges, flooo, oostersche, dodo, dro, hope, assouan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0959" calcext:value-type="float">
            <text:p>340959</text:p>
          </table:table-cell>
          <table:table-cell office:value-type="float" office:value="51" calcext:value-type="float">
            <text:p>51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0.739284795329221" calcext:value-type="float">
            <text:p>0.73928479532922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605174564132934" calcext:value-type="float">
            <text:p>0.605174564132934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venaar(1), dwerggroei(2), aziatische(1), koelie(1), indo(2), barbaar(1), moslim(3), inheems'che(1), homo(1), berber(1), aziatisch(3), neger(1), marron(5), knecht(1), indo-europeaan(2), traditioneel(1), gekleurd(1), historisch(2), inheems(6), blanka(1), bosneger(1), zwartje(1), blank(2), marrons(1), lesbische(1), inboorling(1), trans(1), kokkie(1), inuit(1), dwerg(1), eskimo(1), achtergrond(1), misvormden(1)</text:p>
          </table:table-cell>
          <table:table-cell office:value-type="string" calcext:value-type="string">
            <text:p>('a.n', 1), ('tokken', 4), ('tnl', 1), ('lii', 2), ('titer', 1), ('tri', 3), ('ltt', 1), ('braad', 1), ('m.i', 6), ('aald', 1), ('tnd', 2), ('pea', 1), ('rui', 1), ('ale', 4), ('iti', 1), ('v-r', 1), ('ho-', 1), ('koi', 1), ('uls', 1), ('pon', 2), ('-ai', 1), ('i.i', 1), ('.iit', 2), ('e*r', 1), ('nip', 1), ('koo', 1), ('fte', 1), ('.ui', 1), ('ril', 2), ('raio', 1), ('tch', 1), ('stan', 1), ('i.e', 1)</text:p>
          </table:table-cell>
          <table:table-cell office:value-type="string" calcext:value-type="string">
            <text:p>a.n, tokken, tnl, lii, titer, tri, ltt, braad, m.i, aald, tnd, pea, rui, ale, iti, v-r, ho-, koi, uls, pon, -ai, i.i, .iit, e*r, nip, koo, fte, .ui, ril, raio, tch, stan, i.e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39931" calcext:value-type="float">
            <text:p>339931</text:p>
          </table:table-cell>
          <table:table-cell office:value-type="float" office:value="30" calcext:value-type="float">
            <text:p>30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30329961720476" calcext:value-type="float">
            <text:p>0.3032996172047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611473849472966" calcext:value-type="float">
            <text:p>0.6114738494729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gool(1), historisch(1), onbeschaafd(2), aboriginal(1), achtergrond(6), indo-europeaan(1), jakarta(1), traditioneelen(1), historische(2), marron(1), negerslaven(1), barbaren(1), bediende(1), mesties(1), blank(1), zimbabwe(1), moslims(1), traditionele(2), slaaf(1), indiaan(1), medicijnman(1), exotisch(1)</text:p>
          </table:table-cell>
          <table:table-cell office:value-type="string" calcext:value-type="string">
            <text:p>('industrials', 1), ('marinewaarden', 1), ('affaire', 1), ('koers', 7), ('brokkelen', 1), ('oploopend', 1), ('grondtoon', 1), ('fonds', 6), ('animo', 2), ('portugeezen', 2), ('afrikanen', 2), ('onbewogen', 2), ('mijnshare', 1), ('avanceren', 1), ('venezuelanen', 1), ('toonaangevend', 1), ('culturen', 1), ('beurstijd', 1), ('suikerwaard', 1), ('attentie', 1), ('vorstenlanden', 1)</text:p>
          </table:table-cell>
          <table:table-cell office:value-type="string" calcext:value-type="string">
            <text:p>industrials, marinewaarden, affaire, koers, brokkelen, oploopend, grondtoon, fonds, animo, portugeezen, afrikanen, onbewogen, mijnshare, avanceren, venezuelanen, toonaangevend, culturen, beurstijd, suikerwaard, attentie, vorstenlanden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38335" calcext:value-type="float">
            <text:p>338335</text:p>
          </table:table-cell>
          <table:table-cell office:value-type="float" office:value="59" calcext:value-type="float">
            <text:p>59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657825895345907" calcext:value-type="float">
            <text:p>0.657825895345907</text:p>
          </table:table-cell>
          <table:table-cell office:value-type="float" office:value="0.76271186440678" calcext:value-type="float">
            <text:p>0.76271186440678</text:p>
          </table:table-cell>
          <table:table-cell office:value-type="float" office:value="0.615809824084192" calcext:value-type="float">
            <text:p>0.615809824084192</text:p>
          </table:table-cell>
          <table:table-cell office:value-type="float" office:value="0.0677966101694915" calcext:value-type="float">
            <text:p>0.0677966101694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ditionele(5), baboe(2), berber(2), marron(3), historisch(4), homo(2), indo-europeaan(2), barbarlje(1), afgodsbeeldje(1), slaaf(2), barbaren(3), queer(1), aziatisch(2), historische(1), aapman(1), gekleurde(1), indo(1), gemengd(2), inheemsen(1), groothistorische(1), achtergrond(4), inheems(4), moslim(2), barbaar(1), halfbloed(1), gekleurd(1), pygmee(1), mulat(1), koelie(1), kaffer(2), schildersknecht(1), islamiet(1), barbaarsche(1)</text:p>
          </table:table-cell>
          <table:table-cell office:value-type="string" calcext:value-type="string">
            <text:p>('sic', 3), ('dorren', 4), ('hielen', 1), ('das', 7), ('-der', 2), ('bei', 8), ('nah', 1), ('herr', 2), ('falie', 1), ('weise', 2), ('teil', 1), ('hat', 7), ('eigen', 2), ('meine', 1), ('tun', 2), ('turnen', 1), ('pause', 1), ('leute', 1), ('stoff', 1), ('inner', 1), ('lieb', 1), ('wart', 1), ('sei', 1), ('liegen', 3), ('ehr', 1), ('beitrag', 1), ('un', 1), ('au', 1), ('halben', 1), ('herum', 1), ('der-', 1), ('hin', 1), ('alter', 1), ('verdienst', 1), ('fremd', 1), ('gethan', 1)</text:p>
          </table:table-cell>
          <table:table-cell office:value-type="string" calcext:value-type="string">
            <text:p>sic, dorren, hielen, das, -der, bei, nah, herr, falie, weise, teil, hat, eigen, meine, tun, turnen, pause, leute, stoff, inner, lieb, wart, sei, liegen, ehr, beitrag, un, au, halben, herum, der-, hin, alter, verdienst, fremd, gethan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1546" calcext:value-type="float">
            <text:p>341546</text:p>
          </table:table-cell>
          <table:table-cell office:value-type="float" office:value="71" calcext:value-type="float">
            <text:p>71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0.666958896517797" calcext:value-type="float">
            <text:p>0.666958896517797</text:p>
          </table:table-cell>
          <table:table-cell office:value-type="float" office:value="0.76056338028169" calcext:value-type="float">
            <text:p>0.76056338028169</text:p>
          </table:table-cell>
          <table:table-cell office:value-type="float" office:value="0.630063492256694" calcext:value-type="float">
            <text:p>0.630063492256694</text:p>
          </table:table-cell>
          <table:table-cell office:value-type="float" office:value="0.0704225352112676" calcext:value-type="float">
            <text:p>0.070422535211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werggroei(3), inlanders(1), historisch(4), moslim(8), indo-europeaan(9), achtergrond(3), pygmeeen(1), gemengd(3), inlandsche(2), koppensneller(3), boesman(2), gay(1), barbaren(1), islamiet(1), slavenschip(1), indo(1), koelies(1), kokkie(1), koelie(1), pygmee(1), slaven(1), negerslaven(1), inheems(4), baboe(1), mongool(1), k'mesties(2), indische(1), inheemse(3), blank(2), jokjakarta(1), inheemseen(1), slaaf(1), onbeschaafd(1), jakarta(1), berber(1), hottentot(1)</text:p>
          </table:table-cell>
          <table:table-cell office:value-type="string" calcext:value-type="string">
            <text:p>('westkust', 3), ('pasoeroean', 1), ('probolinggo', 1), ('poerwokerto', 1), ('diri', 1), ('guinea', 4), ('buitenzorg', 2), ('djokja', 3), ('nieuw-guinea', 4), ('oostku', 2), ('gewest', 5), ('solo', 7), ('cultuurgebied', 1), ('garoet', 1), ('jogjakarta', 1), ('borneo', 4), ('residentie', 7), ('preanger', 1), ('krawang', 2), ('minahassa', 2), ('madioen', 1), ('landraad', 2), ('oostkust', 2), ('aanbijten', 2), ('bandoeng', 4), ('malang', 2), ('midden-java', 1), ('medan', 1), ('bojolali', 1), ('weh', 1), ('residenti', 1), ('west-java', 1), ('lingga', 1), ('djok', 1), ('ambarawa', 1), ('pati', 1), ('tapanoeli', 1), ('kota', 1), ('soerabala', 1), ('rembang', 1), ('hoofdplaats', 1), ('zuid-sumatra', 1), ('salatiga', 1)</text:p>
          </table:table-cell>
          <table:table-cell office:value-type="string" calcext:value-type="string">
            <text:p>westkust, pasoeroean, probolinggo, poerwokerto, diri, guinea, buitenzorg, djokja, nieuw-guinea, oostku, gewest, solo, cultuurgebied, garoet, jogjakarta, borneo, residentie, preanger, krawang, minahassa, madioen, landraad, oostkust, aanbijten, bandoeng, malang, midden-java, medan, bojolali, weh, residenti, west-java, lingga, djok, ambarawa, pati, tapanoeli, kota, soerabala, rembang, hoofdplaats, zuid-sumatra, salatiga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1441" calcext:value-type="float">
            <text:p>341441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0.718166696697597" calcext:value-type="float">
            <text:p>0.718166696697597</text:p>
          </table:table-cell>
          <table:table-cell office:value-type="float" office:value="0.76" calcext:value-type="float">
            <text:p>0.76</text:p>
          </table:table-cell>
          <table:table-cell office:value-type="float" office:value="0.635122996169487" calcext:value-type="float">
            <text:p>0.635122996169487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rber(2), handicap(2), aziatisch(1), traditionele(1), page(4), historisch(1), roots(2), achtergrond(2), neger(2), stam(1), moslim(2), gekleurd(1), marron(4), zigeunerbende(1), aboriginal(5), afgod(1), ras(1), bediende(1), queer(2), indo-europeaan(1), gemengd(1), zigeuners(1), negerslaven(1), slavenschip(1), inboorlingen(1), homo(1), historische(1), dwerg(1), trans(1), kaukasisch(1), grootsch(1), queertitle(1), indisch(1)</text:p>
          </table:table-cell>
          <table:table-cell office:value-type="string" calcext:value-type="string">
            <text:p>('american', 8), ('general', 2), ('steel', 2), ('montgomery', 1), ('car', 2), ('coal', 1), ('standard', 2), ('can', 8), ('cop', 1), ('ward', 2), ('foundry', 1), ('chase', 2), ('united', 5), ('states', 3), ('oil', 1), ('chartered', 3), ('pasco', 1), ('anglo', 2), ('anaconda', 2), ('tinto', 1), ('goldfields', 1), ('shell', 2), ('malay', 2), ('amerlcan', 1), ('eastman', 1), ('service', 1), ('worthington', 1), ('citie', 1), ('randfontein', 1), ('beers', 1), ('linggi', 1), ('randmines', 1), ('republic', 1), ('dry', 2), ('rayon', 1), ('trans', 1), ('iron', 1)</text:p>
          </table:table-cell>
          <table:table-cell office:value-type="string" calcext:value-type="string">
            <text:p>american, general, steel, montgomery, car, coal, standard, can, cop, ward, foundry, chase, united, states, oil, chartered, pasco, anglo, anaconda, tinto, goldfields, shell, malay, amerlcan, eastman, service, worthington, citie, randfontein, beers, linggi, randmines, republic, dry, rayon, trans, iron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1854" calcext:value-type="float">
            <text:p>341854</text:p>
          </table:table-cell>
          <table:table-cell office:value-type="float" office:value="167" calcext:value-type="float">
            <text:p>167</text:p>
          </table:table-cell>
          <table:table-cell office:value-type="float" office:value="0.215568862275449" calcext:value-type="float">
            <text:p>0.215568862275449</text:p>
          </table:table-cell>
          <table:table-cell office:value-type="float" office:value="0.161198477573956" calcext:value-type="float">
            <text:p>0.161198477573956</text:p>
          </table:table-cell>
          <table:table-cell office:value-type="float" office:value="0.760479041916168" calcext:value-type="float">
            <text:p>0.760479041916168</text:p>
          </table:table-cell>
          <table:table-cell office:value-type="float" office:value="0.643307932878292" calcext:value-type="float">
            <text:p>0.643307932878292</text:p>
          </table:table-cell>
          <table:table-cell office:value-type="float" office:value="0.0239520958083832" calcext:value-type="float">
            <text:p>0.0239520958083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rons(6), aziatisch(13), berbers(1), rassen(1), afkomst(3), moslims(4), gemengde(2), moordenaar(1), neger(2), halfbloed(2), mulat(2), achtergrond(7), marron(3), lilliputter(3), bosneger(1), negers(1), zigeuner(2), negerrijk(4), kaukasisch(3), slaven'(1), indo-europeaan(3), ras(2), moslim(18), berber(4), inboorling(1), indiaan(3), bediende(2), dwerggroei(2), medicijnman(4), primitief(3), kafferhoofdman(1), moslimsche(2), mohemmedaan(1), muzelman'(1), hottentotten(1), indo(1), islamiet(1), slaven(2), onbeschaafd(1), tovenaar(3), ontdekken(1), negerslaven(2), historisch(4), inboorlingen(1), queer(1), aapman(1), barbaar'sche(1), barbaren(3), kaffer(3), page(1), indische(2), inlanders(1), koelie(2), dwergen(1), stam(1), inuit(1), mongool(2), traditionele(4), pygmee(1), wereldhistorische(1), allochtoon(1), moslimscho(1), moord(1), mesties(1), zimbabwe(1), inheemse(1), moor'en(1), indisch(1), koelies(1), volbloed(1), inlandsche(2), koppensneller(1), mongoolse(1), barbaar(1)</text:p>
          </table:table-cell>
          <table:table-cell office:value-type="string" calcext:value-type="string">
            <text:p>('soldaat', 31), ('leger', 35), ('kamp', 23), ('aanvoerder', 2), ('tyrol', 2), ('pacha', 6), ('wapenen', 8), ('essad', 1), ('bey', 2), ('legerbestuur', 1), ('oproerling', 3), ('drong', 2), ('riza', 1), ('groot-vizier', 1), ('pietermaritzburg', 1), ('turkschen', 3), ('weermacht', 4), ('overgeven', 1), ('marine-soldat', 1), ('buit', 6), ('selassie', 1), ('graziani', 1), ('onderkoning', 4), ('escorte', 1), ('ongenade', 1), ('pasja', 4), ('pasha', 1), ('shah', 2), ('pascha', 2), ('sjah', 3), ('moerad', 1), ('duitschen', 2), ('sjefket', 1), ('colville', 1), ('env', 1), ('hoofdcommandant', 1), ('hoofdkwartier', 2), ('kalif', 3), ('muiter', 1), ('aanvoering', 1), ('opperbevel', 1), ('jameson', 1), ('kolenbekken', 1), ('sjerif', 1), ('konak', 2), ('kaap-kolonie', 1), ('ladysmith', 1), ('cubanen', 1), ('kimberley', 1), ('het|', 1), ('federaal', 1), ('servischen', 1), ('genl', 1), ('hussein', 2), ('maximo', 1), ('zeesoldaat', 1), ('transvaalschen', 1), ('stadsdistrict', 1), ('zagloel', 1), ('saad', 1), ('belgischen', 1), ('gevangennemen', 1), ('legerkorps', 1), ('russischen', 1), ('hertogdom', 1)</text:p>
          </table:table-cell>
          <table:table-cell office:value-type="string" calcext:value-type="string">
            <text:p>soldaat, leger, kamp, aanvoerder, tyrol, pacha, wapenen, essad, bey, legerbestuur, oproerling, drong, riza, groot-vizier, pietermaritzburg, turkschen, weermacht, overgeven, marine-soldat, buit, selassie, graziani, onderkoning, escorte, ongenade, pasja, pasha, shah, pascha, sjah, moerad, duitschen, sjefket, colville, env, hoofdcommandant, hoofdkwartier, kalif, muiter, aanvoering, opperbevel, jameson, kolenbekken, sjerif, konak, kaap-kolonie, ladysmith, cubanen, kimberley, het|, federaal, servischen, genl, hussein, maximo, zeesoldaat, transvaalschen, stadsdistrict, zagloel, saad, belgischen, gevangennemen, legerkorps, russischen, hertogdom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1636" calcext:value-type="float">
            <text:p>341636</text:p>
          </table:table-cell>
          <table:table-cell office:value-type="float" office:value="311" calcext:value-type="float">
            <text:p>311</text:p>
          </table:table-cell>
          <table:table-cell office:value-type="float" office:value="0.196141479099678" calcext:value-type="float">
            <text:p>0.196141479099678</text:p>
          </table:table-cell>
          <table:table-cell office:value-type="float" office:value="0.295585780792006" calcext:value-type="float">
            <text:p>0.295585780792006</text:p>
          </table:table-cell>
          <table:table-cell office:value-type="float" office:value="0.762057877813505" calcext:value-type="float">
            <text:p>0.762057877813505</text:p>
          </table:table-cell>
          <table:table-cell office:value-type="float" office:value="0.643625583961643" calcext:value-type="float">
            <text:p>0.643625583961643</text:p>
          </table:table-cell>
          <table:table-cell office:value-type="float" office:value="0.0418006430868167" calcext:value-type="float">
            <text:p>0.04180064308681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rrons(4), onbeschaafd(2), baboe(3), moslimsohe(1), indo-europeaan(14), moslimsch(1), barbaren(5), achtergrond(28), aziatisch(13), gemengd(9), ontdekken(4), islamiet(2), traditionele(11), historisch(10), slaaf(4), inboorlingen(1), metis'nachts(1), roots(1), koelies(1), mongoolse(1), inuit(4), k'mesties(2), aapman(2), bedienden(2), indische(2), moslim(18), mongool(3), marron(8), inboorling(1), dwerggroei(9), pygmee(4), hottentot(2), inlander(2), stam(3), neger(1), lesbische(1), mulat(2), exotische(1), slavenhandel(1), barbaar(1), inheems(8), zigeuner(1), blank(2), inheemsche(2), transport(1), kaffers(1), lilliputter(1), primitief(3), negerslaven(3), afkomst(5), kaukasisch(2), mongoolsche(1), berber(1), moor(1), inheems'che(2), tovenaar(1), metis(3), slaven(1), gekleurd(3), traditioneel(1), indiaan(3), afgodsbeeldje(1), mesties(4), queer(1), halfbloed(4), medicijnman(2), zwartje(5), indo(2), kaffer(2), wild(2), pygmeeen(1), slavenschip(1), moor'en(1), boesman(1), handicap(3), indisch(2), inheemsch(1), kokkie(2), indonesi(1), moslims(3), wilde(2), koppensneller(3), negerrestaurant(1), misvormden(2), mengras(2), inlandsche(2), bosneger(1), mulattin(1), moslimscho(1), negerrijk(2), knecht(1), lesbisch(3), dwerg(2), traditioneelen(1), negercultuur(1), halfbloedjes(1), exotisch(3), volbloed'(1), gemengde(1), indiaansch(1), hottentotten(2), lilliputters(1), muzelman'(1), homo(1), koelie(1), afgod(1), islamieten(1), onbeschaafdheid(1)</text:p>
          </table:table-cell>
          <table:table-cell office:value-type="string" calcext:value-type="string">
            <text:p>('vernem', 2), ('kant', 47), ('richting', 33), ('hooien', 5), ('ontlenen', 12), ('diens', 18), ('hooren', 34), ('zijde', 40), ('horen', 58), ('zijnen', 7), ('vrij', 22), ('wi', 7), ('zwak', 13), ('hieronder', 5), ('niaar', 2), ('hoeren', 2), ('altyd', 3), ('mededeelen', 5), ('inen', 3), ('booren', 1), ('zyde', 2), ('bly', 1), ('meedcelen', 1), ('terk', 1), ('jdat', 1), ('.ware', 3), ('inlichten', 2), ('ontleenen', 2), ('zijner', 2), ('sproken', 1), ('sprek', 1), ('bekopen', 1), ('.vroeger', 1), ('boffen', 1), ('deelcn', 1), ('-dat', 1)</text:p>
          </table:table-cell>
          <table:table-cell office:value-type="string" calcext:value-type="string">
            <text:p>vernem, kant, richting, hooien, ontlenen, diens, hooren, zijde, horen, zijnen, vrij, wi, zwak, hieronder, niaar, hoeren, altyd, mededeelen, inen, booren, zyde, bly, meedcelen, terk, jdat, .ware, inlichten, ontleenen, zijner, sproken, sprek, bekopen, .vroeger, boffen, deelcn, -dat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1668" calcext:value-type="float">
            <text:p>341668</text:p>
          </table:table-cell>
          <table:table-cell office:value-type="float" office:value="192" calcext:value-type="float">
            <text:p>192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261178459985712" calcext:value-type="float">
            <text:p>0.261178459985712</text:p>
          </table:table-cell>
          <table:table-cell office:value-type="float" office:value="0.760416666666667" calcext:value-type="float">
            <text:p>0.760416666666667</text:p>
          </table:table-cell>
          <table:table-cell office:value-type="float" office:value="0.648373808824343" calcext:value-type="float">
            <text:p>0.648373808824343</text:p>
          </table:table-cell>
          <table:table-cell office:value-type="float" office:value="0.0364583333333333" calcext:value-type="float">
            <text:p>0.036458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ntdekken(2), inheems(4), achtergrond(19), traditionele(15), moslim(10), aziatisch(4), lilliputter(2), inheemse(2), zigeunerbende(1), zigeunermuziek(3), neger(6), gemengd(6), indo-europeaan(8), gekleurd(2), negers(1), barbarlje(1), zimbabwecultuur(2), negerrijk(1), negerin(1), aboriginal(1), dwerg(2), historischcn(1), islamiet(1), mengras(1), barbaren(4), moslims(1), traditioneel(3), kaukasisch(1), homo(2), historisch(9), dwerggroei(4), primitief(1), dwergeu(1), mohemmedaan(1), jachtwild(1), traditioneelen(1), pygmee(4), wild(1), metis(1), negerslaven(2), blank(1), jokjakarta(1), historische(1), wereldhistorische(1), baboe(1), mesties(1), kaffer(1), page(1), koppensneller(2), mulat(4), exotisch(2), halfbloed(1), afkomst(3), bediendepmijnneer(1), inlander(3), bosneger(1), inlandsche(1), eskimo(1), indo(2), afgodsbeeldje(1), gay(1), eskimo's(1), indostijl(1), knecht(1), volbloed(1), afgod(2), marron(6), volkstammen(1), aziatische(3), indisch(2), indiaan(1), wetshistorische(1), bataviasche(1), negercultuur(1), islamieten(1), moslimsche(1), misvormden(1), bediende(1), barbaar(1), medicijnman(1)</text:p>
          </table:table-cell>
          <table:table-cell office:value-type="string" calcext:value-type="string">
            <text:p>('aanbieden', 18), ('eeuwsch', 2), ('stijl', 12), ('bezoeker', 11), ('schilderen', 13), ('toejuichen', 4), ('donderen', 5), ('juichen', 4), ('menigte', 6), ('trom', 2), ('galmen', 3), ('merkwaardigheid', 2), ('applaus', 9), ('luid', 13), ('landkaart', 1), ('gelach', 3), ('cel', 3), ('heiligdom', 2), ('trant', 2), ('allegorisch', 2), ('oud-hollandsch', 1), ('toejuiching', 3), ('huiswaarts', 8), ('kunstwaaren', 1), ('gevangenis', 12), ('saluutschot', 1), ('voorhistorisch', 3), ('ovatie', 3), ('afbeelden', 7), ('klokkengelui', 1), ('perkament', 1), ('toeschouwer', 4), ('origineel', 4), ('weerklinken', 3), ('drom', 2), ('middeleeuwsch', 2), ('decoratief', 2), ('titelblad', 2), ('bijvalsbetuiging', 1), ('aanbied', 1), ('affiche', 1), ('schare', 1), ('applaudisseren', 2), ('verpozen', 1), ('zingend', 1), ('schoenpoetser', 1), ('roep', 3), ('compleet', 1), ('stgl', 1), ('toeloop', 2), ('moderniseren', 1), ('juichkreet', 1), ('pompeji', 2), ('renaissance', 1), ('coliseum', 1), ('oorverdoovend', 1), ('nabootsing', 1), ('gejuich', 3), ('verza', 1), ('bezoekster', 1), ('gever', 1), ('acropolis', 1), ('roffelen', 1), ('trommen', 1), ('praehistorisch', 1), ('toestromen', 1)</text:p>
          </table:table-cell>
          <table:table-cell office:value-type="string" calcext:value-type="string">
            <text:p>aanbieden, eeuwsch, stijl, bezoeker, schilderen, toejuichen, donderen, juichen, menigte, trom, galmen, merkwaardigheid, applaus, luid, landkaart, gelach, cel, heiligdom, trant, allegorisch, oud-hollandsch, toejuiching, huiswaarts, kunstwaaren, gevangenis, saluutschot, voorhistorisch, ovatie, afbeelden, klokkengelui, perkament, toeschouwer, origineel, weerklinken, drom, middeleeuwsch, decoratief, titelblad, bijvalsbetuiging, aanbied, affiche, schare, applaudisseren, verpozen, zingend, schoenpoetser, roep, compleet, stgl, toeloop, moderniseren, juichkreet, pompeji, renaissance, coliseum, oorverdoovend, nabootsing, gejuich, verza, bezoekster, gever, acropolis, roffelen, trommen, praehistorisch, toestromen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1288" calcext:value-type="float">
            <text:p>341288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492952066931664" calcext:value-type="float">
            <text:p>0.492952066931664</text:p>
          </table:table-cell>
          <table:table-cell office:value-type="float" office:value="0.76" calcext:value-type="float">
            <text:p>0.76</text:p>
          </table:table-cell>
          <table:table-cell office:value-type="float" office:value="0.648404323906148" calcext:value-type="float">
            <text:p>0.648404323906148</text:p>
          </table:table-cell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sche(1), aboriginal(2), indo-europeaan(4), inheems(2), kokkie(1), gemengd(1), historisch(2), mulat(1), koelies(1), ontdekken(1), indo(1), moslim(1), achtergrond(2), baboe(1), lesbisch(1), handicap(1), koelie(1), inlander(1)</text:p>
          </table:table-cell>
          <table:table-cell office:value-type="string" calcext:value-type="string">
            <text:p>('abrahamsz', 3), ('josselin', 3), ('engelbrecht', 1), ('welter', 2), ('blommestein', 1), ('leyden', 1), ('romer', 1), ('goeje', 1), ('wellenstein', 1), ('sieveking', 1), ('loke', 1), ('rochussen', 1), ('oats', 1), ('tobias', 1), ('persijn', 1), ('sythoff', 1), ('naeff', 1), ('zalinge', 1), ('labberton', 1), ('hinloopen', 1), ('villeneuve', 1)</text:p>
          </table:table-cell>
          <table:table-cell office:value-type="string" calcext:value-type="string">
            <text:p>abrahamsz, josselin, engelbrecht, welter, blommestein, leyden, romer, goeje, wellenstein, sieveking, loke, rochussen, oats, tobias, persijn, sythoff, naeff, zalinge, labberton, hinloopen, villeneuve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1277" calcext:value-type="float">
            <text:p>341277</text:p>
          </table:table-cell>
          <table:table-cell office:value-type="float" office:value="382" calcext:value-type="float">
            <text:p>382</text:p>
          </table:table-cell>
          <table:table-cell office:value-type="float" office:value="0.183246073298429" calcext:value-type="float">
            <text:p>0.183246073298429</text:p>
          </table:table-cell>
          <table:table-cell office:value-type="float" office:value="0.51584603764538" calcext:value-type="float">
            <text:p>0.51584603764538</text:p>
          </table:table-cell>
          <table:table-cell office:value-type="float" office:value="0.761780104712042" calcext:value-type="float">
            <text:p>0.761780104712042</text:p>
          </table:table-cell>
          <table:table-cell office:value-type="float" office:value="0.657115248924138" calcext:value-type="float">
            <text:p>0.657115248924138</text:p>
          </table:table-cell>
          <table:table-cell office:value-type="float" office:value="0.0549738219895288" calcext:value-type="float">
            <text:p>0.05497382198952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komst(1), slavenschip(3), traditionele(15), baboe(6), indo-europeaan(9), hottentot(4), zigeuner(2), aapman(1), aziatisch(18), achtergrond(37), etniciteit(1), negers(1), inlandsche(2), koelies(3), primitief(5), blank(9), dwerg(5), inheems(12), historische(3), eskimo's(5), metis'nachts(1), marron(16), berber(6), lesbisch(1), historisch(11), jachtwild(1), inlander(5), koppensneller(4), queer(3), wild(3), moslimsche(2), moslims(2), indische(1), mongool(3), praehistorische(1), ontdekken(6), afgod(3), exotisch(4), moslim(16), negerslaven(2), bosneger(4), zimbabwe(1), lilliputter(4), mulat(3), indiaan(3), lilliputters(2), slaven(4), marrons(4), moord(1), koelie(2), koppensnellers(1), gemengd(7), bediende(5), kaukasisch(2), inboorling(1), indo(2), kaffer(2), moor(2), barbaar(2), zimbabwecultuur(1), pygmee(2), aboriginal(1), stam(3), wereldhistorische(1), mesties(6), eskimo(1), barbaren(5), muzelman(1), barbaarschheid(1), traditioneel(3), koelied(1), boesman(2), aziatische(2), knecht(3), mengras(1), blanke(2), zwartje(5), page(1), hottentotten(2), gekleurd(4), blanka(1), indisch(2), dwerggroei(3), halfbloed(2), neger(2), stamhoofd(1), muzelmannen(1), negerrijk(3), homo(2), birma(1), onbeschaafd(3), slaaf(2), gay(1), medicijnman(3), volbloed(1), ras(1), mongoolsohc(1), inheemschen(1), berberoorlog(1), inheemsche(2), wereldmoord(1), voorhistorische(1), indiaansch(1), metis(1), wilde(2), kokkie(2), gekleurde(1), westers(1), inuit(1), tovenaar(1), islamieten(1), inboorlingen(1), islamiet(1)</text:p>
          </table:table-cell>
          <table:table-cell office:value-type="string" calcext:value-type="string">
            <text:p>('weerszijde', 2), ('evenwijdig', 2), ('plassen', 1), ('moeras', 6), ('wand', 9), ('achterst', 4), ('liggen', 152), ('langs', 59), ('optrekken', 4), ('plas', 4), ('verschansing', 4), ('waarlangs', 1), ('muur', 16), ('overboord', 3), ('hut', 18), ('woud', 6), ('paal', 7), ('wiel', 4), ('moerassig', 1), ('uitgestrekt', 3), ('schroef', 2), ('waterval', 3), ('uitstrekken', 7), ('heuvel', 4), ('dek', 2), ('marmer', 4), ('grasperk', 1), ('rivier', 20), ('ijs', 9), ('inham', 2), ('onbegaanbaar', 1), ('vlakken', 2), ('helling', 1), ('vlakt', 2), ('bergpad', 1), ('grootzeil', 1), ('bedding', 1), ('achterzijde', 3), ('kreupelhout', 1), ('marnier', 1), ('geaccidenteerd', 1), ('zeil', 3), ('menner', 1), ('bakboord', 1), ('stuurboord', 1), ('optrek', 2), ('dorpel', 1), ('rustiek', 2), ('erfje', 1), ('oever', 11), ('heuvelachtig', 1), ('kruitkamer', 1), ('mast', 2), ('kantelen', 1), ('voorplecht', 1), ('vlakte', 7), ('begroeien', 1), ('stroomversnelling', 1), ('dak', 9), ('liggend', 1), ('ijsmassa', 2), ('instorten', 1), ('vijver', 3), ('slepen', 2), ('wegslaan', 1), ('boyengedeelte', 2), ('begaanbaar', 1), ('monding', 1), ('heg', 2), ('uitsnijden', 1), ('zijrivier', 1), ('achterwiel', 1), ('plafond', 2), ('paneel', 2), ('meer', 3), ('middenstuk', 1), ('lantaarn', 2), ('anker', 2), ('berghelling', 2), ('bakboordzijde', 1), ('afdrijven', 1), ('voorzijde', 1), ('schutting', 1), ('ladd', 1), ('tuigage', 1), ('nooduitgang', 1), ('struikgewas', 1), ('naambord', 1), ('afbreken', 4), ('romp', 1), ('langi', 1), ('parallel', 1), ('loopplank', 1), ('achterdek', 1), ('voorkant', 1), ('schoorsteen', 2), ('zadel', 2), ('stag', 1), ('reeling', 1), ('averij', 1), ('overwelven', 1), ('hekken', 1)</text:p>
          </table:table-cell>
          <table:table-cell office:value-type="string" calcext:value-type="string">
            <text:p>weerszijde, evenwijdig, plassen, moeras, wand, achterst, liggen, langs, optrekken, plas, verschansing, waarlangs, muur, overboord, hut, woud, paal, wiel, moerassig, uitgestrekt, schroef, waterval, uitstrekken, heuvel, dek, marmer, grasperk, rivier, ijs, inham, onbegaanbaar, vlakken, helling, vlakt, bergpad, grootzeil, bedding, achterzijde, kreupelhout, marnier, geaccidenteerd, zeil, menner, bakboord, stuurboord, optrek, dorpel, rustiek, erfje, oever, heuvelachtig, kruitkamer, mast, kantelen, voorplecht, vlakte, begroeien, stroomversnelling, dak, liggend, ijsmassa, instorten, vijver, slepen, wegslaan, boyengedeelte, begaanbaar, monding, heg, uitsnijden, zijrivier, achterwiel, plafond, paneel, meer, middenstuk, lantaarn, anker, berghelling, bakboordzijde, afdrijven, voorzijde, schutting, ladd, tuigage, nooduitgang, struikgewas, naambord, afbreken, romp, langi, parallel, loopplank, achterdek, voorkant, schoorsteen, zadel, stag, reeling, averij, overwelven, hekken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4477" calcext:value-type="float">
            <text:p>334477</text:p>
          </table:table-cell>
          <table:table-cell office:value-type="float" office:value="45" calcext:value-type="float">
            <text:p>45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596475453731489" calcext:value-type="float">
            <text:p>0.596475453731489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661750336698147" calcext:value-type="float">
            <text:p>0.66175033669814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werggroei(1), traditionele(3), inheems(6), inlander(1), marron(5), indo-europeaan(2), aziatisch(2), afkomst(1), primitief(1), knecht(1), islamiet(1), jakarta(1), neger(1), koelies(1), pygmee(1), halfbloed(1), kwinti(1), queer(3), hottentot(1), exotisch(1), achtergrond(3), gemengd(1), inboorling(1), roots(1), tovenaar(1), historisch(1), aziatische(1), mesties(1)</text:p>
          </table:table-cell>
          <table:table-cell office:value-type="string" calcext:value-type="string">
            <text:p>('wol', 11), ('makk', 1), ('stikk', 1), ('fen', 5), ('sit', 1), ('sel', 3), ('litt', 2), ('nij', 4), ('det', 4), ('ear', 2), ('jimme', 1), ('mar', 4), ('jimm', 1), ('geast', 1), ('oan', 3), ('fjild', 1), ('nei', 1), ('moatte', 1), ('siten', 1), ('elkoar', 1), ('seld', 1), ('aids', 1), ('dwaen', 1), ('oer', 1)</text:p>
          </table:table-cell>
          <table:table-cell office:value-type="string" calcext:value-type="string">
            <text:p>wol, makk, stikk, fen, sit, sel, litt, nij, det, ear, jimme, mar, jimm, geast, oan, fjild, nei, moatte, siten, elkoar, seld, aids, dwaen, oer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1471" calcext:value-type="float">
            <text:p>341471</text:p>
          </table:table-cell>
          <table:table-cell office:value-type="float" office:value="107" calcext:value-type="float">
            <text:p>107</text:p>
          </table:table-cell>
          <table:table-cell office:value-type="float" office:value="0.214953271028037" calcext:value-type="float">
            <text:p>0.214953271028037</text:p>
          </table:table-cell>
          <table:table-cell office:value-type="float" office:value="0.228986107508449" calcext:value-type="float">
            <text:p>0.228986107508449</text:p>
          </table:table-cell>
          <table:table-cell office:value-type="float" office:value="0.757009345794392" calcext:value-type="float">
            <text:p>0.757009345794392</text:p>
          </table:table-cell>
          <table:table-cell office:value-type="float" office:value="0.664890283487313" calcext:value-type="float">
            <text:p>0.664890283487313</text:p>
          </table:table-cell>
          <table:table-cell office:value-type="float" office:value="0.0280373831775701" calcext:value-type="float">
            <text:p>0.028037383177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slim(6), historische(2), indo-europeaan(7), homo(1), inlandsche(2), gemengde(3), baboe(1), lilliputter(1), jakarta(2), achtergrond(7), negerslaven(3), primitief(2), ontdekken(1), historischcn(1), historisch(10), indo(2), queer(1), ras(2), inheemse(1), mulat(1), marron(3), zigeunermuziek(1), traditionele(7), onbeschaafd(2), gemengd(3), westerse(1), roots(1), indo's(1), indisch(1), eskimo(1), muzelmansche(1), berber(1), inlander(2), medicijnman(2), indiaan(1), afkomst(1), aziatisch(3), aziatische(1), gay(1), kaffers(1), historischen(1), zigeuners(1), mongool(1), zwartje(1), wild(1), koppensnellers(1), inboorling(1), dwerggroei(3), traditioneel(1), galeislaven(1), kokkie(1), slavenschip(1), handicap(1), inheemsche(1)</text:p>
          </table:table-cell>
          <table:table-cell office:value-type="string" calcext:value-type="string">
            <text:p>('kweekschool', 1), ('onderwijzer', 18), ('onderwijzeres', 2), ('gymnastiek', 1), ('afnemen', 9), ('school', 54), ('examen', 2), ('geneeskund', 1), ('onderwijze', 1), ('studiejaar', 1), ('diploma', 4), ('doctor', 4), ('werktuigkundig', 1), ('normaalschool', 1), ('schoolopziener', 2), ('sohool', 1), ('bouwkundig', 2), ('aan-het', 1), ('sollicitant', 1), ('burgerschool', 2), ('gymnasium', 3), ('chool', 1), ('hollandsch-', 1), ('leeraar', 1), ('archivaris', 2), ('aken', 1), ('volontair', 1), ('leerare', 1), ('schoolhoofd', 1), ('promoveren', 1), ('handelsschool', 1), ('meisjesschool', 2), ('apothekersbedienen', 1), ('schooi', 1), ('rijksveldwacht', 1), ('leraar', 1), ('adspirant', 1), ('lagere', 1), ('leerschool', 1), ('bijz', 1), ('onderw', 1), ('propaedeutisch', 1), ('werktuigbouwkunde', 1)</text:p>
          </table:table-cell>
          <table:table-cell office:value-type="string" calcext:value-type="string">
            <text:p>kweekschool, onderwijzer, onderwijzeres, gymnastiek, afnemen, school, examen, geneeskund, onderwijze, studiejaar, diploma, doctor, werktuigkundig, normaalschool, schoolopziener, sohool, bouwkundig, aan-het, sollicitant, burgerschool, gymnasium, chool, hollandsch-, leeraar, archivaris, aken, volontair, leerare, schoolhoofd, promoveren, handelsschool, meisjesschool, apothekersbedienen, schooi, rijksveldwacht, leraar, adspirant, lagere, leerschool, bijz, onderw, propaedeutisch, werktuigbouwkunde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1558" calcext:value-type="float">
            <text:p>341558</text:p>
          </table:table-cell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0.333631712962049" calcext:value-type="float">
            <text:p>0.333631712962049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0.672755469867225" calcext:value-type="float">
            <text:p>0.672755469867225</text:p>
          </table:table-cell>
          <table:table-cell office:value-type="float" office:value="0.0428571428571429" calcext:value-type="float">
            <text:p>0.0428571428571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wartje(2), handicap(5), gekleurd(1), traditionele(10), zigeuner(2), ontdekken(2), achtergrond(9), gemengd(4), mulat(2), inheemse(1), mengras(2), neger(1), historische(4), historisch(9), boesman(4), lilliputter(1), exotisch(1), primitief(1), slaven'(1), moslim(6), stam(1), metis(1), aziatische(1), negerslaven(2), homo(2), zigeuners(3), zigeunermuziek(1), roots(3), afgod(1), lesbisch(1), aziatisch(6), dwerggroei(2), inlanders(1), indo-europeaan(1), indisch(1), inheems(4), indiaan(1), handicapper(1), kaffer(2), lilliputters(1), slaaf(2), slaven(1), inlander(1), traditioneel(2), barbaar(3), marron(1), gemengde(1), mesties(2), kaffers(1), page(1), mongool(1), muzelman(2), baboe(1), exotische(1), inheemsche(1), inlandsche(1), bosneger(1), moor(1), volbloed(2), dwerg(1), indische(1), afkomst(1), medicijnmannen(1), inboorlingen(1), inboorling(1), volbloeden(1), indo(1), misvormden(1), voorhistorische(1)</text:p>
          </table:table-cell>
          <table:table-cell office:value-type="string" calcext:value-type="string">
            <text:p>('winnen', 45), ('spelen', 53), ('combinatie', 4), ('hagenaar', 2), ('spel', 17), ('incasseren', 1), ('smash', 1), ('braine', 2), ('run', 2), ('voorsprong', 4), ('friezen', 6), ('ranglijst', 1), ('spe', 2), ('meespelen', 1), ('brabanders', 1), ('delven', 2), ('batt', 1), ('set', 2), ('duivels', 1), ('zoowaar', 1), ('onderspit', 1), ('achterstand', 1), ('spol', 1)</text:p>
          </table:table-cell>
          <table:table-cell office:value-type="string" calcext:value-type="string">
            <text:p>winnen, spelen, combinatie, hagenaar, spel, incasseren, smash, braine, run, voorsprong, friezen, ranglijst, spe, meespelen, brabanders, delven, batt, set, duivels, zoowaar, onderspit, achterstand, spol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1747" calcext:value-type="float">
            <text:p>341747</text:p>
          </table:table-cell>
          <table:table-cell office:value-type="float" office:value="359" calcext:value-type="float">
            <text:p>359</text:p>
          </table:table-cell>
          <table:table-cell office:value-type="float" office:value="0.200557103064067" calcext:value-type="float">
            <text:p>0.200557103064067</text:p>
          </table:table-cell>
          <table:table-cell office:value-type="float" office:value="0.212580333716619" calcext:value-type="float">
            <text:p>0.212580333716619</text:p>
          </table:table-cell>
          <table:table-cell office:value-type="float" office:value="0.760445682451253" calcext:value-type="float">
            <text:p>0.760445682451253</text:p>
          </table:table-cell>
          <table:table-cell office:value-type="float" office:value="0.675827552331651" calcext:value-type="float">
            <text:p>0.675827552331651</text:p>
          </table:table-cell>
          <table:table-cell office:value-type="float" office:value="0.0389972144846797" calcext:value-type="float">
            <text:p>0.0389972144846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komst(4), marrons(3), achtergrond(10), aziatisch(35), hottentot(6), moslim(33), zigeunerbende(1), inheems(7), inboorlingen(2), negers(1), historische(3), marron(7), inheemse(2), negerslaven(2), aziatische(6), historisch(12), barbaren(4), berber(11), homo(1), eskimo's(1), westers(1), indo-europeaan(14), koelies(1), gekleurd(2), mongoolse(3), barbaar(5), koppensneller(3), indo(7), wild(1), moslims(3), halfbloed(2), moslimsche(4), inlanders(3), gemengd(2), stammen(1), indolonten(1), slavenschip(3), zigeuners(2), jakarta(1), tovenaar(2), koelie(1), zigeuner(3), grootst(1), traditionele(13), rassen(3), mulat(3), lilliputter(3), islamiet(4), rassenhaat(1), inlandsche(4), zwartje(2), indiaan(5), ontdekken(3), kaffers(3), kaukasisch(4), mongoolsche(1), neger(2), kaffer(5), moor(2), zimbabwecultuur(1), blank(1), muzelman(4), onbeschaafd(4), stamgenoot(1), mesties(3), slaaf(5), medicijnman(2), primitief(2), hottentotten(4), metis(3), pygmee(1), berbers(2), bedienden(1), negerrijk(4), ras(3), indo's(1), mohemmedaan(1), mengras(2), stam(2), misvormden(1), slaven(1), afgod(2), aboriginal(1), bosneger(2), moslimsoh(1), dwergen(1), inlander(2), gemengde(1), boesman(1), dwerggroei(2), mongoolsohc(1), berberoorlog(1), indische(1), volbloedras(1), volbloed(2), indisch(1), inboorling(2), wereldmoord(1), mongool(3), aziatischen(1), bediende(1), afstammelingen(1), zigeunermuziek(1), muzelman'(1), page(1), hottentottenstam(1), knecht(1), islamieten(1)</text:p>
          </table:table-cell>
          <table:table-cell office:value-type="string" calcext:value-type="string">
            <text:p>('verdrijven', 9), ('kaffer', 14), ('troep', 41), ('grens', 21), ('thibetan', 1), ('streek', 33), ('beleg', 2), ('derwischen', 3), ('verslaan', 12), ('italianen', 8), ('ongewapen', 3), ('republiek', 10), ('boeren', 10), ('lobengula', 1), ('mohammed', 15), ('bulgar', 2), ('spanjaarden', 8), ('sultan', 19), ('versterken', 14), ('ongewapend', 1), ('mahomed', 2), ('veldtocht', 2), ('hoofdstad', 12), ('hamed', 1), ('mahdi', 3), ('aanrukken', 2), ('oorlogsfront', 1), ('hindoesch', 3), ('overgave', 3), ('capitulatie', 1), ('muit', 1), ('chalief', 1), ('legermacht', 2), ('khan', 4), ('inval', 7), ('finn', 3), ('belegeraar', 1), ('rijnland', 4), ('nederzetting', 2), ('koloniseren', 2), ('vyand', 1), ('succesvol', 2), ('hooldstad', 1), ('rus', 15), ('abd', 2), ('hottentotten', 5), ('volksrepubliek', 2), ('moelai', 1), ('arabieren', 7), ('strijdkracht', 4), ('overval', 4), ('griek', 8), ('hoofstad', 2), ('marokkan', 1), ('opperhoofd', 4), ('gewapend', 5), ('legerafdeeling', 1), ('kalief', 4), ('berber', 2), ('negus', 2), ('ruk', 1), ('overvleugelen', 1), ('armenisch', 2), ('franschen', 10), ('bolsjewistisch', 1), ('mwanga', 1), ('slavenjager', 1), ('slavenhandelaar', 3), ('slaag', 1), ('versterking', 5), ('oorlogstooneel', 2), ('afrikaander', 1), ('haroen', 2), ('hafid', 1), ('moeley', 1), ('om.de', 1), ('tibetaansch', 1), ('hulptroep', 1), ('dultscher', 1), ('koerden', 1), ('tsjechen', 1), ('duitsers', 1), ('stamhoofd', 3), ('havenstad', 2), ('makonnen', 2), ('bolsjewiki', 1), ('tartaarsch', 1), ('sikhs', 1), ('omar', 1), ('khalief', 2), ('ibn', 1), ('bestormen', 2), ('sjeik', 1), ('vaansch', 1), ('derwisj', 1), ('vaduz', 1), ('emir', 1), ('krijgsverrichting', 2), ('vorsl', 1), ('finnen', 2), ('saargebied', 1), ('canadeezen', 1), ('engeischen', 1), ('opdring', 1), ('hongaren', 1), ('veldslag', 1), ('terugdringen', 2), ('slaags', 1), ('kalifaat', 1), ('goeverneur', 1), ('nachtelijken', 1), ('volksplanting', 1), ('noren', 1), ('engelscben', 1)</text:p>
          </table:table-cell>
          <table:table-cell office:value-type="string" calcext:value-type="string">
            <text:p>verdrijven, kaffer, troep, grens, thibetan, streek, beleg, derwischen, verslaan, italianen, ongewapen, republiek, boeren, lobengula, mohammed, bulgar, spanjaarden, sultan, versterken, ongewapend, mahomed, veldtocht, hoofdstad, hamed, mahdi, aanrukken, oorlogsfront, hindoesch, overgave, capitulatie, muit, chalief, legermacht, khan, inval, finn, belegeraar, rijnland, nederzetting, koloniseren, vyand, succesvol, hooldstad, rus, abd, hottentotten, volksrepubliek, moelai, arabieren, strijdkracht, overval, griek, hoofstad, marokkan, opperhoofd, gewapend, legerafdeeling, kalief, berber, negus, ruk, overvleugelen, armenisch, franschen, bolsjewistisch, mwanga, slavenjager, slavenhandelaar, slaag, versterking, oorlogstooneel, afrikaander, haroen, hafid, moeley, om.de, tibetaansch, hulptroep, dultscher, koerden, tsjechen, duitsers, stamhoofd, havenstad, makonnen, bolsjewiki, tartaarsch, sikhs, omar, khalief, ibn, bestormen, sjeik, vaansch, derwisj, vaduz, emir, krijgsverrichting, vorsl, finnen, saargebied, canadeezen, engeischen, opdring, hongaren, veldslag, terugdringen, slaags, kalifaat, goeverneur, nachtelijken, volksplanting, noren, engelscben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1984" calcext:value-type="float">
            <text:p>341984</text:p>
          </table:table-cell>
          <table:table-cell office:value-type="float" office:value="287" calcext:value-type="float">
            <text:p>287</text:p>
          </table:table-cell>
          <table:table-cell office:value-type="float" office:value="0.198606271777003" calcext:value-type="float">
            <text:p>0.198606271777003</text:p>
          </table:table-cell>
          <table:table-cell office:value-type="float" office:value="0.268444131686384" calcext:value-type="float">
            <text:p>0.268444131686384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676705771133336" calcext:value-type="float">
            <text:p>0.676705771133336</text:p>
          </table:table-cell>
          <table:table-cell office:value-type="float" office:value="0.0418118466898955" calcext:value-type="float">
            <text:p>0.04181184668989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ditionele(12), moslim(5), blanke(1), aziatisch(9), zigeuner(5), koppensnellers(2), dwerggroei(14), ras(2), lilliputter(3), marron(11), historisch(8), inheems(7), berber(2), knecht(3), gemengd(11), moor(4), wild(1), afkomst(3), achtergrond(16), inheemse(2), westers(1), indo-europeaan(6), koelie(6), koppensneller(1), neger(2), dwerg(4), moslims(3), muzelman(1), ontdekken(3), kokkie(5), inlander(3), marrons(3), gekleurd(5), hottentot(2), mesties(3), negerrijk(1), blank(2), negerin(1), islamiet(2), eskimo's(2), traditioneel(4), exotisch(4), mengras(2), medicijnmannen(1), barbaar(2), kaukasisch(1), negerslaven(3), traditionele'(1), zigeunermuziek(2), bediende(2), pygmee(3), onbeschaafd(3), metis'nachts(1), zigeunerbende(1), primitief(3), lilliputters(1), roots(3), tovenaar(3), baboe(1), traditioneelen(1), boesman(4), muzelmansch(1), afgodendienst(1), eskimo(1), aapman(1), afgod(1), historische(2), bedienden(1), slaven(2), page(4), inboorling(2), moslimsche(1), kaffer(1), slaaf(2), aboriginal(1), historischen(1), inlanders(1), indo(1), bosneger(1), koelied(1), stam(1), inuit(2), afgodsbeeldje(1), aziatische(1), eskimobediende(1), eskimoverhalen(1), jakarta(1), queer(2), kaffers(1), inlandsche(1), gemengde(1), aziatischejgeit(2), exotische(1), misvormden(1), indisch(1), volbloed(2), zwartje(3), slaaft(1), zimbabwe(1), inboorlingen(3), indische(1), barbaren(1), etniciteit(1), zigeuners(1), moord(1), slavenschip(1), mongool(1), onbeschaafdheid(1), volksstam(1), voorhistorische(1)</text:p>
          </table:table-cell>
          <table:table-cell office:value-type="string" calcext:value-type="string">
            <text:p>('ebbenhout', 3), ('papier', 20), ('enz.', 69), ('fijn', 26), ('drogen', 15), ('bakje', 3), ('stof', 19), ('roos', 5), ('hybride', 1), ("dahlia's", 1), ('pioen', 1), ('bak', 6), ('lauw', 3), ('zak', 20), ('riemen', 2), ('goudhoudenen', 2), ('pak', 14), ('pot', 5), ('gewasschen', 1), ('etc.', 8), ('vel', 9), ('bus', 2), ('staal', 7), ('strijk', 1), ('drinkbaar', 1), ('gommen', 1), ('papier-', 1), ('palm', 5), ('wasch', 1), ('aluminium', 1), ('begonia', 1), ('verhit', 2), ('leder', 3), ('metaal', 2), ('cement', 3), ('snijden', 14), ('vloerzeil', 1), ('vloei', 2), ('zelfgemaakt', 1), ('oven', 3), ('hyacinthen', 1), ('smeren', 2), ('houtwerk', 1), ('halm', 1), ('persen', 1), ('wapens', 1), ('chrysant', 1), ('lobelia', 1), ('schuier', 1), ('bleeken', 1), ('lomp', 1), ('inkt', 1), ('bevochtigen', 1), ('badwater', 1), ('bronswerk', 1), ('orchidee', 1), ('vruchtboom', 2), ('schoenzool', 1), ('reseda', 1), ('glaswerk', 1), ('triplex', 1), ('acer', 1), ('fyn', 1), ('kruidenierswaren', 1), ('vijlen', 1), ('meubel-', 1), ('verf', 2), ('schoenwerk', 1), ('delfstof', 1), ('krijt', 1), ('palmen', 1), ('chrysanthemum', 1), ('fyne', 1), ('wegzetten', 1), ('poets', 1), ('cactus', 1), ('spoelen', 1)</text:p>
          </table:table-cell>
          <table:table-cell office:value-type="string" calcext:value-type="string">
            <text:p>ebbenhout, papier, enz., fijn, drogen, bakje, stof, roos, hybride, dahlia's, pioen, bak, lauw, zak, riemen, goudhoudenen, pak, pot, gewasschen, etc., vel, bus, staal, strijk, drinkbaar, gommen, papier-, palm, wasch, aluminium, begonia, verhit, leder, metaal, cement, snijden, vloerzeil, vloei, zelfgemaakt, oven, hyacinthen, smeren, houtwerk, halm, persen, wapens, chrysant, lobelia, schuier, bleeken, lomp, inkt, bevochtigen, badwater, bronswerk, orchidee, vruchtboom, schoenzool, reseda, glaswerk, triplex, acer, fyn, kruidenierswaren, vijlen, meubel-, verf, schoenwerk, delfstof, krijt, palmen, chrysanthemum, fyne, wegzetten, poets, cactus, spoelen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41482" calcext:value-type="float">
            <text:p>341482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80255872470368" calcext:value-type="float">
            <text:p>0.780255872470368</text:p>
          </table:table-cell>
          <table:table-cell office:value-type="float" office:value="0.75" calcext:value-type="float">
            <text:p>0.75</text:p>
          </table:table-cell>
          <table:table-cell office:value-type="float" office:value="0.68922488788358" calcext:value-type="float">
            <text:p>0.68922488788358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or(1), aboriginal(2), berber(2), achtergrond(2), barbarlje(1), mohemmedaan(1), traditionele(1), indo-europeaan(1), gemengde(1), aziatisch(1), marron(1), afgod(1), gemengd(1), historisch(1), mengras(1), islamiet(1), exotisch(1), volbloed(1), blank(1), mongoolsche(1), page(1), queer(1), koelie(1), kaffer(1), handicap(1)</text:p>
          </table:table-cell>
          <table:table-cell office:value-type="string" calcext:value-type="string">
            <text:p>('england', 2), ('von', 19), ('text', 1), ('deutsch', 1), ('fall', 2), ('masse', 1), ('fried', 1), ('berichtet', 1), ('archiv', 1)</text:p>
          </table:table-cell>
          <table:table-cell office:value-type="string" calcext:value-type="string">
            <text:p>england, von, text, deutsch, fall, masse, fried, berichtet, archiv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0547" calcext:value-type="float">
            <text:p>340547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.15</text:p>
          </table:table-cell>
          <table:table-cell office:value-type="float" office:value="0.765379809878546" calcext:value-type="float">
            <text:p>0.765379809878546</text:p>
          </table:table-cell>
          <table:table-cell office:value-type="float" office:value="0.75" calcext:value-type="float">
            <text:p>0.75</text:p>
          </table:table-cell>
          <table:table-cell office:value-type="float" office:value="0.69085203311016" calcext:value-type="float">
            <text:p>0.69085203311016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sties(1), queer(3), handicap(1), bosneger(1), aboriginal(7), page(4), westers(1), marron(4), mulat(1), traditionele(1), gay(1), gemengd(1), zigeunermuziek(1), exotisch(1), metis'(1), blanka(1), achtergrond(1), negerslaven(1), traditioneel(1), homo(1), roots(2), ontdekken(1), trans(1), blank(1), grootsch(1)</text:p>
          </table:table-cell>
          <table:table-cell office:value-type="string" calcext:value-type="string">
            <text:p>('collection', 1), ('mine', 3), ('occasion', 1), ('impression', 1), ('attention', 1), ('finance', 2), ('sports', 1), ('original', 4), ('population', 2), ('nation', 2), ('point', 1), ('touch', 1), ('position', 2), ('force', 2), ('march', 2), ('justice', 1), ('public', 2), ('date', 1), ('mission', 3), ('tion', 3), ('sacrifice', 1), ('effective', 1), ('impossible', 1), ('pay', 1), ('village', 1), ('important', 2), ('importance', 1), ('colonie', 1), ('classes', 1), ('nature', 1), ('trusts', 1), ('sent', 1), ('opinion', 1), ('face', 1), ('navigation', 1)</text:p>
          </table:table-cell>
          <table:table-cell office:value-type="string" calcext:value-type="string">
            <text:p>collection, mine, occasion, impression, attention, finance, sports, original, population, nation, point, touch, position, force, march, justice, public, date, mission, tion, sacrifice, effective, impossible, pay, village, important, importance, colonie, classes, nature, trusts, sent, opinion, face, navigatio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1737" calcext:value-type="float">
            <text:p>341737</text:p>
          </table:table-cell>
          <table:table-cell office:value-type="float" office:value="231" calcext:value-type="float">
            <text:p>231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0.346713945355533" calcext:value-type="float">
            <text:p>0.346713945355533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691647027259818" calcext:value-type="float">
            <text:p>0.691647027259818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werggroei(9), kaffers(2), wilden(1), gemengd(13), indo-europeaan(17), rassen(1), ontdekken(3), gemengde(1), eskimo(4), medicijnman(1), negervrees(1), aziatisch(10), misvormden(1), inheems(13), slaaf(6), marrons(3), bediende(2), lilliputter(2), achtergrond(11), historisch(6), koppensneller(3), stam(2), exotisch(3), trans(1), medicijnmannen(1), kaukasisch(1), inheemse(2), neger(2), onbeschaafd(2), kokkie(4), moslims(3), zigeunerbende(1), afgod(3), kafferhoofdman(1), wild(4), lilliputters(1), moslim(3), hottentotten(1), traditionele(9), dwergeu(1), inlanders(2), koelie(1), jachtwild(1), mongoolse(1), aboriginal(1), roots(4), inlandsche(1), barbaren(3), aapman(2), queer(1), slavenschip(1), indo(2), handicapper(1), inboorling(3), negerslaven(1), kaffer(2), pygmee(2), indisch(1), halfbloed(2), dwerg(2), hottentot(3), marron(1), bosneger(2), aziatische(2), inuit(1), afgodsbeeldje(1), eskimoverhalen(1), zigeuner(1), afgodisch(1), inheemsche(1), allochtoon(1), inlander(1), knecht(2), moord(1), blank(1), volkstammen(1), exotische(1), negerrijk(2), christelijkhistorisch'(1), mulat(1), page(1), lesbisch(1), mongool(1), stamboek(1), inboorlingen(1), indiaan(1), etniciteit(1), baboe(2), historische(1), tovenaar(2), gekleurd(1), boesman(1), zigeunermuziek(1), inheemsch(1)</text:p>
          </table:table-cell>
          <table:table-cell office:value-type="string" calcext:value-type="string">
            <text:p>('grond', 72), ('bederven', 6), ('vruchtbaar', 6), ('schors', 3), ('plant', 19), ('vrucht', 17), ('smaak', 10), ('akker', 9), ('rijp', 5), ('bij', 3), ('vocht', 3), ('gras', 4), ('plantensoort', 2), ('droog', 6), ('opscheppen', 1), ('zijderups', 2), ('smaken', 4), ('planten', 4), ('beschot', 1), ('slak', 1), ('klei', 2), ('houtsoort', 2), ('varieteit', 2), ('begieten', 1), ('ruik', 2), ('handvol', 2), ('presenteeren', 1), ('dragee', 1), ('opeten', 5), ('onkruid', 2), ('snoeien', 1), ('smakelijk', 2), ('voorzetten', 3), ('visschen', 4), ('slikken', 2), ('strooien', 2), ('korrel', 1), ('zode', 1), ('rijpen', 4), ('recept', 2), ('uitstrooien', 2), ('kluifje', 1), ('vruchtbaren', 1), ('druppel', 1), ('zaailing', 1), ('vischje', 3), ('weide', 1), ('vergiftig', 1), ('kookboek', 1), ('kever', 1), ('humus', 1), ('krullot', 1), ('dampen', 2), ('verorberen', 1), ('malsch', 1), ('stam-', 1), ('rups', 2), ('hengelaar', 1), ('lekkerbek', 1), ('snoepen', 1), ('onrijp', 2), ('steriel', 1), ('mtet', 1), ('oplosbaar', 1), ('uitdeelen', 1), ('heleboel', 1), ('rieken', 1), ('stekken', 1), ('onsmakelijk', 2), ('bg', 1), ('rat', 2), ('ploegen', 2), ('poeder', 1), ('kostje', 1), ('hect', 1), ('beweiden', 1), ('ether', 1), ('filtreren', 1)</text:p>
          </table:table-cell>
          <table:table-cell office:value-type="string" calcext:value-type="string">
            <text:p>grond, bederven, vruchtbaar, schors, plant, vrucht, smaak, akker, rijp, bij, vocht, gras, plantensoort, droog, opscheppen, zijderups, smaken, planten, beschot, slak, klei, houtsoort, varieteit, begieten, ruik, handvol, presenteeren, dragee, opeten, onkruid, snoeien, smakelijk, voorzetten, visschen, slikken, strooien, korrel, zode, rijpen, recept, uitstrooien, kluifje, vruchtbaren, druppel, zaailing, vischje, weide, vergiftig, kookboek, kever, humus, krullot, dampen, verorberen, malsch, stam-, rups, hengelaar, lekkerbek, snoepen, onrijp, steriel, mtet, oplosbaar, uitdeelen, heleboel, rieken, stekken, onsmakelijk, bg, rat, ploegen, poeder, kostje, hect, beweiden, ether, filtreren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0482" calcext:value-type="float">
            <text:p>340482</text:p>
          </table:table-cell>
          <table:table-cell office:value-type="float" office:value="44" calcext:value-type="float">
            <text:p>44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0.415010305350965" calcext:value-type="float">
            <text:p>0.415010305350965</text:p>
          </table:table-cell>
          <table:table-cell office:value-type="float" office:value="0.75" calcext:value-type="float">
            <text:p>0.75</text:p>
          </table:table-cell>
          <table:table-cell office:value-type="float" office:value="0.692206199998374" calcext:value-type="float">
            <text:p>0.692206199998374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ild(1), inheems(2), mongool(1), moor(1), kaffers(1), page(2), inuit(1), eskimo's(1), stam(2), moslim(2), afgod(1), indischen(1), pygmeeen(1), gemengd(1), inboorlingen(1), indiaan(1), traditionele(3), aboriginal(2), bediende(1), marron(2), koppensneller(1), neger(1), onbeschaafd(1), blank(1), blanka(1), lilliputter(1), aziatisch(2), achtergrond(1), handicapper(1), handicap(2), westers(1), mulat(1), negerslaven(1), hottentot(1)</text:p>
          </table:table-cell>
          <table:table-cell office:value-type="string" calcext:value-type="string">
            <text:p>('minuut', 14), ('j_e', 1), ('hole', 1), ('zwaargewicht', 1), ('wereldkampioen', 2), ('sprinten', 2), ('pelissier', 1), ('rond', 4), ('record', 5), ('dempsey', 1), ('tunney', 1), ('horden', 1), ('seconde', 3), ('eindpaal', 1), ('finish', 1), ('woelwater', 1), ('minu', 1), ('wiellengte', 1), ('minui', 1), ('cochet', 1), ('kwartier', 2), ('manch', 1), ('diskwalificeren', 1), ('parent', 1)</text:p>
          </table:table-cell>
          <table:table-cell office:value-type="string" calcext:value-type="string">
            <text:p>minuut, j_e, hole, zwaargewicht, wereldkampioen, sprinten, pelissier, rond, record, dempsey, tunney, horden, seconde, eindpaal, finish, woelwater, minu, wiellengte, minui, cochet, kwartier, manch, diskwalificeren, parent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0021" calcext:value-type="float">
            <text:p>340021</text:p>
          </table:table-cell>
          <table:table-cell office:value-type="float" office:value="44" calcext:value-type="float">
            <text:p>44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0.415010305350965" calcext:value-type="float">
            <text:p>0.415010305350965</text:p>
          </table:table-cell>
          <table:table-cell office:value-type="float" office:value="0.75" calcext:value-type="float">
            <text:p>0.75</text:p>
          </table:table-cell>
          <table:table-cell office:value-type="float" office:value="0.692206199998374" calcext:value-type="float">
            <text:p>0.692206199998374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lamiet(2), inlandsche(1), koelie(1), moslim(6), gekleurde(1), baboe(4), moslimsche(1), indo-europeaan(3), negerrestaurant(1), moslims(1), inheemsche(3), marron(1), volbloed(1), kokkie(3), barbaren(1), neger(1), inheems(3), indische(1), medicijnman(1), kaffer(1), gemengd(2), zwartje(1), slaaf(1), traditioneel(1), page(1), inlander(1)</text:p>
          </table:table-cell>
          <table:table-cell office:value-type="string" calcext:value-type="string">
            <text:p>('soewardi', 2), ('achmad', 2), ('raden', 11), ('adjunct-djaksa', 1), ('mohamad', 1), ('onderdistrictshoofd', 1), ('wirio', 1), ('alam', 1), ('salim', 2), ('baboe', 3), ('siti', 1), ('kromo', 3), ('soerja', 1), ('naib', 1), ('djawa', 2), ('hadji', 2), ('karbouw', 1), ('sama', 1), ('dari', 1), ('mas', 2), ('smg', 1), ('toewan', 2), ('regent', 2), ('soeroto', 1), ('noto', 1), ('regentschap', 1), ('djoeragan', 1), ('nagoro', 1), ('mangkoe', 1), ('tida', 1), ('sadja', 1)</text:p>
          </table:table-cell>
          <table:table-cell office:value-type="string" calcext:value-type="string">
            <text:p>soewardi, achmad, raden, adjunct-djaksa, mohamad, onderdistrictshoofd, wirio, alam, salim, baboe, siti, kromo, soerja, naib, djawa, hadji, karbouw, sama, dari, mas, smg, toewan, regent, soeroto, noto, regentschap, djoeragan, nagoro, mangkoe, tida, sadja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0036" calcext:value-type="float">
            <text:p>340036</text:p>
          </table:table-cell>
          <table:table-cell office:value-type="float" office:value="48" calcext:value-type="float">
            <text:p>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26318722637365" calcext:value-type="float">
            <text:p>0.526318722637365</text:p>
          </table:table-cell>
          <table:table-cell office:value-type="float" office:value="0.75" calcext:value-type="float">
            <text:p>0.75</text:p>
          </table:table-cell>
          <table:table-cell office:value-type="float" office:value="0.693783940082734" calcext:value-type="float">
            <text:p>0.693783940082734</text:p>
          </table:table-cell>
          <table:table-cell office:value-type="float" office:value="0.0625" calcext:value-type="float">
            <text:p>0.06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o-europeaans(1), kaffers(1), primitief(2), dienstknecht(1), historisch(3), berber(2), barbaar(1), zigeunerin(1), traditionele(2), lesbisch(1), homo(1), moor(1), gekleurd(1), hottentot(1), barbaren(1), gemengd(1), indo-europeaan(2), afgodisch(1), negerslaven(2), koelie(1), aboriginal(1), inheemsche(1), knecht(1), inheems(1), exotisch(2), inheemse(1), mesties(1), queer(1), moslim(2), marron(1), achtergrond(3), indiaan(1), dwerg(1), negerrijk(1), onbeschaafd(1), page(1), groothistorische(1)</text:p>
          </table:table-cell>
          <table:table-cell office:value-type="string" calcext:value-type="string">
            <text:p>('ein', 8), ('dies', 4), ('auf', 1), ('bis', 2), ('ewig', 1), ('oder', 1), ('dem', 4), ('sich', 2), ('stelle', 1), ('und', 7), ('sein', 4), ('tag', 1), ('mit', 2), ('denen', 3), ('gelingen', 1), ('seiner', 1), ('dah', 2), ('ihr', 1), ('lasten', 1), ('flog', 1), ('letzt', 1), ('einem', 1), ('haben', 1), ('gegen', 1), ('grenze', 1), ('stehen', 1), ('heute', 1), ('jetzt', 1), ('nehmen', 1), ('nach', 1), ('wurden', 1), ('warren', 1), ('leiten', 1), ('wurd', 1), ('verdient', 1)</text:p>
          </table:table-cell>
          <table:table-cell office:value-type="string" calcext:value-type="string">
            <text:p>ein, dies, auf, bis, ewig, oder, dem, sich, stelle, und, sein, tag, mit, denen, gelingen, seiner, dah, ihr, lasten, flog, letzt, einem, haben, gegen, grenze, stehen, heute, jetzt, nehmen, nach, wurden, warren, leiten, wurd, verdient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1449" calcext:value-type="float">
            <text:p>341449</text:p>
          </table:table-cell>
          <table:table-cell office:value-type="float" office:value="52" calcext:value-type="float">
            <text:p>52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48694727454228" calcext:value-type="float">
            <text:p>0.48694727454228</text:p>
          </table:table-cell>
          <table:table-cell office:value-type="float" office:value="0.75" calcext:value-type="float">
            <text:p>0.75</text:p>
          </table:table-cell>
          <table:table-cell office:value-type="float" office:value="0.695524376136132" calcext:value-type="float">
            <text:p>0.695524376136132</text:p>
          </table:table-cell>
          <table:table-cell office:value-type="float" office:value="0.0576923076923077" calcext:value-type="float">
            <text:p>0.0576923076923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sties(1), queer(3), indo-europeaans(1), aziatisch(1), negerslaven(1), inheems(2), negerrijk(1), historisch(2), aboriginal(1), berber(1), eskimo's(1), moslims(1), moslim(4), metis(5), ras(1), indiaan(2), pygmee(1), birma(1), afgod(1), mulat(1), gemengd(1), slaven'(1), slavenschip(2), primitief(1), koppensneller(1), barbaar(1), kokkie(1), inboorling(1), lilliputter(1), slaaf(1), westers(1), batavia(1), stam(1), inuit(1), volbloed(1), barbaarsche(1), inlander(1), indo(1), halfbloed(1)</text:p>
          </table:table-cell>
          <table:table-cell office:value-type="string" calcext:value-type="string">
            <text:p>('trinidad', 3), ('afrikaan', 1), ('passeren', 3), ('ad', 1), ('rangoon', 4), ('chili', 5), ('aden', 1), ('mail', 4), ('said', 5), ('marseille', 2), ('demerara', 1), ('patria', 1), ('ss.', 2), ('goede', 1), ('zanzibar', 3), ('onden', 1), ('via', 6), ('pass', 1), ('sald', 2), ('kaap', 3), ('djemnah', 1), ('abu', 1), ('su-', 1), ('suez', 1), ('demerary', 1), ('lonen', 1)</text:p>
          </table:table-cell>
          <table:table-cell office:value-type="string" calcext:value-type="string">
            <text:p>trinidad, afrikaan, passeren, ad, rangoon, chili, aden, mail, said, marseille, demerara, patria, ss., goede, zanzibar, onden, via, pass, sald, kaap, djemnah, abu, su-, suez, demerary, lonen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40849" calcext:value-type="float">
            <text:p>340849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334144154281729" calcext:value-type="float">
            <text:p>0.334144154281729</text:p>
          </table:table-cell>
          <table:table-cell office:value-type="float" office:value="0.75" calcext:value-type="float">
            <text:p>0.75</text:p>
          </table:table-cell>
          <table:table-cell office:value-type="float" office:value="0.697441416766826" calcext:value-type="float">
            <text:p>0.6974414167668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eunerbende(1), marron(2), roots(1), trans(1), gemengde(1), achtergrond(2), volbloed'(1), neger(1), gemengd(2), queer(1), primitief(1), dwerg(1), gekleurd(1)</text:p>
          </table:table-cell>
          <table:table-cell office:value-type="string" calcext:value-type="string">
            <text:p>('mad', 1), ('ij%', 1), ('ine', 2), ('cau', 1), ('lien', 2), ('geo', 1), ('income', 1), ('algoma', 1), ('winona', 1), ('cyi', 1), ('mex', 1), ('coll', 1), ('ark', 1), ('adjustment', 1)</text:p>
          </table:table-cell>
          <table:table-cell office:value-type="string" calcext:value-type="string">
            <text:p>mad, ij%, ine, cau, lien, geo, income, algoma, winona, cyi, mex, coll, ark, adjustment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1912" calcext:value-type="float">
            <text:p>341912</text:p>
          </table:table-cell>
          <table:table-cell office:value-type="float" office:value="276" calcext:value-type="float">
            <text:p>276</text:p>
          </table:table-cell>
          <table:table-cell office:value-type="float" office:value="0.213768115942029" calcext:value-type="float">
            <text:p>0.213768115942029</text:p>
          </table:table-cell>
          <table:table-cell office:value-type="float" office:value="0.108189432198504" calcext:value-type="float">
            <text:p>0.108189432198504</text:p>
          </table:table-cell>
          <table:table-cell office:value-type="float" office:value="0.757246376811594" calcext:value-type="float">
            <text:p>0.757246376811594</text:p>
          </table:table-cell>
          <table:table-cell office:value-type="float" office:value="0.706688241649579" calcext:value-type="float">
            <text:p>0.706688241649579</text:p>
          </table:table-cell>
          <table:table-cell office:value-type="float" office:value="0.0289855072463768" calcext:value-type="float">
            <text:p>0.0289855072463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one(1), achtergrond(11), pygmee(5), aziatisch(18), koppensneller(1), transport(1), koppensnellers(1), lesbisch(3), marron(10), inheems(10), lilliputter(3), queer(5), gekleurde(2), homo(1), gemengd(23), inuit(5), medicijnman(3), exotisch(3), barbaren(2), misvormden(3), stam(5), moor(2), neger(1), indo-europeaan(12), tovenaar(3), inlandsche(3), muzelman(2), kokkie(3), inlander(3), dwerg(4), slaaf(5), primitief(3), historisch(6), negerrijk(4), kaukasisch(1), slaven'(1), roots(2), eskimo's(1), traditioneel(3), historische(2), slaven(2), koelie(3), blanke(1), berber(2), negerslaven(3), inboorling(2), knecht(1), metis'nachts(1), marrons(1), zigeuners(1), handicap(1), kaffer(2), moslim(5), volbloed(2), inlanders(1), afkomst(1), traditionele(10), mongool(4), koelies(2), mengras(2), wild(4), baboe(2), eskimo(3), page(2), moslims(1), lilliputters(2), gekleurd(1), zigeuner(1), moslimsche(1), hottentot(2), zwartje(3), moslimsoh(1), aziatische(1), lesbische(1), boesman(2), dwergen(1), eskimobediende(1), ontdekken(2), eskimoverhalen(1), wilde(1), moslimscho(1), afgod(1), inheemsebe(1), indisch(2), mesties(1), slaaft(1), barbaar(1), onbeschaafd(2), exotische(1), blank(2), dwerggroei(1), volbloeden(1), zigeunermuziek(1), volbloed'(1), negers(1), inheemsch(1)</text:p>
          </table:table-cell>
          <table:table-cell office:value-type="string" calcext:value-type="string">
            <text:p>('meal', 1), ('stuk', 73), ('boter', 11), ('per', 57), ('aanvoeren', 17), ('cent', 14), ('soort', 53), ('kg.', 10), ('wegen', 8), ('kilogr', 1), ('pond', 9), ('kilo', 4), ('kaas', 5), ('ets', 4), ('voer', 3), ('min', 9), ('kilogram', 1), ('tukken', 1), ('pos', 2), ('aanvoer', 3), ('volvet', 1), ('prima', 2), ('kile', 1), ('geiten-', 1), ('aanroeren', 1), ('tuk', 1), ('eieren', 3), ('vo', 1), ('heitel', 1), ('stapel', 4), ('mindere', 1), ('kwa', 1), ('k.g.', 3), ('oort', 1), ('waag', 1), ('aangevoerd', 1), ('k.g', 1), ('cents', 1), ('duiten', 1), ('room-', 1), ('eilands', 1), ('kgr', 1), ('aal', 2), ('scort', 1), ('cant', 1), ('prils', 1), ('taks', 1), ('kleine-', 1), ('kllo', 1)</text:p>
          </table:table-cell>
          <table:table-cell office:value-type="string" calcext:value-type="string">
            <text:p>meal, stuk, boter, per, aanvoeren, cent, soort, kg., wegen, kilogr, pond, kilo, kaas, ets, voer, min, kilogram, tukken, pos, aanvoer, volvet, prima, kile, geiten-, aanroeren, tuk, eieren, vo, heitel, stapel, mindere, kwa, k.g., oort, waag, aangevoerd, k.g, cents, duiten, room-, eilands, kgr, aal, scort, cant, prils, taks, kleine-, kllo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0664" calcext:value-type="float">
            <text:p>340664</text:p>
          </table:table-cell>
          <table:table-cell office:value-type="float" office:value="39" calcext:value-type="float">
            <text:p>39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587513248189771" calcext:value-type="float">
            <text:p>0.587513248189771</text:p>
          </table:table-cell>
          <table:table-cell office:value-type="float" office:value="0.743589743589744" calcext:value-type="float">
            <text:p>0.743589743589744</text:p>
          </table:table-cell>
          <table:table-cell office:value-type="float" office:value="0.722104108032717" calcext:value-type="float">
            <text:p>0.722104108032717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lamiet(1), berber(1), traditionele(1), kaffers(1), aziatisch(2), eskimo(2), zigeuners(1), marron(4), dwerggroei(1), achtergrond(2), inlanders(1), homo(1), bedienden(1), indo-europeaan(2), koelie(1), roots(1), zigeuner(1), indische(1), barbaren(1), blank(1), halfbloed(1), gemengd(2), moslim(1), slaven(2), koppensneller(1), roma(1), moslims(1), afkomstig(1), indisch(1), inheemse(1)</text:p>
          </table:table-cell>
          <table:table-cell office:value-type="string" calcext:value-type="string">
            <text:p>('leen', 7), ('schuld', 15), ('tol-', 2), ('kron', 1), ('loten', 6), ('busi', 1), ('r.m.', 1), ('russ', 1), ('fl.', 1), ('lurk', 2), ('scbuld', 1), ('kr.', 1), ('tabaksmonop', 1), ('chuld', 1), ('portu', 1)</text:p>
          </table:table-cell>
          <table:table-cell office:value-type="string" calcext:value-type="string">
            <text:p>leen, schuld, tol-, kron, loten, busi, r.m., russ, fl., lurk, scbuld, kr., tabaksmonop, chuld, portu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754" calcext:value-type="float">
            <text:p>341754</text:p>
          </table:table-cell>
          <table:table-cell office:value-type="float" office:value="325" calcext:value-type="float">
            <text:p>325</text:p>
          </table:table-cell>
          <table:table-cell office:value-type="float" office:value="0.190769230769231" calcext:value-type="float">
            <text:p>0.190769230769231</text:p>
          </table:table-cell>
          <table:table-cell office:value-type="float" office:value="0.380451813563643" calcext:value-type="float">
            <text:p>0.380451813563643</text:p>
          </table:table-cell>
          <table:table-cell office:value-type="float" office:value="0.756923076923077" calcext:value-type="float">
            <text:p>0.756923076923077</text:p>
          </table:table-cell>
          <table:table-cell office:value-type="float" office:value="0.722432975539124" calcext:value-type="float">
            <text:p>0.722432975539124</text:p>
          </table:table-cell>
          <table:table-cell office:value-type="float" office:value="0.0523076923076923" calcext:value-type="float">
            <text:p>0.05230769230769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one(1), afkomst(2), historisch(16), aziatisch(25), gekleurde(2), gemengd(12), kaffer(4), eenhistorisch(1), etniciteit(1), achtergrond(16), inboorlingen(1), inlandsche(4), koelies(1), inheems(13), historische(1), misvormden(5), traditionele(14), metis'nachts(1), neger(1), indo-europeaans(1), homo(4), mesties(4), ras(1), indo(4), bedienden(2), boesman(1), muzelman(3), indo-europeaan(16), marron(12), handicapper(1), wild(1), pygmee(2), handicap(1), barbaren(6), moslims(3), landbouwersknecht(1), ontdekken(3), medicijnman(1), moslim(20), bediende(4), inlander(4), halfbloed(2), inboorling(2), negerrijk(4), indiaans(1), kokkie(2), inuit(1), slaven(3), indische(1), exotisch(2), moord(2), aziatische(3), blank(3), kaffers(2), rassen(1), wilde(1), kaukasisch(3), lilliputter(3), islamiet(4), zigeuner(3), moor(4), meesterknecht(1), mongool(2), negercultuur(1), negerslaven(1), stam(1), barbaarschheid(1), inheemse(1), historischen(1), zwartje(4), onbeschaafd(3), bataviasche(1), moslimsche(2), koppensneller(3), afgod(2), indischen(1), hottentot(2), gemengde(1), slaaf(3), dwerggroei(1), primitief(2), slavenschip(2), baboe(1), barbaar(2), eskimoverhalen(1), koelie(1), indiaan(3), lesbisch(2), knecht(1), wetshistorische(1), slaaft(1), gekleurd(2), berber(1), queer(1), zigeunermuziek(1), zigeuners(1), muzelman'(1), inlanders(1), allochtoon(1), dwerg(1), inheemsche(2), islamieten(1)</text:p>
          </table:table-cell>
          <table:table-cell office:value-type="string" calcext:value-type="string">
            <text:p>('rijk', 77), ('hof', 9), ('haling', 1), ('beroep', 14), ('magistraat', 3), ('last', 17), ('straf', 14), ('proces', 7), ('verzachten', 5), ('uitspraak', 7), ('boerenstand', 1), ('rechtbank', 5), ('gratie', 2), ('oorlogstijd', 2), ('terecht', 23), ('overtreding', 4), ('aanspreken', 4), ('bijeenbrengen', 1), ('veroordelen', 12), ('gerecht', 6), ('geldboete', 1), ('vernietiging', 8), ('verzamelen', 14), ('hulpbehoevend', 1), ('boeten', 3), ('gezin', 19), ('veroordeelen', 1), ('overtreden', 2), ('vrederechter', 1), ('levenslang', 2), ('vonnis', 3), ('aangeteeken', 2), ('dagvaarding', 1), ('straffen', 5), ('jassen', 2), ('rechter', 12), ('bezigen', 6), ('nijver', 2), ('behoeftig', 2), ('verstek', 2), ('leniging', 1), ('vero', 1), ('arbeidsveld', 6), ('toevoeging', 1), ('gerechtshof', 3), ('strafbaar', 2), ('ryk', 5), ('kolonisatie', 5), ('opmaken', 6), ('cassatie', 1), ('boroep', 1), ('krijgsraad', 2), ('ontvankelijk', 1), ('teekenden', 1), ('ongeschoold', 1), ('rechtzaak', 1), ('echtscheiding', 1), ('buitenkans', 1), ('vierschaar', 1), ('geding', 1), ('recidive', 1), ('tiging', 1), ('eerverlie', 1), ('preventief', 1), ('legging', 1), ('desweg', 3), ('rechtscollege', 1), ('arrest', 2), ('comparitie', 1), ('veroordeeling', 2), ('huwelijks-', 1), ('verboord', 1), ('heerschenen', 2), ('arbeidskracht', 2), ('subsidiair', 1), ('neringdoende', 1), ('onbevoegd', 1), ('correctioneel', 1), ('beboeten', 1), ('karig', 1), ('verbaal', 1), ('ruilhandel', 1), ('clementie', 1), ('riik', 1), ('persdelict', 1), ('ryke', 1), ('dwangarbeid', 1)</text:p>
          </table:table-cell>
          <table:table-cell office:value-type="string" calcext:value-type="string">
            <text:p>rijk, hof, haling, beroep, magistraat, last, straf, proces, verzachten, uitspraak, boerenstand, rechtbank, gratie, oorlogstijd, terecht, overtreding, aanspreken, bijeenbrengen, veroordelen, gerecht, geldboete, vernietiging, verzamelen, hulpbehoevend, boeten, gezin, veroordeelen, overtreden, vrederechter, levenslang, vonnis, aangeteeken, dagvaarding, straffen, jassen, rechter, bezigen, nijver, behoeftig, verstek, leniging, vero, arbeidsveld, toevoeging, gerechtshof, strafbaar, ryk, kolonisatie, opmaken, cassatie, boroep, krijgsraad, ontvankelijk, teekenden, ongeschoold, rechtzaak, echtscheiding, buitenkans, vierschaar, geding, recidive, tiging, eerverlie, preventief, legging, desweg, rechtscollege, arrest, comparitie, veroordeeling, huwelijks-, verboord, heerschenen, arbeidskracht, subsidiair, neringdoende, onbevoegd, correctioneel, beboeten, karig, verbaal, ruilhandel, clementie, riik, persdelict, ryke, dwangarbeid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1247" calcext:value-type="float">
            <text:p>341247</text:p>
          </table:table-cell>
          <table:table-cell office:value-type="float" office:value="51" calcext:value-type="float">
            <text:p>5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11882363744858" calcext:value-type="float">
            <text:p>0.21188236374485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722664566737872" calcext:value-type="float">
            <text:p>0.72266456673787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icijnman(1), muzelman(1), zwartje(1), queer(1), wild(2), historisch(2), moslim(2), gemengd'contract(1), halfbloed(1), gemengd(11), indisch(2), aboriginal(2), mongool(1), primitief(2), mulat(1), misvormden(1), homo(1), islamiet(1), indo-europeaan(2), inheems(4), wilde(1), westers(2), onbeschaafd(1), negerslaven(1), volbloed(1), aziatisch(2), inheemsche(1), inlander(1), blank(1)</text:p>
          </table:table-cell>
          <table:table-cell office:value-type="string" calcext:value-type="string">
            <text:p>('loco', 8), ('slam', 2), ('cash', 1), ('medium', 1), ('fair', 3), ('user', 1), ('spot', 5), ('wolframerts', 1), ('chroomerts', 1), ('white', 2), ('ijz', 3), ('eif', 1), ('lood', 3), ('dadeljjk', 1), ('hiii', 1), ('fine', 1), ('straits', 5), ('/maart', 1), ('spring', 3), ('ii.l', 1), ('triage', 1), ('katoenzaad', 1), ('mait', 1), ('fat', 1), ('/dec', 2), ('raapolie', 1), ('entr', 1), ('cawnpore', 1), ('bet.', 1), ('fully', 1), ('quality', 1), ('lev', 1)</text:p>
          </table:table-cell>
          <table:table-cell office:value-type="string" calcext:value-type="string">
            <text:p>loco, slam, cash, medium, fair, user, spot, wolframerts, chroomerts, white, ijz, eif, lood, dadeljjk, hiii, fine, straits, /maart, spring, ii.l, triage, katoenzaad, mait, fat, /dec, raapolie, entr, cawnpore, bet., fully, quality, lev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41708" calcext:value-type="float">
            <text:p>341708</text:p>
          </table:table-cell>
          <table:table-cell office:value-type="float" office:value="35" calcext:value-type="float">
            <text:p>3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177414891561606" calcext:value-type="float">
            <text:p>0.17741489156160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22849229781868" calcext:value-type="float">
            <text:p>0.72284922978186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ditioneel(1), blank(1), traditionele(3), indo-europeaan(2), baboe(2), moor(1), aziatisch(1), gemengd(1), achtergrond(2), inheemse(1), inheems(1), knecht(2), onbeschaafd'to(1), afkomst(1), kaffer(1), neger(1), exotisch(1), ontdekken(2), barbaarschheid(1), bedienden(1), queer(1), moslim(2), wild(1), ras(1), dwerggroei(1), aziatische(1), hottentot(1)</text:p>
          </table:table-cell>
          <table:table-cell office:value-type="string" calcext:value-type="string">
            <text:p>('centr', 1), ('spoor', 15), ('bez', 3), ('gert', 1), ('nat', 7), ('r.h', 1), ('ooste', 1), ('gem', 2), ('yer', 1), ('e.a', 1), ('s.p', 1), ('cron', 1)</text:p>
          </table:table-cell>
          <table:table-cell office:value-type="string" calcext:value-type="string">
            <text:p>centr, spoor, bez, gert, nat, r.h, ooste, gem, yer, e.a, s.p, cron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0761" calcext:value-type="float">
            <text:p>34076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396983494405968" calcext:value-type="float">
            <text:p>0.396983494405968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729544426447542" calcext:value-type="float">
            <text:p>0.729544426447542</text:p>
          </table:table-cell>
          <table:table-cell office:value-type="float" office:value="0.0533333333333333" calcext:value-type="float">
            <text:p>0.0533333333333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tdekken(1), indische(2), dwerggroei(1), blank(2), inheems(1), historisch(6), blanke(1), berber(1), slaaft(1), indo(3), pygmee(4), aziatisch(5), marron(3), kafferhoofdman(1), westers(1), traditionele(2), primitief(1), volbloed(2), kaukasisch(2), moslim(3), dwerg(1), achtergrond(1), negerjongen(1), inlandsche(3), kokkie(1), slaven(1), neger(2), zwartje(1), misvormden(1), slavenhandel(1), afkomst(1), gekleurd(1), lilliputter(1), tovenaar(1), roots(1), bediende(2), inlander(1), roma(1), metis(1), traditioneel(1), inboorling(2), gay(1), muzelman(1), kaffer(1), moslims(1), zimbabwe(1), voorhistorische(1)</text:p>
          </table:table-cell>
          <table:table-cell office:value-type="string" calcext:value-type="string">
            <text:p>('overste', 4), ('grenadier', 1), ('heutsz', 4), ('compagnie', 6), ('minderen', 2), ('gezondheid', 10), ('infanterie', 2), ('huzaar', 3), ('regiment', 7), ('terij', 1), ('staf', 5), ('bataljon', 3), ('rijschool', 1), ('korpe', 1), ('marinier', 1), ('-officier', 2), ('commandant', 6), ('militaire', 1), ('dienstdoend', 1), ('artillerie', 6), ('legerplaats', 2), ('genie', 2), ('loodswezen', 1), ('veldartillerie', 1), ('sergeant', 2), ('schutterij', 1), ('vetter', 2), ('kommandant', 2), ('bronbeek', 1)</text:p>
          </table:table-cell>
          <table:table-cell office:value-type="string" calcext:value-type="string">
            <text:p>overste, grenadier, heutsz, compagnie, minderen, gezondheid, infanterie, huzaar, regiment, terij, staf, bataljon, rijschool, korpe, marinier, -officier, commandant, militaire, dienstdoend, artillerie, legerplaats, genie, loodswezen, veldartillerie, sergeant, schutterij, vetter, kommandant, bronbeek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38306" calcext:value-type="float">
            <text:p>338306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730936170678961" calcext:value-type="float">
            <text:p>0.730936170678961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mengd(2), wilden(1), westers(3), marron(2), zwartjes(1), zwartje(3), inheems(2), traditionele(2), volbloed(1), historisch(3), volbloeden(1), ras(1), knecht(1)</text:p>
          </table:table-cell>
          <table:table-cell office:value-type="string" calcext:value-type="string">
            <text:p>('sappemeer', 1), ('jelsum', 1), ('witmarsum', 1), ('schoonoord', 1), ('ternaard', 1), ('appingedam', 2), ('huizum', 1), ('oranjewoud', 1), ('ruinerwold', 1), ('gorredijk', 2), ('koudum', 1), ('noordwolde', 1), ('arum', 2), ('heeg', 1), ('berlikum', 1), ('veendam', 1), ('zuidhom', 1), ('menaldum', 2), ('stiens', 1), ('holwerd', 1), ('pingjum', 1), ('drachten', 1), ('joure', 1), ('oudehaske', 1), ('stadskanaal', 1), ('garijp', 1)</text:p>
          </table:table-cell>
          <table:table-cell office:value-type="string" calcext:value-type="string">
            <text:p>sappemeer, jelsum, witmarsum, schoonoord, ternaard, appingedam, huizum, oranjewoud, ruinerwold, gorredijk, koudum, noordwolde, arum, heeg, berlikum, veendam, zuidhom, menaldum, stiens, holwerd, pingjum, drachten, joure, oudehaske, stadskanaal, garijp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1988" calcext:value-type="float">
            <text:p>341988</text:p>
          </table:table-cell>
          <table:table-cell office:value-type="float" office:value="202" calcext:value-type="float">
            <text:p>202</text:p>
          </table:table-cell>
          <table:table-cell office:value-type="float" office:value="0.193069306930693" calcext:value-type="float">
            <text:p>0.193069306930693</text:p>
          </table:table-cell>
          <table:table-cell office:value-type="float" office:value="0.383330319179786" calcext:value-type="float">
            <text:p>0.383330319179786</text:p>
          </table:table-cell>
          <table:table-cell office:value-type="float" office:value="0.752475247524752" calcext:value-type="float">
            <text:p>0.752475247524752</text:p>
          </table:table-cell>
          <table:table-cell office:value-type="float" office:value="0.741967261677276" calcext:value-type="float">
            <text:p>0.741967261677276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xotisch(2), mongoolse(1), indo-europeaan(3), achtergrond(13), koppensneller(2), zigeuner(3), aziatisch(7), zigeunerbende(1), misvormden(1), kaukasisch(3), marron(5), wilde(1), gemengd(12), historische(4), muzelman(2), indische(4), negerslaven(6), bedienden(1), moslim(5), slaven'(1), neger(2), traditionele(20), islamiet(1), dwerg(2), inheemse(5), ontdekken(2), indo(1), moslims(3), historisch(11), blank(2), kaffer(2), inheems(5), slavenschip(5), mongool(1), meesterknecht(1), homo(1), dwergeu(1), traditioneelen(1), kokkie(2), aapman(2), bediende(1), k'mesties(2), halfbloed(2), indiaan(4), slaven(1), page(2), aziatische(2), muzelmansche(1), tovenaar(2), westers(1), lilliputters(1), lilliputter(2), afkomst(1), gekleurd(1), mesties(2), littlepage(1), gay(1), knecht(1), eskimo's(1), medicijnman(1), mulattin(1), volbloed(1), inlandsche(2), lesbisch(2), hottentot(1), afgodendienst(1), berber(1), inboorling(1), indiaans(1), moor(1), boesman(1), primitief(2), metis(1), negerrijk(1), dwerggroei(1), indisch(1), onbeschaafdheid(1), baboe(1), slaaf(1), zwartje(1), onbeschaafd(1), traditioneel(1)</text:p>
          </table:table-cell>
          <table:table-cell office:value-type="string" calcext:value-type="string">
            <text:p>('prelaat', 1), ('mannen-', 1), ('mgr.', 6), ('paters', 5), ('weleerw', 1), ('klooster', 5), ('kapelaan', 1), ('frater', 1), ('eerw', 1), ('priester', 21), ('pro', 6), ('missie', 10), ('feestavond', 1), ('vicariaat', 4), ('aartsbisdom', 4), ('missiegebied', 8), ('apostolisch', 3), ('dagelijks', 12), ('missiehuis', 1), ('missionaris', 14), ('zondags', 7), ('pater', 12), ('muziekkorps', 1), ('zingen', 29), ('introductie', 1), ('radboud', 1), ('uitvoe', 2), ('kapittel', 1), ('servaas', 1), ('sint', 6), ('zond', 1), ('stafmuziek', 1), ('geslaagd', 3), ('cap.', 1), ('oratio', 1), ('domo', 2), ('attractie', 5), ('lourdes', 1), ('geestelijke', 1), ('pastoor', 4), ('congregatie', 1), ('bisschop', 8), ('s.j.', 2), ('o.p.', 2), ('schrijnen', 1), ('africhten', 1), ('kloosterzuster', 2), ('rochus', 3), ('nicolaas', 3), ('menten', 1), ('apost', 4), ('galavoorstelling', 1), ('lavigerie', 2), ('aartsbisschop', 1), ('feestdag', 6), ('kerstdag', 3), ('vergassen', 1), ('uitspanning', 1), ('credo', 2), ('repetitie', 1), ('z.e.', 1), ('beiaard', 1), ('mannen', 2), ('dageraad', 2), ('unum', 1), ('commanderen', 2), ('doele', 1), ('zanguitvoering', 1), ('eerwaard', 1), ('borromaeus', 1), ('bonifacius', 1), ('doorloopenen', 1), ('dinsdags', 1), ('hemelvaartsdag', 2), ('schrijn', 2), ('diocees', 1), ('fraters', 1), ('welgeslaagd', 1), ('monseigneur', 1), ('plaatsbespreking', 1), ('miserere', 1), ('tooneelvoorstelling', 1), ('coadjutor', 1), ('seminarist', 1), ('gecostumeerd', 1), ('paardrijden', 1), ('muziekcorps', 1), ('clemens', 2), ('ontspanningsavond', 1), ('gregorius', 1), ('deus', 1), ('missiepost', 1), ('tivoli', 1), ('weekeind', 1), ('biljart', 1), ('nieuwjaarsdag', 1)</text:p>
          </table:table-cell>
          <table:table-cell office:value-type="string" calcext:value-type="string">
            <text:p>prelaat, mannen-, mgr., paters, weleerw, klooster, kapelaan, frater, eerw, priester, pro, missie, feestavond, vicariaat, aartsbisdom, missiegebied, apostolisch, dagelijks, missiehuis, missionaris, zondags, pater, muziekkorps, zingen, introductie, radboud, uitvoe, kapittel, servaas, sint, zond, stafmuziek, geslaagd, cap., oratio, domo, attractie, lourdes, geestelijke, pastoor, congregatie, bisschop, s.j., o.p., schrijnen, africhten, kloosterzuster, rochus, nicolaas, menten, apost, galavoorstelling, lavigerie, aartsbisschop, feestdag, kerstdag, vergassen, uitspanning, credo, repetitie, z.e., beiaard, mannen, dageraad, unum, commanderen, doele, zanguitvoering, eerwaard, borromaeus, bonifacius, doorloopenen, dinsdags, hemelvaartsdag, schrijn, diocees, fraters, welgeslaagd, monseigneur, plaatsbespreking, miserere, tooneelvoorstelling, coadjutor, seminarist, gecostumeerd, paardrijden, muziekcorps, clemens, ontspanningsavond, gregorius, deus, missiepost, tivoli, weekeind, biljart, nieuwjaarsdag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1348" calcext:value-type="float">
            <text:p>341348</text:p>
          </table:table-cell>
          <table:table-cell office:value-type="float" office:value="323" calcext:value-type="float">
            <text:p>323</text:p>
          </table:table-cell>
          <table:table-cell office:value-type="float" office:value="0.198142414860681" calcext:value-type="float">
            <text:p>0.198142414860681</text:p>
          </table:table-cell>
          <table:table-cell office:value-type="float" office:value="0.260782148181238" calcext:value-type="float">
            <text:p>0.260782148181238</text:p>
          </table:table-cell>
          <table:table-cell office:value-type="float" office:value="0.755417956656347" calcext:value-type="float">
            <text:p>0.755417956656347</text:p>
          </table:table-cell>
          <table:table-cell office:value-type="float" office:value="0.742800987549228" calcext:value-type="float">
            <text:p>0.742800987549228</text:p>
          </table:table-cell>
          <table:table-cell office:value-type="float" office:value="0.0464396284829721" calcext:value-type="float">
            <text:p>0.0464396284829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aukasisch(4), aziatisch(15), indo-europeaan(14), inheems'che(1), knecht(4), aboriginal(1), inlandsche(2), gekleurd(1), bediende(3), homo(3), negerslaven(3), misvormden(2), traditionele(11), slaaf(6), moslim(13), gemengd(14), roots(4), inuit(5), koelies(2), inheems(14), indisch(2), page(2), marron(23), boesman(2), historisch(9), handicapper(1), dwerggroei(4), traditioneel(4), historischen(1), indische(2), barbaar(2), achtergrond(15), slavenschip(2), inheemsche(2), inlander(3), mulat(1), moslims(5), handicap(2), grootst(1), inboorling(5), zimbabwe(1), barbaren(3), exotisch(3), kwinti(1), zwartje(3), mongool(2), lilliputter(2), primitief(5), neger(4), westers(1), islamiet(4), tovenaar(2), pygmee(2), volbloed(2), muzelmansch(1), zigeuner(3), inheemse(1), berber(3), koelied(1), stam(3), ontdekken(1), indiaan(1), eskimo's(1), halfbloed(3), muzelman(1), gay(1), moor(4), aziatische(2), marron'(1), indo(3), blanka(1), hottentot(3), historische(1), muzelmannen(1), trans(1), koelie(3), metis(2), kaffer(2), baboe(2), ras(2), queer(1), medicijnman(1), demooraten(1), gekleurde(2), barbarlje(1), kaffers(1), inheemsch(1), inheemsen(1), mesties(3), onbeschaafd(3), afgod(1), dwerg(1), etniciteit(1), kokkie(1), gemengde(1), zigeunermuziek(1), wilde(1), dienstknechts(1), lilliputters(1), inlanders(1), volbloedpaard(1), jokjakarta(1), slaven(1), roots'(1), negerrijk(1)</text:p>
          </table:table-cell>
          <table:table-cell office:value-type="string" calcext:value-type="string">
            <text:p>('sen', 9), ('l', 10), ('dor', 11), ('vnn', 9), ('g', 3), ('len', 23), ('deren', 2), ('iri', 5), ('dei', 12), ('ning', 2), ('jen', 6), ('hit', 8), ('tan', 23), ('voo', 2), ('enden', 2), ('vaa', 31), ('tei', 2), ('vool', 1), ('dar', 10), ('ing', 8), ('dea', 20), ('tenen', 2), ('-te', 3), ('pen', 13), ('rie', 3), ('ini', 1), ('eken', 1), ('vun', 3), ('ven', 16), ('rig', 1), ('yau', 1), ('aaii', 2), ('iig', 2), ('var', 10), ('tollen', 3), ('aam', 2), ('ren', 11), ('ender', 3), ('tct', 1), ('v*n', 4), ('ken', 7), ('v_n', 1), ('geien', 1), ('cri', 6), ('ran', 16), ('de-n', 2), ('aari', 1), ('voa', 2), ('d.n', 3), ('.tot', 1), ('~', 1), ('volg', 1), ('zen', 5), ('-en', 5), ('vern', 3), ('vrn', 1), ('iden', 1), ('ider', 1), ('iaan', 1), ('gebo', 2), ('d-n', 1), ("t'e", 1), ('icht', 2), ('alp', 1), ('fan', 2), ('leid', 1), ('vao', 6), ('k', 3), ('euwen', 1), ('arren', 1), ('\\an', 1), ('ite', 2), ('hinde', 1), ('eter', 1), ('tor', 5), ('tof', 1), ('tsn', 1), ('dtr', 1), ('tqt', 1), ('aer', 1), ('t-en', 1), ('imen', 1), ('verl', 1), ('ting', 1), ('fot', 1), ('vab', 2), ('ondei', 1), ('yaa', 1), ('teu', 1), ('ze-', 1), ('gai', 1), ('iing', 1), ('ja-', 1), ('yam', 1), ('rle', 1), ('vkn', 1), ('aks', 1)</text:p>
          </table:table-cell>
          <table:table-cell office:value-type="string" calcext:value-type="string">
            <text:p>sen, l, dor, vnn, g, len, deren, iri, dei, ning, jen, hit, tan, voo, enden, vaa, tei, vool, dar, ing, dea, tenen, -te, pen, rie, ini, eken, vun, ven, rig, yau, aaii, iig, var, tollen, aam, ren, ender, tct, v*n, ken, v_n, geien, cri, ran, de-n, aari, voa, d.n, .tot, ~, volg, zen, -en, vern, vrn, iden, ider, iaan, gebo, d-n, t'e, icht, alp, fan, leid, vao, k, euwen, arren, \an, ite, hinde, eter, tor, tof, tsn, dtr, tqt, aer, t-en, imen, verl, ting, fot, vab, ondei, yaa, teu, ze-, gai, iing, ja-, yam, rle, vkn, aks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1310" calcext:value-type="float">
            <text:p>34131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535633181804583" calcext:value-type="float">
            <text:p>0.53563318180458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47373799260855" calcext:value-type="float">
            <text:p>0.74737379926085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ditionele(1), marron(2), kaffer(1), handicap(1), westers(2), roma(1), aziatisch(2), page(2), lilliputter(1), neger(1), achtergrond(1)</text:p>
          </table:table-cell>
          <table:table-cell office:value-type="string" calcext:value-type="string">
            <text:p>('lotus', 1), ('gersten', 1), ('kari', 1), ('hermina', 1), ('adler', 2), ('dana', 1), ('rupel', 1), ('poppelier', 1), ('camelia', 1), ('koeln', 1), ('witman', 1), ('sauerwein', 1), ('fendel', 2), ('brien', 1), ('sani', 1), ('specht', 1), ('nova', 1), ('hoenderop', 1), ('fink', 1), ('llelena', 1), ('breuer', 1)</text:p>
          </table:table-cell>
          <table:table-cell office:value-type="string" calcext:value-type="string">
            <text:p>lotus, gersten, kari, hermina, adler, dana, rupel, poppelier, camelia, koeln, witman, sauerwein, fendel, brien, sani, specht, nova, hoenderop, fink, llelena, breue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1501" calcext:value-type="float">
            <text:p>341501</text:p>
          </table:table-cell>
          <table:table-cell office:value-type="float" office:value="58" calcext:value-type="float">
            <text:p>58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635402810835334" calcext:value-type="float">
            <text:p>0.635402810835334</text:p>
          </table:table-cell>
          <table:table-cell office:value-type="float" office:value="0.741379310344828" calcext:value-type="float">
            <text:p>0.741379310344828</text:p>
          </table:table-cell>
          <table:table-cell office:value-type="float" office:value="0.748748612067682" calcext:value-type="float">
            <text:p>0.748748612067682</text:p>
          </table:table-cell>
          <table:table-cell office:value-type="float" office:value="0.0862068965517241" calcext:value-type="float">
            <text:p>0.0862068965517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slim(3), achtergrond(8), hottentot(2), dienstknecht(1), traditioneel(2), zigeunerin(1), baboe(2), berber(1), indo-europeaan(2), mulat(1), eskimo's(1), moor(1), marron(2), traditionele(3), roots(1), gemengd(3), mongool(1), dwergen(1), slavenschip(1), bediende(1), metis(2), koelie(1), kaukasisch(1), exotisch(2), mengras(1), slaven(1), medicijnman(1), historisch(1), indisch(1), volkstammen(1), ontdekken(2), indiaan(1), boesmanbanelen(1), pygmee(2), moslims(1), negercultuur(1)</text:p>
          </table:table-cell>
          <table:table-cell office:value-type="string" calcext:value-type="string">
            <text:p>('gouden', 16), ('knot', 1), ('langharig', 2), ('medaillon', 1), ('zilver', 12), ('keeshond', 1), ('armband', 2), ('remontoir', 1), ('inhoudend', 4), ('kennel', 1), ('bastaard', 1), ('polshorloge', 1), ('ketting', 1), ('reu', 1), ('horloge', 2), ('vingerhoed', 1), ('sleutel', 3), ('damestaschje', 1), ('inh', 1), ('gevonden', 1), ('verloren', 1), ('teef', 1), ('halsband', 1), ('voedster', 1), ('vulpen', 1), ('oorbel', 1)</text:p>
          </table:table-cell>
          <table:table-cell office:value-type="string" calcext:value-type="string">
            <text:p>gouden, knot, langharig, medaillon, zilver, keeshond, armband, remontoir, inhoudend, kennel, bastaard, polshorloge, ketting, reu, horloge, vingerhoed, sleutel, damestaschje, inh, gevonden, verloren, teef, halsband, voedster, vulpen, oorbel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186" calcext:value-type="float">
            <text:p>341186</text:p>
          </table:table-cell>
          <table:table-cell office:value-type="float" office:value="545" calcext:value-type="float">
            <text:p>545</text:p>
          </table:table-cell>
          <table:table-cell office:value-type="float" office:value="0.187155963302752" calcext:value-type="float">
            <text:p>0.187155963302752</text:p>
          </table:table-cell>
          <table:table-cell office:value-type="float" office:value="0.418102491298069" calcext:value-type="float">
            <text:p>0.418102491298069</text:p>
          </table:table-cell>
          <table:table-cell office:value-type="float" office:value="0.757798165137615" calcext:value-type="float">
            <text:p>0.757798165137615</text:p>
          </table:table-cell>
          <table:table-cell office:value-type="float" office:value="0.750558905975431" calcext:value-type="float">
            <text:p>0.750558905975431</text:p>
          </table:table-cell>
          <table:table-cell office:value-type="float" office:value="0.055045871559633" calcext:value-type="float">
            <text:p>0.0550458715596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slim(22), indone(1), afkomst(5), marrons(6), achtergrond(55), indo-europeaan(24), hottentot(5), traditionele(22), zigeuner(3), negervrees(1), gemengd(10), marron(24), aziatisch(17), ontdekken(5), koelies(1), historisch(19), inheems(15), exotisch(9), metis'nachts(1), mulat(5), slaaf(6), bosneger(2), onbeschaafd(3), berber(3), homo(3), gekleurd(5), baboe(4), lesbisch(2), aboriginal(2), inuit(3), koppensneller(3), mesties(8), aapman(3), blank(3), indiaan(6), lilliputters(3), page(6), kokkie(7), wild(6), inheemsche(3), halfbloed(6), slaven(3), historischen(2), islamiet(4), mongool(6), pygmee(6), indolonten(1), eskimo(4), inlanders(2), christelijkhistorisch'(1), neger(6), dwerg(5), afgodendienst(2), lesbische(1), historische(5), inboorlingen(2), indiaans(1), barbaren(6), exotische(2), slavenhandel(1), moord(1), inlandsche(2), afgod(3), lilliputter(3), boesman(2), kaukasisch(5), negerslaven(5), aziatische(5), medicijnman(6), traditioneel(4), stam(3), mongoolsche(1), inboorling(3), bediende(3), indo(2), muzelman(3), zigeunerbende(1), barbaar(3), hottentotten(4), muzelmansch(1), dwerggroei(5), zwartje(4), moslims(2), knecht(6), barbaarschheid(1), eskimo's(3), kaffers(1), stamgenoot(1), baboes(1), pages(1), gay(1), kaffer(5), pygmeeen(1), moor'en(1), indisch(4), schildersknecht(1), indonesi(1), misvormden(4), volksstam(1), ras(1), indischen(1), bedienden(1), negerrijk(2), metis(2), westerse(1), roots(1), slavenschip(1), inlander(2), gemengde(2), mulattin(1), volbloed(3), primitief(3), moor(1), zigeunermuziek(1), traditioneelen(1), etniciteit(1), medicijnmannen(1), negerjongen(1), dwergjes(1), indiaansch(1), berbers(1), traditionele'(1), zigeuners(1), handicap(2), en'marron(1), mengras(1), boesmanbanelen(1), westers(1), wilde(2), tovenaar(1), islamieten(1), galeislaven(1), volbloeden(1)</text:p>
          </table:table-cell>
          <table:table-cell office:value-type="string" calcext:value-type="string">
            <text:p>('beschijnen', 5), ('zichtbaar', 5), ('zon', 31), ('schitteren', 2), ('uitbarsting', 5), ('steken', 39), ('vallen', 127), ('neer', 19), ('glinsteren', 4), ('puilen', 2), ('schok', 2), ('aanraken', 6), ('licht', 75), ('achtergrond', 14), ('spugen', 1), ('greep', 1), ('afteekent', 1), ('wolk', 11), ('rusten', 12), ('maan', 13), ('ster', 6), ('drager', 7), ('maneschijn', 1), ('wiesch', 3), ('daglicht', 2), ('vliegen', 19), ('lucht', 20), ('reiken', 7), ('myriade', 1), ('haaien', 1), ('voortdrijven', 1), ('onzichtbaar', 7), ('schaduw', 5), ('geweer', 18), ('mist', 2), ('donker', 33), ('ontglippen', 2), ('baard', 4), ('teen', 5), ('storm', 8), ('hcht', 1), ('strijken', 7), ('druipen', 2), ('waas', 1), ('krommen', 3), ('vermissen', 1), ('teugel', 1), ('tarzan', 2), ('duiken', 4), ('knappen', 3), ('stuwen', 1), ('gooien', 4), ('fladderen', 1), ('gapen', 1), ('stofwolk', 1), ('flikkeren', 3), ('geluidloos', 1), ('huizenhoog', 1), ('maanlicht', 5), ('tenger', 4), ('voorschijn', 7), ('dauw', 1), ('kapot', 1), ('twinkelen', 1), ('blinken', 3), ('opsteken', 3), ('schemeren', 1), ('kastanjebruin', 3), ('sluik', 1), ('gutsen', 1), ('omhullen', 2), ('gekromd', 1), ('achtig', 2), ('patjol', 1), ('vastbinden', 1), ('beenig', 1), ('horizont', 2), ('stampen', 2), ('uitbraken', 2), ('krullen', 1), ('toewerpen', 1), ('ooghaar', 1), ('smijten', 3), ('kogel', 10), ('klauwen', 1), ('doorboren', 3), ('neerviel', 2), ('ondoordringbaar', 1), ('orkaan', 1), ('tevoorschijn', 1), ('rozig', 2), ('besnijden', 3), ('klemmen', 1), ('sluier', 3), ('muurvast', 1), ('gloeien', 5), ('spierwit', 1), ('achterover', 2), ('snor', 2), ('monocle', 2), ('horizon', 1), ('zonnestraal', 1), ('azuren', 1), ('afgrond', 2), ('glans', 2), ('opblazen', 1), ('zonlicht', 2), ('fonkelen', 1), ('aveer', 1), ('wegbrengen', 1), ('contrasteerend', 1), ('doorzichtig', 1), ('grijzen', 1), ('stormvlaag', 1), ('wringen', 2), ('ragfijn', 1), ('wentelen', 1), ('gespierd', 2), ('avondschemering', 1), ('bruinen', 2), ('zwermen', 2), ('verregenen', 1), ('stormwind', 1), ('languit', 1), ('jukbeen', 1), ('vlijmscherp', 1), ('kapmes', 1), ('ooglid', 1), ('tierig', 1), ('wereldbol', 1), ('helderblauw', 1), ('wiegelen', 1), ('parelen', 1), ('hanteren', 2), ('bajonet', 1), ('nevel', 2), ('weerkaatsen', 1), ('getint', 1), ('katachtig', 1), ('rossig', 1), ('sabel', 1), ('heenzenden', 1), ('wegrukken', 1), ('bi.j', 1), ('vingeren', 1), ('haardos', 1), ('knevel', 1)</text:p>
          </table:table-cell>
          <table:table-cell office:value-type="string" calcext:value-type="string">
            <text:p>beschijnen, zichtbaar, zon, schitteren, uitbarsting, steken, vallen, neer, glinsteren, puilen, schok, aanraken, licht, achtergrond, spugen, greep, afteekent, wolk, rusten, maan, ster, drager, maneschijn, wiesch, daglicht, vliegen, lucht, reiken, myriade, haaien, voortdrijven, onzichtbaar, schaduw, geweer, mist, donker, ontglippen, baard, teen, storm, hcht, strijken, druipen, waas, krommen, vermissen, teugel, tarzan, duiken, knappen, stuwen, gooien, fladderen, gapen, stofwolk, flikkeren, geluidloos, huizenhoog, maanlicht, tenger, voorschijn, dauw, kapot, twinkelen, blinken, opsteken, schemeren, kastanjebruin, sluik, gutsen, omhullen, gekromd, achtig, patjol, vastbinden, beenig, horizont, stampen, uitbraken, krullen, toewerpen, ooghaar, smijten, kogel, klauwen, doorboren, neerviel, ondoordringbaar, orkaan, tevoorschijn, rozig, besnijden, klemmen, sluier, muurvast, gloeien, spierwit, achterover, snor, monocle, horizon, zonnestraal, azuren, afgrond, glans, opblazen, zonlicht, fonkelen, aveer, wegbrengen, contrasteerend, doorzichtig, grijzen, stormvlaag, wringen, ragfijn, wentelen, gespierd, avondschemering, bruinen, zwermen, verregenen, stormwind, languit, jukbeen, vlijmscherp, kapmes, ooglid, tierig, wereldbol, helderblauw, wiegelen, parelen, hanteren, bajonet, nevel, weerkaatsen, getint, katachtig, rossig, sabel, heenzenden, wegrukken, bi.j, vingeren, haardos, knevel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1292" calcext:value-type="float">
            <text:p>341292</text:p>
          </table:table-cell>
          <table:table-cell office:value-type="float" office:value="34" calcext:value-type="float">
            <text:p>3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0.155594711445802" calcext:value-type="float">
            <text:p>0.155594711445802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754767120706281" calcext:value-type="float">
            <text:p>0.75476712070628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aan(1), dwerggroei(2), kaukasisch(1), traditionele(4), marron(3), homo(1), zwartjes(1), rassen(1), historisch(3), traditioneelen(1), gemengd(1), kaffers(1), halfbloed(1), volbloed(1), knecht(1), inheems(1), ontdekken(1), achtergrond(1), mongool(1), lilliputters(1), zigeunermuziek(1), bediende(1), misvormden(1), zigeuner(1), slaaf(1), exotisch(1)</text:p>
          </table:table-cell>
          <table:table-cell office:value-type="string" calcext:value-type="string">
            <text:p>('synagoge', 2), ('volksspel', 1), ("heek's", 1), ('dankstond', 1), ('hotel', 9), ('zendingsfeest', 1), ('nutsgebouw', 2), ('koffiehuis', 3), ('oratie', 1), ('gilde', 2), ('eendracht', 1), ('sporttentoonstelling', 1), ('schouwburgzaal', 1), ('dankdag', 2), ('prijsvraag', 1), ('uitschrijven', 1), ('loterij', 1), ('concertzaal', 1), ('bazar', 1), ('gehoorzaal', 1), ('reunie', 1), ('amstelhotel', 1), ('feestgebouw', 1), ('liefdadigheidsfeest', 1)</text:p>
          </table:table-cell>
          <table:table-cell office:value-type="string" calcext:value-type="string">
            <text:p>synagoge, volksspel, heek's, dankstond, hotel, zendingsfeest, nutsgebouw, koffiehuis, oratie, gilde, eendracht, sporttentoonstelling, schouwburgzaal, dankdag, prijsvraag, uitschrijven, loterij, concertzaal, bazar, gehoorzaal, reunie, amstelhotel, feestgebouw, liefdadigheidsfeest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1738" calcext:value-type="float">
            <text:p>341738</text:p>
          </table:table-cell>
          <table:table-cell office:value-type="float" office:value="279" calcext:value-type="float">
            <text:p>279</text:p>
          </table:table-cell>
          <table:table-cell office:value-type="float" office:value="0.204301075268817" calcext:value-type="float">
            <text:p>0.204301075268817</text:p>
          </table:table-cell>
          <table:table-cell office:value-type="float" office:value="0.198324844072104" calcext:value-type="float">
            <text:p>0.198324844072104</text:p>
          </table:table-cell>
          <table:table-cell office:value-type="float" office:value="0.752688172043011" calcext:value-type="float">
            <text:p>0.752688172043011</text:p>
          </table:table-cell>
          <table:table-cell office:value-type="float" office:value="0.765346749675863" calcext:value-type="float">
            <text:p>0.765346749675863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istorische(3), kaffers(2), baboe(3), moslimsohe(1), dwerggroei(19), aziatisch(13), indischen(1), rassen(3), marron(7), achtergrond(12), gemengde(1), moslim(11), traditionele(10), inuit(4), zigeunermuziek(1), misvormden(3), kaukasisch(4), neger(3), etniciteit(1), knecht(2), blank(4), inheemse(1), moslims(3), gemengd(8), historisch(12), boesman(1), knechts(1), gekleurd(3), ontdekken(3), indo-europeaan(11), homo(1), historischcn(1), inheems(6), afkomst(1), koppensneller(2), slaven(1), barbaar(4), negerslaven(2), inboorlingen(1), kaffer(3), lesbisch(1), lilliputters(2), dienstknechts(1), exotische(1), zigeunerin(1), indisch(2), dwerg(3), barbaren(2), berber(1), zigeuners(2), indiaan(2), koelie(1), mongoolse(1), primitief(1), roots(1), marrons(4), zwartje(1), afgod(3), muzelman(3), queer(1), zigeuner(3), inboorling(4), indische(1), stam(2), aziatische(2), westers(2), halfbloed(4), barbaarsche(1), medicijnman(4), traditioneel(1), hottentot(1), islamiet(2), tovenaar(1), bediende(3), dienstknecht(1), inlandsche(3), lesbische(1), ras(1), stammen(1), dwergen(1), onbeschaafd(3), gekleurde(1), bosneger(2), mulat(1), eskimo's(1), mesties(3), inlander(2), exotisch(1), mulatten(1), moord(2), volkstammen(1), roots'(1), koppensnellers(1), inheemsebe(1), lilliputter(1), wetshistorische(1), moor(2), slavenschip(3), volbloed(1), moslimsche(1), rassenhaat(1), inheemsche(1), volksstam(1)</text:p>
          </table:table-cell>
          <table:table-cell office:value-type="string" calcext:value-type="string">
            <text:p>('criminaliteit', 1), ('onschuld', 5), ('verlies', 11), ('ontucht', 1), ('verwijdering', 1), ('voortkomende', 3), ('afscheiding', 7), ('verschijnsel', 14), ('groei', 18), ('bekoelen', 2), ('isoleeren', 3), ('heersch', 2), ('moord', 19), ('verantwoorden', 5), ('huisgezin', 7), ('verstoring', 2), ('schuldig', 6), ('plegen', 27), ('uitgroeien', 1), ('buitenwereld', 1), ('verstoren', 2), ('storen', 5), ('opzettelijk', 2), ('beleediging', 6), ('vrijlaten', 4), ('meekrijgen', 1), ('onzedelijk', 3), ('verbreken', 5), ('lijden', 30), ('beschuldigen', 5), ('bekl', 1), ('vernietigen', 9), ('verdenken', 12), ('heerschen', 6), ('verhoor', 3), ('metbode', 1), ('heerscht', 5), ('methode', 7), ('vakman', 2), ('beteren', 1), ('getuige', 10), ('roofmoord', 1), ('misdrijf', 5), ('bloei', 6), ('charge', 1), ('beklaagde', 5), ('manslag', 1), ('medeplichtig', 3), ('heersen', 2), ('uitleveren', 2), ('gevonnisd', 1), ('menschenleven', 1), ('uitroeiing', 3), ('beklagen', 3), ('voorbedacht', 1), ('complicatie', 1), ('prostitutie', 1), ('brandstichting', 1), ('dienstweigering', 1), ('welgesteld', 1), ('inhechtenisneming', 2), ('koorens', 1), ('verd.', 1), ('bezigheid', 2), ('medeplichtigheid', 1), ('gezondheidstoestand', 2), ('identiteit', 1), ('misdadigheid', 1), ('simuleren', 1), ('vermogend', 1), ('gevangen', 1), ('meegeef', 1), ('getuigenverhoor', 2), ('vervalsching', 1), ('verhoren', 2), ('denzelfdcn', 1), ('beklaagdo', 1), ('bekentenis', 1), ('getuigenverklaring', 1), ('aanranding', 1), ('ekl', 1), ('doodslag', 1), ('afzondering', 1), ('veroorzak', 1), ('werkeloos', 1), ('mishandeling', 1), ('verdachte', 1), ('kwijnend', 1), ('aanklager', 1), ('moordzaak', 1), ('bedriegerij', 1), ('eede', 1)</text:p>
          </table:table-cell>
          <table:table-cell office:value-type="string" calcext:value-type="string">
            <text:p>criminaliteit, onschuld, verlies, ontucht, verwijdering, voortkomende, afscheiding, verschijnsel, groei, bekoelen, isoleeren, heersch, moord, verantwoorden, huisgezin, verstoring, schuldig, plegen, uitgroeien, buitenwereld, verstoren, storen, opzettelijk, beleediging, vrijlaten, meekrijgen, onzedelijk, verbreken, lijden, beschuldigen, bekl, vernietigen, verdenken, heerschen, verhoor, metbode, heerscht, methode, vakman, beteren, getuige, roofmoord, misdrijf, bloei, charge, beklaagde, manslag, medeplichtig, heersen, uitleveren, gevonnisd, menschenleven, uitroeiing, beklagen, voorbedacht, complicatie, prostitutie, brandstichting, dienstweigering, welgesteld, inhechtenisneming, koorens, verd., bezigheid, medeplichtigheid, gezondheidstoestand, identiteit, misdadigheid, simuleren, vermogend, gevangen, meegeef, getuigenverhoor, vervalsching, verhoren, denzelfdcn, beklaagdo, bekentenis, getuigenverklaring, aanranding, ekl, doodslag, afzondering, veroorzak, werkeloos, mishandeling, verdachte, kwijnend, aanklager, moordzaak, bedriegerij, eede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0742" calcext:value-type="float">
            <text:p>340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kleurde(1)</text:p>
          </table:table-cell>
          <table:table-cell office:value-type="string" calcext:value-type="string">
            <text:p>('wlt', 1)</text:p>
          </table:table-cell>
          <table:table-cell office:value-type="string" calcext:value-type="string">
            <text:p>wlt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38990" calcext:value-type="float">
            <text:p>338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m(1)</text:p>
          </table:table-cell>
          <table:table-cell office:value-type="string" calcext:value-type="string">
            <text:p>('jtj', 1)</text:p>
          </table:table-cell>
          <table:table-cell office:value-type="string" calcext:value-type="string">
            <text:p>jtj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1842" calcext:value-type="float">
            <text:p>341842</text:p>
          </table:table-cell>
          <table:table-cell office:value-type="float" office:value="546" calcext:value-type="float">
            <text:p>546</text:p>
          </table:table-cell>
          <table:table-cell office:value-type="float" office:value="0.195970695970696" calcext:value-type="float">
            <text:p>0.195970695970696</text:p>
          </table:table-cell>
          <table:table-cell office:value-type="float" office:value="0.231482087154619" calcext:value-type="float">
            <text:p>0.231482087154619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.774195477793982" calcext:value-type="float">
            <text:p>0.774195477793982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lavenschip(4), berber(9), indo-europeaan(29), tovenaars(1), achtergrond(25), barbaren(6), ontdekken(10), gekleurde(1), aziatisch(28), moslim(21), aboriginal(2), inheems(31), negervrees(1), gemengd(13), inboorlingen(2), negers(1), bediende(4), blank(3), homo(4), inheemse(6), islamiet(7), marron(21), traditionele(16), eskimo's(4), kaukasisch(4), aziatische(5), exotisch(5), neger(4), indo-europeaans(1), roots(3), inlander(6), koelies(1), baboe(3), mongoolse(1), barbaar(4), koppensneller(5), marrons(4), k'mesties(2), aapman(1), indo(8), indiaan(6), historisch(20), muzelman(5), indisch(3), halfbloed(2), handicap(3), historischen(1), bediendepmijnneer(1), pygmee(5), indolonten(1), slaven(4), afgod(6), slaaf(6), indische(2), eskimo(3), ras(3), lilliputter(5), aziatischejgeit(2), afgodendienst(2), historische(3), negerrijk(4), bosneger(1), inheemsen(3), hottentot(6), zigeuners(2), mongool(3), primitief(5), wilde(2), traditioneel(6), afkomst(3), tovenaar(1), mengras(5), mongoolsche(1), inboorling(4), zigeuner(6), negerslaven(5), boesman(3), zigeunerbende(1), inheems'che(2), mulat(2), dwerggroei(5), wild(2), zwartje(2), dienstknecht(1), barbaarschheid(1), onbeschaafd(3), afgodisch(1), kaffers(2), indostijl(1), stamgenoot(1), dwerg(3), gay(2), zigeunermuziek(2), moor'en(1), moor(4), gekleurd(4), hottentotten(2), misvormden(4), inlandsche(2), stam(4), bedienden(1), kokkie(6), muzelmannen(1), moslims(3), mohemmedaan(1), negerrestaurant(1), knecht(1), grootste(1), queer(2), demooraten(1), dwergen(2), inheemsch(1), volbloed(1), moslimscho(1), roma(1), koppensnellers(1), wereldmoord(1), volbloed'(1), gemengde(1), lesbisch(1), aziatischen(1), traditionele'(1), lilliputters(2), dienstknechts(1), negercultuur(1), inlanders(1), koelie(1), medicijnman(1), mesties(2), kaffer(1), allochtoon(1), page(1), onbeschaafdheid(1), winkelknechten(1)</text:p>
          </table:table-cell>
          <table:table-cell office:value-type="string" calcext:value-type="string">
            <text:p>('weien', 1), ('llij', 2), ('rich', 2), ('maken', 395), ('hii', 2), ('stoord', 1), ('baar', 29), ('daak', 1), ('zioh', 17), ('gomaakt', 3), ('regooring', 1), ('nipt', 1), ('gekken', 2), ('vwo', 1), ('hoc', 5), ('onzo', 3), ('hsar', 1), ('oede', 1), ('wjj', 8), ('hi|', 1), ('makon', 1), ('soodra', 1), ('wii', 3), ('lem', 1), ('-zich', 1), ('kun', 7), ('moeito', 1), ('zul', 4), ('.ons', 1), ('onza', 1), ('dart', 2), ('meege', 1), ('zieh', 1), ('wfl', 4), ('.wij', 1), ('nijn', 1), ('zijno', 1), ('hjj', 7), ('-zoo', 2), ('merhand', 3), ('donkt', 1), ('goen', 2), ('onz', 1), ('lich', 2), ('zicli', 1), ('ona', 4), ('zi|', 1), ('geloovea', 1), ('wijte', 3), ('met', 1), ('betge', 1), ('wtf', 1), ('dabben', 1), ('uib', 1), ('rooier', 1), ('lijj', 1), ('zieb', 1), ('raderen', 1), ('zor', 1), ('htj', 3), ('om', 2), ('item', 1), ('aoms', 1), ('ouz', 1), ('h.er', 1), ("zoo'a", 1), ('haai', 2), ('mau', 4), ('waf', 1), ('wfj', 1), ('apreken', 1), ('bem', 1), ('vroaw', 1), ('noen', 3), ('verliggen', 1), ('ocs', 2), ('klad', 1), ('hoven', 2), ('woet', 1), ('zloh', 2), ('eggen', 1), ('zidh', 1), ('hfj', 1), ('h|j', 1), ('vronw', 1), ('volgeni', 1), ('-ge', 1)</text:p>
          </table:table-cell>
          <table:table-cell office:value-type="string" calcext:value-type="string">
            <text:p>weien, llij, rich, maken, hii, stoord, baar, daak, zioh, gomaakt, regooring, nipt, gekken, vwo, hoc, onzo, hsar, oede, wjj, hi|, makon, soodra, wii, lem, -zich, kun, moeito, zul, .ons, onza, dart, meege, zieh, wfl, .wij, nijn, zijno, hjj, -zoo, merhand, donkt, goen, onz, lich, zicli, ona, zi|, geloovea, wijte, met, betge, wtf, dabben, uib, rooier, lijj, zieb, raderen, zor, htj, om, item, aoms, ouz, h.er, zoo'a, haai, mau, waf, wfj, apreken, bem, vroaw, noen, verliggen, ocs, klad, hoven, woet, zloh, eggen, zidh, hfj, h|j, vronw, volgeni, -ge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1466" calcext:value-type="float">
            <text:p>341466</text:p>
          </table:table-cell>
          <table:table-cell office:value-type="float" office:value="1088" calcext:value-type="float">
            <text:p>1088</text:p>
          </table:table-cell>
          <table:table-cell office:value-type="float" office:value="0.196691176470588" calcext:value-type="float">
            <text:p>0.196691176470588</text:p>
          </table:table-cell>
          <table:table-cell office:value-type="float" office:value="0.12994508987187" calcext:value-type="float">
            <text:p>0.12994508987187</text:p>
          </table:table-cell>
          <table:table-cell office:value-type="float" office:value="0.759191176470588" calcext:value-type="float">
            <text:p>0.759191176470588</text:p>
          </table:table-cell>
          <table:table-cell office:value-type="float" office:value="0.789849693215536" calcext:value-type="float">
            <text:p>0.789849693215536</text:p>
          </table:table-cell>
          <table:table-cell office:value-type="float" office:value="0.0441176470588235" calcext:value-type="float">
            <text:p>0.0441176470588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ndone(1), achtergrond(78), onbeschaafd(15), slavenschip(7), traditionele(49), berber(7), moslimsohe(1), tovenaars(1), moslimsch(1), hottentot(6), inheems'che(2), barbaren(10), zigeuner(9), gekleurd(9), gekleurde(5), knecht(8), aapman(3), inheemse(3), zigeunerbende(2), aziatisch(52), inheems(37), moordenaar(1), kaffer(10), etniciteit(1), negerslaven(13), pygmee(6), ontdekken(14), negers(3), koelies(2), marrons(5), inlandsche(7), primitief(9), indo-europeaan(42), homo(7), islamiet(10), moslim(50), marron(28), eskimo's(9), muzelman(9), historische(13), mulat(7), inboorlingen(3), misvormden(6), historisch(49), exotisch(12), metis'nachts(1), neger(8), indo-europeaans(1), zigeunerin(1), homogeen(1), mongool(9), historischen(4), inlander(7), gemengd(30), lesbisch(4), westers(3), kaukasisch(9), koelie(6), baboe(8), mongoolse(2), inuit(4), koppensneller(7), tovenaar(2), ras(7), bedienden(3), blank(7), boesman(4), lilliputters(5), queer(4), handicapper(1), indische(1), eskimo(6), halfbloed(10), inlanders(2), moslims(6), bediendepmijnneer(1), medicijnman(11), bediende(5), indolonten(1), inheemsche(5), inboorling(7), page(3), slaaf(14), dwerggroei(16), volkstammen(1), inheemseen(1), koppensnellers(4), dwerg(6), handicap(1), aziatischejgeit(2), afgodendienst(1), wild(4), negerrijk(3), bosneger(4), lilliputter(5), zimbabwe(1), indiaans(1), kokkie(5), stamgenooten(1), slaven(6), slavenhandel(1), exotische(3), barbaar(11), zigeuners(4), aziatische(14), mesties(12), rassenhaat(1), zwartje(9), traditioneel(13), indiaan(6), indo(7), kaffers(3), barbarlje(3), afkomst(7), stam(4), inheemschen(3), mengras(4), mongoolsche(2), muzelmansch(1), roots(3), negercultuur(4), dienstknecht(2), barbaar'sche(1), wereldhistorische(2), barbaarschheid(1), koelied(1), indostijl(1), stamgenoot(1), baboes(1), pages(1), gay(2), rassen(1), moor(3), bataviasche(1), moslimsche(4), aboriginal(2), afgod(10), indisch(1), indonesi(1), wilden(1), wilde(5), metis(2), kafferhoofdman(1), indo's(1), mohemmedaan(1), muzelmansche(1), demooraten(1), mulatten(1), inheemsen(1), groothistorische(1), volbloed(2), zigeunermuziek(4), traditioneelen(1), halfbloedjes(1), medicijnmannen(1), gemengde(2), afkomstig(1), negerjongen(1), indiaansch(1), berbers(1), knechts(1), blanke(1), hottentotten(2), dienstknechts(1), dwergeu(1), en'marron(1), lesbische(1), stammen(1), galeislaven(1), volbloeden(1), winkelknechten(1)</text:p>
          </table:table-cell>
          <table:table-cell office:value-type="string" calcext:value-type="string">
            <text:p>('opmerken', 11), ('politiek', 78), ('verantwoordelijkheid', 5), ('toegeven', 9), ('heel', 140), ('gelooven', 18), ('bevestigen', 22), ('hopen', 30), ('genoeg', 37), ('twijfelen', 7), ('lijken', 31), ('toedracht', 1), ('wijzen', 91), ('macht', 48), ('werkelijk', 32), ('dan-', 3), ('gewagen', 8), ('zien', 311), ('krachtig', 24), ('uitvoerig', 12), ('schoolstrijd', 1), ('begrijpen', 49), ('geloven', 25), ('eigenlijk', 46), ('beschouwing', 20), ('verdedigen', 16), ('inzien', 15), ('eenmaal', 34), ('opmerking', 17), ('belofte', 5), ('voorzek', 7), ('trouwens', 18), ('zelve', 13), ('ware', 20), ('beweren', 25), ('voorbaat', 2), ('gemoet', 2), ('vrijen', 2), ('detailleren', 1), ('herinneren', 38), ('constitutie', 2), ('tegemoet', 9), ('stap', 5), ('wachten', 49), ('zullen', 19), ('datgene', 5), ('toekomstigen', 2), ('documenteren', 3), ('verleren', 1), ('alweer', 7), ('gemeenschappelijk', 8), ('schetsen', 5), ('edoch', 4), ('merken', 18), ('staatkunen', 5), ('veronderstelling', 2), ('uiteenzetting', 5), ('beloven', 7), ('schenden', 3), ('hoofdtrek', 1), ('betwijfelen', 2), ('weinig', 6), ('nationaliteit', 1), ('bizonders', 1), ('onderschrijven', 2), ('memoreeren', 1), ('bijster', 1), ('uiten', 11), ('gesprokene', 2), ('waoht', 1), ('memoreren', 1), ('gunst', 7), ('goedschiks', 1), ('zoio', 1), ('zwaartepunt', 2), ('bevestiging', 3), ('verzoen', 2), ('nadruk', 8), ('duideljjk', 1), ('verwonder', 1), ('asylrecht', 1), ('nouding', 1), ('duidelijkheidshalve', 1), ('allang', 2), ('logenstraffen', 2), ('vereenigt', 1), ('tegendeel', 4), ('dralen', 2), ('politick', 1), ('terloops', 2), ('maak', 2), ('verzwijgen', 2), ('haarbreed', 1), ('heeten', 3), ("kol's", 1), ('toeschijnen', 2), ('beweg', 1), ('litiek', 1), ('politieken', 1), ('heole', 1), ('le', 1), ('wederlegging', 1), ('verduidelijking', 1), ('dilemma', 1), ('bijzaak', 1), ('pohtiek', 1), ('tegenspraak', 1), ('heelwat', 1), ('andersom', 1), ('getr', 1), ('bewyst', 1), ('staatszaak', 1), ('instemmen', 1)</text:p>
          </table:table-cell>
          <table:table-cell office:value-type="string" calcext:value-type="string">
            <text:p>opmerken, politiek, verantwoordelijkheid, toegeven, heel, gelooven, bevestigen, hopen, genoeg, twijfelen, lijken, toedracht, wijzen, macht, werkelijk, dan-, gewagen, zien, krachtig, uitvoerig, schoolstrijd, begrijpen, geloven, eigenlijk, beschouwing, verdedigen, inzien, eenmaal, opmerking, belofte, voorzek, trouwens, zelve, ware, beweren, voorbaat, gemoet, vrijen, detailleren, herinneren, constitutie, tegemoet, stap, wachten, zullen, datgene, toekomstigen, documenteren, verleren, alweer, gemeenschappelijk, schetsen, edoch, merken, staatkunen, veronderstelling, uiteenzetting, beloven, schenden, hoofdtrek, betwijfelen, weinig, nationaliteit, bizonders, onderschrijven, memoreeren, bijster, uiten, gesprokene, waoht, memoreren, gunst, goedschiks, zoio, zwaartepunt, bevestiging, verzoen, nadruk, duideljjk, verwonder, asylrecht, nouding, duidelijkheidshalve, allang, logenstraffen, vereenigt, tegendeel, dralen, politick, terloops, maak, verzwijgen, haarbreed, heeten, kol's, toeschijnen, beweg, litiek, politieken, heole, le, wederlegging, verduidelijking, dilemma, bijzaak, pohtiek, tegenspraak, heelwat, andersom, getr, bewyst, staatszaak, instemmen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1618" calcext:value-type="float">
            <text:p>341618</text:p>
          </table:table-cell>
          <table:table-cell office:value-type="float" office:value="198" calcext:value-type="float">
            <text:p>198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.16613254313757" calcext:value-type="float">
            <text:p>0.16613254313757</text:p>
          </table:table-cell>
          <table:table-cell office:value-type="float" office:value="0.747474747474748" calcext:value-type="float">
            <text:p>0.747474747474748</text:p>
          </table:table-cell>
          <table:table-cell office:value-type="float" office:value="0.790554008246901" calcext:value-type="float">
            <text:p>0.790554008246901</text:p>
          </table:table-cell>
          <table:table-cell office:value-type="float" office:value="0.0404040404040404" calcext:value-type="float">
            <text:p>0.040404040404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iaan(2), moslim(11), knecht(2), indo-europeaan(4), lilliputter(2), achtergrond(8), marron(6), inheems(5), gekleurde(2), afkomst(1), aapman(1), eskimo(4), negerjongen(1), misvormden(4), mulat(4), halfbloed(1), koelie(3), gemengd(9), ontdekken(2), wilde(2), koppensneller(2), bediende(3), traditionele(6), medicijnman(4), primitief(6), marrons(2), volbloed(2), islamiet(1), wild(1), medicijnmannen(1), traditionele'(1), kaukasisch(1), dwerggroei(2), negerslaven(2), pygmee(3), kokkie(7), gekleurd(1), dienstknechts(1), zigeunerbende(1), zigeunerin(1), meesterknecht(1), mesties(2), hottentot(2), inlander(3), baboe(2), muzelmansch(1), aboriginal(1), neger(3), roots(1), boesman(2), blank(1), moslims(2), indo(1), aziatisch(4), lilliputters(1), inheemse(1), kaffers(1), berber(1), stam(1), aziatische(1), eskimo's(1), indolonten(1), eskimoverhalen(1), slavenschip(1), eskimobediende(1), zigeuner(1), barbarlje(1), praehistorische(1), historischen(1), mulatten(1), historisch(5), exotische(3), dwerg(2), batavia(1), roots'(1), slaaf(1), zigeunermuziek(2), indisch(2), mongool(3), barbaar(1), slaven(1), berberoorlog(1), barbaren(1), page(2), slavenhandel(1), hottentotten(1), tovenaar(2), metis(1), exotisch(1), marron'(1), zwartje(1)</text:p>
          </table:table-cell>
          <table:table-cell office:value-type="string" calcext:value-type="string">
            <text:p>('lotion', 1), ('uitdelen', 1), ('smul', 1), ('pan', 6), ('creoline', 1), ('eten', 23), ('vermengen', 6), ('schotel', 4), ('drinken', 21), ('gaar', 2), ('luchtje', 3), ('sigaret', 4), ('spijs', 2), ('koken', 10), ('hakken', 7), ('sigaar', 3), ('balata', 3), ('getracteerd', 1), ('kerf', 1), ('flesch', 5), ('kneden', 1), ('portie', 2), ('roeren', 6), ('drink', 2), ('slok', 2), ('reukwerk', 1), ('ledigen', 1), ('bier', 8), ('pit', 3), ('oliebol', 1), ('gouderts', 1), ('twaalfuurtje', 1), ('jodium', 1), ('delicatesse', 2), ('rauw', 2), ('teug', 1), ('bijvoeg', 1), ('presenteren', 1), ('korf', 2), ('soep', 4), ('ingemaakt', 1), ('dooz', 1), ('heete', 1), ('snoeperij', 1), ('gehakt', 1), ('rooken', 3), ('doos', 6), ('glas', 18), ('onthalen', 3), ('bakken', 5), ('nuttigen', 3), ('nagel', 2), ('houtskool', 1), ('cognac', 2), ('sauce', 1), ('lekker', 3), ('chocolade', 2), ('gieten', 5), ('slurpen', 1), ('bestrooien', 1), ('dooier', 1), ('broodkruimel', 1), ('eierkoek', 1), ('ongemengd', 1), ('roosteren', 3), ('rijsttafel', 1), ('kruid', 2), ('menu', 1), ('fleschje', 2), ('serveren', 1), ('rooker', 2), ('champagne', 2), ('fles', 2), ('wonderolie', 1), ('uitdrinken', 1), ('eetwaar', 1), ('snuifje', 1), ('bord', 3), ('tappen', 2), ('baksel', 1), ('tractatie', 1), ('lekkernij', 2), ('indikken', 1), ('voedzaam', 2), ('zout-', 1), ('tandpasta', 1), ('whiskey', 1), ('klaarmaken', 2), ('sandwich', 1), ('versnapering', 1), ('uitknijpen', 1), ('aanmengen', 1), ('malen', 3), ('olijf', 2), ('omelet', 1), ('flessch', 1), ('lusten', 1), ('snuif', 1), ('aroma', 1), ('traktatie', 1), ('kokend', 2), ('vult', 1), ('gelei', 1), ('schil', 1), ('smelten', 1)</text:p>
          </table:table-cell>
          <table:table-cell office:value-type="string" calcext:value-type="string">
            <text:p>lotion, uitdelen, smul, pan, creoline, eten, vermengen, schotel, drinken, gaar, luchtje, sigaret, spijs, koken, hakken, sigaar, balata, getracteerd, kerf, flesch, kneden, portie, roeren, drink, slok, reukwerk, ledigen, bier, pit, oliebol, gouderts, twaalfuurtje, jodium, delicatesse, rauw, teug, bijvoeg, presenteren, korf, soep, ingemaakt, dooz, heete, snoeperij, gehakt, rooken, doos, glas, onthalen, bakken, nuttigen, nagel, houtskool, cognac, sauce, lekker, chocolade, gieten, slurpen, bestrooien, dooier, broodkruimel, eierkoek, ongemengd, roosteren, rijsttafel, kruid, menu, fleschje, serveren, rooker, champagne, fles, wonderolie, uitdrinken, eetwaar, snuifje, bord, tappen, baksel, tractatie, lekkernij, indikken, voedzaam, zout-, tandpasta, whiskey, klaarmaken, sandwich, versnapering, uitknijpen, aanmengen, malen, olijf, omelet, flessch, lusten, snuif, aroma, traktatie, kokend, vult, gelei, schil, smelten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1451" calcext:value-type="float">
            <text:p>341451</text:p>
          </table:table-cell>
          <table:table-cell office:value-type="float" office:value="1333" calcext:value-type="float">
            <text:p>1333</text:p>
          </table:table-cell>
          <table:table-cell office:value-type="float" office:value="0.192798199549887" calcext:value-type="float">
            <text:p>0.192798199549887</text:p>
          </table:table-cell>
          <table:table-cell office:value-type="float" office:value="0.186368560918939" calcext:value-type="float">
            <text:p>0.186368560918939</text:p>
          </table:table-cell>
          <table:table-cell office:value-type="float" office:value="0.759939984996249" calcext:value-type="float">
            <text:p>0.759939984996249</text:p>
          </table:table-cell>
          <table:table-cell office:value-type="float" office:value="0.79368080642336" calcext:value-type="float">
            <text:p>0.79368080642336</text:p>
          </table:table-cell>
          <table:table-cell office:value-type="float" office:value="0.0472618154538635" calcext:value-type="float">
            <text:p>0.04726181545386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fkomst(11), indo(10), onbeschaafd(13), traditionele(63), koppensneller(8), tovenaars(1), ontdekken(14), inheemse(7), zigeunerbende(2), eskimo's(9), indo-europeaan(60), aziatisch(60), achtergrond(85), bediende(9), historischcn(1), islamiet(11), marron(33), historisch(67), moslim(55), senaatsbediende(1), roots(2), afgod(10), moslims(8), historischen(2), hottentot(12), kaukasisch(8), zwartje(13), mongoolse(2), bedienden(2), kokkie(13), indische(4), indisch(5), inlanders(3), praehistorische(1), mulat(12), volkstammen(1), koppensnellers(2), afgodendienst(2), lesbische(4), indiaans(1), blank(8), inheemsen(3), koelies(2), homo(9), inheems(41), inlandsche(10), mongool(11), lilliputter(8), marrons(5), tovenaar(5), mesties(10), liitlepage(1), traditioneel(12), gemengd(46), blanke(2), barbaren(13), primitief(14), gekleurde(2), negercultuur(4), neger(12), medicijnmannen(1), mongoolsche(2), inboorling(6), pygmee(9), negerslaven(12), boesman(4), muzelman(12), barbaar(15), zimbabwecultuur(2), gemengden(1), aboriginal(3), wild(7), barbaar'sche(1), historische(12), indiaan(10), stam(7), eskimo(6), afgodsbeeldje(1), wereldhistorische(2), mengras(6), halfbloed(12), dwerggroei(27), westers(3), moor(5), bataviasche(1), slaaf(14), metis(5), volbloed(5), baboe(10), schildersknecht(1), gekleurd(12), medicijnman(9), knecht(9), westerse(1), indo's(1), mohemmedaan(1), misvormden(8), slaven(9), queer(3), muzelmansche(1), barbaarsche(1), gemengde(3), aziatische(9), barbarlje(2), inheemsch(1), exotische(2), wetshistorische(1), berberoorlog(1), slavenschip(8), berber(7), exotisch(9), zigeuner(7), inuit(5), wilde(4), zigeunermuziek(4), hottentotten(6), dwergen(2), jokjakarta(1), ras(7), allochtoon(1), batavia(1), winkelknechten(1), inheems'che(1), aapman(3), eenhistorisch(1), inboorlingen(3), negers(2), inlander(7), handicap(4), bediendepmijnneer(1), koelie(10), stammen(1), zigeuners(4), inheemseen(1), moord(1), inheemsche(5), dwerg(10), negerrijk(4), inheemsebe(1), kaffer(7), zimbabwe(2), rassen(3), moslimsche(7), wilden(1), indischen(1), muzelmannen(1), grootste(1), dienstknecht(1), moortje(1), kaffers(4), moslimscho(1), groothistorische(1), etniciteit(2), knechts(1), en'marron(1), volbloedpaard(1), aziatischejgeit(2), christelijkhistorischen(1), inheemschen(4), indo-europeaans(1), jachtwild(1), handicapper(1), indolonten(1), page(4), grootst(1), stamgenooten(1), traditioneelen(2), baboes(1), gay(1), verwilderd(1), vermoord(1), birma(1), bosneger(2), lesbisch(3), traditionele'(1), dienstknechts(1), dwergeu(1), islamieten(1), volbloeden(1), metis'nachts(1), zigeunerin(1), lilliputters(2), rassenhaat(1), afgodisch(1), marron'(2), berbers(1), stamhoofd(1), kafferhoofdman(1), demooraten(1), eskimoverhalen(1), mulattin(1), bosnegers(1), dwergjes(1), indiaansch(1), boesmanbanelen(1), hottentottenstam(1), galeislaven(1)</text:p>
          </table:table-cell>
          <table:table-cell office:value-type="string" calcext:value-type="string">
            <text:p>('eraan', 3), ('hetgeen', 40), ('vinden', 223), ('spreker', 44), ('komen', 498), ('spr', 58), ('laten', 186), ('meest', 49), ('testeren', 1), ('willen', 118), ('aanstonds', 8), ('raadplegen', 5), ('daarmee', 21), ('zoeken', 64), ('wellicht', 28), ('uitspreken', 13), ('nadrukkelijk', 3), ('beslist', 12), ('persoonlijk', 21), ('evenmin', 17), ('hernieuwen', 3), ('enkel', 11), ('verklaring', 17), ('vroeger', 61), ('nogmaals', 6), ('zooals', 16), ('wensen', 9), ('straks', 9), ('overlaten', 5), ('antwoord', 35), ('gaarne', 25), ('eenstemmig', 1), ('verlangden', 2), ('intusschen', 20), ('eerlang', 3), ('schouwd', 2), ('herhalen', 9), ('dusverre', 4), ('sprake', 19), ('verlangen', 25), ('waarschijnlijk', 33), ('wenschen', 16), ('daaraan', 12), ('hoogstwaarschijnlijk', 1), ('ditmaal', 15), ('waarschijnlijkheid', 4), ('daaromtrent', 2), ('hoegenaamd', 3), ('voornemens', 4), ('raadpleg', 1), ("en'dat", 1), ('hierop', 13), ('hieraan', 6), ('vermoedelijk', 11), ('ermee', 2), ('wenscht', 12), ('beantwoorden', 14), ('ofschoon', 17), ('beslissing', 11), ('binnenkort', 5), ('klaard', 1), ('zou-', 1), ('totnutoe', 1), ('totnogtoe', 2), ('jbe', 3), ('deszelfs', 1), ('wensch', 20), ('destijds', 8), ('geene', 12), ('lijde', 2), ('daji', 1), ('vroeg', 13), ('tzou', 1), ('voornemen', 8), ('gaarn', 3), ('dusver', 7), ('keiijker', 1), ('zoek', 1), ('bujft', 1), ('tusschentijd', 1), ('wenschte', 1), ('voorbehoud', 1), ('intussch', 2), ('inleid', 1), ('.daarom', 1), ('waaromtrent', 1), ('mioet', 1), ('wensehen', 2), ('sohijnt', 1), ('denkelijk', 2), ('krach', 1), ('beantwoording', 1), ('maai-', 1), ('wenschten', 2), ('afwacht', 1), ('nog-', 2), ('zod', 1), ('gewoonljjk', 1), ('schijut', 1), ('daarl', 1), ('inleider', 3), ('hopelijk', 1), ('intussehen', 1), ('deize', 1), ('eerstdaags', 1), ('desniettegenstaande', 1), ('wenscben', 1), ('schynt', 1), ('breedvoerig', 3), ('alje', 1), ('desondanks', 4), ('afkunnen', 1), ('waehten', 1), ('spieker', 2), ("zg'ne", 1), ('totdusver', 1), ('unaniem', 1), ('nief', 1), ('tegenwoordigen', 1)</text:p>
          </table:table-cell>
          <table:table-cell office:value-type="string" calcext:value-type="string">
            <text:p>eraan, hetgeen, vinden, spreker, komen, spr, laten, meest, testeren, willen, aanstonds, raadplegen, daarmee, zoeken, wellicht, uitspreken, nadrukkelijk, beslist, persoonlijk, evenmin, hernieuwen, enkel, verklaring, vroeger, nogmaals, zooals, wensen, straks, overlaten, antwoord, gaarne, eenstemmig, verlangden, intusschen, eerlang, schouwd, herhalen, dusverre, sprake, verlangen, waarschijnlijk, wenschen, daaraan, hoogstwaarschijnlijk, ditmaal, waarschijnlijkheid, daaromtrent, hoegenaamd, voornemens, raadpleg, en'dat, hierop, hieraan, vermoedelijk, ermee, wenscht, beantwoorden, ofschoon, beslissing, binnenkort, klaard, zou-, totnutoe, totnogtoe, jbe, deszelfs, wensch, destijds, geene, lijde, daji, vroeg, tzou, voornemen, gaarn, dusver, keiijker, zoek, bujft, tusschentijd, wenschte, voorbehoud, intussch, inleid, .daarom, waaromtrent, mioet, wensehen, sohijnt, denkelijk, krach, beantwoording, maai-, wenschten, afwacht, nog-, zod, gewoonljjk, schijut, daarl, inleider, hopelijk, intussehen, deize, eerstdaags, desniettegenstaande, wenscben, schynt, breedvoerig, alje, desondanks, afkunnen, waehten, spieker, zg'ne, totdusver, unaniem, nief, tegenwoordigen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40638" calcext:value-type="float">
            <text:p>340638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7029025397221" calcext:value-type="float">
            <text:p>0.75702902539722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94785933636147" calcext:value-type="float">
            <text:p>0.79478593363614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(1), gemengde(1), achtergrond(1), queer(1), zigeuner(1), zigeunermuziek(1), historisch(1)</text:p>
          </table:table-cell>
          <table:table-cell office:value-type="string" calcext:value-type="string">
            <text:p>('boei', 3), ('ruyterkade', 1), ('slik', 1), ('wilton', 1), ('transp', 1)</text:p>
          </table:table-cell>
          <table:table-cell office:value-type="string" calcext:value-type="string">
            <text:p>boei, ruyterkade, slik, wilton, transp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1226" calcext:value-type="float">
            <text:p>341226</text:p>
          </table:table-cell>
          <table:table-cell office:value-type="float" office:value="48" calcext:value-type="float">
            <text:p>48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380678715769775" calcext:value-type="float">
            <text:p>0.380678715769775</text:p>
          </table:table-cell>
          <table:table-cell office:value-type="float" office:value="0.729166666666667" calcext:value-type="float">
            <text:p>0.729166666666667</text:p>
          </table:table-cell>
          <table:table-cell office:value-type="float" office:value="0.798442186812177" calcext:value-type="float">
            <text:p>0.7984421868121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ziatischejgeit(2), marron(8), queer(6), westers(4), eskimo(2), metis(5), volbloed(1), gay(1), hottentot(1), indo(2), negerrijk(1), roma(1), mulat(1), dwerggroei(1), knechts(1), aziatisch(2), homo(1), gemengd(1), tovenaar(1), neger(1), page(1), moslim(1), onbeschaafd(1), halfbloed(1), groothistorische(1)</text:p>
          </table:table-cell>
          <table:table-cell office:value-type="string" calcext:value-type="string">
            <text:p>('cancelling', 1), ('philadelphia', 5), ('vincent', 4), ('w.-afrika', 1), ('ilavre', 1), ('mar-', 1), ('liverpool', 2), ('palat', 1), ('karma', 1), ('prawle', 1), ('boston', 2), ('vertr', 2), ('vert.', 3), ('baltimore', 2), ('charleston', 4), ('deal', 1), ('daarb', 1), ('hook', 2), ('leona', 1), ('aang', 6), ('gep', 4), ('kurraehee', 1), ('leone', 1), ('sierra', 2), ('bremea', 1), ('gepa', 1), ('xew-york', 1), ('montreal', 1), ('afar', 1), ('k.v.', 1)</text:p>
          </table:table-cell>
          <table:table-cell office:value-type="string" calcext:value-type="string">
            <text:p>cancelling, philadelphia, vincent, w.-afrika, ilavre, mar-, liverpool, palat, karma, prawle, boston, vertr, vert., baltimore, charleston, deal, daarb, hook, leona, aang, gep, kurraehee, leone, sierra, bremea, gepa, xew-york, montreal, afar, k.v.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1817" calcext:value-type="float">
            <text:p>341817</text:p>
          </table:table-cell>
          <table:table-cell office:value-type="float" office:value="136" calcext:value-type="float">
            <text:p>136</text:p>
          </table:table-cell>
          <table:table-cell office:value-type="float" office:value="0.213235294117647" calcext:value-type="float">
            <text:p>0.213235294117647</text:p>
          </table:table-cell>
          <table:table-cell office:value-type="float" office:value="0.209089251871959" calcext:value-type="float">
            <text:p>0.209089251871959</text:p>
          </table:table-cell>
          <table:table-cell office:value-type="float" office:value="0.742647058823529" calcext:value-type="float">
            <text:p>0.742647058823529</text:p>
          </table:table-cell>
          <table:table-cell office:value-type="float" office:value="0.7986021828614" calcext:value-type="float">
            <text:p>0.7986021828614</text:p>
          </table:table-cell>
          <table:table-cell office:value-type="float" office:value="0.0441176470588235" calcext:value-type="float">
            <text:p>0.0441176470588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mengd(1), historisch(10), wilden(1), aziatisch(8), zigeuner(2), koppensnellers(1), kaffers(1), traditionele(6), berbers(1), halfbloed(1), onbeschaafd'to(1), zigeunermuziek(1), etniciteit(1), pygmee(1), achtergrond(4), knechts(1), volbloed(1), page(1), historische(2), mengras(1), blank(4), slaaf(2), moslim(7), kaffer(1), indisch(1), primitief(3), hottentotten(1), mesties(4), afkomst(1), inlander(1), gekleurd(2), en'marron(1), koppensneller(2), bediende(3), zwartje(3), bedienden(1), queer(2), wild(2), wereldhistorische(1), stam(3), moslimsche(2), hottentot(2), traditioneel(2), slaven(1), eskimo(2), barbaren(2), misvormden(2), historischen(1), blanke(1), indo-europeaan(2), moslims(3), muzelman(1), neger(2), lesbisch(1), inheems(1), exotisch(1), negerrijk(1), indiaan(1), inheemse(1), boesman(1), afgod(1), marron(4), onbeschaafd(1), inboorling(1), zigeuners(1), inheemsche(1), berber(2), slavenschip(1), kaukasisch(1), mongool(1), lilliputter(1)</text:p>
          </table:table-cell>
          <table:table-cell office:value-type="string" calcext:value-type="string">
            <text:p>('bewoner', 25), ('station', 8), ('gebouw', 21), ('restaureeren', 1), ('trein', 15), ('terrein', 25), ('voertuig', 4), ('ontwerpen', 9), ('spoorweg', 13), ('tram', 4), ('centraalstation', 1), ('komenden', 2), ('stadsgedeelt', 1), ('liui', 1), ('ingebruikneming', 1), ('rijksgebouw', 1), ('gebruikneming', 1), ('rij-', 1), ('stopplaats', 1), ('gehucht', 1), ('tender', 1), ('ontsporing', 1), ('expres', 1), ('mailtrein', 1), ('sneldienst', 1), ('stremmen', 2), ('locomotief', 3), ('bagagewagen', 1), ('restauratie', 1), ('goederentrein', 1), ('paardentram', 1), ('truck', 2), ('woner', 1), ('derailleren', 1), ('herbouwen', 1)</text:p>
          </table:table-cell>
          <table:table-cell office:value-type="string" calcext:value-type="string">
            <text:p>bewoner, station, gebouw, restaureeren, trein, terrein, voertuig, ontwerpen, spoorweg, tram, centraalstation, komenden, stadsgedeelt, liui, ingebruikneming, rijksgebouw, gebruikneming, rij-, stopplaats, gehucht, tender, ontsporing, expres, mailtrein, sneldienst, stremmen, locomotief, bagagewagen, restauratie, goederentrein, paardentram, truck, woner, derailleren, herbouwen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40847" calcext:value-type="float">
            <text:p>340847</text:p>
          </table:table-cell>
          <table:table-cell office:value-type="float" office:value="21" calcext:value-type="float">
            <text:p>21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552670917371121" calcext:value-type="float">
            <text:p>0.55267091737112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07144811938588" calcext:value-type="float">
            <text:p>0.807144811938588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o-europeaan(2), zigeunermuziek(1), barbaar(1), neger(1), wild(1), achtergrond(2), wilde(1), gemengd(2), pygmee(1), moslimsche(1), marron(3), indo(1), roma(1), handicap(1), bediende(1), islamiet(1)</text:p>
          </table:table-cell>
          <table:table-cell office:value-type="string" calcext:value-type="string">
            <text:p>('hegge', 1), ('bruning', 1), ('holle', 1), ('statius', 1), ('nix', 1), ('ezerman', 1), ('lee', 2), ('j.e.', 1), ('elias', 1), ('gerth', 1), ('baerveldt', 1), ('meulemans', 1), ('giel', 1), ('brunet', 1), ('boshart', 1), ('weeren', 1), ('kroef', 1), ('luber', 1), ('nooten', 1), ('sturler', 1)</text:p>
          </table:table-cell>
          <table:table-cell office:value-type="string" calcext:value-type="string">
            <text:p>hegge, bruning, holle, statius, nix, ezerman, lee, j.e., elias, gerth, baerveldt, meulemans, giel, brunet, boshart, weeren, kroef, luber, nooten, sturler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1252" calcext:value-type="float">
            <text:p>341252</text:p>
          </table:table-cell>
          <table:table-cell office:value-type="float" office:value="59" calcext:value-type="float">
            <text:p>59</text:p>
          </table:table-cell>
          <table:table-cell office:value-type="float" office:value="0.152542372881356" calcext:value-type="float">
            <text:p>0.152542372881356</text:p>
          </table:table-cell>
          <table:table-cell office:value-type="float" office:value="0.775952665035864" calcext:value-type="float">
            <text:p>0.775952665035864</text:p>
          </table:table-cell>
          <table:table-cell office:value-type="float" office:value="0.728813559322034" calcext:value-type="float">
            <text:p>0.728813559322034</text:p>
          </table:table-cell>
          <table:table-cell office:value-type="float" office:value="0.814136614189949" calcext:value-type="float">
            <text:p>0.814136614189949</text:p>
          </table:table-cell>
          <table:table-cell office:value-type="float" office:value="0.11864406779661" calcext:value-type="float">
            <text:p>0.118644067796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gerrijk(1), knecht(1), indiaan(1), baboe(1), slavenschip(1), aziatisch(5), inheems(5), zigeuner(1), indo-europeaan(4), primitief(1), wild(1), berber(1), moslims(1), misvormden(1), metis(1), halfbloed(2), koelies(1), gemengd(2), slaven(1), slaaf(2), historischen(1), gekleurd(1), indisch(1), inlandsche(1), aboriginal(1), inboorling(1), inheemsche(2), dwerggroei(2), historisch(2), negerin(1), achtergrond(2), barbaar(1), ras(2), aziatische(1), moslim(2), volbloed(2), kaffer(1), dwerg(1)</text:p>
          </table:table-cell>
          <table:table-cell office:value-type="string" calcext:value-type="string">
            <text:p>('koloniaal', 23), ('n.v.', 2), ('patent', 3), ('stokvis', 2), ('lnd', 1), ('n.-i.', 1), ('javasche', 1), ('ind.', 5), ('houthandel', 1), ('ondern', 1), ('barge', 2), ('bierbrouwerij', 1), ('v/h', 1), ('unie', 4), ('surinaamsche', 3), ('~a.', 1), ('gruyter', 1), ('n.-i', 1), ('tramweg-maat', 1), ('zoutindustrie', 2), ('philips', 1), ('beynes', 1)</text:p>
          </table:table-cell>
          <table:table-cell office:value-type="string" calcext:value-type="string">
            <text:p>koloniaal, n.v., patent, stokvis, lnd, n.-i., javasche, ind., houthandel, ondern, barge, bierbrouwerij, v/h, unie, surinaamsche, ~a., gruyter, n.-i, tramweg-maat, zoutindustrie, philips, beynes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0505" calcext:value-type="float">
            <text:p>340505</text:p>
          </table:table-cell>
          <table:table-cell office:value-type="float" office:value="278" calcext:value-type="float">
            <text:p>278</text:p>
          </table:table-cell>
          <table:table-cell office:value-type="float" office:value="0.219424460431655" calcext:value-type="float">
            <text:p>0.219424460431655</text:p>
          </table:table-cell>
          <table:table-cell office:value-type="float" office:value="0.0700899499161418" calcext:value-type="float">
            <text:p>0.070089949916142</text:p>
          </table:table-cell>
          <table:table-cell office:value-type="float" office:value="0.748201438848921" calcext:value-type="float">
            <text:p>0.748201438848921</text:p>
          </table:table-cell>
          <table:table-cell office:value-type="float" office:value="0.815034995257315" calcext:value-type="float">
            <text:p>0.815034995257315</text:p>
          </table:table-cell>
          <table:table-cell office:value-type="float" office:value="0.0323741007194245" calcext:value-type="float">
            <text:p>0.0323741007194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otisch(4), indone(1), achtergrond(18), aziatisch(14), moslim(11), inheems(17), lesbisch(2), inboorling(5), traditionele(8), indo-europeaan(14), indischen(1), moor(1), marron(6), eskimo(4), inuit(2), negercultuur(3), pygmee(5), baboe(3), historische(1), neger(5), afkomst(3), negers(1), gemengd(7), knecht(2), dwerggroei(6), ontdekken(5), gekleurd(4), historisch(11), muzelmannen(2), zimbabwecultuur(1), islamiet(2), wilde(1), slaven(1), barbaren(3), wild(1), mongoolsche(1), slaaf(5), inboorlingen(1), primitief(1), traditioneel(3), indo(3), onbeschaafd(5), lilliputter(3), inheemsche(3), queer(3), zigeuners(1), homo(2), mesties(5), mulat(2), lesbische(1), indisch(1), muzelmansch(1), negerrijk(1), afgodendienst(1), koppensneller(3), muzelman(3), lilliputters(1), moslims(2), zigeuner(2), handicapper(1), slavenschip(2), negerslaven(3), medicijnman(1), barbaarsche(1), barbaar(3), hottentot(1), dienstknecht(1), koelie(1), stam(2), afgodsbeeldje(1), aziatische(1), indolonten(1), eskimo's(1), barbarlje(1), praehistorische(1), koelies(1), inheemsch(1), blanke(1), halfbloed(1), kokkie(1), ras(1), afgod(1), berber(1), inheemse(1), roots(1), boesman(2), mengras(1), handicap(1), inlandsche(1), wetshistorische(1), mongool(1), zwartje(2), bosneger(1), bediende(1), etniciteit(1), aboriginal(1), kaffer(1), dwerg(1), zigeunermuziek(1), marron'(1)</text:p>
          </table:table-cell>
          <table:table-cell office:value-type="string" calcext:value-type="string">
            <text:p>('druk', 28), ('doen', 155), ('dal', 27), ('wyie', 1), ('golijk', 2), ('meu', 4), ('maai', 5), ('niel', 6), ('nkt', 1), ('wildo', 1), ('mets', 2), ('dut', 7), ('aelf', 2), ('tiij', 1), ('tanig', 1), ('vrooger', 1), ('kunaea', 1), ('selfs', 1), ('/.ij', 4), ('weei', 1), ('tocb', 1), ('nist', 1), ('niat', 2), ('zijl', 4), ('alle', 3), ('iiem', 1), ('k*n', 1), ('oortaak', 1), ('meo', 1), ('.men', 1), ('niei', 4), ('-men', 2), ('wsl', 1), ('souden', 1), ('aiet', 1), ('bete', 1), ('groo.e', 1), ('latten', 1), ('teem', 1), ('tocn', 2), ('dai', 2), ('eoed', 1), ('neigd', 1), ('aat', 1), ('zieli', 1)</text:p>
          </table:table-cell>
          <table:table-cell office:value-type="string" calcext:value-type="string">
            <text:p>druk, doen, dal, wyie, golijk, meu, maai, niel, nkt, wildo, mets, dut, aelf, tiij, tanig, vrooger, kunaea, selfs, /.ij, weei, tocb, nist, niat, zijl, alle, iiem, k*n, oortaak, meo, .men, niei, -men, wsl, souden, aiet, bete, groo.e, latten, teem, tocn, dai, eoed, neigd, aat, zieli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1576" calcext:value-type="float">
            <text:p>341576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205590337954" calcext:value-type="float">
            <text:p>0.267205590337954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829899872959914" calcext:value-type="float">
            <text:p>0.829899872959914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beschaafd(1), gemengd(2), page(1), dwerg(1), lesbisch(1), aziatisch(1), primitief(1), rassen(1), marron(3), gay(1), neger(1), queer(1), inboorlingen(1), roots(1), negerslaven(2), misvormden(2), achtergrond(1), groothistorische(1), aboriginal(1)</text:p>
          </table:table-cell>
          <table:table-cell office:value-type="string" calcext:value-type="string">
            <text:p>('wisconsin', 1), ('sevilla', 1), ('zuid-wales', 1), ('hector', 2), ('sands', 1), ('peak', 1), ('motorschip', 1), ('ijmuiden', 1), ('kaiser', 1), ('polk', 2), ('downshire', 1), ('urnuiden', 1), ('arizona', 1), ('dayton', 1), ('dorado', 1), ('ottawa', 1), ('alabama', 1), ('bay', 2), ('maya', 1), ('sola', 1), ('nevada', 1), ('willow', 1)</text:p>
          </table:table-cell>
          <table:table-cell office:value-type="string" calcext:value-type="string">
            <text:p>wisconsin, sevilla, zuid-wales, hector, sands, peak, motorschip, ijmuiden, kaiser, polk, downshire, urnuiden, arizona, dayton, dorado, ottawa, alabama, bay, maya, sola, nevada, willow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1786" calcext:value-type="float">
            <text:p>341786</text:p>
          </table:table-cell>
          <table:table-cell office:value-type="float" office:value="24" calcext:value-type="float">
            <text:p>24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454663739886395" calcext:value-type="float">
            <text:p>0.45466373988639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829899872959914" calcext:value-type="float">
            <text:p>0.829899872959914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original(1), historisch(1), baboe(1), wild(1), afkomst(1), marron(6), exotisch(1), indiaan(1), eskimo's(1), moslim(1), slavenschip(1), aziatisch(1), metis(1), stam(2), slaaf(1), primitief(1), wetshistorische(1), inheemse(1)</text:p>
          </table:table-cell>
          <table:table-cell office:value-type="string" calcext:value-type="string">
            <text:p>('int', 7), ('beet', 2), ('tw.', 1), ('pref', 3), ('comp.', 1), ('mere', 1), ('b.fr', 1), ('a.(ll', 1), ('comm', 1), ('int.', 1), ('cerk', 1), ('c.v.', 1), ('td.', 1), ('internat', 1), ('gew.', 1), ('agl', 1)</text:p>
          </table:table-cell>
          <table:table-cell office:value-type="string" calcext:value-type="string">
            <text:p>int, beet, tw., pref, comp., mere, b.fr, a.(ll, comm, int., cerk, c.v., td., internat, gew., agl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0349" calcext:value-type="float">
            <text:p>340349</text:p>
          </table:table-cell>
          <table:table-cell office:value-type="float" office:value="24" calcext:value-type="float">
            <text:p>24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454663739886395" calcext:value-type="float">
            <text:p>0.45466373988639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829899872959914" calcext:value-type="float">
            <text:p>0.829899872959914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lfbloed(1), achtergrond(1), inlander(1), barbarlje(1), marron(1), indisch(2), queer(1), koppensneller(1), mesties(1), gemengd(3), metis(1), aziatisch(1), ras(2), inuit(1), mulat(1), inheems'(1), inheemsche(1), moslimsche(1), neger(1), aziatische(1)</text:p>
          </table:table-cell>
          <table:table-cell office:value-type="string" calcext:value-type="string">
            <text:p>('mcl', 4), ('dcc', 8), ('fehr', 1), ('scpt', 1), ('augs', 1), ('sopt', 1), ('omber', 1), ('oef', 1), ('jnni', 1), ('ember', 1), ('jnli', 1), ("n'ov", 1), ('jun', 1), ('jul', 1)</text:p>
          </table:table-cell>
          <table:table-cell office:value-type="string" calcext:value-type="string">
            <text:p>mcl, dcc, fehr, scpt, augs, sopt, omber, oef, jnni, ember, jnli, n'ov, jun, jul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0393" calcext:value-type="float">
            <text:p>340393</text:p>
          </table:table-cell>
          <table:table-cell office:value-type="float" office:value="367" calcext:value-type="float">
            <text:p>367</text:p>
          </table:table-cell>
          <table:table-cell office:value-type="float" office:value="0.193460490463215" calcext:value-type="float">
            <text:p>0.193460490463215</text:p>
          </table:table-cell>
          <table:table-cell office:value-type="float" office:value="0.322029614534545" calcext:value-type="float">
            <text:p>0.322029614534545</text:p>
          </table:table-cell>
          <table:table-cell office:value-type="float" office:value="0.749318801089918" calcext:value-type="float">
            <text:p>0.749318801089918</text:p>
          </table:table-cell>
          <table:table-cell office:value-type="float" office:value="0.830863133758459" calcext:value-type="float">
            <text:p>0.830863133758459</text:p>
          </table:table-cell>
          <table:table-cell office:value-type="float" office:value="0.0572207084468665" calcext:value-type="float">
            <text:p>0.05722070844686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one(1), marrons(1), indo(2), onbeschaafd(8), achtergrond(21), inheems(5), kaffer(4), aziatisch(11), negerslaven(5), pygmee(8), ontdekken(7), negers(1), inlandsche(2), historisch(24), muzelman(5), mulat(4), inboorlingen(1), neger(4), slaaf(9), homogeen(1), roots(2), moslim(22), moslims(2), indo-europeaan(12), jachtwild(1), mongoolse(1), barbaar(10), metis(1), lilliputters(3), kokkie(2), koppensneller(3), medicijnman(6), islamiet(3), stammen(1), indolonten(1), inboorling(2), traditionele(12), tovenaar(2), page(3), halfbloed(4), exotisch(3), blank(1), marron(7), inlanders(2), stam(2), rassen(2), handicap(1), volbloed(2), gemengd(6), berber(1), slavenschip(1), lilliputter(4), bediende(3), inheemsen(2), inuit(3), slaven(4), exotische(2), slavenhandel(1), mongool(5), aziatische(5), zigeuner(1), negerrijk(1), knecht(1), zwartje(3), blanke(1), koelie(4), afkomst(5), mengras(3), medicijnmannen(2), barbaren(7), afgod(3), homo(5), moor(1), dwerggroei(3), dienstknecht(1), historische(3), gekleurd(2), traditioneel(2), kaffers(2), hottentot(3), gay(2), bataviasche(1), wild(1), boesman(1), volksstam(1), berbers(1), baboe(2), lesbische(1), ras(2), negerrestaurant(1), barbaarsche(1), aboriginal(1), eskimo(1), mulatten(1), eskimo's(2), traditioneelen(1), mesties(3), inlander(1), zigeunermuziek(2), dwerg(2), afstammelingen(1), dienstknechts(1), negercultuur(1), dwergeu(1), gekleurde(1), indiaan(1), primitief(1), wilde(1), inheemsche(1), onbeschaafdheid(1), inheemschen(1), winkelknechten(1)</text:p>
          </table:table-cell>
          <table:table-cell office:value-type="string" calcext:value-type="string">
            <text:p>('menschen', 12), ('mensch', 107), ('moraal', 5), ('betonen', 8), ('slavenhouder', 1), ('barbaar', 6), ('eeuwenlang', 3), ('kwaad', 26), ('louter', 6), ('phrase', 1), ('waarheid', 18), ('geniepig', 2), ('ding', 49), ('letterlijk', 12), ('verbolgen', 1), ('materialisme', 4), ('voorrecht', 8), ('dapper', 8), ('achterblijver', 1), ('zondig', 2), ('mensheid', 3), ('weldo', 1), ('krijgslist', 2), ('hypnotiseeren', 1), ('respect', 4), ('hpi', 1), ('verdienste', 1), ('onhebbelijk', 2), ('benep', 3), ('lieden', 18), ('grenzenloos', 1), ('aanmatigen', 2), ('gedoe', 2), ('mensed', 1), ('mensehen', 3), ('godslastering', 1), ('germaansch', 3), ('driestheid', 4), ('herbeginnen', 1), ('overdenken', 1), ('fatsoen', 2), ('nadenken', 2), ('toegaan', 1), ('oneerbiedig', 1), ('onbeschaamdheid', 1), ('ongodsdienstig', 1), ('menach', 1), ('westerling', 4), ('inboezemen', 2), ('verafschuwen', 1), ('booz', 6), ('wreken', 2), ('veracht', 2), ('materialistisch', 2), ('koppig', 1), ('ontevreden', 3), ('vergelden', 3), ('humanitair', 1), ('verwaandheid', 1), ('godslasterlijk', 1), ('onwetend', 3), ('bezwering', 1), ('belust', 1), ('menseb', 1), ('vastberaden', 1), ('scheldwoord', 1), ('bejegenen', 1), ('boezemen', 2), ('medemensch', 3), ('zelfvoldaanheid', 1), ('medemenseh', 1), ('wereldbeschouwing', 3), ('tisme', 1), ('vaderlandsliefd', 2), ('onbezonn', 1), ('onbaatzuchtig', 1), ('stout', 3), ('ongeleerd', 1), ('verzoeking', 1), ('schijnheilig', 1), ('rondborstig', 1), ('verledene', 1), ('ongeloof', 2), ('misprijzen', 1), ('menscb', 1), ('medeburger', 1), ('onoverwinnelijk', 1), ('wijsheid', 2), ('broederliefde', 1), ('ergeren', 1), ('ontketenen', 1), ('vermetel', 1), ('aanmatiging', 2), ('stilaan', 1), ('oprechtheid', 1), ('vermetelheid', 1), ('verfoeien', 1), ('onderdanigheid', 1), ('germaansche', 1), ('soldatesk', 1), ('aangorden', 1), ('verachtelijk', 1), ('meegaand', 1), ('intrige', 1), ('onweten', 1), ('dienstbaren', 1), ('mokerslag', 1)</text:p>
          </table:table-cell>
          <table:table-cell office:value-type="string" calcext:value-type="string">
            <text:p>menschen, mensch, moraal, betonen, slavenhouder, barbaar, eeuwenlang, kwaad, louter, phrase, waarheid, geniepig, ding, letterlijk, verbolgen, materialisme, voorrecht, dapper, achterblijver, zondig, mensheid, weldo, krijgslist, hypnotiseeren, respect, hpi, verdienste, onhebbelijk, benep, lieden, grenzenloos, aanmatigen, gedoe, mensed, mensehen, godslastering, germaansch, driestheid, herbeginnen, overdenken, fatsoen, nadenken, toegaan, oneerbiedig, onbeschaamdheid, ongodsdienstig, menach, westerling, inboezemen, verafschuwen, booz, wreken, veracht, materialistisch, koppig, ontevreden, vergelden, humanitair, verwaandheid, godslasterlijk, onwetend, bezwering, belust, menseb, vastberaden, scheldwoord, bejegenen, boezemen, medemensch, zelfvoldaanheid, medemenseh, wereldbeschouwing, tisme, vaderlandsliefd, onbezonn, onbaatzuchtig, stout, ongeleerd, verzoeking, schijnheilig, rondborstig, verledene, ongeloof, misprijzen, menscb, medeburger, onoverwinnelijk, wijsheid, broederliefde, ergeren, ontketenen, vermetel, aanmatiging, stilaan, oprechtheid, vermetelheid, verfoeien, onderdanigheid, germaansche, soldatesk, aangorden, verachtelijk, meegaand, intrige, onweten, dienstbaren, mokerslag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1891" calcext:value-type="float">
            <text:p>341891</text:p>
          </table:table-cell>
          <table:table-cell office:value-type="float" office:value="31" calcext:value-type="float">
            <text:p>31</text:p>
          </table:table-cell>
          <table:table-cell office:value-type="float" office:value="0.225806451612903" calcext:value-type="float">
            <text:p>0.225806451612903</text:p>
          </table:table-cell>
          <table:table-cell office:value-type="float" office:value="0.33522299909059" calcext:value-type="float">
            <text:p>0.33522299909059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841125781998513" calcext:value-type="float">
            <text:p>0.841125781998513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lavenschip(2), negerslaven(1), gemengd(5), traditionele(1), gay(1), helmlna'marron(2), jakarta(1), metis(1), afgod(1), pygmee(1), page(1), aboriginal(2), queer(1), zigeuners(1), hottentotten(1), hottentottenstam(1), dwerg(1), westers(1), homo(1), inlandsche(1), moslim(1), ontdekken(1), volbloed(1), historisch(1)</text:p>
          </table:table-cell>
          <table:table-cell office:value-type="string" calcext:value-type="string">
            <text:p>('susanna', 2), ('hr.', 6), ('columbus', 3), ('wachtschip', 1), ('margaretha', 1), ('radio', 4), ('alida', 1), ('zender', 1), ('goliath', 2), ('hellevoetsluis', 1), ('ms.', 1), ('conservatie', 1), ('elisabeth', 3), ('dolfijn', 1), ('radio-uitzending', 1), ('ilelena', 1), ('frederika', 1), ('gamelan', 1)</text:p>
          </table:table-cell>
          <table:table-cell office:value-type="string" calcext:value-type="string">
            <text:p>susanna, hr., columbus, wachtschip, margaretha, radio, alida, zender, goliath, hellevoetsluis, ms., conservatie, elisabeth, dolfijn, radio-uitzending, ilelena, frederika, gamelan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1562" calcext:value-type="float">
            <text:p>341562</text:p>
          </table:table-cell>
          <table:table-cell office:value-type="float" office:value="303" calcext:value-type="float">
            <text:p>303</text:p>
          </table:table-cell>
          <table:table-cell office:value-type="float" office:value="0.211221122112211" calcext:value-type="float">
            <text:p>0.211221122112211</text:p>
          </table:table-cell>
          <table:table-cell office:value-type="float" office:value="0.116972290417011" calcext:value-type="float">
            <text:p>0.116972290417011</text:p>
          </table:table-cell>
          <table:table-cell office:value-type="float" office:value="0.745874587458746" calcext:value-type="float">
            <text:p>0.745874587458746</text:p>
          </table:table-cell>
          <table:table-cell office:value-type="float" office:value="0.846827755396115" calcext:value-type="float">
            <text:p>0.846827755396115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slim(8), dwerggroei(5), medicijnman(2), kaukasisch(5), aziatisch(18), boesman(2), wilden(1), traditionele(11), baboe(2), gemengd(6), moslimsohe(1), kaffers(1), moslimsch(1), lilliputter(2), historisch(12), slaaf(3), rassen(1), gekleurde(1), achtergrond(20), afgod(3), marron(7), knecht(4), inheems(7), jakarta(1), inlandsche(3), muzelman(4), kokkie(3), bediende(4), gekleurd(5), mulat(1), ontdekken(6), primitief(6), indo-europeaan(11), koppensneller(3), stam(2), lesbische(2), tovenaar(3), eskimo's(4), inboorling(4), ras(4), inheemse(2), blank(6), historische(2), pygmee(5), zigeuner(2), misvormden(3), negerslaven(3), mongool(4), negercultuur(1), kaffer(2), zigeunerbende(1), zigeunerin(1), indisch(2), inlanders(1), koelie(1), jachtwild(1), inlander(4), neger(2), barbaren(3), zigeuners(1), aapman(1), wild(1), wereldhistorische(2), boesmanbanelen(1), onbeschaafd(3), eskimo(1), exotisch(4), hottentot(1), barbaarschheid(1), zwartje(1), mesties(3), dwergen(2), koelied(1), volbloed(1), aziatische(1), praehistorische(1), historischen(1), indiaan(2), mulattin(1), transport(1), mulatten(1), traditioneel(2), afkomst(2), roots(1), batavia(1), mengras(1), koppensnellers(1), lesbisch(1), stammen(1), groothistorische(1), berber(4), afgodendienst(1), negerrijk(3), bosneger(1), dwerg(2), indische(1), volbloedras(1), lilliputters(1), etniciteit(1), queer(2), islamieten(1), kwinti(1), moslimsche(2), slavenschip(1), moslims(1), volbloed'(1), schildersknecht(1)</text:p>
          </table:table-cell>
          <table:table-cell office:value-type="string" calcext:value-type="string">
            <text:p>('dorp', 33), ('waterleiding', 1), ('bewonen', 21), ('huis', 89), ('huls', 6), ('aanleggen', 18), ('afbranden', 3), ('spoorweglijn', 1), ('bouwen', 34), ('woning', 36), ('traject', 1), ('verbinding', 9), ('aangrenzend', 3), ('bouw', 10), ('waterweg', 2), ('aanbesteding', 1), ('verkeersweg', 3), ('verbreeden', 1), ('weg', 12), ('voetpad', 1), ('buizennet', 1), ('grenzen', 5), ('smids', 1), ('bewoonde', 1), ('stremming', 1), ('kruising', 3), ('onderhouden', 9), ('uitbreidingsplan', 1), ('uitkopen', 1), ('watertoren', 1), ('route', 2), ('rijverkeer', 1), ('aanbouw', 1), ('arbeiderswoning', 1), ('krot', 1), ('kade', 4), ('verkeer', 6), ('bouwverordening', 1), ('bauwen', 1), ('aanbe', 1), ('huizenblok', 1), ('spoorlijn', 1), ('landlijn', 1), ('bestek', 2), ('winkelruimte', 1), ('nieuwbouw', 1), ('hoofdweg', 1), ('opslagplaats', 1), ('emplacement', 1), ('bijgebouw', 1), ('opslaan', 1), ('spoorwegnet', 2), ('zijlijn', 2), ('zijspoor', 1), ('complex', 1), ('verkeers-', 1), ('aanliggen', 1), ('bliksem', 1), ('geasphalteerd', 1), ('asphalteeren', 1), ('aangrenzen', 2), ('spoorwegverkeer', 1), ('rangeerterrein', 1), ('spoorbaan', 1), ('stallen', 2), ('pont', 1), ('projecteren', 1), ('afbraak', 1), ('zeeweg', 1), ('spoorwegverbinding', 1), ('buurten', 1)</text:p>
          </table:table-cell>
          <table:table-cell office:value-type="string" calcext:value-type="string">
            <text:p>dorp, waterleiding, bewonen, huis, huls, aanleggen, afbranden, spoorweglijn, bouwen, woning, traject, verbinding, aangrenzend, bouw, waterweg, aanbesteding, verkeersweg, verbreeden, weg, voetpad, buizennet, grenzen, smids, bewoonde, stremming, kruising, onderhouden, uitbreidingsplan, uitkopen, watertoren, route, rijverkeer, aanbouw, arbeiderswoning, krot, kade, verkeer, bouwverordening, bauwen, aanbe, huizenblok, spoorlijn, landlijn, bestek, winkelruimte, nieuwbouw, hoofdweg, opslagplaats, emplacement, bijgebouw, opslaan, spoorwegnet, zijlijn, zijspoor, complex, verkeers-, aanliggen, bliksem, geasphalteerd, asphalteeren, aangrenzen, spoorwegverkeer, rangeerterrein, spoorbaan, stallen, pont, projecteren, afbraak, zeeweg, spoorwegverbinding, buurten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1241" calcext:value-type="float">
            <text:p>341241</text:p>
          </table:table-cell>
          <table:table-cell office:value-type="float" office:value="241" calcext:value-type="float">
            <text:p>241</text:p>
          </table:table-cell>
          <table:table-cell office:value-type="float" office:value="0.224066390041494" calcext:value-type="float">
            <text:p>0.224066390041494</text:p>
          </table:table-cell>
          <table:table-cell office:value-type="float" office:value="0.0614299825330205" calcext:value-type="float">
            <text:p>0.061429982533021</text:p>
          </table:table-cell>
          <table:table-cell office:value-type="float" office:value="0.742738589211618" calcext:value-type="float">
            <text:p>0.742738589211618</text:p>
          </table:table-cell>
          <table:table-cell office:value-type="float" office:value="0.851491458116984" calcext:value-type="float">
            <text:p>0.851491458116984</text:p>
          </table:table-cell>
          <table:table-cell office:value-type="float" office:value="0.033195020746888" calcext:value-type="float">
            <text:p>0.03319502074688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istorische(2), zigeuner(2), traditionele(9), halfbloed(3), lilliputter(2), historisch(12), etniciteit(2), primitief(1), afkomst(1), aziatisch(13), gekleurde(2), indo-europeaan(8), zigeunerbende(1), moslim(11), zigeunermuziek(1), achtergrond(17), blank(4), inheemse(1), negers(1), mengras(4), negerslaven(2), ontdekken(1), gekleurd(2), baboe(3), indisch(2), mesties(3), historischcn(1), homo(2), eskimo's(3), inheemschen(2), berber(2), barbaren(3), barbaar(2), traditioneel(2), jakarta(1), marron(7), gemengd(4), slaaf(4), lilliputters(1), homogeen(1), roots(2), meesterknecht(1), zigeuners(1), wild(1), lesbisch(1), inheems(11), mulat(1), koelies(1), traditioneelen(1), inlander(1), kokkie(1), pygmee(2), mongool(4), islamiet(1), k'mesties(2), boesman(1), inuit(4), neger(1), inboorling(4), indiaan(1), dwerggroei(6), tovenaar(2), moslims(2), inheems'(1), westers(1), page(1), barbaarsche(1), demooraten(1), zwartje(1), hottentot(1), bosneger(2), moslimsoh(1), koelie(2), indo(4), barbarlje(1), queer(1), inheemsch(1), koppensneller(2), afgod(2), ras(1), dwerg(2), muzelman(1), slaven(1), onbeschaafd(2), grootst(1), volbloed(1), negerrijk(1), moor(1), zwartjes(1), inheemsche(2), aziatische(1), stamgenooten(1), kwinti(1), misvormden(1), metis(1), inlandsche(1), knecht(1)</text:p>
          </table:table-cell>
          <table:table-cell office:value-type="string" calcext:value-type="string">
            <text:p>('aijn', 4), ('nneer', 1), ('keiijk', 2), ('beven', 30), ('geren', 2), ('neb', 4), ('meor', 1), ('zun', 6), ('dees', 2), ('bun', 15), ('eena', 1), ('doei', 3), ('hebbon', 5), ('hobb', 2), ('niot', 7), ('helen', 24), ('ijn', 10), ('grootor', 1), ('reeda', 5), ('sijn', 5), ('hobben', 2), ('kau', 2), ('gogoven', 1), ('oofc', 1), ('ajjn', 1), ('xal', 1), ('eigei', 1), ('roeds', 1), ('ajs', 2), ('hebbeu', 4), ('wae', 2), ('gehool', 1), ('telve', 1), ('bebb', 1), ('tnan', 1), ('reven', 1), ('alleei', 1), ('moei', 5), ('dero', 1), ('zija', 2), ('dia', 12), ('hoeven', 11), ('moe-t', 1), ('ee', 1), ('tegenwoor', 1), ('moot', 7), ('zya', 1), ('doeli', 2), ('haddon', 3), ('geea', 1), ('noo', 3), ('andera', 2), ('mitsen', 1), ('ign', 1), ('hiei', 2), ('wikkeld', 1), ('-zijn', 1), ('heefl', 1), ('kunn', 1), ('geven-', 1), ('go', 2), ('sgn', 1), ('wa.s', 1), ('zijni', 1), ('btaat', 1), ('heboen', 1), ('wordeo', 1), ('zoudan', 1), ('liad', 1), ('bren', 1), ('agn', 1), ('sommigo', 1), ('uok', 1), ('gijnen', 1), ('slechto', 1), ('bobben', 2), ('heoft', 1), ('mooten', 1), ('bebben', 1), ('igden', 1), ('wammen', 1), ('ek', 2), ('achen', 2), ('docb', 1), ('aoel', 1), ('boewei', 1), ('hebber', 2), ('teder', 2), ('mair', 1), ('moetan', 1), ('zulka', 1), ('volen', 1), ('wde', 2), ('komon', 1), ('z.n', 2), ('geon', 1), ('hua', 2), ('iots', 1), ('waro', 1), ('zga', 1), ('wazen', 1), ('.waar', 1)</text:p>
          </table:table-cell>
          <table:table-cell office:value-type="string" calcext:value-type="string">
            <text:p>aijn, nneer, keiijk, beven, geren, neb, meor, zun, dees, bun, eena, doei, hebbon, hobb, niot, helen, ijn, grootor, reeda, sijn, hobben, kau, gogoven, oofc, ajjn, xal, eigei, roeds, ajs, hebbeu, wae, gehool, telve, bebb, tnan, reven, alleei, moei, dero, zija, dia, hoeven, moe-t, ee, tegenwoor, moot, zya, doeli, haddon, geea, noo, andera, mitsen, ign, hiei, wikkeld, -zijn, heefl, kunn, geven-, go, sgn, wa.s, zijni, btaat, heboen, wordeo, zoudan, liad, bren, agn, sommigo, uok, gijnen, slechto, bobben, heoft, mooten, bebben, igden, wammen, ek, achen, docb, aoel, boewei, hebber, teder, mair, moetan, zulka, volen, wde, komon, z.n, geon, hua, iots, waro, zga, wazen, .waar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1638" calcext:value-type="float">
            <text:p>341638</text:p>
          </table:table-cell>
          <table:table-cell office:value-type="float" office:value="38" calcext:value-type="float">
            <text:p>3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558050065175839" calcext:value-type="float">
            <text:p>0.558050065175839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852352279652674" calcext:value-type="float">
            <text:p>0.852352279652674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mengd(1), blanke(1), queer(2), marron(4), moslims(1), aziatisch(1), aboriginal(4), zigeunerbende(1), volbloed(2), dwerg(1), zwartje(1), bedienden(1), metis(1), bediende(1), page(1), achtergrond(2), mesties(1), blank(1), negerslaven(1), misvormden(1), roots(2), inboorling(1), mongool(1), pygmee(1), wild(1), onbeschaafd(1), zigeuner(1), westers(1)</text:p>
          </table:table-cell>
          <table:table-cell office:value-type="string" calcext:value-type="string">
            <text:p>('ohio', 3), ('lake', 3), ('missouri', 2), ('eries', 1), ('southern', 3), ('mount', 4), ('chicago', 6), ('roek', 1), ('texas', 3), ('island', 2), ('illinois', 1), ('common', 3), ('cobar', 1), ('trunk', 1), ('underground', 1), ('great', 3), ('oklahoma', 1), ('union', 2), ('kansas', 2), ('minneapolis', 1), ('rock', 1), ('arkansas', 1), ('cliicago', 1), ('reading', 1)</text:p>
          </table:table-cell>
          <table:table-cell office:value-type="string" calcext:value-type="string">
            <text:p>ohio, lake, missouri, eries, southern, mount, chicago, roek, texas, island, illinois, common, cobar, trunk, underground, great, oklahoma, union, kansas, minneapolis, rock, arkansas, cliicago, reading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0609" calcext:value-type="float">
            <text:p>340609</text:p>
          </table:table-cell>
          <table:table-cell office:value-type="float" office:value="6" calcext:value-type="float">
            <text:p>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2605906238949" calcext:value-type="float">
            <text:p>0.70260590623894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59445465790413" calcext:value-type="float">
            <text:p>0.85944546579041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lliputters(1), kokkie(1), koelie(1), baboe(1), blank(1), achtergrond(1)</text:p>
          </table:table-cell>
          <table:table-cell office:value-type="string" calcext:value-type="string">
            <text:p>('aaronstraat', 1), ('spiegelgracht', 1), ('mozes-', 1), ('molenpad', 1), ('vrijthof', 1), ('marktstraat', 1), ('kornis', 1), ('hofstraat', 1)</text:p>
          </table:table-cell>
          <table:table-cell office:value-type="string" calcext:value-type="string">
            <text:p>aaronstraat, spiegelgracht, mozes-, molenpad, vrijthof, marktstraat, kornis, hofstraat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1715" calcext:value-type="float">
            <text:p>341715</text:p>
          </table:table-cell>
          <table:table-cell office:value-type="float" office:value="139" calcext:value-type="float">
            <text:p>139</text:p>
          </table:table-cell>
          <table:table-cell office:value-type="float" office:value="0.223021582733813" calcext:value-type="float">
            <text:p>0.223021582733813</text:p>
          </table:table-cell>
          <table:table-cell office:value-type="float" office:value="0.13424867579595" calcext:value-type="float">
            <text:p>0.13424867579595</text:p>
          </table:table-cell>
          <table:table-cell office:value-type="float" office:value="0.733812949640288" calcext:value-type="float">
            <text:p>0.733812949640288</text:p>
          </table:table-cell>
          <table:table-cell office:value-type="float" office:value="0.860482023386655" calcext:value-type="float">
            <text:p>0.860482023386655</text:p>
          </table:table-cell>
          <table:table-cell office:value-type="float" office:value="0.0431654676258993" calcext:value-type="float">
            <text:p>0.0431654676258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anke(1), kaffers(1), slaaf(1), halfbloed(3), indischen(1), moslims(1), slaven(1), achtergrond(5), zigeunerbende(1), inuit(1), negerjongen(1), neger(2), kokkie(1), negers(1), onbeschaafd(3), inlander(1), gekleurd(2), homo(3), marron(5), page(5), blank(3), queer(5), aziatische(1), metis'nachts(1), historisch(2), afkomst(1), afgod(2), mulat(3), wild(2), aziatisch(6), moslimsche(1), volbloed(4), zimbabwecultuur(1), negerrestaurant(1), metis'(1), knecht(1), islamiet(1), bediende(2), roots(3), aapman(1), negerslaven(2), boesman(2), barbaar'sche(1), indische(2), helmlna'marron(2), ontdekken(4), kaffer(2), misvormden(1), stam(1), muzelman(1), grootsch(1), indiaan(2), medicijnman(3), hottentot(1), mongool(2), berber(2), gemengd(1), kaukasisch(1), littlepage(1), verrast(1), handicap(1), mesties(2), mulattin(1), traditioneel(1), ras(1), traditionele(2), pygmee(2), inlanders(1), historische(1), eskimo's(1), rassen(1), zigeuners(1), inheems(1), slavenschip(1), indisch(1), moor(1), inboorling(1), eskimo(1), marron'(1), liitlepage(1), indo(1)</text:p>
          </table:table-cell>
          <table:table-cell office:value-type="string" calcext:value-type="string">
            <text:p>('pepper', 2), ('baily', 1), ('bue', 2), ('jesse', 2), ('foster', 1), ('james', 5), ('cook', 3), ('andrew', 1), ('vernon', 1), ('clark', 6), ('taylor', 1), ('douglas', 2), ('wales', 3), ('lord', 10), ('amerikaan', 7), ('hanover', 1), ('wood', 1), ('joe', 2), ('sir', 11), ('stanley', 2), ('mac', 2), ('brown', 3), ('kennedy', 1), ('lean', 1), ('patrick', 2), ('spencer', 1), ('currie', 1), ('carter', 3), ("o'brien", 1), ('morton', 1), ('carlo', 2), ('wiggen', 1), ('edwards', 1), ('marco', 2), ('galloway', 1), ('tipperary', 1), ('butterworth', 1), ('cecil', 1), ('theodore', 1), ('donald', 2), ('innes', 1), ('pair', 1), ('sheriff', 3), ('giovanni', 1), ('postmeester', 3), ('dome', 1), ('briggs', 1), ('mick', 1), ('willard', 1), ('wallace', 2), ('george', 7), ('ernesto', 1), ('townsend', 1), ('warner', 2), ('johnson', 3), ('heath', 1), ('weir', 1), ('simmons', 1), ('ridley', 1), ('pine', 1), ('bennett', 2), ('gordon', 2), ('barton', 1), ('maclean', 1), ('booker', 2), ('powell', 1), ('granville', 1), ('maggiore', 1), ('baker', 1), ('ellis', 2), ('hamilton', 1), ('collins', 1), ('griffith', 2), ('hooper', 1), ('bentley', 1), ('oliver', 1), ('archibald', 1), ('windsor', 1), ('thornton', 1), ('norman', 1), ('armathwaite', 1), ('randall', 2), ('edward', 1), ('massey', 1), ('morgan', 1), ('montagu', 1)</text:p>
          </table:table-cell>
          <table:table-cell office:value-type="string" calcext:value-type="string">
            <text:p>pepper, baily, bue, jesse, foster, james, cook, andrew, vernon, clark, taylor, douglas, wales, lord, amerikaan, hanover, wood, joe, sir, stanley, mac, brown, kennedy, lean, patrick, spencer, currie, carter, o'brien, morton, carlo, wiggen, edwards, marco, galloway, tipperary, butterworth, cecil, theodore, donald, innes, pair, sheriff, giovanni, postmeester, dome, briggs, mick, willard, wallace, george, ernesto, townsend, warner, johnson, heath, weir, simmons, ridley, pine, bennett, gordon, barton, maclean, booker, powell, granville, maggiore, baker, ellis, hamilton, collins, griffith, hooper, bentley, oliver, archibald, windsor, thornton, norman, armathwaite, randall, edward, massey, morgan, montagu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1728" calcext:value-type="float">
            <text:p>341728</text:p>
          </table:table-cell>
          <table:table-cell office:value-type="float" office:value="127" calcext:value-type="float">
            <text:p>127</text:p>
          </table:table-cell>
          <table:table-cell office:value-type="float" office:value="0.220472440944882" calcext:value-type="float">
            <text:p>0.220472440944882</text:p>
          </table:table-cell>
          <table:table-cell office:value-type="float" office:value="0.16372618350636" calcext:value-type="float">
            <text:p>0.16372618350636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860912906556501" calcext:value-type="float">
            <text:p>0.860912906556501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lavenschip(4), achtergrond(11), afgod(1), marron(5), kokkie(1), traditionele(4), gemengd(3), slaven(2), ontdekken(2), inlandsche(3), eskimo(2), eskimo's(6), inuit(2), stam(4), wilde(1), indo(1), bosneger(2), inheems(3), barbarlje(1), knecht(3), gekleurd(1), indo-europeaan(4), berber(2), mesties(3), kaukasisch(2), inboorling(3), bediende(3), traditioneel(1), moslims(1), primitief(1), handicap(1), onbeschaafd(2), barbaar(1), zigeuners(1), baboe(1), koelie(2), pygmee(1), negers(1), koppensneller(1), aapman(1), queer(3), negerslaven(2), indische(1), westers(1), aziatisch(3), halfbloed(1), koelied(1), verraste(1), eskimoverhalen(1), ras(2), moslim(2), inheemsche(1), historisch(1), boesman(2), page(2), lesbisch(1), barbaren(1), mongoolsohc(1), slaaf(1), inheemse(1), roots(2), lilliputter(1), indisch(1)</text:p>
          </table:table-cell>
          <table:table-cell office:value-type="string" calcext:value-type="string">
            <text:p>('schipper', 5), ('dobberen', 2), ('vuurtoren', 1), ('visscher', 4), ('sleepboot', 1), ('opvarende', 4), ('zinken', 6), ('boot', 16), ('matroos', 8), ('binnenkomen', 4), ('wal', 15), ('gezagvoerder', 3), ('bemanning', 13), ('kano', 3), ('bemannen', 2), ('meren', 2), ('aanbrachten', 1), ('bakenen', 2), ('stoomboo', 1), ('lossen', 9), ('vaartuig', 6), ('zeeman', 8), ('kaper', 3), ('dok', 6), ('booi', 1), ('motorboot', 2), ('veerboot', 1), ('sleep', 1), ('nansen', 2), ('zeegat', 2), ('proefvaart', 1), ('bevaart', 1), ('schuit', 2), ('texelsch', 2), ('loodsschoener', 1), ('zeilvaartuig', 1), ('oppikken', 2), ('overtocht', 1), ('scheepsjongen', 1), ('ronddrijven', 1), ('sloep', 1), ('schepeling', 2), ('baken', 1), ('scb', 2), ('charente', 1), ('assistentie', 1), ('bevoer', 1), ('salamander', 1), ('roeiboot', 2), ('pier', 1), ('boorden', 2), ('jefferson', 1)</text:p>
          </table:table-cell>
          <table:table-cell office:value-type="string" calcext:value-type="string">
            <text:p>schipper, dobberen, vuurtoren, visscher, sleepboot, opvarende, zinken, boot, matroos, binnenkomen, wal, gezagvoerder, bemanning, kano, bemannen, meren, aanbrachten, bakenen, stoomboo, lossen, vaartuig, zeeman, kaper, dok, booi, motorboot, veerboot, sleep, nansen, zeegat, proefvaart, bevaart, schuit, texelsch, loodsschoener, zeilvaartuig, oppikken, overtocht, scheepsjongen, ronddrijven, sloep, schepeling, baken, scb, charente, assistentie, bevoer, salamander, roeiboot, pier, boorden, jefferson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1759" calcext:value-type="float">
            <text:p>341759</text:p>
          </table:table-cell>
          <table:table-cell office:value-type="float" office:value="252" calcext:value-type="float">
            <text:p>252</text:p>
          </table:table-cell>
          <table:table-cell office:value-type="float" office:value="0.218253968253968" calcext:value-type="float">
            <text:p>0.218253968253968</text:p>
          </table:table-cell>
          <table:table-cell office:value-type="float" office:value="0.0880741271724999" calcext:value-type="float">
            <text:p>0.0880741271725</text:p>
          </table:table-cell>
          <table:table-cell office:value-type="float" office:value="0.742063492063492" calcext:value-type="float">
            <text:p>0.742063492063492</text:p>
          </table:table-cell>
          <table:table-cell office:value-type="float" office:value="0.861530096012755" calcext:value-type="float">
            <text:p>0.861530096012755</text:p>
          </table:table-cell>
          <table:table-cell office:value-type="float" office:value="0.0396825396825397" calcext:value-type="float">
            <text:p>0.039682539682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ndicap(1), kaukasisch(5), ontdekken(5), achtergrond(12), barbaren(2), lesbisch(1), indo-europeaan(10), traditionele(9), marron(11), inheems'che(3), afgod(2), aziatisch(8), slaaf(4), gemengde(3), moslim(14), inheems(19), zigeunerin(1), stam(2), knecht(2), inboorlingen(2), moslims(2), gemengd(8), dwerggroei(4), historisch(7), dwerg(2), mesties(1), ras(2), afkomst(3), inlandsche(2), inheemschen(2), medicijnmannen(1), bediende(3), primitief(5), inboorling(3), marrons(3), indo-europeaans(1), kaffer(2), gekleurd(3), inlander(2), zigeuners(1), dwergeu(1), indisch(4), mulat(2), baboe(3), koelies(1), gekleurde(1), negerslaven(4), metis(1), zwartje(3), roots(1), handicapper(1), aapman(1), aziatische(3), pygmee(1), eskimo(2), medicijnman(1), muzelman(1), hottentot(2), halfbloed(1), historischen(1), koppensneller(1), onbeschaafd(2), eskimo's(3), slavenschip(2), afgodisch(1), inheemsch(1), indische(2), berber(2), zigeuner(1), inheemsche(1), negerrijk(2), baboes(1), inheemse(1), boesman(1), koppensnellers(1), inheemsen(3), slaven(1), wild(1), zwartjes(1), inuit(1), queer(1), negercultuur(1), tovenaar(3), indo(1), galeislaven(1), barbaar(1), blank(1), christelijkhistorischen(1), moor(1), islamiet(1), afkomstig(1), page(1), misvormden(1)</text:p>
          </table:table-cell>
          <table:table-cell office:value-type="string" calcext:value-type="string">
            <text:p>('inhoud', 17), ('gebruiken', 61), ('gevangenisstraf', 4), ('inhouden', 3), ('gebruik', 44), ('industrie', 13), ('nijverheid', 4), ('kwantitatief', 1), ('boete', 4), ('beslag', 10), ('drukken', 23), ('subs.', 1), ('hechtenis', 9), ('hecht', 8), ('verheid', 1), ('toeeigenen', 1), ('klant', 6), ('planter', 2), ('ijzer-', 1), ('culture', 4), ('nering', 1), ('copie', 3), ('smokkelarij', 1), ('houtkap', 1), ('industrieel', 3), ('landbouw', 10), ('bezorgen', 7), ('gev', 2), ('teni', 1), ('veldarbeid', 2), ('trieel', 1), ('volksvoeding', 1), ('gevang', 1), ('dronkenschap', 1), ('behelpen', 1), ('boet', 3), ('bruik', 1), ('trie', 1), ('clandestien', 1), ('vervalscht', 1), ('schaarsch', 1), ('boeto', 1), ('tuchtschool', 1), ('mrr', 1), ('veroord', 1), ('ttei', 1), ('vlezen', 1), ('textiel-industrie', 1), ('kostelooz', 1), ('kolenindustrie', 1), ('sier', 1), ('verkeerswezen', 1)</text:p>
          </table:table-cell>
          <table:table-cell office:value-type="string" calcext:value-type="string">
            <text:p>inhoud, gebruiken, gevangenisstraf, inhouden, gebruik, industrie, nijverheid, kwantitatief, boete, beslag, drukken, subs., hechtenis, hecht, verheid, toeeigenen, klant, planter, ijzer-, culture, nering, copie, smokkelarij, houtkap, industrieel, landbouw, bezorgen, gev, teni, veldarbeid, trieel, volksvoeding, gevang, dronkenschap, behelpen, boet, bruik, trie, clandestien, vervalscht, schaarsch, boeto, tuchtschool, mrr, veroord, ttei, vlezen, textiel-industrie, kostelooz, kolenindustrie, sier, verkeerswezen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40816" calcext:value-type="float">
            <text:p>340816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661487" calcext:value-type="float">
            <text:p>0.45466148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4569782" calcext:value-type="float">
            <text:p>0.864569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storisch(1), handicap(1), homo(1)</text:p>
          </table:table-cell>
          <table:table-cell office:value-type="string" calcext:value-type="string">
            <text:p>('kennemer', 1), ('.obl', 1), ('bataaf', 1)</text:p>
          </table:table-cell>
          <table:table-cell office:value-type="string" calcext:value-type="string">
            <text:p>kennemer, .obl, bataaf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0013" calcext:value-type="float">
            <text:p>340013</text:p>
          </table:table-cell>
          <table:table-cell office:value-type="float" office:value="395" calcext:value-type="float">
            <text:p>395</text:p>
          </table:table-cell>
          <table:table-cell office:value-type="float" office:value="0.2" calcext:value-type="float">
            <text:p>0.2</text:p>
          </table:table-cell>
          <table:table-cell office:value-type="float" office:value="0.207952231025132" calcext:value-type="float">
            <text:p>0.207952231025132</text:p>
          </table:table-cell>
          <table:table-cell office:value-type="float" office:value="0.746835443037975" calcext:value-type="float">
            <text:p>0.746835443037975</text:p>
          </table:table-cell>
          <table:table-cell office:value-type="float" office:value="0.864944133764278" calcext:value-type="float">
            <text:p>0.864944133764278</text:p>
          </table:table-cell>
          <table:table-cell office:value-type="float" office:value="0.0531645569620253" calcext:value-type="float">
            <text:p>0.0531645569620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done(1), afkomst(4), indo(2), koppensneller(2), aziatisch(17), gemengd(5), inheemse(4), moslim(31), indo-europeaan(24), inheems(9), achtergrond(23), etniciteit(1), negers(1), halfbloed(4), inlandsche(2), primitief(3), slaven'(1), homo(6), marron(3), barbaren(7), muzelman(4), inboorlingen(1), traditionele(20), negerslaven(6), metis'nachts(1), onbeschaafd(7), zigeunerin(1), mongool(5), roots(1), historisch(20), moslims(5), baboe(2), jachtwild(1), mongoolse(1), lesbisch(2), aapman(1), ontdekken(2), bedienden(1), blank(2), indische(2), barbaar(4), koelie(5), islamiet(5), zigeuners(1), inboorling(5), page(3), tovenaar(2), exotisch(7), inlanders(1), slavenschip(3), zimbabwe(1), mulat(1), moor(1), marrons(1), aziatische(7), handicap(1), inheemschen(1), zwartje(1), moslimsche(4), rassen(2), wilde(1), dwerggroei(3), negercultuur(4), afgod(3), hottentotten(2), pygmee(3), bediende(1), barbaar'sche(1), historische(4), ras(2), lilliputters(2), traditioneel(5), eskimo(2), wereldhistorische(1), eskimo's(1), kaffers(2), slaven(2), mesties(6), slaaf(5), mengras(5), bataviasche(1), marron'(1), gekleurd(3), wilden(1), lilliputter(2), misvormden(4), neger(1), knecht(1), lesbische(1), westerse(1), negerrestaurant(1), kokkie(1), muzelmansche(1), dienstknecht(1), moslimsoh(1), gekleurde(3), barbarlje(1), medicijnman(1), volbloed(2), groothistorische(1), slaaft(1), indisch(2), halfbloedjes(1), zigeunermuziek(1), berber(2), gemengde(1), negerjongen(1), zimbabwecultuur(1), afstammelingen(1), dienstknechts(1), inuit(1), indiaan(2), westers(1), dwerg(1), inheemsche(1), islamieten(1), onbeschaafdheid(1)</text:p>
          </table:table-cell>
          <table:table-cell office:value-type="string" calcext:value-type="string">
            <text:p>('gematigdheid', 2), ('uiting', 22), ('leven', 180), ('waan', 2), ('bloedig', 6), ('impuls', 1), ('haat', 9), ('teleurstelling', 10), ('verbreid', 2), ('beschaving', 38), ('westersch', 14), ('zwakheid', 4), ('laf', 1), ('groeiend', 1), ('resoluut', 1), ('beslistheid', 2), ('dwaling', 5), ('vernieuwer', 2), ('hardnekkigheid', 1), ('schande', 4), ('verbreiden', 4), ('onwrikbaar', 3), ('hebzucht', 1), ('weerzinwekkend', 2), ('oneer', 3), ('welzijn', 3), ('voorzichtig', 9), ('bekromp', 3), ('energiek', 5), ('aziaat', 1), ('onhandig', 4), ('kleinzieligheid', 1), ('kleingeestigheid', 1), ('logica', 4), ('afkeer', 4), ('verdorvenheid', 1), ('snood', 1), ('huichelarij', 2), ('zonde', 7), ('onwaardig', 3), ('dienstbaarheid', 1), ('vernederen', 3), ('rijkdommen', 1), ('hoon', 3), ('ongepast', 2), ('verraad', 3), ('zelfbedwang', 1), ('vijandschap', 2), ('dweperij', 1), ('lichtzinnigheid', 1), ('wandaad', 2), ('levenswil', 1), ('vooroordeel', 5), ('geestesrichting', 1), ('denkwijze', 1), ('volharden', 3), ('beleving', 1), ('dilettantisme', 1), ('onbuigzaam', 1), ('kenschetsen', 2), ('zelfzucht', 2), ('ganech', 1), ('zelfgenoegzaamheid', 1), ('verbitteren', 1), ('aanschouwing', 2), ('beleedigd', 2), ('ongerechtigheid', 2), ('fanatisme', 5), ('beleedigend', 1), ('verdraagzaamheid', 3), ('dwaalbegrip', 1), ('ingeven', 2), ('domheid', 1), ('terechtwijzing', 1), ('schaamtegevoel', 1), ('wantrouwen', 3), ('onveranderlijk', 1), ('kras', 3), ('sterken', 1), ('doortastend', 2), ('volkskarakter', 2), ('lasteren', 1), ('wraak', 4), ('fatalisme', 3), ('onbeschaafdheid', 1), ('ontevredenheid', 2), ('vaderlandsliefen', 1), ('ontrooven', 1), ('volksgeest', 1), ('onverdien', 1), ('zelfoverschatting', 1), ('weerloos', 1), ('patriarchaal', 1), ('willooz', 1), ('bedachtzaam', 1), ('vaderlandsliefde', 1), ('driest', 1), ('onbeduidendheid', 1), ('brutaliteit', 1), ('verwoeden', 1), ('zeden', 1), ('antipathie', 1), ('cultuurvolk', 1), ('gewilligheid', 1), ('wraakroepend', 1), ('bespotting', 1), ('hersenschim', 1), ('goedgeloovig', 1)</text:p>
          </table:table-cell>
          <table:table-cell office:value-type="string" calcext:value-type="string">
            <text:p>gematigdheid, uiting, leven, waan, bloedig, impuls, haat, teleurstelling, verbreid, beschaving, westersch, zwakheid, laf, groeiend, resoluut, beslistheid, dwaling, vernieuwer, hardnekkigheid, schande, verbreiden, onwrikbaar, hebzucht, weerzinwekkend, oneer, welzijn, voorzichtig, bekromp, energiek, aziaat, onhandig, kleinzieligheid, kleingeestigheid, logica, afkeer, verdorvenheid, snood, huichelarij, zonde, onwaardig, dienstbaarheid, vernederen, rijkdommen, hoon, ongepast, verraad, zelfbedwang, vijandschap, dweperij, lichtzinnigheid, wandaad, levenswil, vooroordeel, geestesrichting, denkwijze, volharden, beleving, dilettantisme, onbuigzaam, kenschetsen, zelfzucht, ganech, zelfgenoegzaamheid, verbitteren, aanschouwing, beleedigd, ongerechtigheid, fanatisme, beleedigend, verdraagzaamheid, dwaalbegrip, ingeven, domheid, terechtwijzing, schaamtegevoel, wantrouwen, onveranderlijk, kras, sterken, doortastend, volkskarakter, lasteren, wraak, fatalisme, onbeschaafdheid, ontevredenheid, vaderlandsliefen, ontrooven, volksgeest, onverdien, zelfoverschatting, weerloos, patriarchaal, willooz, bedachtzaam, vaderlandsliefde, driest, onbeduidendheid, brutaliteit, verwoeden, zeden, antipathie, cultuurvolk, gewilligheid, wraakroepend, bespotting, hersenschim, goedgeloovig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1544" calcext:value-type="float">
            <text:p>341544</text:p>
          </table:table-cell>
          <table:table-cell office:value-type="float" office:value="602" calcext:value-type="float">
            <text:p>602</text:p>
          </table:table-cell>
          <table:table-cell office:value-type="float" office:value="0.20265780730897" calcext:value-type="float">
            <text:p>0.20265780730897</text:p>
          </table:table-cell>
          <table:table-cell office:value-type="float" office:value="0.116954914194167" calcext:value-type="float">
            <text:p>0.116954914194167</text:p>
          </table:table-cell>
          <table:table-cell office:value-type="float" office:value="0.750830564784053" calcext:value-type="float">
            <text:p>0.750830564784053</text:p>
          </table:table-cell>
          <table:table-cell office:value-type="float" office:value="0.865276060622697" calcext:value-type="float">
            <text:p>0.865276060622697</text:p>
          </table:table-cell>
          <table:table-cell office:value-type="float" office:value="0.0465116279069768" calcext:value-type="float">
            <text:p>0.04651162790697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slim(20), historische(5), aziatisch(39), berber(7), indo-europeaan(15), achtergrond(36), mulat(6), zigeuner(6), gekleurd(5), eskimo's(7), zigeunermuziek(2), eenhistorisch(1), marron(27), pygmee(4), inboorlingen(3), negers(3), inlandsche(6), koelies(2), negerin(1), dwerg(7), historischcn(1), negerslaven(7), gemengd(16), indo(5), kaukasisch(4), inheemse(3), inheems(20), historisch(21), onbeschaafd(3), zigeunerin(1), moslims(9), wild(3), homo(1), baboe(9), westers(2), koelie(3), ontdekken(7), blank(4), lilliputters(3), muzelman(5), queer(6), page(3), kokkie(3), handicap(6), halfbloed(5), koppensneller(4), traditioneel(3), slaven(2), medicijnman(5), mongool(7), traditionele(26), zigeuners(4), slavenschip(5), jakarta(1), dwerggroei(8), inlander(1), exotisch(5), volkstammen(1), ras(5), volbloed(4), aziatischejgeit(2), lesbische(1), zimbabwe(2), indiaan(7), indische(1), exotische(2), afkomst(5), slavenhandel(1), roma(1), kwinti(1), moord(2), lilliputter(4), tovenaar(3), rassenhaat(1), zwartje(6), barbaar(4), boesman(2), kaffers(3), barbaren(4), primitief(6), wilde(2), negercultuur(2), neger(3), knecht(4), inuit(1), aziatische(8), inboorling(7), traditioneelen(1), eskimo(4), stam(3), afgodsbeeldje(1), bosneger(1), mesties(5), mengras(3), pages(1), kaffer(6), slaaf(2), pygmeeen(1), inheems'che(1), bataviasche(1), indisch(2), misvormden(4), volksstam(1), wilden(1), indischen(1), hottentot(4), islamiet(5), bedienden(1), negerrijk(2), birma(1), muzelmansche(1), moslimsoh(1), dwergen(1), gemengde(1), inheemsch(1), bediende(4), groothistorische(1), wetshistorische(1), inheemschen(1), berberoorlog(1), afgod(1), moor(2), volbloed'(1), mongoolse(1), knechts(1), hottentotten(2), marrons(1), gekleurde(2), en'marron(1), boesmanbanelen(1), allochtoon(1), lesbisch(1), galeislaven(1), christelijkhistorischen(1), afkomstig(1), marron'(1)</text:p>
          </table:table-cell>
          <table:table-cell office:value-type="string" calcext:value-type="string">
            <text:p>('anderhalf', 6), ('vijf', 33), ('twee', 243), ('veertig', 5), ('drie', 108), ('vijfti', 12), ('acht', 26), ('tweetal', 5), ('veerti', 6), ('vijftig', 11), ('vi', 56), ('maal', 33), ('dertig', 11), ('zeventig', 4), ('tienmaal', 1), ('teruglopen', 1), ('tweemaal', 2), ('keer', 17), ('vijftiende', 3), ('veertien', 1), ('zestien', 2), ('vijftien', 1), ('zev', 16), ('ti', 35), ('tiental', 9), ('twintig', 19), ('neg', 13), ('twaalf', 10), ('zes', 31), ('zeven', 5), ('daags', 6), ('elf', 13), ('grooto', 6), ('kuim', 1), ('vier-', 1), ('minstens', 12), ('achtti', 3), ('zestal', 1), ('zestig', 3), ('vierd', 1), ('dozijn', 1), ('vyf', 2), ('tien', 3), ('viermaal', 2), ('stijgend', 1), ('driekwart', 5), ('derti', 4), ('achttal', 2), ('dozyn', 1), ('dertigtal', 2), ('dr.e', 1), ('tachtig', 7), ('twintigtal', 1), ('vijf-en-zeventig', 1), ('vijf-', 1), ('vijf-en-dertig', 1), ('drietal', 2), ('balv', 1), ('^e', 1), ('vijftal', 2), ('zoowat', 3), ('vgf', 1), ('vijl', 2), ('vijf-en-twintig', 1), ('viertal', 1), ('negentien', 1), ('zestigtal', 1), ('o.w', 1), ('vijfmaal', 1), ('achttien', 1), ('zeven-', 1), ('zesti', 1)</text:p>
          </table:table-cell>
          <table:table-cell office:value-type="string" calcext:value-type="string">
            <text:p>anderhalf, vijf, twee, veertig, drie, vijfti, acht, tweetal, veerti, vijftig, vi, maal, dertig, zeventig, tienmaal, teruglopen, tweemaal, keer, vijftiende, veertien, zestien, vijftien, zev, ti, tiental, twintig, neg, twaalf, zes, zeven, daags, elf, grooto, kuim, vier-, minstens, achtti, zestal, zestig, vierd, dozijn, vyf, tien, viermaal, stijgend, driekwart, derti, achttal, dozyn, dertigtal, dr.e, tachtig, twintigtal, vijf-en-zeventig, vijf-, vijf-en-dertig, drietal, balv, ^e, vijftal, zoowat, vgf, vijl, vijf-en-twintig, viertal, negentien, zestigtal, o.w, vijfmaal, achttien, zeven-, zesti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1712" calcext:value-type="float">
            <text:p>341712</text:p>
          </table:table-cell>
          <table:table-cell office:value-type="float" office:value="308" calcext:value-type="float">
            <text:p>308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0.182135135833154" calcext:value-type="float">
            <text:p>0.182135135833154</text:p>
          </table:table-cell>
          <table:table-cell office:value-type="float" office:value="0.743506493506494" calcext:value-type="float">
            <text:p>0.743506493506494</text:p>
          </table:table-cell>
          <table:table-cell office:value-type="float" office:value="0.86996702686313" calcext:value-type="float">
            <text:p>0.86996702686313</text:p>
          </table:table-cell>
          <table:table-cell office:value-type="float" office:value="0.051948051948052" calcext:value-type="float">
            <text:p>0.05194805194805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lim(9), marrons(2), slavenschip(4), traditionele(16), baboe(4), aziatisch(11), gemengd(11), achtergrond(21), ontdekken(3), moordenaar(1), inboorlingen(1), negers(1), koelies(1), historisch(4), blank(5), dwerg(2), eskimo's(5), metis'nachts(1), gekleurd(3), neger(2), barbaren(5), marron(10), kaukasisch(2), lesbisch(2), aapman(1), inuit(2), page(4), wild(3), pygmee(3), indisch(3), moslims(1), halfbloed(4), historischen(1), dwerggroei(16), inlander(2), mongool(6), indo-europeaan(4), ras(1), aziatischejgeit(2), berber(3), bosneger(2), slaven(2), queer(1), zigeuners(1), moord(1), inboorling(3), indiaan(2), boesman(4), lilliputter(1), kokkie(2), knecht(6), aziatische(1), traditioneel(4), stam(3), exotisch(3), inheemschen(3), mengras(1), negerslaven(2), handicap(3), inheems(3), zigeunerbende(1), mulat(3), zwartje(2), muzelmansch(1), medicijnman(3), wereldhistorische(1), lilliputters(1), eskimo(1), inlandsche(3), koelied(1), negerrijk(2), koppensneller(3), gay(1), primitief(5), onbeschaafd(3), afkomst(2), pygmeeen(1), hottentotten(1), metis(1), etniciteit(2), misvormden(2), stamhoofd(1), verwilderd(1), roots(2), koelie(1), afgod(2), historische(1), barbaar(2), kaffers(1), eskimobediende(1), islamiet(1), bediende(2), bosnegers(1), hottentot(3), zigeunermuziek(3), mongoolse(1), zigeuner(3), indiaansch(1), blanke(1), slaaf(1), boesmanbanelen(1), mesties(1), lesbische(1), indo(1), wilde(1), moor(1), volbloed(1), christelijkhistorischen(1), inheemsche(1)</text:p>
          </table:table-cell>
          <table:table-cell office:value-type="string" calcext:value-type="string">
            <text:p>('apparaat', 1), ('voeg', 2), ('staaf', 1), ('spijker', 2), ('draaibank', 1), ('lengte', 16), ('water', 59), ('vlerkant', 1), ('mechanisch', 2), ('kachel', 4), ('houten', 18), ('rad', 3), ('instrument', 4), ('lamp', 8), ('tafel', 19), ('vierkant', 8), ('millimeter', 2), ('ijzeren', 6), ('doorsnede', 1), ('stoel', 20), ('meter', 25), ('machine', 9), ('centimeter', 9), ('werktuig', 7), ('plank', 7), ('bed', 15), ('ontginn', 1), ('vergulden', 5), ('drijfkracht', 1), ('pomp', 1), ('drinkwat', 2), ('kaars', 4), ('olielamp', 1), ('ketel', 2), ('behang', 1), ('gasfornuis', 1), ('deksel', 2), ('verbin', 1), ('verwijden', 2), ('boveneind', 1), ('kuil', 3), ('woest', 16), ('yzer', 2), ('breeden', 1), ('motorisch', 1), ('hok', 2), ('zand', 6), ('putten', 3), ('kraan', 1), ('bassin', 1), ('roteerenen', 1), ('bekleeding', 1), ('holte', 2), ('stalen', 1), ('ledekant', 1), ('blok', 7), ('fauteuil', 2), ('kinderwagen', 1), ('buis', 4), ('koord', 1), ('rieten', 1), ('dikte', 1), ('pendule', 1), ('oppervlak', 1), ('carburator', 1), ('brandkast', 2), ('afvoeren', 2), ('divan', 4), ('haard', 3), ('electriciteit', 1), ('draad', 4), ('leunstoel', 1), ('waterbak', 1), ('voorband', 1), ('inch', 1), ('latwerk', 1), ('balk', 3), ('lucifer', 1), ('ontginning', 1), ('roer', 1), ('diameter', 1), ('vijzel', 1), ('stut', 1), ('duim', 5), ('oplad', 1), ('opspuiten', 1), ('plavuis', 1), ('tafelen', 1), ('stoken', 1), ('schoorsteenmantel', 1), ('baksteen', 1), ('pompen', 1), ('toonbank', 1)</text:p>
          </table:table-cell>
          <table:table-cell office:value-type="string" calcext:value-type="string">
            <text:p>apparaat, voeg, staaf, spijker, draaibank, lengte, water, vlerkant, mechanisch, kachel, houten, rad, instrument, lamp, tafel, vierkant, millimeter, ijzeren, doorsnede, stoel, meter, machine, centimeter, werktuig, plank, bed, ontginn, vergulden, drijfkracht, pomp, drinkwat, kaars, olielamp, ketel, behang, gasfornuis, deksel, verbin, verwijden, boveneind, kuil, woest, yzer, breeden, motorisch, hok, zand, putten, kraan, bassin, roteerenen, bekleeding, holte, stalen, ledekant, blok, fauteuil, kinderwagen, buis, koord, rieten, dikte, pendule, oppervlak, carburator, brandkast, afvoeren, divan, haard, electriciteit, draad, leunstoel, waterbak, voorband, inch, latwerk, balk, lucifer, ontginning, roer, diameter, vijzel, stut, duim, oplad, opspuiten, plavuis, tafelen, stoken, schoorsteenmantel, baksteen, pompen, toonbank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1832" calcext:value-type="float">
            <text:p>341832</text:p>
          </table:table-cell>
          <table:table-cell office:value-type="float" office:value="113" calcext:value-type="float">
            <text:p>113</text:p>
          </table:table-cell>
          <table:table-cell office:value-type="float" office:value="0.194690265486726" calcext:value-type="float">
            <text:p>0.194690265486726</text:p>
          </table:table-cell>
          <table:table-cell office:value-type="float" office:value="0.411250219507766" calcext:value-type="float">
            <text:p>0.411250219507766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0.884370375835764" calcext:value-type="float">
            <text:p>0.884370375835764</text:p>
          </table:table-cell>
          <table:table-cell office:value-type="float" office:value="0.079646017699115" calcext:value-type="float">
            <text:p>0.0796460176991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diaan(1), aziatisch(5), marron(11), achtergrond(6), queer(6), kokkie(2), inuit(1), neger(3), knecht(1), muzelman(1), ontdekken(4), inlander(2), homo(3), vermoord(1), tovenaar(2), page(6), mulat(2), moslim(1), aboriginal(1), medicijnman(1), ras(2), gekleurde(1), zigeunermuziek(1), slaven(2), aapman(2), boesman(1), volbloed(3), zigeuner(3), gemengd(1), grootsch(1), eskimo(2), bediende(2), lesbische(1), misvormden(1), mongool(1), littlepage(1), halfbloed(1), verrast(1), zwartje(1), wild(1), mesties(1), moord(2), traditionele(1), pygmee(1), hottentot(1), afkomst(2), exotische(1), slavenschip(2), eskimo's(1), blank(1), indische(1), inboorling(1), dwerggroei(1), blanka(1), roots(1), slaaf(1), handicap(1), negerrijk(1), afkomstig(1), gemengde(1), metis(1)</text:p>
          </table:table-cell>
          <table:table-cell office:value-type="string" calcext:value-type="string">
            <text:p>('peck', 1), ('livingstone', 3), ('green', 1), ('cottage', 1), ('jone', 1), ('william', 1), ('sam', 4), ('court', 5), ('padre', 1), ('keith', 1), ('bule', 1), ('square', 2), ('enid', 1), ('henry', 8), ('john', 14), ('gardner', 2), ('house', 4), ('sandy', 1), ('stirling', 1), ('raleigh', 1), ('goodwin', 1), ('lawrence', 1), ('clayton', 2), ('davie', 1), ('williams', 3), ('huilen', 6), ('cavendish', 1), ('giles', 1), ('mayor', 2), ('street', 3), ('bird', 1), ('jones', 2), ("john's", 1), ('barman', 1), ('harvey', 1), ('sabine', 2), ('dean', 2), ('deer', 1), ('kid', 1), ('young', 1), ('tower', 1), ('kirby', 1), ('manning', 4), ('fisher', 1), ('lewis', 1), ('smith', 3), ('abby', 1), ('fergus', 1), ('ranch', 1), ('brook', 1), ('johnston', 1), ('burley', 2), ("paul's", 1), ('westminster', 1), ('ely', 1), ('davies', 1), ('wachtel', 1), ('temple', 1), ('gipsy', 1), ('field', 2), ('matthews', 1), ('gallo', 1), ('clarence', 1), ('garfield', 1), ('sinclair', 1), ('terrace', 1), ('bell', 1), ('webber', 1), ('steven', 1), ('jackson', 1), ('payne', 1), ('fox', 1)</text:p>
          </table:table-cell>
          <table:table-cell office:value-type="string" calcext:value-type="string">
            <text:p>peck, livingstone, green, cottage, jone, william, sam, court, padre, keith, bule, square, enid, henry, john, gardner, house, sandy, stirling, raleigh, goodwin, lawrence, clayton, davie, williams, huilen, cavendish, giles, mayor, street, bird, jones, john's, barman, harvey, sabine, dean, deer, kid, young, tower, kirby, manning, fisher, lewis, smith, abby, fergus, ranch, brook, johnston, burley, paul's, westminster, ely, davies, wachtel, temple, gipsy, field, matthews, gallo, clarence, garfield, sinclair, terrace, bell, webber, steven, jackson, payne, fox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0987" calcext:value-type="float">
            <text:p>340987</text:p>
          </table:table-cell>
          <table:table-cell office:value-type="float" office:value="29" calcext:value-type="float">
            <text:p>2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146326225989252" calcext:value-type="float">
            <text:p>0.146326225989252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888683556265889" calcext:value-type="float">
            <text:p>0.88868355626588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igeunermuziek(1), dwerggroei(1), slavenschip(1), transport(1), inlander(1), dwerg(1), gemengd(3), blank(1), zigeuner(1), zwartje(1), achtergrond(1), bediende(1), muzelmansch(1), mesties(1), page(1), roots(1), hottentot(1), exotisch(2), indiaan(1), queer(1), blanke(1), kokkie(1), inuit(1), traditionele(2), primitief(1)</text:p>
          </table:table-cell>
          <table:table-cell office:value-type="string" calcext:value-type="string">
            <text:p>('bruin', 19), ('twijfelaar', 1), ('aardappelen', 1), ('keur', 2), ('oel', 1), ('boonen', 2), ('karweizaad', 1), ('erwt', 1), ('heot', 1)</text:p>
          </table:table-cell>
          <table:table-cell office:value-type="string" calcext:value-type="string">
            <text:p>bruin, twijfelaar, aardappelen, keur, oel, boonen, karweizaad, erwt, heot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1230" calcext:value-type="float">
            <text:p>341230</text:p>
          </table:table-cell>
          <table:table-cell office:value-type="float" office:value="15" calcext:value-type="float">
            <text:p>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23290788752085" calcext:value-type="float">
            <text:p>0.12329078875208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90223268034411" calcext:value-type="float">
            <text:p>0.8902232680344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zelmannen(1), barbaarschheid(1), baboe(1), page(1), moslim(1), metis(1), afgodisch(1), traditionele(1), aboriginal(1), inheems(1), slaven(1), gemengd(1), inuit(1), historisch(1), neger(1)</text:p>
          </table:table-cell>
          <table:table-cell office:value-type="string" calcext:value-type="string">
            <text:p>('ond', 5), ('ino', 1), ('germ', 1), ('mon.', 1), ('a.nd', 1), ('cal.', 1), ('afg', 1), ('waco', 1), ('h.o', 1), ('sw.', 1), ('intd', 1)</text:p>
          </table:table-cell>
          <table:table-cell office:value-type="string" calcext:value-type="string">
            <text:p>ond, ino, germ, mon., a.nd, cal., afg, waco, h.o, sw., intd</text:p>
          </table:table-cell>
          <table:table-cell table:number-columns-repeated="101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41029" calcext:value-type="float">
            <text:p>3410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.271604938271605" calcext:value-type="float">
            <text:p>0.271604938271605</text:p>
          </table:table-cell>
          <table:table-cell table:style-name="ce2" office:value-type="float" office:value="0.0319241594693824" calcext:value-type="float">
            <text:p>0.031924159469382</text:p>
          </table:table-cell>
          <table:table-cell table:style-name="ce2" office:value-type="float" office:value="0.716049382716049" calcext:value-type="float">
            <text:p>0.716049382716049</text:p>
          </table:table-cell>
          <table:table-cell table:style-name="ce2" office:value-type="float" office:value="0.894543060522803" calcext:value-type="float">
            <text:p>0.894543060522803</text:p>
          </table:table-cell>
          <table:table-cell table:style-name="ce2" office:value-type="float" office:value="0.0123456790123457" calcext:value-type="float">
            <text:p>0.0123456790123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gekleurd(2), kaffers(1), gemengd(2), slaaf(2), lilliputter(3), kokkie(2), hottentot(1), ras(2), dwerggroei(3), zigeunerin(1), inboorlingen(1), neger(2), koelie(1), westers(1), verwilderd(1), negerslaven(1), eskimo's(2), historisch(3), metis(2), historische(1), zigeunermuziek(1), traditioneel(1), inheems(1), indo-europeaan(2), barbaar(1), marron(2), blank(2), primitief(1), grootste(1), k'mesties(2), afgod(1), kaukasisch(1), aziatisch(2), barbaren(2), traditionele(4), dwerg(1), bosneger(2), stam(1), wilde(1), halfbloed(2), exotisch(1), medicijnman(1), moslim(2), berber(1), afgodendienst(1), wild(1), moor(2), pygmeeen(1), dwergen(1), handicap(2), achtergrond(1), mulat(1), muzelman(1)</text:p>
          </table:table-cell>
          <table:table-cell table:style-name="ce2" office:value-type="string" calcext:value-type="string">
            <text:p>('rijn', 16), ('val', 14), ('cm.', 5), ('waterstand', 2), ('nul', 5), ('maas', 4), ('hoogte', 29), ('stadswater', 1), ('lek', 1), ('nap', 2), ('waal', 2), ('bijn', 1), ('kijn', 1), ('lobith', 1), ('a.p.', 1), ('andries', 1)</text:p>
          </table:table-cell>
          <table:table-cell table:style-name="ce2" office:value-type="string" calcext:value-type="string">
            <text:p>rijn, val, cm., waterstand, nul, maas, hoogte, stadswater, lek, nap, waal, bijn, kijn, lobith, a.p., andrie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1857" calcext:value-type="float">
            <text:p>341857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058460523080139" calcext:value-type="float">
            <text:p>0.058460523080139</text:p>
          </table:table-cell>
          <table:table-cell office:value-type="float" office:value="0.72" calcext:value-type="float">
            <text:p>0.72</text:p>
          </table:table-cell>
          <table:table-cell office:value-type="float" office:value="0.89792700911255" calcext:value-type="float">
            <text:p>0.89792700911255</text:p>
          </table:table-cell>
          <table:table-cell office:value-type="float" office:value="0.03" calcext:value-type="float">
            <text:p>0.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istorisch(4), zigeuner(2), indo-europeaan(7), aziatisch(4), slaaf(3), berber(2), marron(3), dwerggroei(1), etniciteit(1), lilliputter(1), kokkie(2), inuit(4), inlander(3), ontdekken(2), mulat(3), primitief(4), gemengd(7), medicijnmannen(1), ras(2), afgod(3), inlanders(1), koelie(1), gekleurde(1), traditionele(3), negerslaven(1), queer(1), bediende(2), inboorling(1), exotisch(2), slaven(4), inheemse(1), indische(2), moslim(1), slavenschip(2), moslims(1), handicap(2), mengras(1), dwerg(3), knecht(2), achtergrond(2), bosneger(1), moor(1), indiaan(1), historische(1), zigeunermuziek(1), zigeuners(1), winkelknechten(1)</text:p>
          </table:table-cell>
          <table:table-cell office:value-type="string" calcext:value-type="string">
            <text:p>('provisie', 1), ('belasting', 12), ('kas', 9), ('opbrengst', 9), ('accijns', 1), ('voorschot', 4), ('domein', 2), ('uitvoerrecht', 1), ('opbrengen', 7), ('bedrag', 13), ('kohier', 2), ('som', 6), ('schuldbekentenis', 1), ('receten', 1), ('premie', 2), ('uitbetalen', 4), ('tekort', 5), ('rouwgeld', 1), ('invoerrecht', 2), ('reserveren', 1), ('opcenten', 1), ('bouwkosten', 1), ('reserveeren', 1), ('successie', 2), ('aanlegkosten', 1), ('inkomst', 4), ('belezen', 1), ('papierengeld', 2), ('inventaris', 2), ('crediet', 2), ('werkkapitaal', 1), ('liquidatie', 1), ('entree', 1), ('sommen', 1), ('omslag', 1), ('ontvang', 2), ('belastingen', 1), ('onderpand', 1), ('loodsgeld', 1), ('achterstallig', 1), ('houder', 2), ('inleg', 1), ('registratie', 1), ('fboo', 1), ('uitkeren', 1), ('opvragen', 1), ('ponds', 1), ('crediteur', 1)</text:p>
          </table:table-cell>
          <table:table-cell office:value-type="string" calcext:value-type="string">
            <text:p>provisie, belasting, kas, opbrengst, accijns, voorschot, domein, uitvoerrecht, opbrengen, bedrag, kohier, som, schuldbekentenis, receten, premie, uitbetalen, tekort, rouwgeld, invoerrecht, reserveren, opcenten, bouwkosten, reserveeren, successie, aanlegkosten, inkomst, belezen, papierengeld, inventaris, crediet, werkkapitaal, liquidatie, entree, sommen, omslag, ontvang, belastingen, onderpand, loodsgeld, achterstallig, houder, inleg, registratie, fboo, uitkeren, opvragen, ponds, crediteur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1361" calcext:value-type="float">
            <text:p>341361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492952066931664" calcext:value-type="float">
            <text:p>0.492952066931664</text:p>
          </table:table-cell>
          <table:table-cell office:value-type="float" office:value="0.68" calcext:value-type="float">
            <text:p>0.68</text:p>
          </table:table-cell>
          <table:table-cell office:value-type="float" office:value="0.898481718640613" calcext:value-type="float">
            <text:p>0.898481718640613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uit(1), achtergrond(2), inheems(1), marron(2), barbarlje(1), indo-europeaan(2), indo(1), kaffers(1), traditionele(1), wilde(1), slaaf(2), allochtoon(1), gemengd(3), mulat(1), queer(1), baboe(1), koelie(1), dwerg(1), traditioneel(1)</text:p>
          </table:table-cell>
          <table:table-cell office:value-type="string" calcext:value-type="string">
            <text:p>('isv', 2), ('pel', 2), ('lih', 1), ('win', 1), ('sst', 1), ('jsj', 2), ('tft', 1), ("i's", 1), ('rfl', 1), ('m-j', 1), ('-,r', 1), ('mtd', 1), ('mijj', 1), ('lli', 2), ('psi', 1), ('l&gt;-', 1), ('uul', 1), ('rji', 1), ('ori', 1), ('jut', 2)</text:p>
          </table:table-cell>
          <table:table-cell office:value-type="string" calcext:value-type="string">
            <text:p>isv, pel, lih, win, sst, jsj, tft, i's, rfl, m-j, -,r, mtd, mijj, lli, psi, l&gt;-, uul, rji, ori, jut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811" calcext:value-type="float">
            <text:p>338811</text:p>
          </table:table-cell>
          <table:table-cell office:value-type="float" office:value="99" calcext:value-type="float">
            <text:p>99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0841874972497465" calcext:value-type="float">
            <text:p>0.084187497249747</text:p>
          </table:table-cell>
          <table:table-cell office:value-type="float" office:value="0.717171717171717" calcext:value-type="float">
            <text:p>0.717171717171717</text:p>
          </table:table-cell>
          <table:table-cell office:value-type="float" office:value="0.907966622540968" calcext:value-type="float">
            <text:p>0.907966622540968</text:p>
          </table:table-cell>
          <table:table-cell office:value-type="float" office:value="0.0404040404040404" calcext:value-type="float">
            <text:p>0.040404040404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dicijnman(1), baboe(2), kaffers(1), ras(2), inheems(9), achtergrond(5), berber(2), moor(1), eskimo(2), traditionele(4), moslim(2), mulat(2), indo-europeaan(2), neger(1), bosneger(3), slavenschip(2), historisch(3), lilliputter(1), aziatische(1), inlandsche(1), metis(2), dwerggroei(4), traditioneel(4), lilliputters(1), aziatisch(2), muzelman'(1), knecht(1), stam(2), pygmee(1), zigeuners(1), marrons(2), aboriginal(1), slaaf(2), koelie(1), historische(1), indiaan(1), halfbloed(1), marron(5), allochtoon(1), mengras(1), moslims(2), dwerg(1), gemengd(3), afkomst(1), slaven(1), indo(1), inuit(1), barbaar(3), zwartje(1), mesties(1), queer(1), misvormden(1)</text:p>
          </table:table-cell>
          <table:table-cell office:value-type="string" calcext:value-type="string">
            <text:p>('wen', 4), ('gel', 4), ('ker', 3), ('eerd', 1), ('bannen', 1), ('vin', 4), ('tic', 2), ('taf', 2), ('.oor', 1), ('iin', 2), ('bil', 5), ('ier', 5), ('con', 6), ('orj', 1), ('e.i', 1), ('c.n', 1), ('tro', 1), ('iaal', 1), ('nd', 1), ('zim', 1), ('hng', 1), ('jin', 2), ('nde', 3), ('-in', 2), ('tie', 5), ('eld', 3), ('.in', 2), ('hte', 1), ('tle', 1), ('lellen', 1), ('ken-', 1), ('e-n', 2), ('bind', 1), ('tea', 1), ('lvan', 2), ('he-', 1), ('ern', 4), ('vitten', 1), ('al-', 2), ('ter-', 1), ('inj', 2), ('iers', 1), ('onen', 1), ('yah', 1), ('wem', 1), ('vra', 1), ('lerd', 1), ('geh', 1), ('iek', 1), ('minnen', 1), ('d&gt;-', 1), ('tarren', 1), ('denden', 1), ('raa', 2), ('indeling', 1)</text:p>
          </table:table-cell>
          <table:table-cell office:value-type="string" calcext:value-type="string">
            <text:p>wen, gel, ker, eerd, bannen, vin, tic, taf, .oor, iin, bil, ier, con, orj, e.i, c.n, tro, iaal, nd, zim, hng, jin, nde, -in, tie, eld, .in, hte, tle, lellen, ken-, e-n, bind, tea, lvan, he-, ern, vitten, al-, ter-, inj, iers, onen, yah, wem, vra, lerd, geh, iek, minnen, d&gt;-, tarren, denden, raa, indeling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8286" calcext:value-type="float">
            <text:p>338286</text:p>
          </table:table-cell>
          <table:table-cell office:value-type="float" office:value="28" calcext:value-type="float">
            <text:p>2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07514372609633" calcext:value-type="float">
            <text:p>0.407514372609633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909007286578247" calcext:value-type="float">
            <text:p>0.909007286578247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ttentot(1), inheems(4), moslim(2), bosneger(1), boesman(1), koppensneller(1), indolonten(1), moslims(1), gay(1), marron(1), indo-europeaan(1), traditionele(2), berber(1), mengras(1), page(1), metis(1), k'mesties(2), inlandsche(1), inboorlingen(1), stam(1), koelie(1), achtergrond(1)</text:p>
          </table:table-cell>
          <table:table-cell office:value-type="string" calcext:value-type="string">
            <text:p>('njo', 1), ('gan', 1), ('sian', 2), ('lim', 3), ('soe', 4), ('joen', 1), ('gouw', 2), ('koei', 2), ('tjo', 2), ('lie', 1), ('djie', 2), ('kwan', 1), ('nio', 2), ('liem', 1), ('poen', 1), ('tjon', 1), ('sin', 1), ('sing', 1)</text:p>
          </table:table-cell>
          <table:table-cell office:value-type="string" calcext:value-type="string">
            <text:p>njo, gan, sian, lim, soe, joen, gouw, koei, tjo, lie, djie, kwan, nio, liem, poen, tjon, sin, sing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1677" calcext:value-type="float">
            <text:p>341677</text:p>
          </table:table-cell>
          <table:table-cell office:value-type="float" office:value="46" calcext:value-type="float">
            <text:p>46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122075052624429" calcext:value-type="float">
            <text:p>0.122075052624429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909030316544002" calcext:value-type="float">
            <text:p>0.909030316544002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wartje(2), berber(1), bosneger(1), lilliputter(1), inheems(1), kokkie(1), aziatisch(2), slavenschip(2), afkomst(1), barbaren(2), stam(1), exotisch(1), kaukasisch(1), dwergen(1), historisch(3), ras(1), marron(4), gekleurd(1), mulat(2), kwinti(1), knechts(1), mesties(1), homo(1), misvormden(1), queer(1), indo-europeaan(1), gemengd(2), achtergrond(4), negerslaven(1), bediende(1), koelie(1), indiaan(1)</text:p>
          </table:table-cell>
          <table:table-cell office:value-type="string" calcext:value-type="string">
            <text:p>('regentes', 6), ('madame', 1), ('lodewijk', 2), ('karel', 6), ('madam', 1), ('eberhard', 1), ('mina', 5), ('mirabeau', 2), ('nederlanden', 1), ('konin-', 1), ('blanch', 1), ('novellist', 2), ('bergson', 1), ("zola's", 1), ('toontje', 1), ('lodewyk', 1), ('leroy-beaulieu', 1), ('chesterton', 1), ('havard', 1), ('h.m', 1), ('rudyard', 1), ('kipling', 1), ('veuillot', 1), ('joop', 2), ('raoul', 1), ('karei', 1), ('koningin-moeder', 1), ('virchow', 1), ('tijs', 1), ('loo', 1), ('bodewijk', 1), ('filips', 1), ('gelre', 1)</text:p>
          </table:table-cell>
          <table:table-cell office:value-type="string" calcext:value-type="string">
            <text:p>regentes, madame, lodewijk, karel, madam, eberhard, mina, mirabeau, nederlanden, konin-, blanch, novellist, bergson, zola's, toontje, lodewyk, leroy-beaulieu, chesterton, havard, h.m, rudyard, kipling, veuillot, joop, raoul, karei, koningin-moeder, virchow, tijs, loo, bodewijk, filips, gelre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1661" calcext:value-type="float">
            <text:p>341661</text:p>
          </table:table-cell>
          <table:table-cell office:value-type="float" office:value="530" calcext:value-type="float">
            <text:p>530</text:p>
          </table:table-cell>
          <table:table-cell office:value-type="float" office:value="0.19622641509434" calcext:value-type="float">
            <text:p>0.19622641509434</text:p>
          </table:table-cell>
          <table:table-cell office:value-type="float" office:value="0.230611239774854" calcext:value-type="float">
            <text:p>0.230611239774854</text:p>
          </table:table-cell>
          <table:table-cell office:value-type="float" office:value="0.745283018867924" calcext:value-type="float">
            <text:p>0.745283018867924</text:p>
          </table:table-cell>
          <table:table-cell office:value-type="float" office:value="0.90988203546087" calcext:value-type="float">
            <text:p>0.90988203546087</text:p>
          </table:table-cell>
          <table:table-cell office:value-type="float" office:value="0.0584905660377359" calcext:value-type="float">
            <text:p>0.0584905660377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ndone(1), afkomst(4), slavenschip(11), aziatisch(37), tovenaars(1), indo-europeaan(17), barbaren(10), mulat(6), achtergrond(33), gemengd(11), pygmee(7), negers(1), dwerggroei(4), inheems(10), islamiet(6), historisch(19), traditionele(23), negerslaven(6), slaaf(7), marron(8), indo-europeaans(1), bosneger(1), onbeschaafd(7), zigeunerin(1), homogeen(1), roots(1), afgod(6), homo(3), moslim(23), gekleurd(3), zwartje(4), mongoolse(2), inuit(3), koppensneller(6), mesties(7), lilliputters(3), handicapper(1), kokkie(7), muzelman(4), moslims(3), eskimo(4), moslimsche(4), eskimo's(2), slaven(6), traditioneel(4), indische(2), barbaar(9), stammen(1), jakarta(1), inlander(6), koelie(2), wild(3), volkstammen(1), zigeuner(3), hottentot(2), christelijkhistorisch'(1), neger(4), rassen(2), ras(5), handicap(1), berber(5), afgodendienst(1), lesbische(3), historische(7), negerrijk(4), lilliputter(6), moor(4), indiaan(4), bediende(4), indo(4), inheemsen(2), marrons(1), exotisch(5), mongool(4), tovenaar(4), rassenhaat(1), wilde(3), gekleurde(2), stam(4), mongoolsche(2), aziatische(3), kaukasisch(5), inboorling(3), historischen(1), barbaar'sche(1), wereldhistorische(2), inheems'(1), knecht(1), boesman(1), ontdekken(2), aapman(1), halfbloed(3), dwerg(2), pages(1), inheemsebe(1), kaffer(6), volksstam(1), muzelmannen(1), westerse(1), baboe(2), blank(1), indisch(1), mengras(2), queer(2), birma(1), inlandsche(3), barbaarsche(1), aboriginal(1), dwergen(1), gay(1), mulatten(1), moord(1), koppensnellers(1), primitief(3), slaaft(1), bosnegers(1), zigeunermuziek(2), berberoorlog(1), volbloed(2), misvormden(1), wereldmoord(1), lesbisch(3), gemengde(2), indiaansch(1), berbers(1), metis(1), negercultuur(1), dwergeu(1), medicijnman(2), westers(1), page(1), allochtoon(1), inheemsche(2), inheemse(1), galeislaven(1), inboorlingen(1)</text:p>
          </table:table-cell>
          <table:table-cell office:value-type="string" calcext:value-type="string">
            <text:p>('natie', 18), ('aaneen', 1), ('gebeuren', 30), ('scheiden', 19), ('voorvallen', 3), ('slavenhandel', 7), ('conflict', 6), ('revolutie', 15), ('geheim', 23), ('haast', 13), ('overwinning', 17), ('meteen', 8), ('tegenstander', 9), ('erg', 42), ('strijd', 59), ('veroveringspolitiek', 1), ('onverkwikkelijk', 1), ('jammer', 8), ('vriendschap', 8), ('imperialist', 1), ('oppergezag', 1), ('autocratisch', 1), ("zoo'n", 6), ('durven', 26), ('voorval', 1), ('tevreden', 16), ('leus', 5), ('indruk', 26), ('aarzelen', 6), ('iedereen', 9), ('democratie', 4), ('uitvechten', 1), ('strijden', 26), ('communisme', 2), ('actie', 14), ('totalitair', 2), ('genoegdoening', 1), ('overwinnaar', 3), ('regeren', 9), ('nederlaag', 6), ('uitlaten', 7), ('weerstand', 6), ('ideologie', 2), ('verzoenen', 1), ('tirade', 1), ('zelven', 3), ('strjjd', 2), ('smeden', 3), ('bijhalen', 2), ('loyaal', 1), ('gerust', 9), ('heerschappij', 5), ('volmondig', 1), ('machthebber', 1), ('beschrijving', 10), ('protest', 6), ('heelemaal', 6), ('tactisch', 2), ('evolutionair', 1), ('doodeenvoudig', 1), ('regime', 4), ('onderdaan', 12), ('imperialisme', 2), ('solidair', 1), ('imperialistisch', 3), ('liberalistisch', 1), ('wereldmacht', 1), ('maohtig', 2), ('boycot', 1), ('bezinnen', 1), ('wereldgebeurtenis', 1), ('onomwonden', 2), ('fascisme', 3), ('begeeren', 1), ('m&amp;ar', 1), ('haperen', 1), ('onbewimpeld', 1), ('monsterverbond', 1), ('polemiseeren', 1), ('boycott', 1), ('overwinn', 2), ('regeeren', 2), ('koninkrijk', 5), ('eigentlijk', 1), ('hegemonie', 1), ('woordelijk', 2), ('onoverwinlijk', 1), ('strgd', 1), ('beslissenden', 1), ('regeer', 1), ('.zoo', 1), ('levensruimte', 2), ('militairistisch', 1), ('dictatuur', 1), ('aaneensluiten', 2), ('samenging', 1), ('passage', 3), ('vermeldenswaardig', 1), ('proletariaat', 2), ('vastbesloten', 1), ('vjjandig', 1), ('zinspeling', 1), ('deugen', 3), ('versag', 1), ('neerschrijven', 1), ('-zien', 1), ('ihoe', 1), ('reaktie', 1), ('redeneren', 2), ('bevechten', 1), ('regeeringsvorm', 1), ('regiem', 1), ('zeerooverij', 1), ('koningschap', 1), ('gelijkberechtigd', 1), ('gezind', 2), ('lastercampagne', 1), ('eenheidsfront', 1), ('anti-papisme', 1), ('leuze', 2), ('uitlating', 2), ('uiteenvall', 1), ('marxistisch', 2), ('alleenheerschappij', 1), ('staatsmanskunst', 1), ('redeneeren', 1), ('vclk', 1), ('gouvernementeel', 1), ('begrijp', 1), ('ziedaar', 2), ('autoritair', 1), ('courantenartikel', 1), ('ziehier', 1), ('duimbreed', 1), ('vriendschapsband', 1), ('regeerder', 2), ('vernietigend', 1), ('angelsaksisch', 1), ('strqd', 1), ('constitutioneel', 1), ('allerjongst', 1), ('platonisch', 1), ('zwggen', 1)</text:p>
          </table:table-cell>
          <table:table-cell office:value-type="string" calcext:value-type="string">
            <text:p>natie, aaneen, gebeuren, scheiden, voorvallen, slavenhandel, conflict, revolutie, geheim, haast, overwinning, meteen, tegenstander, erg, strijd, veroveringspolitiek, onverkwikkelijk, jammer, vriendschap, imperialist, oppergezag, autocratisch, zoo'n, durven, voorval, tevreden, leus, indruk, aarzelen, iedereen, democratie, uitvechten, strijden, communisme, actie, totalitair, genoegdoening, overwinnaar, regeren, nederlaag, uitlaten, weerstand, ideologie, verzoenen, tirade, zelven, strjjd, smeden, bijhalen, loyaal, gerust, heerschappij, volmondig, machthebber, beschrijving, protest, heelemaal, tactisch, evolutionair, doodeenvoudig, regime, onderdaan, imperialisme, solidair, imperialistisch, liberalistisch, wereldmacht, maohtig, boycot, bezinnen, wereldgebeurtenis, onomwonden, fascisme, begeeren, m&amp;ar, haperen, onbewimpeld, monsterverbond, polemiseeren, boycott, overwinn, regeeren, koninkrijk, eigentlijk, hegemonie, woordelijk, onoverwinlijk, strgd, beslissenden, regeer, .zoo, levensruimte, militairistisch, dictatuur, aaneensluiten, samenging, passage, vermeldenswaardig, proletariaat, vastbesloten, vjjandig, zinspeling, deugen, versag, neerschrijven, -zien, ihoe, reaktie, redeneren, bevechten, regeeringsvorm, regiem, zeerooverij, koningschap, gelijkberechtigd, gezind, lastercampagne, eenheidsfront, anti-papisme, leuze, uitlating, uiteenvall, marxistisch, alleenheerschappij, staatsmanskunst, redeneeren, vclk, gouvernementeel, begrijp, ziedaar, autoritair, courantenartikel, ziehier, duimbreed, vriendschapsband, regeerder, vernietigend, angelsaksisch, strqd, constitutioneel, allerjongst, platonisch, zwggen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5297" calcext:value-type="float">
            <text:p>33529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8322009210428" calcext:value-type="float">
            <text:p>0.228322009210428</text:p>
          </table:table-cell>
          <table:table-cell office:value-type="float" office:value="0.6" calcext:value-type="float">
            <text:p>0.6</text:p>
          </table:table-cell>
          <table:table-cell office:value-type="float" office:value="0.915500543514094" calcext:value-type="float">
            <text:p>0.9155005435140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ron(2), kaffers(1), stam(1), zigeunerin(1)</text:p>
          </table:table-cell>
          <table:table-cell office:value-type="string" calcext:value-type="string">
            <text:p>('etat', 1), ('naturel', 3), ('ment', 1)</text:p>
          </table:table-cell>
          <table:table-cell office:value-type="string" calcext:value-type="string">
            <text:p>etat, naturel, ment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41048" calcext:value-type="float">
            <text:p>341048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205590337954" calcext:value-type="float">
            <text:p>0.26720559033795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9083027291123" calcext:value-type="float">
            <text:p>0.919083027291123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ditionele(1), handicap(1), barbaar(1), indo-europeaan(2), roots(2), zwartjes(1), wild(1), slavenschip(1), afgod(1), zwartje(1), inuit(1), inlander(1), gekleurd(1), zigeunermuziek(1), exotisch(1), achtergrond(1), kaffer(1), misvormden(1), moslim(1), neger(1), stam(1), historisch(1)</text:p>
          </table:table-cell>
          <table:table-cell office:value-type="string" calcext:value-type="string">
            <text:p>('mastenbroek', 1), ('veer', 7), ('cinn', 2), ('kal', 4), ('scha-', 2), ('eier', 1), ('loper', 1), ('looper', 3), ('enterstier', 1), ('paaien', 1), ('miden', 1)</text:p>
          </table:table-cell>
          <table:table-cell office:value-type="string" calcext:value-type="string">
            <text:p>mastenbroek, veer, cinn, kal, scha-, eier, loper, looper, enterstier, paaien, miden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1785" calcext:value-type="float">
            <text:p>341785</text:p>
          </table:table-cell>
          <table:table-cell office:value-type="float" office:value="105" calcext:value-type="float">
            <text:p>105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140404508760226" calcext:value-type="float">
            <text:p>0.14040450876022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92318126438698" calcext:value-type="float">
            <text:p>0.92318126438698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ditionele(7), indo-europeaan(9), hottentot(2), indischen(1), achtergrond(6), afgod(1), gekleurde(1), ontdekken(3), neger(3), halfbloed(1), lilliputter(1), moslims(2), marrons(1), primitief(1), indiaan(1), afkomst(1), aziatisch(6), metis(1), page(2), mesties(3), hottentotten(2), negerslaven(1), bediende(2), negercultuur(1), wilde(1), historische(1), historisch(3), historischen(1), moslim(1), homo(1), baboe(2), kokkie(1), boesman(1), pygmee(1), marron(2), muzelmansche(1), handicap(1), dwerg(1), slaven(1), inlander(1), mongool(2), eskimoverhalen(1), zigeuners(1), medicijnman(1), blank(2), stammen(1), inheems(2), westers(1), rassen(1), bosneger(1), volbloed(1), lilliputters(1), barbaren(1), slavenhandel(1), exotisch(2), indo(1), inboorling(1), moord(1), inheemsche(1), negerrijk(1), volbloeden(1), liitlepage(1)</text:p>
          </table:table-cell>
          <table:table-cell office:value-type="string" calcext:value-type="string">
            <text:p>('schieten', 34), ('spil', 3), ('score', 1), ('schot', 16), ('veste', 1), ('glippen', 2), ('paffen', 1), ('bemachtigen', 4), ('rechterhoek', 1), ('pijl', 4), ('trappen', 2), ('scheidsrechter', 2), ('lost', 2), ('benutten', 4), ('schiet', 2), ('uitblinker', 1), ('bal', 13), ('bovenlat', 1), ('koppen', 2), ('back', 1), ('opzetten', 6), ('voorhoede', 1), ('voorzet', 2), ('dreef', 1), ('doelpunt', 1), ('uitloop', 1), ('keeper', 2), ('afstormen', 1), ('belanden', 2), ('pareren', 1), ('pienter', 2), ('middenvoor', 1), ('terugspringen', 1), ('uitgeloop', 1), ('wel', 1), ('forceren', 1), ('was', 1), ('goal', 1), ('onhoudbaar', 1)</text:p>
          </table:table-cell>
          <table:table-cell office:value-type="string" calcext:value-type="string">
            <text:p>schieten, spil, score, schot, veste, glippen, paffen, bemachtigen, rechterhoek, pijl, trappen, scheidsrechter, lost, benutten, schiet, uitblinker, bal, bovenlat, koppen, back, opzetten, voorhoede, voorzet, dreef, doelpunt, uitloop, keeper, afstormen, belanden, pareren, pienter, middenvoor, terugspringen, uitgeloop, wel, forceren, was, goal, onhoudbaar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1002" calcext:value-type="float">
            <text:p>341002</text:p>
          </table:table-cell>
          <table:table-cell office:value-type="float" office:value="159" calcext:value-type="float">
            <text:p>159</text:p>
          </table:table-cell>
          <table:table-cell office:value-type="float" office:value="0.232704402515723" calcext:value-type="float">
            <text:p>0.232704402515723</text:p>
          </table:table-cell>
          <table:table-cell office:value-type="float" office:value="0.0675891778219026" calcext:value-type="float">
            <text:p>0.067589177821903</text:p>
          </table:table-cell>
          <table:table-cell office:value-type="float" office:value="0.723270440251572" calcext:value-type="float">
            <text:p>0.723270440251572</text:p>
          </table:table-cell>
          <table:table-cell office:value-type="float" office:value="0.925831949625436" calcext:value-type="float">
            <text:p>0.925831949625436</text:p>
          </table:table-cell>
          <table:table-cell office:value-type="float" office:value="0.0440251572327044" calcext:value-type="float">
            <text:p>0.0440251572327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ditionele(2), indone(1), indo-europeaan(40), koelie(3), moslim(18), barbaren(2), koppensnellers(2), inheems(5), ras(2), inlandsche(1), negers(1), kokkie(3), gekleurd(2), aziatisch(3), islamiet(6), negerslaven(1), inheemse(3), moslims(3), blanke(1), inboorlingen(2), primitief(2), mongool(7), indo-europeaans(1), indo's(1), inlander(4), inlanders(2), gemengd(1), knecht(1), pygmee(1), baboe(2), koppensneller(5), gemengde(1), blank(1), achtergrond(2), inheemsche(2), muzelmansche(1), aziatische(2), onbeschaafd(1), dwergen(1), indo(3), moslimsche(1), handicap(1), koelies(2), zwartje(1), inheemseen(1), inheemsebe(1), groothistorische(1), inheems'che(1), kaffer(1), indisch(1), berberoorlog(1), mesties(1), inboorling(1), volbloed(1), inheemschen(1), muzelman(1)</text:p>
          </table:table-cell>
          <table:table-cell office:value-type="string" calcext:value-type="string">
            <text:p>('inlander', 56), ('chinees', 22), ('koelie', 12), ('abdul', 1), ('indonesia', 4), ('emin', 3), ('europeaan', 33), ('arabier', 9), ('koppensneller', 4), ('bataks', 1), ('abdullah', 1), ('ali', 1), ('sarikat', 1), ('persatoean', 2), ('sarekat', 2), ('effendi', 4), ('mohamed', 1), ('dobbel', 1), ('dajaks', 2), ('javaan', 12), ('ismael', 1), ('ibrahim', 3), ('amok', 1), ('soemirat', 1), ('dajaksch', 2), ('aman', 1), ('hoofden', 1), ('maleier', 2), ('madoerees', 1), ('huisbediende', 1), ('hadj', 1), ('kaoem', 1), ('eu-', 1), ('rasgenoot', 3), ('hormat', 1), ('i.e.v.', 1), ('ambonees', 1), ('parindra', 1), ('moro', 1), ('dwangarbeider', 1)</text:p>
          </table:table-cell>
          <table:table-cell office:value-type="string" calcext:value-type="string">
            <text:p>inlander, chinees, koelie, abdul, indonesia, emin, europeaan, arabier, koppensneller, bataks, abdullah, ali, sarikat, persatoean, sarekat, effendi, mohamed, dobbel, dajaks, javaan, ismael, ibrahim, amok, soemirat, dajaksch, aman, hoofden, maleier, madoerees, huisbediende, hadj, kaoem, eu-, rasgenoot, hormat, i.e.v., ambonees, parindra, moro, dwangarbeider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0499" calcext:value-type="float">
            <text:p>340499</text:p>
          </table:table-cell>
          <table:table-cell office:value-type="float" office:value="63" calcext:value-type="float">
            <text:p>6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53891472174033" calcext:value-type="float">
            <text:p>0.253891472174033</text:p>
          </table:table-cell>
          <table:table-cell office:value-type="float" office:value="0.698412698412698" calcext:value-type="float">
            <text:p>0.698412698412698</text:p>
          </table:table-cell>
          <table:table-cell office:value-type="float" office:value="0.926888604117823" calcext:value-type="float">
            <text:p>0.926888604117823</text:p>
          </table:table-cell>
          <table:table-cell office:value-type="float" office:value="0.0793650793650794" calcext:value-type="float">
            <text:p>0.0793650793650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slim(3), aziatisch(3), inlander(1), slavenschip(2), homogeen(1), koelie(3), ras(1), roots(3), marron(3), moslims(1), knecht(2), dwergeu(1), inlandsche(1), historisch(3), halfbloed(1), kaffer(2), metis(1), queer(2), neger(2), marron'(1), marrons(2), inheems(3), halfbloedjes(1), wild(1), mulattin(1), achtergrond(2), ontdekken(1), bediende(1), indo-europeaan(2), indiaan(1), inheemsche(1), baboe(1), gemengd(3), onbeschaafd(1), inheemschen(1), kokkie(1), zigeunermuziek(1), schildersknecht(1), traditioneel(1)</text:p>
          </table:table-cell>
          <table:table-cell office:value-type="string" calcext:value-type="string">
            <text:p>('worr', 3), ('wou', 1), ('moeten', 3), ('neet', 2), ('older', 2), ('kumt', 1), ('hummen', 1), ('nie', 9), ('trui', 1), ('lant', 1), ('niks', 2), ('zol', 1), ("t'r", 1), ('trees', 1), ('foei', 1), ('he', 1), ('hee', 3), ('mer', 4), ('motten', 1), ('hebb', 1), ('gong', 2), ('truk', 1), ('eige', 2), ('waat', 1), ('dagl', 1), ('lies', 1), ('benne', 1), ('wiej', 1), ('allegaar', 1), ('hewwe', 1), ('lessen', 1), ('haden', 1), ('joa', 1), ('krijge', 1), ('jaaa', 1), ('hai', 2), ('viad', 1), ('urn', 1), ('kek', 1), ('laam', 1), ('vief', 1), ('zull', 1), ('zae', 1)</text:p>
          </table:table-cell>
          <table:table-cell office:value-type="string" calcext:value-type="string">
            <text:p>worr, wou, moeten, neet, older, kumt, hummen, nie, trui, lant, niks, zol, t'r, trees, foei, he, hee, mer, motten, hebb, gong, truk, eige, waat, dagl, lies, benne, wiej, allegaar, hewwe, lessen, haden, joa, krijge, jaaa, hai, viad, urn, kek, laam, vief, zull, zae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9694" calcext:value-type="float">
            <text:p>339694</text:p>
          </table:table-cell>
          <table:table-cell office:value-type="float" office:value="306" calcext:value-type="float">
            <text:p>306</text:p>
          </table:table-cell>
          <table:table-cell office:value-type="float" office:value="0.209150326797386" calcext:value-type="float">
            <text:p>0.209150326797386</text:p>
          </table:table-cell>
          <table:table-cell office:value-type="float" office:value="0.134333508021486" calcext:value-type="float">
            <text:p>0.134333508021486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927035079533684" calcext:value-type="float">
            <text:p>0.92703507953368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dicijnman(4), ontdekken(4), achtergrond(15), lesbisch(2), indo-europeaan(12), afgod(4), slaaf(4), aziatisch(15), kaffers(1), lilliputter(5), rassen(1), indischen(1), homo(4), inheemse(5), traditionele(12), barbaren(1), inheems(12), dwerggroei(5), negerslaven(4), pygmee(6), dwergjes(1), negercultuur(1), moslim(16), onbeschaafd(6), etniciteit(1), stamhoofd(1), gemengd(8), koppensneller(5), negers(1), dwerg(1), historisch(13), marrons(2), slaven'(1), islamiet(6), traditioneel(5), marron(4), stam(2), mengras(1), inheemschen(3), medicijnmannen(1), barbaar(7), muzelman(5), indiaan(2), blanke(1), kaukasisch(1), inboorlingen(3), kaffer(3), bediende(2), neger(2), kokkie(1), lilliputters(2), mongool(3), roots(2), primitief(3), hottentotten(1), mesties(2), afkomst(3), muzelman'(1), misvormden(5), knecht(2), koppensnellers(2), exotisch(1), indo(1), jachtwild(1), inuit(1), aboriginal(3), zwartje(2), historische(2), bedienden(1), blank(3), ras(2), eskimo(1), inlander(2), koelie(3), halfbloed(2), moor(3), mulat(2), moslimsche(1), aziatische(2), dwergen(1), zigeuners(1), gekleurde(1), slaven(1), inboorling(2), tovenaar(1), page(1), inheemsche(1), grootst(1), wild(2), slavenschip(1), zigeunermuziek(2), traditioneelen(1), hottentot(1), moslims(2), gekleurd(1), boesman(1), volbloed(1), onbeschaafdheid(1), negerrijk(1)</text:p>
          </table:table-cell>
          <table:table-cell office:value-type="string" calcext:value-type="string">
            <text:p>('geest', 63), ('moordlu', 1), ('voelen', 46), ('ridderlijkheid', 2), ('roeping', 7), ('bitter', 13), ('verspreiden', 20), ('uitdrukking', 15), ('hoogmoed', 5), ('wreed', 5), ('menseh', 3), ('weerzin', 1), ('mijlpaal', 1), ('verspreiding', 5), ('gevoelen', 28), ('taai', 4), ('mens', 20), ('aanstoot', 1), ('idealisme', 2), ('bloeddorstig', 2), ('inbeelden', 2), ('bescheidenheid', 3), ('standvastigheid', 1), ('zelfbewustzijn', 2), ('nijd', 3), ('afgunst', 3), ('ondeugd', 6), ('wreede', 2), ('argwaan', 1), ('bijgeloof', 3), ('bijgeloovigheid', 1), ('bedrieger', 2), ('edelmoedigheid', 2), ('wraakzucht', 1), ('ijdel', 6), ('offervaardig', 1), ('getob', 1), ('ergernis', 2), ('menschlievenen', 1), ('onbarmhartig', 3), ('zweem', 1), ('heldhaftig', 4), ('plichtgevoel', 1), ('plagerij', 1), ('kleinheid', 1), ('dapperheid', 2), ('ijdelheid', 2), ('eerlijkheid', 2), ('menschel', 1), ('godsgeloof', 1), ('verdiensen', 1), ('argelooz', 1), ('begeerlijkheid', 1), ('behalven', 1), ('leert', 1), ('verderf', 2), ('verachting', 1), ('stoutmoedigheid', 1), ('levensbeschouwing', 3), ('geloofsleven', 1), ('schynen', 1), ('dweepzucht', 1), ('zelfopoffering', 1), ('veel-', 1), ('verspreid', 1), ('vadsigheid', 1), ('humaan', 1), ('menschlievendheid', 1), ('tijdgeest', 1), ('boosheid', 1), ('degenereren', 1), ('eigenwaarde', 1), ('vastberadenheid', 1), ('minachting', 1), ('civiliseren', 1), ('jaloezie', 1), ('verdierlijken', 1), ('eerzucht', 1), ('afbeulen', 1), ('voorspoed', 1), ('zelfverloochening', 1)</text:p>
          </table:table-cell>
          <table:table-cell office:value-type="string" calcext:value-type="string">
            <text:p>geest, moordlu, voelen, ridderlijkheid, roeping, bitter, verspreiden, uitdrukking, hoogmoed, wreed, menseh, weerzin, mijlpaal, verspreiding, gevoelen, taai, mens, aanstoot, idealisme, bloeddorstig, inbeelden, bescheidenheid, standvastigheid, zelfbewustzijn, nijd, afgunst, ondeugd, wreede, argwaan, bijgeloof, bijgeloovigheid, bedrieger, edelmoedigheid, wraakzucht, ijdel, offervaardig, getob, ergernis, menschlievenen, onbarmhartig, zweem, heldhaftig, plichtgevoel, plagerij, kleinheid, dapperheid, ijdelheid, eerlijkheid, menschel, godsgeloof, verdiensen, argelooz, begeerlijkheid, behalven, leert, verderf, verachting, stoutmoedigheid, levensbeschouwing, geloofsleven, schynen, dweepzucht, zelfopoffering, veel-, verspreid, vadsigheid, humaan, menschlievendheid, tijdgeest, boosheid, degenereren, eigenwaarde, vastberadenheid, minachting, civiliseren, jaloezie, verdierlijken, eerzucht, afbeulen, voorspoed, zelfverloochening</text:p>
          </table:table-cell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1756" calcext:value-type="float">
            <text:p>341756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0.220994475138122" calcext:value-type="float">
            <text:p>0.220994475138122</text:p>
          </table:table-cell>
          <table:table-cell table:style-name="ce2" office:value-type="float" office:value="0.0381503447604487" calcext:value-type="float">
            <text:p>0.038150344760449</text:p>
          </table:table-cell>
          <table:table-cell table:style-name="ce2" office:value-type="float" office:value="0.737569060773481" calcext:value-type="float">
            <text:p>0.737569060773481</text:p>
          </table:table-cell>
          <table:table-cell table:style-name="ce2" office:value-type="float" office:value="0.929087155153955" calcext:value-type="float">
            <text:p>0.929087155153955</text:p>
          </table:table-cell>
          <table:table-cell table:style-name="ce2" office:value-type="float" office:value="0.0414364640883978" calcext:value-type="float">
            <text:p>0.04143646408839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istorische(3), afkomst(4), aziatisch(13), mulat(4), ontdekken(5), moslim(14), aapman(3), inheems(5), achtergrond(21), knecht(3), historischcn(1), aboriginal(1), indo(2), slaaf(5), aziatische(3), historisch(16), onbeschaafd(3), senaatsbediende(1), zigeunerin(1), mongool(3), roots(1), afgod(3), marron(16), barbaren(5), inlander(4), traditionele(19), gemengd(14), baboe(3), lesbisch(3), ras(3), metis(3), indiaan(3), blank(1), muzelman(4), page(4), pygmee(4), koppensneller(5), zigeuners(1), helmlna'marron(2), jakarta(1), kokkie(3), indische(3), eskimo(2), inboorling(2), dwerg(3), bediende(2), lilliputters(2), indo-europeaan(15), halfbloed(3), barbaar(1), zwartje(4), negerslaven(4), rassen(1), primitief(1), wilde(2), gekleurde(1), kaukasisch(2), volbloed(2), inuit(1), barbarlje(1), lilliputter(1), neger(3), handicap(1), moor(2), inheems'che(2), meesterknecht(1), tovenaar(2), koppensnellers(1), traditioneelen(1), gemengden(1), afgodendienst(1), islamiet(4), dienstknecht(1), slaven(4), mesties(5), moslims(3), verraste(1), eskimo's(4), muzelmannen(2), mengras(1), traditioneel(2), gekleurd(2), dwerggroei(3), indisch(1), indonesi(1), homo(3), hottentot(4), stamhoofd(1), inheemse(1), wild(1), moslimsche(2), mohemmedaan(1), negerrestaurant(1), birma(1), moortje(1), dwergen(1), inheemsch(1), gemengde(2), mulattin(1), medicijnman(2), mulatten(1), inlandsche(2), bosnegers(1), zigeunermuziek(1), berber(1), koelie(1), knechts(1), moslimcultuur(1), dwergeu(1), inlanders(1), jokjakarta(1), boesmanbanelen(1), koelies(1), exotisch(2), zigeuner(1), inheemsche(2), negerrijk(2), misvormden(1), bosneger(1), islamieten(1)</text:p>
          </table:table-cell>
          <table:table-cell table:style-name="ce2" office:value-type="string" calcext:value-type="string">
            <text:p>('weduwnaar', 3), ('protestanten', 2), ('huwelijk', 27), ('loopbaan', 3), ('moeder', 34), ('wandeling', 6), ('familie', 38), ('titelen', 4), ('doorbrengen', 7), ('titel', 10), ('hofnar', 1), ('echtgenoot', 9), ('voorwoord', 2), ('wigwam', 1), ('geboorte', 10), ('jeruzalem', 4), ('bekeerling', 3), ('vers', 9), ('reputatie', 3), ('hospita', 1), ('sultane', 1), ('tijdschrift', 11), ('aflevering', 6), ('collegas', 1), ('zuster', 16), ('heldin', 2), ('opstel', 4), ('grootouders', 3), ('verblijf', 18), ('gids', 6), ('tekst', 6), ('edelman', 4), ('buurvrouw', 1), ('pleegmoeder', 2), ('telg', 3), ('grieksch-orthodox', 1), ('roman', 8), ('vertoeven', 12), ('trouwen', 15), ('levensloop', 2), ('gedenkschrift', 1), ('toeven', 2), ('zus', 3), ('bruid', 8), ('bruidegom', 3), ('epos', 2), ('uitgave', 4), ('organisator', 1), ('koomsch', 1), ('protestant', 6), ('verhuizen', 3), ('voltrekken', 5), ('maagd', 3), ('reisbrief', 1), ('adellijk', 2), ('huwelijksreis', 1), ('homerus', 1), ('vertalen', 4), ('huw', 1), ('econoom', 3), ('methodist', 1), ('heen-', 1), ('schoonouders', 2), ('romans', 2), ('reisverhaal', 1), ('voorbericht', 1), ('machiavelli', 1), ('weduwe', 6), ('corinthe', 1), ('behagen', 5), ('gedicht', 3), ('reisindruk', 1), ('roomsch', 6), ('verblyf', 1), ('rechtzinnig', 1), ('mirakel', 1), ('promotor', 1), ('berijmde', 1), ('trouwlustig', 2), ('grafrede', 1), ('ondertitel', 1), ('levensgeschiedenis', 1), ('navertellen', 1), ('thuiskomst', 1), ('kroniek', 1), ('wereldorganisatie', 1), ('trente', 1), ('vertaling', 1), ('kleintje', 4), ('huweiyk', 1), ('hebron', 1), ('sneeuwwitje', 2), ('verwante', 2), ('roomschen', 1), ('methodistisch', 1), ('huwelgk', 1), ('metterwoon', 1), ('echtpaar', 4), ('bruidspaar', 1), ('verhandeling', 2), ('galilea', 1), ('vereeren', 1), ('wederhelft', 1), ('wereldfederatie', 1), ('jerusalem', 1), ('orthodox', 1), ('folklorist', 1), ('monografie', 1), ('medelid', 1), ('bloedverwant', 1), ('verloofden', 1), ('dichtmaat', 1), ('voorrede', 1)</text:p>
          </table:table-cell>
          <table:table-cell table:style-name="ce2" office:value-type="string" calcext:value-type="string">
            <text:p>weduwnaar, protestanten, huwelijk, loopbaan, moeder, wandeling, familie, titelen, doorbrengen, titel, hofnar, echtgenoot, voorwoord, wigwam, geboorte, jeruzalem, bekeerling, vers, reputatie, hospita, sultane, tijdschrift, aflevering, collegas, zuster, heldin, opstel, grootouders, verblijf, gids, tekst, edelman, buurvrouw, pleegmoeder, telg, grieksch-orthodox, roman, vertoeven, trouwen, levensloop, gedenkschrift, toeven, zus, bruid, bruidegom, epos, uitgave, organisator, koomsch, protestant, verhuizen, voltrekken, maagd, reisbrief, adellijk, huwelijksreis, homerus, vertalen, huw, econoom, methodist, heen-, schoonouders, romans, reisverhaal, voorbericht, machiavelli, weduwe, corinthe, behagen, gedicht, reisindruk, roomsch, verblyf, rechtzinnig, mirakel, promotor, berijmde, trouwlustig, grafrede, ondertitel, levensgeschiedenis, navertellen, thuiskomst, kroniek, wereldorganisatie, trente, vertaling, kleintje, huweiyk, hebron, sneeuwwitje, verwante, roomschen, methodistisch, huwelgk, metterwoon, echtpaar, bruidspaar, verhandeling, galilea, vereeren, wederhelft, wereldfederatie, jerusalem, orthodox, folklorist, monografie, medelid, bloedverwant, verloofden, dichtmaat, voorrede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1293" calcext:value-type="float">
            <text:p>341293</text:p>
          </table:table-cell>
          <table:table-cell office:value-type="float" office:value="77" calcext:value-type="float">
            <text:p>77</text:p>
          </table:table-cell>
          <table:table-cell office:value-type="float" office:value="0.220779220779221" calcext:value-type="float">
            <text:p>0.220779220779221</text:p>
          </table:table-cell>
          <table:table-cell office:value-type="float" office:value="0.234085233692721" calcext:value-type="float">
            <text:p>0.234085233692721</text:p>
          </table:table-cell>
          <table:table-cell office:value-type="float" office:value="0.701298701298701" calcext:value-type="float">
            <text:p>0.701298701298701</text:p>
          </table:table-cell>
          <table:table-cell office:value-type="float" office:value="0.935364025848057" calcext:value-type="float">
            <text:p>0.935364025848057</text:p>
          </table:table-cell>
          <table:table-cell office:value-type="float" office:value="0.0779220779220779" calcext:value-type="float">
            <text:p>0.0779220779220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werggroei(5), gemengd(3), aziatisch(6), slaaf(1), achtergrond(5), bosneger(1), barbarlje(1), primitief(2), negerslaven(3), inboorling(1), historische(1), zigeuners(1), knecht(2), bediende(1), zwartje(2), k'mesties(2), moslim(1), traditionele(2), indo-europeaan(1), indiaan(1), mesties(2), zigeuner(1), marron(2), medicijnman(1), islamiet(1), inlander(1), kaukasisch(1), eskimo(1), slavenschip(2), traditioneel(1), afgodisch(1), queer(1), hottentotten(1), afgod(1), pygmee(1), pages(1), neger(1), grootst(1), exotisch(2), berber(1), onbeschaafd(1), gekleurd(1), stam(1), historisch(1), westers(1), metis(1), kwinti(1), galeislaven(1), onbeschaafdheid(1), inlandsche(1), halfbloed(1)</text:p>
          </table:table-cell>
          <table:table-cell office:value-type="string" calcext:value-type="string">
            <text:p>('vertrek', 24), ('chauffeur', 6), ('nieuwjaarsnacht', 1), ('landgoed', 3), ('landhuis', 2), ('zwembassin', 1), ('arrestantenlokaal', 1), ('kasteel', 2), ('park', 4), ('reiziger', 13), ('vrijdagnacht', 1), ('openbaren', 7), ('vergaderlokal', 1), ('koetsi', 1), ('destructie', 1), ('werkhuis', 1), ('hedennacht', 1), ('woonwagen', 1), ('villa', 4), ('donderdagnacht', 1), ('luxe', 1), ('vannacht', 1)</text:p>
          </table:table-cell>
          <table:table-cell office:value-type="string" calcext:value-type="string">
            <text:p>vertrek, chauffeur, nieuwjaarsnacht, landgoed, landhuis, zwembassin, arrestantenlokaal, kasteel, park, reiziger, vrijdagnacht, openbaren, vergaderlokal, koetsi, destructie, werkhuis, hedennacht, woonwagen, villa, donderdagnacht, luxe, vannach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ealth (impure)</text:p>
          </table:table-cell>
          <table:table-cell table:style-name="ce1" office:value-type="float" office:value="341652" calcext:value-type="float">
            <text:p>34165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0.233050847457627" calcext:value-type="float">
            <text:p>0.233050847457627</text:p>
          </table:table-cell>
          <table:table-cell table:style-name="ce1" office:value-type="float" office:value="0.031200279680251" calcext:value-type="float">
            <text:p>0.031200279680251</text:p>
          </table:table-cell>
          <table:table-cell table:style-name="ce1" office:value-type="float" office:value="0.728813559322034" calcext:value-type="float">
            <text:p>0.728813559322034</text:p>
          </table:table-cell>
          <table:table-cell table:style-name="ce1" office:value-type="float" office:value="0.936361407951139" calcext:value-type="float">
            <text:p>0.936361407951139</text:p>
          </table:table-cell>
          <table:table-cell table:style-name="ce1" office:value-type="float" office:value="0.038135593220339" calcext:value-type="float">
            <text:p>0.03813559322033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gekleurd(2), blanke(1), traditionele(5), dwerggroei(27), achtergrond(7), moslimsch(1), slaaf(5), marron(5), lilliputter(2), ontdekken(3), primitief(4), afkomst(5), indo-europeaan(17), wild(3), zigeunerbende(2), eskimo's(3), moslim(5), negervrees(1), moordenaar(1), neger(2), slavenschip(3), gemengd(6), halfbloed(5), historisch(2), inlander(3), aziatische(2), muzelmannen(1), inheems(7), negerrijk(2), kaukasisch(2), blank(2), verwilderd(1), volbloed(2), misvormden(3), barbaren(3), barbaar(2), historische(1), pygmee(5), zigeuner(3), hottentotten(5), wilde(1), moslims(2), marrons(1), medicijnman(6), dwerg(5), aziatisch(6), handicap(1), knecht(1), koelie(1), en'marron(1), roots(2), negerslaven(1), bedienden(1), queer(1), mesties(2), wereldhistorische(1), ras(1), indiaan(2), lilliputters(2), traditioneel(3), zwartje(1), indo(1), gekleurde(1), homo(2), zigeuners(1), indisch(1), islamiet(2), afgod(1), kaffers(1), inboorling(1), mulattin(1), hottentottenstam(1), aziatischejgeit(2), koppensneller(2), stammen(1), onbeschaafd(1), slaaft(1), bosneger(1), inboorlingen(2), zigeunermuziek(1), koelies(1), bediende(1), baboe(1), inheemse(1), kwinti(1), onbeschaafdheid(1), metis(1), inheemschen(1), muzelman(1)</text:p>
          </table:table-cell>
          <table:table-cell table:style-name="ce1" office:value-type="string" calcext:value-type="string">
            <text:p>('hersenen', 1), ('zwellen', 5), ('stelen', 15), ('dierenrijk', 2), ('klier', 6), ('voeden', 7), ('lichaam', 31), ('voorjaar', 5), ('tropen', 7), ('ademhalingswerktuigen', 1), ('misvorming', 5), ('genezen', 10), ('pijn', 2), ('ziekte', 31), ('eetlust', 2), ('ongezond', 4), ('winter', 12), ('genezing', 4), ('koorts', 3), ('zomer', 13), ('herfst', 4), ('ontvreemden', 3), ('gezwel', 1), ('woekering', 1), ('organisme', 3), ('suikerzieken', 1), ('bloed', 36), ('verkoudheid', 1), ('wintermaand', 1), ('rachitis', 2), ('lidmaat', 4), ('flauwte', 1), ('jacht', 15), ('najaar', 2), ('diarrhee', 1), ('kwaal', 2), ('spijsvertering', 2), ('kiespijn', 2), ('aanrichten', 3), ('spit', 1), ('ziekteverschijnsel', 1), ('bloedsomloop', 1), ('neurasthenie', 1), ('tering', 2), ('kramp', 1), ('verstopping', 1), ('kapen', 2), ('toebrengen', 3), ('oogziekte', 1), ('jeuk', 1), ('chronisch', 2), ('lupus', 1), ('gewricht', 1), ('longtering', 1), ('leefwijze', 3), ('uitwendig', 2), ('hongerig', 1), ('borstkwaal', 1), ('geslachtsziekte', 1), ('hartverlamming', 1), ('verwoesting', 1), ('bezweken', 1), ('stuip', 1), ('aangerichte', 1), ('verlamming', 1), ('dementia', 1)</text:p>
          </table:table-cell>
          <table:table-cell table:style-name="ce1" office:value-type="string" calcext:value-type="string">
            <text:p>hersenen, zwellen, stelen, dierenrijk, klier, voeden, lichaam, voorjaar, tropen, ademhalingswerktuigen, misvorming, genezen, pijn, ziekte, eetlust, ongezond, winter, genezing, koorts, zomer, herfst, ontvreemden, gezwel, woekering, organisme, suikerzieken, bloed, verkoudheid, wintermaand, rachitis, lidmaat, flauwte, jacht, najaar, diarrhee, kwaal, spijsvertering, kiespijn, aanrichten, spit, ziekteverschijnsel, bloedsomloop, neurasthenie, tering, kramp, verstopping, kapen, toebrengen, oogziekte, jeuk, chronisch, lupus, gewricht, longtering, leefwijze, uitwendig, hongerig, borstkwaal, geslachtsziekte, hartverlamming, verwoesting, bezweken, stuip, aangerichte, verlamming, dementia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2107" calcext:value-type="float">
            <text:p>342107</text:p>
          </table:table-cell>
          <table:table-cell office:value-type="float" office:value="73" calcext:value-type="float">
            <text:p>73</text:p>
          </table:table-cell>
          <table:table-cell office:value-type="float" office:value="0.191780821917808" calcext:value-type="float">
            <text:p>0.191780821917808</text:p>
          </table:table-cell>
          <table:table-cell office:value-type="float" office:value="0.470170621116361" calcext:value-type="float">
            <text:p>0.470170621116361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937696330708381" calcext:value-type="float">
            <text:p>0.937696330708381</text:p>
          </table:table-cell>
          <table:table-cell office:value-type="float" office:value="0.10958904109589" calcext:value-type="float">
            <text:p>0.109589041095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ndbouwersknecht(1), historisch(5), zwartje(4), senaatsbediende(1), negerslaven(2), ontdekken(1), berber(1), kaffers(1), aziatisch(2), stam(1), boesman(5), westers(1), kokkie(1), gemengde(1), indo-europeaan(1), handicap(4), indiaans(1), marron(4), achtergrond(4), gemengd(3), helmlna'marron(2), halfbloed(1), pygmee(1), traditionele(4), blank(2), hottentot(2), afkomst(1), slaven'(1), inheems(3), mesties(1), handicapper(1), volbloed(2), homo(1), inheemse(1), inlandsche(1), historische(2), knecht(1), indiaan(1), misvormden(1)</text:p>
          </table:table-cell>
          <table:table-cell office:value-type="string" calcext:value-type="string">
            <text:p>('petrus', 5), ('vijven', 1), ('duik', 1), ('pr.', 8), ('primus', 2), ('peters', 1), ('vrolijk', 3), ('boesman', 3), ('brabander', 2), ('beekhuizen', 2), ('ongeh', 1), ('gerrit', 3), ('martinus', 3), ('theodorus', 1), ('pieter', 3), ('voss', 1), ('adrianus', 1), ('hendrikus', 1), ('johannes', 2), ('gijsbertus', 1), ('ludovicus', 2), ('franciscus', 2), ('spaans', 7), ('henricus', 1), ('geenen', 1), ('burgers', 1), ('arnout', 1), ('brave', 1), ('gillis', 1), ('eiber', 1), ('lucas', 1), ('huibert', 1), ('reed', 1), ('spies', 2), ('antonie', 1), ('bernardus', 1), ('carolus', 1), ('philippus', 1), ('joliannes', 1), ('overl', 1), ('best.', 2), ('joannes', 1), ('arie', 1), ('klaas', 1), ('josephus', 1), ('bertus', 1), ('meur', 1), ('vleugels', 1), ('boeck', 1), ('zeegers', 1), ('leendert', 1), ('silfhout', 1), ('dominicu', 1), ('schults', 1)</text:p>
          </table:table-cell>
          <table:table-cell office:value-type="string" calcext:value-type="string">
            <text:p>petrus, vijven, duik, pr., primus, peters, vrolijk, boesman, brabander, beekhuizen, ongeh, gerrit, martinus, theodorus, pieter, voss, adrianus, hendrikus, johannes, gijsbertus, ludovicus, franciscus, spaans, henricus, geenen, burgers, arnout, brave, gillis, eiber, lucas, huibert, reed, spies, antonie, bernardus, carolus, philippus, joliannes, overl, best., joannes, arie, klaas, josephus, bertus, meur, vleugels, boeck, zeegers, leendert, silfhout, dominicu, schults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1472" calcext:value-type="float">
            <text:p>341472</text:p>
          </table:table-cell>
          <table:table-cell office:value-type="float" office:value="141" calcext:value-type="float">
            <text:p>141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0754357287679153" calcext:value-type="float">
            <text:p>0.075435728767915</text:p>
          </table:table-cell>
          <table:table-cell office:value-type="float" office:value="0.716312056737589" calcext:value-type="float">
            <text:p>0.716312056737589</text:p>
          </table:table-cell>
          <table:table-cell office:value-type="float" office:value="0.940725908592741" calcext:value-type="float">
            <text:p>0.940725908592741</text:p>
          </table:table-cell>
          <table:table-cell office:value-type="float" office:value="0.049645390070922" calcext:value-type="float">
            <text:p>0.0496453900709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slim(5), gemengd(4), boesman(2), kaffers(1), aziatisch(6), knecht(4), marron(5), halfbloed(3), lilliputter(2), achtergrond(8), exotisch(2), neger(3), wilde(1), moor(1), mongool(3), inboorlingen(1), koelies(1), zigeuner(2), indiaan(1), islamiet(3), eskimo's(4), mengras(2), page(2), historisch(3), kaukasisch(3), negerslaven(1), metis'nachts(1), kokkie(2), lilliputters(1), indo-europeaan(8), zigeuners(2), zigeunerbende(1), slaaf(3), mulat(2), pygmee(1), negerrijk(1), blank(2), inlandsche(3), aapman(1), wild(1), inlander(1), traditionele(3), gekleurd(1), indische(1), dwergen(1), stammen(1), ontdekken(1), mesties(1), bediende(1), zwartje(1), barbaar(1), hottentot(1), baboes(1), slaven(1), batavia(1), primitief(3), rassen(1), onbeschaafd(1), volbloed(1), afgod(1), afgodendienst(1), historische(1), slaaft(1), mongoolsche(1), inheems(1), zigeunermuziek(1), bataviasche(1), hottentotten(1), misvormden(1), indisch(1), baboe(1), dwerg(1), kaffer(1), traditioneel(1), berber(1)</text:p>
          </table:table-cell>
          <table:table-cell office:value-type="string" calcext:value-type="string">
            <text:p>('botsing', 9), ('onbeheerd', 1), ('strand', 6), ('inrichten', 6), ('wagen', 28), ('auto', 15), ('stadsdeel', 1), ('fiets', 3), ('beladen', 2), ('kar', 3), ('besturen', 10), ('omnibus', 2), ('huiskamer', 1), ('bluschten', 1), ('wegnaar', 1), ('veranda', 4), ('toegang', 6), ('verrijzen', 2), ('oversteken', 3), ('automobiel', 3), ('aanreed', 1), ('bestuurder', 4), ('fietser', 1), ('fietsen', 1), ('vaart', 5), ('scheepsbrand', 2), ('gemak', 2), ('bewoonbaar', 3), ('gelagkamer', 1), ('trekdier', 1), ('landhoev', 1), ('voltooiing', 3), ('buffet', 1), ('garderobe', 3), ('uitwijken', 2), ('binnenstad', 1), ('gerief', 2), ('vertraging', 3), ('passeeren', 2), ('slippen', 1), ('botsen', 1), ('aangelegd', 1), ('luxueus', 2), ('kinderkamer', 1), ('brandweer', 3), ('achtergalerij', 1), ('afladen', 1), ('studeerkamer', 1), ('boerenwagen', 1), ('vervoermiddel', 1), ('rijwiel', 1), ('motorrijtuig', 1), ('motorrijwiel', 1), ('rooksalon', 1), ('voorvertrek', 1), ('achterop', 1), ('oponthoud', 1)</text:p>
          </table:table-cell>
          <table:table-cell office:value-type="string" calcext:value-type="string">
            <text:p>botsing, onbeheerd, strand, inrichten, wagen, auto, stadsdeel, fiets, beladen, kar, besturen, omnibus, huiskamer, bluschten, wegnaar, veranda, toegang, verrijzen, oversteken, automobiel, aanreed, bestuurder, fietser, fietsen, vaart, scheepsbrand, gemak, bewoonbaar, gelagkamer, trekdier, landhoev, voltooiing, buffet, garderobe, uitwijken, binnenstad, gerief, vertraging, passeeren, slippen, botsen, aangelegd, luxueus, kinderkamer, brandweer, achtergalerij, afladen, studeerkamer, boerenwagen, vervoermiddel, rijwiel, motorrijtuig, motorrijwiel, rooksalon, voorvertrek, achterop, oponthoud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1629" calcext:value-type="float">
            <text:p>341629</text:p>
          </table:table-cell>
          <table:table-cell office:value-type="float" office:value="137" calcext:value-type="float">
            <text:p>137</text:p>
          </table:table-cell>
          <table:table-cell office:value-type="float" office:value="0.226277372262774" calcext:value-type="float">
            <text:p>0.226277372262774</text:p>
          </table:table-cell>
          <table:table-cell office:value-type="float" office:value="0.116791812820026" calcext:value-type="float">
            <text:p>0.116791812820026</text:p>
          </table:table-cell>
          <table:table-cell office:value-type="float" office:value="0.715328467153285" calcext:value-type="float">
            <text:p>0.715328467153285</text:p>
          </table:table-cell>
          <table:table-cell office:value-type="float" office:value="0.94153477132196" calcext:value-type="float">
            <text:p>0.94153477132196</text:p>
          </table:table-cell>
          <table:table-cell office:value-type="float" office:value="0.0583941605839416" calcext:value-type="float">
            <text:p>0.0583941605839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oslim(3), kaffers(1), slavenschip(2), zigeuner(2), barbaren(4), lilliputter(4), inheems'che(1), inheems(15), historisch(3), handicap(1), aziatisch(11), eskimo's(1), gemengd(9), kaffer(1), marron(4), indo-europeaan(5), ontdekken(3), primitief(2), dwerggroei(1), historische(1), indo-europeaans(1), afgod(2), wild(1), zimbabwecultuur(1), mongool(1), bediende(2), inheemse(1), achtergrond(6), indiaan(2), mesties(1), negerslaven(3), dwerg(2), berber(1), koelied(1), traditionele(3), eskimoverhalen(1), bosneger(2), koelie(1), blanke(1), halfbloed(1), inlander(1), medicijnman(1), moslims(1), zwartje(3), aziatischejgeit(2), negerrijk(1), stam(1), mengras(2), onbeschaafd(1), page(1), mulat(1), indo(1), volbloedras(1), queer(1), slaven(2), kwinti(1), barbaar(1), zigeuners(1), zigeunermuziek(1), inheemsch(1), muzelman(1), tovenaar(1), knecht(1), gekleurd(1)</text:p>
          </table:table-cell>
          <table:table-cell office:value-type="string" calcext:value-type="string">
            <text:p>('waardeloos', 8), ('brief', 23), ('bestelling', 1), ('looier', 1), ('ducten', 1), ('product', 12), ('leveren', 40), ('vertoon', 4), ('produceren', 4), ('voortbrengsel', 4), ('exporteur', 1), ('overbreng', 2), ('schaffen', 3), ('verkrijgbaar', 2), ('import', 2), ('importeren', 7), ('toebehoorenen', 1), ('consent', 1), ('enveloppe', 1), ('goedkooper', 1), ('houdster', 1), ('kleinhandelaar', 2), ('opdrachtgever', 2), ('opkopen', 1), ('kleinhandel', 2), ('naamkaart', 1), ('verbruiken', 1), ('trouwboekje', 1), ('gratis', 4), ('goedkoop', 5), ('bestellen', 1), ('afnemer', 1), ('leverancier', 1), ('goedkoopte', 1), ('produceeren', 1), ('adresseren', 1), ('afhalen', 1), ('opkooper', 1), ('kosteloos', 1), ('goedkoopen', 1)</text:p>
          </table:table-cell>
          <table:table-cell office:value-type="string" calcext:value-type="string">
            <text:p>waardeloos, brief, bestelling, looier, ducten, product, leveren, vertoon, produceren, voortbrengsel, exporteur, overbreng, schaffen, verkrijgbaar, import, importeren, toebehoorenen, consent, enveloppe, goedkooper, houdster, kleinhandelaar, opdrachtgever, opkopen, kleinhandel, naamkaart, verbruiken, trouwboekje, gratis, goedkoop, bestellen, afnemer, leverancier, goedkoopte, produceeren, adresseren, afhalen, opkooper, kosteloos, goedkoopen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992" calcext:value-type="float">
            <text:p>340992</text:p>
          </table:table-cell>
          <table:table-cell office:value-type="float" office:value="26" calcext:value-type="float">
            <text:p>2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0875748227732476" calcext:value-type="float">
            <text:p>0.087574822773248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942488402952396" calcext:value-type="float">
            <text:p>0.942488402952396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heems'che(2), zigeuner(2), indo-europeaan(1), dwergeu(1), zwartje(1), indisch(2), indo(1), dwerg(1), inheems(3), negerrijk(1), mulat(1), exotisch(1), knecht(1), gemengd(1), inheemsche(1), marrons(1), traditionele(1), aziatisch(1), marron(1), inheemschen(1), achtergrond(1)</text:p>
          </table:table-cell>
          <table:table-cell office:value-type="string" calcext:value-type="string">
            <text:p>('ola', 1), ('fi-', 1), ('wija', 1), ('.on', 1), ('eho', 1), ('anu', 1), ('ehi', 2), ('ligi', 3), ('ira', 1), ('leii', 1), ('gt', 2), ('llc', 1), ('ofl', 1), ('alle-', 1), ('eu', 1), ('hco', 1), ('lls', 1), ('lioo', 2), ('tcr', 1), ('.lot', 1), ('elo', 1)</text:p>
          </table:table-cell>
          <table:table-cell office:value-type="string" calcext:value-type="string">
            <text:p>ola, fi-, wija, .on, eho, anu, ehi, ligi, ira, leii, gt, llc, ofl, alle-, eu, hco, lls, lioo, tcr, .lot, elo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1309" calcext:value-type="float">
            <text:p>341309</text:p>
          </table:table-cell>
          <table:table-cell office:value-type="float" office:value="13" calcext:value-type="float">
            <text:p>13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434561428945721" calcext:value-type="float">
            <text:p>0.4345614289457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942744804959502" calcext:value-type="float">
            <text:p>0.942744804959502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mengd(2), gay(1), mesties(1), ras(1), halfbloed(1), onbeschaafd(1), exotisch(1), slaven(1), afgod(1), blank(1), slaaf(1), misvormden(1)</text:p>
          </table:table-cell>
          <table:table-cell office:value-type="string" calcext:value-type="string">
            <text:p>('gce', 1), ('ree', 3), ('is/', 2), ('bkl', 1), ('cns', 1), ('do.l', 1), ('gee', 1), ('dominie', 1), ('daaropv', 1), ('piv', 1)</text:p>
          </table:table-cell>
          <table:table-cell office:value-type="string" calcext:value-type="string">
            <text:p>gce, ree, is/, bkl, cns, do.l, gee, dominie, daaropv, piv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8984" calcext:value-type="float">
            <text:p>338984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334144154281729" calcext:value-type="float">
            <text:p>0.3341441542817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522031351223" calcext:value-type="float">
            <text:p>0.94522031351223</text:p>
          </table:table-cell>
          <table:table-cell office:value-type="float" office:value="0.125" calcext:value-type="float">
            <text:p>0.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(1), berber(1), inlander(1), achtergrond(1), halfbloed(1), slavenschip(1), baboe(1), indo(1), inheems(1), queer(1), kaukasisch(1), slaven(1), barbaarsche(1), koelie(1), zigeuner(1), page(1)</text:p>
          </table:table-cell>
          <table:table-cell office:value-type="string" calcext:value-type="string">
            <text:p>('gros', 3), ('bau', 1), ('war', 4), ('name', 1), ('hervor', 2), ('welch', 1), ('offen', 1), ('.des', 1), ('italienischen', 1), ('trupp', 1), ('besetzung', 1), ('italienisch', 1), ('seitdem', 1), ('ost', 1)</text:p>
          </table:table-cell>
          <table:table-cell office:value-type="string" calcext:value-type="string">
            <text:p>gros, bau, war, name, hervor, welch, offen, .des, italienischen, trupp, besetzung, italienisch, seitdem, ost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41467" calcext:value-type="float">
            <text:p>341467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334144154281729" calcext:value-type="float">
            <text:p>0.3341441542817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522031351223" calcext:value-type="float">
            <text:p>0.94522031351223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sch(1), koppensneller(1), inlanders(1), mongool(1), moslim(1), roots(1), blank(1), jakarta(1), indo-europeaan(4), koelie(1), jokjakarta(1), inboorling(1), slaaf(1)</text:p>
          </table:table-cell>
          <table:table-cell office:value-type="string" calcext:value-type="string">
            <text:p>('planters', 1), ('poeger', 2), ('soerabajasch', 1), ('lampongs', 2), ('sumatra', 6), ('kadoe', 1), ('sahari', 1), ('goenoeng', 1), ('estate', 1), ('djocdja', 1)</text:p>
          </table:table-cell>
          <table:table-cell office:value-type="string" calcext:value-type="string">
            <text:p>planters, poeger, soerabajasch, lampongs, sumatra, kadoe, sahari, goenoeng, estate, djocdja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0856" calcext:value-type="float">
            <text:p>340856</text:p>
          </table:table-cell>
          <table:table-cell office:value-type="float" office:value="7" calcext:value-type="float">
            <text:p>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76067191289315" calcext:value-type="float">
            <text:p>0.37606719128931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45658175329434" calcext:value-type="float">
            <text:p>0.94565817532943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chts(1), bosneger(1), tovenaar(1), gemengd(1), berber(1), wilde(1), zwartje(1)</text:p>
          </table:table-cell>
          <table:table-cell office:value-type="string" calcext:value-type="string">
            <text:p>('marten', 1), ('boukje', 1), ('geert', 1), ('sietske', 1), ('jelle', 1), ('krist', 1), ('stukje', 1)</text:p>
          </table:table-cell>
          <table:table-cell office:value-type="string" calcext:value-type="string">
            <text:p>marten, boukje, geert, sietske, jelle, krist, stukj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923" calcext:value-type="float">
            <text:p>340923</text:p>
          </table:table-cell>
          <table:table-cell office:value-type="float" office:value="39" calcext:value-type="float">
            <text:p>39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0.42336122854071" calcext:value-type="float">
            <text:p>0.4233612285407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51194033991886" calcext:value-type="float">
            <text:p>0.951194033991886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ppensneller(1), exotische(1), historisch(2), marron(1), mulat(1), traditionele(1), aziatisch(3), knecht(1), gekleurd(1), indiaan(1), koelie(1), pygmee(2), kokkie(1), etniciteit(1), baboe(1), inboorlingen(1), moslim(2), neger(1), lilliputter(1), achtergrond(2), inheemsen(1), gemengd(2), exotisch(1), eskimo's(1), misvormden(1), historische(1), gay(1), eskimo(1), barbaren(1), barbaar(1), marrons(1), primitief(1)</text:p>
          </table:table-cell>
          <table:table-cell office:value-type="string" calcext:value-type="string">
            <text:p>('oppervlakte', 5), ('electrisch', 2), ('volt.', 1), ('grootte', 9), ('put', 4), ('ontginnen', 5), ('afvoer', 2), ('voortstuwing', 1), ('waterreservoir', 1), ('eveneen', 1), ('uitgestrektheid', 3), ('motor', 4), ('electrischen', 1), ('uitgraven', 1)</text:p>
          </table:table-cell>
          <table:table-cell office:value-type="string" calcext:value-type="string">
            <text:p>oppervlakte, electrisch, volt., grootte, put, ontginnen, afvoer, voortstuwing, waterreservoir, eveneen, uitgestrektheid, motor, electrischen, uitgraven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1767" calcext:value-type="float">
            <text:p>341767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219719642944529" calcext:value-type="float">
            <text:p>0.219719642944529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52337804740183" calcext:value-type="float">
            <text:p>0.952337804740183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sties(1), afgod(1), kokkie(4), bosnegers(1), afkomst(1), moortje(1), baboe(4), hottentot(1), indiaans(1), eskimo's(2), wereldhistorische(1), zimbabwecultuur(1), moslim(2), neger(1), koppensneller(1), achtergrond(1), historisch(1), knecht(1), mongool(1), barbaar'sche(1), inlander(2), zwartje(1), marron(1)</text:p>
          </table:table-cell>
          <table:table-cell office:value-type="string" calcext:value-type="string">
            <text:p>('pres.', 1), ('doodkalm', 1), ('meemaken', 3), ('nonna', 1), ('papa', 2), ('goedendag', 1), ('neem', 1), ('troon', 3), ('compagnon', 2), ('berucht', 3), ('kokkie', 6), ('juf', 2), ('vlaams', 1), ('nini', 1), ('campagna', 1), ('lorrimer', 1), ('silas', 1), ('loek', 1), ('aanzoek', 1)</text:p>
          </table:table-cell>
          <table:table-cell office:value-type="string" calcext:value-type="string">
            <text:p>pres., doodkalm, meemaken, nonna, papa, goedendag, neem, troon, compagnon, berucht, kokkie, juf, vlaams, nini, campagna, lorrimer, silas, loek, aanzoek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816" calcext:value-type="float">
            <text:p>341816</text:p>
          </table:table-cell>
          <table:table-cell office:value-type="float" office:value="97" calcext:value-type="float">
            <text:p>97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0.411665311560603" calcext:value-type="float">
            <text:p>0.411665311560603</text:p>
          </table:table-cell>
          <table:table-cell office:value-type="float" office:value="0.701030927835051" calcext:value-type="float">
            <text:p>0.701030927835051</text:p>
          </table:table-cell>
          <table:table-cell office:value-type="float" office:value="0.952934566443052" calcext:value-type="float">
            <text:p>0.952934566443052</text:p>
          </table:table-cell>
          <table:table-cell office:value-type="float" office:value="0.103092783505155" calcext:value-type="float">
            <text:p>0.1030927835051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htergrond(11), ontdekken(1), koppensneller(3), traditionele(9), aziatisch(2), aapman(1), exotisch(2), misvormden(1), negerslaven(3), halfbloed(3), historische(3), inlander(1), lesbische(3), gemengd(3), traditionele'(1), moslimcultuur(1), inboorlingen(1), barbaren(1), lesbisch(2), moslim(3), homo(2), zigeuners(2), lilliputters(1), negercultuur(2), onbeschaafd(3), slavenschip(3), gekleurde(1), indo-europeaan(2), birma(1), indiaan(1), dwerggroei(1), historisch(5), page(1), inheems(1), eskimo's(1), indolonten(1), traditioneel(1), jakarta(1), stam(1), neger(1), volbloed(1), bosneger(1), indo(1), bataviasche(1), queer(1), moor(2), medicijnmannen(1), marrons(1), negers(1)</text:p>
          </table:table-cell>
          <table:table-cell office:value-type="string" calcext:value-type="string">
            <text:p>('tooneel', 19), ('ernst', 10), ('toneel', 2), ('film', 17), ('filmfabriek', 1), ('polygoon', 1), ('operateur', 1), ('danseres', 3), ('afwisseling', 1), ('dolle', 1), ('jongeheer', 1), ('figurant', 1), ('corso', 1), ('messe', 1), ('journaal', 2), ('wust', 1), ('komedie', 1), ("goethe's", 1), ('goethe', 1), ('wonderkind', 1), ('revue', 4), ('treurspel', 1), ('volw', 1), ('actualiteit', 3), ('lessing', 1), ('kloris', 1), ('camera', 1), ('cinematografisch', 1), ('vertooning', 4), ('artisten', 1), ('liedereu', 1), ('quichot', 1), ('xhi', 1), ('pianospelen', 1), ('kerstliederen', 1), ('jongleur', 1), ('danser', 1), ('palace', 2), ("e's", 1), ('bijprogramma', 1), ('hoofdfilm', 2), ('schlager', 1), ('primas', 1), ('genre', 1), ('artist', 2), ('rolprent', 3), ('actrice', 1), ('couperus', 1), ('oud-nederlandsch', 1), ('tooneelspeler', 1), ('cinema-palace', 1), ('filmen', 1), ('loveling', 1)</text:p>
          </table:table-cell>
          <table:table-cell office:value-type="string" calcext:value-type="string">
            <text:p>tooneel, ernst, toneel, film, filmfabriek, polygoon, operateur, danseres, afwisseling, dolle, jongeheer, figurant, corso, messe, journaal, wust, komedie, goethe's, goethe, wonderkind, revue, treurspel, volw, actualiteit, lessing, kloris, camera, cinematografisch, vertooning, artisten, liedereu, quichot, xhi, pianospelen, kerstliederen, jongleur, danser, palace, e's, bijprogramma, hoofdfilm, schlager, primas, genre, artist, rolprent, actrice, couperus, oud-nederlandsch, tooneelspeler, cinema-palace, filmen, lovelin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float" office:value="341690" calcext:value-type="float">
            <text:p>34169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0.24203821656051" calcext:value-type="float">
            <text:p>0.24203821656051</text:p>
          </table:table-cell>
          <table:table-cell table:style-name="ce1" office:value-type="float" office:value="0.0385716007213984" calcext:value-type="float">
            <text:p>0.038571600721398</text:p>
          </table:table-cell>
          <table:table-cell table:style-name="ce1" office:value-type="float" office:value="0.713375796178344" calcext:value-type="float">
            <text:p>0.713375796178344</text:p>
          </table:table-cell>
          <table:table-cell table:style-name="ce1" office:value-type="float" office:value="0.957106322535348" calcext:value-type="float">
            <text:p>0.957106322535348</text:p>
          </table:table-cell>
          <table:table-cell table:style-name="ce1" office:value-type="float" office:value="0.0445859872611465" calcext:value-type="float">
            <text:p>0.04458598726114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ontdekken(2), inheems(1), moslim(6), koppensneller(2), tovenaars(1), kaffer(2), kaffers(1), queer(3), negerslaven(5), lilliputter(2), marron(12), traditionele(4), kokkie(1), slaven(2), traditioneel(1), kwinti't(1), neger(2), mongool(3), negers(1), koelies(1), aziatisch(5), berbers(1), inlander(1), marrons(2), zigeuner(2), slaaf(2), afgod(2), primitief(2), homo(1), aboriginal(3), gemengd(1), vermoord(1), dwerg(4), achtergrond(8), page(4), blank(5), handicap(1), medicijnman(1), lilliputters(1), zigeunermuziek(3), inheems'che(2), dwergeu(1), negerrestaurant(1), zwartje(1), historisch(5), afgodendienst(1), pygmee(2), muzelman(1), knecht(1), baboe(2), bediende(4), metis(1), indiaan(2), barbaren(1), boesman(1), volbloed(3), aapman(1), misvormden(1), barbaar(1), hottentot(1), moortje(1), aziatische(1), verraste(1), eskimo's(1), praehistorische(1), mesties(1), afkomst(3), koppensnellers(1), roots(2), historische(1), mongoolsche(1), westers(1), onbeschaafd(1), zigeuners(1), dwerggroei(1), indisch(1), tovenaar(1), queertitle(1)</text:p>
          </table:table-cell>
          <table:table-cell table:style-name="ce1" office:value-type="string" calcext:value-type="string">
            <text:p>('fairbanks', 2), ('prins', 30), ('robert', 8), ('gable', 1), ('herbert', 1), ('berry', 2), ('gower', 1), ('mary', 2), ('harr', 1), ('prinses', 15), ('thomas', 8), ('fred', 3), ('ogilvie', 1), ('olive', 1), ('walter', 2), ('beecher', 1), ('miss', 16), ('jane', 2), ('janet', 1), ('joyce', 1), ('leslie', 1), ('marion', 5), ('millionair', 1), ('sally', 2), ('kathleen', 1), ('wentworth', 1), ('ruth', 2), ('petlt', 1), ('tone', 1), ('tom', 2), ('maude', 1), ('neal', 1), ('arthur', 3), ('jack', 3), ('hair', 1), ('eddy', 2), ('benedict', 1), ('grace', 3), ('saint', 1), ('torn', 3), ('lazare', 1), ('vidal', 1), ('harriet', 3), ('dick', 3), ('bob', 2), ('alfred', 2), ('livingston', 1), ('prius', 1), ('maurice', 2), ('charles', 2), ('fanny', 2), ('gladys', 1), ('martin', 2), ('edna', 1), ('beatrice', 2), ('abel', 2), ("o'neill", 1), ('katherine', 1), ('desmond', 2), ('baxter', 1), ('beery', 1), ('ulla', 1), ('lisette', 1), ('sauer', 1), ('frances', 1), ('philip', 1), ('angelo', 3), ('millionnair', 2), ('thorne', 1), ('place', 2), ('harry', 1), ('toni', 1), ('charley', 1), ('jephson', 1), ('edmund', 1), ('katie', 1), ('mabel', 1), ('benny', 1), ('daisy', 1), ('moran', 1), ('kichard', 1)</text:p>
          </table:table-cell>
          <table:table-cell table:style-name="ce1" office:value-type="string" calcext:value-type="string">
            <text:p>fairbanks, prins, robert, gable, herbert, berry, gower, mary, harr, prinses, thomas, fred, ogilvie, olive, walter, beecher, miss, jane, janet, joyce, leslie, marion, millionair, sally, kathleen, wentworth, ruth, petlt, tone, tom, maude, neal, arthur, jack, hair, eddy, benedict, grace, saint, torn, lazare, vidal, harriet, dick, bob, alfred, livingston, prius, maurice, charles, fanny, gladys, martin, edna, beatrice, abel, o'neill, katherine, desmond, baxter, beery, ulla, lisette, sauer, frances, philip, angelo, millionnair, thorne, place, harry, toni, charley, jephson, edmund, katie, mabel, benny, daisy, moran, kichar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ime/date</text:p>
          </table:table-cell>
          <table:table-cell table:style-name="ce1" office:value-type="float" office:value="341792" calcext:value-type="float">
            <text:p>34179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0.221153846153846" calcext:value-type="float">
            <text:p>0.221153846153846</text:p>
          </table:table-cell>
          <table:table-cell table:style-name="ce1" office:value-type="float" office:value="0.00900857720085936" calcext:value-type="float">
            <text:p>0.009008577200859</text:p>
          </table:table-cell>
          <table:table-cell table:style-name="ce1" office:value-type="float" office:value="0.740384615384615" calcext:value-type="float">
            <text:p>0.740384615384615</text:p>
          </table:table-cell>
          <table:table-cell table:style-name="ce1" office:value-type="float" office:value="0.957946194187845" calcext:value-type="float">
            <text:p>0.957946194187845</text:p>
          </table:table-cell>
          <table:table-cell table:style-name="ce1" office:value-type="float" office:value="0.0384615384615385" calcext:value-type="float">
            <text:p>0.03846153846153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moslim(24), indone(1), afkomst(7), slavenschip(6), aziatisch(39), berber(7), barbaren(7), achtergrond(31), gekleurd(1), zigeunerbende(1), inheems(24), eskimo's(3), indo-europeaan(28), gemengd(25), marron(20), etniciteit(1), inboorlingen(1), inlandsche(6), koelies(1), dwerggroei(10), historisch(32), blank(5), negerin(1), dwerg(6), historische(4), slaaf(5), traditionele(28), negerslaven(8), exotisch(3), metis'nachts(1), onbeschaafd(4), senaatsbediende(1), zigeunerin(1), homo(4), kaukasisch(5), inlander(2), zwartje(10), aboriginal(3), tovenaar(1), k'mesties(2), indo(5), bedienden(1), boesman(3), muzelman(4), pygmee(8), moslims(8), slaven(5), bediende(7), indische(2), inuit(4), islamiet(3), zigeuners(6), praehistorische(1), volkstammen(1), neger(4), inboorling(5), lilliputter(5), knecht(4), handicap(3), volbloed(3), mongool(5), bosneger(1), westers(2), indiaans(1), moor(4), indiaan(4), lilliputters(3), exotische(2), slavenhandel(1), kwinti(1), queer(2), moord(1), gekleurde(2), ras(5), barbarlje(2), ontdekken(6), stam(3), medicijnmannen(1), zigeuner(5), afgodendienst(1), baboe(4), eskimo(1), negercultuur(3), inheemse(1), aziatische(5), mulat(4), primitief(4), afgodsbeeldje(1), verraste(1), wereldhistorische(1), historischen(1), mengras(3), page(3), wild(2), hottentotten(4), kaffer(3), mongoolse(1), negers(1), indisch(2), kokkie(4), volksstam(1), negerrijk(4), marrons(1), inlanders(1), afgod(4), moslimsche(2), mohemmedaan(1), mesties(3), negerrestaurant(1), grootste(1), birma(1), halfbloed(5), aapman(2), muzelmansche(1), medicijnman(6), gemengde(2), kaffers(1), misvormden(5), inheemsch(1), mulattin(1), groothistorische(1), hottentot(4), traditioneel(4), zigeunermuziek(3), knechts(1), zimbabwecultuur(1), moslimcultuur(1), wilde(2), afstammelingen(1), koelie(1), boesmanbanelen(1), koppensneller(1), inheemsche(2), roots(1), roots'(1), dwergen(1), winkelknechten(1), marron'(1)</text:p>
          </table:table-cell>
          <table:table-cell table:style-name="ce1" office:value-type="string" calcext:value-type="string">
            <text:p>('jaar', 274), ('dag', 212), ('afgeloopen', 10), ('maand', 64), ('derde', 29), ('verleden', 40), ('atgeloopen', 1), ('vier', 10), ('week', 70), ('opening', 16), ('drlo', 1), ('tweei', 1), ('doge', 2), ('voorgaan', 3), ('jir', 1), ('iar', 2), ('jtar', 1), ('tweeda', 1), ('dagea', 1), ('jur', 2), ('sedort', 1), ('jai', 1), ('tweo', 1), ('drio', 1), ('tegenstaand', 1), ('jarea', 1)</text:p>
          </table:table-cell>
          <table:table-cell table:style-name="ce1" office:value-type="string" calcext:value-type="string">
            <text:p>jaar, dag, afgeloopen, maand, derde, verleden, atgeloopen, vier, week, opening, drlo, tweei, doge, voorgaan, jir, iar, jtar, tweeda, dagea, jur, sedort, jai, tweo, drio, tegenstaand, jarea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1561" calcext:value-type="float">
            <text:p>341561</text:p>
          </table:table-cell>
          <table:table-cell office:value-type="float" office:value="624" calcext:value-type="float">
            <text:p>624</text:p>
          </table:table-cell>
          <table:table-cell office:value-type="float" office:value="0.203525641025641" calcext:value-type="float">
            <text:p>0.203525641025641</text:p>
          </table:table-cell>
          <table:table-cell office:value-type="float" office:value="0.102401550414898" calcext:value-type="float">
            <text:p>0.102401550414898</text:p>
          </table:table-cell>
          <table:table-cell office:value-type="float" office:value="0.740384615384615" calcext:value-type="float">
            <text:p>0.740384615384615</text:p>
          </table:table-cell>
          <table:table-cell office:value-type="float" office:value="0.957946194187845" calcext:value-type="float">
            <text:p>0.957946194187845</text:p>
          </table:table-cell>
          <table:table-cell office:value-type="float" office:value="0.0560897435897436" calcext:value-type="float">
            <text:p>0.05608974358974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istorische(5), afkomst(9), berber(3), achtergrond(49), gemengd(19), moslimsohe(1), aziatisch(20), moslimsch(1), traditionele(29), negervrees(1), eenhistorisch(1), marron(15), slavenschip(2), etniciteit(1), ontdekken(10), inboorlingen(2), negers(2), halfbloed(3), marrons(4), inlandsche(3), moslim(22), historischcn(1), negerslaven(9), barbaren(9), indo-europeaan(31), muzelman(1), slaaf(11), misvormden(6), aziatische(3), metis'nachts(1), mulat(7), gekleurd(4), queer(7), bosneger(1), onbeschaafd(7), mongool(6), roots(2), lesbisch(4), homo(7), hottentot(4), baboe(5), westers(2), inlander(7), koelie(8), aboriginal(3), koppensneller(6), ras(5), indiaan(5), handicapper(1), indische(2), pygmee(11), indisch(1), moslims(2), eskimo(5), bediendepmijnneer(1), barbaar(6), inuit(3), indolonten(1), zigeuners(4), praehistorische(1), dwerggroei(18), inboorling(4), page(4), exotisch(5), historisch(18), volkstammen(1), stam(4), knecht(4), handicap(1), afgodendienst(1), eskimo's(1), lilliputter(3), slaven(3), dwerg(5), inheemsen(2), rassenhaat(1), blank(3), negerrijk(1), queertitle(1), traditioneel(7), mesties(6), blanke(2), kokkie(4), rassen(1), gekleurde(2), negercultuur(3), bediende(2), medicijnman(8), mengras(3), medicijnmannen(2), kaukasisch(2), inheems(10), boesman(1), indo(3), wild(2), wilde(2), wereldhistorische(1), barbaarschheid(1), afgod(7), afgodisch(1), indostijl(1), kaffer(2), zimbabwe(1), pygmeeen(1), historischen(1), schildersknecht(1), berbers(1), moor(2), islamiet(5), stamhoofd(1), bedienden(1), muzelmannen(1), metis(1), indo's(1), mohemmedaan(1), negerrestaurant(1), primitief(5), birma(1), neger(6), zwartje(3), dienstknecht(1), dwergen(1), gemengde(2), eskimoverhalen(1), hottentotten(1), volbloed(2), moord(1), koppensnellers(1), groothistorische(1), volbloedras(1), traditioneelen(1), wereldmoord(1), zigeuner(5), negerjongen(1), inheemse(1), aziatischen(1), zimbabwecultuur(1), zigeunermuziek(1), volbloedpaard(1), jokjakarta(1), moslimsche(1), hottentottenstam(1), batavia(1), tovenaar(1), islamieten(1), galeislaven(1), christelijkhistorischen(1), onbeschaafdheid(1), marron'(1)</text:p>
          </table:table-cell>
          <table:table-cell office:value-type="string" calcext:value-type="string">
            <text:p>('voorbeschikken', 1), ('natuur', 23), ('eenvoudigheid', 2), ('eenvoudig', 32), ('gedachte', 33), ('tergen', 2), ('toevallig', 14), ('bewonderenswaardig', 6), ('ongewoon', 10), ('onbewust', 5), ('oplettendheid', 1), ('behendig', 2), ('schuw', 6), ('eigenschap', 24), ('prijzen', 4), ('woede', 8), ('verveling', 2), ('moed', 23), ('abstractie', 1), ('wonder', 20), ('dunk', 3), ('zelfbewust', 2), ('hartstocht', 3), ('zeldzaam', 6), ('geduld', 8), ('eigenaardigheid', 4), ('onuitputtelijk', 2), ('trots', 9), ('voornaam', 12), ('weggewischt', 1), ('voortreffelijk', 19), ('aantrekken', 2), ('verraden', 6), ('verrassing', 7), ('verlegenheid', 5), ('pijnlijk', 6), ('rustig', 26), ('onrustig', 3), ('rumoerig', 1), ('kundig', 1), ('ongemeen', 2), ('beschaven', 9), ('durf', 2), ('aangeboren', 4), ('kalmte', 3), ('eigenaardig', 24), ('bedroeven', 2), ('matelooz', 2), ('bedwing', 1), ('toorn', 3), ('handigheid', 2), ('dromen', 3), ('beurtelings', 2), ('waarderen', 9), ('levenskracht', 2), ('nieuwsgierigheid', 3), ('magisch', 2), ('wonderlijk', 11), ('opvoeding', 15), ('waardeeren', 5), ('opvallend', 3), ('verdiepen', 4), ('familieleven', 2), ('perikel', 2), ('kenmerkende', 3), ('begeerte', 4), ('ontspruiten', 1), ('wanen', 1), ('synthese', 1), ('menschenredder', 1), ('uitsterven', 4), ('gevoel', 28), ('wezen', 5), ('toewijding', 3), ('brein', 1), ('heelal', 1), ('verbazing', 6), ('tooverwoord', 1), ('loeren', 6), ('walgelijk', 3), ('mysterie', 6), ('doorgronden', 1), ('ontsluieren', 1), ('ineens', 7), ('soberheid', 2), ('zenuwachtig', 3), ('handig', 7), ('kwellen', 2), ('gemoed', 4), ('welwillen', 1), ('ordelijk', 3), ('vreemdsoortig', 3), ('gewetenswroeging', 1), ('scherpzinnigheid', 2), ('loffelijk', 2), ('verrassen', 12), ('deinzen', 5), ('instinct', 2), ('vurig', 9), ('ontraadselen', 1), ('simpel', 1), ('tact', 4), ('verdriet', 2), ('bezieling', 5), ('moedig', 5), ('geheimzinnig', 6), ('ondefinieerbaar', 1), ('rein', 6), ('abstract', 2), ('opvoed', 1), ('aangebor', 1), ('prenten', 2), ('zonderling', 9), ('geest-', 1), ('droomen', 5), ('afschuw', 5), ('stumper', 2), ('opluchting', 1), ('voorbeeldig', 1), ('correct', 3), ('overpeinzing', 1), ('droefheid', 2), ('akelig', 2), ('ongeduld', 2), ('zinnelijk', 2), ('vernisje', 2), ('afstoten', 1), ('vergieten', 2), ('verbeelding', 5), ('tweestrijd', 2), ('kranig', 3), ('verwonderlijk', 2), ('opwelling', 2), ('bekwaam', 2), ('opgewonden', 3), ('passend', 4), ('hartstochtelijk', 3), ('mysterieus', 3), ('geleerdheid', 2), ('voorliefde', 1), ('smart', 3), ('ontwikkeld', 1), ('daarginds', 2), ('huiselijk', 3), ('ondoorgrondelijk', 1), ('stoer', 1), ('meegenieten', 1), ('weemoed', 4), ('zachtheid', 2), ('levenservaring', 1), ('weetgierigheid', 1), ('ongetemd', 1), ('banaal', 1), ('beschrijv', 1), ('grilligheid', 2), ('kloek', 4), ('nederkomen', 1), ('weldadig', 3), ('passie', 1), ('prijzenswaardig', 1), ('huiselijkheid', 1), ('baanbrekend', 2), ('karaktertrek', 4), ('genus', 1), ('wonderen', 2), ('zieleleven', 1), ('noodlot', 4), ('karaktereigenschap', 1), ('verward', 1), ('zucht', 1), ('anachronisme', 1), ('obscuur', 1), ('bijbrengen', 2), ('onweerstaanbaar', 1), ('suggereren', 2), ('schranderheid', 1), ('smartelijk', 3), ('stakker', 2), ('uitzinnig', 1), ('kwelling', 1), ('elementair', 1), ('beangstigen', 1), ('opschrijven', 1), ('gespuis', 1), ('sentimentaliteit', 1), ('intelligentie', 2), ('opgroeien', 3), ('individualiteit', 1), ('dronkaard', 2), ('vernuft', 1), ('foltering', 1), ('bitterheid', 1), ('verbijsteren', 2), ('ontzagwekken', 1), ('werkzamen', 1), ('standje', 1), ('vergankelijk', 1), ('duizelen', 1), ('benauwd', 1), ('verslagenheid', 1), ('nachtmerrie', 1), ('robust', 1), ('poover', 1), ('beslommering', 1), ('levensblijheid', 1), ('zakelijkheid', 1), ('wonderbaarlijk', 1), ('snakken', 1), ('lotgenoot', 1), ('verberg', 1), ('bloeds', 1), ('ontsieren', 1), ('wilskracht', 1), ('emotioneel', 1), ('doorzettingsvermogen', 1)</text:p>
          </table:table-cell>
          <table:table-cell office:value-type="string" calcext:value-type="string">
            <text:p>voorbeschikken, natuur, eenvoudigheid, eenvoudig, gedachte, tergen, toevallig, bewonderenswaardig, ongewoon, onbewust, oplettendheid, behendig, schuw, eigenschap, prijzen, woede, verveling, moed, abstractie, wonder, dunk, zelfbewust, hartstocht, zeldzaam, geduld, eigenaardigheid, onuitputtelijk, trots, voornaam, weggewischt, voortreffelijk, aantrekken, verraden, verrassing, verlegenheid, pijnlijk, rustig, onrustig, rumoerig, kundig, ongemeen, beschaven, durf, aangeboren, kalmte, eigenaardig, bedroeven, matelooz, bedwing, toorn, handigheid, dromen, beurtelings, waarderen, levenskracht, nieuwsgierigheid, magisch, wonderlijk, opvoeding, waardeeren, opvallend, verdiepen, familieleven, perikel, kenmerkende, begeerte, ontspruiten, wanen, synthese, menschenredder, uitsterven, gevoel, wezen, toewijding, brein, heelal, verbazing, tooverwoord, loeren, walgelijk, mysterie, doorgronden, ontsluieren, ineens, soberheid, zenuwachtig, handig, kwellen, gemoed, welwillen, ordelijk, vreemdsoortig, gewetenswroeging, scherpzinnigheid, loffelijk, verrassen, deinzen, instinct, vurig, ontraadselen, simpel, tact, verdriet, bezieling, moedig, geheimzinnig, ondefinieerbaar, rein, abstract, opvoed, aangebor, prenten, zonderling, geest-, droomen, afschuw, stumper, opluchting, voorbeeldig, correct, overpeinzing, droefheid, akelig, ongeduld, zinnelijk, vernisje, afstoten, vergieten, verbeelding, tweestrijd, kranig, verwonderlijk, opwelling, bekwaam, opgewonden, passend, hartstochtelijk, mysterieus, geleerdheid, voorliefde, smart, ontwikkeld, daarginds, huiselijk, ondoorgrondelijk, stoer, meegenieten, weemoed, zachtheid, levenservaring, weetgierigheid, ongetemd, banaal, beschrijv, grilligheid, kloek, nederkomen, weldadig, passie, prijzenswaardig, huiselijkheid, baanbrekend, karaktertrek, genus, wonderen, zieleleven, noodlot, karaktereigenschap, verward, zucht, anachronisme, obscuur, bijbrengen, onweerstaanbaar, suggereren, schranderheid, smartelijk, stakker, uitzinnig, kwelling, elementair, beangstigen, opschrijven, gespuis, sentimentaliteit, intelligentie, opgroeien, individualiteit, dronkaard, vernuft, foltering, bitterheid, verbijsteren, ontzagwekken, werkzamen, standje, vergankelijk, duizelen, benauwd, verslagenheid, nachtmerrie, robust, poover, beslommering, levensblijheid, zakelijkheid, wonderbaarlijk, snakken, lotgenoot, verberg, bloeds, ontsieren, wilskracht, emotioneel, doorzettingsvermogen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474" calcext:value-type="float">
            <text:p>341474</text:p>
          </table:table-cell>
          <table:table-cell office:value-type="float" office:value="70" calcext:value-type="float">
            <text:p>70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0776703196193464" calcext:value-type="float">
            <text:p>0.07767031961934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959882149676994" calcext:value-type="float">
            <text:p>0.959882149676994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do-europeaan(3), traditionele(2), historisch(3), moslimsch(1), barbaren(1), inheems(10), zigeuners(1), primitief(1), kokkie(2), gekleurde(1), zwartje(1), baboe(1), aziatisch(3), wild(1), marron(7), indisch(1), zigeuner(1), queer(1), aapman(2), homo(1), gemengd(1), neger(1), negercultuur(1), koelies(1), mongool(1), aboriginal(1), kwinti(1), islamiet(2), moslim(2), misvormden(1), gekleurd(1), ras(1), medicijnman(1), marrons(1), achtergrond(1), stam(1), inboorling(2), mesties(1), inheemschen(1), negerrijk(1), pygmee(1), kaffer(1), aziatische(1)</text:p>
          </table:table-cell>
          <table:table-cell office:value-type="string" calcext:value-type="string">
            <text:p>('lea', 2), ('nel', 5), ('jon', 4), ('ute', 2), ('tillen', 4), ('moo', 2), ('beu', 3), ('elg', 1), ('jja', 1), ('illet', 1), ('v.m', 3), ('lij', 2), ('-he', 2), ('rai', 3), ('malei', 1), ('sa-', 1), ('lullen', 3), ('tl', 1), ('paa', 3), ('.re', 1), ('rne', 1), ('lollen', 1), ('beo', 2), ('wte', 1), ('wnd', 1), ('boo', 1), ('tarnen', 1), ('nnnr', 1), ('dimmen', 1), ('\\ve', 1), ('nuk', 1), ('ongo', 1), ('vrs', 1), ('ev', 1), ('warcn', 1), ('bea', 1), ('ilit', 2), ('gein', 1), ('g*-', 1), ('eerl', 1), ('liel', 1), ('t*d', 2), ('maa', 1), ('bou', 1), ("j'n", 1), ('njn', 1), ('dos', 1)</text:p>
          </table:table-cell>
          <table:table-cell office:value-type="string" calcext:value-type="string">
            <text:p>lea, nel, jon, ute, tillen, moo, beu, elg, jja, illet, v.m, lij, -he, rai, malei, sa-, lullen, tl, paa, .re, rne, lollen, beo, wte, wnd, boo, tarnen, nnnr, dimmen, \ve, nuk, ongo, vrs, ev, warcn, bea, ilit, gein, g*-, eerl, liel, t*d, maa, bou, j'n, njn, dos</text:p>
          </table:table-cell>
          <table:table-cell table:number-columns-repeated="101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40916" calcext:value-type="float">
            <text:p>34091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0331266878045324" calcext:value-type="float">
            <text:p>0.033126687804532</text:p>
          </table:table-cell>
          <table:table-cell table:style-name="ce2" office:value-type="float" office:value="0.728125" calcext:value-type="float">
            <text:p>0.728125</text:p>
          </table:table-cell>
          <table:table-cell table:style-name="ce2" office:value-type="float" office:value="0.962223733284426" calcext:value-type="float">
            <text:p>0.962223733284426</text:p>
          </table:table-cell>
          <table:table-cell table:style-name="ce2" office:value-type="float" office:value="0.046875" calcext:value-type="float">
            <text:p>0.04687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achtergrond(20), indo(4), moslim(17), aapman(1), inheemse(2), inheems(11), kaffer(3), slavenschip(2), gekleurd(1), islamiet(4), indo-europeaan(6), muzelman(1), slaaf(5), neger(6), moslims(4), barbaren(9), lesbisch(2), homo(4), aziatisch(19), historisch(12), kaukasisch(3), koelie(4), mongoolse(2), tovenaar(2), ontdekken(2), metis(1), eskimo(1), pygmee(4), stammen(2), kokkie(2), page(2), exotisch(3), volkstammen(1), inlander(2), grootst(1), rassen(2), ras(3), knecht(1), afgodendienst(2), gemengd(8), lilliputter(7), indiaans(1), traditionele(17), stamgenooten(1), exotische(1), hottentot(4), marron(6), barbaar(4), zigeuners(2), rassenhaat(1), negerslaven(7), berber(1), slaven(4), traditioneel(2), aziatische(6), inboorling(3), moor(3), meesterknecht(1), zimbabwecultuur(2), aboriginal(1), wild(1), barbaar'sche(1), historische(1), mesties(2), lilliputters(1), mulat(1), barbaarschheid(1), inlandsche(1), afgod(5), negerrijk(4), onbeschaafd(4), dwerg(1), afkomst(3), historischen(1), negers(1), schildersknecht(1), medicijnman(3), mengras(1), kaffers(2), moslimsoh(1), dwergen(1), volbloed(3), moslimscho(1), volbloedras(1), zigeunermuziek(1), halfbloed(1), baboe(1), gemengde(2), zigeuner(2), primitief(2), blanke(1), wilde(3), gekleurde(2), inuit(1), moslimsche(1), hottentottenstam(1), inheemsche(3), stam(1), marron'(1)</text:p>
          </table:table-cell>
          <table:table-cell table:style-name="ce2" office:value-type="string" calcext:value-type="string">
            <text:p>('leer', 32), ('onverschillig', 8), ('verdrukking', 4), ('opkomen', 12), ('leugenachtig', 1), ('omgaan', 7), ('beleedigt', 1), ('lankmoedig', 1), ('machtig', 34), ('wereld', 78), ('zelfverheerlijking', 1), ('verwijten', 2), ('verwerven', 13), ('bekennen', 6), ('juk', 5), ('anti-semitisme', 3), ('ontstemmen', 1), ('verdrukken', 2), ('dwaasheid', 7), ('wreedheid', 6), ('slavernij', 10), ('loyauteit', 1), ('onverdraagzaam', 4), ('toornen', 2), ('belasteren', 1), ('jegens', 5), ('beschimping', 1), ('redeneer', 1), ('kortzichtig', 2), ('onbescheidenheid', 1), ('vergoelijken', 1), ('volks', 4), ('niert', 1), ('geweldenarij', 1), ('catholicisme', 1), ('vastbeslotenheid', 1), ('nmar', 1), ('onbeschroomd', 1), ('onkiesch', 1), ('uitlekken', 2), ('kieskeurig', 2), ('onzinnig', 2), ('verstandig', 10), ('ophitsen', 1), ('overweldigen', 8), ('verdraagzaam', 1), ('machtswellust', 1), ('overweldig', 1), ('beseff', 1), ('uitvlucht', 2), ('ignobel', 1), ('isme', 2), ('gewaagd', 1), ('onbehoorlijk', 2), ('geweten', 3), ('beschamen', 1), ('drogreden', 1), ('lasteraar', 1), ('lastering', 1), ('voorwendsel', 3), ('bezondigen', 1), ('inscherpen', 1), ('proefkonijn', 1), ('leugen', 5), ('waardering', 1), ('barbarisme', 2), ('bedriegen', 3), ('hatelijkheid', 1), ('onverdraagzaamheid', 1), ('gruwel', 7), ('schyn', 2), ('kuituur', 2), ('blijk', 2), ('strijdvaardig', 1), ('staatsleer', 1), ('weerstaan', 1), ('tolerantie', 1), ('antipathiek', 1), ("were'd", 1), ('welgezind', 1), ('zovele', 1), ('broederlijk', 1), ('onwillig', 1), ('uittarten', 1), ('demagogisch', 1), ('verloochenen', 2), ('gemeene', 2), ('chauvinisme', 1), ('individualisme', 1), ('slavenjuk', 1), ('waagstuk', 2), ('bemoeizucht', 1), ('lijfeigenschap', 1), ('blameren', 1), ('studentenwereld', 1), ('inblazing', 1), ('waarachtig', 1), ('verloochening', 2), ('hatelijk', 1), ('kaste', 1), ('wereldtooneel', 1)</text:p>
          </table:table-cell>
          <table:table-cell table:style-name="ce2" office:value-type="string" calcext:value-type="string">
            <text:p>leer, onverschillig, verdrukking, opkomen, leugenachtig, omgaan, beleedigt, lankmoedig, machtig, wereld, zelfverheerlijking, verwijten, verwerven, bekennen, juk, anti-semitisme, ontstemmen, verdrukken, dwaasheid, wreedheid, slavernij, loyauteit, onverdraagzaam, toornen, belasteren, jegens, beschimping, redeneer, kortzichtig, onbescheidenheid, vergoelijken, volks, niert, geweldenarij, catholicisme, vastbeslotenheid, nmar, onbeschroomd, onkiesch, uitlekken, kieskeurig, onzinnig, verstandig, ophitsen, overweldigen, verdraagzaam, machtswellust, overweldig, beseff, uitvlucht, ignobel, isme, gewaagd, onbehoorlijk, geweten, beschamen, drogreden, lasteraar, lastering, voorwendsel, bezondigen, inscherpen, proefkonijn, leugen, waardering, barbarisme, bedriegen, hatelijkheid, onverdraagzaamheid, gruwel, schyn, kuituur, blijk, strijdvaardig, staatsleer, weerstaan, tolerantie, antipathiek, were'd, welgezind, zovele, broederlijk, onwillig, uittarten, demagogisch, verloochenen, gemeene, chauvinisme, individualisme, slavenjuk, waagstuk, bemoeizucht, lijfeigenschap, blameren, studentenwereld, inblazing, waarachtig, verloochening, hatelijk, kaste, wereldtooneel</text:p>
          </table:table-cell>
          <table:table-cell table:number-columns-repeated="101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41855" calcext:value-type="float">
            <text:p>341855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0.227272727272727" calcext:value-type="float">
            <text:p>0.227272727272727</text:p>
          </table:table-cell>
          <table:table-cell table:style-name="ce2" office:value-type="float" office:value="0.00595486141280124" calcext:value-type="float">
            <text:p>0.005954861412801</text:p>
          </table:table-cell>
          <table:table-cell table:style-name="ce2" office:value-type="float" office:value="0.736742424242424" calcext:value-type="float">
            <text:p>0.736742424242424</text:p>
          </table:table-cell>
          <table:table-cell table:style-name="ce2" office:value-type="float" office:value="0.963340345507794" calcext:value-type="float">
            <text:p>0.963340345507794</text:p>
          </table:table-cell>
          <table:table-cell table:style-name="ce2" office:value-type="float" office:value="0.0359848484848485" calcext:value-type="float">
            <text:p>0.035984848484849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traditionele(23), aziatisch(21), baboe(5), moslimsohe(1), indo-europeaan(24), zigeunerbende(2), inheems(21), zigeunermuziek(4), gemengd(17), slavenschip(6), inboorlingen(4), negers(1), inlandsche(2), gekleurd(5), historisch(21), slaven'(1), muzelman(3), inheemse(1), negerslaven(3), negercultuur(3), neger(7), marron(14), onbeschaafd(6), inuit(2), moslims(6), wild(4), lesbisch(4), mulat(4), westers(1), jachtwild(1), inlander(4), koppensneller(4), marrons(5), indo(5), bedienden(1), achtergrond(29), indiaan(3), page(3), kokkie(1), handicap(1), barbaren(9), eskimo(3), moslim(18), halfbloed(7), eskimo's(4), historischen(1), ontdekken(5), koelie(3), stammen(1), zigeuners(4), mongool(4), slaaf(8), blank(7), volkstammen(1), zigeuner(4), dwerg(3), grootst(1), inboorling(4), rassen(1), aziatischejgeit(2), inheemsen(2), historische(5), afkomst(2), barbaar(6), inheemschen(1), mesties(4), blanke(1), kaffers(3), primitief(5), slaven(7), exotisch(5), lilliputter(3), medicijnmannen(1), traditioneel(1), mongoolsche(1), medicijnman(1), moor(3), meesterknecht(1), tovenaar(1), roots(2), zwartje(3), barbaar'sche(1), aziatische(2), wereldhistorische(1), knecht(1), dwerggroei(9), homo(2), muzelmannen(1), indostijl(1), stamgenoot(1), pygmee(3), inheemsebe(1), kaffer(5), hottentotten(2), aboriginal(2), boesman(2), mongoolse(1), schildersknecht(1), ras(4), indischen(1), etniciteit(1), hottentot(4), onbeschaafd'to(1), misvormden(6), islamiet(4), bosneger(3), mengras(3), wilde(1), kaukasisch(2), afgod(5), indisch(3), negerrijk(2), stam(3), barbaarsche(1), dienstknecht(1), dwergen(2), eskimobediende(1), barbarlje(1), bediende(3), roma(1), queer(3), gemengde(1), metis(1), lilliputters(1), dwergeu(1), volbloed(2), moslimsche(2), koelies(1), inheemsche(2), roots'(1), islamieten(1), volbloeden(1), winkelknechten(1)</text:p>
          </table:table-cell>
          <table:table-cell table:style-name="ce2" office:value-type="string" calcext:value-type="string">
            <text:p>('wijze', 95), ('hunne', 57), ('krijgen', 123), ('zooal', 99), ('hunnen', 7), ('zijda', 1), ('wjjze', 1), ('zipi', 1), ('bpr', 2), ('dat.', 11), ('niet-', 6), ('lijk', 22), ('nader', 23), ('zoud', 3), ('manier', 11), ('harer', 7), ('hun', 19), ('waarover', 16), ('haar', 9), ('zinnen', 5), ('wyze', 4), ('zgne', 3), ('zieu', 1), ('huune', 1), ('da.t', 3), ('troelatra', 1), ('bespre', 1), ('vindon', 2), ('diat', 2), ('is,-', 1), ('wif', 2), ('hunn', 1), ('wjjzo', 1), ('vanneer', 1), ('clat', 2), ('lyk', 2), ('gene', 4), ('dediging', 1), ('dafc', 1), ('wens', 1), ('wamen', 1), ('zjj', 4), ('blii', 1), ('zyne', 1), ('toeh', 1), ('beel', 3), ('.hebben', 1), ('stor', 1), ('altjjd', 1), ('tooh', 2), ('la-t', 1), ('r.iet', 2), ('opk', 1), ('schjjnt', 1), ('tegeuwoordig', 1), ('natuurlgk', 2), ('toond', 1), ('geko', 1), ('ztj', 1), ('altgd', 1), ('diet', 1), ('verlangd', 1), ('fdat', 1), ('andet', 1), ('zcoals', 1), ('tging', 1), ('mee-', 1), ('-ook', 2), ('voordal', 1), ('heime', 1)</text:p>
          </table:table-cell>
          <table:table-cell table:style-name="ce2" office:value-type="string" calcext:value-type="string">
            <text:p>wijze, hunne, krijgen, zooal, hunnen, zijda, wjjze, zipi, bpr, dat., niet-, lijk, nader, zoud, manier, harer, hun, waarover, haar, zinnen, wyze, zgne, zieu, huune, da.t, troelatra, bespre, vindon, diat, is,-, wif, hunn, wjjzo, vanneer, clat, lyk, gene, dediging, dafc, wens, wamen, zjj, blii, zyne, toeh, beel, .hebben, stor, altjjd, tooh, la-t, r.iet, opk, schjjnt, tegeuwoordig, natuurlgk, toond, geko, ztj, altgd, diet, verlangd, fdat, andet, zcoals, tging, mee-, -ook, voordal, heime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6785" calcext:value-type="float">
            <text:p>336785</text:p>
          </table:table-cell>
          <table:table-cell office:value-type="float" office:value="9" calcext:value-type="float">
            <text:p>9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648548974645565" calcext:value-type="float">
            <text:p>0.064854897464557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64408275782593" calcext:value-type="float">
            <text:p>0.9644082757825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nk(2), mesties(1), roots(1), marrons(1), indo-europeaan(1), primitief(1), marron(1), aziatisch(1)</text:p>
          </table:table-cell>
          <table:table-cell office:value-type="string" calcext:value-type="string">
            <text:p>('tata', 1), ('honor', 1), ('anja', 1), ('sali', 1), ('de', 2), ('cai', 1), ('lamar', 2)</text:p>
          </table:table-cell>
          <table:table-cell office:value-type="string" calcext:value-type="string">
            <text:p>tata, honor, anja, sali, de, cai, lamar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1937" calcext:value-type="float">
            <text:p>341937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0.216850828729282" calcext:value-type="float">
            <text:p>0.216850828729282</text:p>
          </table:table-cell>
          <table:table-cell table:style-name="ce2" office:value-type="float" office:value="0.0116848820267277" calcext:value-type="float">
            <text:p>0.011684882026728</text:p>
          </table:table-cell>
          <table:table-cell table:style-name="ce2" office:value-type="float" office:value="0.740331491712707" calcext:value-type="float">
            <text:p>0.740331491712707</text:p>
          </table:table-cell>
          <table:table-cell table:style-name="ce2" office:value-type="float" office:value="0.968259660739099" calcext:value-type="float">
            <text:p>0.968259660739099</text:p>
          </table:table-cell>
          <table:table-cell table:style-name="ce2" office:value-type="float" office:value="0.0428176795580111" calcext:value-type="float">
            <text:p>0.0428176795580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historische(3), afkomst(7), traditionele(34), aziatisch(37), baboe(9), gemengd(18), achtergrond(56), mulat(9), aapman(4), indo-europeaan(25), negerslaven(10), ontdekken(7), berber(5), koelies(3), halfbloed(5), marrons(8), moslim(32), blank(14), homo(6), eskimo's(5), kaukasisch(6), inheems(19), historisch(25), negercultuur(3), slaaf(6), indo-europeaans(1), jachtwild(1), lesbisch(1), neger(8), tovenaar(5), ras(4), marron(17), metis(5), bedienden(2), boesman(4), page(6), handicap(5), medicijnman(7), moslims(6), pygmee(8), koelie(5), islamiet(3), mongool(9), slavenschip(2), helmlna'marron(2), slaven(8), praehistorische(1), dwerggroei(12), inlander(5), onbeschaafd(7), indische(2), zigeuner(7), hottentot(5), grootst(1), lilliputter(5), volbloed(4), misvormden(5), wild(3), bosneger(4), eskimo(5), zimbabwe(1), indiaan(6), dwerg(8), indo(3), bediende(5), slavenhandel(1), exotisch(7), inheemse(3), kwinti(1), moord(1), barbaar(5), negerrijk(4), liitlepage(1), mesties(5), koppensnellers(3), kaffers(2), afgod(4), rassen(1), kokkie(5), barbaren(7), stam(2), mengras(2), traditioneel(6), mongoolsche(2), inboorling(5), kaffer(8), primitief(7), aboriginal(2), roots(3), aziatische(4), wereldhistorische(2), gekleurd(4), barbaarschheid(1), inlandsche(2), koelied(1), verraste(1), blanke(2), muzelman(3), koppensneller(4), zwartje(4), moor'en(1), hottentotten(2), blanka(1), negers(2), knecht(5), indischen(1), moor(2), stamhoofd(1), muzelmannen(1), birma(1), dwergen(2), gekleurde(1), inheemsch(1), mulattin(1), moslimscho(1), mulatten(1), groothistorische(1), bosnegers(1), zigeunermuziek(3), berberoorlog(1), etniciteit(1), queer(1), medicijnmannen(1), indisch(2), dwergjes(1), berbers(1), knechts(1), zimbabwecultuur(1), aziatischen(1), traditionele'(1), wilde(2), afstammelingen(1), inlanders(1), volbloedpaard(1), inboorlingen(1), westers(1), inuit(1), batavia(1), inheemsche(1), stammen(1), galeislaven(1), onbeschaafdheid(1), winkelknechten(1)</text:p>
          </table:table-cell>
          <table:table-cell table:style-name="ce2" office:value-type="string" calcext:value-type="string">
            <text:p>('omhangen', 1), ('staan', 292), ('verbranden', 8), ('lopen', 43), ('rij', 22), ('hinken', 2), ('dicht', 33), ('rennen', 12), ('gang', 20), ('opengaan', 2), ('achterdeur', 1), ('buur', 9), ('redden', 28), ('verdrinken', 7), ('verhevenheid', 2), ('afdalen', 3), ('deur', 35), ('overblijfsel', 13), ('embleem', 2), ('gestyleeren', 1), ('neerlaten', 1), ('verwoesten', 6), ('betreden', 7), ('vuur', 22), ('smaakvol', 2), ('buurman', 2), ('gereed', 7), ('kerkdeur', 1), ('middenin', 1), ('levensgeest', 1), ('afsteken', 7), ('vlak', 16), ('decoratie', 1), ('reddingswerk', 1), ('explosie', 1), ('torenklok', 1), ('doorkruisen', 3), ('vlag', 13), ('binnenlaten', 1), ('galop', 2), ('beeldhouwen', 3), ('tronen', 3), ('klok', 2), ('redder', 3), ('stofferen', 1), ('versiering', 5), ('houtsnijwerk', 1), ('terugweg', 4), ('wapperen', 6), ('tooien', 8), ('open', 26), ('hierhe', 2), ('stoffeering', 1), ('miniatuur', 5), ('loopen', 16), ('versieren', 18), ('ontploffing', 3), ('nederzetten', 1), ('drempel', 6), ('redding', 6), ('huisbel', 1), ('bollenveld', 1), ('uitsteken', 4), ('dichtbij', 3), ('voetstap', 2), ('bloemwerk', 1), ('pyramiden', 1), ('karavaan', 4), ('landschap', 7), ('afzakken', 2), ('modelleren', 1), ('verongelukken', 2), ('staanden', 1), ('voorbijganger', 1), ('geleider', 1), ('puinhoop', 1), ('onveilig', 2), ('volksdracht', 2), ('herscheppen', 2), ('schild', 4), ('schichtig', 2), ('oord', 4), ('muildier', 2), ('vooraan', 3), ('beklimmen', 3), ('trede', 2), ('verdronk', 1), ('omgekomenen', 1), ('torens', 2), ('toren', 1), ('medevoeren', 1), ('uitrichten', 2), ('levensgevaar', 1), ('ornament', 3), ('misstap', 2), ('mummie', 1), ('voorbijsnellen', 1), ('flankeren', 3), ('hol', 7), ('prijken', 3), ('woestijn', 7), ('onderaardsch', 1), ('luster', 1), ('pardoe', 1), ('gewelf', 2), ('platform', 1), ('achteraan', 1), ('ontvolken', 1), ('uitgedoscht', 1), ('tuig', 6), ('uithangen', 1), ('vlaggen', 1), ('jachten', 1), ('afbrengen', 1), ('wildernis', 2), ('slede', 2), ('regelrecht', 1), ('gereedheid', 1), ('oerwoud', 4), ('illuminatie', 1), ('stadsplein', 1), ('dakloos', 1), ('.weg', 1), ('driekleur', 1), ('ongedeerd', 2), ('hollen', 1), ('dorisch', 1), ('sieren', 2), ('openrukken', 1), ('onderweg', 3), ('beschilderen', 3), ('ontsluiten', 1), ('grot', 1), ('torenspits', 2), ('jaartal', 1), ('zittend', 1), ('venetiaansch', 1), ('ophalen', 1), ('gobelin', 1), ('relief', 1), ('drenkeling', 2), ('wandversiering', 1), ('galopperen', 1), ('alarm', 2), ('scherm', 1), ('draven', 2), ('onherbergzaam', 1), ('onraad', 2), ('bouwval', 1), ('geloop', 1), ('bengaalsch', 1), ('toevluchtsoord', 2), ('ossenwagen', 1), ('stilstaan', 1), ('eindweeg', 2), ('draagbaar', 1), ('polychromeren', 2), ('minaret', 1), ('graveren', 1), ('vijgenboom', 1), ('pagode', 1), ('kinderlij', 1), ('alarmeeren', 1), ('grendel', 1), ('deuropening', 1)</text:p>
          </table:table-cell>
          <table:table-cell table:style-name="ce2" office:value-type="string" calcext:value-type="string">
            <text:p>omhangen, staan, verbranden, lopen, rij, hinken, dicht, rennen, gang, opengaan, achterdeur, buur, redden, verdrinken, verhevenheid, afdalen, deur, overblijfsel, embleem, gestyleeren, neerlaten, verwoesten, betreden, vuur, smaakvol, buurman, gereed, kerkdeur, middenin, levensgeest, afsteken, vlak, decoratie, reddingswerk, explosie, torenklok, doorkruisen, vlag, binnenlaten, galop, beeldhouwen, tronen, klok, redder, stofferen, versiering, houtsnijwerk, terugweg, wapperen, tooien, open, hierhe, stoffeering, miniatuur, loopen, versieren, ontploffing, nederzetten, drempel, redding, huisbel, bollenveld, uitsteken, dichtbij, voetstap, bloemwerk, pyramiden, karavaan, landschap, afzakken, modelleren, verongelukken, staanden, voorbijganger, geleider, puinhoop, onveilig, volksdracht, herscheppen, schild, schichtig, oord, muildier, vooraan, beklimmen, trede, verdronk, omgekomenen, torens, toren, medevoeren, uitrichten, levensgevaar, ornament, misstap, mummie, voorbijsnellen, flankeren, hol, prijken, woestijn, onderaardsch, luster, pardoe, gewelf, platform, achteraan, ontvolken, uitgedoscht, tuig, uithangen, vlaggen, jachten, afbrengen, wildernis, slede, regelrecht, gereedheid, oerwoud, illuminatie, stadsplein, dakloos, .weg, driekleur, ongedeerd, hollen, dorisch, sieren, openrukken, onderweg, beschilderen, ontsluiten, grot, torenspits, jaartal, zittend, venetiaansch, ophalen, gobelin, relief, drenkeling, wandversiering, galopperen, alarm, scherm, draven, onherbergzaam, onraad, bouwval, geloop, bengaalsch, toevluchtsoord, ossenwagen, stilstaan, eindweeg, draagbaar, polychromeren, minaret, graveren, vijgenboom, pagode, kinderlij, alarmeeren, grendel, deuropening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0881" calcext:value-type="float">
            <text:p>340881</text:p>
          </table:table-cell>
          <table:table-cell office:value-type="float" office:value="72" calcext:value-type="float">
            <text:p>72</text:p>
          </table:table-cell>
          <table:table-cell office:value-type="float" office:value="0.236111111111111" calcext:value-type="float">
            <text:p>0.236111111111111</text:p>
          </table:table-cell>
          <table:table-cell office:value-type="float" office:value="0.155314076125695" calcext:value-type="float">
            <text:p>0.155314076125695</text:p>
          </table:table-cell>
          <table:table-cell office:value-type="float" office:value="0.680555555555556" calcext:value-type="float">
            <text:p>0.680555555555556</text:p>
          </table:table-cell>
          <table:table-cell office:value-type="float" office:value="0.968985788222954" calcext:value-type="float">
            <text:p>0.968985788222954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rber(2), demooraten(1), inheems(5), barbaar(1), gemengd(4), moslimsoh(1), afgod(1), traditionele(2), indo-europeaan(2), ras(2), historisch(2), kaffer(1), achtergrond(3), eskimo(2), mongoolsohc(1), inlandsche(1), indo(1), roots(2), marron(2), mongool(2), mengras(1), kokkie(1), homo(3), neger(1), moslim(1), baboe(1), koelies(1), medicijnman(1), zigeuner(1), k'mesties(2), dwerg(1), barbaren(1), traditioneel(2), queer(2), aziatisch(2), inboorling(2), slaven(2), tovenaar(1), negers(1), grootst(1), slaaf(3), primitief(1), islamiet(1), volbloed(1)</text:p>
          </table:table-cell>
          <table:table-cell office:value-type="string" calcext:value-type="string">
            <text:p>('eell', 1), ('zll', 1), ('lis', 5), ('b', 1), ('.ler', 1), ('-nn', 1), ('lei', 3), ('kan-', 1), ('oln', 1), ('hui', 1), ('tlo', 1), ('jee', 1), ('ldo', 1), ('rea', 1), ('dii', 1), ('ooi', 7), ('hoi', 3), ('mui', 1), ('boa', 3), ('d--', 1), ('ion', 7), ('ncr', 1), ('kra', 2), ('ule', 2), ('aha', 1), ('gal', 1), ('fau', 1), ('itt', 1), ('w.j', 2), ('ena', 1), ('uing', 1), ('hir', 1), ('asa', 1), ('roe', 1), ('stol', 1), ('hon', 1), ('-ing', 1), ('eta', 1), ('keu', 1), ('m.-t', 1), ('ret', 1), ('bef', 1), ('oio', 1), ('-au', 1), ('iis', 1), ('ela', 1), ('i.in', 1), ('tnt', 1), ('mirt', 1)</text:p>
          </table:table-cell>
          <table:table-cell office:value-type="string" calcext:value-type="string">
            <text:p>eell, zll, lis, b, .ler, -nn, lei, kan-, oln, hui, tlo, jee, ldo, rea, dii, ooi, hoi, mui, boa, d--, ion, ncr, kra, ule, aha, gal, fau, itt, w.j, ena, uing, hir, asa, roe, stol, hon, -ing, eta, keu, m.-t, ret, bef, oio, -au, iis, ela, i.in, tnt, mirt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1734" calcext:value-type="float">
            <text:p>34173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.246575342465753" calcext:value-type="float">
            <text:p>0.246575342465753</text:p>
          </table:table-cell>
          <table:table-cell table:style-name="ce2" office:value-type="float" office:value="0.0335433007027332" calcext:value-type="float">
            <text:p>0.033543300702733</text:p>
          </table:table-cell>
          <table:table-cell table:style-name="ce2" office:value-type="float" office:value="0.705479452054795" calcext:value-type="float">
            <text:p>0.705479452054795</text:p>
          </table:table-cell>
          <table:table-cell table:style-name="ce2" office:value-type="float" office:value="0.969862051858784" calcext:value-type="float">
            <text:p>0.969862051858784</text:p>
          </table:table-cell>
          <table:table-cell table:style-name="ce2" office:value-type="float" office:value="0.0479452054794521" calcext:value-type="float">
            <text:p>0.04794520547945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gekleurd(1), lilliputter(2), halfbloed(4), indo-europeaan(8), mulat(2), moslim(6), wild(1), eskimo(2), zigeunerbende(1), exotisch(3), aziatisch(8), kaffer(2), koelie(1), marron(9), zwartje(3), historische(1), bediende(2), indiaan(3), historisch(5), achtergrond(9), kokkie(3), zigeunermuziek(1), medicijnman(2), inheems'che(2), zigeuners(1), homo(2), hottentotten(1), blank(1), traditionele(7), gemengd(3), aapman(2), tovenaar(1), neger(1), muzelman(2), baboe(3), barbaren(1), slaven(1), zigeuner(2), negerslaven(1), mesties(3), pygmee(1), bediendepmijnneer(1), indische(2), koppensneller(1), moortje(1), kaukasisch(1), barbarlje(1), misvormden(2), slaaf(4), negerrijk(1), ontdekken(1), baboes(1), inboorling(2), groothistorische(1), slavenschip(2), traditioneel(2), lesbisch(1), traditioneelen(1), queer(1), islamiet(2), dwerggroei(1), berber(1), moor(1), handicap(1)</text:p>
          </table:table-cell>
          <table:table-cell table:style-name="ce2" office:value-type="string" calcext:value-type="string">
            <text:p>('prospectus', 1), ('vriend', 36), ('ontmoeten', 16), ('groenteboer', 1), ('minnaar', 1), ('jiier', 1), ('familiair', 1), ('thuis', 21), ('halfluid', 1), ('opzoeken', 2), ('vreemdelinge', 1), ('weerzien', 1), ('dokteres', 1), ('metgezel', 4), ('meid', 5), ('weekblad', 3), ('aangekomene', 2), ('poes', 2), ('koningshuis', 2), ('verliefd', 2), ('weerbaar', 6), ('hallo', 1), ('squaw', 2), ('melkmeisje', 1), ('gezelsohap', 1), ('//het', 2), ("dick's", 1), ('zionist', 3), ('doodbedaard', 1), ('vrouwlief', 1), ('manlief', 2), ('medeminnaar', 1), ('kuchen', 1), ('kus', 2), ('vlaamsen', 1), ('omhelzen', 2), ('onmin', 1), ('hoveling', 1), ('dienstmaagd', 1), ('oogenbli', 1), ('gryce', 1), ('lieveling', 1), ('guest', 2), ('scheik', 1), ('vaarwel', 3), ('vorstengeslacht', 1), ('mama', 1), ('wees', 1), ('ordway', 2), ('edelen', 1), ('zoenen', 1), ('beteekenisvol', 1), ('vergeef', 1), ('praatgraag', 1), ('trouwbelofte', 1), ('ontroostbaar', 1)</text:p>
          </table:table-cell>
          <table:table-cell table:style-name="ce2" office:value-type="string" calcext:value-type="string">
            <text:p>prospectus, vriend, ontmoeten, groenteboer, minnaar, jiier, familiair, thuis, halfluid, opzoeken, vreemdelinge, weerzien, dokteres, metgezel, meid, weekblad, aangekomene, poes, koningshuis, verliefd, weerbaar, hallo, squaw, melkmeisje, gezelsohap, //het, dick's, zionist, doodbedaard, vrouwlief, manlief, medeminnaar, kuchen, kus, vlaamsen, omhelzen, onmin, hoveling, dienstmaagd, oogenbli, gryce, lieveling, guest, scheik, vaarwel, vorstengeslacht, mama, wees, ordway, edelen, zoenen, beteekenisvol, vergeef, praatgraag, trouwbelofte, ontroostbaar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1647" calcext:value-type="float">
            <text:p>341647</text:p>
          </table:table-cell>
          <table:table-cell office:value-type="float" office:value="408" calcext:value-type="float">
            <text:p>408</text:p>
          </table:table-cell>
          <table:table-cell office:value-type="float" office:value="0.21078431372549" calcext:value-type="float">
            <text:p>0.21078431372549</text:p>
          </table:table-cell>
          <table:table-cell office:value-type="float" office:value="0.0844046882205863" calcext:value-type="float">
            <text:p>0.084404688220586</text:p>
          </table:table-cell>
          <table:table-cell office:value-type="float" office:value="0.730392156862745" calcext:value-type="float">
            <text:p>0.730392156862745</text:p>
          </table:table-cell>
          <table:table-cell office:value-type="float" office:value="0.970195527241398" calcext:value-type="float">
            <text:p>0.970195527241398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komst(4), onbeschaafd(3), achtergrond(34), moslimsohe(1), aziatisch(14), zigeuner(4), aapman(1), negervrees(1), inheems(7), gemengd(12), kaffer(6), halfbloed(6), dwerggroei(15), marrons(4), moslim(8), islamiet(4), traditionele(19), barbaren(4), indo-europeaan(17), inheemse(2), negerslaven(6), negercultuur(4), marron(12), zigeunerin(1), mongool(7), roots(4), lesbisch(3), westers(1), koelies(1), metis(4), blank(2), kokkie(4), indische(1), eskimo(3), moslimsche(1), traditioneel(4), inlanders(2), koelie(3), inuit(1), indolonten(1), slaven(2), inboorling(2), exotisch(7), moslims(4), slaaf(3), baboe(2), grootst(1), koppensneller(4), lilliputter(6), historisch(13), berber(3), bosneger(1), inboorlingen(1), mulat(5), dwerg(2), historische(2), zwartje(5), barbaar(3), rassen(1), kaukasisch(3), ras(1), neger(6), stam(2), mengras(2), medicijnmannen(2), page(3), mongoolsche(1), homo(4), muzelman(3), inheems'che(2), primitief(3), tovenaar(1), aboriginal(1), wild(3), inheems'(1), knecht(2), gekleurd(5), wereldhistorische(1), eskimo's(1), indostijl(1), zigeuners(1), mesties(4), pages(1), gay(2), zimbabwe(1), moor(2), schildersknecht(1), indonesi(1), misvormden(7), ontdekken(3), afgod(8), slavenschip(3), hottentot(2), verwilderd(1), queer(1), pygmee(3), inlander(2), moortje(1), eskimoverhalen(1), medicijnman(2), mulattin(1), inheemsen(1), slaaft(1), zigeunermuziek(1), inheemsche(1), volbloed'(1), dwergjes(1), moslimcultuur(1), dwergeu(1), jokjakarta(1), indo(1), wilde(1), allochtoon(1), negerrijk(1), galeislaven(1)</text:p>
          </table:table-cell>
          <table:table-cell office:value-type="string" calcext:value-type="string">
            <text:p>('eenvoud', 4), ('verschijning', 4), ('typisch', 9), ('ingetog', 1), ('omgang', 7), ('kinderlijk', 7), ('flair', 2), ('merkwaardig', 22), ('inspiratie', 2), ('betooverd', 2), ('welsprekendheid', 2), ('gelijkenis', 5), ('symboliseren', 2), ('weergeven', 9), ('figuur', 22), ('traan', 9), ('jeugd', 18), ('blik', 26), ('edel', 12), ('bekoren', 3), ('aantrekkingskracht', 1), ('mystiek', 3), ('levenslustig', 2), ('groteske', 1), ('luim', 3), ('opvoeder', 1), ('opmerkzaamheid', 1), ('onbezorgd', 1), ('hartverheffen', 1), ('zuiverheid', 2), ('toevalligheid', 2), ('bekoring', 5), ('opwinden', 3), ('geschiktheid', 2), ('lust', 8), ('woedend', 6), ('popelen', 1), ('blijheid', 2), ('alledaagsch', 4), ('karakteristiek', 4), ('deftig', 5), ('scherpzinnig', 1), ('pikant', 1), ('opvoeden', 6), ('rondloop', 2), ('heugen', 3), ('heroiek', 1), ('huishouding', 1), ('wonderbaar', 4), ('vreugd', 1), ('bewonderen', 11), ('gave', 3), ('bekijken', 11), ('voorbij', 1), ('roerend', 2), ('realistisch', 3), ('sentiment', 3), ('aandoenlijk', 1), ('talent', 7), ('tevredenheid', 3), ('benaming', 4), ('originaliteit', 3), ('wenen', 5), ('wedijveren', 1), ('begeerig', 5), ('opwerken', 2), ('eensklap', 3), ('inspireeren', 3), ('karaktervol', 1), ('voldoening', 6), ('slordige', 1), ('conventioneel', 1), ('paradoxaal', 1), ('bekwaamheid', 2), ('bewondering', 5), ('rondzwerven', 2), ('schreien', 3), ('studeerd', 1), ('symbool', 5), ('finesse', 5), ('verbluffen', 3), ('tersluik', 1), ('intiem', 3), ('peinzen', 1), ('volksmond', 2), ('gade', 1), ('opgeteeken', 2), ('welbespraakt', 2), ('waardeer', 2), ('tisch', 2), ('harten', 2), ('genialiteit', 1), ('sodom', 1), ('geniaal', 3), ('saai', 1), ('blikken', 3), ('intimiteit', 2), ('aartsvaderlijk', 1), ('inspireren', 3), ('ingenomenheid', 1), ('welgedaan', 1), ('mijmering', 1), ('diepzinnig', 1), ('humanen', 1), ('verrass', 1), ('bovennatuurlijk', 4), ('bekoorlijkheid', 1), ('treffend', 2), ('subtiel', 1), ('onaangenaam', 6), ('landerig', 1), ('pretentie', 1), ('knaleffect', 1), ('zedigheid', 1), ('verzuchting', 1), ('mild', 2), ('vreeze', 1), ('intelligent', 2), ('snikken', 1), ('verfijnen', 1), ('natuurlijkheid', 1), ('verzinnebeelden', 1), ('karakteriseering', 1), ('blijdschap', 5), ('gaen', 1), ('allure', 1), ('bijkomstigheid', 1), ('idealiseren', 1), ('griezel', 1), ('bedelaar', 2), ('toets', 1), ('charme', 1), ('hoogstaand', 1), ('verrukking', 1), ('verdienstelijk', 2), ('oudere', 1), ('curieus', 1), ('zwerven', 2), ('natuurkind', 1), ('fijngevoelig', 1), ('smachten', 1), ('tragiek', 1), ('voornaamheid', 1), ('verluchting', 1), ('terugzien', 2), ('passenden', 1), ('vergetelheid', 1), ('verbastering', 2), ('koketterie', 1), ('fantazie', 1), ('humor', 1), ('vreesachtig', 1), ('volleerd', 1), ('frivool', 1), ('gad', 1), ('aanroepen', 1), ('rouw', 1)</text:p>
          </table:table-cell>
          <table:table-cell office:value-type="string" calcext:value-type="string">
            <text:p>eenvoud, verschijning, typisch, ingetog, omgang, kinderlijk, flair, merkwaardig, inspiratie, betooverd, welsprekendheid, gelijkenis, symboliseren, weergeven, figuur, traan, jeugd, blik, edel, bekoren, aantrekkingskracht, mystiek, levenslustig, groteske, luim, opvoeder, opmerkzaamheid, onbezorgd, hartverheffen, zuiverheid, toevalligheid, bekoring, opwinden, geschiktheid, lust, woedend, popelen, blijheid, alledaagsch, karakteristiek, deftig, scherpzinnig, pikant, opvoeden, rondloop, heugen, heroiek, huishouding, wonderbaar, vreugd, bewonderen, gave, bekijken, voorbij, roerend, realistisch, sentiment, aandoenlijk, talent, tevredenheid, benaming, originaliteit, wenen, wedijveren, begeerig, opwerken, eensklap, inspireeren, karaktervol, voldoening, slordige, conventioneel, paradoxaal, bekwaamheid, bewondering, rondzwerven, schreien, studeerd, symbool, finesse, verbluffen, tersluik, intiem, peinzen, volksmond, gade, opgeteeken, welbespraakt, waardeer, tisch, harten, genialiteit, sodom, geniaal, saai, blikken, intimiteit, aartsvaderlijk, inspireren, ingenomenheid, welgedaan, mijmering, diepzinnig, humanen, verrass, bovennatuurlijk, bekoorlijkheid, treffend, subtiel, onaangenaam, landerig, pretentie, knaleffect, zedigheid, verzuchting, mild, vreeze, intelligent, snikken, verfijnen, natuurlijkheid, verzinnebeelden, karakteriseering, blijdschap, gaen, allure, bijkomstigheid, idealiseren, griezel, bedelaar, toets, charme, hoogstaand, verrukking, verdienstelijk, oudere, curieus, zwerven, natuurkind, fijngevoelig, smachten, tragiek, voornaamheid, verluchting, terugzien, passenden, vergetelheid, verbastering, koketterie, fantazie, humor, vreesachtig, volleerd, frivool, gad, aanroepen, rouw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float" office:value="341841" calcext:value-type="float">
            <text:p>34184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0.261194029850746" calcext:value-type="float">
            <text:p>0.261194029850746</text:p>
          </table:table-cell>
          <table:table-cell table:style-name="ce1" office:value-type="float" office:value="0.015710934306573" calcext:value-type="float">
            <text:p>0.015710934306573</text:p>
          </table:table-cell>
          <table:table-cell table:style-name="ce1" office:value-type="float" office:value="0.701492537313433" calcext:value-type="float">
            <text:p>0.701492537313433</text:p>
          </table:table-cell>
          <table:table-cell table:style-name="ce1" office:value-type="float" office:value="0.972090492430309" calcext:value-type="float">
            <text:p>0.972090492430309</text:p>
          </table:table-cell>
          <table:table-cell table:style-name="ce1" office:value-type="float" office:value="0.0373134328358209" calcext:value-type="float">
            <text:p>0.03731343283582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erber(2), marron(4), kaukasisch(1), boesman(1), achtergrond(9), gemengd(5), kaffers(1), hottentot(5), kaffer(1), indo-europeaan(5), inboorlingen(1), kokkie(1), lilliputter(1), koelie(1), marrons(7), inlander(4), traditionele(7), aziatisch(5), inheems(8), stam(1), historisch(8), barbaar(1), westers(1), blank(4), voorhistorische(1), negers(1), metis(1), primitief(3), medicijnman(2), volbloed(2), mulat(1), zwartje(1), roots(2), homo(2), wild(1), mesties(1), negerslaven(1), slaaf(2), inlandsche(1), zigeuner(2), dwerggroei(1), handicap(1), historischen(1), slaven(3), aziatische(1), hottentotten(1), moslim(1), traditioneel(1), misvormden(1), indo(1), groothistorische(1), exotische(1), inboorling(1), bosneger(1), onbeschaafd(1), pygmee(1), koelies(1), baboe(1), jakarta(1), indisch(1), volbloed'(1), winkelknechten(1), negerrijk(1), moslimsche(1)</text:p>
          </table:table-cell>
          <table:table-cell table:style-name="ce1" office:value-type="string" calcext:value-type="string">
            <text:p>('bosch', 18), ('visschershav', 1), ('stal', 10), ('aanleg', 12), ('afsluiting', 2), ('onbebouwd', 3), ('boerderij', 6), ('kanaal', 3), ('bossch', 5), ('schuur', 7), ('doorgraven', 1), ('irrigatie', 1), ('strook', 4), ('riool', 1), ('bosschen', 1), ('bebouwen', 2), ('graven', 5), ('tuin', 7), ('beweegbaar', 1), ('stadsvuil', 1), ('rioleering', 1), ('verbreeding', 1), ('zeehaven', 2), ('merwedekanaal', 1), ('watervoorziening', 1), ('koestal', 1), ('verharden', 1), ('communicatieweg', 1), ('boerenwoning', 2), ('uitwateren', 1), ('stalling', 1), ('boomgaard', 1), ('spoorwegplan', 1), ('tuinen', 1), ('heien', 3), ('hoeve', 2), ('bijkomen', 2), ('vecht', 1), ('brug', 4), ('zuiderzee', 3), ('wagenschuur', 1), ('wassen', 1), ('vierk', 1), ('wegennet', 1), ('aanlegplaats', 1), ('schaapskooi', 1), ('heide', 2), ('ve', 1), ('uitdiepen', 1), ('ophogen', 1), ('terp', 1), ('beton', 1), ('afgraven', 1), ('kippenhok', 1), ('vernieuwen', 1), ('spoorwegbrug', 1), ('inpoldering', 1), ('omgeleg', 1), ('onderhonden', 1), ('ka', 1), ('dempen', 1), ('water-', 1), ('straten-', 1), ('sluis', 1), ('glooiing', 1)</text:p>
          </table:table-cell>
          <table:table-cell table:style-name="ce1" office:value-type="string" calcext:value-type="string">
            <text:p>bosch, visschershav, stal, aanleg, afsluiting, onbebouwd, boerderij, kanaal, bossch, schuur, doorgraven, irrigatie, strook, riool, bosschen, bebouwen, graven, tuin, beweegbaar, stadsvuil, rioleering, verbreeding, zeehaven, merwedekanaal, watervoorziening, koestal, verharden, communicatieweg, boerenwoning, uitwateren, stalling, boomgaard, spoorwegplan, tuinen, heien, hoeve, bijkomen, vecht, brug, zuiderzee, wagenschuur, wassen, vierk, wegennet, aanlegplaats, schaapskooi, heide, ve, uitdiepen, ophogen, terp, beton, afgraven, kippenhok, vernieuwen, spoorwegbrug, inpoldering, omgeleg, onderhonden, ka, dempen, water-, straten-, sluis, glooiing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1836" calcext:value-type="float">
            <text:p>341836</text:p>
          </table:table-cell>
          <table:table-cell office:value-type="float" office:value="89" calcext:value-type="float">
            <text:p>89</text:p>
          </table:table-cell>
          <table:table-cell office:value-type="float" office:value="0.247191011235955" calcext:value-type="float">
            <text:p>0.247191011235955</text:p>
          </table:table-cell>
          <table:table-cell office:value-type="float" office:value="0.080108252359194" calcext:value-type="float">
            <text:p>0.080108252359194</text:p>
          </table:table-cell>
          <table:table-cell office:value-type="float" office:value="0.685393258426966" calcext:value-type="float">
            <text:p>0.685393258426966</text:p>
          </table:table-cell>
          <table:table-cell office:value-type="float" office:value="0.973930254081127" calcext:value-type="float">
            <text:p>0.973930254081127</text:p>
          </table:table-cell>
          <table:table-cell office:value-type="float" office:value="0.0674157303370787" calcext:value-type="float">
            <text:p>0.0674157303370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ukasisch(1), barbaren(3), achtergrond(6), gemengde(1), aziatisch(4), negervrees(1), negercultuur(2), eenhistorisch(1), gemengd(4), inlander(1), slaaf(1), hottentot(2), dwerggroei(3), metis(2), negerslaven(1), traditionele(8), wilde(2), zigeunermuziek(1), afkomst(2), barbaar(1), indisch(1), gekleurd(2), indiaan(1), inboorlingen(1), historisch(3), moslim(1), bediende(1), aziatische(2), homo(1), kaffer(1), berber(1), page(1), eskimo(1), halfbloed(1), kaffers(1), indo(1), marron(3), eskimo's(1), zigeuner(2), moslims(1), exotisch(3), zwartje(2), inlandsche(1), tovenaar(1), neger(1), boesman(1), moor(1), inboorling(1), afgod(1), queer(1), winkelknechten(1), afkomstig(1)</text:p>
          </table:table-cell>
          <table:table-cell office:value-type="string" calcext:value-type="string">
            <text:p>('dame', 26), ('slagen', 31), ('directie', 5), ('candidaat', 4), ('teekenaar', 3), ('failleren', 1), ('rijks', 2), ('rijks-', 1), ('failliet', 1), ('veldwachter', 2), ('prop', 1), ('tolgaarder', 1), ('faillissement', 2), ('telegrafie', 3), ('kandidaat', 1), ('kassier', 1), ('posterijen', 3), ('telegraaf', 1), ('toegelaten', 1)</text:p>
          </table:table-cell>
          <table:table-cell office:value-type="string" calcext:value-type="string">
            <text:p>dame, slagen, directie, candidaat, teekenaar, failleren, rijks, rijks-, failliet, veldwachter, prop, tolgaarder, faillissement, telegrafie, kandidaat, kassier, posterijen, telegraaf, toegelaten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0787" calcext:value-type="float">
            <text:p>340787</text:p>
          </table:table-cell>
          <table:table-cell office:value-type="float" office:value="23" calcext:value-type="float">
            <text:p>23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0.111904029158333" calcext:value-type="float">
            <text:p>0.111904029158333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975650753569721" calcext:value-type="float">
            <text:p>0.975650753569721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ron(2), inheems(2), zigeunermuziek(4), moslim(1), afgod(1), rassen(1), kwinti(1), kaffers(1), ras(1), negercultuur(1), mulat(1), historisch(1), gemengde(1), handicap(1), neger(1), traditionele(1), zigeuner(1), gemengd(1)</text:p>
          </table:table-cell>
          <table:table-cell office:value-type="string" calcext:value-type="string">
            <text:p>('jazzmuziek', 3), ('soendasch', 1), ('populair', 8), ('sfr', 1), ('pianorecital', 2), ('melody', 1), ('dansmuziek', 2), ('walis', 1), ('serieus', 2), ('hilv', 1), ('-orkest', 1), ('uitzending', 2), ('persberichten', 1), ('zigeunermuziek', 1), ('orkestmuziek', 1)</text:p>
          </table:table-cell>
          <table:table-cell office:value-type="string" calcext:value-type="string">
            <text:p>jazzmuziek, soendasch, populair, sfr, pianorecital, melody, dansmuziek, walis, serieus, hilv, -orkest, uitzending, persberichten, zigeunermuziek, orkestmuziek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1469" calcext:value-type="float">
            <text:p>341469</text:p>
          </table:table-cell>
          <table:table-cell office:value-type="float" office:value="99" calcext:value-type="float">
            <text:p>99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.262334668900119" calcext:value-type="float">
            <text:p>0.262334668900119</text:p>
          </table:table-cell>
          <table:table-cell office:value-type="float" office:value="0.686868686868687" calcext:value-type="float">
            <text:p>0.686868686868687</text:p>
          </table:table-cell>
          <table:table-cell office:value-type="float" office:value="0.977312377274113" calcext:value-type="float">
            <text:p>0.977312377274113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ndicap(4), marrons(4), kaffers(1), gemengd(3), eskimo(1), gemengde(2), islamiet(1), neger(2), bosneger(2), koelie(1), aziatisch(5), knechts(1), dwerg(2), historisch(4), bediende(2), knecht(1), primitief(1), moor(1), slaven'(1), moslim(2), marron(4), kaukasisch(2), ras(1), negers(1), negercultuur(1), indo-europeaan(5), achtergrond(5), volbloed(4), traditionele(3), volbloedpaard(1), queer(2), inheems(1), indische(1), negerslaven(1), inlander(1), gekleurd(1), aziatische(1), berber(1), verrast(1), indo(1), inboorling(1), mulatten(1), exotisch(1), inlanders(1), batavia(1), negerrijk(3), slavenschip(2), rassen(1), mulat(1), slaven(1), halfbloedjes(1), dwerggroei(1), roots(2), mongool(1), onbeschaafd(1), tovenaar(1)</text:p>
          </table:table-cell>
          <table:table-cell office:value-type="string" calcext:value-type="string">
            <text:p>('lst', 7), ('bronzen', 8), ('over', 1), ('kapitein', 26), ('luit', 6), ('infant', 1), ('klasse', 16), ('marine', 10), ('klas', 11), ('militaria', 1), ('reg.', 1), ('luitenant', 5), ('reg', 1), ('majoor', 7), ('bde', 1), ('heutz', 1), ('fourier', 1), ('asse', 1), ('adelborst', 1), ('huz', 1), ('lsen', 1), ('ist', 1)</text:p>
          </table:table-cell>
          <table:table-cell office:value-type="string" calcext:value-type="string">
            <text:p>lst, bronzen, over, kapitein, luit, infant, klasse, marine, klas, militaria, reg., luitenant, reg, majoor, bde, heutz, fourier, asse, adelborst, huz, lsen, ist</text:p>
          </table:table-cell>
          <table:table-cell table:number-columns-repeated="1012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341499" calcext:value-type="float">
            <text:p>34149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.259541984732824" calcext:value-type="float">
            <text:p>0.259541984732824</text:p>
          </table:table-cell>
          <table:table-cell table:style-name="ce2" office:value-type="float" office:value="0.0187286133928666" calcext:value-type="float">
            <text:p>0.018728613392867</text:p>
          </table:table-cell>
          <table:table-cell table:style-name="ce2" office:value-type="float" office:value="0.694656488549618" calcext:value-type="float">
            <text:p>0.694656488549618</text:p>
          </table:table-cell>
          <table:table-cell table:style-name="ce2" office:value-type="float" office:value="0.980669637804506" calcext:value-type="float">
            <text:p>0.980669637804506</text:p>
          </table:table-cell>
          <table:table-cell table:style-name="ce2" office:value-type="float" office:value="0.0458015267175573" calcext:value-type="float">
            <text:p>0.04580152671755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moslim(3), marrons(2), historisch(8), onbeschaafd(2), aziatisch(4), gemengd(5), afgod(2), dwerggroei(4), gekleurd(2), achtergrond(10), berber(1), marron(6), zigeunermuziek(2), eskimo(1), indo-europeaan(7), neger(3), knecht(2), inheems(3), inlander(1), bediende(2), traditionele(2), tovenaar(4), negerslaven(2), slaaf(1), primitief(3), indo-europeaans(1), misvormden(1), mulat(1), indo(1), mongoolse(1), indisch(1), barbaar(2), koppensneller(1), metis(1), indische(2), halfbloed(1), inheemse(4), aziatische(2), inboorlingen(1), afkomst(1), page(1), kokkie(1), barbaar'sche(1), mesties(2), wereldhistorische(1), pygmee(1), inlandsche(1), medicijnman(2), zwartje(1), barbaren(1), zigeuners(1), ontdekken(1), zigeuner(1), bosneger(1), inheemsen(1), mulatten(1), stamboek(1), slavenschip(2), rassen(1), moor'en(1), inheemschen(1), slaven(1), volbloed(1), indiaan(1), kwinti(1)</text:p>
          </table:table-cell>
          <table:table-cell table:style-name="ce2" office:value-type="string" calcext:value-type="string">
            <text:p>('tehuis', 6), ('mijnwerker', 3), ('sanitair', 1), ('hulp', 31), ('staker', 1), ('arbeider', 24), ('gezel', 2), ('krankzinnig', 5), ('personeel', 14), ('lunchroom', 1), ('zieke', 2), ('krank', 2), ('patroon', 10), ('spoorwegpersoneel', 2), ('pension', 1), ('mathematisch', 1), ('weldadigheid', 1), ('verpleging', 1), ('gesticht', 2), ('zorging', 1), ('patien', 1), ('verplegen', 7), ('lijder', 2), ('zenuwlijder', 1), ('zieken', 7), ('melaatschen', 1), ('drankzuchtig', 1), ('reclasseering', 1), ('werkkamp', 1), ('specialiteit', 3), ('herkeuring', 1), ('moederschapszorg', 1), ('inroepen', 2), ('blinden', 1), ('kinderrechter', 1), ('strafgevangenis', 1), ('meerenberg', 1), ('restaurant', 1), ('bewaarster', 1)</text:p>
          </table:table-cell>
          <table:table-cell table:style-name="ce2" office:value-type="string" calcext:value-type="string">
            <text:p>tehuis, mijnwerker, sanitair, hulp, staker, arbeider, gezel, krankzinnig, personeel, lunchroom, zieke, krank, patroon, spoorwegpersoneel, pension, mathematisch, weldadigheid, verpleging, gesticht, zorging, patien, verplegen, lijder, zenuwlijder, zieken, melaatschen, drankzuchtig, reclasseering, werkkamp, specialiteit, herkeuring, moederschapszorg, inroepen, blinden, kinderrechter, strafgevangenis, meerenberg, restaurant, bewaarster</text:p>
          </table:table-cell>
          <table:table-cell table:number-columns-repeated="1012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341871" calcext:value-type="float">
            <text:p>34187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276315789473684" calcext:value-type="float">
            <text:p>0.276315789473684</text:p>
          </table:table-cell>
          <table:table-cell table:style-name="ce2" office:value-type="float" office:value="0.0297141305119302" calcext:value-type="float">
            <text:p>0.02971413051193</text:p>
          </table:table-cell>
          <table:table-cell table:style-name="ce2" office:value-type="float" office:value="0.671052631578947" calcext:value-type="float">
            <text:p>0.671052631578947</text:p>
          </table:table-cell>
          <table:table-cell table:style-name="ce2" office:value-type="float" office:value="0.981715532948603" calcext:value-type="float">
            <text:p>0.981715532948603</text:p>
          </table:table-cell>
          <table:table-cell table:style-name="ce2" office:value-type="float" office:value="0.0526315789473684" calcext:value-type="float">
            <text:p>0.05263157894736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skimo's(4), moslim(2), senaatsbediende(1), negerslaven(2), kaffer(1), negerrijk(3), queer(2), westers(2), stam(1), eskimo(4), wild(1), aziatisch(3), marron(8), mulat(2), indo-europeaan(1), blank(2), gemengd(2), traditionele(3), slavenschip(1), gay(1), pygmee(3), afkomst(2), achtergrond(4), marrons(3), bediende(1), mulatten(1), halfbloed(2), slaven'(1), berber(1), zimbabwe(1), primitief(1), mongoolsche(1), indiaan(1), mesties(1), knecht(1), aziatische(1), muzelman(1), stammen(1), handicap(1), gekleurd(1), afstammelingen(1)</text:p>
          </table:table-cell>
          <table:table-cell table:style-name="ce2" office:value-type="string" calcext:value-type="string">
            <text:p>('halle', 3), ('antwerpen', 12), ('gent', 4), ('kleef', 1), ('nancy', 1), ('uitzenden', 4), ('riot', 1), ('latham', 1), ('expeditie', 10), ('essen', 1), ('ontdekkingsreiziger', 2), ('bootsman', 4), ('mendoza', 2), ('pedro', 3), ('ville', 2), ('telefunken', 1), ('pooltocht', 1), ('peary', 1), ('poolreiziger', 2), ('kingsley', 1), ('poolexpeditie', 2), ('panne', 2), ('croix', 1), ('noordpool', 2), ('dusseldorp', 1), ('juan', 2), ('adolfo', 1), ('castillo', 1), ('antonio', 2), ('amunds', 1), ('perez', 2), ('diego', 1), ('duisburg', 1), ('belfort', 1), ('savoie', 1), ('karlsruhe', 1), ('draadlooz', 1), ('strang', 1)</text:p>
          </table:table-cell>
          <table:table-cell table:style-name="ce2" office:value-type="string" calcext:value-type="string">
            <text:p>halle, antwerpen, gent, kleef, nancy, uitzenden, riot, latham, expeditie, essen, ontdekkingsreiziger, bootsman, mendoza, pedro, ville, telefunken, pooltocht, peary, poolreiziger, kingsley, poolexpeditie, panne, croix, noordpool, dusseldorp, juan, adolfo, castillo, antonio, amunds, perez, diego, duisburg, belfort, savoie, karlsruhe, draadlooz, strang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religion</text:p>
            <text:p>(impure)</text:p>
          </table:table-cell>
          <table:table-cell table:style-name="ce1" office:value-type="float" office:value="341768" calcext:value-type="float">
            <text:p>341768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.224652087475149" calcext:value-type="float">
            <text:p>0.224652087475149</text:p>
          </table:table-cell>
          <table:table-cell table:style-name="ce1" office:value-type="float" office:value="0.0104908032247455" calcext:value-type="float">
            <text:p>0.010490803224746</text:p>
          </table:table-cell>
          <table:table-cell table:style-name="ce1" office:value-type="float" office:value="0.72962226640159" calcext:value-type="float">
            <text:p>0.72962226640159</text:p>
          </table:table-cell>
          <table:table-cell table:style-name="ce1" office:value-type="float" office:value="0.982871646117211" calcext:value-type="float">
            <text:p>0.982871646117211</text:p>
          </table:table-cell>
          <table:table-cell table:style-name="ce1" office:value-type="float" office:value="0.0457256461232604" calcext:value-type="float">
            <text:p>0.045725646123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arrons(3), achtergrond(23), indo(3), onbeschaafd(9), slavenschip(4), berber(3), aziatisch(14), moslim(37), aapman(2), negervrees(1), zigeunerin(1), kaffer(8), negers(3), slaven'(1), islamiet(13), barbaren(7), slaaf(11), inboorlingen(1), aziatische(6), mulat(2), indo-europeaans(1), traditionele(22), afgod(7), marron(10), moslims(6), historisch(18), homo(4), gemengd(9), indo-europeaan(14), misvormden(6), koelies(1), gekleurd(2), mongoolse(1), lesbisch(2), queer(2), medicijnman(13), traditioneel(6), ontdekken(6), pygmee(8), mongool(3), zigeuners(1), inheemsche(2), inboorling(3), page(4), halfbloed(6), hottentot(2), inlanders(2), grootst(1), aziatischejgeit(2), afgodendienst(2), lesbische(3), lilliputter(5), dwerg(4), inheemsen(2), lilliputters(1), bediende(3), kwinti(1), barbaar(6), inheems(12), inlandsche(6), mesties(6), exotisch(4), koppensnellers(1), kaffers(1), negerslaven(5), kokkie(6), slaven(5), koelie(2), barbarlje(2), medicijnmannen(1), boesman(1), muzelman(5), moor(2), inheems'che(2), tovenaar(1), zimbabwecultuur(1), traditioneelen(2), aboriginal(3), historischen(2), roots(1), dienstknecht(1), historische(4), zigeuner(3), barbaar'sche(1), ras(2), inheems'(1), barbaarschheid(1), eskimo(1), indiaan(5), bosneger(1), zwartje(4), pages(1), gay(1), wild(3), hottentotten(1), metis(1), koppensneller(3), baboe(1), knecht(4), berbers(1), inuit(2), afkomst(5), vermoord(1), dwerggroei(2), indo's(1), blank(1), neger(1), inheemse(1), moslimsoh(1), eskimobediende(1), mulattin(1), mulatten(1), zigeunermuziek(3), volbloed(1), halfbloedjes(1), negercultuur(1), inlander(1), primitief(5), indisch(1), gemengde(1), aziatischen(1), wilde(2), dwergeu(1), muzelman'(1), gekleurde(2), moslimsche(1), eskimo's(1), hottentottenstam(1), stammen(1), negerrijk(2), exotische(1), islamieten(1), christelijkhistorischen(1), onbeschaafdheid(1)</text:p>
          </table:table-cell>
          <table:table-cell table:style-name="ce1" office:value-type="string" calcext:value-type="string">
            <text:p>('bazuinen', 1), ('islam', 40), ('kerel', 8), ('godsdienst', 36), ('verkondigen', 11), ('christendom', 26), ('burgermannetje', 1), ('schurk', 3), ('slaaf', 26), ('onderdanig', 1), ('heidendom', 5), ('uitdeeler', 1), ('schimp', 2), ('hart', 55), ('jodendom', 7), ('liefde', 27), ('aanbidder', 1), ('godswege', 1), ('grap', 3), ('zachtaardig', 1), ('eerbied', 10), ('kameraad', 4), ('dom', 7), ('schenken', 25), ('kond', 3), ('zijns', 5), ('wdj', 1), ('nederig', 7), ('sympathie', 8), ('innig', 5), ('kattekwaad', 1), ('vervloeken', 1), ('afgod', 4), ('getrouw', 7), ('rasecht', 1), ('bekeeren', 8), ('babbelen', 1), ('eeuwig', 9), ('leelijk', 6), ('getrouwheid', 2), ('reformatie', 4), ('haasten', 3), ('compliment', 1), ('helper', 6), ('calvinisme', 1), ('medicijnman', 4), ('achting', 5), ('religie', 6), ('gerechtigheid', 2), ('aardsch', 2), ('gehoorzam', 2), ('schamen', 6), ('oppassen', 1), ('islamiet', 3), ('dierbaar', 4), ('trouw', 23), ('wegjagen', 3), ('stilzwijgen', 2), ('verbazen', 6), ('vertelsel', 1), ('indischman', 1), ('deelachtig', 3), ('leerstuk', 1), ('leering', 2), ('mopperen', 1), ('goedgunstigheid', 1), ('slim', 2), ('edelmoedig', 2), ('uithouden', 2), ('hoffelijk', 4), ('lafaard', 1), ('vervelend', 5), ('ganscher', 2), ('smeerlap', 1), ('dwepen', 1), ('boef', 2), ('voorbijgaan', 9), ('schamper', 1), ('tusschenbeiden', 1), ('karwei', 2), ('welgaan', 1), ('debiteren', 2), ('katholicisme', 2), ('beschermer', 2), ('gierig', 1), ('wellevend', 1), ('afgodendienst', 1), ('liefd', 2), ('wedergeboort', 1), ('fakir', 1), ('braaf', 2), ('uitslapen', 1), ('bedaren', 2), ('vaderen', 5), ('vloeken', 2), ('aanbidd', 1), ('onnoozel', 1), ('aanbidden', 4), ('verwaand', 1), ('goedmoedig', 2), ('uitverkor', 1), ('onderwereld', 1), ('dorpeling', 1), ('leclijk', 1), ('luchten', 5), ('bestiering', 1), ('hoonen', 1), ('mopper', 1), ('loopje', 1), ('geneeren', 1), ('haarzelve', 1), ('idioot', 3), ('bekeren', 2), ('uitverkorene', 1), ('vrijheidsstrijd', 1), ('zweren', 3), ('vergelen', 1), ('beulen', 1), ('eerbaar', 1), ('vervloekte', 1), ('spotziek', 1), ('humanist', 1), ('huwelijksband', 1), ('liefde-', 1), ('fatsoenlijk', 5), ('nijdig', 1), ('bataven', 1), ('verwennen', 4), ('godvreezend', 1), ('rechtschapen', 1), ('eigenzinnig', 1), ('leidsman', 1), ('bloedzuiger', 1), ('venijnig', 1), ('rechtgeaard', 2), ('heidensch', 4), ('opgeld', 1), ('mohammedaanschen', 1), ('rekel', 1), ('nonchalant', 1), ('caritas', 1), ('religieuse', 1), ('krachtmensch', 2), ('wereldburger', 1), ('duizendjarig', 2), ('cultus', 1), ('heldendaad', 1), ('sym', 1), ('deemoed', 1), ('ongeduldig', 2), ('tyran', 1), ('verootmoediging', 1), ('minachten', 2), ('beetnemen', 1), ('iegelijk', 1), ('vreest', 1), ('uitlachen', 4), ('gehechtheid', 2), ('verschillig', 1), ('vermanen', 1), ('humoristischen', 1), ('vertroetelen', 1), ('vermommen', 1), ('ironisch', 1), ('duivelachtig', 1), ('vermeten', 1), ("and'r", 1), ('leelljk', 1), ('zedeleer', 1), ('dogmatisch', 1), ('glorierijk', 3), ('bengel', 1), ('ondef', 1), ('geschrift', 1), ('scheldnaam', 1), ('toedragen', 1), ('genegenheid', 1), ('landjonker', 1), ('bestieren', 1), ('achterdochtig', 1), ('christenmensch', 1), ('verknocht', 1), ('tiran', 1), ('oorlogspad', 1), ('verkondig', 1), ('dapperen', 1), ('berouw', 1), ('stommiteit', 1), ('verbaasd', 1), ('liefhebben', 1), ('welopgevoed', 1), ('mank', 1), ('vertrouwelijk', 1), ('dogma', 1), ('grijns', 1), ('saamgewerkt', 1), ('wantrouwend', 1), ('vormelijk', 1), ('leelyk', 1), ('hiernamaals', 1), ('omhelzing', 1)</text:p>
          </table:table-cell>
          <table:table-cell table:style-name="ce1" office:value-type="string" calcext:value-type="string">
            <text:p>bazuinen, islam, kerel, godsdienst, verkondigen, christendom, burgermannetje, schurk, slaaf, onderdanig, heidendom, uitdeeler, schimp, hart, jodendom, liefde, aanbidder, godswege, grap, zachtaardig, eerbied, kameraad, dom, schenken, kond, zijns, wdj, nederig, sympathie, innig, kattekwaad, vervloeken, afgod, getrouw, rasecht, bekeeren, babbelen, eeuwig, leelijk, getrouwheid, reformatie, haasten, compliment, helper, calvinisme, medicijnman, achting, religie, gerechtigheid, aardsch, gehoorzam, schamen, oppassen, islamiet, dierbaar, trouw, wegjagen, stilzwijgen, verbazen, vertelsel, indischman, deelachtig, leerstuk, leering, mopperen, goedgunstigheid, slim, edelmoedig, uithouden, hoffelijk, lafaard, vervelend, ganscher, smeerlap, dwepen, boef, voorbijgaan, schamper, tusschenbeiden, karwei, welgaan, debiteren, katholicisme, beschermer, gierig, wellevend, afgodendienst, liefd, wedergeboort, fakir, braaf, uitslapen, bedaren, vaderen, vloeken, aanbidd, onnoozel, aanbidden, verwaand, goedmoedig, uitverkor, onderwereld, dorpeling, leclijk, luchten, bestiering, hoonen, mopper, loopje, geneeren, haarzelve, idioot, bekeren, uitverkorene, vrijheidsstrijd, zweren, vergelen, beulen, eerbaar, vervloekte, spotziek, humanist, huwelijksband, liefde-, fatsoenlijk, nijdig, bataven, verwennen, godvreezend, rechtschapen, eigenzinnig, leidsman, bloedzuiger, venijnig, rechtgeaard, heidensch, opgeld, mohammedaanschen, rekel, nonchalant, caritas, religieuse, krachtmensch, wereldburger, duizendjarig, cultus, heldendaad, sym, deemoed, ongeduldig, tyran, verootmoediging, minachten, beetnemen, iegelijk, vreest, uitlachen, gehechtheid, verschillig, vermanen, humoristischen, vertroetelen, vermommen, ironisch, duivelachtig, vermeten, and'r, leelljk, zedeleer, dogmatisch, glorierijk, bengel, ondef, geschrift, scheldnaam, toedragen, genegenheid, landjonker, bestieren, achterdochtig, christenmensch, verknocht, tiran, oorlogspad, verkondig, dapperen, berouw, stommiteit, verbaasd, liefhebben, welopgevoed, mank, vertrouwelijk, dogma, grijns, saamgewerkt, wantrouwend, vormelijk, leelyk, hiernamaals, omhelzing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1204" calcext:value-type="float">
            <text:p>341204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53617877480347" calcext:value-type="float">
            <text:p>0.1536178774803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82981613918326" calcext:value-type="float">
            <text:p>0.982981613918326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o(3), negerslaven(1), blank(1), roots(1), negerrijk(1), inlandsche(1), aziatisch(1), achtergrond(2), koppensneller(1), koelie(1), indo-europeaan(1), traditionele(1), aboriginal(1)</text:p>
          </table:table-cell>
          <table:table-cell office:value-type="string" calcext:value-type="string">
            <text:p>('heli', 1), ('amar', 1), ('sum', 4), ('suni', 1), ('rubber', 4), ('dali', 1), ('bangak', 1), ('probollngo', 1), ('rabb', 1), ('ueli', 1)</text:p>
          </table:table-cell>
          <table:table-cell office:value-type="string" calcext:value-type="string">
            <text:p>heli, amar, sum, suni, rubber, dali, bangak, probollngo, rabb, ueli</text:p>
          </table:table-cell>
          <table:table-cell table:number-columns-repeated="101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41604" calcext:value-type="float">
            <text:p>341604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0.214285714285714" calcext:value-type="float">
            <text:p>0.214285714285714</text:p>
          </table:table-cell>
          <table:table-cell table:style-name="ce2" office:value-type="float" office:value="0.0299625988193308" calcext:value-type="float">
            <text:p>0.029962598819331</text:p>
          </table:table-cell>
          <table:table-cell table:style-name="ce2" office:value-type="float" office:value="0.731292517006803" calcext:value-type="float">
            <text:p>0.731292517006803</text:p>
          </table:table-cell>
          <table:table-cell table:style-name="ce2" office:value-type="float" office:value="0.985623730785533" calcext:value-type="float">
            <text:p>0.985623730785533</text:p>
          </table:table-cell>
          <table:table-cell table:style-name="ce2" office:value-type="float" office:value="0.054421768707483" calcext:value-type="float">
            <text:p>0.05442176870748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berber(4), gemengd(19), indo-europeaan(17), moslimsohe(1), aziatisch(12), moslim(25), marron(17), mulat(6), zigeuner(9), afkomst(7), aapman(1), zigeunerbende(2), negervrees(1), inheems(16), zigeunermuziek(3), moordenaar(1), negerslaven(9), achtergrond(35), pygmee(3), koelies(2), halfbloed(10), marrons(2), historischcn(1), inheemse(6), indo(3), exotisch(7), metis'nachts(1), gekleurd(7), neger(9), zigeunerin(1), roots(3), afgod(8), historisch(37), historischen(1), homo(4), traditionele(18), baboe(6), koelie(4), koppensneller(5), bedienden(2), boesman(2), queer(1), indische(3), dwerggroei(15), moslims(5), handicap(1), medicijnman(7), eskimo(2), traditioneel(4), zigeuners(5), slaven(4), ontdekken(7), christelijkhistorisch'(1), grootst(1), slaaf(5), lesbische(1), slavenschip(6), eskimo's(6), zimbabwe(1), indiaans(1), blank(4), volbloed(4), dwerg(6), bediende(6), lilliputters(4), historische(9), inlandsche(2), inuit(1), moor(2), lilliputter(4), inboorlingen(1), inheemschen(1), zwartje(4), inheemsche(3), barbaar(6), indiaan(6), barbaren(9), wilde(1), stam(3), inboorling(4), kaffer(5), muzelman(3), inheems'che(2), primitief(1), tovenaar(2), zimbabwecultuur(1), aboriginal(2), aziatische(2), inheems'(1), hottentot(5), inlander(4), verraste(1), mesties(3), blanke(2), kaffers(1), mengras(3), pages(1), gay(2), onbeschaafd(4), pygmeeen(1), metis(1), negers(1), schildersknecht(1), misvormden(6), knecht(3), ras(3), berbers(1), indischen(1), islamiet(5), kokkie(3), negerrijk(2), verwilderd(1), moslimsche(3), mohemmedaan(1), birma(1), barbaarsche(1), dwergen(1), gekleurde(2), kaukasisch(1), mongool(2), roma(1), page(2), lesbisch(2), indiaansch(1), knechts(1), traditionele'(1), negercultuur(1), indisch(1), dwergeu(1), muzelman'(1), inlanders(1), jokjakarta(1), boesmanbanelen(1), roots'(1), bosneger(1), zwartjes(1), galeislaven(1)</text:p>
          </table:table-cell>
          <table:table-cell table:style-name="ce2" office:value-type="string" calcext:value-type="string">
            <text:p>('prediken', 12), ('vrouw', 148), ('jongen', 39), ('historisch', 24), ('dank', 11), ('betuigen', 5), ('danken', 26), ('zegetocht', 1), ('kerkgenootschap', 2), ('meisje', 67), ('geschiedenis', 39), ('hullen', 4), ('philosoph', 1), ('geboren', 17), ('boek', 44), ('wijden', 20), ('belangstelling', 26), ('romeinsch', 7), ('geloovig', 12), ('schiedeni', 1), ('herinnering', 16), ('gehoor', 6), ('kerkelijk', 6), ('triomftocht', 1), ('interesse', 1), ('redenaar', 2), ('proeve', 1), ('hartelijk', 16), ('groeten', 6), ('personage', 2), ('denker', 1), ('hulde', 11), ('huldigen', 6), ('nagedachtenis', 2), ('hartelgk', 1), ('dagteekent', 1), ('eere', 4), ('gebodene', 1), ('zigeuner', 13), ('zigeuners', 1), ('gedachtenis', 2), ('handdruk', 1), ('reeks', 10), ('schets', 4), ('achtbaar', 1), ('groet', 1), ('neerknielen', 1), ('tolk', 4), ('wel-', 2), ('verluchten', 2), ('dopen', 5), ('wereldlijk', 1), ('residentiestad', 1), ('kernachtig', 1), ('encyclopedie', 2), ('gedenken', 2), ('belletrie', 1), ('huide', 1), ('romeinschen', 1), ('hebreeuwsch', 3), ('bewoording', 2), ('historie', 9), ('filosoof', 2), ('jongeling', 1), ('catechismus', 1), ('schap', 1), ('opkomst', 4), ('sprookje', 4), ('annalen', 3), ('lectuur', 3), ('komisch', 2), ('handboek', 2), ('meis', 1), ('geillustreeren', 1), ('formaat', 1), ('schoolmeisje', 1), ('betuig', 1), ('bybel', 3), ('jodg', 1), ('woerd', 1), ('hernhutter', 1), ('ouderlijk', 2), ('allerhartelijk', 1), ('stichtelijk', 1), ('tractaatje', 1), ('dateerenen', 1), ('langstelling', 1), ('godsdienstplicht', 1), ('aartsengel', 1), ('geachten', 1), ('levensjaar', 1), ('poeriem', 1), ('boerenjongen', 1), ('rituaal', 1), ('marskramer', 1), ('boerin', 2), ('dateeren', 1), ('kleuter', 1), ('wijsgeer', 1), ('illustratie', 2), ('liturgie', 1), ('betuiging', 1), ('doopen', 1), ('dateren', 2), ('gestr', 1), ('onvergetelijk', 1), ('amusant', 1), ('geloovigen', 1)</text:p>
          </table:table-cell>
          <table:table-cell table:style-name="ce2" office:value-type="string" calcext:value-type="string">
            <text:p>prediken, vrouw, jongen, historisch, dank, betuigen, danken, zegetocht, kerkgenootschap, meisje, geschiedenis, hullen, philosoph, geboren, boek, wijden, belangstelling, romeinsch, geloovig, schiedeni, herinnering, gehoor, kerkelijk, triomftocht, interesse, redenaar, proeve, hartelijk, groeten, personage, denker, hulde, huldigen, nagedachtenis, hartelgk, dagteekent, eere, gebodene, zigeuner, zigeuners, gedachtenis, handdruk, reeks, schets, achtbaar, groet, neerknielen, tolk, wel-, verluchten, dopen, wereldlijk, residentiestad, kernachtig, encyclopedie, gedenken, belletrie, huide, romeinschen, hebreeuwsch, bewoording, historie, filosoof, jongeling, catechismus, schap, opkomst, sprookje, annalen, lectuur, komisch, handboek, meis, geillustreeren, formaat, schoolmeisje, betuig, bybel, jodg, woerd, hernhutter, ouderlijk, allerhartelijk, stichtelijk, tractaatje, dateerenen, langstelling, godsdienstplicht, aartsengel, geachten, levensjaar, poeriem, boerenjongen, rituaal, marskramer, boerin, dateeren, kleuter, wijsgeer, illustratie, liturgie, betuiging, doopen, dateren, gestr, onvergetelijk, amusant, geloovigen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0578" calcext:value-type="float">
            <text:p>340578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661487" calcext:value-type="float">
            <text:p>0.45466148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87673609" calcext:value-type="float">
            <text:p>0.98767360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boorling(1), marron(1), blank(1)</text:p>
          </table:table-cell>
          <table:table-cell office:value-type="string" calcext:value-type="string">
            <text:p>('ural', 1), ('zr.', 1), ('uitg', 1)</text:p>
          </table:table-cell>
          <table:table-cell office:value-type="string" calcext:value-type="string">
            <text:p>ural, zr., uit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dible fish</text:p>
          </table:table-cell>
          <table:table-cell table:style-name="ce1" office:value-type="float" office:value="340776" calcext:value-type="float">
            <text:p>340776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0.258706467661692" calcext:value-type="float">
            <text:p>0.258706467661692</text:p>
          </table:table-cell>
          <table:table-cell table:style-name="ce1" office:value-type="float" office:value="0.0048738567327065" calcext:value-type="float">
            <text:p>0.004873856732707</text:p>
          </table:table-cell>
          <table:table-cell table:style-name="ce1" office:value-type="float" office:value="0.701492537313433" calcext:value-type="float">
            <text:p>0.701492537313433</text:p>
          </table:table-cell>
          <table:table-cell table:style-name="ce1" office:value-type="float" office:value="0.989162324357952" calcext:value-type="float">
            <text:p>0.989162324357952</text:p>
          </table:table-cell>
          <table:table-cell table:style-name="ce1" office:value-type="float" office:value="0.0398009950248756" calcext:value-type="float">
            <text:p>0.0398009950248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dwerggroei(10), gemengd(6), indiaan(3), afkomst(2), indo-europeaan(11), inheems(12), afgod(1), barbaren(2), aziatisch(8), traditionele(7), marron(4), lilliputter(4), aapman(1), achtergrond(11), eskimo's(3), blank(1), mongool(3), mengras(2), indisch(2), dwerg(4), page(2), mongoolsche(1), barbaar(2), koelie(2), primitief(3), traditioneel(4), kokkie(3), marrons(1), slaaf(3), lilliputters(2), dienstknechts(1), indo-europeaans(1), misvormden(2), wild(1), historisch(3), dwergeu(1), inlanders(2), roots(1), zwartje(3), westers(1), indo(3), inlander(2), en'marron(1), pygmee(4), eskimo(2), knecht(4), koppensneller(4), moslim(5), queer(2), zigeuner(3), bediende(1), kaffer(3), slaven(2), kaffers(1), kaukasisch(1), gekleurde(1), inuit(1), afgodsbeeldje(1), boesman(2), eskimoverhalen(1), zigeuners(1), muzelmannen(1), inboorling(1), exotisch(4), negerrijk(2), ontdekken(1), zigeunermuziek(1), pygmeeen(1), inboorlingen(1), hottentot(1), dwergen(1), inheemsche(1), islamieten(1), galeislaven(1), mesties(1), wereldmoord(1), volksstam(1)</text:p>
          </table:table-cell>
          <table:table-cell table:style-name="ce1" office:value-type="string" calcext:value-type="string">
            <text:p>('klein', 146), ('haring', 2), ('visch', 4), ('rog', 1), ('versch', 6), ('ei', 7), ('kooi', 3), ('bot', 6), ('kleins', 2), ('tong', 6), ('mand', 7), ('kleine', 3), ('steur', 1), ('gul', 2), ('bog', 1), ('paling', 2), ('kooien', 1), ('zalm', 1), ('spiering', 1), ('klelno', 1), ('geep', 1), ('baars', 1), ('uitlegger', 1), ('blei', 1), ('hake', 1), ('kleiae', 1)</text:p>
          </table:table-cell>
          <table:table-cell table:style-name="ce1" office:value-type="string" calcext:value-type="string">
            <text:p>klein, haring, visch, rog, versch, ei, kooi, bot, kleins, tong, mand, kleine, steur, gul, bog, paling, kooien, zalm, spiering, klelno, geep, baars, uitlegger, blei, hake, kleiae</text:p>
          </table:table-cell>
          <table:table-cell table:number-columns-repeated="1012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40055" calcext:value-type="float">
            <text:p>3400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126091808986794" calcext:value-type="float">
            <text:p>0.01260918089867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90915805954796" calcext:value-type="float">
            <text:p>0.9909158059547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skimo(2), mesties(1), achtergrond(1), mulat(1), marron(1), barbaren(1), westers(1), misvormden(1), bosnegers(1), barbaarschheid(1), blank(1)</text:p>
          </table:table-cell>
          <table:table-cell table:style-name="ce2" office:value-type="string" calcext:value-type="string">
            <text:p>('gol', 1), ('n--', 1), ('muu', 1), ('bina', 2), ('ilk', 1), ('orr', 1), ('i).-', 3), ('rls', 1), ('tua', 1), ('k*t', 1)</text:p>
          </table:table-cell>
          <table:table-cell table:style-name="ce2" office:value-type="string" calcext:value-type="string">
            <text:p>gol, n--, muu, bina, ilk, orr, i).-, rls, tua, k*t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211" calcext:value-type="float">
            <text:p>341211</text:p>
          </table:table-cell>
          <table:table-cell office:value-type="float" office:value="232" calcext:value-type="float">
            <text:p>232</text:p>
          </table:table-cell>
          <table:table-cell office:value-type="float" office:value="0.21551724137931" calcext:value-type="float">
            <text:p>0.21551724137931</text:p>
          </table:table-cell>
          <table:table-cell office:value-type="float" office:value="0.117140044225799" calcext:value-type="float">
            <text:p>0.117140044225799</text:p>
          </table:table-cell>
          <table:table-cell office:value-type="float" office:value="0.702586206896552" calcext:value-type="float">
            <text:p>0.702586206896552</text:p>
          </table:table-cell>
          <table:table-cell office:value-type="float" office:value="0.99215751544628" calcext:value-type="float">
            <text:p>0.99215751544628</text:p>
          </table:table-cell>
          <table:table-cell office:value-type="float" office:value="0.0818965517241379" calcext:value-type="float">
            <text:p>0.0818965517241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rber(1), ontdekken(6), achtergrond(10), gemengd(6), indo-europeaan(12), afgod(5), gekleurde(1), hottentot(4), wild(1), negerslaven(6), kaffer(3), halfbloed(2), slavenschip(5), aziatisch(7), islamiet(3), slaaf(5), primitief(3), bediende(3), aziatischen(1), negerin(1), traditionele(7), ras(1), page(2), stam(1), moslim(19), mengras(2), aziatische(2), zwartje(3), pygmee(3), negers(1), zigeunermuziek(2), inheems(4), homo(1), dienstknechts(1), negercultuur(1), misvormden(3), onbeschaafd(5), gekleurd(1), kafferhoofdman(1), historische(2), historischen(2), mesties(3), historisch(7), mongool(3), exotisch(4), kokkie(2), neger(3), baboe(1), afgodendienst(1), barbaren(2), eskimo(1), roots(1), slaven(6), medicijnman(4), marrons(2), k'mesties(2), blank(2), muzelman(1), barbaar(3), marron(6), knecht(1), inlandsche(1), barbaarsche(1), dienstknecht(1), tovenaar(1), indische(1), aboriginal(1), moslimsche(2), indolonten(1), eskimo's(2), queer(1), koppensneller(1), inboorling(2), inheemsche(1), zigeuner(1), lesbisch(1), afkomst(1), dwerg(1), groothistorische(1), lesbische(1), mulat(1), indiaan(1), traditioneel(1), lilliputter(1), rassenhaat(1), wereldmoord(1)</text:p>
          </table:table-cell>
          <table:table-cell office:value-type="string" calcext:value-type="string">
            <text:p>('vergeten', 40), ('verrader', 2), ('gewillig', 3), ('bres', 3), ('voorvechter', 2), ('waard', 19), ('beetje', 18), ('eerlijk', 13), ('slaven', 25), ('belooven', 1), ('berispen', 1), ('godsdien', 1), ('hooghartig', 1), ('creatuur', 3), ('groot-nederlandsch', 1), ('ergens', 8), ('despoot', 5), ('gehoorzamen', 8), ('vaderlandslievende', 1), ('gehoorzaamheid', 4), ('verdraaien', 2), ('ongeloovig', 7), ('wereldgeschiedenis', 1), ('recalcitrant', 1), ('geduldig', 3), ('verontschuldiging', 1), ('verleid', 1), ('dwaas', 5), ('stoutweg', 2), ('strijder', 2), ('wraakgierig', 1), ('overheerscher', 2), ('logika', 1), ('hervormer', 3), ('inpalmen', 1), ('theoreticus', 1), ('kinderachtig', 1), ('wordenl', 1), ('afrekenen', 1), ('dweper', 2), ('verongelijkte', 1), ('veront', 1), ('calvinistisch', 3), ('betitelen', 4), ('belachelijk', 2), ('strijdlustig', 1), ('spijt', 3), ('list', 2), ('ijveraar', 3), ('naar', 1), ('luchthartig', 1), ('slavin', 3), ('duisterling', 1), ('uitdagen', 1), ('onderworpenheid', 2), ('bespottelijk', 2), ('onbeschaamd', 1), ('vrijmetselarij', 1), ('verzinnen', 2), ('mohammedanisme', 1), ('gehate', 4), ('cynisch', 1), ('patriotisch', 1), ('afrikaans', 1), ('afzweren', 1), ('heeleinaal', 1), ('medestrijder', 1), ('dwaze', 1), ('geringschatten', 1), ('minacht', 1), ('onbekeerd', 1), ('schijnt', 1), ('terwille', 1), ('revolutiejaar', 1), ('vrijmetselaar', 1), ('egoist', 1), ('proseliet', 1), ('gedragen', 1), ('dweeper', 1), ('overwint', 1)</text:p>
          </table:table-cell>
          <table:table-cell office:value-type="string" calcext:value-type="string">
            <text:p>vergeten, verrader, gewillig, bres, voorvechter, waard, beetje, eerlijk, slaven, belooven, berispen, godsdien, hooghartig, creatuur, groot-nederlandsch, ergens, despoot, gehoorzamen, vaderlandslievende, gehoorzaamheid, verdraaien, ongeloovig, wereldgeschiedenis, recalcitrant, geduldig, verontschuldiging, verleid, dwaas, stoutweg, strijder, wraakgierig, overheerscher, logika, hervormer, inpalmen, theoreticus, kinderachtig, wordenl, afrekenen, dweper, verongelijkte, veront, calvinistisch, betitelen, belachelijk, strijdlustig, spijt, list, ijveraar, naar, luchthartig, slavin, duisterling, uitdagen, onderworpenheid, bespottelijk, onbeschaamd, vrijmetselarij, verzinnen, mohammedanisme, gehate, cynisch, patriotisch, afrikaans, afzweren, heeleinaal, medestrijder, dwaze, geringschatten, minacht, onbekeerd, schijnt, terwille, revolutiejaar, vrijmetselaar, egoist, proseliet, gedragen, dweeper, overwint</text:p>
          </table:table-cell>
          <table:table-cell table:number-columns-repeated="1012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41408" calcext:value-type="float">
            <text:p>34140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0.222737819025522" calcext:value-type="float">
            <text:p>0.222737819025522</text:p>
          </table:table-cell>
          <table:table-cell table:style-name="ce2" office:value-type="float" office:value="0.0210623480363393" calcext:value-type="float">
            <text:p>0.021062348036339</text:p>
          </table:table-cell>
          <table:table-cell table:style-name="ce2" office:value-type="float" office:value="0.719257540603248" calcext:value-type="float">
            <text:p>0.719257540603248</text:p>
          </table:table-cell>
          <table:table-cell table:style-name="ce2" office:value-type="float" office:value="0.993031940345504" calcext:value-type="float">
            <text:p>0.993031940345504</text:p>
          </table:table-cell>
          <table:table-cell table:style-name="ce2" office:value-type="float" office:value="0.0580046403712297" calcext:value-type="float">
            <text:p>0.0580046403712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fkomst(4), aziatisch(22), marrons(5), slavenschip(2), achtergrond(41), gemengd(7), baboe(4), tovenaars(1), moslimsch(1), hottentot(4), aapman(1), zigeunerbende(1), moslim(19), negervrees(1), zigeunerin(2), inboorlingen(2), koelies(2), indo-europeaan(19), homo(4), tovenaar(2), islamiet(4), marron(17), historisch(7), inheems(9), exotisch(9), mulat(4), onbeschaafd(2), traditioneel(3), berber(4), traditionele(11), eskimo's(3), westers(1), jachtwild(1), koppensneller(3), blank(4), lilliputters(1), wild(4), dwerggroei(7), barbaren(3), eskimo(4), moslims(3), indische(1), koelie(3), halfbloed(4), mongool(7), zigeuner(4), pygmee(4), stam(3), negerslaven(5), grootst(1), misvormden(6), inlander(4), dwerg(5), historische(3), moslimsche(2), transport(1), lilliputter(1), neger(2), bediende(4), barbarlje(1), medicijnman(4), mengras(3), mongoolsche(1), inboorling(3), muzelman(2), barbaar(3), hottentotten(3), koppensnellers(1), muzelmansch(1), afgodendienst(1), metis(2), slaven(1), aziatische(2), indiaan(3), kaukasisch(2), ontdekken(2), afgodisch(1), mesties(7), muzelmannen(1), blanke(1), pages(1), slaaf(4), pygmeeen(1), inuit(2), aboriginal(1), kokkie(7), kaffer(2), volbloed(2), schildersknecht(1), gekleurd(2), knecht(2), ras(2), indischen(1), indo(1), bosneger(4), boesman(2), verwilderd(1), zwartje(3), inlanders(1), negers(1), zigeuners(1), exotische(1), afgod(3), queer(1), gemengde(2), kaffers(1), page(2), primitief(2), inheemsen(1), moor(2), bosnegers(1), inheemschen(1), volbloedras(1), halfbloedjes(1), medicijnmannen(1), wereldmoord(1), negerjongen(1), dwergjes(1), indiaansch(1), wilde(3), dienstknechts(1), zigeunermuziek(1), indisch(1), inheemsche(1), inlandsche(1), negerrijk(2), dwergen(1), galeislaven(1)</text:p>
          </table:table-cell>
          <table:table-cell table:style-name="ce2" office:value-type="string" calcext:value-type="string">
            <text:p>('zweven', 1), ('gelaat', 23), ('duisternis', 7), ('vluchten', 15), ('schouder', 10), ('vervolger', 2), ('wang', 8), ('lippen', 1), ('gezicht', 25), ('gestalte', 14), ('vatten', 18), ('slank', 9), ('blos', 3), ('mond', 12), ('diep', 38), ('bewegelijk', 1), ('ontkwamen', 1), ('verblind', 1), ('achtervolgen', 6), ('strak', 3), ('maalstroom', 3), ('verbleeken', 2), ('stijf', 1), ('armoedig', 2), ('trek', 1), ('naderen', 15), ('wegtrekken', 1), ('lip', 10), ('verzeilen', 2), ('uitzien', 7), ('hazenpad', 1), ('kaak', 2), ('raken', 28), ('aantreffen', 11), ('bevinden', 43), ('forsch', 4), ('bchot', 1), ('binnendringen', 5), ('voorhoofd', 4), ('zwevend', 1), ('opduiken', 1), ('stralend', 1), ('buigen', 14), ('wankelen', 3), ('aanraking', 4), ('frissch', 5), ('onheilspellend', 1), ('vlucht', 9), ('stoot', 6), ('grijpen', 19), ('overvallen', 5), ('vuist', 5), ('bespringen', 6), ('gedaante', 8), ('adem', 4), ('postuur', 1), ('ontbranden', 2), ('woelen', 1), ('bleek', 3), ('onverhoeds', 1), ('rochelen', 1), ('aanwakkeren', 1), ('robuust', 1), ('stevig', 3), ('trillen', 2), ('borstelig', 1), ('verwilderen', 1), ('dronken', 3), ('ongemerkt', 1), ('aanblazen', 1), ('slap', 6), ('ademhalen', 1), ('huidskleur', 2), ('droomenen', 1), ('frisch', 2), ('misvormd', 1), ('hanteeren', 2), ('toesteken', 1), ('gebrild', 1), ('inslaan', 2), ('ballen', 2), ('aangevallene', 1), ('bukken', 2), ('woesteling', 1), ('gelaatskleur', 1), ('behaaglijk', 1), ('afwerken', 4), ('stuiptrekken', 1), ('onmerkbaar', 1), ('ooren', 2), ('haveloos', 1), ('opdoemen', 1), ('smettelooz', 1), ('worgen', 2), ('doorkijken', 2), ('tasten', 4), ('gladgeschor', 1), ('zwijm', 2), ('wegvluchten', 2), ('spookachtig', 2), ('weelderig', 4), ('wegzinken', 2), ('wischen', 1), ('ontwaren', 1), ('geweerschot', 1), ('schim', 1), ('rillen', 1), ('geweerkolf', 1), ('heenkomen', 1), ('gebruind', 1), ('vooroverbuigen', 1), ('losbarsten', 1), ('misvormen', 3), ('halfdood', 1), ('neerliggen', 1), ('gedrang', 1), ('wanstaltig', 1), ('sjofel', 1), ('laaiend', 1), ('dichtgeknep', 1), ('wenkbrauw', 1), ('stormachtig', 1), ('peilen', 1), ('gelaatstrek', 1), ('neerbuigen', 1), ('lenig', 1), ('armelijk', 1)</text:p>
          </table:table-cell>
          <table:table-cell table:style-name="ce2" office:value-type="string" calcext:value-type="string">
            <text:p>zweven, gelaat, duisternis, vluchten, schouder, vervolger, wang, lippen, gezicht, gestalte, vatten, slank, blos, mond, diep, bewegelijk, ontkwamen, verblind, achtervolgen, strak, maalstroom, verbleeken, stijf, armoedig, trek, naderen, wegtrekken, lip, verzeilen, uitzien, hazenpad, kaak, raken, aantreffen, bevinden, forsch, bchot, binnendringen, voorhoofd, zwevend, opduiken, stralend, buigen, wankelen, aanraking, frissch, onheilspellend, vlucht, stoot, grijpen, overvallen, vuist, bespringen, gedaante, adem, postuur, ontbranden, woelen, bleek, onverhoeds, rochelen, aanwakkeren, robuust, stevig, trillen, borstelig, verwilderen, dronken, ongemerkt, aanblazen, slap, ademhalen, huidskleur, droomenen, frisch, misvormd, hanteeren, toesteken, gebrild, inslaan, ballen, aangevallene, bukken, woesteling, gelaatskleur, behaaglijk, afwerken, stuiptrekken, onmerkbaar, ooren, haveloos, opdoemen, smettelooz, worgen, doorkijken, tasten, gladgeschor, zwijm, wegvluchten, spookachtig, weelderig, wegzinken, wischen, ontwaren, geweerschot, schim, rillen, geweerkolf, heenkomen, gebruind, vooroverbuigen, losbarsten, misvormen, halfdood, neerliggen, gedrang, wanstaltig, sjofel, laaiend, dichtgeknep, wenkbrauw, stormachtig, peilen, gelaatstrek, neerbuigen, lenig, armelijk</text:p>
          </table:table-cell>
          <table:table-cell table:number-columns-repeated="101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340301" calcext:value-type="float">
            <text:p>34030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303571428571429" calcext:value-type="float">
            <text:p>0.303571428571429</text:p>
          </table:table-cell>
          <table:table-cell table:style-name="ce2" office:value-type="float" office:value="0.0197547796279594" calcext:value-type="float">
            <text:p>0.019754779627959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0.995087765213457" calcext:value-type="float">
            <text:p>0.995087765213457</text:p>
          </table:table-cell>
          <table:table-cell table:style-name="ce2" office:value-type="float" office:value="0.0714285714285714" calcext:value-type="float">
            <text:p>0.0714285714285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arbaar(1), afkomst(1), bosneger(2), dwerg(1), gemengd(3), slaaf(2), kafferhoofdman(1), aziatisch(3), marron(5), gekleurde(1), moor(1), negerrestaurant(1), bediende(3), eskimo's(1), bedienden(1), slavenschip(2), queer(1), zigeuner(1), indo-europeaan(2), inuit(1), roots(1), afgod(1), moslim(2), lilliputter(1), negerslaven(1), primitief(1), exotisch(1), christelijkhistorischen(1), achtergrond(1), stam(1), traditionele(1), inlander(1), knecht(1), kokkie(2), baboe(1), halfbloed(2), kaffer(1), stammen(1), neger(1)</text:p>
          </table:table-cell>
          <table:table-cell table:style-name="ce2" office:value-type="string" calcext:value-type="string">
            <text:p>('mijnheer', 16), ('pardon', 5), ('hernemen', 3), ('mynheer', 1), ('drommels', 1), ('boodschap', 13), ('zwijg', 1), ("~'t", 1), ('enfin', 1), ('daag', 2), ('~en', 1), ('meneer', 6), ('gekheid', 1), ('weineen', 2), ('spreek', 1), ('jawel', 1), ('neeu', 1), ('kortaf', 1), ('beknorren', 1), ('//maar', 1), ('watte', 1), ('zeg', 1)</text:p>
          </table:table-cell>
          <table:table-cell table:style-name="ce2" office:value-type="string" calcext:value-type="string">
            <text:p>mijnheer, pardon, hernemen, mynheer, drommels, boodschap, zwijg, ~'t, enfin, daag, ~en, meneer, gekheid, weineen, spreek, jawel, neeu, kortaf, beknorren, //maar, watte, zeg</text:p>
          </table:table-cell>
          <table:table-cell table:number-columns-repeated="101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41803" calcext:value-type="float">
            <text:p>341803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0.252840909090909" calcext:value-type="float">
            <text:p>0.252840909090909</text:p>
          </table:table-cell>
          <table:table-cell table:style-name="ce2" office:value-type="float" office:value="0.000696616264681698" calcext:value-type="float">
            <text:p>0.000696616264682</text:p>
          </table:table-cell>
          <table:table-cell table:style-name="ce2" office:value-type="float" office:value="0.704545454545455" calcext:value-type="float">
            <text:p>0.704545454545455</text:p>
          </table:table-cell>
          <table:table-cell table:style-name="ce2" office:value-type="float" office:value="0.997865320710539" calcext:value-type="float">
            <text:p>0.997865320710539</text:p>
          </table:table-cell>
          <table:table-cell table:style-name="ce2" office:value-type="float" office:value="0.0426136363636364" calcext:value-type="float">
            <text:p>0.04261363636363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aziatisch(16), baboe(3), indo-europeaan(11), moslimsohe(1), hottentot(6), mulat(2), traditionele(10), zigeuner(3), eskimo's(5), gemengd(5), inheems(10), berber(5), blank(11), achtergrond(33), inboorlingen(2), negerslaven(3), negercultuur(1), onbeschaafd(5), zigeunerin(1), mongool(4), moslims(3), historisch(7), lesbisch(3), moslim(11), jachtwild(1), neger(2), marron(12), handicapper(1), kokkie(6), wild(3), pygmee(8), indisch(2), moslimsche(1), bediendepmijnneer(1), indolonten(1), inheemsche(2), slaaf(4), lilliputter(4), volbloed(2), aziatischejgeit(2), bosneger(4), eskimo(4), westers(1), zimbabwe(2), lilliputters(2), roots(2), zwartje(5), kaffers(1), inlandsche(1), koelie(3), inuit(2), bediende(2), kaukasisch(2), medicijnman(6), exotisch(4), tovenaar(1), inboorling(5), afgod(2), kaffer(2), zigeunerbende(1), hottentotten(1), zimbabwecultuur(1), muzelmansch(1), metis(3), aapman(1), inlander(4), dwerg(2), traditioneel(3), koelied(1), afgodsbeeldje(1), boesman(1), ontdekken(3), wereldhistorische(1), barbaren(4), afgodisch(1), homo(2), mesties(4), slaven(1), koppensneller(1), pages(1), afkomst(1), gekleurd(3), muzelman(2), misvormden(2), stam(2), negerrijk(3), ras(1), primitief(2), knecht(4), birma(1), aziatische(2), historische(1), dwerggroei(2), mulatten(1), barbaar(1), inheemse(1), groothistorische(1), berberoorlog(1), etniciteit(1), halfbloedjes(1), medicijnmannen(1), zigeunermuziek(1), voorhistorische(1), dwergjes(1), indiaansch(1), wilde(2), dwergeu(1), indiaan(1), mengras(1), indo(1), gekleurde(1), page(1), exotische(1), marrons(1), marron'(1), slavenschip(1)</text:p>
          </table:table-cell>
          <table:table-cell table:style-name="ce2" office:value-type="string" calcext:value-type="string">
            <text:p>('top', 12), ('modder', 5), ('kleden', 12), ('construeren', 1), ('geloopen', 4), ('vloer', 4), ('breed', 15), ('steenen', 11), ('kunstig', 4), ('vernielen', 12), ('lamplicht', 1), ('gebint', 1), ('rots', 7), ('slingeren', 4), ('aansteken', 4), ('bout', 1), ('kruisen', 5), ('legerstede', 4), ('overstromen', 4), ('schaar', 8), ('gewaad', 6), ('laden', 6), ('bergtop', 3), ('verticaal', 2), ('branden', 14), ('vlam', 12), ('snelheid', 4), ('waarachter', 4), ('haken', 1), ('omstaan', 1), ('bovenaan', 4), ('sneeuwschoen', 1), ('steen', 8), ('ontsteken', 1), ('kloof', 1), ('steil', 5), ('omgeven', 6), ('deuren', 1), ('diepte', 9), ('ommezien', 2), ('pad', 12), ('steile', 2), ('onderst', 5), ('uniform', 4), ('laagte', 1), ('smal', 5), ('broeien', 2), ('gordijn', 5), ('gat', 10), ('plek', 10), ('verbrijzelen', 5), ('diepen', 3), ('lekken', 2), ('spleet', 2), ('vuurgloed', 1), ('rookenen', 2), ('walmen', 1), ('traliewerk', 1), ('draperie', 3), ('boren', 7), ('omslaan', 3), ('kolos', 1), ('brokstuk', 1), ('breede', 5), ('spant', 1), ('massief', 2), ('lusthof', 2), ('bloementuin', 1), ('straal', 3), ('schietgat', 1), ('koepeldak', 1), ('spits', 6), ('vonk', 2), ('wegdrijven', 3), ('bliksemslag', 1), ('havenen', 1), ('overstroomen', 1), ('beschadigd', 1), ('lezenaar', 1), ('verpletteren', 2), ('ronddraaien', 1), ('golfslag', 1), ('onderzijde', 1), ('omzomen', 1), ('rook', 6), ('onderstboven', 1), ('kronkelen', 3), ('initiaal', 2), ('aanbeeld', 1), ('heuveltop', 1), ('gebergte', 4), ('beknellen', 1), ('doorknippen', 1), ('breeds', 3), ('ijsberg', 1), ('ijsvlakte', 1), ('bovenste', 1), ('touw', 6), ('bedelven', 3), ('rotsblok', 4), ('koevoet', 1), ('overdekken', 1), ('ijsschots', 2), ('vloed', 3), ('touwladder', 1), ('stuurstoel', 1), ('toilet', 2), ('aambeeld', 1), ('gestooten', 2), ('binnenzijde', 2), ('opentrekken', 1), ('vastmaken', 1), ('lawine', 1), ('beklemmen', 1), ('daaromhe', 1), ('daartusschen', 1), ('steenmassa', 1), ('woestenij', 1), ('afrukken', 1), ('doorzakken', 1), ('uiteinen', 2), ('bergstreek', 1), ('weerskanten', 1), ('vierhoekig', 1), ('tafelberg', 1), ('vleugel', 3), ('inschuiven', 2), ('oneffenheid', 1), ('waterkant', 1), ('binnenwaarts', 1), ('stormweer', 1), ('verrekijker', 1), ('scheef', 2), ('vooruitsteken', 1), ('verroesten', 1), ('zijlicht', 1), ('beschadigen', 1), ('paarl', 1), ('omverwerpen', 3), ('spijkeren', 1), ('onbeschadigd', 1), ('glooien', 1), ('tapyt', 1), ('hakenkruis', 1), ('heuvelrug', 1), ('natuursteen', 1), ('springtij', 1), ('ontgelden', 1), ('bloembed', 1), ('boveneinde', 1), ('tralie', 1), ('vcet', 1), ('meesleuren', 1), ('ondersteboven', 1)</text:p>
          </table:table-cell>
          <table:table-cell table:style-name="ce2" office:value-type="string" calcext:value-type="string">
            <text:p>top, modder, kleden, construeren, geloopen, vloer, breed, steenen, kunstig, vernielen, lamplicht, gebint, rots, slingeren, aansteken, bout, kruisen, legerstede, overstromen, schaar, gewaad, laden, bergtop, verticaal, branden, vlam, snelheid, waarachter, haken, omstaan, bovenaan, sneeuwschoen, steen, ontsteken, kloof, steil, omgeven, deuren, diepte, ommezien, pad, steile, onderst, uniform, laagte, smal, broeien, gordijn, gat, plek, verbrijzelen, diepen, lekken, spleet, vuurgloed, rookenen, walmen, traliewerk, draperie, boren, omslaan, kolos, brokstuk, breede, spant, massief, lusthof, bloementuin, straal, schietgat, koepeldak, spits, vonk, wegdrijven, bliksemslag, havenen, overstroomen, beschadigd, lezenaar, verpletteren, ronddraaien, golfslag, onderzijde, omzomen, rook, onderstboven, kronkelen, initiaal, aanbeeld, heuveltop, gebergte, beknellen, doorknippen, breeds, ijsberg, ijsvlakte, bovenste, touw, bedelven, rotsblok, koevoet, overdekken, ijsschots, vloed, touwladder, stuurstoel, toilet, aambeeld, gestooten, binnenzijde, opentrekken, vastmaken, lawine, beklemmen, daaromhe, daartusschen, steenmassa, woestenij, afrukken, doorzakken, uiteinen, bergstreek, weerskanten, vierhoekig, tafelberg, vleugel, inschuiven, oneffenheid, waterkant, binnenwaarts, stormweer, verrekijker, scheef, vooruitsteken, verroesten, zijlicht, beschadigen, paarl, omverwerpen, spijkeren, onbeschadigd, glooien, tapyt, hakenkruis, heuvelrug, natuursteen, springtij, ontgelden, bloembed, boveneinde, tralie, vcet, meesleuren, ondersteboven</text:p>
          </table:table-cell>
          <table:table-cell table:number-columns-repeated="101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41910" calcext:value-type="float">
            <text:p>34191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241106719367589" calcext:value-type="float">
            <text:p>0.241106719367589</text:p>
          </table:table-cell>
          <table:table-cell table:style-name="ce2" office:value-type="float" office:value="0.0123965784565342" calcext:value-type="float">
            <text:p>0.012396578456534</text:p>
          </table:table-cell>
          <table:table-cell table:style-name="ce2" office:value-type="float" office:value="0.691699604743083" calcext:value-type="float">
            <text:p>0.691699604743083</text:p>
          </table:table-cell>
          <table:table-cell table:style-name="ce2" office:value-type="float" office:value="0.998145065352708" calcext:value-type="float">
            <text:p>0.998145065352708</text:p>
          </table:table-cell>
          <table:table-cell table:style-name="ce2" office:value-type="float" office:value="0.0671936758893281" calcext:value-type="float">
            <text:p>0.06719367588932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chtergrond(15), traditionele(8), dwerggroei(11), exotisch(8), marron(9), blanke(1), wilden(1), moslim(5), koppensnellers(1), ras(1), ontdekken(1), afkomst(1), stam(4), neger(1), gemengd(3), negerslaven(6), lilliputter(1), inboorlingen(2), kokkie(4), historische(1), aziatisch(7), boesman(3), slaaf(2), volbloed(1), eskimo's(2), wilde(2), traditioneel(2), marrons(4), barbaren(4), barbaar(2), indo-europeaan(11), pygmee(6), mulat(2), onbeschaafd(4), metis'nachts(1), moslims(2), medicijnman(6), indisch(2), mongool(6), inheems(10), meesterknecht(1), dwerg(2), baboe(2), lesbisch(1), negerrestaurant(1), hottentot(5), koelie(2), jachtwild(1), gemengden(1), primitief(2), wild(1), inuit(1), islamiet(2), koppensneller(2), zwartje(4), aapman(1), zigeuner(3), mesties(2), slavenschip(2), aziatische(4), lilliputters(1), aboriginal(3), page(3), halfbloed(3), inheemse(1), barbaarschheid(1), kaffers(1), berber(2), bosneger(1), eskimo(2), gekleurde(1), gekleurd(2), eskimoverhalen(1), eskimobediende(1), historisch(2), praehistorische(1), inboorling(2), bediende(1), inheemsche(1), volkstammen(1), aziatischejgeit(2), negerrijk(2), roots(2), stammen(1), zimbabwe(2), moor(1), muzelman(1), kaffer(2), slaven(1), indiaan(1), etniciteit(1), afgod(1), rassenhaat(1), blank(1)</text:p>
          </table:table-cell>
          <table:table-cell table:style-name="ce2" office:value-type="string" calcext:value-type="string">
            <text:p>('uitrusting', 3), ('kleven', 1), ('ruiken', 4), ('rotten', 4), ('vochtig', 3), ('huid', 9), ('klimaat', 15), ('vervaardigen', 12), ('aap', 7), ('bloeien', 10), ('schildpad', 1), ('plukken', 2), ('stengel', 5), ('tropisch', 10), ('roodheid', 2), ('verhemelte', 2), ('droppel', 1), ('beren', 2), ('microscopisch', 3), ('wegwerpen', 1), ('beest', 8), ('vogel', 12), ('kruit', 4), ('wild', 10), ('mug', 1), ('broeden', 3), ('regenworm', 2), ('kat', 12), ('luchtpijp', 1), ('jakhals', 2), ('roofdier', 8), ('vuil', 9), ('verdord', 2), ('verdrogen', 2), ('roesten', 1), ('hyena', 1), ('wegzuigen', 1), ('panter', 6), ('tijger', 9), ('zuiveren', 2), ('spin', 2), ('vleermuis', 1), ('voorwereldlijk', 1), ('vegen', 1), ('nest', 3), ('heet', 3), ('zuivering', 1), ('koningstijger', 3), ('brandnetel', 1), ('verrotten', 1), ('wrijven', 3), ('natt', 1), ("sawah'", 1), ('volume', 2), ('rendier', 2), ('zuigen', 1), ('uitdrogen', 1), ('dorstig', 1), ('ijsbeer', 2), ('onrein', 3), ('onreinheid', 1), ('beesten', 1), ('bevriezen', 2), ('lont', 2), ('geurig', 1), ('inplanten', 2), ('erj', 1), ('schelp', 1), ('overwinteren', 1), ('drenken', 2), ('geur', 2), ('wijfje', 4), ('luipaard', 2), ('papegaai', 1), ('roerdomp', 1), ('parkiet', 1), ('kraaien', 1), ('kikvorsch', 1), ('insect', 3), ('bruinachtig', 1), ('stinken', 1), ('springstof', 2), ('cobra', 1), ('bezaaien', 2), ('walvisch', 1), ('riet', 3), ('doorsijpelen', 1), ('ontdoen', 4), ('verdelger', 1), ('schimmel', 3), ('werkbij', 1), ('meeuw', 1), ('omscheppen', 2), ('luchtstreek', 1), ('opslorpen', 1), ('laven', 2), ('gisten', 1), ('reptiel', 1), ('curve', 1), ('herten', 1), ('welig', 1), ('sprinkhaan', 1), ('zwijn', 1), ('opdrogen', 1), ('buskruit', 2), ('ontdo', 1), ('gentiaan', 2), ('damp', 1), ('roet', 1), ('ontluiken', 1), ('subtropisch', 1), ('bloedhond', 1), ('cocon', 1), ('holbewoner', 1), ('watermerk', 1), ('sappig', 2), ('bestraling', 1), ('roofvogel', 1), ('kangoeroe', 1), ('tuit', 1)</text:p>
          </table:table-cell>
          <table:table-cell table:style-name="ce2" office:value-type="string" calcext:value-type="string">
            <text:p>uitrusting, kleven, ruiken, rotten, vochtig, huid, klimaat, vervaardigen, aap, bloeien, schildpad, plukken, stengel, tropisch, roodheid, verhemelte, droppel, beren, microscopisch, wegwerpen, beest, vogel, kruit, wild, mug, broeden, regenworm, kat, luchtpijp, jakhals, roofdier, vuil, verdord, verdrogen, roesten, hyena, wegzuigen, panter, tijger, zuiveren, spin, vleermuis, voorwereldlijk, vegen, nest, heet, zuivering, koningstijger, brandnetel, verrotten, wrijven, natt, sawah', volume, rendier, zuigen, uitdrogen, dorstig, ijsbeer, onrein, onreinheid, beesten, bevriezen, lont, geurig, inplanten, erj, schelp, overwinteren, drenken, geur, wijfje, luipaard, papegaai, roerdomp, parkiet, kraaien, kikvorsch, insect, bruinachtig, stinken, springstof, cobra, bezaaien, walvisch, riet, doorsijpelen, ontdoen, verdelger, schimmel, werkbij, meeuw, omscheppen, luchtstreek, opslorpen, laven, gisten, reptiel, curve, herten, welig, sprinkhaan, zwijn, opdrogen, buskruit, ontdo, gentiaan, damp, roet, ontluiken, subtropisch, bloedhond, cocon, holbewoner, watermerk, sappig, bestraling, roofvogel, kangoeroe, tuit</text:p>
          </table:table-cell>
          <table:table-cell table:number-columns-repeated="101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41191" calcext:value-type="float">
            <text:p>34119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0.271889400921659" calcext:value-type="float">
            <text:p>0.271889400921659</text:p>
          </table:table-cell>
          <table:table-cell table:style-name="ce2" office:value-type="float" office:value="0.00081879512074952" calcext:value-type="float">
            <text:p>0.00081879512075</text:p>
          </table:table-cell>
          <table:table-cell table:style-name="ce2" office:value-type="float" office:value="0.682027649769585" calcext:value-type="float">
            <text:p>0.682027649769585</text:p>
          </table:table-cell>
          <table:table-cell table:style-name="ce2" office:value-type="float" office:value="0.998717280139212" calcext:value-type="float">
            <text:p>0.998717280139212</text:p>
          </table:table-cell>
          <table:table-cell table:style-name="ce2" office:value-type="float" office:value="0.0460829493087558" calcext:value-type="float">
            <text:p>0.04608294930875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zwartje(6), indone(1), afgod(3), indo-europeaan(8), indo(2), moslimsohe(1), lesbisch(1), achtergrond(16), slaaf(5), lilliputter(5), zigeuner(3), afkomst(3), gekleurde(1), knecht(2), homo(3), eskimo(3), misvormden(5), pygmee(5), onbeschaafd(2), mulat(3), moslim(9), koelie(1), muzelman(2), bedienden(2), ontdekken(4), barbarlje(2), muzelmannen(1), historisch(10), marrons(2), verwilderd(1), stam(1), traditionele(6), mengras(3), barbaren(2), moslims(2), kaukasisch(1), indiaan(2), negers(1), negerslaven(4), metis'nachts(1), lilliputters(1), primitief(1), traditioneel(2), neger(2), marron(3), tovenaar(1), roots(1), koppensnellers(2), aziatisch(4), kokkie(1), aboriginal(1), barbaar(4), koppensneller(2), negercultuur(1), aapman(2), ras(2), slaven(1), metis(1), inheems(2), historische(2), inheemsche(2), boesmanbanelen(1), page(2), moslimsche(1), barbaarschheid(1), mesties(2), hottentot(2), halfbloed(4), bosneger(1), moortje(1), afgodsbeeldje(1), dwergen(1), eskimo's(1), gay(1), praehistorische(1), blanke(1), inuit(2), mulattin(1), mulatten(1), medicijnman(1), negerrijk(1), gemengd(2), stammen(1), blank(2), wild(2), inheems'che(1), moor(1), berberoorlog(1), queer(1), exotisch(1), kaffer(1), aziatische(1), baboe(1), slavenschip(1), gekleurd(1)</text:p>
          </table:table-cell>
          <table:table-cell table:style-name="ce2" office:value-type="string" calcext:value-type="string">
            <text:p>('bozen', 1), ('christen', 35), ('knikken', 3), ('verhaal', 29), ('scherts', 5), ('knipoog', 2), ('verlegen', 4), ('toon', 19), ('bid', 1), ('beheksen', 1), ('wrevelig', 1), ('vergiffenis', 1), ('aristocraat', 1), ('argeloos', 1), ('gebaar', 5), ('ongemakkelijk', 1), ('strijdmakker', 1), ('vaderland', 17), ('zwartje', 5), ('egil', 1), ('fronsen', 2), ('zuchten', 4), ('jood', 11), ('knorrig', 1), ('glimlachen', 8), ('vriendelijk', 7), ('spotten', 2), ('nann', 1), ('vervelen', 1), ('.zij', 1), ('wildvreemd', 1), ('troosten', 2), ('smeken', 3), ('vizier', 2), ('heimelijk', 3), ('calvinist', 1), ('vleien', 2), ('onwillekeurig', 4), ('lamme', 1), ('klagend', 1), ('keuvelen', 2), ('parmantig', 3), ('vergenoegen', 2), ('spoken', 2), ('grinniken', 1), ('bpel', 1), ('minzaam', 2), ('nikker', 1), ('vlaanderenland', 1), ('rommel', 2), ('bedeesd', 1), ('meerl', 1), ('kindsch', 1), ('verwaardigen', 1), ('eerbiediglijk', 1), ('buiging', 1), ('verstoppertje', 1), ('verbouwereerd', 1), ('gevleid', 3), ('stamtafel', 1), ('bijdehand', 1), ('aanhalig', 1), ('werktuigelijk', 1), ('arme', 1), ('tusschenbeien', 1), ('schuchter', 2), ('galant', 1), ('flappen', 1), ('hoofdschudden', 1), ('vriendelgk', 1), ('wapenbroeder', 1)</text:p>
          </table:table-cell>
          <table:table-cell table:style-name="ce2" office:value-type="string" calcext:value-type="string">
            <text:p>bozen, christen, knikken, verhaal, scherts, knipoog, verlegen, toon, bid, beheksen, wrevelig, vergiffenis, aristocraat, argeloos, gebaar, ongemakkelijk, strijdmakker, vaderland, zwartje, egil, fronsen, zuchten, jood, knorrig, glimlachen, vriendelijk, spotten, nann, vervelen, .zij, wildvreemd, troosten, smeken, vizier, heimelijk, calvinist, vleien, onwillekeurig, lamme, klagend, keuvelen, parmantig, vergenoegen, spoken, grinniken, bpel, minzaam, nikker, vlaanderenland, rommel, bedeesd, meerl, kindsch, verwaardigen, eerbiediglijk, buiging, verstoppertje, verbouwereerd, gevleid, stamtafel, bijdehand, aanhalig, werktuigelijk, arme, tusschenbeien, schuchter, galant, flappen, hoofdschudden, vriendelgk, wapenbroeder</text:p>
          </table:table-cell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1872" calcext:value-type="float">
            <text:p>341872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0.232441471571906" calcext:value-type="float">
            <text:p>0.232441471571906</text:p>
          </table:table-cell>
          <table:table-cell table:style-name="ce2" office:value-type="float" office:value="0.00139351479634646" calcext:value-type="float">
            <text:p>0.001393514796346</text:p>
          </table:table-cell>
          <table:table-cell table:style-name="ce2" office:value-type="float" office:value="0.709030100334448" calcext:value-type="float">
            <text:p>0.709030100334448</text:p>
          </table:table-cell>
          <table:table-cell table:style-name="ce2" office:value-type="float" office:value="0.999709601360166" calcext:value-type="float">
            <text:p>0.999709601360166</text:p>
          </table:table-cell>
          <table:table-cell table:style-name="ce2" office:value-type="float" office:value="0.0585284280936455" calcext:value-type="float">
            <text:p>0.05852842809364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indone(1), marrons(5), achtergrond(62), traditionele(29), koppensneller(6), gemengd(14), moslimsohe(1), tovenaars(1), indo-europeaan(12), hottentot(5), mulat(10), zigeuner(6), gekleurde(3), knecht(7), aapman(1), eenhistorisch(1), aziatisch(21), inlandsche(4), koelies(2), halfbloed(8), blank(8), negerin(1), dwerg(8), marron(28), eskimo's(3), inheemse(4), historisch(18), inboorlingen(4), negerslaven(8), aziatische(2), metis'nachts(1), negercultuur(3), bosneger(2), zigeunerin(1), mongool(7), moslim(14), barbaren(8), berber(7), baboe(6), westers(1), inlander(6), mongoolse(2), indisch(3), inuit(2), tovenaar(3), kokkie(7), indische(3), wild(2), medicijnman(4), eskimo(1), traditioneel(4), historischen(1), slaven(5), lilliputters(2), inboorling(5), page(3), moslims(2), handicap(1), inlanders(1), aziatischejgeit(2), muzelman(5), lesbische(1), historische(7), slavenschip(4), moor(3), bediende(6), homo(5), exotische(1), moord(1), mesties(10), negerrijk(3), inheemsche(2), inheems(10), indiaan(7), blanke(3), boesman(3), koppensnellers(2), koelie(3), rassen(1), lilliputter(6), dwerggroei(7), ontdekken(3), kaukasisch(3), mengras(2), barbaar(4), hottentotten(2), zwartje(3), indo(2), traditioneelen(1), pygmee(4), stam(2), gekleurd(10), exotisch(7), wereldhistorische(1), queer(4), stamgenoot(1), gay(1), kaffer(6), slaaf(6), pygmeeen(1), afkomst(2), blanka(1), metis(1), volbloed(2), misvormden(7), indischen(1), neger(3), stamhoofd(1), afgod(3), vermoord(1), ras(4), negers(1), negerrestaurant(1), primitief(2), zigeuners(1), onbeschaafd(2), kaffers(2), moortje(1), gemengde(1), eskimobediende(1), mulattin(1), mulatten(1), zigeunermuziek(2), berberoorlog(1), etniciteit(1), traditionele'(1), wilde(2), dwergeu(1), en'marron(1), batavia(1), roots'(1), islamiet(1), lesbisch(1)</text:p>
          </table:table-cell>
          <table:table-cell table:style-name="ce2" office:value-type="string" calcext:value-type="string">
            <text:p>('kunstlicht', 1), ('breken', 33), ('voet', 57), ('los', 18), ('hangen', 41), ('masker', 4), ('blank', 62), ('slaan', 59), ('stroom', 13), ('stippelen', 1), ('streep', 2), ('scheren', 3), ('kameel', 1), ('dikko', 3), ('kleuren', 14), ('stok', 8), ('vervuilen', 2), ('onbedekt', 1), ('poot', 3), ('spichtig', 1), ('costuum', 6), ('geraken', 37), ('rand', 10), ('vullen', 17), ('bedekken', 23), ('violet', 1), ('leeg', 7), ('brok', 4), ('sluieren', 1), ('branding', 1), ('golven', 4), ('opvangen', 4), ('kop', 18), ('huisjapon', 1), ('mollig', 1), ('opstijgen', 3), ('afsnijden', 4), ('gading', 1), ('kleedij', 4), ('overstrooming', 3), ('schuiven', 13), ('flard', 1), ('kleur', 20), ('verslijten', 2), ('duivenei', 1), ('driehoek', 4), ('gekruist', 2), ('achteloos', 3), ('saamgebonden', 1), ('windstoot', 2), ('grij', 1), ('glimmen', 4), ('scheermes', 1), ('dunn', 3), ('dun', 9), ('kleede', 1), ('leeghalen', 1), ('dolk', 1), ('kris', 2), ('omlijsten', 1), ('igken', 1), ('rijten', 2), ('stroomend', 2), ('krom', 1), ('doek', 11), ('lozen', 1), ('zwaard', 5), ('verzwelgen', 2), ('tanden', 2), ('stijv', 1), ('kaal', 2), ('opstapelen', 2), ('wijd', 3), ('winding', 1), ('purper', 1), ('verstoppen', 4), ('mode', 9), ('sleuren', 1), ('overhoop', 2), ('beuken', 3), ('wieg', 1), ('maagdelijk', 3), ('ovaal', 1), ('gebladerte', 1), ('gladden', 1), ('mes', 7), ('wapenrusting', 1), ('slagpen', 1), ('grijzig', 1), ('ruig', 2), ('tint', 4), ('roestbruin', 2), ('rollen', 8), ('groezelig', 1), ('doorheen', 2), ('plett', 2), ('beschutting', 1), ('opkruipen', 1), ('hoofdtooi', 2), ('stromen', 4), ('achteren', 4), ('helm', 4), ('geelachtig', 1), ('geraamte', 4), ('houweel', 1), ('lichtsterkte', 1), ('scherf', 1), ('doorzoeken', 2), ('lichtbundel', 1), ('rose', 1), ('hamer', 1), ('golvende', 2), ('bloedrood', 1), ('rookwolk', 2), ('weghalen', 1), ('matte', 1), ('langwerpig', 3), ('vacht', 2), ('zakken', 2), ('tinten', 1), ('hoofdhaar', 2), ('lans', 3), ('verslet', 1), ('beschutten', 1), ('geladen', 3), ('donkerrood', 3), ('stroomen', 1), ('losrukken', 1), ('schroeien', 1), ('lok', 1), ('terechtkomen', 1), ('vuurroode', 1), ('sneeuwwit', 1), ('costume', 2), ('opeenstapelen', 1), ('leege', 1), ('glad', 2), ('kostuum', 4), ('lossnijden', 1), ('ophangen', 2), ('overheen', 3), ('krater', 4), ('verschikken', 1), ('dracht', 1), ('gemakkelijken', 2), ('glasscherf', 1), ('bijl', 1), ('spreiden', 3), ('oprapen', 1), ('ontstok', 1), ('vulkaan', 3), ('grijz', 1), ('witje', 2), ('bovenop', 1), ('veldkijker', 1), ('woudreus', 1), ('rijzende', 1), ('springvloed', 1), ('drijfzand', 1), ('stijgbeugel', 1), ('pistool', 2), ('vastzitten', 1), ('geelbruin', 1), ('buitenst', 2), ('diluviaal', 1), ('vormlooz', 1), ('speer', 3), ('avondtoilet', 1), ('golving', 1), ('uitschieten', 1), ('ros', 1), ('jes', 1), ('skelet', 1), ('plat', 1), ('zwaveldamp', 1), ('modieus', 1), ('uitspreiden', 1), ('rookpluim', 1), ('kleeden', 1), ('herkenbaar', 1)</text:p>
          </table:table-cell>
          <table:table-cell table:style-name="ce2" office:value-type="string" calcext:value-type="string">
            <text:p>kunstlicht, breken, voet, los, hangen, masker, blank, slaan, stroom, stippelen, streep, scheren, kameel, dikko, kleuren, stok, vervuilen, onbedekt, poot, spichtig, costuum, geraken, rand, vullen, bedekken, violet, leeg, brok, sluieren, branding, golven, opvangen, kop, huisjapon, mollig, opstijgen, afsnijden, gading, kleedij, overstrooming, schuiven, flard, kleur, verslijten, duivenei, driehoek, gekruist, achteloos, saamgebonden, windstoot, grij, glimmen, scheermes, dunn, dun, kleede, leeghalen, dolk, kris, omlijsten, igken, rijten, stroomend, krom, doek, lozen, zwaard, verzwelgen, tanden, stijv, kaal, opstapelen, wijd, winding, purper, verstoppen, mode, sleuren, overhoop, beuken, wieg, maagdelijk, ovaal, gebladerte, gladden, mes, wapenrusting, slagpen, grijzig, ruig, tint, roestbruin, rollen, groezelig, doorheen, plett, beschutting, opkruipen, hoofdtooi, stromen, achteren, helm, geelachtig, geraamte, houweel, lichtsterkte, scherf, doorzoeken, lichtbundel, rose, hamer, golvende, bloedrood, rookwolk, weghalen, matte, langwerpig, vacht, zakken, tinten, hoofdhaar, lans, verslet, beschutten, geladen, donkerrood, stroomen, losrukken, schroeien, lok, terechtkomen, vuurroode, sneeuwwit, costume, opeenstapelen, leege, glad, kostuum, lossnijden, ophangen, overheen, krater, verschikken, dracht, gemakkelijken, glasscherf, bijl, spreiden, oprapen, ontstok, vulkaan, grijz, witje, bovenop, veldkijker, woudreus, rijzende, springvloed, drijfzand, stijgbeugel, pistool, vastzitten, geelbruin, buitenst, diluviaal, vormlooz, speer, avondtoilet, golving, uitschieten, ros, jes, skelet, plat, zwaveldamp, modieus, uitspreiden, rookpluim, kleeden, herkenbaar</text:p>
          </table:table-cell>
          <table:table-cell table:number-columns-repeated="1012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40724" calcext:value-type="float">
            <text:p>3407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428571428571429" calcext:value-type="float">
            <text:p>0.428571428571429</text:p>
          </table:table-cell>
          <table:table-cell table:style-name="ce2" office:value-type="float" office:value="0.0294320137088367" calcext:value-type="float">
            <text:p>0.029432013708837</text:p>
          </table:table-cell>
          <table:table-cell table:style-name="ce2" office:value-type="float" office:value="0.357142857142857" calcext:value-type="float">
            <text:p>0.357142857142857</text:p>
          </table:table-cell>
          <table:table-cell table:style-name="ce2" office:value-type="float" office:value="0.999830709604108" calcext:value-type="float">
            <text:p>0.999830709604108</text:p>
          </table:table-cell>
          <table:table-cell table:style-name="ce2" office:value-type="float" office:value="0.214285714285714" calcext:value-type="float">
            <text:p>0.2142857142857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andbouwersknecht(1), inlander(1), tovenaar(1), barbarlje(1), marrons(3), inuit(2), inheems(1), aziatisch(1), homo(1), queer(1), ras(1)</text:p>
          </table:table-cell>
          <table:table-cell table:style-name="ce2" office:value-type="string" calcext:value-type="string">
            <text:p>('beek', 4), ('frissen', 1), ('vissers', 1), ('broos', 3), ('ketelaars', 1), ('middelaar', 1), ('moors', 1), ('kallen', 2), ('schonk', 1)</text:p>
          </table:table-cell>
          <table:table-cell table:style-name="ce2" office:value-type="string" calcext:value-type="string">
            <text:p>beek, frissen, vissers, broos, ketelaars, middelaar, moors, kallen, schonk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body parts</text:p>
            <text:p>(impure)</text:p>
          </table:table-cell>
          <table:table-cell table:style-name="ce1" office:value-type="float" office:value="341425" calcext:value-type="float">
            <text:p>341425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.268482490272374" calcext:value-type="float">
            <text:p>0.268482490272374</text:p>
          </table:table-cell>
          <table:table-cell table:style-name="ce1" office:value-type="float" office:value="0.000467423041690762" calcext:value-type="float">
            <text:p>0.000467423041691</text:p>
          </table:table-cell>
          <table:table-cell table:style-name="ce1" office:value-type="float" office:value="0.669260700389105" calcext:value-type="float">
            <text:p>0.669260700389105</text:p>
          </table:table-cell>
          <table:table-cell table:style-name="ce1" office:value-type="float" office:value="0.999899185910894" calcext:value-type="float">
            <text:p>0.999899185910894</text:p>
          </table:table-cell>
          <table:table-cell table:style-name="ce1" office:value-type="float" office:value="0.0622568093385214" calcext:value-type="float">
            <text:p>0.06225680933852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dwerggroei(17), blanke(1), ontdekken(5), aziatisch(4), kaffers(2), indo(3), gemengd(2), indo-europeaan(5), tovenaars(1), achtergrond(12), hottentot(3), indischen(1), inheems'che(1), zigeuner(5), primitief(2), slaaf(4), slaven(2), wild(3), aapman(2), inuit(1), negervrees(1), negerjongen(1), eskimo(2), stam(2), dwergjes(1), moslim(6), kaffer(3), neger(3), lilliputter(2), negerslaven(4), inboorlingen(2), indiaansch(1), historisch(6), knechts(1), marrons(1), afgod(1), verwilderd(1), dwerg(5), ras(1), islamiet(3), exotisch(5), page(4), barbaren(4), trans(1), barbaar(3), zwartje(3), historische(1), marron(9), bediende(1), pygmee(3), inboorling(2), wilde(1), traditioneel(1), homo(3), moslims(4), gekleurd(2), aboriginal(1), dienstknechts(1), blank(3), zigeunermuziek(1), zigeuners(1), lilliputters(2), roots(2), knecht(2), koelie(1), jachtwild(1), afgodendienst(1), inheems(4), onbeschaafd(2), bedienden(1), indiaan(3), afkomst(1), queer(2), handicapper(1), mesties(3), slavenschip(4), kokkie(3), traditionele(3), halfbloed(2), aziatische(1), inlander(2), bosneger(3), moor(3), eskimo's(4), baboe(1), littlepage(1), mulat(4), kaukasisch(2), stamgenoot(1), mongool(3), medicijnman(1), roots'(1), boesman(2), koppensnellers(1), groothistorische(1), volbloed(1), berberoorlog(1), moslimsche(1), koelies(1), dwergen(1), galeislaven(1), misvormden(1), onbeschaafdheid(1), handicap(1), negerrijk(1), muzelman(1)</text:p>
          </table:table-cell>
          <table:table-cell table:style-name="ce1" office:value-type="string" calcext:value-type="string">
            <text:p>('vloeien', 8), ('been', 28), ('halen', 33), ('stopnaald', 1), ('naakt', 4), ('revolver', 11), ('rondzwemmen', 1), ('borst', 10), ('tand', 15), ('bovenlijf', 2), ('waaien', 10), ('invallen', 1), ('sneeuw', 11), ('aardbeving', 1), ('vies', 1), ('lichaamslengte', 3), ('pols', 4), ('meenemen', 9), ('hals', 10), ('kudde', 2), ('maagstreek', 1), ('hagel', 1), ('aanwaaien', 1), ('sneeuwstorm', 2), ('muf', 1), ('muil', 1), ('snavel', 3), ('pooten', 4), ('regenbui', 5), ('staart', 9), ('linkerhand', 2), ('hitte', 3), ('bijten', 6), ('knie', 8), ('gore', 1), ('uitvliegen', 1), ('besmeuren', 1), ('klis', 1), ('teer', 8), ('kunstbeen', 1), ('vinger', 15), ('verscheuren', 1), ('opbergen', 1), ('rechterarm', 1), ('litteeken', 1), ('nek', 9), ('afknagen', 2), ('koel', 7), ('voorpoot', 1), ('aannaaien', 1), ('wijsvinger', 1), ('rechterband', 1), ('trekker', 1), ('onherkenbaar', 1), ('kouden', 2), ('indringen', 1), ('rechterhand', 4), ('linker', 1), ('regenen', 2), ('warmer', 1), ('paperassen', 1), ('jachtgeweer', 1), ('stropen', 1), ('planeet', 1), ('hitt', 1), ('prikken', 1), ('buik', 2), ('opensnijden', 1), ('stamp', 1), ('rechtervoet', 1), ('middelvinger', 1), ('betasten', 1), ('klauw', 3), ('vriezen', 1), ('opgehoopt', 1), ('browning', 1), ('voorsten', 1), ('olifant', 4), ('eruit', 1), ('bebloed', 1), ('krekel', 1), ('deuk', 1), ('slagtand', 1), ('slurf', 1), ('kolf', 1), ('schuim', 1), ('bek', 1), ('prullemand', 1), ('bioed', 1), ('haakje', 1)</text:p>
          </table:table-cell>
          <table:table-cell table:style-name="ce1" office:value-type="string" calcext:value-type="string">
            <text:p>vloeien, been, halen, stopnaald, naakt, revolver, rondzwemmen, borst, tand, bovenlijf, waaien, invallen, sneeuw, aardbeving, vies, lichaamslengte, pols, meenemen, hals, kudde, maagstreek, hagel, aanwaaien, sneeuwstorm, muf, muil, snavel, pooten, regenbui, staart, linkerhand, hitte, bijten, knie, gore, uitvliegen, besmeuren, klis, teer, kunstbeen, vinger, verscheuren, opbergen, rechterarm, litteeken, nek, afknagen, koel, voorpoot, aannaaien, wijsvinger, rechterband, trekker, onherkenbaar, kouden, indringen, rechterhand, linker, regenen, warmer, paperassen, jachtgeweer, stropen, planeet, hitt, prikken, buik, opensnijden, stamp, rechtervoet, middelvinger, betasten, klauw, vriezen, opgehoopt, browning, voorsten, olifant, eruit, bebloed, krekel, deuk, slagtand, slurf, kolf, schuim, bek, prullemand, bioed, haakj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n-european locations</text:p>
          </table:table-cell>
          <table:table-cell table:style-name="ce1" office:value-type="float" office:value="342079" calcext:value-type="float">
            <text:p>34207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0.283154121863799" calcext:value-type="float">
            <text:p>0.283154121863799</text:p>
          </table:table-cell>
          <table:table-cell table:style-name="ce1" office:value-type="float" office:value="0.00002836165442551" calcext:value-type="float">
            <text:p>2.836165442551E-05</text:p>
          </table:table-cell>
          <table:table-cell table:style-name="ce1" office:value-type="float" office:value="0.666666666666667" calcext:value-type="float">
            <text:p>0.666666666666667</text:p>
          </table:table-cell>
          <table:table-cell table:style-name="ce1" office:value-type="float" office:value="0.99996269634075" calcext:value-type="float">
            <text:p>0.99996269634075</text:p>
          </table:table-cell>
          <table:table-cell table:style-name="ce1" office:value-type="float" office:value="0.0501792114695341" calcext:value-type="float">
            <text:p>0.05017921146953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slim(13), gekleurd(4), gemengd(6), slavenschip(11), koelie(1), aziatisch(23), koppensneller(3), traditionele(6), barbaren(3), lesbisch(1), transport(1), inboorling(4), halfbloed(2), lilliputter(1), marron(11), ontdekken(2), achtergrond(3), slaven(4), inlandsche(4), aapman(3), aboriginal(3), medicijnman(2), inheems(9), zigeunerin(1), neger(5), negerslaven(12), indo-europeaan(6), inboorlingen(2), kokkie(2), bosneger(2), jakarta(1), bataviasche(1), bedienden(1), historisch(5), barbarlje(2), baboe(2), eskimo's(2), inheemse(3), berber(8), mengras(2), slaaf(4), hottentotten(2), bediende(5), blank(2), afstammelingen(1), kaffer(2), onbeschaafd(3), moslims(1), zigeunermuziek(1), mongool(2), indo's(1), primitief(2), indisch(4), inlanders(1), indiaan(4), pygmee(4), gekleurde(1), negercultuur(2), birma(1), aziatische(2), kaukasisch(2), westers(2), barbaar'sche(1), stam(1), wild(1), homo(1), muzelman(3), volbloed(1), inlander(2), queer(3), zigeuners(1), muzelmannen(1), koelies(1), blanke(1), inheemsen(1), metis(2), knecht(2), mulat(2), zwartje(1), indische(1), roma(1), pages(1), boesman(1), dwerg(2), zimbabwe(2), misvormden(1), page(3), negerrijk(1), bosnegers(1), indiaans(1), afgod(1), exotisch(2), inuit(1), indo(2), mesties(1), ras(1), marrons(1), barbaar(1), moor(1), eskimo(1), afkomstig(1)</text:p>
          </table:table-cell>
          <table:table-cell table:style-name="ce1" office:value-type="string" calcext:value-type="string">
            <text:p>('suriname', 36), ('aankomen', 18), ('mijl', 19), ('curacao', 5), ('bovenwindsch', 1), ('middellandsche', 3), ('zee', 35), ('vertrekken', 32), ('kust', 11), ('dardanellen', 3), ('oceaan', 7), ('bahrein', 1), ('inschepen', 1), ('landen', 8), ('k.m.', 4), ('bonaire', 4), ('djeddah', 2), ('paramaribo', 13), ('san', 9), ('guaira', 1), ('haven', 22), ('kaapstad', 4), ('cayenne', 1), ('aankomst', 10), ('coro', 3), ('marowijne', 1), ('venvacht', 1), ('curasao', 2), ('santiago', 1), ('hupeh', 1), ('san-', 1), ('francisco', 3), ('senegal', 4), ('schepen', 3), ('eustatius', 1), ('gier', 3), ('curagao', 6), ('saba', 2), ('noordzee', 2), ('karachi', 1), ('singapore', 1), ('baai', 3), ('aruba', 3), ('atbara', 2), ('saigon', 2), ('vera', 1), ('lapan', 1), ('albina', 2), ('zuidkust', 2), ('osaka', 2), ('reiger', 1), ('hongkong', 1), ('benin', 1), ('atlantischen', 1), ('bestemming', 2), ('wereldzee', 1), ('marmora', 1), ('arriveren', 4), ('herat', 2), ('havana', 1), ('dardanell', 1), ('zuidwestkust', 1), ('mjjl', 1), ('derwaarts', 1), ('herwaarts', 1), ('herwaart', 1), ('arabic', 1), ('haiti', 1), ('honkong', 1), ('scheepsgelegenheid', 1), ('cura', 1), ('simla', 1), ('bengalen', 1), ('delhi', 1), ('suez-kanaal', 1), ('haifa', 1)</text:p>
          </table:table-cell>
          <table:table-cell table:style-name="ce1" office:value-type="string" calcext:value-type="string">
            <text:p>suriname, aankomen, mijl, curacao, bovenwindsch, middellandsche, zee, vertrekken, kust, dardanellen, oceaan, bahrein, inschepen, landen, k.m., bonaire, djeddah, paramaribo, san, guaira, haven, kaapstad, cayenne, aankomst, coro, marowijne, venvacht, curasao, santiago, hupeh, san-, francisco, senegal, schepen, eustatius, gier, curagao, saba, noordzee, karachi, singapore, baai, aruba, atbara, saigon, vera, lapan, albina, zuidkust, osaka, reiger, hongkong, benin, atlantischen, bestemming, wereldzee, marmora, arriveren, herat, havana, dardanell, zuidwestkust, mjjl, derwaarts, herwaarts, herwaart, arabic, haiti, honkong, scheepsgelegenheid, cura, simla, bengalen, delhi, suez-kanaal, haif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ethnic+slurs</text:p>
            <text:p>(impure)</text:p>
          </table:table-cell>
          <table:table-cell table:style-name="ce1" office:value-type="float" office:value="341787" calcext:value-type="float">
            <text:p>34178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50625" calcext:value-type="float">
            <text:p>0.50625</text:p>
          </table:table-cell>
          <table:table-cell table:style-name="ce1" office:value-type="float" office:value="2.44044291739025E-020" calcext:value-type="float">
            <text:p>2.44044291739025E-2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375" calcext:value-type="float">
            <text:p>0.043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blanke(2), kaffers(1), koelie(1), moslimsch(1), halfbloed(8), eskimo(6), negervrees(1), negerjongen(1), negercultuur(4), neger(7), koppensneller(1), marron(1), negers(3), muzelman(3), bedienden(1), ontdekken(1), marrons(3), mulat(7), volbloed(1), aziatischen(1), primitief(1), negerin(1), slaven'(1), negerslaven(7), afkomst(2), misvormden(1), slaven(3), eskimo's(4), medicijnmannen(1), historische(1), inheems(4), slaaf(2), hottentotten(2), stam(2), afstammelingen(1), blank(5), medicijnman(2), handicap(1), moor(2), mongool(4), mohemmedaan(1), negerrestaurant(1), mengras(2), moslim(2), historisch(4), jachtwild(1), indiaan(6), ras(4), bediende(2), inuit(1), negerrijk(1), aboriginal(2), indisch(1), mesties(8), zwartje(1), gemengd(1), barbaar(1), inlandsche(1), slavenschip(3), zigeuners(1), kaukasisch(1), inboorling(2), afgod(1), mulatten(1), volkstammen(1), achtergrond(1), stammen(1), traditionele(1), bosneger(1), indiaans(1), halfbloedjes(1), metis(1), aziatisch(1), knecht(1)</text:p>
          </table:table-cell>
          <table:table-cell table:style-name="ce1" office:value-type="string" calcext:value-type="string">
            <text:p>('indiaan', 31), ('neger', 67), ('mulat', 12), ('document', 8), ('blanke', 13), ('marx', 2), ('indianen', 14), ('eskimo', 9), ('lynchen', 1), ('indiaansch', 9), ('roodhuid', 2), ('roover', 5), ('petrow', 1), ('terechtstellen', 2), ('terechtstelling', 1), ('quesnay', 1), ('dreyfu', 1), ('dreyfus', 1), ('negerin', 2), ('cowboy', 1), ('vorsen', 1), ('rancher', 1), ('zaak-dreyfu', 1), ('onthoofden', 1), ('grenier', 1), ('begenadigen', 2), ('duivelseiland', 1), ('bagno', 1), ('bommenaanslag', 1)</text:p>
          </table:table-cell>
          <table:table-cell table:style-name="ce1" office:value-type="string" calcext:value-type="string">
            <text:p>indiaan, neger, mulat, document, blanke, marx, indianen, eskimo, lynchen, indiaansch, roodhuid, roover, petrow, terechtstellen, terechtstelling, quesnay, dreyfu, dreyfus, negerin, cowboy, vorsen, rancher, zaak-dreyfu, onthoofden, grenier, begenadigen, duivelseiland, bagno, bommenaanslag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tats_13.A1:stats_13.L29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4:34:38.964355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9-11T14:35:13.865662200</dc:date>
    <meta:editing-duration>PT1H1M6S</meta:editing-duration>
    <meta:editing-cycles>5</meta:editing-cycles>
    <meta:document-statistic meta:table-count="1" meta:cell-count="3551" meta:object-count="0"/>
  </office:meta>
</office:document-meta>
</file>